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702cm"/>
    </style:style>
    <style:style style:name="co11" style:family="table-column">
      <style:table-column-properties fo:break-before="auto" style:column-width="2.261cm"/>
    </style:style>
    <style:style style:name="co12" style:family="table-column">
      <style:table-column-properties fo:break-before="auto" style:column-width="0.584cm"/>
    </style:style>
    <style:style style:name="co13" style:family="table-column">
      <style:table-column-properties fo:break-before="auto" style:column-width="0.557cm"/>
    </style:style>
    <style:style style:name="co14" style:family="table-column">
      <style:table-column-properties fo:break-before="auto" style:column-width="0.637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1.004cm"/>
    </style:style>
    <style:style style:name="co17" style:family="table-column">
      <style:table-column-properties fo:break-before="auto" style:column-width="0.9cm"/>
    </style:style>
    <style:style style:name="co18" style:family="table-column">
      <style:table-column-properties fo:break-before="auto" style:column-width="0.838cm"/>
    </style:style>
    <style:style style:name="co19" style:family="table-column">
      <style:table-column-properties fo:break-before="auto" style:column-width="0.78cm"/>
    </style:style>
    <style:style style:name="co20" style:family="table-column">
      <style:table-column-properties fo:break-before="auto" style:column-width="0.753cm"/>
    </style:style>
    <style:style style:name="co21" style:family="table-column">
      <style:table-column-properties fo:break-before="auto" style:column-width="0.66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746cm"/>
    </style:style>
    <style:style style:name="co24" style:family="table-column">
      <style:table-column-properties fo:break-before="auto" style:column-width="0.716cm"/>
    </style:style>
    <style:style style:name="co25" style:family="table-column">
      <style:table-column-properties fo:break-before="auto" style:column-width="2.487cm"/>
    </style:style>
    <style:style style:name="co26" style:family="table-column">
      <style:table-column-properties fo:break-before="auto" style:column-width="0.497cm"/>
    </style:style>
    <style:style style:name="co27" style:family="table-column">
      <style:table-column-properties fo:break-before="auto" style:column-width="0.416cm"/>
    </style:style>
    <style:style style:name="co28" style:family="table-column">
      <style:table-column-properties fo:break-before="auto" style:column-width="0.441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1.051cm"/>
    </style:style>
    <style:style style:name="co31" style:family="table-column">
      <style:table-column-properties fo:break-before="auto" style:column-width="0.767cm"/>
    </style:style>
    <style:style style:name="co32" style:family="table-column">
      <style:table-column-properties fo:break-before="auto" style:column-width="0.873cm"/>
    </style:style>
    <style:style style:name="co33" style:family="table-column">
      <style:table-column-properties fo:break-before="auto" style:column-width="0.635cm"/>
    </style:style>
    <style:style style:name="co34" style:family="table-column">
      <style:table-column-properties fo:break-before="auto" style:column-width="1.078cm"/>
    </style:style>
    <style:style style:name="co35" style:family="table-column">
      <style:table-column-properties fo:break-before="auto" style:column-width="0.621cm"/>
    </style:style>
    <style:style style:name="co36" style:family="table-column">
      <style:table-column-properties fo:break-before="auto" style:column-width="0.667cm"/>
    </style:style>
    <style:style style:name="co37" style:family="table-column">
      <style:table-column-properties fo:break-before="auto" style:column-width="0.646cm"/>
    </style:style>
    <style:style style:name="co38" style:family="table-column">
      <style:table-column-properties fo:break-before="auto" style:column-width="0.781cm"/>
    </style:style>
    <style:style style:name="co39" style:family="table-column">
      <style:table-column-properties fo:break-before="auto" style:column-width="0.737cm"/>
    </style:style>
    <style:style style:name="co40" style:family="table-column">
      <style:table-column-properties fo:break-before="auto" style:column-width="1.13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arec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j">
      <style:table-properties table:display="true" style:writing-mode="lr-tb"/>
    </style:style>
    <style:style style:name="ta6" style:family="table" style:master-page-name="PageStyle_5f_junij">
      <style:table-properties table:display="true" style:writing-mode="lr-tb"/>
    </style:style>
    <style:style style:name="ta7" style:family="table" style:master-page-name="PageStyle_5f_julij">
      <style:table-properties table:display="true" style:writing-mode="lr-tb"/>
    </style:style>
    <style:style style:name="ta8" style:family="table" style:master-page-name="PageStyle_5f_avgust">
      <style:table-properties table:display="true" style:writing-mode="lr-tb"/>
    </style:style>
    <style:style style:name="ta9" style:family="table" style:master-page-name="PageStyle_5f_september">
      <style:table-properties table:display="true" style:writing-mode="lr-tb"/>
    </style:style>
    <style:style style:name="ta10" style:family="table" style:master-page-name="PageStyle_5f_oktober">
      <style:table-properties table:display="true" style:writing-mode="lr-tb"/>
    </style:style>
    <style:style style:name="ta11" style:family="table" style:master-page-name="PageStyle_5f_november">
      <style:table-properties table:display="true" style:writing-mode="lr-tb"/>
    </style:style>
    <style:style style:name="ta12" style:family="table" style:master-page-name="PageStyle_5f_december">
      <style:table-properties table:display="true" style:writing-mode="lr-tb"/>
    </style:style>
    <number:date-style style:name="N39" number:automatic-order="true">
      <number:day/>
      <number:text>. </number:text>
      <number:month number:textual="true"/>
      <number:text>.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1" style:base-cell-address="januar.B2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1" style:base-cell-address="januar.B2"/>
    </style:style>
    <style:style style:name="ce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1" style:base-cell-address="januar.B2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e6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januar.M2"/>
      <style:map style:condition="cell-content()&gt;1" style:apply-style-name="ConditionalStyle_5f_3" style:base-cell-address="januar.M2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anuar.S2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januar.S2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januar.T2"/>
      <style:map style:condition="cell-content()&gt;2" style:apply-style-name="ConditionalStyle_5f_5" style:base-cell-address="januar.T2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ob&quot;" style:apply-style-name="ConditionalStyle_5f_1" style:base-cell-address="februar.B2"/>
      <style:map style:condition="cell-content()=&quot;ned&quot;" style:apply-style-name="ConditionalStyle_5f_1" style:base-cell-address="februar.B2"/>
    </style:style>
    <style:style style:name="ce5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ob&quot;" style:apply-style-name="ConditionalStyle_5f_1" style:base-cell-address="februar.B2"/>
      <style:map style:condition="cell-content()=&quot;ned&quot;" style:apply-style-name="ConditionalStyle_5f_1" style:base-cell-address="februar.B2"/>
    </style:style>
    <style:style style:name="ce52" style:family="table-cell" style:parent-style-name="Default" style:data-style-name="N100">
      <style:table-cell-properties fo:background-color="#e6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februar.M2"/>
      <style:map style:condition="cell-content()&gt;1" style:apply-style-name="ConditionalStyle_5f_3" style:base-cell-address="februar.M2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februar.S2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februar.S2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februar.T2"/>
      <style:map style:condition="cell-content()&gt;2" style:apply-style-name="ConditionalStyle_5f_5" style:base-cell-address="februar.T2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6" style:base-cell-address="marec.B5"/>
    </style:style>
    <style:style style:name="ce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#name?#ref!" style:apply-style-name="ConditionalStyle_5f_6" style:base-cell-address="marec.B5"/>
    </style:style>
    <style:style style:name="ce6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marec.M2"/>
      <style:map style:condition="cell-content()&gt;1" style:apply-style-name="ConditionalStyle_5f_3" style:base-cell-address="marec.M2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marec.S2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marec.S2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marec.T2"/>
      <style:map style:condition="cell-content()&gt;2" style:apply-style-name="ConditionalStyle_5f_5" style:base-cell-address="marec.T2"/>
    </style:style>
    <style:style style:name="ce8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april.B2"/>
      <style:map style:condition="cell-content()=&quot;ned&quot;" style:apply-style-name="ConditionalStyle_5f_1" style:base-cell-address="april.B2"/>
    </style:style>
    <style:style style:name="ce8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april.B2"/>
      <style:map style:condition="cell-content()=&quot;ned&quot;" style:apply-style-name="ConditionalStyle_5f_1" style:base-cell-address="april.B2"/>
    </style:style>
    <style:style style:name="ce8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april.M2"/>
      <style:map style:condition="cell-content()&gt;1" style:apply-style-name="ConditionalStyle_5f_3" style:base-cell-address="april.M2"/>
    </style:style>
    <style:style style:name="ce87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april.S2"/>
    </style:style>
    <style:style style:name="ce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april.S2"/>
    </style:style>
    <style:style style:name="ce8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april.T2"/>
      <style:map style:condition="cell-content()&gt;2" style:apply-style-name="ConditionalStyle_5f_5" style:base-cell-address="april.T2"/>
    </style:style>
    <style:style style:name="ce9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ob&quot;" style:apply-style-name="ConditionalStyle_5f_1" style:base-cell-address="maj.B2"/>
      <style:map style:condition="cell-content()=&quot;ned&quot;" style:apply-style-name="ConditionalStyle_5f_1" style:base-cell-address="maj.B2"/>
    </style:style>
    <style:style style:name="ce9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ob&quot;" style:apply-style-name="ConditionalStyle_5f_1" style:base-cell-address="maj.B2"/>
      <style:map style:condition="cell-content()=&quot;ned&quot;" style:apply-style-name="ConditionalStyle_5f_1" style:base-cell-address="maj.B2"/>
    </style:style>
    <style:style style:name="ce9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maj.M2"/>
      <style:map style:condition="cell-content()&gt;1" style:apply-style-name="ConditionalStyle_5f_3" style:base-cell-address="maj.M2"/>
    </style:style>
    <style:style style:name="ce96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maj.S2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maj.S2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maj.T2"/>
      <style:map style:condition="cell-content()&gt;2" style:apply-style-name="ConditionalStyle_5f_5" style:base-cell-address="maj.T2"/>
    </style:style>
    <style:style style:name="ce9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unij.B2"/>
      <style:map style:condition="cell-content()=&quot;ned&quot;" style:apply-style-name="ConditionalStyle_5f_1" style:base-cell-address="junij.B2"/>
    </style:style>
    <style:style style:name="ce10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unij.B2"/>
      <style:map style:condition="cell-content()=&quot;ned&quot;" style:apply-style-name="ConditionalStyle_5f_1" style:base-cell-address="junij.B2"/>
    </style:style>
    <style:style style:name="ce10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junij.H26"/>
      <style:map style:condition="cell-content()=&quot;Ned&quot;" style:apply-style-name="ConditionalStyle_5f_1" style:base-cell-address="junij.H26"/>
    </style:style>
    <style:style style:name="ce10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junij.H26"/>
      <style:map style:condition="cell-content()=&quot;Ned&quot;" style:apply-style-name="ConditionalStyle_5f_1" style:base-cell-address="junij.H26"/>
    </style:style>
    <style:style style:name="ce10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junij.M2"/>
      <style:map style:condition="cell-content()&gt;1" style:apply-style-name="ConditionalStyle_5f_3" style:base-cell-address="junij.M2"/>
    </style:style>
    <style:style style:name="ce106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unij.S2"/>
    </style:style>
    <style:style style:name="ce10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junij.S2"/>
    </style:style>
    <style:style style:name="ce10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junij.T2"/>
      <style:map style:condition="cell-content()&gt;2" style:apply-style-name="ConditionalStyle_5f_5" style:base-cell-address="junij.T2"/>
    </style:style>
    <style:style style:name="ce109" style:family="table-cell" style:parent-style-name="STUPID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1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19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Sob&quot;" style:apply-style-name="ConditionalStyle_5f_1" style:base-cell-address="julij.A2"/>
      <style:map style:condition="cell-content()=&quot;Ned&quot;" style:apply-style-name="ConditionalStyle_5f_1" style:base-cell-address="julij.A2"/>
    </style:style>
    <style:style style:name="ce121" style:family="table-cell" style:parent-style-name="Default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julij.M2"/>
      <style:map style:condition="cell-content()&gt;1" style:apply-style-name="ConditionalStyle_5f_3" style:base-cell-address="julij.M2"/>
    </style:style>
    <style:style style:name="ce124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julij.S2"/>
    </style:style>
    <style:style style:name="ce1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julij.S2"/>
    </style:style>
    <style:style style:name="ce1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julij.T2"/>
      <style:map style:condition="cell-content()&gt;2" style:apply-style-name="ConditionalStyle_5f_5" style:base-cell-address="julij.T2"/>
    </style:style>
    <style:style style:name="ce1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avgust.B2"/>
      <style:map style:condition="cell-content()=&quot;Ned&quot;" style:apply-style-name="ConditionalStyle_5f_1" style:base-cell-address="avgust.B2"/>
    </style:style>
    <style:style style:name="ce12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avgust.B2"/>
      <style:map style:condition="cell-content()=&quot;Ned&quot;" style:apply-style-name="ConditionalStyle_5f_1" style:base-cell-address="avgust.B2"/>
    </style:style>
    <style:style style:name="ce1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avgust.C2"/>
      <style:map style:condition="cell-content()=&quot;Ned&quot;" style:apply-style-name="ConditionalStyle_5f_1" style:base-cell-address="avgust.C2"/>
    </style:style>
    <style:style style:name="ce1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avgust.C2"/>
      <style:map style:condition="cell-content()=&quot;Ned&quot;" style:apply-style-name="ConditionalStyle_5f_1" style:base-cell-address="avgust.C2"/>
    </style:style>
    <style:style style:name="ce1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avgust.B2"/>
      <style:map style:condition="cell-content()=&quot;Ned&quot;" style:apply-style-name="ConditionalStyle_5f_1" style:base-cell-address="avgust.B2"/>
    </style:style>
    <style:style style:name="ce132" style:family="table-cell" style:parent-style-name="Default">
      <style:table-cell-properties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fo:background-color="#e6e6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avgust.M2"/>
      <style:map style:condition="cell-content()&gt;1" style:apply-style-name="ConditionalStyle_5f_3" style:base-cell-address="avgust.M2"/>
    </style:style>
    <style:style style:name="ce1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9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avgust.S2"/>
    </style:style>
    <style:style style:name="ce1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avgust.S2"/>
    </style:style>
    <style:style style:name="ce14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avgust.T2"/>
      <style:map style:condition="cell-content()&gt;2" style:apply-style-name="ConditionalStyle_5f_5" style:base-cell-address="avgust.T2"/>
    </style:style>
    <style:style style:name="ce1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september.B2"/>
      <style:map style:condition="cell-content()=&quot;Ned&quot;" style:apply-style-name="ConditionalStyle_5f_1" style:base-cell-address="september.B2"/>
    </style:style>
    <style:style style:name="ce14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september.B2"/>
      <style:map style:condition="cell-content()=&quot;Ned&quot;" style:apply-style-name="ConditionalStyle_5f_1" style:base-cell-address="september.B2"/>
    </style:style>
    <style:style style:name="ce14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september.B2"/>
      <style:map style:condition="cell-content()=&quot;Ned&quot;" style:apply-style-name="ConditionalStyle_5f_1" style:base-cell-address="september.B2"/>
    </style:style>
    <style:style style:name="ce1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Sob&quot;" style:apply-style-name="ConditionalStyle_5f_1" style:base-cell-address="september.B2"/>
      <style:map style:condition="cell-content()=&quot;Ned&quot;" style:apply-style-name="ConditionalStyle_5f_1" style:base-cell-address="september.B2"/>
    </style:style>
    <style:style style:name="ce15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september.B2"/>
      <style:map style:condition="cell-content()=&quot;Ned&quot;" style:apply-style-name="ConditionalStyle_5f_1" style:base-cell-address="september.B2"/>
    </style:style>
    <style:style style:name="ce156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september.B2"/>
      <style:map style:condition="cell-content()=&quot;Ned&quot;" style:apply-style-name="ConditionalStyle_5f_1" style:base-cell-address="september.B2"/>
    </style:style>
    <style:style style:name="ce15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ConditionalStyle_5f_1" style:base-cell-address="september.B2"/>
      <style:map style:condition="cell-content()=&quot;Ned&quot;" style:apply-style-name="ConditionalStyle_5f_1" style:base-cell-address="september.B2"/>
    </style:style>
    <style:style style:name="ce159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september.M2"/>
      <style:map style:condition="cell-content()&gt;1" style:apply-style-name="ConditionalStyle_5f_3" style:base-cell-address="september.M2"/>
    </style:style>
    <style:style style:name="ce16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9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september.S2"/>
    </style:style>
    <style:style style:name="ce17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september.S2"/>
    </style:style>
    <style:style style:name="ce17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september.T2"/>
      <style:map style:condition="cell-content()&gt;2" style:apply-style-name="ConditionalStyle_5f_5" style:base-cell-address="september.T2"/>
    </style:style>
    <style:style style:name="ce17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oktober.B2"/>
      <style:map style:condition="cell-content()=&quot;Ned&quot;" style:apply-style-name="ConditionalStyle_5f_1" style:base-cell-address="oktober.B2"/>
    </style:style>
    <style:style style:name="ce17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oktober.B2"/>
      <style:map style:condition="cell-content()=&quot;Ned&quot;" style:apply-style-name="ConditionalStyle_5f_1" style:base-cell-address="oktober.B2"/>
    </style:style>
    <style:style style:name="ce1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oktober.B2"/>
      <style:map style:condition="cell-content()=&quot;Ned&quot;" style:apply-style-name="ConditionalStyle_5f_1" style:base-cell-address="oktober.B2"/>
    </style:style>
    <style:style style:name="ce17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ConditionalStyle_5f_1" style:base-cell-address="oktober.B2"/>
      <style:map style:condition="cell-content()=&quot;Ned&quot;" style:apply-style-name="ConditionalStyle_5f_1" style:base-cell-address="oktober.B2"/>
    </style:style>
    <style:style style:name="ce18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ob&quot;" style:apply-style-name="ConditionalStyle_5f_1" style:base-cell-address="oktober.B2"/>
      <style:map style:condition="cell-content()=&quot;Ned&quot;" style:apply-style-name="ConditionalStyle_5f_1" style:base-cell-address="oktober.B2"/>
    </style:style>
    <style:style style:name="ce18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oktober.M2"/>
      <style:map style:condition="cell-content()&gt;1" style:apply-style-name="ConditionalStyle_5f_3" style:base-cell-address="oktober.M2"/>
    </style:style>
    <style:style style:name="ce193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oktober.S2"/>
    </style:style>
    <style:style style:name="ce19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oktober.S2"/>
    </style:style>
    <style:style style:name="ce19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oktober.T2"/>
      <style:map style:condition="cell-content()&gt;2" style:apply-style-name="ConditionalStyle_5f_5" style:base-cell-address="oktober.T2"/>
    </style:style>
    <style:style style:name="ce19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november.B2"/>
      <style:map style:condition="cell-content()=&quot;Ned&quot;" style:apply-style-name="ConditionalStyle_5f_1" style:base-cell-address="november.B2"/>
    </style:style>
    <style:style style:name="ce19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november.B2"/>
      <style:map style:condition="cell-content()=&quot;Ned&quot;" style:apply-style-name="ConditionalStyle_5f_1" style:base-cell-address="november.B2"/>
    </style:style>
    <style:style style:name="ce19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ConditionalStyle_5f_1" style:base-cell-address="november.B2"/>
      <style:map style:condition="cell-content()=&quot;Ned&quot;" style:apply-style-name="ConditionalStyle_5f_1" style:base-cell-address="november.B2"/>
    </style:style>
    <style:style style:name="ce19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november.M2"/>
      <style:map style:condition="cell-content()&gt;1" style:apply-style-name="ConditionalStyle_5f_3" style:base-cell-address="november.M2"/>
    </style:style>
    <style:style style:name="ce201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  <style:map style:condition="cell-content()!=0" style:apply-style-name="ConditionalStyle_5f_4" style:base-cell-address="november.S2"/>
    </style:style>
    <style:style style:name="ce20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uxi Sans" fo:font-size="6pt" fo:font-style="normal" fo:text-shadow="none" style:text-underline-style="none" fo:font-weight="normal" style:font-size-asian="6pt" style:font-style-asian="normal" style:font-weight-asian="normal" style:font-name-complex="Luxi Sans" style:font-size-complex="6pt" style:font-style-complex="normal" style:font-weight-complex="normal"/>
    </style:style>
    <style:style style:name="ce2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cell-content()!=0" style:apply-style-name="ConditionalStyle_5f_4" style:base-cell-address="november.S2"/>
    </style:style>
    <style:style style:name="ce2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0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november.T2"/>
      <style:map style:condition="cell-content()&gt;2" style:apply-style-name="ConditionalStyle_5f_5" style:base-cell-address="november.T2"/>
    </style:style>
    <style:style style:name="ce20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december.B2"/>
      <style:map style:condition="cell-content()=&quot;Ned&quot;" style:apply-style-name="ConditionalStyle_5f_1" style:base-cell-address="december.B2"/>
    </style:style>
    <style:style style:name="ce2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december.B2"/>
      <style:map style:condition="cell-content()=&quot;Ned&quot;" style:apply-style-name="ConditionalStyle_5f_1" style:base-cell-address="december.B2"/>
    </style:style>
    <style:style style:name="ce20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Sob&quot;" style:apply-style-name="ConditionalStyle_5f_1" style:base-cell-address="december.B2"/>
      <style:map style:condition="cell-content()=&quot;Ned&quot;" style:apply-style-name="ConditionalStyle_5f_1" style:base-cell-address="december.B2"/>
    </style:style>
    <style:style style:name="ce2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december.M2"/>
      <style:map style:condition="cell-content()&gt;1" style:apply-style-name="ConditionalStyle_5f_3" style:base-cell-address="december.M2"/>
    </style:style>
    <style:style style:name="ce216" style:family="table-cell" style:parent-style-name="prazno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uxi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0" style:apply-style-name="ConditionalStyle_5f_4" style:base-cell-address="december.S2"/>
    </style:style>
    <style:style style:name="ce2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!=0" style:apply-style-name="ConditionalStyle_5f_4" style:base-cell-address="december.S2"/>
    </style:style>
    <style:style style:name="ce2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" style:base-cell-address="december.T2"/>
      <style:map style:condition="cell-content()&gt;2" style:apply-style-name="ConditionalStyle_5f_5" style:base-cell-address="december.T2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5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5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3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7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0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7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6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6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1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50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51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07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0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0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66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348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3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24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81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Luxi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xi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Wingdings" fo:font-size="11pt" style:font-size-asian="11pt" style:font-size-complex="11pt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Wingdings"/>
    </style:style>
    <style:style style:name="T5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Wingdings" fo:font-size="11pt" style:font-size-asian="11pt" style:font-size-complex="11pt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anuar" table:style-name="ta1" table:print-ranges="januar.A1:januar.K32">
        <office:forms form:automatic-focus="false" form:apply-design-mode="false"/>
        <table:table-column table:style-name="co1" table:default-cell-style-name="ce7"/>
        <table:table-column table:style-name="co2" table:number-columns-repeated="1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8"/>
          <table:table-cell table:style-name="ce14" office:value-type="string" calcext:value-type="string">
            <text:p>KOS</text:p>
          </table:table-cell>
          <table:table-cell table:style-name="ce14" office:value-type="string" calcext:value-type="string">
            <text:p>ŠOŠ</text:p>
          </table:table-cell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KON</text:p>
          </table:table-cell>
          <table:table-cell table:style-name="ce14" office:value-type="string" calcext:value-type="string">
            <text:p>MIR</text:p>
          </table:table-cell>
          <table:table-cell table:style-name="ce14" office:value-type="string" calcext:value-type="string">
            <text:p>HOL</text:p>
          </table:table-cell>
          <table:table-cell table:style-name="ce30" office:value-type="string" calcext:value-type="string">
            <text:p>?</text:p>
          </table:table-cell>
          <table:table-cell table:style-name="ce14" office:value-type="string" calcext:value-type="string">
            <text:p>DAN</text:p>
          </table:table-cell>
          <table:table-cell table:style-name="ce14" office:value-type="string" calcext:value-type="string">
            <text:p>MŠŠ</text:p>
          </table:table-cell>
          <table:table-cell table:style-name="ce33" office:value-type="string" calcext:value-type="string">
            <text:p>TX</text:p>
          </table:table-cell>
          <table:table-cell table:style-name="ce36" office:value-type="string" calcext:value-type="string">
            <text:p>L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2" calcext:value-type="float">
            <text:p>52</text:p>
          </table:table-cell>
          <table:table-cell table:style-name="ce40" office:value-type="string" calcext:value-type="string">
            <text:p>11-19</text:p>
          </table:table-cell>
          <table:table-cell table:style-name="ce41" office:value-type="string" calcext:value-type="string">
            <text:p>U</text:p>
          </table:table-cell>
          <table:table-cell table:style-name="ce39" office:value-type="string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01" calcext:value-type="date">
            <text:p>1. I. 07</text:p>
          </table:table-cell>
          <table:table-cell table:style-name="ce9" table:formula="of:=TEXT([.A2];&quot;Ddd&quot;)" office:value-type="string" office:string-value="pon" calcext:value-type="string">
            <text:p>pon</text:p>
          </table:table-cell>
          <table:table-cell table:style-name="ce15"/>
          <table:table-cell table:style-name="ce23" office:value-type="string" calcext:value-type="string">
            <text:p>L</text:p>
          </table:table-cell>
          <table:table-cell table:style-name="ce26" table:number-columns-repeated="2"/>
          <table:table-cell table:style-name="ce29"/>
          <table:table-cell table:style-name="ce26" table:number-columns-repeated="2"/>
          <table:table-cell table:style-name="ce18" office:value-type="string" calcext:value-type="string">
            <text:p>D</text:p>
          </table:table-cell>
          <table:table-cell table:style-name="ce23"/>
          <table:table-cell table:style-name="ce33" office:value-type="string" calcext:value-type="string">
            <text:p>MŠŠ</text:p>
          </table:table-cell>
          <table:table-cell table:style-name="ce37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37" table:formula="of:=COUNTIF([.C2:.K2];&quot;51&quot;) + COUNTIF([.C2:.K2];&quot;51L&quot;)" office:value-type="float" office:value="0" calcext:value-type="float">
            <text:p>0</text:p>
          </table:table-cell>
          <table:table-cell table:style-name="ce37" table:formula="of:=COUNTIF([.C2:.K2];&quot;52&quot;) + COUNTIF([.C2:.K2];&quot;52L&quot;)" office:value-type="float" office:value="0" calcext:value-type="float">
            <text:p>0</text:p>
          </table:table-cell>
          <table:table-cell table:style-name="ce37" table:formula="of:=COUNTIF([.C2:.K2];&quot;11-19&quot;) + COUNTIF([.C2:.K2];&quot;2&quot;)" office:value-type="float" office:value="0" calcext:value-type="float">
            <text:p>0</text:p>
          </table:table-cell>
          <table:table-cell table:style-name="ce37" table:formula="of:=COUNTIF([.C2:.K2];&quot;U&quot;)+COUNTIF([.C2:.K2];&quot;UL&quot;)" office:value-type="float" office:value="0" calcext:value-type="float">
            <text:p>0</text:p>
          </table:table-cell>
          <table:table-cell table:style-name="ce37" table:formula="of:=COUNTIF([.C2:.K2];&quot;KVIT&quot;)" office:value-type="float" office:value="0" calcext:value-type="float">
            <text:p>0</text:p>
          </table:table-cell>
          <table:table-cell table:style-name="ce43" table:formula="of:=COUNTBLANK([.C2:.K2])" office:value-type="float" office:value="7" calcext:value-type="float">
            <text:p>7</text:p>
          </table:table-cell>
          <table:table-cell table:style-name="ce45" table:formula="of:=COUNTIF([.C2:.K2];&quot;51&quot;) + COUNTIF([.C2:.K2];&quot;51L&quot;)+COUNTIF([.C2:.K2];&quot;2&quot;)+COUNTIF([.C2:.K2];&quot;52&quot;)+COUNTIF([.C2:.K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02" calcext:value-type="date">
            <text:p>2. I. 07</text:p>
          </table:table-cell>
          <table:table-cell table:style-name="ce9" table:formula="of:=TEXT([.A3];&quot;Ddd&quot;)" office:value-type="string" office:string-value="tor" calcext:value-type="string">
            <text:p>tor</text:p>
          </table:table-cell>
          <table:table-cell table:style-name="ce15"/>
          <table:table-cell table:style-name="ce23" office:value-type="string" calcext:value-type="string">
            <text:p>L</text:p>
          </table:table-cell>
          <table:table-cell table:style-name="ce26" table:number-columns-repeated="2"/>
          <table:table-cell table:style-name="ce23"/>
          <table:table-cell table:style-name="ce26" table:number-columns-repeated="2"/>
          <table:table-cell table:style-name="ce18" office:value-type="string" calcext:value-type="string">
            <text:p>D</text:p>
          </table:table-cell>
          <table:table-cell table:style-name="ce26"/>
          <table:table-cell table:style-name="ce33" office:value-type="string" calcext:value-type="string">
            <text:p>MŠŠ</text:p>
          </table:table-cell>
          <table:table-cell table:style-name="ce37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37" table:formula="of:=COUNTIF([.C3:.K3];&quot;51&quot;) + COUNTIF([.C3:.K3];&quot;51L&quot;)" office:value-type="float" office:value="0" calcext:value-type="float">
            <text:p>0</text:p>
          </table:table-cell>
          <table:table-cell table:style-name="ce37" table:formula="of:=COUNTIF([.C3:.K3];&quot;52&quot;) + COUNTIF([.C3:.K3];&quot;52L&quot;)" office:value-type="float" office:value="0" calcext:value-type="float">
            <text:p>0</text:p>
          </table:table-cell>
          <table:table-cell table:style-name="ce37" table:formula="of:=COUNTIF([.C3:.K3];&quot;11-19&quot;) + COUNTIF([.C3:.K3];&quot;2&quot;)" office:value-type="float" office:value="0" calcext:value-type="float">
            <text:p>0</text:p>
          </table:table-cell>
          <table:table-cell table:style-name="ce37" table:formula="of:=COUNTIF([.C3:.K3];&quot;U&quot;)+COUNTIF([.C3:.K3];&quot;UL&quot;)" office:value-type="float" office:value="0" calcext:value-type="float">
            <text:p>0</text:p>
          </table:table-cell>
          <table:table-cell table:style-name="ce37" table:formula="of:=COUNTIF([.C3:.K3];&quot;KVIT&quot;)" office:value-type="float" office:value="0" calcext:value-type="float">
            <text:p>0</text:p>
          </table:table-cell>
          <table:table-cell table:style-name="ce43" table:formula="of:=COUNTBLANK([.C3:.K3])" office:value-type="float" office:value="7" calcext:value-type="float">
            <text:p>7</text:p>
          </table:table-cell>
          <table:table-cell table:style-name="ce45" table:formula="of:=COUNTIF([.C3:.K3];&quot;51&quot;) + COUNTIF([.C3:.K3];&quot;51L&quot;)+COUNTIF([.C3:.K3];&quot;2&quot;)+COUNTIF([.C3:.K3];&quot;52&quot;)+COUNTIF([.C3:.K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03" calcext:value-type="date">
            <text:p>3. I. 07</text:p>
          </table:table-cell>
          <table:table-cell table:style-name="ce10" table:formula="of:=TEXT([.A4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37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37" table:formula="of:=COUNTIF([.C4:.K4];&quot;51&quot;) + COUNTIF([.C4:.K4];&quot;51L&quot;)" office:value-type="float" office:value="1" calcext:value-type="float">
            <text:p>1</text:p>
          </table:table-cell>
          <table:table-cell table:style-name="ce37" table:formula="of:=COUNTIF([.C4:.K4];&quot;52&quot;) + COUNTIF([.C4:.K4];&quot;52L&quot;)" office:value-type="float" office:value="1" calcext:value-type="float">
            <text:p>1</text:p>
          </table:table-cell>
          <table:table-cell table:style-name="ce37" table:formula="of:=COUNTIF([.C4:.K4];&quot;11-19&quot;) + COUNTIF([.C4:.K4];&quot;2&quot;)" office:value-type="float" office:value="1" calcext:value-type="float">
            <text:p>1</text:p>
          </table:table-cell>
          <table:table-cell table:style-name="ce37" table:formula="of:=COUNTIF([.C4:.K4];&quot;U&quot;)+COUNTIF([.C4:.K4];&quot;UL&quot;)" office:value-type="float" office:value="1" calcext:value-type="float">
            <text:p>1</text:p>
          </table:table-cell>
          <table:table-cell table:style-name="ce37" table:formula="of:=COUNTIF([.C4:.K4];&quot;KVIT&quot;)" office:value-type="float" office:value="2" calcext:value-type="float">
            <text:p>2</text:p>
          </table:table-cell>
          <table:table-cell table:style-name="ce43" table:formula="of:=COUNTBLANK([.C4:.K4])" office:value-type="float" office:value="1" calcext:value-type="float">
            <text:p>1</text:p>
          </table:table-cell>
          <table:table-cell table:style-name="ce45" table:formula="of:=COUNTIF([.C4:.K4];&quot;51&quot;) + COUNTIF([.C4:.K4];&quot;51L&quot;)+COUNTIF([.C4:.K4];&quot;2&quot;)+COUNTIF([.C4:.K4];&quot;52&quot;)+COUNTIF([.C4:.K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04" calcext:value-type="date">
            <text:p>4. I. 07</text:p>
          </table:table-cell>
          <table:table-cell table:style-name="ce10" table:formula="of:=TEXT([.A5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37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37" table:formula="of:=COUNTIF([.C5:.K5];&quot;51&quot;) + COUNTIF([.C5:.K5];&quot;51L&quot;)" office:value-type="float" office:value="1" calcext:value-type="float">
            <text:p>1</text:p>
          </table:table-cell>
          <table:table-cell table:style-name="ce37" table:formula="of:=COUNTIF([.C5:.K5];&quot;52&quot;) + COUNTIF([.C5:.K5];&quot;52L&quot;)" office:value-type="float" office:value="1" calcext:value-type="float">
            <text:p>1</text:p>
          </table:table-cell>
          <table:table-cell table:style-name="ce37" table:formula="of:=COUNTIF([.C5:.K5];&quot;11-19&quot;) + COUNTIF([.C5:.K5];&quot;2&quot;)" office:value-type="float" office:value="1" calcext:value-type="float">
            <text:p>1</text:p>
          </table:table-cell>
          <table:table-cell table:style-name="ce37" table:formula="of:=COUNTIF([.C5:.K5];&quot;U&quot;)+COUNTIF([.C5:.K5];&quot;UL&quot;)" office:value-type="float" office:value="1" calcext:value-type="float">
            <text:p>1</text:p>
          </table:table-cell>
          <table:table-cell table:style-name="ce37" table:formula="of:=COUNTIF([.C5:.K5];&quot;KVIT&quot;)" office:value-type="float" office:value="2" calcext:value-type="float">
            <text:p>2</text:p>
          </table:table-cell>
          <table:table-cell table:style-name="ce43" table:formula="of:=COUNTBLANK([.C5:.K5])" office:value-type="float" office:value="1" calcext:value-type="float">
            <text:p>1</text:p>
          </table:table-cell>
          <table:table-cell table:style-name="ce45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05" calcext:value-type="date">
            <text:p>5. I. 07</text:p>
          </table:table-cell>
          <table:table-cell table:style-name="ce10" table:formula="of:=TEXT([.A6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37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37" table:formula="of:=COUNTIF([.C6:.K6];&quot;51&quot;) + COUNTIF([.C6:.K6];&quot;51L&quot;)" office:value-type="float" office:value="1" calcext:value-type="float">
            <text:p>1</text:p>
          </table:table-cell>
          <table:table-cell table:style-name="ce37" table:formula="of:=COUNTIF([.C6:.K6];&quot;52&quot;) + COUNTIF([.C6:.K6];&quot;52L&quot;)" office:value-type="float" office:value="1" calcext:value-type="float">
            <text:p>1</text:p>
          </table:table-cell>
          <table:table-cell table:style-name="ce37" table:formula="of:=COUNTIF([.C6:.K6];&quot;11-19&quot;) + COUNTIF([.C6:.K6];&quot;2&quot;)" office:value-type="float" office:value="1" calcext:value-type="float">
            <text:p>1</text:p>
          </table:table-cell>
          <table:table-cell table:style-name="ce37" table:formula="of:=COUNTIF([.C6:.K6];&quot;U&quot;)+COUNTIF([.C6:.K6];&quot;UL&quot;)" office:value-type="float" office:value="1" calcext:value-type="float">
            <text:p>1</text:p>
          </table:table-cell>
          <table:table-cell table:style-name="ce37" table:formula="of:=COUNTIF([.C6:.K6];&quot;KVIT&quot;)" office:value-type="float" office:value="2" calcext:value-type="float">
            <text:p>2</text:p>
          </table:table-cell>
          <table:table-cell table:style-name="ce43" table:formula="of:=COUNTBLANK([.C6:.K6])" office:value-type="float" office:value="1" calcext:value-type="float">
            <text:p>1</text:p>
          </table:table-cell>
          <table:table-cell table:style-name="ce45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06" calcext:value-type="date">
            <text:p>6. I. 07</text:p>
          </table:table-cell>
          <table:table-cell table:style-name="ce9" table:formula="of:=TEXT([.A7];&quot;Ddd&quot;)" office:value-type="string" office:string-value="sob" calcext:value-type="string">
            <text:p>sob</text:p>
          </table:table-cell>
          <table:table-cell table:style-name="ce18" table:number-columns-repeated="2"/>
          <table:table-cell table:style-name="ce23" office:value-type="string" calcext:value-type="string">
            <text:p>L</text:p>
          </table:table-cell>
          <table:table-cell table:style-name="ce26"/>
          <table:table-cell table:style-name="ce18"/>
          <table:table-cell table:style-name="ce26"/>
          <table:table-cell table:style-name="ce22"/>
          <table:table-cell table:style-name="ce18" office:value-type="string" calcext:value-type="string">
            <text:p>D</text:p>
          </table:table-cell>
          <table:table-cell table:style-name="ce18"/>
          <table:table-cell table:style-name="ce33" office:value-type="string" calcext:value-type="string">
            <text:p>PIN</text:p>
          </table:table-cell>
          <table:table-cell table:style-name="ce37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37" table:formula="of:=COUNTIF([.C7:.K7];&quot;51&quot;) + COUNTIF([.C7:.K7];&quot;51L&quot;)" office:value-type="float" office:value="0" calcext:value-type="float">
            <text:p>0</text:p>
          </table:table-cell>
          <table:table-cell table:style-name="ce37" table:formula="of:=COUNTIF([.C7:.K7];&quot;52&quot;) + COUNTIF([.C7:.K7];&quot;52L&quot;)" office:value-type="float" office:value="0" calcext:value-type="float">
            <text:p>0</text:p>
          </table:table-cell>
          <table:table-cell table:style-name="ce37" table:formula="of:=COUNTIF([.C7:.K7];&quot;11-19&quot;) + COUNTIF([.C7:.K7];&quot;2&quot;)" office:value-type="float" office:value="0" calcext:value-type="float">
            <text:p>0</text:p>
          </table:table-cell>
          <table:table-cell table:style-name="ce37" table:formula="of:=COUNTIF([.C7:.K7];&quot;U&quot;)+COUNTIF([.C7:.K7];&quot;UL&quot;)" office:value-type="float" office:value="0" calcext:value-type="float">
            <text:p>0</text:p>
          </table:table-cell>
          <table:table-cell table:style-name="ce37" table:formula="of:=COUNTIF([.C7:.K7];&quot;KVIT&quot;)" office:value-type="float" office:value="0" calcext:value-type="float">
            <text:p>0</text:p>
          </table:table-cell>
          <table:table-cell table:style-name="ce43" table:formula="of:=COUNTBLANK([.C7:.K7])" office:value-type="float" office:value="7" calcext:value-type="float">
            <text:p>7</text:p>
          </table:table-cell>
          <table:table-cell table:style-name="ce45" table:formula="of:=COUNTIF([.C7:.K7];&quot;51&quot;) + COUNTIF([.C7:.K7];&quot;51L&quot;)+COUNTIF([.C7:.K7];&quot;2&quot;)+COUNTIF([.C7:.K7];&quot;52&quot;)+COUNTIF([.C7:.K7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07" calcext:value-type="date">
            <text:p>7. I. 07</text:p>
          </table:table-cell>
          <table:table-cell table:style-name="ce9" table:formula="of:=TEXT([.A8];&quot;Ddd&quot;)" office:value-type="string" office:string-value="ned" calcext:value-type="string">
            <text:p>ned</text:p>
          </table:table-cell>
          <table:table-cell table:style-name="ce18"/>
          <table:table-cell table:style-name="ce22"/>
          <table:table-cell table:style-name="ce23" office:value-type="string" calcext:value-type="string">
            <text:p>L</text:p>
          </table:table-cell>
          <table:table-cell table:style-name="ce26"/>
          <table:table-cell table:style-name="ce18"/>
          <table:table-cell table:style-name="ce26" table:number-columns-repeated="2"/>
          <table:table-cell table:style-name="ce18" office:value-type="string" calcext:value-type="string">
            <text:p>D</text:p>
          </table:table-cell>
          <table:table-cell table:style-name="ce25"/>
          <table:table-cell table:style-name="ce33" office:value-type="string" calcext:value-type="string">
            <text:p>PIN</text:p>
          </table:table-cell>
          <table:table-cell table:style-name="ce37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37" table:formula="of:=COUNTIF([.C8:.K8];&quot;51&quot;) + COUNTIF([.C8:.K8];&quot;51L&quot;)" office:value-type="float" office:value="0" calcext:value-type="float">
            <text:p>0</text:p>
          </table:table-cell>
          <table:table-cell table:style-name="ce37" table:formula="of:=COUNTIF([.C8:.K8];&quot;52&quot;) + COUNTIF([.C8:.K8];&quot;52L&quot;)" office:value-type="float" office:value="0" calcext:value-type="float">
            <text:p>0</text:p>
          </table:table-cell>
          <table:table-cell table:style-name="ce37" table:formula="of:=COUNTIF([.C8:.K8];&quot;11-19&quot;) + COUNTIF([.C8:.K8];&quot;2&quot;)" office:value-type="float" office:value="0" calcext:value-type="float">
            <text:p>0</text:p>
          </table:table-cell>
          <table:table-cell table:style-name="ce37" table:formula="of:=COUNTIF([.C8:.K8];&quot;U&quot;)+COUNTIF([.C8:.K8];&quot;UL&quot;)" office:value-type="float" office:value="0" calcext:value-type="float">
            <text:p>0</text:p>
          </table:table-cell>
          <table:table-cell table:style-name="ce37" table:formula="of:=COUNTIF([.C8:.K8];&quot;KVIT&quot;)" office:value-type="float" office:value="0" calcext:value-type="float">
            <text:p>0</text:p>
          </table:table-cell>
          <table:table-cell table:style-name="ce43" table:formula="of:=COUNTBLANK([.C8:.K8])" office:value-type="float" office:value="7" calcext:value-type="float">
            <text:p>7</text:p>
          </table:table-cell>
          <table:table-cell table:style-name="ce45" table:formula="of:=COUNTIF([.C8:.K8];&quot;51&quot;) + COUNTIF([.C8:.K8];&quot;51L&quot;)+COUNTIF([.C8:.K8];&quot;2&quot;)+COUNTIF([.C8:.K8];&quot;52&quot;)+COUNTIF([.C8:.K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08" calcext:value-type="date">
            <text:p>8. I. 07</text:p>
          </table:table-cell>
          <table:table-cell table:style-name="ce10" table:formula="of:=TEXT([.A9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1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33" office:value-type="string" calcext:value-type="string">
            <text:p>KON</text:p>
          </table:table-cell>
          <table:table-cell table:style-name="ce37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37" table:formula="of:=COUNTIF([.C9:.K9];&quot;51&quot;) + COUNTIF([.C9:.K9];&quot;51L&quot;)" office:value-type="float" office:value="1" calcext:value-type="float">
            <text:p>1</text:p>
          </table:table-cell>
          <table:table-cell table:style-name="ce37" table:formula="of:=COUNTIF([.C9:.K9];&quot;52&quot;) + COUNTIF([.C9:.K9];&quot;52L&quot;)" office:value-type="float" office:value="1" calcext:value-type="float">
            <text:p>1</text:p>
          </table:table-cell>
          <table:table-cell table:style-name="ce37" table:formula="of:=COUNTIF([.C9:.K9];&quot;11-19&quot;) + COUNTIF([.C9:.K9];&quot;2&quot;)" office:value-type="float" office:value="1" calcext:value-type="float">
            <text:p>1</text:p>
          </table:table-cell>
          <table:table-cell table:style-name="ce37" table:formula="of:=COUNTIF([.C9:.K9];&quot;U&quot;)+COUNTIF([.C9:.K9];&quot;UL&quot;)" office:value-type="float" office:value="1" calcext:value-type="float">
            <text:p>1</text:p>
          </table:table-cell>
          <table:table-cell table:style-name="ce37" table:formula="of:=COUNTIF([.C9:.K9];&quot;KVIT&quot;)" office:value-type="float" office:value="1" calcext:value-type="float">
            <text:p>1</text:p>
          </table:table-cell>
          <table:table-cell table:style-name="ce43" table:formula="of:=COUNTBLANK([.C9:.K9])" office:value-type="float" office:value="1" calcext:value-type="float">
            <text:p>1</text:p>
          </table:table-cell>
          <table:table-cell table:style-name="ce45" table:formula="of:=COUNTIF([.C9:.K9];&quot;51&quot;) + COUNTIF([.C9:.K9];&quot;51L&quot;)+COUNTIF([.C9:.K9];&quot;2&quot;)+COUNTIF([.C9:.K9];&quot;52&quot;)+COUNTIF([.C9:.K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09" calcext:value-type="date">
            <text:p>9. I. 07</text:p>
          </table:table-cell>
          <table:table-cell table:style-name="ce10" table:formula="of:=TEXT([.A10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<text:span text:style-name="T1">KVIT</text:span><text:span text:style-name="T2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1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text:p>U</text:p>
          </table:table-cell>
          <table:table-cell table:style-name="ce33" office:value-type="string" calcext:value-type="string">
            <text:p>PIN</text:p>
          </table:table-cell>
          <table:table-cell table:style-name="ce37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37" table:formula="of:=COUNTIF([.C10:.K10];&quot;51&quot;) + COUNTIF([.C10:.K10];&quot;51L&quot;)" office:value-type="float" office:value="1" calcext:value-type="float">
            <text:p>1</text:p>
          </table:table-cell>
          <table:table-cell table:style-name="ce37" table:formula="of:=COUNTIF([.C10:.K10];&quot;52&quot;) + COUNTIF([.C10:.K10];&quot;52L&quot;)" office:value-type="float" office:value="0" calcext:value-type="float">
            <text:p>0</text:p>
          </table:table-cell>
          <table:table-cell table:style-name="ce37" table:formula="of:=COUNTIF([.C10:.K10];&quot;11-19&quot;) + COUNTIF([.C10:.K10];&quot;2&quot;)" office:value-type="float" office:value="1" calcext:value-type="float">
            <text:p>1</text:p>
          </table:table-cell>
          <table:table-cell table:style-name="ce37" table:formula="of:=COUNTIF([.C10:.K10];&quot;U&quot;)+COUNTIF([.C10:.K10];&quot;UL&quot;)" office:value-type="float" office:value="1" calcext:value-type="float">
            <text:p>1</text:p>
          </table:table-cell>
          <table:table-cell table:style-name="ce37" table:formula="of:=COUNTIF([.C10:.K10];&quot;KVIT&quot;)" office:value-type="float" office:value="0" calcext:value-type="float">
            <text:p>0</text:p>
          </table:table-cell>
          <table:table-cell table:style-name="ce43" table:formula="of:=COUNTBLANK([.C10:.K10])" office:value-type="float" office:value="1" calcext:value-type="float">
            <text:p>1</text:p>
          </table:table-cell>
          <table:table-cell table:style-name="ce45" table:formula="of:=COUNTIF([.C10:.K10];&quot;51&quot;) + COUNTIF([.C10:.K10];&quot;51L&quot;)+COUNTIF([.C10:.K10];&quot;2&quot;)+COUNTIF([.C10:.K10];&quot;52&quot;)+COUNTIF([.C10:.K1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0" calcext:value-type="date">
            <text:p>10. I. 07</text:p>
          </table:table-cell>
          <table:table-cell table:style-name="ce10" table:formula="of:=TEXT([.A11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number-columns-repeated="2"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33" office:value-type="string" calcext:value-type="string">
            <text:p>PIN</text:p>
          </table:table-cell>
          <table:table-cell table:style-name="ce37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37" table:formula="of:=COUNTIF([.C11:.K11];&quot;51&quot;) + COUNTIF([.C11:.K11];&quot;51L&quot;)" office:value-type="float" office:value="2" calcext:value-type="float">
            <text:p>2</text:p>
          </table:table-cell>
          <table:table-cell table:style-name="ce37" table:formula="of:=COUNTIF([.C11:.K11];&quot;52&quot;) + COUNTIF([.C11:.K11];&quot;52L&quot;)" office:value-type="float" office:value="1" calcext:value-type="float">
            <text:p>1</text:p>
          </table:table-cell>
          <table:table-cell table:style-name="ce37" table:formula="of:=COUNTIF([.C11:.K11];&quot;11-19&quot;) + COUNTIF([.C11:.K11];&quot;2&quot;)" office:value-type="float" office:value="1" calcext:value-type="float">
            <text:p>1</text:p>
          </table:table-cell>
          <table:table-cell table:style-name="ce37" table:formula="of:=COUNTIF([.C11:.K11];&quot;U&quot;)+COUNTIF([.C11:.K11];&quot;UL&quot;)" office:value-type="float" office:value="1" calcext:value-type="float">
            <text:p>1</text:p>
          </table:table-cell>
          <table:table-cell table:style-name="ce37" table:formula="of:=COUNTIF([.C11:.K11];&quot;KVIT&quot;)" office:value-type="float" office:value="1" calcext:value-type="float">
            <text:p>1</text:p>
          </table:table-cell>
          <table:table-cell table:style-name="ce43" table:formula="of:=COUNTBLANK([.C11:.K11])" office:value-type="float" office:value="1" calcext:value-type="float">
            <text:p>1</text:p>
          </table:table-cell>
          <table:table-cell table:style-name="ce45" table:formula="of:=COUNTIF([.C11:.K11];&quot;51&quot;) + COUNTIF([.C11:.K11];&quot;51L&quot;)+COUNTIF([.C11:.K11];&quot;2&quot;)+COUNTIF([.C11:.K11];&quot;52&quot;)+COUNTIF([.C11:.K11];&quot;52L&quot;)" office:value-type="float" office:value="3" calcext:value-type="float">
            <text:p>3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1" calcext:value-type="date">
            <text:p>11. I. 07</text:p>
          </table:table-cell>
          <table:table-cell table:style-name="ce10" table:formula="of:=TEXT([.A1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33" office:value-type="string" calcext:value-type="string">
            <text:p>PIN</text:p>
          </table:table-cell>
          <table:table-cell table:style-name="ce37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37" table:formula="of:=COUNTIF([.C12:.K12];&quot;51&quot;) + COUNTIF([.C12:.K12];&quot;51L&quot;)" office:value-type="float" office:value="1" calcext:value-type="float">
            <text:p>1</text:p>
          </table:table-cell>
          <table:table-cell table:style-name="ce37" table:formula="of:=COUNTIF([.C12:.K12];&quot;52&quot;) + COUNTIF([.C12:.K12];&quot;52L&quot;)" office:value-type="float" office:value="1" calcext:value-type="float">
            <text:p>1</text:p>
          </table:table-cell>
          <table:table-cell table:style-name="ce37" table:formula="of:=COUNTIF([.C12:.K12];&quot;11-19&quot;) + COUNTIF([.C12:.K12];&quot;2&quot;)" office:value-type="float" office:value="1" calcext:value-type="float">
            <text:p>1</text:p>
          </table:table-cell>
          <table:table-cell table:style-name="ce37" table:formula="of:=COUNTIF([.C12:.K12];&quot;U&quot;)+COUNTIF([.C12:.K12];&quot;UL&quot;)" office:value-type="float" office:value="1" calcext:value-type="float">
            <text:p>1</text:p>
          </table:table-cell>
          <table:table-cell table:style-name="ce37" table:formula="of:=COUNTIF([.C12:.K12];&quot;KVIT&quot;)" office:value-type="float" office:value="3" calcext:value-type="float">
            <text:p>3</text:p>
          </table:table-cell>
          <table:table-cell table:style-name="ce43" table:formula="of:=COUNTBLANK([.C12:.K12])" office:value-type="float" office:value="1" calcext:value-type="float">
            <text:p>1</text:p>
          </table:table-cell>
          <table:table-cell table:style-name="ce45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2" calcext:value-type="date">
            <text:p>12. I. 07</text:p>
          </table:table-cell>
          <table:table-cell table:style-name="ce10" table:formula="of:=TEXT([.A13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32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PIN</text:p>
          </table:table-cell>
          <table:table-cell table:style-name="ce37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37" table:formula="of:=COUNTIF([.C13:.K13];&quot;51&quot;) + COUNTIF([.C13:.K13];&quot;51L&quot;)" office:value-type="float" office:value="1" calcext:value-type="float">
            <text:p>1</text:p>
          </table:table-cell>
          <table:table-cell table:style-name="ce37" table:formula="of:=COUNTIF([.C13:.K13];&quot;52&quot;) + COUNTIF([.C13:.K13];&quot;52L&quot;)" office:value-type="float" office:value="1" calcext:value-type="float">
            <text:p>1</text:p>
          </table:table-cell>
          <table:table-cell table:style-name="ce37" table:formula="of:=COUNTIF([.C13:.K13];&quot;11-19&quot;) + COUNTIF([.C13:.K13];&quot;2&quot;)" office:value-type="float" office:value="1" calcext:value-type="float">
            <text:p>1</text:p>
          </table:table-cell>
          <table:table-cell table:style-name="ce37" table:formula="of:=COUNTIF([.C13:.K13];&quot;U&quot;)+COUNTIF([.C13:.K13];&quot;UL&quot;)" office:value-type="float" office:value="1" calcext:value-type="float">
            <text:p>1</text:p>
          </table:table-cell>
          <table:table-cell table:style-name="ce37" table:formula="of:=COUNTIF([.C13:.K13];&quot;KVIT&quot;)" office:value-type="float" office:value="2" calcext:value-type="float">
            <text:p>2</text:p>
          </table:table-cell>
          <table:table-cell table:style-name="ce43" table:formula="of:=COUNTBLANK([.C13:.K13])" office:value-type="float" office:value="1" calcext:value-type="float">
            <text:p>1</text:p>
          </table:table-cell>
          <table:table-cell table:style-name="ce45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" office:value-type="date" office:date-value="2007-01-13" calcext:value-type="date">
            <text:p>13. I. 07</text:p>
          </table:table-cell>
          <table:table-cell table:style-name="ce11" table:formula="of:=TEXT([.A14];&quot;Ddd&quot;)" office:value-type="string" office:string-value="sob" calcext:value-type="string">
            <text:p>sob</text:p>
          </table:table-cell>
          <table:table-cell table:style-name="ce19" table:number-columns-repeated="3"/>
          <table:table-cell table:style-name="ce27"/>
          <table:table-cell table:style-name="ce19" table:number-columns-repeated="3"/>
          <table:table-cell table:style-name="ce24"/>
          <table:table-cell table:style-name="ce23" office:value-type="string" calcext:value-type="string">
            <text:p>L</text:p>
          </table:table-cell>
          <table:table-cell table:style-name="ce33" office:value-type="string" calcext:value-type="string">
            <text:p>KON</text:p>
          </table:table-cell>
          <table:table-cell table:style-name="ce37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37" table:formula="of:=COUNTIF([.C14:.K14];&quot;51&quot;) + COUNTIF([.C14:.K14];&quot;51L&quot;)" office:value-type="float" office:value="0" calcext:value-type="float">
            <text:p>0</text:p>
          </table:table-cell>
          <table:table-cell table:style-name="ce37" table:formula="of:=COUNTIF([.C14:.K14];&quot;52&quot;) + COUNTIF([.C14:.K14];&quot;52L&quot;)" office:value-type="float" office:value="0" calcext:value-type="float">
            <text:p>0</text:p>
          </table:table-cell>
          <table:table-cell table:style-name="ce37" table:formula="of:=COUNTIF([.C14:.K14];&quot;11-19&quot;) + COUNTIF([.C14:.K14];&quot;2&quot;)" office:value-type="float" office:value="0" calcext:value-type="float">
            <text:p>0</text:p>
          </table:table-cell>
          <table:table-cell table:style-name="ce37" table:formula="of:=COUNTIF([.C14:.K14];&quot;U&quot;)+COUNTIF([.C14:.K14];&quot;UL&quot;)" office:value-type="float" office:value="0" calcext:value-type="float">
            <text:p>0</text:p>
          </table:table-cell>
          <table:table-cell table:style-name="ce37" table:formula="of:=COUNTIF([.C14:.K14];&quot;KVIT&quot;)" office:value-type="float" office:value="0" calcext:value-type="float">
            <text:p>0</text:p>
          </table:table-cell>
          <table:table-cell table:style-name="ce43" table:formula="of:=COUNTBLANK([.C14:.K14])" office:value-type="float" office:value="8" calcext:value-type="float">
            <text:p>8</text:p>
          </table:table-cell>
          <table:table-cell table:style-name="ce45" table:formula="of:=COUNTIF([.C14:.K14];&quot;51&quot;) + COUNTIF([.C14:.K14];&quot;51L&quot;)+COUNTIF([.C14:.K14];&quot;2&quot;)+COUNTIF([.C14:.K14];&quot;52&quot;)+COUNTIF([.C14:.K1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" office:value-type="date" office:date-value="2007-01-14" calcext:value-type="date">
            <text:p>14. I. 07</text:p>
          </table:table-cell>
          <table:table-cell table:style-name="ce11" table:formula="of:=TEXT([.A15];&quot;Ddd&quot;)" office:value-type="string" office:string-value="ned" calcext:value-type="string">
            <text:p>ned</text:p>
          </table:table-cell>
          <table:table-cell table:style-name="ce20"/>
          <table:table-cell table:style-name="ce24"/>
          <table:table-cell table:style-name="ce19"/>
          <table:table-cell table:style-name="ce27"/>
          <table:table-cell table:style-name="ce19"/>
          <table:table-cell table:style-name="ce27" table:number-columns-repeated="2"/>
          <table:table-cell table:style-name="ce20"/>
          <table:table-cell table:style-name="ce23" office:value-type="string" calcext:value-type="string">
            <text:p>L</text:p>
          </table:table-cell>
          <table:table-cell table:style-name="ce33" office:value-type="string" calcext:value-type="string">
            <text:p>KON</text:p>
          </table:table-cell>
          <table:table-cell table:style-name="ce37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37" table:formula="of:=COUNTIF([.C15:.K15];&quot;51&quot;) + COUNTIF([.C15:.K15];&quot;51L&quot;)" office:value-type="float" office:value="0" calcext:value-type="float">
            <text:p>0</text:p>
          </table:table-cell>
          <table:table-cell table:style-name="ce37" table:formula="of:=COUNTIF([.C15:.K15];&quot;52&quot;) + COUNTIF([.C15:.K15];&quot;52L&quot;)" office:value-type="float" office:value="0" calcext:value-type="float">
            <text:p>0</text:p>
          </table:table-cell>
          <table:table-cell table:style-name="ce37" table:formula="of:=COUNTIF([.C15:.K15];&quot;11-19&quot;) + COUNTIF([.C15:.K15];&quot;2&quot;)" office:value-type="float" office:value="0" calcext:value-type="float">
            <text:p>0</text:p>
          </table:table-cell>
          <table:table-cell table:style-name="ce37" table:formula="of:=COUNTIF([.C15:.K15];&quot;U&quot;)+COUNTIF([.C15:.K15];&quot;UL&quot;)" office:value-type="float" office:value="0" calcext:value-type="float">
            <text:p>0</text:p>
          </table:table-cell>
          <table:table-cell table:style-name="ce37" table:formula="of:=COUNTIF([.C15:.K15];&quot;KVIT&quot;)" office:value-type="float" office:value="0" calcext:value-type="float">
            <text:p>0</text:p>
          </table:table-cell>
          <table:table-cell table:style-name="ce43" table:formula="of:=COUNTBLANK([.C15:.K15])" office:value-type="float" office:value="8" calcext:value-type="float">
            <text:p>8</text:p>
          </table:table-cell>
          <table:table-cell table:style-name="ce45" table:formula="of:=COUNTIF([.C15:.K15];&quot;51&quot;) + COUNTIF([.C15:.K15];&quot;51L&quot;)+COUNTIF([.C15:.K15];&quot;2&quot;)+COUNTIF([.C15:.K15];&quot;52&quot;)+COUNTIF([.C15:.K1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5" calcext:value-type="date">
            <text:p>15. I. 07</text:p>
          </table:table-cell>
          <table:table-cell table:style-name="ce10" table:formula="of:=TEXT([.A16];&quot;Ddd&quot;)" office:value-type="string" office:string-value="pon" calcext:value-type="string">
            <text:p>pon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31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MIR</text:p>
          </table:table-cell>
          <table:table-cell table:style-name="ce37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37" table:formula="of:=COUNTIF([.C16:.K16];&quot;51&quot;) + COUNTIF([.C16:.K16];&quot;51L&quot;)" office:value-type="float" office:value="1" calcext:value-type="float">
            <text:p>1</text:p>
          </table:table-cell>
          <table:table-cell table:style-name="ce37" table:formula="of:=COUNTIF([.C16:.K16];&quot;52&quot;) + COUNTIF([.C16:.K16];&quot;52L&quot;)" office:value-type="float" office:value="1" calcext:value-type="float">
            <text:p>1</text:p>
          </table:table-cell>
          <table:table-cell table:style-name="ce37" table:formula="of:=COUNTIF([.C16:.K16];&quot;11-19&quot;) + COUNTIF([.C16:.K16];&quot;2&quot;)" office:value-type="float" office:value="1" calcext:value-type="float">
            <text:p>1</text:p>
          </table:table-cell>
          <table:table-cell table:style-name="ce37" table:formula="of:=COUNTIF([.C16:.K16];&quot;U&quot;)+COUNTIF([.C16:.K16];&quot;UL&quot;)" office:value-type="float" office:value="1" calcext:value-type="float">
            <text:p>1</text:p>
          </table:table-cell>
          <table:table-cell table:style-name="ce37" table:formula="of:=COUNTIF([.C16:.K16];&quot;KVIT&quot;)" office:value-type="float" office:value="1" calcext:value-type="float">
            <text:p>1</text:p>
          </table:table-cell>
          <table:table-cell table:style-name="ce43" table:formula="of:=COUNTBLANK([.C16:.K16])" office:value-type="float" office:value="1" calcext:value-type="float">
            <text:p>1</text:p>
          </table:table-cell>
          <table:table-cell table:style-name="ce45" table:formula="of:=COUNTIF([.C16:.K16];&quot;51&quot;) + COUNTIF([.C16:.K16];&quot;51L&quot;)+COUNTIF([.C16:.K16];&quot;2&quot;)+COUNTIF([.C16:.K16];&quot;52&quot;)+COUNTIF([.C16:.K1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6" calcext:value-type="date">
            <text:p>16. I. 07</text:p>
          </table:table-cell>
          <table:table-cell table:style-name="ce10" table:formula="of:=TEXT([.A17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N</text:p>
          </table:table-cell>
          <table:table-cell table:style-name="ce37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37" table:formula="of:=COUNTIF([.C17:.K17];&quot;51&quot;) + COUNTIF([.C17:.K17];&quot;51L&quot;)" office:value-type="float" office:value="1" calcext:value-type="float">
            <text:p>1</text:p>
          </table:table-cell>
          <table:table-cell table:style-name="ce37" table:formula="of:=COUNTIF([.C17:.K17];&quot;52&quot;) + COUNTIF([.C17:.K17];&quot;52L&quot;)" office:value-type="float" office:value="1" calcext:value-type="float">
            <text:p>1</text:p>
          </table:table-cell>
          <table:table-cell table:style-name="ce37" table:formula="of:=COUNTIF([.C17:.K17];&quot;11-19&quot;) + COUNTIF([.C17:.K17];&quot;2&quot;)" office:value-type="float" office:value="1" calcext:value-type="float">
            <text:p>1</text:p>
          </table:table-cell>
          <table:table-cell table:style-name="ce37" table:formula="of:=COUNTIF([.C17:.K17];&quot;U&quot;)+COUNTIF([.C17:.K17];&quot;UL&quot;)" office:value-type="float" office:value="1" calcext:value-type="float">
            <text:p>1</text:p>
          </table:table-cell>
          <table:table-cell table:style-name="ce37" table:formula="of:=COUNTIF([.C17:.K17];&quot;KVIT&quot;)" office:value-type="float" office:value="2" calcext:value-type="float">
            <text:p>2</text:p>
          </table:table-cell>
          <table:table-cell table:style-name="ce43" table:formula="of:=COUNTBLANK([.C17:.K17])" office:value-type="float" office:value="1" calcext:value-type="float">
            <text:p>1</text:p>
          </table:table-cell>
          <table:table-cell table:style-name="ce45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7" calcext:value-type="date">
            <text:p>17. I. 07</text:p>
          </table:table-cell>
          <table:table-cell table:style-name="ce10" table:formula="of:=TEXT([.A18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32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N</text:p>
          </table:table-cell>
          <table:table-cell table:style-name="ce37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37" table:formula="of:=COUNTIF([.C18:.K18];&quot;51&quot;) + COUNTIF([.C18:.K18];&quot;51L&quot;)" office:value-type="float" office:value="1" calcext:value-type="float">
            <text:p>1</text:p>
          </table:table-cell>
          <table:table-cell table:style-name="ce37" table:formula="of:=COUNTIF([.C18:.K18];&quot;52&quot;) + COUNTIF([.C18:.K18];&quot;52L&quot;)" office:value-type="float" office:value="1" calcext:value-type="float">
            <text:p>1</text:p>
          </table:table-cell>
          <table:table-cell table:style-name="ce37" table:formula="of:=COUNTIF([.C18:.K18];&quot;11-19&quot;) + COUNTIF([.C18:.K18];&quot;2&quot;)" office:value-type="float" office:value="1" calcext:value-type="float">
            <text:p>1</text:p>
          </table:table-cell>
          <table:table-cell table:style-name="ce37" table:formula="of:=COUNTIF([.C18:.K18];&quot;U&quot;)+COUNTIF([.C18:.K18];&quot;UL&quot;)" office:value-type="float" office:value="1" calcext:value-type="float">
            <text:p>1</text:p>
          </table:table-cell>
          <table:table-cell table:style-name="ce37" table:formula="of:=COUNTIF([.C18:.K18];&quot;KVIT&quot;)" office:value-type="float" office:value="3" calcext:value-type="float">
            <text:p>3</text:p>
          </table:table-cell>
          <table:table-cell table:style-name="ce43" table:formula="of:=COUNTBLANK([.C18:.K18])" office:value-type="float" office:value="1" calcext:value-type="float">
            <text:p>1</text:p>
          </table:table-cell>
          <table:table-cell table:style-name="ce45" table:formula="of:=COUNTIF([.C18:.K18];&quot;51&quot;) + COUNTIF([.C18:.K18];&quot;51L&quot;)+COUNTIF([.C18:.K18];&quot;2&quot;)+COUNTIF([.C18:.K18];&quot;52&quot;)+COUNTIF([.C18:.K1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8" calcext:value-type="date">
            <text:p>18. I. 07</text:p>
          </table:table-cell>
          <table:table-cell table:style-name="ce10" table:formula="of:=TEXT([.A19];&quot;Ddd&quot;)" office:value-type="string" office:string-value="čet" calcext:value-type="string">
            <text:p>čet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33" office:value-type="string" calcext:value-type="string">
            <text:p>KON</text:p>
          </table:table-cell>
          <table:table-cell table:style-name="ce37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37" table:formula="of:=COUNTIF([.C19:.K19];&quot;51&quot;) + COUNTIF([.C19:.K19];&quot;51L&quot;)" office:value-type="float" office:value="1" calcext:value-type="float">
            <text:p>1</text:p>
          </table:table-cell>
          <table:table-cell table:style-name="ce37" table:formula="of:=COUNTIF([.C19:.K19];&quot;52&quot;) + COUNTIF([.C19:.K19];&quot;52L&quot;)" office:value-type="float" office:value="1" calcext:value-type="float">
            <text:p>1</text:p>
          </table:table-cell>
          <table:table-cell table:style-name="ce37" table:formula="of:=COUNTIF([.C19:.K19];&quot;11-19&quot;) + COUNTIF([.C19:.K19];&quot;2&quot;)" office:value-type="float" office:value="1" calcext:value-type="float">
            <text:p>1</text:p>
          </table:table-cell>
          <table:table-cell table:style-name="ce37" table:formula="of:=COUNTIF([.C19:.K19];&quot;U&quot;)+COUNTIF([.C19:.K19];&quot;UL&quot;)" office:value-type="float" office:value="1" calcext:value-type="float">
            <text:p>1</text:p>
          </table:table-cell>
          <table:table-cell table:style-name="ce37" table:formula="of:=COUNTIF([.C19:.K19];&quot;KVIT&quot;)" office:value-type="float" office:value="2" calcext:value-type="float">
            <text:p>2</text:p>
          </table:table-cell>
          <table:table-cell table:style-name="ce43" table:formula="of:=COUNTBLANK([.C19:.K19])" office:value-type="float" office:value="1" calcext:value-type="float">
            <text:p>1</text:p>
          </table:table-cell>
          <table:table-cell table:style-name="ce45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19" calcext:value-type="date">
            <text:p>19. I. 07</text:p>
          </table:table-cell>
          <table:table-cell table:style-name="ce10" table:formula="of:=TEXT([.A20];&quot;Ddd&quot;)" office:value-type="string" office:string-value="pet" calcext:value-type="string">
            <text:p>pe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33" office:value-type="string" calcext:value-type="string">
            <text:p>MIR</text:p>
          </table:table-cell>
          <table:table-cell table:style-name="ce37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37" table:formula="of:=COUNTIF([.C20:.K20];&quot;51&quot;) + COUNTIF([.C20:.K20];&quot;51L&quot;)" office:value-type="float" office:value="1" calcext:value-type="float">
            <text:p>1</text:p>
          </table:table-cell>
          <table:table-cell table:style-name="ce37" table:formula="of:=COUNTIF([.C20:.K20];&quot;52&quot;) + COUNTIF([.C20:.K20];&quot;52L&quot;)" office:value-type="float" office:value="1" calcext:value-type="float">
            <text:p>1</text:p>
          </table:table-cell>
          <table:table-cell table:style-name="ce37" table:formula="of:=COUNTIF([.C20:.K20];&quot;11-19&quot;) + COUNTIF([.C20:.K20];&quot;2&quot;)" office:value-type="float" office:value="1" calcext:value-type="float">
            <text:p>1</text:p>
          </table:table-cell>
          <table:table-cell table:style-name="ce37" table:formula="of:=COUNTIF([.C20:.K20];&quot;U&quot;)+COUNTIF([.C20:.K20];&quot;UL&quot;)" office:value-type="float" office:value="1" calcext:value-type="float">
            <text:p>1</text:p>
          </table:table-cell>
          <table:table-cell table:style-name="ce37" table:formula="of:=COUNTIF([.C20:.K20];&quot;KVIT&quot;)" office:value-type="float" office:value="1" calcext:value-type="float">
            <text:p>1</text:p>
          </table:table-cell>
          <table:table-cell table:style-name="ce43" table:formula="of:=COUNTBLANK([.C20:.K20])" office:value-type="float" office:value="1" calcext:value-type="float">
            <text:p>1</text:p>
          </table:table-cell>
          <table:table-cell table:style-name="ce45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20" calcext:value-type="date">
            <text:p>20. I. 07</text:p>
          </table:table-cell>
          <table:table-cell table:style-name="ce9" table:formula="of:=TEXT([.A21];&quot;Ddd&quot;)" office:value-type="string" office:string-value="sob" calcext:value-type="string">
            <text:p>sob</text:p>
          </table:table-cell>
          <table:table-cell table:style-name="ce22"/>
          <table:table-cell table:style-name="ce25"/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18"/>
          <table:table-cell table:style-name="ce26"/>
          <table:table-cell table:style-name="ce18" table:number-columns-repeated="3"/>
          <table:table-cell table:style-name="ce33" office:value-type="string" calcext:value-type="string">
            <text:p>MIR</text:p>
          </table:table-cell>
          <table:table-cell table:style-name="ce37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37" table:formula="of:=COUNTIF([.C21:.K21];&quot;51&quot;) + COUNTIF([.C21:.K21];&quot;51L&quot;)" office:value-type="float" office:value="0" calcext:value-type="float">
            <text:p>0</text:p>
          </table:table-cell>
          <table:table-cell table:style-name="ce37" table:formula="of:=COUNTIF([.C21:.K21];&quot;52&quot;) + COUNTIF([.C21:.K21];&quot;52L&quot;)" office:value-type="float" office:value="0" calcext:value-type="float">
            <text:p>0</text:p>
          </table:table-cell>
          <table:table-cell table:style-name="ce37" table:formula="of:=COUNTIF([.C21:.K21];&quot;11-19&quot;) + COUNTIF([.C21:.K21];&quot;2&quot;)" office:value-type="float" office:value="0" calcext:value-type="float">
            <text:p>0</text:p>
          </table:table-cell>
          <table:table-cell table:style-name="ce37" table:formula="of:=COUNTIF([.C21:.K21];&quot;U&quot;)+COUNTIF([.C21:.K21];&quot;UL&quot;)" office:value-type="float" office:value="0" calcext:value-type="float">
            <text:p>0</text:p>
          </table:table-cell>
          <table:table-cell table:style-name="ce37" table:formula="of:=COUNTIF([.C21:.K21];&quot;KVIT&quot;)" office:value-type="float" office:value="0" calcext:value-type="float">
            <text:p>0</text:p>
          </table:table-cell>
          <table:table-cell table:style-name="ce43" table:formula="of:=COUNTBLANK([.C21:.K21])" office:value-type="float" office:value="7" calcext:value-type="float">
            <text:p>7</text:p>
          </table:table-cell>
          <table:table-cell table:style-name="ce45" table:formula="of:=COUNTIF([.C21:.K21];&quot;51&quot;) + COUNTIF([.C21:.K21];&quot;51L&quot;)+COUNTIF([.C21:.K21];&quot;2&quot;)+COUNTIF([.C21:.K21];&quot;52&quot;)+COUNTIF([.C21:.K2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21" calcext:value-type="date">
            <text:p>21. I. 07</text:p>
          </table:table-cell>
          <table:table-cell table:style-name="ce9" table:formula="of:=TEXT([.A22];&quot;Ddd&quot;)" office:value-type="string" office:string-value="ned" calcext:value-type="string">
            <text:p>ned</text:p>
          </table:table-cell>
          <table:table-cell table:style-name="ce18"/>
          <table:table-cell table:style-name="ce22"/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25"/>
          <table:table-cell table:style-name="ce26" table:number-columns-repeated="2"/>
          <table:table-cell table:style-name="ce25"/>
          <table:table-cell table:style-name="ce18"/>
          <table:table-cell table:style-name="ce33" office:value-type="string" calcext:value-type="string">
            <text:p>MIR</text:p>
          </table:table-cell>
          <table:table-cell table:style-name="ce37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37" table:formula="of:=COUNTIF([.C22:.K22];&quot;51&quot;) + COUNTIF([.C22:.K22];&quot;51L&quot;)" office:value-type="float" office:value="0" calcext:value-type="float">
            <text:p>0</text:p>
          </table:table-cell>
          <table:table-cell table:style-name="ce37" table:formula="of:=COUNTIF([.C22:.K22];&quot;52&quot;) + COUNTIF([.C22:.K22];&quot;52L&quot;)" office:value-type="float" office:value="0" calcext:value-type="float">
            <text:p>0</text:p>
          </table:table-cell>
          <table:table-cell table:style-name="ce37" table:formula="of:=COUNTIF([.C22:.K22];&quot;11-19&quot;) + COUNTIF([.C22:.K22];&quot;2&quot;)" office:value-type="float" office:value="0" calcext:value-type="float">
            <text:p>0</text:p>
          </table:table-cell>
          <table:table-cell table:style-name="ce37" table:formula="of:=COUNTIF([.C22:.K22];&quot;U&quot;)+COUNTIF([.C22:.K22];&quot;UL&quot;)" office:value-type="float" office:value="0" calcext:value-type="float">
            <text:p>0</text:p>
          </table:table-cell>
          <table:table-cell table:style-name="ce37" table:formula="of:=COUNTIF([.C22:.K22];&quot;KVIT&quot;)" office:value-type="float" office:value="0" calcext:value-type="float">
            <text:p>0</text:p>
          </table:table-cell>
          <table:table-cell table:style-name="ce43" table:formula="of:=COUNTBLANK([.C22:.K22])" office:value-type="float" office:value="7" calcext:value-type="float">
            <text:p>7</text:p>
          </table:table-cell>
          <table:table-cell table:style-name="ce45" table:formula="of:=COUNTIF([.C22:.K22];&quot;51&quot;) + COUNTIF([.C22:.K22];&quot;51L&quot;)+COUNTIF([.C22:.K22];&quot;2&quot;)+COUNTIF([.C22:.K22];&quot;52&quot;)+COUNTIF([.C22:.K2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22" calcext:value-type="date">
            <text:p>22. I. 07</text:p>
          </table:table-cell>
          <table:table-cell table:style-name="ce10" table:formula="of:=TEXT([.A23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31"/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3" office:value-type="string" calcext:value-type="string">
            <text:p>MIR</text:p>
          </table:table-cell>
          <table:table-cell table:style-name="ce37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37" table:formula="of:=COUNTIF([.C23:.K23];&quot;51&quot;) + COUNTIF([.C23:.K23];&quot;51L&quot;)" office:value-type="float" office:value="1" calcext:value-type="float">
            <text:p>1</text:p>
          </table:table-cell>
          <table:table-cell table:style-name="ce37" table:formula="of:=COUNTIF([.C23:.K23];&quot;52&quot;) + COUNTIF([.C23:.K23];&quot;52L&quot;)" office:value-type="float" office:value="1" calcext:value-type="float">
            <text:p>1</text:p>
          </table:table-cell>
          <table:table-cell table:style-name="ce37" table:formula="of:=COUNTIF([.C23:.K23];&quot;11-19&quot;) + COUNTIF([.C23:.K23];&quot;2&quot;)" office:value-type="float" office:value="1" calcext:value-type="float">
            <text:p>1</text:p>
          </table:table-cell>
          <table:table-cell table:style-name="ce37" table:formula="of:=COUNTIF([.C23:.K23];&quot;U&quot;)+COUNTIF([.C23:.K23];&quot;UL&quot;)" office:value-type="float" office:value="1" calcext:value-type="float">
            <text:p>1</text:p>
          </table:table-cell>
          <table:table-cell table:style-name="ce37" table:formula="of:=COUNTIF([.C23:.K23];&quot;KVIT&quot;)" office:value-type="float" office:value="1" calcext:value-type="float">
            <text:p>1</text:p>
          </table:table-cell>
          <table:table-cell table:style-name="ce43" table:formula="of:=COUNTBLANK([.C23:.K23])" office:value-type="float" office:value="1" calcext:value-type="float">
            <text:p>1</text:p>
          </table:table-cell>
          <table:table-cell table:style-name="ce45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23" calcext:value-type="date">
            <text:p>23. I. 07</text:p>
          </table:table-cell>
          <table:table-cell table:style-name="ce10" table:formula="of:=TEXT([.A24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KVIT</text:p>
          </table:table-cell>
          <table:table-cell table:style-name="ce16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MIR</text:p>
          </table:table-cell>
          <table:table-cell table:style-name="ce37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37" table:formula="of:=COUNTIF([.C24:.K24];&quot;51&quot;) + COUNTIF([.C24:.K24];&quot;51L&quot;)" office:value-type="float" office:value="1" calcext:value-type="float">
            <text:p>1</text:p>
          </table:table-cell>
          <table:table-cell table:style-name="ce37" table:formula="of:=COUNTIF([.C24:.K24];&quot;52&quot;) + COUNTIF([.C24:.K24];&quot;52L&quot;)" office:value-type="float" office:value="1" calcext:value-type="float">
            <text:p>1</text:p>
          </table:table-cell>
          <table:table-cell table:style-name="ce37" table:formula="of:=COUNTIF([.C24:.K24];&quot;11-19&quot;) + COUNTIF([.C24:.K24];&quot;2&quot;)" office:value-type="float" office:value="1" calcext:value-type="float">
            <text:p>1</text:p>
          </table:table-cell>
          <table:table-cell table:style-name="ce37" table:formula="of:=COUNTIF([.C24:.K24];&quot;U&quot;)+COUNTIF([.C24:.K24];&quot;UL&quot;)" office:value-type="float" office:value="1" calcext:value-type="float">
            <text:p>1</text:p>
          </table:table-cell>
          <table:table-cell table:style-name="ce37" table:formula="of:=COUNTIF([.C24:.K24];&quot;KVIT&quot;)" office:value-type="float" office:value="2" calcext:value-type="float">
            <text:p>2</text:p>
          </table:table-cell>
          <table:table-cell table:style-name="ce43" table:formula="of:=COUNTBLANK([.C24:.K24])" office:value-type="float" office:value="1" calcext:value-type="float">
            <text:p>1</text:p>
          </table:table-cell>
          <table:table-cell table:style-name="ce45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24" calcext:value-type="date">
            <text:p>24. I. 07</text:p>
          </table:table-cell>
          <table:table-cell table:style-name="ce10" table:formula="of:=TEXT([.A2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MIR</text:p>
          </table:table-cell>
          <table:table-cell table:style-name="ce37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37" table:formula="of:=COUNTIF([.C25:.K25];&quot;51&quot;) + COUNTIF([.C25:.K25];&quot;51L&quot;)" office:value-type="float" office:value="1" calcext:value-type="float">
            <text:p>1</text:p>
          </table:table-cell>
          <table:table-cell table:style-name="ce37" table:formula="of:=COUNTIF([.C25:.K25];&quot;52&quot;) + COUNTIF([.C25:.K25];&quot;52L&quot;)" office:value-type="float" office:value="1" calcext:value-type="float">
            <text:p>1</text:p>
          </table:table-cell>
          <table:table-cell table:style-name="ce37" table:formula="of:=COUNTIF([.C25:.K25];&quot;11-19&quot;) + COUNTIF([.C25:.K25];&quot;2&quot;)" office:value-type="float" office:value="1" calcext:value-type="float">
            <text:p>1</text:p>
          </table:table-cell>
          <table:table-cell table:style-name="ce37" table:formula="of:=COUNTIF([.C25:.K25];&quot;U&quot;)+COUNTIF([.C25:.K25];&quot;UL&quot;)" office:value-type="float" office:value="1" calcext:value-type="float">
            <text:p>1</text:p>
          </table:table-cell>
          <table:table-cell table:style-name="ce37" table:formula="of:=COUNTIF([.C25:.K25];&quot;KVIT&quot;)" office:value-type="float" office:value="2" calcext:value-type="float">
            <text:p>2</text:p>
          </table:table-cell>
          <table:table-cell table:style-name="ce43" table:formula="of:=COUNTBLANK([.C25:.K25])" office:value-type="float" office:value="1" calcext:value-type="float">
            <text:p>1</text:p>
          </table:table-cell>
          <table:table-cell table:style-name="ce45" table:formula="of:=COUNTIF([.C25:.K25];&quot;51&quot;) + COUNTIF([.C25:.K25];&quot;51L&quot;)+COUNTIF([.C25:.K25];&quot;2&quot;)+COUNTIF([.C25:.K25];&quot;52&quot;)+COUNTIF([.C25:.K2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25" calcext:value-type="date">
            <text:p>25. I. 07</text:p>
          </table:table-cell>
          <table:table-cell table:style-name="ce10" table:formula="of:=TEXT([.A26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32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33" office:value-type="string" calcext:value-type="string">
            <text:p>MIR</text:p>
          </table:table-cell>
          <table:table-cell table:style-name="ce37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37" table:formula="of:=COUNTIF([.C26:.K26];&quot;51&quot;) + COUNTIF([.C26:.K26];&quot;51L&quot;)" office:value-type="float" office:value="1" calcext:value-type="float">
            <text:p>1</text:p>
          </table:table-cell>
          <table:table-cell table:style-name="ce37" table:formula="of:=COUNTIF([.C26:.K26];&quot;52&quot;) + COUNTIF([.C26:.K26];&quot;52L&quot;)" office:value-type="float" office:value="1" calcext:value-type="float">
            <text:p>1</text:p>
          </table:table-cell>
          <table:table-cell table:style-name="ce37" table:formula="of:=COUNTIF([.C26:.K26];&quot;11-19&quot;) + COUNTIF([.C26:.K26];&quot;2&quot;)" office:value-type="float" office:value="1" calcext:value-type="float">
            <text:p>1</text:p>
          </table:table-cell>
          <table:table-cell table:style-name="ce37" table:formula="of:=COUNTIF([.C26:.K26];&quot;U&quot;)+COUNTIF([.C26:.K26];&quot;UL&quot;)" office:value-type="float" office:value="1" calcext:value-type="float">
            <text:p>1</text:p>
          </table:table-cell>
          <table:table-cell table:style-name="ce37" table:formula="of:=COUNTIF([.C26:.K26];&quot;KVIT&quot;)" office:value-type="float" office:value="1" calcext:value-type="float">
            <text:p>1</text:p>
          </table:table-cell>
          <table:table-cell table:style-name="ce43" table:formula="of:=COUNTBLANK([.C26:.K26])" office:value-type="float" office:value="1" calcext:value-type="float">
            <text:p>1</text:p>
          </table:table-cell>
          <table:table-cell table:style-name="ce45" table:formula="of:=COUNTIF([.C26:.K26];&quot;51&quot;) + COUNTIF([.C26:.K26];&quot;51L&quot;)+COUNTIF([.C26:.K26];&quot;2&quot;)+COUNTIF([.C26:.K26];&quot;52&quot;)+COUNTIF([.C26:.K2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26" calcext:value-type="date">
            <text:p>26. I. 07</text:p>
          </table:table-cell>
          <table:table-cell table:style-name="ce10" table:formula="of:=TEXT([.A27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S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33" office:value-type="string" calcext:value-type="string">
            <text:p>MIR</text:p>
          </table:table-cell>
          <table:table-cell table:style-name="ce37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37" table:formula="of:=COUNTIF([.C27:.K27];&quot;51&quot;) + COUNTIF([.C27:.K27];&quot;51L&quot;)" office:value-type="float" office:value="1" calcext:value-type="float">
            <text:p>1</text:p>
          </table:table-cell>
          <table:table-cell table:style-name="ce37" table:formula="of:=COUNTIF([.C27:.K27];&quot;52&quot;) + COUNTIF([.C27:.K27];&quot;52L&quot;)" office:value-type="float" office:value="1" calcext:value-type="float">
            <text:p>1</text:p>
          </table:table-cell>
          <table:table-cell table:style-name="ce37" table:formula="of:=COUNTIF([.C27:.K27];&quot;11-19&quot;) + COUNTIF([.C27:.K27];&quot;2&quot;)" office:value-type="float" office:value="1" calcext:value-type="float">
            <text:p>1</text:p>
          </table:table-cell>
          <table:table-cell table:style-name="ce37" table:formula="of:=COUNTIF([.C27:.K27];&quot;U&quot;)+COUNTIF([.C27:.K27];&quot;UL&quot;)" office:value-type="float" office:value="1" calcext:value-type="float">
            <text:p>1</text:p>
          </table:table-cell>
          <table:table-cell table:style-name="ce37" table:formula="of:=COUNTIF([.C27:.K27];&quot;KVIT&quot;)" office:value-type="float" office:value="1" calcext:value-type="float">
            <text:p>1</text:p>
          </table:table-cell>
          <table:table-cell table:style-name="ce43" table:formula="of:=COUNTBLANK([.C27:.K27])" office:value-type="float" office:value="1" calcext:value-type="float">
            <text:p>1</text:p>
          </table:table-cell>
          <table:table-cell table:style-name="ce45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27" calcext:value-type="date">
            <text:p>27. I. 07</text:p>
          </table:table-cell>
          <table:table-cell table:style-name="ce9" table:formula="of:=TEXT([.A28];&quot;Ddd&quot;)" office:value-type="string" office:string-value="sob" calcext:value-type="string">
            <text:p>sob</text:p>
          </table:table-cell>
          <table:table-cell table:style-name="ce18" table:number-columns-repeated="3"/>
          <table:table-cell table:style-name="ce28"/>
          <table:table-cell table:style-name="ce23" office:value-type="string" calcext:value-type="string">
            <text:p>L</text:p>
          </table:table-cell>
          <table:table-cell table:style-name="ce18" table:number-columns-repeated="3"/>
          <table:table-cell table:style-name="ce23"/>
          <table:table-cell table:style-name="ce33" office:value-type="string" calcext:value-type="string">
            <text:p>ŠOŠ</text:p>
          </table:table-cell>
          <table:table-cell table:style-name="ce37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37" table:formula="of:=COUNTIF([.C28:.K28];&quot;51&quot;) + COUNTIF([.C28:.K28];&quot;51L&quot;)" office:value-type="float" office:value="0" calcext:value-type="float">
            <text:p>0</text:p>
          </table:table-cell>
          <table:table-cell table:style-name="ce37" table:formula="of:=COUNTIF([.C28:.K28];&quot;52&quot;) + COUNTIF([.C28:.K28];&quot;52L&quot;)" office:value-type="float" office:value="0" calcext:value-type="float">
            <text:p>0</text:p>
          </table:table-cell>
          <table:table-cell table:style-name="ce37" table:formula="of:=COUNTIF([.C28:.K28];&quot;11-19&quot;) + COUNTIF([.C28:.K28];&quot;2&quot;)" office:value-type="float" office:value="0" calcext:value-type="float">
            <text:p>0</text:p>
          </table:table-cell>
          <table:table-cell table:style-name="ce37" table:formula="of:=COUNTIF([.C28:.K28];&quot;U&quot;)+COUNTIF([.C28:.K28];&quot;UL&quot;)" office:value-type="float" office:value="0" calcext:value-type="float">
            <text:p>0</text:p>
          </table:table-cell>
          <table:table-cell table:style-name="ce37" table:formula="of:=COUNTIF([.C28:.K28];&quot;KVIT&quot;)" office:value-type="float" office:value="0" calcext:value-type="float">
            <text:p>0</text:p>
          </table:table-cell>
          <table:table-cell table:style-name="ce43" table:formula="of:=COUNTBLANK([.C28:.K28])" office:value-type="float" office:value="8" calcext:value-type="float">
            <text:p>8</text:p>
          </table:table-cell>
          <table:table-cell table:style-name="ce45" table:formula="of:=COUNTIF([.C28:.K28];&quot;51&quot;) + COUNTIF([.C28:.K28];&quot;51L&quot;)+COUNTIF([.C28:.K28];&quot;2&quot;)+COUNTIF([.C28:.K28];&quot;52&quot;)+COUNTIF([.C28:.K2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2" office:value-type="date" office:date-value="2007-01-28" calcext:value-type="date">
            <text:p>28. I. 07</text:p>
          </table:table-cell>
          <table:table-cell table:style-name="ce9" table:formula="of:=TEXT([.A29];&quot;Ddd&quot;)" office:value-type="string" office:string-value="ned" calcext:value-type="string">
            <text:p>ned</text:p>
          </table:table-cell>
          <table:table-cell table:style-name="ce18"/>
          <table:table-cell table:style-name="ce22"/>
          <table:table-cell table:style-name="ce18"/>
          <table:table-cell table:style-name="ce26"/>
          <table:table-cell table:style-name="ce23" office:value-type="string" calcext:value-type="string">
            <text:p>L</text:p>
          </table:table-cell>
          <table:table-cell table:style-name="ce26" table:number-columns-repeated="2"/>
          <table:table-cell table:style-name="ce25"/>
          <table:table-cell table:style-name="ce18"/>
          <table:table-cell table:style-name="ce33" office:value-type="string" calcext:value-type="string">
            <text:p>ŠOŠ</text:p>
          </table:table-cell>
          <table:table-cell table:style-name="ce37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37" table:formula="of:=COUNTIF([.C29:.K29];&quot;51&quot;) + COUNTIF([.C29:.K29];&quot;51L&quot;)" office:value-type="float" office:value="0" calcext:value-type="float">
            <text:p>0</text:p>
          </table:table-cell>
          <table:table-cell table:style-name="ce37" table:formula="of:=COUNTIF([.C29:.K29];&quot;52&quot;) + COUNTIF([.C29:.K29];&quot;52L&quot;)" office:value-type="float" office:value="0" calcext:value-type="float">
            <text:p>0</text:p>
          </table:table-cell>
          <table:table-cell table:style-name="ce37" table:formula="of:=COUNTIF([.C29:.K29];&quot;11-19&quot;) + COUNTIF([.C29:.K29];&quot;2&quot;)" office:value-type="float" office:value="0" calcext:value-type="float">
            <text:p>0</text:p>
          </table:table-cell>
          <table:table-cell table:style-name="ce37" table:formula="of:=COUNTIF([.C29:.K29];&quot;U&quot;)+COUNTIF([.C29:.K29];&quot;UL&quot;)" office:value-type="float" office:value="0" calcext:value-type="float">
            <text:p>0</text:p>
          </table:table-cell>
          <table:table-cell table:style-name="ce37" table:formula="of:=COUNTIF([.C29:.K29];&quot;KVIT&quot;)" office:value-type="float" office:value="0" calcext:value-type="float">
            <text:p>0</text:p>
          </table:table-cell>
          <table:table-cell table:style-name="ce43" table:formula="of:=COUNTBLANK([.C29:.K29])" office:value-type="float" office:value="8" calcext:value-type="float">
            <text:p>8</text:p>
          </table:table-cell>
          <table:table-cell table:style-name="ce45" table:formula="of:=COUNTIF([.C29:.K29];&quot;51&quot;) + COUNTIF([.C29:.K29];&quot;51L&quot;)+COUNTIF([.C29:.K29];&quot;2&quot;)+COUNTIF([.C29:.K29];&quot;52&quot;)+COUNTIF([.C29:.K2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29" calcext:value-type="date">
            <text:p>29. I. 07</text:p>
          </table:table-cell>
          <table:table-cell table:style-name="ce10" table:formula="of:=TEXT([.A30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1"/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3" office:value-type="string" calcext:value-type="string">
            <text:p>ŠOŠ</text:p>
          </table:table-cell>
          <table:table-cell table:style-name="ce37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37" table:formula="of:=COUNTIF([.C30:.K30];&quot;51&quot;) + COUNTIF([.C30:.K30];&quot;51L&quot;)" office:value-type="float" office:value="1" calcext:value-type="float">
            <text:p>1</text:p>
          </table:table-cell>
          <table:table-cell table:style-name="ce37" table:formula="of:=COUNTIF([.C30:.K30];&quot;52&quot;) + COUNTIF([.C30:.K30];&quot;52L&quot;)" office:value-type="float" office:value="1" calcext:value-type="float">
            <text:p>1</text:p>
          </table:table-cell>
          <table:table-cell table:style-name="ce37" table:formula="of:=COUNTIF([.C30:.K30];&quot;11-19&quot;) + COUNTIF([.C30:.K30];&quot;2&quot;)" office:value-type="float" office:value="1" calcext:value-type="float">
            <text:p>1</text:p>
          </table:table-cell>
          <table:table-cell table:style-name="ce37" table:formula="of:=COUNTIF([.C30:.K30];&quot;U&quot;)+COUNTIF([.C30:.K30];&quot;UL&quot;)" office:value-type="float" office:value="1" calcext:value-type="float">
            <text:p>1</text:p>
          </table:table-cell>
          <table:table-cell table:style-name="ce37" table:formula="of:=COUNTIF([.C30:.K30];&quot;KVIT&quot;)" office:value-type="float" office:value="2" calcext:value-type="float">
            <text:p>2</text:p>
          </table:table-cell>
          <table:table-cell table:style-name="ce43" table:formula="of:=COUNTBLANK([.C30:.K30])" office:value-type="float" office:value="1" calcext:value-type="float">
            <text:p>1</text:p>
          </table:table-cell>
          <table:table-cell table:style-name="ce45" table:formula="of:=COUNTIF([.C30:.K30];&quot;51&quot;) + COUNTIF([.C30:.K30];&quot;51L&quot;)+COUNTIF([.C30:.K30];&quot;2&quot;)+COUNTIF([.C30:.K30];&quot;52&quot;)+COUNTIF([.C30:.K3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30" calcext:value-type="date">
            <text:p>30. I. 07</text:p>
          </table:table-cell>
          <table:table-cell table:style-name="ce10" table:formula="of:=TEXT([.A31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32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ŠOŠ</text:p>
          </table:table-cell>
          <table:table-cell table:style-name="ce37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37" table:formula="of:=COUNTIF([.C31:.K31];&quot;51&quot;) + COUNTIF([.C31:.K31];&quot;51L&quot;)" office:value-type="float" office:value="1" calcext:value-type="float">
            <text:p>1</text:p>
          </table:table-cell>
          <table:table-cell table:style-name="ce37" table:formula="of:=COUNTIF([.C31:.K31];&quot;52&quot;) + COUNTIF([.C31:.K31];&quot;52L&quot;)" office:value-type="float" office:value="1" calcext:value-type="float">
            <text:p>1</text:p>
          </table:table-cell>
          <table:table-cell table:style-name="ce37" table:formula="of:=COUNTIF([.C31:.K31];&quot;11-19&quot;) + COUNTIF([.C31:.K31];&quot;2&quot;)" office:value-type="float" office:value="1" calcext:value-type="float">
            <text:p>1</text:p>
          </table:table-cell>
          <table:table-cell table:style-name="ce37" table:formula="of:=COUNTIF([.C31:.K31];&quot;U&quot;)+COUNTIF([.C31:.K31];&quot;UL&quot;)" office:value-type="float" office:value="1" calcext:value-type="float">
            <text:p>1</text:p>
          </table:table-cell>
          <table:table-cell table:style-name="ce37" table:formula="of:=COUNTIF([.C31:.K31];&quot;KVIT&quot;)" office:value-type="float" office:value="2" calcext:value-type="float">
            <text:p>2</text:p>
          </table:table-cell>
          <table:table-cell table:style-name="ce43" table:formula="of:=COUNTBLANK([.C31:.K31])" office:value-type="float" office:value="1" calcext:value-type="float">
            <text:p>1</text:p>
          </table:table-cell>
          <table:table-cell table:style-name="ce45" table:formula="of:=COUNTIF([.C31:.K31];&quot;51&quot;) + COUNTIF([.C31:.K31];&quot;51L&quot;)+COUNTIF([.C31:.K31];&quot;2&quot;)+COUNTIF([.C31:.K31];&quot;52&quot;)+COUNTIF([.C31:.K3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3" office:value-type="date" office:date-value="2007-01-31" calcext:value-type="date">
            <text:p>31. I. 07</text:p>
          </table:table-cell>
          <table:table-cell table:style-name="ce10" table:formula="of:=TEXT([.A3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ŠOŠ</text:p>
          </table:table-cell>
          <table:table-cell table:style-name="ce37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37" table:formula="of:=COUNTIF([.C32:.K32];&quot;51&quot;) + COUNTIF([.C32:.K32];&quot;51L&quot;)" office:value-type="float" office:value="1" calcext:value-type="float">
            <text:p>1</text:p>
          </table:table-cell>
          <table:table-cell table:style-name="ce37" table:formula="of:=COUNTIF([.C32:.K32];&quot;52&quot;) + COUNTIF([.C32:.K32];&quot;52L&quot;)" office:value-type="float" office:value="1" calcext:value-type="float">
            <text:p>1</text:p>
          </table:table-cell>
          <table:table-cell table:style-name="ce37" table:formula="of:=COUNTIF([.C32:.K32];&quot;11-19&quot;) + COUNTIF([.C32:.K32];&quot;2&quot;)" office:value-type="float" office:value="1" calcext:value-type="float">
            <text:p>1</text:p>
          </table:table-cell>
          <table:table-cell table:style-name="ce37" table:formula="of:=COUNTIF([.C32:.K32];&quot;U&quot;)+COUNTIF([.C32:.K32];&quot;UL&quot;)" office:value-type="float" office:value="1" calcext:value-type="float">
            <text:p>1</text:p>
          </table:table-cell>
          <table:table-cell table:style-name="ce37" table:formula="of:=COUNTIF([.C32:.K32];&quot;KVIT&quot;)" office:value-type="float" office:value="2" calcext:value-type="float">
            <text:p>2</text:p>
          </table:table-cell>
          <table:table-cell table:style-name="ce43" table:formula="of:=COUNTBLANK([.C32:.K32])" office:value-type="float" office:value="1" calcext:value-type="float">
            <text:p>1</text:p>
          </table:table-cell>
          <table:table-cell table:style-name="ce45" table:formula="of:=COUNTIF([.C32:.K32];&quot;51&quot;) + COUNTIF([.C32:.K32];&quot;51L&quot;)+COUNTIF([.C32:.K32];&quot;2&quot;)+COUNTIF([.C32:.K32];&quot;52&quot;)+COUNTIF([.C32:.K3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44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3" calcext:value-type="float">
            <text:p>3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5" calcext:value-type="float">
            <text:p>5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 table:style-name="ce35" table:number-columns-repeated="3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5" calcext:value-type="float">
            <text:p>5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7" calcext:value-type="float">
            <text:p>7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januar.$A$1:.$K$32" table:range-usable-as="print-range"/>
        </table:named-expressions>
        <calcext:conditional-formats>
          <calcext:conditional-format calcext:target-range-address="januar.B2:januar.B32">
            <calcext:condition calcext:apply-style-name="ConditionalStyle_1" calcext:value="=&quot;sob&quot;" calcext:base-cell-address="januar.B2"/>
            <calcext:condition calcext:apply-style-name="ConditionalStyle_1" calcext:value="=&quot;ned&quot;" calcext:base-cell-address="januar.B2"/>
          </calcext:conditional-format>
          <calcext:conditional-format calcext:target-range-address="januar.M2:januar.R32">
            <calcext:condition calcext:apply-style-name="ConditionalStyle_2" calcext:value="&lt;1" calcext:base-cell-address="januar.M2"/>
            <calcext:condition calcext:apply-style-name="ConditionalStyle_3" calcext:value="&gt;1" calcext:base-cell-address="januar.M2"/>
          </calcext:conditional-format>
          <calcext:conditional-format calcext:target-range-address="januar.S2:januar.S33">
            <calcext:condition calcext:apply-style-name="ConditionalStyle_4" calcext:value="!=0" calcext:base-cell-address="januar.S2"/>
          </calcext:conditional-format>
          <calcext:conditional-format calcext:target-range-address="januar.T2:januar.T32">
            <calcext:condition calcext:apply-style-name="ConditionalStyle_2" calcext:value="&lt;2" calcext:base-cell-address="januar.T2"/>
            <calcext:condition calcext:apply-style-name="ConditionalStyle_5" calcext:value="&gt;2" calcext:base-cell-address="januar.T2"/>
          </calcext:conditional-format>
        </calcext:conditional-formats>
      </table:table>
      <table:table table:name="februar" table:style-name="ta2" table:print-ranges="februar.A1:februar.L29">
        <table:table-column table:style-name="co1" table:default-cell-style-name="ce7"/>
        <table:table-column table:style-name="co2" table:number-columns-repeated="11" table:default-cell-style-name="ce7"/>
        <table:table-column table:style-name="co4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7" table:default-cell-style-name="ce7"/>
        <table:table-column table:style-name="co5" table:default-cell-style-name="ce7"/>
        <table:table-column table:style-name="co14" table:default-cell-style-name="ce7"/>
        <table:table-column table:style-name="co3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46" office:value-type="string" calcext:value-type="string">
            <text:p>Datum</text:p>
          </table:table-cell>
          <table:table-cell table:style-name="ce49"/>
          <table:table-cell table:style-name="ce30" office:value-type="string" calcext:value-type="string">
            <text:p>KOS</text:p>
          </table:table-cell>
          <table:table-cell table:style-name="ce30" office:value-type="string" calcext:value-type="string">
            <text:p>ŠOŠ</text:p>
          </table:table-cell>
          <table:table-cell table:style-name="ce30" office:value-type="string" calcext:value-type="string">
            <text:p>PIN</text:p>
          </table:table-cell>
          <table:table-cell table:style-name="ce30" office:value-type="string" calcext:value-type="string">
            <text:p>KON</text:p>
          </table:table-cell>
          <table:table-cell table:style-name="ce30" office:value-type="string" calcext:value-type="string">
            <text:p>MIR</text:p>
          </table:table-cell>
          <table:table-cell table:style-name="ce30" office:value-type="string" calcext:value-type="string">
            <text:p>HOL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N</text:p>
          </table:table-cell>
          <table:table-cell table:style-name="ce30" office:value-type="string" calcext:value-type="string">
            <text:p>MSS</text:p>
          </table:table-cell>
          <table:table-cell table:style-name="ce34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57" office:value-type="string" calcext:value-type="string">
            <text:p>11-19</text:p>
          </table:table-cell>
          <table:table-cell table:style-name="ce58" office:value-type="string" calcext:value-type="string">
            <text:p>U</text:p>
          </table:table-cell>
          <table:table-cell table:style-name="ce59" office:value-type="string" calcext:value-type="string">
            <text:p>KVIT</text:p>
          </table:table-cell>
          <table:table-cell table:style-name="ce35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01" calcext:value-type="date">
            <text:p>1. II. 07</text:p>
          </table:table-cell>
          <table:table-cell table:style-name="ce50" table:formula="of:=TEXT([.A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32"/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ŠOŠ</text:p>
          </table:table-cell>
          <table:table-cell table:style-name="ce55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55" table:formula="of:=COUNTIF([.C2:.K2];&quot;51&quot;) + COUNTIF([.C2:.K2];&quot;51L&quot;)" office:value-type="float" office:value="1" calcext:value-type="float">
            <text:p>1</text:p>
          </table:table-cell>
          <table:table-cell table:style-name="ce55" table:formula="of:=COUNTIF([.C2:.K2];&quot;52&quot;) + COUNTIF([.C2:.K2];&quot;52L&quot;)" office:value-type="float" office:value="1" calcext:value-type="float">
            <text:p>1</text:p>
          </table:table-cell>
          <table:table-cell table:style-name="ce55" table:formula="of:=COUNTIF([.C2:.K2];&quot;11-19&quot;) + COUNTIF([.C2:.K2];&quot;2&quot;)" office:value-type="float" office:value="1" calcext:value-type="float">
            <text:p>1</text:p>
          </table:table-cell>
          <table:table-cell table:style-name="ce55" table:formula="of:=COUNTIF([.C2:.K2];&quot;U&quot;)+COUNTIF([.C2:.K2];&quot;UL&quot;)" office:value-type="float" office:value="1" calcext:value-type="float">
            <text:p>1</text:p>
          </table:table-cell>
          <table:table-cell table:style-name="ce55" table:formula="of:=COUNTIF([.C2:.K2];&quot;KVIT&quot;)" office:value-type="float" office:value="1" calcext:value-type="float">
            <text:p>1</text:p>
          </table:table-cell>
          <table:table-cell table:style-name="ce60" table:formula="of:=COUNTBLANK([.C2:.K2])" office:value-type="float" office:value="1" calcext:value-type="float">
            <text:p>1</text:p>
          </table:table-cell>
          <table:table-cell table:style-name="ce62" table:formula="of:=COUNTIF([.C2:.K2];&quot;51&quot;) + COUNTIF([.C2:.K2];&quot;51L&quot;)+COUNTIF([.C2:.K2];&quot;2&quot;)+COUNTIF([.C2:.K2];&quot;52&quot;)+COUNTIF([.C2:.K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02" calcext:value-type="date">
            <text:p>2. II. 07</text:p>
          </table:table-cell>
          <table:table-cell table:style-name="ce50" table:formula="of:=TEXT([.A3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55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55" table:formula="of:=COUNTIF([.C3:.K3];&quot;51&quot;) + COUNTIF([.C3:.K3];&quot;51L&quot;)" office:value-type="float" office:value="0" calcext:value-type="float">
            <text:p>0</text:p>
          </table:table-cell>
          <table:table-cell table:style-name="ce55" table:formula="of:=COUNTIF([.C3:.K3];&quot;52&quot;) + COUNTIF([.C3:.K3];&quot;52L&quot;)" office:value-type="float" office:value="1" calcext:value-type="float">
            <text:p>1</text:p>
          </table:table-cell>
          <table:table-cell table:style-name="ce55" table:formula="of:=COUNTIF([.C3:.K3];&quot;11-19&quot;) + COUNTIF([.C3:.K3];&quot;2&quot;)" office:value-type="float" office:value="1" calcext:value-type="float">
            <text:p>1</text:p>
          </table:table-cell>
          <table:table-cell table:style-name="ce55" table:formula="of:=COUNTIF([.C3:.K3];&quot;U&quot;)+COUNTIF([.C3:.K3];&quot;UL&quot;)" office:value-type="float" office:value="1" calcext:value-type="float">
            <text:p>1</text:p>
          </table:table-cell>
          <table:table-cell table:style-name="ce55" table:formula="of:=COUNTIF([.C3:.K3];&quot;KVIT&quot;)" office:value-type="float" office:value="1" calcext:value-type="float">
            <text:p>1</text:p>
          </table:table-cell>
          <table:table-cell table:style-name="ce60" table:formula="of:=COUNTBLANK([.C3:.K3])" office:value-type="float" office:value="1" calcext:value-type="float">
            <text:p>1</text:p>
          </table:table-cell>
          <table:table-cell table:style-name="ce62" table:formula="of:=COUNTIF([.C3:.K3];&quot;51&quot;) + COUNTIF([.C3:.K3];&quot;51L&quot;)+COUNTIF([.C3:.K3];&quot;2&quot;)+COUNTIF([.C3:.K3];&quot;52&quot;)+COUNTIF([.C3:.K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03" calcext:value-type="date">
            <text:p>3. II. 07</text:p>
          </table:table-cell>
          <table:table-cell table:style-name="ce51" table:formula="of:=TEXT([.A4];&quot;Ddd&quot;)" office:value-type="string" office:string-value="sob" calcext:value-type="string">
            <text:p>sob</text:p>
          </table:table-cell>
          <table:table-cell table:style-name="ce22"/>
          <table:table-cell table:style-name="ce23" office:value-type="string" calcext:value-type="string">
            <text:p>L</text:p>
          </table:table-cell>
          <table:table-cell table:style-name="ce18" table:number-columns-repeated="7"/>
          <table:table-cell table:style-name="ce34" office:value-type="string" calcext:value-type="string">
            <text:p>PIN</text:p>
          </table:table-cell>
          <table:table-cell table:style-name="ce55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55" table:formula="of:=COUNTIF([.C4:.K4];&quot;51&quot;) + COUNTIF([.C4:.K4];&quot;51L&quot;)" office:value-type="float" office:value="0" calcext:value-type="float">
            <text:p>0</text:p>
          </table:table-cell>
          <table:table-cell table:style-name="ce55" table:formula="of:=COUNTIF([.C4:.K4];&quot;52&quot;) + COUNTIF([.C4:.K4];&quot;52L&quot;)" office:value-type="float" office:value="0" calcext:value-type="float">
            <text:p>0</text:p>
          </table:table-cell>
          <table:table-cell table:style-name="ce55" table:formula="of:=COUNTIF([.C4:.K4];&quot;11-19&quot;) + COUNTIF([.C4:.K4];&quot;2&quot;)" office:value-type="float" office:value="0" calcext:value-type="float">
            <text:p>0</text:p>
          </table:table-cell>
          <table:table-cell table:style-name="ce55" table:formula="of:=COUNTIF([.C4:.K4];&quot;U&quot;)+COUNTIF([.C4:.K4];&quot;UL&quot;)" office:value-type="float" office:value="0" calcext:value-type="float">
            <text:p>0</text:p>
          </table:table-cell>
          <table:table-cell table:style-name="ce55" table:formula="of:=COUNTIF([.C4:.K4];&quot;KVIT&quot;)" office:value-type="float" office:value="0" calcext:value-type="float">
            <text:p>0</text:p>
          </table:table-cell>
          <table:table-cell table:style-name="ce60" table:formula="of:=COUNTBLANK([.C4:.K4])" office:value-type="float" office:value="8" calcext:value-type="float">
            <text:p>8</text:p>
          </table:table-cell>
          <table:table-cell table:style-name="ce62" table:formula="of:=COUNTIF([.C4:.K4];&quot;51&quot;) + COUNTIF([.C4:.K4];&quot;51L&quot;)+COUNTIF([.C4:.K4];&quot;2&quot;)+COUNTIF([.C4:.K4];&quot;52&quot;)+COUNTIF([.C4:.K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04" calcext:value-type="date">
            <text:p>4. II. 07</text:p>
          </table:table-cell>
          <table:table-cell table:style-name="ce51" table:formula="of:=TEXT([.A5];&quot;Ddd&quot;)" office:value-type="string" office:string-value="ned" calcext:value-type="string">
            <text:p>ned</text:p>
          </table:table-cell>
          <table:table-cell table:style-name="ce18"/>
          <table:table-cell table:style-name="ce23" office:value-type="string" calcext:value-type="string">
            <text:p>L</text:p>
          </table:table-cell>
          <table:table-cell table:style-name="ce18" table:number-columns-repeated="5"/>
          <table:table-cell table:style-name="ce25"/>
          <table:table-cell table:style-name="ce18"/>
          <table:table-cell table:style-name="ce34" office:value-type="string" calcext:value-type="string">
            <text:p>PIN</text:p>
          </table:table-cell>
          <table:table-cell table:style-name="ce55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55" table:formula="of:=COUNTIF([.C5:.K5];&quot;51&quot;) + COUNTIF([.C5:.K5];&quot;51L&quot;)" office:value-type="float" office:value="0" calcext:value-type="float">
            <text:p>0</text:p>
          </table:table-cell>
          <table:table-cell table:style-name="ce55" table:formula="of:=COUNTIF([.C5:.K5];&quot;52&quot;) + COUNTIF([.C5:.K5];&quot;52L&quot;)" office:value-type="float" office:value="0" calcext:value-type="float">
            <text:p>0</text:p>
          </table:table-cell>
          <table:table-cell table:style-name="ce55" table:formula="of:=COUNTIF([.C5:.K5];&quot;11-19&quot;) + COUNTIF([.C5:.K5];&quot;2&quot;)" office:value-type="float" office:value="0" calcext:value-type="float">
            <text:p>0</text:p>
          </table:table-cell>
          <table:table-cell table:style-name="ce55" table:formula="of:=COUNTIF([.C5:.K5];&quot;U&quot;)+COUNTIF([.C5:.K5];&quot;UL&quot;)" office:value-type="float" office:value="0" calcext:value-type="float">
            <text:p>0</text:p>
          </table:table-cell>
          <table:table-cell table:style-name="ce55" table:formula="of:=COUNTIF([.C5:.K5];&quot;KVIT&quot;)" office:value-type="float" office:value="0" calcext:value-type="float">
            <text:p>0</text:p>
          </table:table-cell>
          <table:table-cell table:style-name="ce60" table:formula="of:=COUNTBLANK([.C5:.K5])" office:value-type="float" office:value="8" calcext:value-type="float">
            <text:p>8</text:p>
          </table:table-cell>
          <table:table-cell table:style-name="ce62" table:formula="of:=COUNTIF([.C5:.K5];&quot;51&quot;) + COUNTIF([.C5:.K5];&quot;51L&quot;)+COUNTIF([.C5:.K5];&quot;2&quot;)+COUNTIF([.C5:.K5];&quot;52&quot;)+COUNTIF([.C5:.K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05" calcext:value-type="date">
            <text:p>5. II. 07</text:p>
          </table:table-cell>
          <table:table-cell table:style-name="ce50" table:formula="of:=TEXT([.A6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PIN</text:p>
          </table:table-cell>
          <table:table-cell table:style-name="ce55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55" table:formula="of:=COUNTIF([.C6:.K6];&quot;51&quot;) + COUNTIF([.C6:.K6];&quot;51L&quot;)" office:value-type="float" office:value="1" calcext:value-type="float">
            <text:p>1</text:p>
          </table:table-cell>
          <table:table-cell table:style-name="ce55" table:formula="of:=COUNTIF([.C6:.K6];&quot;52&quot;) + COUNTIF([.C6:.K6];&quot;52L&quot;)" office:value-type="float" office:value="1" calcext:value-type="float">
            <text:p>1</text:p>
          </table:table-cell>
          <table:table-cell table:style-name="ce55" table:formula="of:=COUNTIF([.C6:.K6];&quot;11-19&quot;) + COUNTIF([.C6:.K6];&quot;2&quot;)" office:value-type="float" office:value="1" calcext:value-type="float">
            <text:p>1</text:p>
          </table:table-cell>
          <table:table-cell table:style-name="ce55" table:formula="of:=COUNTIF([.C6:.K6];&quot;U&quot;)+COUNTIF([.C6:.K6];&quot;UL&quot;)" office:value-type="float" office:value="1" calcext:value-type="float">
            <text:p>1</text:p>
          </table:table-cell>
          <table:table-cell table:style-name="ce55" table:formula="of:=COUNTIF([.C6:.K6];&quot;KVIT&quot;)" office:value-type="float" office:value="1" calcext:value-type="float">
            <text:p>1</text:p>
          </table:table-cell>
          <table:table-cell table:style-name="ce60" table:formula="of:=COUNTBLANK([.C6:.K6])" office:value-type="float" office:value="1" calcext:value-type="float">
            <text:p>1</text:p>
          </table:table-cell>
          <table:table-cell table:style-name="ce62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06" calcext:value-type="date">
            <text:p>6. II. 07</text:p>
          </table:table-cell>
          <table:table-cell table:style-name="ce50" table:formula="of:=TEXT([.A7];&quot;Ddd&quot;)" office:value-type="string" office:string-value="tor" calcext:value-type="string">
            <text:p>tor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55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55" table:formula="of:=COUNTIF([.C7:.K7];&quot;51&quot;) + COUNTIF([.C7:.K7];&quot;51L&quot;)" office:value-type="float" office:value="0" calcext:value-type="float">
            <text:p>0</text:p>
          </table:table-cell>
          <table:table-cell table:style-name="ce55" table:formula="of:=COUNTIF([.C7:.K7];&quot;52&quot;) + COUNTIF([.C7:.K7];&quot;52L&quot;)" office:value-type="float" office:value="1" calcext:value-type="float">
            <text:p>1</text:p>
          </table:table-cell>
          <table:table-cell table:style-name="ce55" table:formula="of:=COUNTIF([.C7:.K7];&quot;11-19&quot;) + COUNTIF([.C7:.K7];&quot;2&quot;)" office:value-type="float" office:value="2" calcext:value-type="float">
            <text:p>2</text:p>
          </table:table-cell>
          <table:table-cell table:style-name="ce55" table:formula="of:=COUNTIF([.C7:.K7];&quot;U&quot;)+COUNTIF([.C7:.K7];&quot;UL&quot;)" office:value-type="float" office:value="0" calcext:value-type="float">
            <text:p>0</text:p>
          </table:table-cell>
          <table:table-cell table:style-name="ce55" table:formula="of:=COUNTIF([.C7:.K7];&quot;KVIT&quot;)" office:value-type="float" office:value="1" calcext:value-type="float">
            <text:p>1</text:p>
          </table:table-cell>
          <table:table-cell table:style-name="ce60" table:formula="of:=COUNTBLANK([.C7:.K7])" office:value-type="float" office:value="1" calcext:value-type="float">
            <text:p>1</text:p>
          </table:table-cell>
          <table:table-cell table:style-name="ce62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07" calcext:value-type="date">
            <text:p>7. II. 07</text:p>
          </table:table-cell>
          <table:table-cell table:style-name="ce50" table:formula="of:=TEXT([.A8];&quot;Ddd&quot;)" office:value-type="string" office:string-value="sre" calcext:value-type="string">
            <text:p>sre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52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54" office:value-type="string" calcext:value-type="string">
            <text:p>L</text:p>
          </table:table-cell>
          <table:table-cell table:style-name="ce34" office:value-type="string" calcext:value-type="string">
            <text:p>PIN</text:p>
          </table:table-cell>
          <table:table-cell table:style-name="ce55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55" table:formula="of:=COUNTIF([.C8:.K8];&quot;51&quot;) + COUNTIF([.C8:.K8];&quot;51L&quot;)" office:value-type="float" office:value="0" calcext:value-type="float">
            <text:p>0</text:p>
          </table:table-cell>
          <table:table-cell table:style-name="ce55" table:formula="of:=COUNTIF([.C8:.K8];&quot;52&quot;) + COUNTIF([.C8:.K8];&quot;52L&quot;)" office:value-type="float" office:value="1" calcext:value-type="float">
            <text:p>1</text:p>
          </table:table-cell>
          <table:table-cell table:style-name="ce55" table:formula="of:=COUNTIF([.C8:.K8];&quot;11-19&quot;) + COUNTIF([.C8:.K8];&quot;2&quot;)" office:value-type="float" office:value="1" calcext:value-type="float">
            <text:p>1</text:p>
          </table:table-cell>
          <table:table-cell table:style-name="ce55" table:formula="of:=COUNTIF([.C8:.K8];&quot;U&quot;)+COUNTIF([.C8:.K8];&quot;UL&quot;)" office:value-type="float" office:value="0" calcext:value-type="float">
            <text:p>0</text:p>
          </table:table-cell>
          <table:table-cell table:style-name="ce55" table:formula="of:=COUNTIF([.C8:.K8];&quot;KVIT&quot;)" office:value-type="float" office:value="1" calcext:value-type="float">
            <text:p>1</text:p>
          </table:table-cell>
          <table:table-cell table:style-name="ce60" table:formula="of:=COUNTBLANK([.C8:.K8])" office:value-type="float" office:value="1" calcext:value-type="float">
            <text:p>1</text:p>
          </table:table-cell>
          <table:table-cell table:style-name="ce62" table:formula="of:=COUNTIF([.C8:.K8];&quot;51&quot;) + COUNTIF([.C8:.K8];&quot;51L&quot;)+COUNTIF([.C8:.K8];&quot;2&quot;)+COUNTIF([.C8:.K8];&quot;52&quot;)+COUNTIF([.C8:.K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08" calcext:value-type="date">
            <text:p>8. II. 07</text:p>
          </table:table-cell>
          <table:table-cell table:style-name="ce51" table:formula="of:=TEXT([.A9];&quot;Ddd&quot;)" office:value-type="string" office:string-value="čet" calcext:value-type="string">
            <text:p>čet</text:p>
          </table:table-cell>
          <table:table-cell table:style-name="ce18" office:value-type="string" calcext:value-type="string">
            <text:p>D</text:p>
          </table:table-cell>
          <table:table-cell table:style-name="ce23"/>
          <table:table-cell table:style-name="ce22"/>
          <table:table-cell table:style-name="ce23" office:value-type="string" calcext:value-type="string">
            <text:p>L</text:p>
          </table:table-cell>
          <table:table-cell table:style-name="ce15"/>
          <table:table-cell table:style-name="ce22" table:number-columns-repeated="2"/>
          <table:table-cell table:style-name="ce18" office:value-type="string" calcext:value-type="string">
            <text:p>D</text:p>
          </table:table-cell>
          <table:table-cell table:style-name="ce18"/>
          <table:table-cell table:style-name="ce34" office:value-type="string" calcext:value-type="string">
            <text:p>PIN</text:p>
          </table:table-cell>
          <table:table-cell table:style-name="ce55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55" table:formula="of:=COUNTIF([.C9:.K9];&quot;51&quot;) + COUNTIF([.C9:.K9];&quot;51L&quot;)" office:value-type="float" office:value="0" calcext:value-type="float">
            <text:p>0</text:p>
          </table:table-cell>
          <table:table-cell table:style-name="ce55" table:formula="of:=COUNTIF([.C9:.K9];&quot;52&quot;) + COUNTIF([.C9:.K9];&quot;52L&quot;)" office:value-type="float" office:value="0" calcext:value-type="float">
            <text:p>0</text:p>
          </table:table-cell>
          <table:table-cell table:style-name="ce55" table:formula="of:=COUNTIF([.C9:.K9];&quot;11-19&quot;) + COUNTIF([.C9:.K9];&quot;2&quot;)" office:value-type="float" office:value="0" calcext:value-type="float">
            <text:p>0</text:p>
          </table:table-cell>
          <table:table-cell table:style-name="ce55" table:formula="of:=COUNTIF([.C9:.K9];&quot;U&quot;)+COUNTIF([.C9:.K9];&quot;UL&quot;)" office:value-type="float" office:value="0" calcext:value-type="float">
            <text:p>0</text:p>
          </table:table-cell>
          <table:table-cell table:style-name="ce55" table:formula="of:=COUNTIF([.C9:.K9];&quot;KVIT&quot;)" office:value-type="float" office:value="0" calcext:value-type="float">
            <text:p>0</text:p>
          </table:table-cell>
          <table:table-cell table:style-name="ce60" table:formula="of:=COUNTBLANK([.C9:.K9])" office:value-type="float" office:value="6" calcext:value-type="float">
            <text:p>6</text:p>
          </table:table-cell>
          <table:table-cell table:style-name="ce62" table:formula="of:=COUNTIF([.C9:.K9];&quot;51&quot;) + COUNTIF([.C9:.K9];&quot;51L&quot;)+COUNTIF([.C9:.K9];&quot;2&quot;)+COUNTIF([.C9:.K9];&quot;52&quot;)+COUNTIF([.C9:.K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09" calcext:value-type="date">
            <text:p>9. II. 07</text:p>
          </table:table-cell>
          <table:table-cell table:style-name="ce50" table:formula="of:=TEXT([.A10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Sojak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53" office:value-type="string" calcext:value-type="string">
            <text:p><text:span text:style-name="T3">B</text:span><text:span text:style-name="T4">L</text:span></text:p>
          </table:table-cell>
          <table:table-cell table:style-name="ce52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PIN</text:p>
          </table:table-cell>
          <table:table-cell table:style-name="ce55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0" calcext:value-type="float">
            <text:p>0</text:p>
          </table:table-cell>
          <table:table-cell table:style-name="ce55" table:formula="of:=COUNTIF([.C10:.K10];&quot;51&quot;) + COUNTIF([.C10:.K10];&quot;51L&quot;)" office:value-type="float" office:value="1" calcext:value-type="float">
            <text:p>1</text:p>
          </table:table-cell>
          <table:table-cell table:style-name="ce55" table:formula="of:=COUNTIF([.C10:.K10];&quot;52&quot;) + COUNTIF([.C10:.K10];&quot;52L&quot;)" office:value-type="float" office:value="1" calcext:value-type="float">
            <text:p>1</text:p>
          </table:table-cell>
          <table:table-cell table:style-name="ce55" table:formula="of:=COUNTIF([.C10:.K10];&quot;11-19&quot;) + COUNTIF([.C10:.K10];&quot;2&quot;)" office:value-type="float" office:value="0" calcext:value-type="float">
            <text:p>0</text:p>
          </table:table-cell>
          <table:table-cell table:style-name="ce55" table:formula="of:=COUNTIF([.C10:.K10];&quot;U&quot;)+COUNTIF([.C10:.K10];&quot;UL&quot;)" office:value-type="float" office:value="1" calcext:value-type="float">
            <text:p>1</text:p>
          </table:table-cell>
          <table:table-cell table:style-name="ce55" table:formula="of:=COUNTIF([.C10:.K10];&quot;KVIT&quot;)" office:value-type="float" office:value="1" calcext:value-type="float">
            <text:p>1</text:p>
          </table:table-cell>
          <table:table-cell table:style-name="ce60" table:formula="of:=COUNTBLANK([.C10:.K10])" office:value-type="float" office:value="1" calcext:value-type="float">
            <text:p>1</text:p>
          </table:table-cell>
          <table:table-cell table:style-name="ce62" table:formula="of:=COUNTIF([.C10:.K10];&quot;51&quot;) + COUNTIF([.C10:.K10];&quot;51L&quot;)+COUNTIF([.C10:.K10];&quot;2&quot;)+COUNTIF([.C10:.K10];&quot;52&quot;)+COUNTIF([.C10:.K1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10" calcext:value-type="date">
            <text:p>10. II. 07</text:p>
          </table:table-cell>
          <table:table-cell table:style-name="ce51" table:formula="of:=TEXT([.A11];&quot;Ddd&quot;)" office:value-type="string" office:string-value="sob" calcext:value-type="string">
            <text:p>sob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22"/>
          <table:table-cell table:style-name="ce18"/>
          <table:table-cell table:style-name="ce23"/>
          <table:table-cell table:style-name="ce18" table:number-columns-repeated="2"/>
          <table:table-cell table:style-name="ce34" office:value-type="string" calcext:value-type="string">
            <text:p>DAN</text:p>
          </table:table-cell>
          <table:table-cell table:style-name="ce55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55" table:formula="of:=COUNTIF([.C11:.K11];&quot;51&quot;) + COUNTIF([.C11:.K11];&quot;51L&quot;)" office:value-type="float" office:value="0" calcext:value-type="float">
            <text:p>0</text:p>
          </table:table-cell>
          <table:table-cell table:style-name="ce55" table:formula="of:=COUNTIF([.C11:.K11];&quot;52&quot;) + COUNTIF([.C11:.K11];&quot;52L&quot;)" office:value-type="float" office:value="0" calcext:value-type="float">
            <text:p>0</text:p>
          </table:table-cell>
          <table:table-cell table:style-name="ce55" table:formula="of:=COUNTIF([.C11:.K11];&quot;11-19&quot;) + COUNTIF([.C11:.K11];&quot;2&quot;)" office:value-type="float" office:value="0" calcext:value-type="float">
            <text:p>0</text:p>
          </table:table-cell>
          <table:table-cell table:style-name="ce55" table:formula="of:=COUNTIF([.C11:.K11];&quot;U&quot;)+COUNTIF([.C11:.K11];&quot;UL&quot;)" office:value-type="float" office:value="0" calcext:value-type="float">
            <text:p>0</text:p>
          </table:table-cell>
          <table:table-cell table:style-name="ce55" table:formula="of:=COUNTIF([.C11:.K11];&quot;KVIT&quot;)" office:value-type="float" office:value="0" calcext:value-type="float">
            <text:p>0</text:p>
          </table:table-cell>
          <table:table-cell table:style-name="ce60" table:formula="of:=COUNTBLANK([.C11:.K11])" office:value-type="float" office:value="6" calcext:value-type="float">
            <text:p>6</text:p>
          </table:table-cell>
          <table:table-cell table:style-name="ce62" table:formula="of:=COUNTIF([.C11:.K11];&quot;51&quot;) + COUNTIF([.C11:.K11];&quot;51L&quot;)+COUNTIF([.C11:.K11];&quot;2&quot;)+COUNTIF([.C11:.K11];&quot;52&quot;)+COUNTIF([.C11:.K1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11" calcext:value-type="date">
            <text:p>11. II. 07</text:p>
          </table:table-cell>
          <table:table-cell table:style-name="ce51" table:formula="of:=TEXT([.A12];&quot;Ddd&quot;)" office:value-type="string" office:string-value="ned" calcext:value-type="string">
            <text:p>ned</text:p>
          </table:table-cell>
          <table:table-cell table:style-name="ce18" office:value-type="string" calcext:value-type="string">
            <text:p>D</text:p>
          </table:table-cell>
          <table:table-cell table:style-name="ce22"/>
          <table:table-cell table:style-name="ce18"/>
          <table:table-cell table:style-name="ce18" office:value-type="string" calcext:value-type="string">
            <text:p>D</text:p>
          </table:table-cell>
          <table:table-cell table:style-name="ce18"/>
          <table:table-cell table:style-name="ce23"/>
          <table:table-cell table:style-name="ce18"/>
          <table:table-cell table:style-name="ce23" office:value-type="string" calcext:value-type="string">
            <text:p>L</text:p>
          </table:table-cell>
          <table:table-cell table:style-name="ce25"/>
          <table:table-cell table:style-name="ce34" office:value-type="string" calcext:value-type="string">
            <text:p>PIN</text:p>
          </table:table-cell>
          <table:table-cell table:style-name="ce55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55" table:formula="of:=COUNTIF([.C12:.K12];&quot;51&quot;) + COUNTIF([.C12:.K12];&quot;51L&quot;)" office:value-type="float" office:value="0" calcext:value-type="float">
            <text:p>0</text:p>
          </table:table-cell>
          <table:table-cell table:style-name="ce55" table:formula="of:=COUNTIF([.C12:.K12];&quot;52&quot;) + COUNTIF([.C12:.K12];&quot;52L&quot;)" office:value-type="float" office:value="0" calcext:value-type="float">
            <text:p>0</text:p>
          </table:table-cell>
          <table:table-cell table:style-name="ce55" table:formula="of:=COUNTIF([.C12:.K12];&quot;11-19&quot;) + COUNTIF([.C12:.K12];&quot;2&quot;)" office:value-type="float" office:value="0" calcext:value-type="float">
            <text:p>0</text:p>
          </table:table-cell>
          <table:table-cell table:style-name="ce55" table:formula="of:=COUNTIF([.C12:.K12];&quot;U&quot;)+COUNTIF([.C12:.K12];&quot;UL&quot;)" office:value-type="float" office:value="0" calcext:value-type="float">
            <text:p>0</text:p>
          </table:table-cell>
          <table:table-cell table:style-name="ce55" table:formula="of:=COUNTIF([.C12:.K12];&quot;KVIT&quot;)" office:value-type="float" office:value="0" calcext:value-type="float">
            <text:p>0</text:p>
          </table:table-cell>
          <table:table-cell table:style-name="ce60" table:formula="of:=COUNTBLANK([.C12:.K12])" office:value-type="float" office:value="6" calcext:value-type="float">
            <text:p>6</text:p>
          </table:table-cell>
          <table:table-cell table:style-name="ce62" table:formula="of:=COUNTIF([.C12:.K12];&quot;51&quot;) + COUNTIF([.C12:.K12];&quot;51L&quot;)+COUNTIF([.C12:.K12];&quot;2&quot;)+COUNTIF([.C12:.K12];&quot;52&quot;)+COUNTIF([.C12:.K1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12" calcext:value-type="date">
            <text:p>12. II. 07</text:p>
          </table:table-cell>
          <table:table-cell table:style-name="ce50" table:formula="of:=TEXT([.A13];&quot;Ddd&quot;)" office:value-type="string" office:string-value="pon" calcext:value-type="string">
            <text:p>pon</text:p>
          </table:table-cell>
          <table:table-cell table:style-name="ce21" office:value-type="string" calcext:value-type="string">
            <text:p>Sojak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30" office:value-type="string" calcext:value-type="string">
            <text:p>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DAN</text:p>
          </table:table-cell>
          <table:table-cell table:style-name="ce55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55" table:formula="of:=COUNTIF([.C13:.K13];&quot;51&quot;) + COUNTIF([.C13:.K13];&quot;51L&quot;)" office:value-type="float" office:value="1" calcext:value-type="float">
            <text:p>1</text:p>
          </table:table-cell>
          <table:table-cell table:style-name="ce55" table:formula="of:=COUNTIF([.C13:.K13];&quot;52&quot;) + COUNTIF([.C13:.K13];&quot;52L&quot;)" office:value-type="float" office:value="0" calcext:value-type="float">
            <text:p>0</text:p>
          </table:table-cell>
          <table:table-cell table:style-name="ce55" table:formula="of:=COUNTIF([.C13:.K13];&quot;11-19&quot;) + COUNTIF([.C13:.K13];&quot;2&quot;)" office:value-type="float" office:value="2" calcext:value-type="float">
            <text:p>2</text:p>
          </table:table-cell>
          <table:table-cell table:style-name="ce55" table:formula="of:=COUNTIF([.C13:.K13];&quot;U&quot;)+COUNTIF([.C13:.K13];&quot;UL&quot;)" office:value-type="float" office:value="1" calcext:value-type="float">
            <text:p>1</text:p>
          </table:table-cell>
          <table:table-cell table:style-name="ce55" table:formula="of:=COUNTIF([.C13:.K13];&quot;KVIT&quot;)" office:value-type="float" office:value="1" calcext:value-type="float">
            <text:p>1</text:p>
          </table:table-cell>
          <table:table-cell table:style-name="ce60" table:formula="of:=COUNTBLANK([.C13:.K13])" office:value-type="float" office:value="1" calcext:value-type="float">
            <text:p>1</text:p>
          </table:table-cell>
          <table:table-cell table:style-name="ce62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13" calcext:value-type="date">
            <text:p>13. II. 07</text:p>
          </table:table-cell>
          <table:table-cell table:style-name="ce50" table:formula="of:=TEXT([.A14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52" office:value-type="string" calcext:value-type="string">
            <text:p>52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DAN</text:p>
          </table:table-cell>
          <table:table-cell table:style-name="ce55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55" table:formula="of:=COUNTIF([.C14:.K14];&quot;51&quot;) + COUNTIF([.C14:.K14];&quot;51L&quot;)" office:value-type="float" office:value="1" calcext:value-type="float">
            <text:p>1</text:p>
          </table:table-cell>
          <table:table-cell table:style-name="ce55" table:formula="of:=COUNTIF([.C14:.K14];&quot;52&quot;) + COUNTIF([.C14:.K14];&quot;52L&quot;)" office:value-type="float" office:value="1" calcext:value-type="float">
            <text:p>1</text:p>
          </table:table-cell>
          <table:table-cell table:style-name="ce55" table:formula="of:=COUNTIF([.C14:.K14];&quot;11-19&quot;) + COUNTIF([.C14:.K14];&quot;2&quot;)" office:value-type="float" office:value="1" calcext:value-type="float">
            <text:p>1</text:p>
          </table:table-cell>
          <table:table-cell table:style-name="ce55" table:formula="of:=COUNTIF([.C14:.K14];&quot;U&quot;)+COUNTIF([.C14:.K14];&quot;UL&quot;)" office:value-type="float" office:value="1" calcext:value-type="float">
            <text:p>1</text:p>
          </table:table-cell>
          <table:table-cell table:style-name="ce55" table:formula="of:=COUNTIF([.C14:.K14];&quot;KVIT&quot;)" office:value-type="float" office:value="1" calcext:value-type="float">
            <text:p>1</text:p>
          </table:table-cell>
          <table:table-cell table:style-name="ce60" table:formula="of:=COUNTBLANK([.C14:.K14])" office:value-type="float" office:value="1" calcext:value-type="float">
            <text:p>1</text:p>
          </table:table-cell>
          <table:table-cell table:style-name="ce62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14" calcext:value-type="date">
            <text:p>14. II. 07</text:p>
          </table:table-cell>
          <table:table-cell table:style-name="ce50" table:formula="of:=TEXT([.A1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52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DAN</text:p>
          </table:table-cell>
          <table:table-cell table:style-name="ce55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55" table:formula="of:=COUNTIF([.C15:.K15];&quot;51&quot;) + COUNTIF([.C15:.K15];&quot;51L&quot;)" office:value-type="float" office:value="1" calcext:value-type="float">
            <text:p>1</text:p>
          </table:table-cell>
          <table:table-cell table:style-name="ce55" table:formula="of:=COUNTIF([.C15:.K15];&quot;52&quot;) + COUNTIF([.C15:.K15];&quot;52L&quot;)" office:value-type="float" office:value="1" calcext:value-type="float">
            <text:p>1</text:p>
          </table:table-cell>
          <table:table-cell table:style-name="ce55" table:formula="of:=COUNTIF([.C15:.K15];&quot;11-19&quot;) + COUNTIF([.C15:.K15];&quot;2&quot;)" office:value-type="float" office:value="1" calcext:value-type="float">
            <text:p>1</text:p>
          </table:table-cell>
          <table:table-cell table:style-name="ce55" table:formula="of:=COUNTIF([.C15:.K15];&quot;U&quot;)+COUNTIF([.C15:.K15];&quot;UL&quot;)" office:value-type="float" office:value="1" calcext:value-type="float">
            <text:p>1</text:p>
          </table:table-cell>
          <table:table-cell table:style-name="ce55" table:formula="of:=COUNTIF([.C15:.K15];&quot;KVIT&quot;)" office:value-type="float" office:value="1" calcext:value-type="float">
            <text:p>1</text:p>
          </table:table-cell>
          <table:table-cell table:style-name="ce60" table:formula="of:=COUNTBLANK([.C15:.K15])" office:value-type="float" office:value="1" calcext:value-type="float">
            <text:p>1</text:p>
          </table:table-cell>
          <table:table-cell table:style-name="ce62" table:formula="of:=COUNTIF([.C15:.K15];&quot;51&quot;) + COUNTIF([.C15:.K15];&quot;51L&quot;)+COUNTIF([.C15:.K15];&quot;2&quot;)+COUNTIF([.C15:.K15];&quot;52&quot;)+COUNTIF([.C15:.K1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15" calcext:value-type="date">
            <text:p>15. II. 07</text:p>
          </table:table-cell>
          <table:table-cell table:style-name="ce50" table:formula="of:=TEXT([.A16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U</text:span><text:span text:style-name="T2">L</text:span>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52" office:value-type="string" calcext:value-type="string">
            <text:p>52</text:p>
          </table:table-cell>
          <table:table-cell table:style-name="ce34" office:value-type="string" calcext:value-type="string">
            <text:p>DAN</text:p>
          </table:table-cell>
          <table:table-cell table:style-name="ce55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55" table:formula="of:=COUNTIF([.C16:.K16];&quot;51&quot;) + COUNTIF([.C16:.K16];&quot;51L&quot;)" office:value-type="float" office:value="1" calcext:value-type="float">
            <text:p>1</text:p>
          </table:table-cell>
          <table:table-cell table:style-name="ce55" table:formula="of:=COUNTIF([.C16:.K16];&quot;52&quot;) + COUNTIF([.C16:.K16];&quot;52L&quot;)" office:value-type="float" office:value="1" calcext:value-type="float">
            <text:p>1</text:p>
          </table:table-cell>
          <table:table-cell table:style-name="ce55" table:formula="of:=COUNTIF([.C16:.K16];&quot;11-19&quot;) + COUNTIF([.C16:.K16];&quot;2&quot;)" office:value-type="float" office:value="1" calcext:value-type="float">
            <text:p>1</text:p>
          </table:table-cell>
          <table:table-cell table:style-name="ce55" table:formula="of:=COUNTIF([.C16:.K16];&quot;U&quot;)+COUNTIF([.C16:.K16];&quot;UL&quot;)" office:value-type="float" office:value="1" calcext:value-type="float">
            <text:p>1</text:p>
          </table:table-cell>
          <table:table-cell table:style-name="ce55" table:formula="of:=COUNTIF([.C16:.K16];&quot;KVIT&quot;)" office:value-type="float" office:value="1" calcext:value-type="float">
            <text:p>1</text:p>
          </table:table-cell>
          <table:table-cell table:style-name="ce60" table:formula="of:=COUNTBLANK([.C16:.K16])" office:value-type="float" office:value="1" calcext:value-type="float">
            <text:p>1</text:p>
          </table:table-cell>
          <table:table-cell table:style-name="ce62" table:formula="of:=COUNTIF([.C16:.K16];&quot;51&quot;) + COUNTIF([.C16:.K16];&quot;51L&quot;)+COUNTIF([.C16:.K16];&quot;2&quot;)+COUNTIF([.C16:.K16];&quot;52&quot;)+COUNTIF([.C16:.K1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16" calcext:value-type="date">
            <text:p>16. II. 07</text:p>
          </table:table-cell>
          <table:table-cell table:style-name="ce50" table:formula="of:=TEXT([.A1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DAN</text:p>
          </table:table-cell>
          <table:table-cell table:style-name="ce55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55" table:formula="of:=COUNTIF([.C17:.K17];&quot;51&quot;) + COUNTIF([.C17:.K17];&quot;51L&quot;)" office:value-type="float" office:value="1" calcext:value-type="float">
            <text:p>1</text:p>
          </table:table-cell>
          <table:table-cell table:style-name="ce55" table:formula="of:=COUNTIF([.C17:.K17];&quot;52&quot;) + COUNTIF([.C17:.K17];&quot;52L&quot;)" office:value-type="float" office:value="1" calcext:value-type="float">
            <text:p>1</text:p>
          </table:table-cell>
          <table:table-cell table:style-name="ce55" table:formula="of:=COUNTIF([.C17:.K17];&quot;11-19&quot;) + COUNTIF([.C17:.K17];&quot;2&quot;)" office:value-type="float" office:value="1" calcext:value-type="float">
            <text:p>1</text:p>
          </table:table-cell>
          <table:table-cell table:style-name="ce55" table:formula="of:=COUNTIF([.C17:.K17];&quot;U&quot;)+COUNTIF([.C17:.K17];&quot;UL&quot;)" office:value-type="float" office:value="1" calcext:value-type="float">
            <text:p>1</text:p>
          </table:table-cell>
          <table:table-cell table:style-name="ce55" table:formula="of:=COUNTIF([.C17:.K17];&quot;KVIT&quot;)" office:value-type="float" office:value="1" calcext:value-type="float">
            <text:p>1</text:p>
          </table:table-cell>
          <table:table-cell table:style-name="ce60" table:formula="of:=COUNTBLANK([.C17:.K17])" office:value-type="float" office:value="1" calcext:value-type="float">
            <text:p>1</text:p>
          </table:table-cell>
          <table:table-cell table:style-name="ce62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17" calcext:value-type="date">
            <text:p>17. II. 07</text:p>
          </table:table-cell>
          <table:table-cell table:style-name="ce51" table:formula="of:=TEXT([.A18];&quot;Ddd&quot;)" office:value-type="string" office:string-value="sob" calcext:value-type="string">
            <text:p>sob</text:p>
          </table:table-cell>
          <table:table-cell table:style-name="ce25"/>
          <table:table-cell table:style-name="ce22" table:number-columns-repeated="2"/>
          <table:table-cell table:style-name="ce18" office:value-type="string" calcext:value-type="string">
            <text:p>D</text:p>
          </table:table-cell>
          <table:table-cell table:style-name="ce18"/>
          <table:table-cell table:style-name="ce18" office:value-type="string" calcext:value-type="string">
            <text:p>D</text:p>
          </table:table-cell>
          <table:table-cell table:style-name="ce22"/>
          <table:table-cell table:style-name="ce23" office:value-type="string" calcext:value-type="string">
            <text:p>L</text:p>
          </table:table-cell>
          <table:table-cell table:style-name="ce22"/>
          <table:table-cell table:style-name="ce34" office:value-type="string" calcext:value-type="string">
            <text:p>KOS</text:p>
          </table:table-cell>
          <table:table-cell table:style-name="ce55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55" table:formula="of:=COUNTIF([.C18:.K18];&quot;51&quot;) + COUNTIF([.C18:.K18];&quot;51L&quot;)" office:value-type="float" office:value="0" calcext:value-type="float">
            <text:p>0</text:p>
          </table:table-cell>
          <table:table-cell table:style-name="ce55" table:formula="of:=COUNTIF([.C18:.K18];&quot;52&quot;) + COUNTIF([.C18:.K18];&quot;52L&quot;)" office:value-type="float" office:value="0" calcext:value-type="float">
            <text:p>0</text:p>
          </table:table-cell>
          <table:table-cell table:style-name="ce55" table:formula="of:=COUNTIF([.C18:.K18];&quot;11-19&quot;) + COUNTIF([.C18:.K18];&quot;2&quot;)" office:value-type="float" office:value="0" calcext:value-type="float">
            <text:p>0</text:p>
          </table:table-cell>
          <table:table-cell table:style-name="ce55" table:formula="of:=COUNTIF([.C18:.K18];&quot;U&quot;)+COUNTIF([.C18:.K18];&quot;UL&quot;)" office:value-type="float" office:value="0" calcext:value-type="float">
            <text:p>0</text:p>
          </table:table-cell>
          <table:table-cell table:style-name="ce55" table:formula="of:=COUNTIF([.C18:.K18];&quot;KVIT&quot;)" office:value-type="float" office:value="0" calcext:value-type="float">
            <text:p>0</text:p>
          </table:table-cell>
          <table:table-cell table:style-name="ce60" table:formula="of:=COUNTBLANK([.C18:.K18])" office:value-type="float" office:value="6" calcext:value-type="float">
            <text:p>6</text:p>
          </table:table-cell>
          <table:table-cell table:style-name="ce62" table:formula="of:=COUNTIF([.C18:.K18];&quot;51&quot;) + COUNTIF([.C18:.K18];&quot;51L&quot;)+COUNTIF([.C18:.K18];&quot;2&quot;)+COUNTIF([.C18:.K18];&quot;52&quot;)+COUNTIF([.C18:.K1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18" calcext:value-type="date">
            <text:p>18. II. 07</text:p>
          </table:table-cell>
          <table:table-cell table:style-name="ce51" table:formula="of:=TEXT([.A19];&quot;Ddd&quot;)" office:value-type="string" office:string-value="ned" calcext:value-type="string">
            <text:p>ned</text:p>
          </table:table-cell>
          <table:table-cell table:style-name="ce18"/>
          <table:table-cell table:style-name="ce22"/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18" office:value-type="string" calcext:value-type="string">
            <text:p>D</text:p>
          </table:table-cell>
          <table:table-cell table:style-name="ce18"/>
          <table:table-cell table:style-name="ce23" table:number-columns-repeated="2"/>
          <table:table-cell table:style-name="ce34" office:value-type="string" calcext:value-type="string">
            <text:p>KOS</text:p>
          </table:table-cell>
          <table:table-cell table:style-name="ce55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55" table:formula="of:=COUNTIF([.C19:.K19];&quot;51&quot;) + COUNTIF([.C19:.K19];&quot;51L&quot;)" office:value-type="float" office:value="0" calcext:value-type="float">
            <text:p>0</text:p>
          </table:table-cell>
          <table:table-cell table:style-name="ce55" table:formula="of:=COUNTIF([.C19:.K19];&quot;52&quot;) + COUNTIF([.C19:.K19];&quot;52L&quot;)" office:value-type="float" office:value="0" calcext:value-type="float">
            <text:p>0</text:p>
          </table:table-cell>
          <table:table-cell table:style-name="ce55" table:formula="of:=COUNTIF([.C19:.K19];&quot;11-19&quot;) + COUNTIF([.C19:.K19];&quot;2&quot;)" office:value-type="float" office:value="0" calcext:value-type="float">
            <text:p>0</text:p>
          </table:table-cell>
          <table:table-cell table:style-name="ce55" table:formula="of:=COUNTIF([.C19:.K19];&quot;U&quot;)+COUNTIF([.C19:.K19];&quot;UL&quot;)" office:value-type="float" office:value="0" calcext:value-type="float">
            <text:p>0</text:p>
          </table:table-cell>
          <table:table-cell table:style-name="ce55" table:formula="of:=COUNTIF([.C19:.K19];&quot;KVIT&quot;)" office:value-type="float" office:value="0" calcext:value-type="float">
            <text:p>0</text:p>
          </table:table-cell>
          <table:table-cell table:style-name="ce60" table:formula="of:=COUNTBLANK([.C19:.K19])" office:value-type="float" office:value="6" calcext:value-type="float">
            <text:p>6</text:p>
          </table:table-cell>
          <table:table-cell table:style-name="ce62" table:formula="of:=COUNTIF([.C19:.K19];&quot;51&quot;) + COUNTIF([.C19:.K19];&quot;51L&quot;)+COUNTIF([.C19:.K19];&quot;2&quot;)+COUNTIF([.C19:.K19];&quot;52&quot;)+COUNTIF([.C19:.K1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19" calcext:value-type="date">
            <text:p>19. II. 07</text:p>
          </table:table-cell>
          <table:table-cell table:style-name="ce50" table:formula="of:=TEXT([.A20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KOS</text:p>
          </table:table-cell>
          <table:table-cell table:style-name="ce55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55" table:formula="of:=COUNTIF([.C20:.K20];&quot;51&quot;) + COUNTIF([.C20:.K20];&quot;51L&quot;)" office:value-type="float" office:value="1" calcext:value-type="float">
            <text:p>1</text:p>
          </table:table-cell>
          <table:table-cell table:style-name="ce55" table:formula="of:=COUNTIF([.C20:.K20];&quot;52&quot;) + COUNTIF([.C20:.K20];&quot;52L&quot;)" office:value-type="float" office:value="1" calcext:value-type="float">
            <text:p>1</text:p>
          </table:table-cell>
          <table:table-cell table:style-name="ce55" table:formula="of:=COUNTIF([.C20:.K20];&quot;11-19&quot;) + COUNTIF([.C20:.K20];&quot;2&quot;)" office:value-type="float" office:value="1" calcext:value-type="float">
            <text:p>1</text:p>
          </table:table-cell>
          <table:table-cell table:style-name="ce55" table:formula="of:=COUNTIF([.C20:.K20];&quot;U&quot;)+COUNTIF([.C20:.K20];&quot;UL&quot;)" office:value-type="float" office:value="1" calcext:value-type="float">
            <text:p>1</text:p>
          </table:table-cell>
          <table:table-cell table:style-name="ce55" table:formula="of:=COUNTIF([.C20:.K20];&quot;KVIT&quot;)" office:value-type="float" office:value="1" calcext:value-type="float">
            <text:p>1</text:p>
          </table:table-cell>
          <table:table-cell table:style-name="ce60" table:formula="of:=COUNTBLANK([.C20:.K20])" office:value-type="float" office:value="1" calcext:value-type="float">
            <text:p>1</text:p>
          </table:table-cell>
          <table:table-cell table:style-name="ce62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20" calcext:value-type="date">
            <text:p>20. II. 07</text:p>
          </table:table-cell>
          <table:table-cell table:style-name="ce50" table:formula="of:=TEXT([.A21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55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55" table:formula="of:=COUNTIF([.C21:.K21];&quot;51&quot;) + COUNTIF([.C21:.K21];&quot;51L&quot;)" office:value-type="float" office:value="1" calcext:value-type="float">
            <text:p>1</text:p>
          </table:table-cell>
          <table:table-cell table:style-name="ce55" table:formula="of:=COUNTIF([.C21:.K21];&quot;52&quot;) + COUNTIF([.C21:.K21];&quot;52L&quot;)" office:value-type="float" office:value="1" calcext:value-type="float">
            <text:p>1</text:p>
          </table:table-cell>
          <table:table-cell table:style-name="ce55" table:formula="of:=COUNTIF([.C21:.K21];&quot;11-19&quot;) + COUNTIF([.C21:.K21];&quot;2&quot;)" office:value-type="float" office:value="1" calcext:value-type="float">
            <text:p>1</text:p>
          </table:table-cell>
          <table:table-cell table:style-name="ce55" table:formula="of:=COUNTIF([.C21:.K21];&quot;U&quot;)+COUNTIF([.C21:.K21];&quot;UL&quot;)" office:value-type="float" office:value="1" calcext:value-type="float">
            <text:p>1</text:p>
          </table:table-cell>
          <table:table-cell table:style-name="ce55" table:formula="of:=COUNTIF([.C21:.K21];&quot;KVIT&quot;)" office:value-type="float" office:value="1" calcext:value-type="float">
            <text:p>1</text:p>
          </table:table-cell>
          <table:table-cell table:style-name="ce60" table:formula="of:=COUNTBLANK([.C21:.K21])" office:value-type="float" office:value="1" calcext:value-type="float">
            <text:p>1</text:p>
          </table:table-cell>
          <table:table-cell table:style-name="ce62" table:formula="of:=COUNTIF([.C21:.K21];&quot;51&quot;) + COUNTIF([.C21:.K21];&quot;51L&quot;)+COUNTIF([.C21:.K21];&quot;2&quot;)+COUNTIF([.C21:.K21];&quot;52&quot;)+COUNTIF([.C21:.K2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21" calcext:value-type="date">
            <text:p>21. II. 07</text:p>
          </table:table-cell>
          <table:table-cell table:style-name="ce50" table:formula="of:=TEXT([.A2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SD</text:p>
          </table:table-cell>
          <table:table-cell table:style-name="ce52" office:value-type="string" calcext:value-type="string">
            <text:p>52</text:p>
          </table:table-cell>
          <table:table-cell table:style-name="ce13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55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55" table:formula="of:=COUNTIF([.C22:.K22];&quot;51&quot;) + COUNTIF([.C22:.K22];&quot;51L&quot;)" office:value-type="float" office:value="1" calcext:value-type="float">
            <text:p>1</text:p>
          </table:table-cell>
          <table:table-cell table:style-name="ce55" table:formula="of:=COUNTIF([.C22:.K22];&quot;52&quot;) + COUNTIF([.C22:.K22];&quot;52L&quot;)" office:value-type="float" office:value="1" calcext:value-type="float">
            <text:p>1</text:p>
          </table:table-cell>
          <table:table-cell table:style-name="ce55" table:formula="of:=COUNTIF([.C22:.K22];&quot;11-19&quot;) + COUNTIF([.C22:.K22];&quot;2&quot;)" office:value-type="float" office:value="1" calcext:value-type="float">
            <text:p>1</text:p>
          </table:table-cell>
          <table:table-cell table:style-name="ce55" table:formula="of:=COUNTIF([.C22:.K22];&quot;U&quot;)+COUNTIF([.C22:.K22];&quot;UL&quot;)" office:value-type="float" office:value="1" calcext:value-type="float">
            <text:p>1</text:p>
          </table:table-cell>
          <table:table-cell table:style-name="ce55" table:formula="of:=COUNTIF([.C22:.K22];&quot;KVIT&quot;)" office:value-type="float" office:value="1" calcext:value-type="float">
            <text:p>1</text:p>
          </table:table-cell>
          <table:table-cell table:style-name="ce60" table:formula="of:=COUNTBLANK([.C22:.K22])" office:value-type="float" office:value="1" calcext:value-type="float">
            <text:p>1</text:p>
          </table:table-cell>
          <table:table-cell table:style-name="ce62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22" calcext:value-type="date">
            <text:p>22. II. 07</text:p>
          </table:table-cell>
          <table:table-cell table:style-name="ce50" table:formula="of:=TEXT([.A23];&quot;Ddd&quot;)" office:value-type="string" office:string-value="čet" calcext:value-type="string">
            <text:p>čet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55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55" table:formula="of:=COUNTIF([.C23:.K23];&quot;51&quot;) + COUNTIF([.C23:.K23];&quot;51L&quot;)" office:value-type="float" office:value="1" calcext:value-type="float">
            <text:p>1</text:p>
          </table:table-cell>
          <table:table-cell table:style-name="ce55" table:formula="of:=COUNTIF([.C23:.K23];&quot;52&quot;) + COUNTIF([.C23:.K23];&quot;52L&quot;)" office:value-type="float" office:value="1" calcext:value-type="float">
            <text:p>1</text:p>
          </table:table-cell>
          <table:table-cell table:style-name="ce55" table:formula="of:=COUNTIF([.C23:.K23];&quot;11-19&quot;) + COUNTIF([.C23:.K23];&quot;2&quot;)" office:value-type="float" office:value="1" calcext:value-type="float">
            <text:p>1</text:p>
          </table:table-cell>
          <table:table-cell table:style-name="ce55" table:formula="of:=COUNTIF([.C23:.K23];&quot;U&quot;)+COUNTIF([.C23:.K23];&quot;UL&quot;)" office:value-type="float" office:value="1" calcext:value-type="float">
            <text:p>1</text:p>
          </table:table-cell>
          <table:table-cell table:style-name="ce55" table:formula="of:=COUNTIF([.C23:.K23];&quot;KVIT&quot;)" office:value-type="float" office:value="1" calcext:value-type="float">
            <text:p>1</text:p>
          </table:table-cell>
          <table:table-cell table:style-name="ce60" table:formula="of:=COUNTBLANK([.C23:.K23])" office:value-type="float" office:value="1" calcext:value-type="float">
            <text:p>1</text:p>
          </table:table-cell>
          <table:table-cell table:style-name="ce62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23" calcext:value-type="date">
            <text:p>23. II. 07</text:p>
          </table:table-cell>
          <table:table-cell table:style-name="ce50" table:formula="of:=TEXT([.A24];&quot;Ddd&quot;)" office:value-type="string" office:string-value="pet" calcext:value-type="string">
            <text:p>pet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S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55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55" table:formula="of:=COUNTIF([.C24:.K24];&quot;51&quot;) + COUNTIF([.C24:.K24];&quot;51L&quot;)" office:value-type="float" office:value="1" calcext:value-type="float">
            <text:p>1</text:p>
          </table:table-cell>
          <table:table-cell table:style-name="ce55" table:formula="of:=COUNTIF([.C24:.K24];&quot;52&quot;) + COUNTIF([.C24:.K24];&quot;52L&quot;)" office:value-type="float" office:value="1" calcext:value-type="float">
            <text:p>1</text:p>
          </table:table-cell>
          <table:table-cell table:style-name="ce55" table:formula="of:=COUNTIF([.C24:.K24];&quot;11-19&quot;) + COUNTIF([.C24:.K24];&quot;2&quot;)" office:value-type="float" office:value="1" calcext:value-type="float">
            <text:p>1</text:p>
          </table:table-cell>
          <table:table-cell table:style-name="ce55" table:formula="of:=COUNTIF([.C24:.K24];&quot;U&quot;)+COUNTIF([.C24:.K24];&quot;UL&quot;)" office:value-type="float" office:value="1" calcext:value-type="float">
            <text:p>1</text:p>
          </table:table-cell>
          <table:table-cell table:style-name="ce55" table:formula="of:=COUNTIF([.C24:.K24];&quot;KVIT&quot;)" office:value-type="float" office:value="1" calcext:value-type="float">
            <text:p>1</text:p>
          </table:table-cell>
          <table:table-cell table:style-name="ce60" table:formula="of:=COUNTBLANK([.C24:.K24])" office:value-type="float" office:value="1" calcext:value-type="float">
            <text:p>1</text:p>
          </table:table-cell>
          <table:table-cell table:style-name="ce62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24" calcext:value-type="date">
            <text:p>24. II. 07</text:p>
          </table:table-cell>
          <table:table-cell table:style-name="ce51" table:formula="of:=TEXT([.A25];&quot;Ddd&quot;)" office:value-type="string" office:string-value="sob" calcext:value-type="string">
            <text:p>sob</text:p>
          </table:table-cell>
          <table:table-cell table:style-name="ce23" office:value-type="string" calcext:value-type="string">
            <text:p>L</text:p>
          </table:table-cell>
          <table:table-cell table:style-name="ce22" table:number-columns-repeated="2"/>
          <table:table-cell table:style-name="ce18"/>
          <table:table-cell table:number-columns-repeated="2" table:style-name="ce18" office:value-type="string" calcext:value-type="string">
            <text:p>D</text:p>
          </table:table-cell>
          <table:table-cell table:style-name="ce18"/>
          <table:table-cell table:style-name="ce18" office:value-type="string" calcext:value-type="string">
            <text:p>D</text:p>
          </table:table-cell>
          <table:table-cell table:style-name="ce22"/>
          <table:table-cell table:style-name="ce34" office:value-type="string" calcext:value-type="string">
            <text:p>KON</text:p>
          </table:table-cell>
          <table:table-cell table:style-name="ce55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55" table:formula="of:=COUNTIF([.C25:.K25];&quot;51&quot;) + COUNTIF([.C25:.K25];&quot;51L&quot;)" office:value-type="float" office:value="0" calcext:value-type="float">
            <text:p>0</text:p>
          </table:table-cell>
          <table:table-cell table:style-name="ce55" table:formula="of:=COUNTIF([.C25:.K25];&quot;52&quot;) + COUNTIF([.C25:.K25];&quot;52L&quot;)" office:value-type="float" office:value="0" calcext:value-type="float">
            <text:p>0</text:p>
          </table:table-cell>
          <table:table-cell table:style-name="ce55" table:formula="of:=COUNTIF([.C25:.K25];&quot;11-19&quot;) + COUNTIF([.C25:.K25];&quot;2&quot;)" office:value-type="float" office:value="0" calcext:value-type="float">
            <text:p>0</text:p>
          </table:table-cell>
          <table:table-cell table:style-name="ce55" table:formula="of:=COUNTIF([.C25:.K25];&quot;U&quot;)+COUNTIF([.C25:.K25];&quot;UL&quot;)" office:value-type="float" office:value="0" calcext:value-type="float">
            <text:p>0</text:p>
          </table:table-cell>
          <table:table-cell table:style-name="ce55" table:formula="of:=COUNTIF([.C25:.K25];&quot;KVIT&quot;)" office:value-type="float" office:value="0" calcext:value-type="float">
            <text:p>0</text:p>
          </table:table-cell>
          <table:table-cell table:style-name="ce60" table:formula="of:=COUNTBLANK([.C25:.K25])" office:value-type="float" office:value="5" calcext:value-type="float">
            <text:p>5</text:p>
          </table:table-cell>
          <table:table-cell table:style-name="ce62" table:formula="of:=COUNTIF([.C25:.K25];&quot;51&quot;) + COUNTIF([.C25:.K25];&quot;51L&quot;)+COUNTIF([.C25:.K25];&quot;2&quot;)+COUNTIF([.C25:.K25];&quot;52&quot;)+COUNTIF([.C25:.K2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2-25" calcext:value-type="date">
            <text:p>25. II. 07</text:p>
          </table:table-cell>
          <table:table-cell table:style-name="ce51" table:formula="of:=TEXT([.A26];&quot;Ddd&quot;)" office:value-type="string" office:string-value="ned" calcext:value-type="string">
            <text:p>ned</text:p>
          </table:table-cell>
          <table:table-cell table:style-name="ce23" office:value-type="string" calcext:value-type="string">
            <text:p>L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D</text:p>
          </table:table-cell>
          <table:table-cell table:style-name="ce23"/>
          <table:table-cell table:style-name="ce18" office:value-type="string" calcext:value-type="string">
            <text:p>D</text:p>
          </table:table-cell>
          <table:table-cell table:style-name="ce18"/>
          <table:table-cell table:style-name="ce34" office:value-type="string" calcext:value-type="string">
            <text:p>KON</text:p>
          </table:table-cell>
          <table:table-cell table:style-name="ce55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55" table:formula="of:=COUNTIF([.C26:.K26];&quot;51&quot;) + COUNTIF([.C26:.K26];&quot;51L&quot;)" office:value-type="float" office:value="0" calcext:value-type="float">
            <text:p>0</text:p>
          </table:table-cell>
          <table:table-cell table:style-name="ce55" table:formula="of:=COUNTIF([.C26:.K26];&quot;52&quot;) + COUNTIF([.C26:.K26];&quot;52L&quot;)" office:value-type="float" office:value="0" calcext:value-type="float">
            <text:p>0</text:p>
          </table:table-cell>
          <table:table-cell table:style-name="ce55" table:formula="of:=COUNTIF([.C26:.K26];&quot;11-19&quot;) + COUNTIF([.C26:.K26];&quot;2&quot;)" office:value-type="float" office:value="0" calcext:value-type="float">
            <text:p>0</text:p>
          </table:table-cell>
          <table:table-cell table:style-name="ce55" table:formula="of:=COUNTIF([.C26:.K26];&quot;U&quot;)+COUNTIF([.C26:.K26];&quot;UL&quot;)" office:value-type="float" office:value="0" calcext:value-type="float">
            <text:p>0</text:p>
          </table:table-cell>
          <table:table-cell table:style-name="ce55" table:formula="of:=COUNTIF([.C26:.K26];&quot;KVIT&quot;)" office:value-type="float" office:value="0" calcext:value-type="float">
            <text:p>0</text:p>
          </table:table-cell>
          <table:table-cell table:style-name="ce60" table:formula="of:=COUNTBLANK([.C26:.K26])" office:value-type="float" office:value="5" calcext:value-type="float">
            <text:p>5</text:p>
          </table:table-cell>
          <table:table-cell table:style-name="ce62" table:formula="of:=COUNTIF([.C26:.K26];&quot;51&quot;) + COUNTIF([.C26:.K26];&quot;51L&quot;)+COUNTIF([.C26:.K26];&quot;2&quot;)+COUNTIF([.C26:.K26];&quot;52&quot;)+COUNTIF([.C26:.K2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26" calcext:value-type="date">
            <text:p>26. II. 07</text:p>
          </table:table-cell>
          <table:table-cell table:style-name="ce50" table:formula="of:=TEXT([.A2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53"/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KON</text:p>
          </table:table-cell>
          <table:table-cell table:style-name="ce55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55" table:formula="of:=COUNTIF([.C27:.K27];&quot;51&quot;) + COUNTIF([.C27:.K27];&quot;51L&quot;)" office:value-type="float" office:value="1" calcext:value-type="float">
            <text:p>1</text:p>
          </table:table-cell>
          <table:table-cell table:style-name="ce55" table:formula="of:=COUNTIF([.C27:.K27];&quot;52&quot;) + COUNTIF([.C27:.K27];&quot;52L&quot;)" office:value-type="float" office:value="1" calcext:value-type="float">
            <text:p>1</text:p>
          </table:table-cell>
          <table:table-cell table:style-name="ce55" table:formula="of:=COUNTIF([.C27:.K27];&quot;11-19&quot;) + COUNTIF([.C27:.K27];&quot;2&quot;)" office:value-type="float" office:value="0" calcext:value-type="float">
            <text:p>0</text:p>
          </table:table-cell>
          <table:table-cell table:style-name="ce55" table:formula="of:=COUNTIF([.C27:.K27];&quot;U&quot;)+COUNTIF([.C27:.K27];&quot;UL&quot;)" office:value-type="float" office:value="0" calcext:value-type="float">
            <text:p>0</text:p>
          </table:table-cell>
          <table:table-cell table:style-name="ce55" table:formula="of:=COUNTIF([.C27:.K27];&quot;KVIT&quot;)" office:value-type="float" office:value="2" calcext:value-type="float">
            <text:p>2</text:p>
          </table:table-cell>
          <table:table-cell table:style-name="ce60" table:formula="of:=COUNTBLANK([.C27:.K27])" office:value-type="float" office:value="1" calcext:value-type="float">
            <text:p>1</text:p>
          </table:table-cell>
          <table:table-cell table:style-name="ce62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27" calcext:value-type="date">
            <text:p>27. II. 07</text:p>
          </table:table-cell>
          <table:table-cell table:style-name="ce50" table:formula="of:=TEXT([.A28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KON</text:p>
          </table:table-cell>
          <table:table-cell table:style-name="ce55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55" table:formula="of:=COUNTIF([.C28:.K28];&quot;51&quot;) + COUNTIF([.C28:.K28];&quot;51L&quot;)" office:value-type="float" office:value="1" calcext:value-type="float">
            <text:p>1</text:p>
          </table:table-cell>
          <table:table-cell table:style-name="ce55" table:formula="of:=COUNTIF([.C28:.K28];&quot;52&quot;) + COUNTIF([.C28:.K28];&quot;52L&quot;)" office:value-type="float" office:value="1" calcext:value-type="float">
            <text:p>1</text:p>
          </table:table-cell>
          <table:table-cell table:style-name="ce55" table:formula="of:=COUNTIF([.C28:.K28];&quot;11-19&quot;) + COUNTIF([.C28:.K28];&quot;2&quot;)" office:value-type="float" office:value="1" calcext:value-type="float">
            <text:p>1</text:p>
          </table:table-cell>
          <table:table-cell table:style-name="ce55" table:formula="of:=COUNTIF([.C28:.K28];&quot;U&quot;)+COUNTIF([.C28:.K28];&quot;UL&quot;)" office:value-type="float" office:value="1" calcext:value-type="float">
            <text:p>1</text:p>
          </table:table-cell>
          <table:table-cell table:style-name="ce55" table:formula="of:=COUNTIF([.C28:.K28];&quot;KVIT&quot;)" office:value-type="float" office:value="1" calcext:value-type="float">
            <text:p>1</text:p>
          </table:table-cell>
          <table:table-cell table:style-name="ce60" table:formula="of:=COUNTBLANK([.C28:.K28])" office:value-type="float" office:value="1" calcext:value-type="float">
            <text:p>1</text:p>
          </table:table-cell>
          <table:table-cell table:style-name="ce62" table:formula="of:=COUNTIF([.C28:.K28];&quot;51&quot;) + COUNTIF([.C28:.K28];&quot;51L&quot;)+COUNTIF([.C28:.K28];&quot;2&quot;)+COUNTIF([.C28:.K28];&quot;52&quot;)+COUNTIF([.C28:.K2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2-28" calcext:value-type="date">
            <text:p>28. II. 07</text:p>
          </table:table-cell>
          <table:table-cell table:style-name="ce50" table:formula="of:=TEXT([.A29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52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KON</text:p>
          </table:table-cell>
          <table:table-cell table:style-name="ce55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55" table:formula="of:=COUNTIF([.C29:.K29];&quot;51&quot;) + COUNTIF([.C29:.K29];&quot;51L&quot;)" office:value-type="float" office:value="1" calcext:value-type="float">
            <text:p>1</text:p>
          </table:table-cell>
          <table:table-cell table:style-name="ce55" table:formula="of:=COUNTIF([.C29:.K29];&quot;52&quot;) + COUNTIF([.C29:.K29];&quot;52L&quot;)" office:value-type="float" office:value="1" calcext:value-type="float">
            <text:p>1</text:p>
          </table:table-cell>
          <table:table-cell table:style-name="ce55" table:formula="of:=COUNTIF([.C29:.K29];&quot;11-19&quot;) + COUNTIF([.C29:.K29];&quot;2&quot;)" office:value-type="float" office:value="1" calcext:value-type="float">
            <text:p>1</text:p>
          </table:table-cell>
          <table:table-cell table:style-name="ce55" table:formula="of:=COUNTIF([.C29:.K29];&quot;U&quot;)+COUNTIF([.C29:.K29];&quot;UL&quot;)" office:value-type="float" office:value="1" calcext:value-type="float">
            <text:p>1</text:p>
          </table:table-cell>
          <table:table-cell table:style-name="ce55" table:formula="of:=COUNTIF([.C29:.K29];&quot;KVIT&quot;)" office:value-type="float" office:value="1" calcext:value-type="float">
            <text:p>1</text:p>
          </table:table-cell>
          <table:table-cell table:style-name="ce60" table:formula="of:=COUNTBLANK([.C29:.K29])" office:value-type="float" office:value="1" calcext:value-type="float">
            <text:p>1</text:p>
          </table:table-cell>
          <table:table-cell table:style-name="ce62" table:formula="of:=COUNTIF([.C29:.K29];&quot;51&quot;) + COUNTIF([.C29:.K29];&quot;51L&quot;)+COUNTIF([.C29:.K29];&quot;2&quot;)+COUNTIF([.C29:.K29];&quot;52&quot;)+COUNTIF([.C29:.K2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number-columns-repeated="13"/>
          <table:table-cell table:style-name="ce55" table:formula="of:=COUNTIF([.C30:.K30];&quot;51&quot;) + COUNTIF([.C30:.K30];&quot;51L&quot;)" office:value-type="float" office:value="0" calcext:value-type="float">
            <text:p>0</text:p>
          </table:table-cell>
          <table:table-cell table:style-name="ce55" table:formula="of:=COUNTIF([.C30:.K30];&quot;52&quot;) + COUNTIF([.C30:.K30];&quot;52L&quot;)" office:value-type="float" office:value="0" calcext:value-type="float">
            <text:p>0</text:p>
          </table:table-cell>
          <table:table-cell table:style-name="ce55" table:formula="of:=COUNTIF([.C30:.K30];&quot;11-19&quot;) + COUNTIF([.C30:.K30];&quot;2&quot;)" office:value-type="float" office:value="0" calcext:value-type="float">
            <text:p>0</text:p>
          </table:table-cell>
          <table:table-cell table:style-name="ce55" table:formula="of:=COUNTIF([.C30:.K30];&quot;U&quot;)+COUNTIF([.C30:.K30];&quot;UL&quot;)" office:value-type="float" office:value="0" calcext:value-type="float">
            <text:p>0</text:p>
          </table:table-cell>
          <table:table-cell table:style-name="ce55" table:formula="of:=COUNTIF([.C30:.K30];&quot;KVIT&quot;)" office:value-type="float" office:value="0" calcext:value-type="float">
            <text:p>0</text:p>
          </table:table-cell>
          <table:table-cell table:style-name="ce60" table:formula="of:=COUNTBLANK([.C30:.K30])" office:value-type="float" office:value="9" calcext:value-type="float">
            <text:p>9</text:p>
          </table:table-cell>
          <table:table-cell table:style-name="ce62" table:formula="of:=COUNTIF([.C30:.K30];&quot;51&quot;) + COUNTIF([.C30:.K30];&quot;51L&quot;)+COUNTIF([.C30:.K30];&quot;2&quot;)+COUNTIF([.C30:.K30];&quot;52&quot;)+COUNTIF([.C30:.K3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number-columns-repeated="13"/>
          <table:table-cell table:style-name="ce55" table:formula="of:=COUNTIF([.C31:.K31];&quot;51&quot;) + COUNTIF([.C31:.K31];&quot;51L&quot;)" office:value-type="float" office:value="0" calcext:value-type="float">
            <text:p>0</text:p>
          </table:table-cell>
          <table:table-cell table:style-name="ce55" table:formula="of:=COUNTIF([.C31:.K31];&quot;52&quot;) + COUNTIF([.C31:.K31];&quot;52L&quot;)" office:value-type="float" office:value="0" calcext:value-type="float">
            <text:p>0</text:p>
          </table:table-cell>
          <table:table-cell table:style-name="ce55" table:formula="of:=COUNTIF([.C31:.K31];&quot;11-19&quot;) + COUNTIF([.C31:.K31];&quot;2&quot;)" office:value-type="float" office:value="0" calcext:value-type="float">
            <text:p>0</text:p>
          </table:table-cell>
          <table:table-cell table:style-name="ce55" table:formula="of:=COUNTIF([.C31:.K31];&quot;U&quot;)+COUNTIF([.C31:.K31];&quot;UL&quot;)" office:value-type="float" office:value="0" calcext:value-type="float">
            <text:p>0</text:p>
          </table:table-cell>
          <table:table-cell table:style-name="ce55" table:formula="of:=COUNTIF([.C31:.K31];&quot;KVIT&quot;)" office:value-type="float" office:value="0" calcext:value-type="float">
            <text:p>0</text:p>
          </table:table-cell>
          <table:table-cell table:style-name="ce60" table:formula="of:=COUNTBLANK([.C31:.K31])" office:value-type="float" office:value="9" calcext:value-type="float">
            <text:p>9</text:p>
          </table:table-cell>
          <table:table-cell table:style-name="ce62" table:formula="of:=COUNTIF([.C31:.K31];&quot;51&quot;) + COUNTIF([.C31:.K31];&quot;51L&quot;)+COUNTIF([.C31:.K31];&quot;2&quot;)+COUNTIF([.C31:.K31];&quot;52&quot;)+COUNTIF([.C31:.K3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number-columns-repeated="13"/>
          <table:table-cell table:style-name="ce55" table:formula="of:=COUNTIF([.C32:.K32];&quot;51&quot;) + COUNTIF([.C32:.K32];&quot;51L&quot;)" office:value-type="float" office:value="0" calcext:value-type="float">
            <text:p>0</text:p>
          </table:table-cell>
          <table:table-cell table:style-name="ce55" table:formula="of:=COUNTIF([.C32:.K32];&quot;52&quot;) + COUNTIF([.C32:.K32];&quot;52L&quot;)" office:value-type="float" office:value="0" calcext:value-type="float">
            <text:p>0</text:p>
          </table:table-cell>
          <table:table-cell table:style-name="ce55" table:formula="of:=COUNTIF([.C32:.K32];&quot;11-19&quot;) + COUNTIF([.C32:.K32];&quot;2&quot;)" office:value-type="float" office:value="0" calcext:value-type="float">
            <text:p>0</text:p>
          </table:table-cell>
          <table:table-cell table:style-name="ce55" table:formula="of:=COUNTIF([.C32:.K32];&quot;U&quot;)+COUNTIF([.C32:.K32];&quot;UL&quot;)" office:value-type="float" office:value="0" calcext:value-type="float">
            <text:p>0</text:p>
          </table:table-cell>
          <table:table-cell table:style-name="ce55" table:formula="of:=COUNTIF([.C32:.K32];&quot;KVIT&quot;)" office:value-type="float" office:value="0" calcext:value-type="float">
            <text:p>0</text:p>
          </table:table-cell>
          <table:table-cell table:style-name="ce60" table:formula="of:=COUNTBLANK([.C32:.K32])" office:value-type="float" office:value="9" calcext:value-type="float">
            <text:p>9</text:p>
          </table:table-cell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61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3" calcext:value-type="float">
            <text:p>3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1" calcext:value-type="float">
            <text:p>1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4" calcext:value-type="float">
            <text:p>4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februar.$A$1:.$L$29" table:range-usable-as="print-range"/>
        </table:named-expressions>
        <calcext:conditional-formats>
          <calcext:conditional-format calcext:target-range-address="februar.B2:februar.B29">
            <calcext:condition calcext:apply-style-name="ConditionalStyle_1" calcext:value="=&quot;sob&quot;" calcext:base-cell-address="februar.B2"/>
            <calcext:condition calcext:apply-style-name="ConditionalStyle_1" calcext:value="=&quot;ned&quot;" calcext:base-cell-address="februar.B2"/>
          </calcext:conditional-format>
          <calcext:conditional-format calcext:target-range-address="februar.M2:februar.R29 februar.N30:februar.R32">
            <calcext:condition calcext:apply-style-name="ConditionalStyle_2" calcext:value="&lt;1" calcext:base-cell-address="februar.M2"/>
            <calcext:condition calcext:apply-style-name="ConditionalStyle_3" calcext:value="&gt;1" calcext:base-cell-address="februar.M2"/>
          </calcext:conditional-format>
          <calcext:conditional-format calcext:target-range-address="februar.S2:februar.S33">
            <calcext:condition calcext:apply-style-name="ConditionalStyle_4" calcext:value="!=0" calcext:base-cell-address="februar.S2"/>
          </calcext:conditional-format>
          <calcext:conditional-format calcext:target-range-address="februar.T2:februar.T31">
            <calcext:condition calcext:apply-style-name="ConditionalStyle_2" calcext:value="&lt;2" calcext:base-cell-address="februar.T2"/>
            <calcext:condition calcext:apply-style-name="ConditionalStyle_5" calcext:value="&gt;2" calcext:base-cell-address="februar.T2"/>
          </calcext:conditional-format>
        </calcext:conditional-formats>
      </table:table>
      <table:table table:name="marec" table:style-name="ta3">
        <table:table-column table:style-name="co1" table:default-cell-style-name="ce7"/>
        <table:table-column table:style-name="co2" table:number-columns-repeated="11" table:default-cell-style-name="ce7"/>
        <table:table-column table:style-name="co4" table:default-cell-style-name="ce7"/>
        <table:table-column table:style-name="co15" table:default-cell-style-name="ce7"/>
        <table:table-column table:style-name="co13" table:default-cell-style-name="ce7"/>
        <table:table-column table:style-name="co12" table:number-columns-repeated="2" table:default-cell-style-name="ce7"/>
        <table:table-column table:style-name="co6" table:default-cell-style-name="ce7"/>
        <table:table-column table:style-name="co16" table:default-cell-style-name="ce7"/>
        <table:table-column table:style-name="co3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63" office:value-type="string" calcext:value-type="string">
            <text:p>Datum</text:p>
          </table:table-cell>
          <table:table-cell table:style-name="ce8"/>
          <table:table-cell table:style-name="ce14" office:value-type="string" calcext:value-type="string">
            <text:p>KOS</text:p>
          </table:table-cell>
          <table:table-cell table:style-name="ce14" office:value-type="string" calcext:value-type="string">
            <text:p>ŠOŠ</text:p>
          </table:table-cell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KON</text:p>
          </table:table-cell>
          <table:table-cell table:style-name="ce14" office:value-type="string" calcext:value-type="string">
            <text:p>MIR</text:p>
          </table:table-cell>
          <table:table-cell table:style-name="ce14" office:value-type="string" calcext:value-type="string">
            <text:p>HOL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DAN</text:p>
          </table:table-cell>
          <table:table-cell table:style-name="ce14" office:value-type="string" calcext:value-type="string">
            <text:p>MSS</text:p>
          </table:table-cell>
          <table:table-cell table:style-name="ce34" office:value-type="string" calcext:value-type="string">
            <text:p>TX</text:p>
          </table:table-cell>
          <table:table-cell table:style-name="ce72" office:value-type="string" calcext:value-type="string">
            <text:p>L</text:p>
          </table:table-cell>
          <table:table-cell table:style-name="ce74" office:value-type="float" office:value="51" calcext:value-type="float">
            <text:p>51</text:p>
          </table:table-cell>
          <table:table-cell table:style-name="ce74" office:value-type="float" office:value="52" calcext:value-type="float">
            <text:p>52</text:p>
          </table:table-cell>
          <table:table-cell table:style-name="ce75" office:value-type="string" calcext:value-type="string">
            <text:p>11-19</text:p>
          </table:table-cell>
          <table:table-cell table:style-name="ce76" office:value-type="string" calcext:value-type="string">
            <text:p>U</text:p>
          </table:table-cell>
          <table:table-cell table:style-name="ce77" office:value-type="string" calcext:value-type="string">
            <text:p>KVIT</text:p>
          </table:table-cell>
          <table:table-cell table:style-name="ce78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01" calcext:value-type="date">
            <text:p>1. III. 07</text:p>
          </table:table-cell>
          <table:table-cell table:style-name="ce14" table:formula="of:=TEXT([.A2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MSS</text:p>
          </table:table-cell>
          <table:table-cell table:style-name="ce73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73" table:formula="of:=COUNTIF([.C2:.K2];&quot;51&quot;) + COUNTIF([.C2:.K2];&quot;51L&quot;)" office:value-type="float" office:value="1" calcext:value-type="float">
            <text:p>1</text:p>
          </table:table-cell>
          <table:table-cell table:style-name="ce73" table:formula="of:=COUNTIF([.C2:.K2];&quot;52&quot;) + COUNTIF([.C2:.K2];&quot;52L&quot;)" office:value-type="float" office:value="1" calcext:value-type="float">
            <text:p>1</text:p>
          </table:table-cell>
          <table:table-cell table:style-name="ce73" table:formula="of:=COUNTIF([.C2:.K2];&quot;11-19&quot;) + COUNTIF([.C2:.K2];&quot;2&quot;)" office:value-type="float" office:value="1" calcext:value-type="float">
            <text:p>1</text:p>
          </table:table-cell>
          <table:table-cell table:style-name="ce73" table:formula="of:=COUNTIF([.C2:.K2];&quot;U&quot;)+COUNTIF([.C2:.K2];&quot;UL&quot;)" office:value-type="float" office:value="0" calcext:value-type="float">
            <text:p>0</text:p>
          </table:table-cell>
          <table:table-cell table:style-name="ce73" table:formula="of:=COUNTIF([.C2:.K2];&quot;KVIT&quot;)" office:value-type="float" office:value="2" calcext:value-type="float">
            <text:p>2</text:p>
          </table:table-cell>
          <table:table-cell table:style-name="ce79" table:formula="of:=COUNTBLANK([.C2:.K2])" office:value-type="float" office:value="1" calcext:value-type="float">
            <text:p>1</text:p>
          </table:table-cell>
          <table:table-cell table:style-name="ce81" table:formula="of:=COUNTIF([.C2:.K2];&quot;51&quot;) + COUNTIF([.C2:.K2];&quot;51L&quot;)+COUNTIF([.C2:.K2];&quot;2&quot;)+COUNTIF([.C2:.K2];&quot;52&quot;)+COUNTIF([.C2:.K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02" calcext:value-type="date">
            <text:p>2. III. 07</text:p>
          </table:table-cell>
          <table:table-cell table:style-name="ce14" table:formula="of:=TEXT([.A3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32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MSS</text:p>
          </table:table-cell>
          <table:table-cell table:style-name="ce73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73" table:formula="of:=COUNTIF([.C3:.K3];&quot;51&quot;) + COUNTIF([.C3:.K3];&quot;51L&quot;)" office:value-type="float" office:value="1" calcext:value-type="float">
            <text:p>1</text:p>
          </table:table-cell>
          <table:table-cell table:style-name="ce73" table:formula="of:=COUNTIF([.C3:.K3];&quot;52&quot;) + COUNTIF([.C3:.K3];&quot;52L&quot;)" office:value-type="float" office:value="1" calcext:value-type="float">
            <text:p>1</text:p>
          </table:table-cell>
          <table:table-cell table:style-name="ce73" table:formula="of:=COUNTIF([.C3:.K3];&quot;11-19&quot;) + COUNTIF([.C3:.K3];&quot;2&quot;)" office:value-type="float" office:value="1" calcext:value-type="float">
            <text:p>1</text:p>
          </table:table-cell>
          <table:table-cell table:style-name="ce73" table:formula="of:=COUNTIF([.C3:.K3];&quot;U&quot;)+COUNTIF([.C3:.K3];&quot;UL&quot;)" office:value-type="float" office:value="0" calcext:value-type="float">
            <text:p>0</text:p>
          </table:table-cell>
          <table:table-cell table:style-name="ce73" table:formula="of:=COUNTIF([.C3:.K3];&quot;KVIT&quot;)" office:value-type="float" office:value="2" calcext:value-type="float">
            <text:p>2</text:p>
          </table:table-cell>
          <table:table-cell table:style-name="ce79" table:formula="of:=COUNTBLANK([.C3:.K3])" office:value-type="float" office:value="1" calcext:value-type="float">
            <text:p>1</text:p>
          </table:table-cell>
          <table:table-cell table:style-name="ce81" table:formula="of:=COUNTIF([.C3:.K3];&quot;51&quot;) + COUNTIF([.C3:.K3];&quot;51L&quot;)+COUNTIF([.C3:.K3];&quot;2&quot;)+COUNTIF([.C3:.K3];&quot;52&quot;)+COUNTIF([.C3:.K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03" calcext:value-type="date">
            <text:p>3. III. 07</text:p>
          </table:table-cell>
          <table:table-cell table:style-name="ce66" table:formula="of:=TEXT([.A4];&quot;Ddd&quot;)" office:value-type="string" office:string-value="sob" calcext:value-type="string">
            <text:p>sob</text:p>
          </table:table-cell>
          <table:table-cell table:style-name="ce18" table:number-columns-repeated="3"/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18" office:value-type="string" calcext:value-type="string">
            <text:p>D</text:p>
          </table:table-cell>
          <table:table-cell table:style-name="ce18"/>
          <table:table-cell table:style-name="ce34" office:value-type="string" calcext:value-type="string">
            <text:p>KON</text:p>
          </table:table-cell>
          <table:table-cell table:style-name="ce73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73" table:formula="of:=COUNTIF([.C4:.K4];&quot;51&quot;) + COUNTIF([.C4:.K4];&quot;51L&quot;)" office:value-type="float" office:value="0" calcext:value-type="float">
            <text:p>0</text:p>
          </table:table-cell>
          <table:table-cell table:style-name="ce73" table:formula="of:=COUNTIF([.C4:.K4];&quot;52&quot;) + COUNTIF([.C4:.K4];&quot;52L&quot;)" office:value-type="float" office:value="0" calcext:value-type="float">
            <text:p>0</text:p>
          </table:table-cell>
          <table:table-cell table:style-name="ce73" table:formula="of:=COUNTIF([.C4:.K4];&quot;11-19&quot;) + COUNTIF([.C4:.K4];&quot;2&quot;)" office:value-type="float" office:value="0" calcext:value-type="float">
            <text:p>0</text:p>
          </table:table-cell>
          <table:table-cell table:style-name="ce73" table:formula="of:=COUNTIF([.C4:.K4];&quot;U&quot;)+COUNTIF([.C4:.K4];&quot;UL&quot;)" office:value-type="float" office:value="0" calcext:value-type="float">
            <text:p>0</text:p>
          </table:table-cell>
          <table:table-cell table:style-name="ce73" table:formula="of:=COUNTIF([.C4:.K4];&quot;KVIT&quot;)" office:value-type="float" office:value="0" calcext:value-type="float">
            <text:p>0</text:p>
          </table:table-cell>
          <table:table-cell table:style-name="ce79" table:formula="of:=COUNTBLANK([.C4:.K4])" office:value-type="float" office:value="6" calcext:value-type="float">
            <text:p>6</text:p>
          </table:table-cell>
          <table:table-cell table:style-name="ce81" table:formula="of:=COUNTIF([.C4:.K4];&quot;51&quot;) + COUNTIF([.C4:.K4];&quot;51L&quot;)+COUNTIF([.C4:.K4];&quot;2&quot;)+COUNTIF([.C4:.K4];&quot;52&quot;)+COUNTIF([.C4:.K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04" calcext:value-type="date">
            <text:p>4. III. 07</text:p>
          </table:table-cell>
          <table:table-cell table:style-name="ce67" table:formula="of:=TEXT([.A5];&quot;Ddd&quot;)" office:value-type="string" office:string-value="ned" calcext:value-type="string">
            <text:p>ned</text:p>
          </table:table-cell>
          <table:table-cell table:style-name="ce18" table:number-columns-repeated="2"/>
          <table:table-cell table:style-name="ce23"/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6"/>
          <table:table-cell table:style-name="ce18" office:value-type="string" calcext:value-type="string">
            <text:p>D</text:p>
          </table:table-cell>
          <table:table-cell table:style-name="ce18"/>
          <table:table-cell table:style-name="ce34" office:value-type="string" calcext:value-type="string">
            <text:p>MSS</text:p>
          </table:table-cell>
          <table:table-cell table:style-name="ce73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73" table:formula="of:=COUNTIF([.C5:.K5];&quot;51&quot;) + COUNTIF([.C5:.K5];&quot;51L&quot;)" office:value-type="float" office:value="0" calcext:value-type="float">
            <text:p>0</text:p>
          </table:table-cell>
          <table:table-cell table:style-name="ce73" table:formula="of:=COUNTIF([.C5:.K5];&quot;52&quot;) + COUNTIF([.C5:.K5];&quot;52L&quot;)" office:value-type="float" office:value="0" calcext:value-type="float">
            <text:p>0</text:p>
          </table:table-cell>
          <table:table-cell table:style-name="ce73" table:formula="of:=COUNTIF([.C5:.K5];&quot;11-19&quot;) + COUNTIF([.C5:.K5];&quot;2&quot;)" office:value-type="float" office:value="0" calcext:value-type="float">
            <text:p>0</text:p>
          </table:table-cell>
          <table:table-cell table:style-name="ce73" table:formula="of:=COUNTIF([.C5:.K5];&quot;U&quot;)+COUNTIF([.C5:.K5];&quot;UL&quot;)" office:value-type="float" office:value="0" calcext:value-type="float">
            <text:p>0</text:p>
          </table:table-cell>
          <table:table-cell table:style-name="ce73" table:formula="of:=COUNTIF([.C5:.K5];&quot;KVIT&quot;)" office:value-type="float" office:value="0" calcext:value-type="float">
            <text:p>0</text:p>
          </table:table-cell>
          <table:table-cell table:style-name="ce79" table:formula="of:=COUNTBLANK([.C5:.K5])" office:value-type="float" office:value="6" calcext:value-type="float">
            <text:p>6</text:p>
          </table:table-cell>
          <table:table-cell table:style-name="ce81" table:formula="of:=COUNTIF([.C5:.K5];&quot;51&quot;) + COUNTIF([.C5:.K5];&quot;51L&quot;)+COUNTIF([.C5:.K5];&quot;2&quot;)+COUNTIF([.C5:.K5];&quot;52&quot;)+COUNTIF([.C5:.K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05" calcext:value-type="date">
            <text:p>5. III. 07</text:p>
          </table:table-cell>
          <table:table-cell table:style-name="ce68" table:formula="of:=TEXT([.A6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70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1"/>
          <table:table-cell table:style-name="ce13" office:value-type="string" calcext:value-type="string"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MSS</text:p>
          </table:table-cell>
          <table:table-cell table:style-name="ce73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73" table:formula="of:=COUNTIF([.C6:.K6];&quot;51&quot;) + COUNTIF([.C6:.K6];&quot;51L&quot;)" office:value-type="float" office:value="1" calcext:value-type="float">
            <text:p>1</text:p>
          </table:table-cell>
          <table:table-cell table:style-name="ce73" table:formula="of:=COUNTIF([.C6:.K6];&quot;52&quot;) + COUNTIF([.C6:.K6];&quot;52L&quot;)" office:value-type="float" office:value="1" calcext:value-type="float">
            <text:p>1</text:p>
          </table:table-cell>
          <table:table-cell table:style-name="ce73" table:formula="of:=COUNTIF([.C6:.K6];&quot;11-19&quot;) + COUNTIF([.C6:.K6];&quot;2&quot;)" office:value-type="float" office:value="1" calcext:value-type="float">
            <text:p>1</text:p>
          </table:table-cell>
          <table:table-cell table:style-name="ce73" table:formula="of:=COUNTIF([.C6:.K6];&quot;U&quot;)+COUNTIF([.C6:.K6];&quot;UL&quot;)" office:value-type="float" office:value="1" calcext:value-type="float">
            <text:p>1</text:p>
          </table:table-cell>
          <table:table-cell table:style-name="ce73" table:formula="of:=COUNTIF([.C6:.K6];&quot;KVIT&quot;)" office:value-type="float" office:value="2" calcext:value-type="float">
            <text:p>2</text:p>
          </table:table-cell>
          <table:table-cell table:style-name="ce79" table:formula="of:=COUNTBLANK([.C6:.K6])" office:value-type="float" office:value="1" calcext:value-type="float">
            <text:p>1</text:p>
          </table:table-cell>
          <table:table-cell table:style-name="ce81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06" calcext:value-type="date">
            <text:p>6. III. 07</text:p>
          </table:table-cell>
          <table:table-cell table:style-name="ce68" table:formula="of:=TEXT([.A7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office:annotation draw:style-name="gr1" draw:text-style-name="P2" svg:width="1.507cm" svg:height="0.659cm" svg:x="5.247cm" svg:y="2.333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6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MSS</text:p>
          </table:table-cell>
          <table:table-cell table:style-name="ce73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73" table:formula="of:=COUNTIF([.C7:.K7];&quot;51&quot;) + COUNTIF([.C7:.K7];&quot;51L&quot;)" office:value-type="float" office:value="1" calcext:value-type="float">
            <text:p>1</text:p>
          </table:table-cell>
          <table:table-cell table:style-name="ce73" table:formula="of:=COUNTIF([.C7:.K7];&quot;52&quot;) + COUNTIF([.C7:.K7];&quot;52L&quot;)" office:value-type="float" office:value="1" calcext:value-type="float">
            <text:p>1</text:p>
          </table:table-cell>
          <table:table-cell table:style-name="ce73" table:formula="of:=COUNTIF([.C7:.K7];&quot;11-19&quot;) + COUNTIF([.C7:.K7];&quot;2&quot;)" office:value-type="float" office:value="1" calcext:value-type="float">
            <text:p>1</text:p>
          </table:table-cell>
          <table:table-cell table:style-name="ce73" table:formula="of:=COUNTIF([.C7:.K7];&quot;U&quot;)+COUNTIF([.C7:.K7];&quot;UL&quot;)" office:value-type="float" office:value="1" calcext:value-type="float">
            <text:p>1</text:p>
          </table:table-cell>
          <table:table-cell table:style-name="ce73" table:formula="of:=COUNTIF([.C7:.K7];&quot;KVIT&quot;)" office:value-type="float" office:value="2" calcext:value-type="float">
            <text:p>2</text:p>
          </table:table-cell>
          <table:table-cell table:style-name="ce79" table:formula="of:=COUNTBLANK([.C7:.K7])" office:value-type="float" office:value="1" calcext:value-type="float">
            <text:p>1</text:p>
          </table:table-cell>
          <table:table-cell table:style-name="ce81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64" office:value-type="date" office:date-value="2007-03-07" calcext:value-type="date">
            <text:p>7. III. 07</text:p>
          </table:table-cell>
          <table:table-cell table:style-name="ce68" table:formula="of:=TEXT([.A8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3.034cm" draw:caption-point-x="-0.243cm" draw:caption-point-y="1.877cm">
              <dc:date>2022-03-21T00:00:00</dc:date>
              <text:p text:style-name="P1">dopust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32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SS</text:p>
          </table:table-cell>
          <table:table-cell table:style-name="ce73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73" table:formula="of:=COUNTIF([.C8:.K8];&quot;51&quot;) + COUNTIF([.C8:.K8];&quot;51L&quot;)" office:value-type="float" office:value="1" calcext:value-type="float">
            <text:p>1</text:p>
          </table:table-cell>
          <table:table-cell table:style-name="ce73" table:formula="of:=COUNTIF([.C8:.K8];&quot;52&quot;) + COUNTIF([.C8:.K8];&quot;52L&quot;)" office:value-type="float" office:value="1" calcext:value-type="float">
            <text:p>1</text:p>
          </table:table-cell>
          <table:table-cell table:style-name="ce73" table:formula="of:=COUNTIF([.C8:.K8];&quot;11-19&quot;) + COUNTIF([.C8:.K8];&quot;2&quot;)" office:value-type="float" office:value="1" calcext:value-type="float">
            <text:p>1</text:p>
          </table:table-cell>
          <table:table-cell table:style-name="ce73" table:formula="of:=COUNTIF([.C8:.K8];&quot;U&quot;)+COUNTIF([.C8:.K8];&quot;UL&quot;)" office:value-type="float" office:value="1" calcext:value-type="float">
            <text:p>1</text:p>
          </table:table-cell>
          <table:table-cell table:style-name="ce73" table:formula="of:=COUNTIF([.C8:.K8];&quot;KVIT&quot;)" office:value-type="float" office:value="2" calcext:value-type="float">
            <text:p>2</text:p>
          </table:table-cell>
          <table:table-cell table:style-name="ce79" table:formula="of:=COUNTBLANK([.C8:.K8])" office:value-type="float" office:value="1" calcext:value-type="float">
            <text:p>1</text:p>
          </table:table-cell>
          <table:table-cell table:style-name="ce81" table:formula="of:=COUNTIF([.C8:.K8];&quot;51&quot;) + COUNTIF([.C8:.K8];&quot;51L&quot;)+COUNTIF([.C8:.K8];&quot;2&quot;)+COUNTIF([.C8:.K8];&quot;52&quot;)+COUNTIF([.C8:.K8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64" office:value-type="date" office:date-value="2007-03-08" calcext:value-type="date">
            <text:p>8. III. 07</text:p>
          </table:table-cell>
          <table:table-cell table:style-name="ce68" table:formula="of:=TEXT([.A9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3.734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13" office:value-type="string" calcext:value-type="string">
            <text:p>VAJE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2</text:p>
          </table:table-cell>
          <table:table-cell table:style-name="ce13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MSS</text:p>
          </table:table-cell>
          <table:table-cell table:style-name="ce73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73" table:formula="of:=COUNTIF([.C9:.K9];&quot;51&quot;) + COUNTIF([.C9:.K9];&quot;51L&quot;)" office:value-type="float" office:value="1" calcext:value-type="float">
            <text:p>1</text:p>
          </table:table-cell>
          <table:table-cell table:style-name="ce73" table:formula="of:=COUNTIF([.C9:.K9];&quot;52&quot;) + COUNTIF([.C9:.K9];&quot;52L&quot;)" office:value-type="float" office:value="1" calcext:value-type="float">
            <text:p>1</text:p>
          </table:table-cell>
          <table:table-cell table:style-name="ce73" table:formula="of:=COUNTIF([.C9:.K9];&quot;11-19&quot;) + COUNTIF([.C9:.K9];&quot;2&quot;)" office:value-type="float" office:value="1" calcext:value-type="float">
            <text:p>1</text:p>
          </table:table-cell>
          <table:table-cell table:style-name="ce73" table:formula="of:=COUNTIF([.C9:.K9];&quot;U&quot;)+COUNTIF([.C9:.K9];&quot;UL&quot;)" office:value-type="float" office:value="1" calcext:value-type="float">
            <text:p>1</text:p>
          </table:table-cell>
          <table:table-cell table:style-name="ce73" table:formula="of:=COUNTIF([.C9:.K9];&quot;KVIT&quot;)" office:value-type="float" office:value="1" calcext:value-type="float">
            <text:p>1</text:p>
          </table:table-cell>
          <table:table-cell table:style-name="ce79" table:formula="of:=COUNTBLANK([.C9:.K9])" office:value-type="float" office:value="1" calcext:value-type="float">
            <text:p>1</text:p>
          </table:table-cell>
          <table:table-cell table:style-name="ce81" table:formula="of:=COUNTIF([.C9:.K9];&quot;51&quot;) + COUNTIF([.C9:.K9];&quot;51L&quot;)+COUNTIF([.C9:.K9];&quot;2&quot;)+COUNTIF([.C9:.K9];&quot;52&quot;)+COUNTIF([.C9:.K9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64" office:value-type="date" office:date-value="2007-03-09" calcext:value-type="date">
            <text:p>9. III. 07</text:p>
          </table:table-cell>
          <table:table-cell table:style-name="ce68" table:formula="of:=TEXT([.A10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4.434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52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SS</text:p>
          </table:table-cell>
          <table:table-cell table:style-name="ce73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73" table:formula="of:=COUNTIF([.C10:.K10];&quot;51&quot;) + COUNTIF([.C10:.K10];&quot;51L&quot;)" office:value-type="float" office:value="1" calcext:value-type="float">
            <text:p>1</text:p>
          </table:table-cell>
          <table:table-cell table:style-name="ce73" table:formula="of:=COUNTIF([.C10:.K10];&quot;52&quot;) + COUNTIF([.C10:.K10];&quot;52L&quot;)" office:value-type="float" office:value="1" calcext:value-type="float">
            <text:p>1</text:p>
          </table:table-cell>
          <table:table-cell table:style-name="ce73" table:formula="of:=COUNTIF([.C10:.K10];&quot;11-19&quot;) + COUNTIF([.C10:.K10];&quot;2&quot;)" office:value-type="float" office:value="1" calcext:value-type="float">
            <text:p>1</text:p>
          </table:table-cell>
          <table:table-cell table:style-name="ce73" table:formula="of:=COUNTIF([.C10:.K10];&quot;U&quot;)+COUNTIF([.C10:.K10];&quot;UL&quot;)" office:value-type="float" office:value="1" calcext:value-type="float">
            <text:p>1</text:p>
          </table:table-cell>
          <table:table-cell table:style-name="ce73" table:formula="of:=COUNTIF([.C10:.K10];&quot;KVIT&quot;)" office:value-type="float" office:value="1" calcext:value-type="float">
            <text:p>1</text:p>
          </table:table-cell>
          <table:table-cell table:style-name="ce79" table:formula="of:=COUNTBLANK([.C10:.K10])" office:value-type="float" office:value="1" calcext:value-type="float">
            <text:p>1</text:p>
          </table:table-cell>
          <table:table-cell table:style-name="ce81" table:formula="of:=COUNTIF([.C10:.K10];&quot;51&quot;) + COUNTIF([.C10:.K10];&quot;51L&quot;)+COUNTIF([.C10:.K10];&quot;2&quot;)+COUNTIF([.C10:.K10];&quot;52&quot;)+COUNTIF([.C10:.K1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10" calcext:value-type="date">
            <text:p>10. III. 07</text:p>
          </table:table-cell>
          <table:table-cell table:style-name="ce67" table:formula="of:=TEXT([.A11];&quot;Ddd&quot;)" office:value-type="string" office:string-value="sob" calcext:value-type="string">
            <text:p>sob</text:p>
          </table:table-cell>
          <table:table-cell table:style-name="ce13" office:value-type="string" calcext:value-type="string">
            <office:annotation draw:style-name="gr1" draw:text-style-name="P2" svg:width="2.843cm" svg:height="0.659cm" svg:x="5.247cm" svg:y="5.134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18" table:number-columns-repeated="2"/>
          <table:table-cell table:style-name="ce22"/>
          <table:table-cell table:style-name="ce18" table:number-columns-repeated="3"/>
          <table:table-cell table:style-name="ce22"/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ŠOŠ</text:p>
          </table:table-cell>
          <table:table-cell table:style-name="ce73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73" table:formula="of:=COUNTIF([.C11:.K11];&quot;51&quot;) + COUNTIF([.C11:.K11];&quot;51L&quot;)" office:value-type="float" office:value="0" calcext:value-type="float">
            <text:p>0</text:p>
          </table:table-cell>
          <table:table-cell table:style-name="ce73" table:formula="of:=COUNTIF([.C11:.K11];&quot;52&quot;) + COUNTIF([.C11:.K11];&quot;52L&quot;)" office:value-type="float" office:value="0" calcext:value-type="float">
            <text:p>0</text:p>
          </table:table-cell>
          <table:table-cell table:style-name="ce73" table:formula="of:=COUNTIF([.C11:.K11];&quot;11-19&quot;) + COUNTIF([.C11:.K11];&quot;2&quot;)" office:value-type="float" office:value="0" calcext:value-type="float">
            <text:p>0</text:p>
          </table:table-cell>
          <table:table-cell table:style-name="ce73" table:formula="of:=COUNTIF([.C11:.K11];&quot;U&quot;)+COUNTIF([.C11:.K11];&quot;UL&quot;)" office:value-type="float" office:value="0" calcext:value-type="float">
            <text:p>0</text:p>
          </table:table-cell>
          <table:table-cell table:style-name="ce73" table:formula="of:=COUNTIF([.C11:.K11];&quot;KVIT&quot;)" office:value-type="float" office:value="0" calcext:value-type="float">
            <text:p>0</text:p>
          </table:table-cell>
          <table:table-cell table:style-name="ce79" table:formula="of:=COUNTBLANK([.C11:.K11])" office:value-type="float" office:value="7" calcext:value-type="float">
            <text:p>7</text:p>
          </table:table-cell>
          <table:table-cell table:style-name="ce81" table:formula="of:=COUNTIF([.C11:.K11];&quot;51&quot;) + COUNTIF([.C11:.K11];&quot;51L&quot;)+COUNTIF([.C11:.K11];&quot;2&quot;)+COUNTIF([.C11:.K11];&quot;52&quot;)+COUNTIF([.C11:.K1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11" calcext:value-type="date">
            <text:p>11. III. 07</text:p>
          </table:table-cell>
          <table:table-cell table:style-name="ce67" table:formula="of:=TEXT([.A12];&quot;Ddd&quot;)" office:value-type="string" office:string-value="ned" calcext:value-type="string">
            <text:p>ned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5.835cm" draw:caption-point-x="-0.243cm" draw:caption-point-y="1.877cm">
              <dc:date>2022-03-21T00:00:00</dc:date>
              <text:p text:style-name="P1">dopust</text:p>
            </office:annotation>
            <text:p>D</text:p>
          </table:table-cell>
          <table:table-cell table:style-name="ce22"/>
          <table:table-cell table:style-name="ce26" table:number-columns-repeated="2"/>
          <table:table-cell table:style-name="ce23"/>
          <table:table-cell table:style-name="ce26" table:number-columns-repeated="2"/>
          <table:table-cell table:style-name="ce25"/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ŠOŠ</text:p>
          </table:table-cell>
          <table:table-cell table:style-name="ce73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73" table:formula="of:=COUNTIF([.C12:.K12];&quot;51&quot;) + COUNTIF([.C12:.K12];&quot;51L&quot;)" office:value-type="float" office:value="0" calcext:value-type="float">
            <text:p>0</text:p>
          </table:table-cell>
          <table:table-cell table:style-name="ce73" table:formula="of:=COUNTIF([.C12:.K12];&quot;52&quot;) + COUNTIF([.C12:.K12];&quot;52L&quot;)" office:value-type="float" office:value="0" calcext:value-type="float">
            <text:p>0</text:p>
          </table:table-cell>
          <table:table-cell table:style-name="ce73" table:formula="of:=COUNTIF([.C12:.K12];&quot;11-19&quot;) + COUNTIF([.C12:.K12];&quot;2&quot;)" office:value-type="float" office:value="0" calcext:value-type="float">
            <text:p>0</text:p>
          </table:table-cell>
          <table:table-cell table:style-name="ce73" table:formula="of:=COUNTIF([.C12:.K12];&quot;U&quot;)+COUNTIF([.C12:.K12];&quot;UL&quot;)" office:value-type="float" office:value="0" calcext:value-type="float">
            <text:p>0</text:p>
          </table:table-cell>
          <table:table-cell table:style-name="ce73" table:formula="of:=COUNTIF([.C12:.K12];&quot;KVIT&quot;)" office:value-type="float" office:value="0" calcext:value-type="float">
            <text:p>0</text:p>
          </table:table-cell>
          <table:table-cell table:style-name="ce79" table:formula="of:=COUNTBLANK([.C12:.K12])" office:value-type="float" office:value="7" calcext:value-type="float">
            <text:p>7</text:p>
          </table:table-cell>
          <table:table-cell table:style-name="ce81" table:formula="of:=COUNTIF([.C12:.K12];&quot;51&quot;) + COUNTIF([.C12:.K12];&quot;51L&quot;)+COUNTIF([.C12:.K12];&quot;2&quot;)+COUNTIF([.C12:.K12];&quot;52&quot;)+COUNTIF([.C12:.K1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12" calcext:value-type="date">
            <text:p>12. III. 07</text:p>
          </table:table-cell>
          <table:table-cell table:style-name="ce68" table:formula="of:=TEXT([.A13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6.535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5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31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73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73" table:formula="of:=COUNTIF([.C13:.K13];&quot;51&quot;) + COUNTIF([.C13:.K13];&quot;51L&quot;)" office:value-type="float" office:value="1" calcext:value-type="float">
            <text:p>1</text:p>
          </table:table-cell>
          <table:table-cell table:style-name="ce73" table:formula="of:=COUNTIF([.C13:.K13];&quot;52&quot;) + COUNTIF([.C13:.K13];&quot;52L&quot;)" office:value-type="float" office:value="1" calcext:value-type="float">
            <text:p>1</text:p>
          </table:table-cell>
          <table:table-cell table:style-name="ce73" table:formula="of:=COUNTIF([.C13:.K13];&quot;11-19&quot;) + COUNTIF([.C13:.K13];&quot;2&quot;)" office:value-type="float" office:value="1" calcext:value-type="float">
            <text:p>1</text:p>
          </table:table-cell>
          <table:table-cell table:style-name="ce73" table:formula="of:=COUNTIF([.C13:.K13];&quot;U&quot;)+COUNTIF([.C13:.K13];&quot;UL&quot;)" office:value-type="float" office:value="1" calcext:value-type="float">
            <text:p>1</text:p>
          </table:table-cell>
          <table:table-cell table:style-name="ce73" table:formula="of:=COUNTIF([.C13:.K13];&quot;KVIT&quot;)" office:value-type="float" office:value="1" calcext:value-type="float">
            <text:p>1</text:p>
          </table:table-cell>
          <table:table-cell table:style-name="ce79" table:formula="of:=COUNTBLANK([.C13:.K13])" office:value-type="float" office:value="1" calcext:value-type="float">
            <text:p>1</text:p>
          </table:table-cell>
          <table:table-cell table:style-name="ce81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64" office:value-type="date" office:date-value="2007-03-13" calcext:value-type="date">
            <text:p>13. III. 07</text:p>
          </table:table-cell>
          <table:table-cell table:style-name="ce68" table:formula="of:=TEXT([.A14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7.224cm" draw:caption-point-x="-0.243cm" draw:caption-point-y="1.889cm">
              <dc:date>2022-03-21T00:00:00</dc:date>
              <text:p text:style-name="P1">dopust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52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73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73" table:formula="of:=COUNTIF([.C14:.K14];&quot;51&quot;) + COUNTIF([.C14:.K14];&quot;51L&quot;)" office:value-type="float" office:value="1" calcext:value-type="float">
            <text:p>1</text:p>
          </table:table-cell>
          <table:table-cell table:style-name="ce73" table:formula="of:=COUNTIF([.C14:.K14];&quot;52&quot;) + COUNTIF([.C14:.K14];&quot;52L&quot;)" office:value-type="float" office:value="1" calcext:value-type="float">
            <text:p>1</text:p>
          </table:table-cell>
          <table:table-cell table:style-name="ce73" table:formula="of:=COUNTIF([.C14:.K14];&quot;11-19&quot;) + COUNTIF([.C14:.K14];&quot;2&quot;)" office:value-type="float" office:value="1" calcext:value-type="float">
            <text:p>1</text:p>
          </table:table-cell>
          <table:table-cell table:style-name="ce73" table:formula="of:=COUNTIF([.C14:.K14];&quot;U&quot;)+COUNTIF([.C14:.K14];&quot;UL&quot;)" office:value-type="float" office:value="1" calcext:value-type="float">
            <text:p>1</text:p>
          </table:table-cell>
          <table:table-cell table:style-name="ce73" table:formula="of:=COUNTIF([.C14:.K14];&quot;KVIT&quot;)" office:value-type="float" office:value="1" calcext:value-type="float">
            <text:p>1</text:p>
          </table:table-cell>
          <table:table-cell table:style-name="ce79" table:formula="of:=COUNTBLANK([.C14:.K14])" office:value-type="float" office:value="1" calcext:value-type="float">
            <text:p>1</text:p>
          </table:table-cell>
          <table:table-cell table:style-name="ce81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64" office:value-type="date" office:date-value="2007-03-14" calcext:value-type="date">
            <text:p>14. III. 07</text:p>
          </table:table-cell>
          <table:table-cell table:style-name="ce68" table:formula="of:=TEXT([.A15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5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ŠOŠ</text:p>
          </table:table-cell>
          <table:table-cell table:style-name="ce73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73" table:formula="of:=COUNTIF([.C15:.K15];&quot;51&quot;) + COUNTIF([.C15:.K15];&quot;51L&quot;)" office:value-type="float" office:value="1" calcext:value-type="float">
            <text:p>1</text:p>
          </table:table-cell>
          <table:table-cell table:style-name="ce73" table:formula="of:=COUNTIF([.C15:.K15];&quot;52&quot;) + COUNTIF([.C15:.K15];&quot;52L&quot;)" office:value-type="float" office:value="1" calcext:value-type="float">
            <text:p>1</text:p>
          </table:table-cell>
          <table:table-cell table:style-name="ce73" table:formula="of:=COUNTIF([.C15:.K15];&quot;11-19&quot;) + COUNTIF([.C15:.K15];&quot;2&quot;)" office:value-type="float" office:value="1" calcext:value-type="float">
            <text:p>1</text:p>
          </table:table-cell>
          <table:table-cell table:style-name="ce73" table:formula="of:=COUNTIF([.C15:.K15];&quot;U&quot;)+COUNTIF([.C15:.K15];&quot;UL&quot;)" office:value-type="float" office:value="1" calcext:value-type="float">
            <text:p>1</text:p>
          </table:table-cell>
          <table:table-cell table:style-name="ce73" table:formula="of:=COUNTIF([.C15:.K15];&quot;KVIT&quot;)" office:value-type="float" office:value="2" calcext:value-type="float">
            <text:p>2</text:p>
          </table:table-cell>
          <table:table-cell table:style-name="ce79" table:formula="of:=COUNTBLANK([.C15:.K15])" office:value-type="float" office:value="1" calcext:value-type="float">
            <text:p>1</text:p>
          </table:table-cell>
          <table:table-cell table:style-name="ce81" table:formula="of:=COUNTIF([.C15:.K15];&quot;51&quot;) + COUNTIF([.C15:.K15];&quot;51L&quot;)+COUNTIF([.C15:.K15];&quot;2&quot;)+COUNTIF([.C15:.K15];&quot;52&quot;)+COUNTIF([.C15:.K1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15" calcext:value-type="date">
            <text:p>15. III. 07</text:p>
          </table:table-cell>
          <table:table-cell table:style-name="ce68" table:formula="of:=TEXT([.A16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53" office:value-type="string" calcext:value-type="string">
            <office:annotation draw:style-name="gr2" draw:text-style-name="P2" svg:width="2.843cm" svg:height="0.658cm" svg:x="9.438cm" svg:y="8.625cm" draw:caption-point-x="-0.232cm" draw:caption-point-y="1.888cm">
              <dc:date>2022-03-21T00:00:00</dc:date>
              <text:p text:style-name="P1">Le dopoldan</text:p>
            </office:annotation>
            <text:p>U</text:p>
          </table:table-cell>
          <table:table-cell table:style-name="ce52" office:value-type="string" calcext:value-type="string">
            <text:p>52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ŠOŠ</text:p>
          </table:table-cell>
          <table:table-cell table:style-name="ce73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73" table:formula="of:=COUNTIF([.C16:.K16];&quot;51&quot;) + COUNTIF([.C16:.K16];&quot;51L&quot;)" office:value-type="float" office:value="1" calcext:value-type="float">
            <text:p>1</text:p>
          </table:table-cell>
          <table:table-cell table:style-name="ce73" table:formula="of:=COUNTIF([.C16:.K16];&quot;52&quot;) + COUNTIF([.C16:.K16];&quot;52L&quot;)" office:value-type="float" office:value="1" calcext:value-type="float">
            <text:p>1</text:p>
          </table:table-cell>
          <table:table-cell table:style-name="ce73" table:formula="of:=COUNTIF([.C16:.K16];&quot;11-19&quot;) + COUNTIF([.C16:.K16];&quot;2&quot;)" office:value-type="float" office:value="1" calcext:value-type="float">
            <text:p>1</text:p>
          </table:table-cell>
          <table:table-cell table:style-name="ce73" table:formula="of:=COUNTIF([.C16:.K16];&quot;U&quot;)+COUNTIF([.C16:.K16];&quot;UL&quot;)" office:value-type="float" office:value="1" calcext:value-type="float">
            <text:p>1</text:p>
          </table:table-cell>
          <table:table-cell table:style-name="ce73" table:formula="of:=COUNTIF([.C16:.K16];&quot;KVIT&quot;)" office:value-type="float" office:value="2" calcext:value-type="float">
            <text:p>2</text:p>
          </table:table-cell>
          <table:table-cell table:style-name="ce79" table:formula="of:=COUNTBLANK([.C16:.K16])" office:value-type="float" office:value="1" calcext:value-type="float">
            <text:p>1</text:p>
          </table:table-cell>
          <table:table-cell table:style-name="ce81" table:formula="of:=COUNTIF([.C16:.K16];&quot;51&quot;) + COUNTIF([.C16:.K16];&quot;51L&quot;)+COUNTIF([.C16:.K16];&quot;2&quot;)+COUNTIF([.C16:.K16];&quot;52&quot;)+COUNTIF([.C16:.K1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16" calcext:value-type="date">
            <text:p>16. III. 07</text:p>
          </table:table-cell>
          <table:table-cell table:style-name="ce68" table:formula="of:=TEXT([.A1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53" office:value-type="string" calcext:value-type="string">
            <office:annotation draw:style-name="gr2" draw:text-style-name="P2" svg:width="2.843cm" svg:height="0.658cm" svg:x="9.438cm" svg:y="9.325cm" draw:caption-point-x="-0.232cm" draw:caption-point-y="1.889cm">
              <dc:date>2022-03-21T00:00:00</dc:date>
              <text:p text:style-name="P1">Le dopoldan</text:p>
            </office:annotation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ŠOŠ</text:p>
          </table:table-cell>
          <table:table-cell table:style-name="ce73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73" table:formula="of:=COUNTIF([.C17:.K17];&quot;51&quot;) + COUNTIF([.C17:.K17];&quot;51L&quot;)" office:value-type="float" office:value="1" calcext:value-type="float">
            <text:p>1</text:p>
          </table:table-cell>
          <table:table-cell table:style-name="ce73" table:formula="of:=COUNTIF([.C17:.K17];&quot;52&quot;) + COUNTIF([.C17:.K17];&quot;52L&quot;)" office:value-type="float" office:value="1" calcext:value-type="float">
            <text:p>1</text:p>
          </table:table-cell>
          <table:table-cell table:style-name="ce73" table:formula="of:=COUNTIF([.C17:.K17];&quot;11-19&quot;) + COUNTIF([.C17:.K17];&quot;2&quot;)" office:value-type="float" office:value="1" calcext:value-type="float">
            <text:p>1</text:p>
          </table:table-cell>
          <table:table-cell table:style-name="ce73" table:formula="of:=COUNTIF([.C17:.K17];&quot;U&quot;)+COUNTIF([.C17:.K17];&quot;UL&quot;)" office:value-type="float" office:value="1" calcext:value-type="float">
            <text:p>1</text:p>
          </table:table-cell>
          <table:table-cell table:style-name="ce73" table:formula="of:=COUNTIF([.C17:.K17];&quot;KVIT&quot;)" office:value-type="float" office:value="1" calcext:value-type="float">
            <text:p>1</text:p>
          </table:table-cell>
          <table:table-cell table:style-name="ce79" table:formula="of:=COUNTBLANK([.C17:.K17])" office:value-type="float" office:value="1" calcext:value-type="float">
            <text:p>1</text:p>
          </table:table-cell>
          <table:table-cell table:style-name="ce81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17" calcext:value-type="date">
            <text:p>17. III. 07</text:p>
          </table:table-cell>
          <table:table-cell table:style-name="ce67" table:formula="of:=TEXT([.A18];&quot;Ddd&quot;)" office:value-type="string" office:string-value="sob" calcext:value-type="string">
            <text:p>sob</text:p>
          </table:table-cell>
          <table:table-cell table:style-name="ce18"/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22"/>
          <table:table-cell table:style-name="ce23"/>
          <table:table-cell table:style-name="ce18" table:number-columns-repeated="4"/>
          <table:table-cell table:style-name="ce34" office:value-type="string" calcext:value-type="string">
            <text:p>KON</text:p>
          </table:table-cell>
          <table:table-cell table:style-name="ce73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73" table:formula="of:=COUNTIF([.C18:.K18];&quot;51&quot;) + COUNTIF([.C18:.K18];&quot;51L&quot;)" office:value-type="float" office:value="0" calcext:value-type="float">
            <text:p>0</text:p>
          </table:table-cell>
          <table:table-cell table:style-name="ce73" table:formula="of:=COUNTIF([.C18:.K18];&quot;52&quot;) + COUNTIF([.C18:.K18];&quot;52L&quot;)" office:value-type="float" office:value="0" calcext:value-type="float">
            <text:p>0</text:p>
          </table:table-cell>
          <table:table-cell table:style-name="ce73" table:formula="of:=COUNTIF([.C18:.K18];&quot;11-19&quot;) + COUNTIF([.C18:.K18];&quot;2&quot;)" office:value-type="float" office:value="0" calcext:value-type="float">
            <text:p>0</text:p>
          </table:table-cell>
          <table:table-cell table:style-name="ce73" table:formula="of:=COUNTIF([.C18:.K18];&quot;U&quot;)+COUNTIF([.C18:.K18];&quot;UL&quot;)" office:value-type="float" office:value="0" calcext:value-type="float">
            <text:p>0</text:p>
          </table:table-cell>
          <table:table-cell table:style-name="ce73" table:formula="of:=COUNTIF([.C18:.K18];&quot;KVIT&quot;)" office:value-type="float" office:value="0" calcext:value-type="float">
            <text:p>0</text:p>
          </table:table-cell>
          <table:table-cell table:style-name="ce79" table:formula="of:=COUNTBLANK([.C18:.K18])" office:value-type="float" office:value="7" calcext:value-type="float">
            <text:p>7</text:p>
          </table:table-cell>
          <table:table-cell table:style-name="ce81" table:formula="of:=COUNTIF([.C18:.K18];&quot;51&quot;) + COUNTIF([.C18:.K18];&quot;51L&quot;)+COUNTIF([.C18:.K18];&quot;2&quot;)+COUNTIF([.C18:.K18];&quot;52&quot;)+COUNTIF([.C18:.K1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18" calcext:value-type="date">
            <text:p>18. III. 07</text:p>
          </table:table-cell>
          <table:table-cell table:style-name="ce67" table:formula="of:=TEXT([.A19];&quot;Ddd&quot;)" office:value-type="string" office:string-value="ned" calcext:value-type="string">
            <text:p>ned</text:p>
          </table:table-cell>
          <table:table-cell table:style-name="ce18"/>
          <table:table-cell table:style-name="ce26"/>
          <table:table-cell table:style-name="ce18" office:value-type="string" calcext:value-type="string">
            <text:p>D</text:p>
          </table:table-cell>
          <table:table-cell table:style-name="ce26"/>
          <table:table-cell table:style-name="ce18"/>
          <table:table-cell table:style-name="ce26" table:number-columns-repeated="2"/>
          <table:table-cell table:style-name="ce23" office:value-type="string" calcext:value-type="string">
            <text:p>L</text:p>
          </table:table-cell>
          <table:table-cell table:style-name="ce18"/>
          <table:table-cell table:style-name="ce34" office:value-type="string" calcext:value-type="string">
            <text:p>KOS</text:p>
          </table:table-cell>
          <table:table-cell table:style-name="ce73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73" table:formula="of:=COUNTIF([.C19:.K19];&quot;51&quot;) + COUNTIF([.C19:.K19];&quot;51L&quot;)" office:value-type="float" office:value="0" calcext:value-type="float">
            <text:p>0</text:p>
          </table:table-cell>
          <table:table-cell table:style-name="ce73" table:formula="of:=COUNTIF([.C19:.K19];&quot;52&quot;) + COUNTIF([.C19:.K19];&quot;52L&quot;)" office:value-type="float" office:value="0" calcext:value-type="float">
            <text:p>0</text:p>
          </table:table-cell>
          <table:table-cell table:style-name="ce73" table:formula="of:=COUNTIF([.C19:.K19];&quot;11-19&quot;) + COUNTIF([.C19:.K19];&quot;2&quot;)" office:value-type="float" office:value="0" calcext:value-type="float">
            <text:p>0</text:p>
          </table:table-cell>
          <table:table-cell table:style-name="ce73" table:formula="of:=COUNTIF([.C19:.K19];&quot;U&quot;)+COUNTIF([.C19:.K19];&quot;UL&quot;)" office:value-type="float" office:value="0" calcext:value-type="float">
            <text:p>0</text:p>
          </table:table-cell>
          <table:table-cell table:style-name="ce73" table:formula="of:=COUNTIF([.C19:.K19];&quot;KVIT&quot;)" office:value-type="float" office:value="0" calcext:value-type="float">
            <text:p>0</text:p>
          </table:table-cell>
          <table:table-cell table:style-name="ce79" table:formula="of:=COUNTBLANK([.C19:.K19])" office:value-type="float" office:value="7" calcext:value-type="float">
            <text:p>7</text:p>
          </table:table-cell>
          <table:table-cell table:style-name="ce81" table:formula="of:=COUNTIF([.C19:.K19];&quot;51&quot;) + COUNTIF([.C19:.K19];&quot;51L&quot;)+COUNTIF([.C19:.K19];&quot;2&quot;)+COUNTIF([.C19:.K19];&quot;52&quot;)+COUNTIF([.C19:.K1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19" calcext:value-type="date">
            <text:p>19. III. 07</text:p>
          </table:table-cell>
          <table:table-cell table:style-name="ce68" table:formula="of:=TEXT([.A20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1"/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73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73" table:formula="of:=COUNTIF([.C20:.K20];&quot;51&quot;) + COUNTIF([.C20:.K20];&quot;51L&quot;)" office:value-type="float" office:value="1" calcext:value-type="float">
            <text:p>1</text:p>
          </table:table-cell>
          <table:table-cell table:style-name="ce73" table:formula="of:=COUNTIF([.C20:.K20];&quot;52&quot;) + COUNTIF([.C20:.K20];&quot;52L&quot;)" office:value-type="float" office:value="1" calcext:value-type="float">
            <text:p>1</text:p>
          </table:table-cell>
          <table:table-cell table:style-name="ce73" table:formula="of:=COUNTIF([.C20:.K20];&quot;11-19&quot;) + COUNTIF([.C20:.K20];&quot;2&quot;)" office:value-type="float" office:value="1" calcext:value-type="float">
            <text:p>1</text:p>
          </table:table-cell>
          <table:table-cell table:style-name="ce73" table:formula="of:=COUNTIF([.C20:.K20];&quot;U&quot;)+COUNTIF([.C20:.K20];&quot;UL&quot;)" office:value-type="float" office:value="1" calcext:value-type="float">
            <text:p>1</text:p>
          </table:table-cell>
          <table:table-cell table:style-name="ce73" table:formula="of:=COUNTIF([.C20:.K20];&quot;KVIT&quot;)" office:value-type="float" office:value="2" calcext:value-type="float">
            <text:p>2</text:p>
          </table:table-cell>
          <table:table-cell table:style-name="ce79" table:formula="of:=COUNTBLANK([.C20:.K20])" office:value-type="float" office:value="1" calcext:value-type="float">
            <text:p>1</text:p>
          </table:table-cell>
          <table:table-cell table:style-name="ce81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64" office:value-type="date" office:date-value="2007-03-20" calcext:value-type="date">
            <text:p>20. III. 07</text:p>
          </table:table-cell>
          <table:table-cell table:style-name="ce68" table:formula="of:=TEXT([.A21];&quot;Ddd&quot;)" office:value-type="string" office:string-value="tor" calcext:value-type="string">
            <text:p>tor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52</text:p>
          </table:table-cell>
          <table:table-cell table:style-name="ce17" office:value-type="string" calcext:value-type="string">
            <text:p><text:span text:style-name="T1">KVIT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73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73" table:formula="of:=COUNTIF([.C21:.K21];&quot;51&quot;) + COUNTIF([.C21:.K21];&quot;51L&quot;)" office:value-type="float" office:value="1" calcext:value-type="float">
            <text:p>1</text:p>
          </table:table-cell>
          <table:table-cell table:style-name="ce73" table:formula="of:=COUNTIF([.C21:.K21];&quot;52&quot;) + COUNTIF([.C21:.K21];&quot;52L&quot;)" office:value-type="float" office:value="1" calcext:value-type="float">
            <text:p>1</text:p>
          </table:table-cell>
          <table:table-cell table:style-name="ce73" table:formula="of:=COUNTIF([.C21:.K21];&quot;11-19&quot;) + COUNTIF([.C21:.K21];&quot;2&quot;)" office:value-type="float" office:value="1" calcext:value-type="float">
            <text:p>1</text:p>
          </table:table-cell>
          <table:table-cell table:style-name="ce73" table:formula="of:=COUNTIF([.C21:.K21];&quot;U&quot;)+COUNTIF([.C21:.K21];&quot;UL&quot;)" office:value-type="float" office:value="1" calcext:value-type="float">
            <text:p>1</text:p>
          </table:table-cell>
          <table:table-cell table:style-name="ce73" table:formula="of:=COUNTIF([.C21:.K21];&quot;KVIT&quot;)" office:value-type="float" office:value="1" calcext:value-type="float">
            <text:p>1</text:p>
          </table:table-cell>
          <table:table-cell table:style-name="ce79" table:formula="of:=COUNTBLANK([.C21:.K21])" office:value-type="float" office:value="1" calcext:value-type="float">
            <text:p>1</text:p>
          </table:table-cell>
          <table:table-cell table:style-name="ce81" table:formula="of:=COUNTIF([.C21:.K21];&quot;51&quot;) + COUNTIF([.C21:.K21];&quot;51L&quot;)+COUNTIF([.C21:.K21];&quot;2&quot;)+COUNTIF([.C21:.K21];&quot;52&quot;)+COUNTIF([.C21:.K21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64" office:value-type="date" office:date-value="2007-03-21" calcext:value-type="date">
            <text:p>21. III. 07</text:p>
          </table:table-cell>
          <table:table-cell table:style-name="ce68" table:formula="of:=TEXT([.A2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73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73" table:formula="of:=COUNTIF([.C22:.K22];&quot;51&quot;) + COUNTIF([.C22:.K22];&quot;51L&quot;)" office:value-type="float" office:value="1" calcext:value-type="float">
            <text:p>1</text:p>
          </table:table-cell>
          <table:table-cell table:style-name="ce73" table:formula="of:=COUNTIF([.C22:.K22];&quot;52&quot;) + COUNTIF([.C22:.K22];&quot;52L&quot;)" office:value-type="float" office:value="1" calcext:value-type="float">
            <text:p>1</text:p>
          </table:table-cell>
          <table:table-cell table:style-name="ce73" table:formula="of:=COUNTIF([.C22:.K22];&quot;11-19&quot;) + COUNTIF([.C22:.K22];&quot;2&quot;)" office:value-type="float" office:value="1" calcext:value-type="float">
            <text:p>1</text:p>
          </table:table-cell>
          <table:table-cell table:style-name="ce73" table:formula="of:=COUNTIF([.C22:.K22];&quot;U&quot;)+COUNTIF([.C22:.K22];&quot;UL&quot;)" office:value-type="float" office:value="1" calcext:value-type="float">
            <text:p>1</text:p>
          </table:table-cell>
          <table:table-cell table:style-name="ce73" table:formula="of:=COUNTIF([.C22:.K22];&quot;KVIT&quot;)" office:value-type="float" office:value="2" calcext:value-type="float">
            <text:p>2</text:p>
          </table:table-cell>
          <table:table-cell table:style-name="ce79" table:formula="of:=COUNTBLANK([.C22:.K22])" office:value-type="float" office:value="1" calcext:value-type="float">
            <text:p>1</text:p>
          </table:table-cell>
          <table:table-cell table:style-name="ce81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22" calcext:value-type="date">
            <text:p>22. III. 07</text:p>
          </table:table-cell>
          <table:table-cell table:style-name="ce68" table:formula="of:=TEXT([.A23];&quot;Ddd&quot;)" office:value-type="string" office:string-value="čet" calcext:value-type="string">
            <text:p>čet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KOS</text:p>
          </table:table-cell>
          <table:table-cell table:style-name="ce73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73" table:formula="of:=COUNTIF([.C23:.K23];&quot;51&quot;) + COUNTIF([.C23:.K23];&quot;51L&quot;)" office:value-type="float" office:value="1" calcext:value-type="float">
            <text:p>1</text:p>
          </table:table-cell>
          <table:table-cell table:style-name="ce73" table:formula="of:=COUNTIF([.C23:.K23];&quot;52&quot;) + COUNTIF([.C23:.K23];&quot;52L&quot;)" office:value-type="float" office:value="1" calcext:value-type="float">
            <text:p>1</text:p>
          </table:table-cell>
          <table:table-cell table:style-name="ce73" table:formula="of:=COUNTIF([.C23:.K23];&quot;11-19&quot;) + COUNTIF([.C23:.K23];&quot;2&quot;)" office:value-type="float" office:value="1" calcext:value-type="float">
            <text:p>1</text:p>
          </table:table-cell>
          <table:table-cell table:style-name="ce73" table:formula="of:=COUNTIF([.C23:.K23];&quot;U&quot;)+COUNTIF([.C23:.K23];&quot;UL&quot;)" office:value-type="float" office:value="1" calcext:value-type="float">
            <text:p>1</text:p>
          </table:table-cell>
          <table:table-cell table:style-name="ce73" table:formula="of:=COUNTIF([.C23:.K23];&quot;KVIT&quot;)" office:value-type="float" office:value="3" calcext:value-type="float">
            <text:p>3</text:p>
          </table:table-cell>
          <table:table-cell table:style-name="ce79" table:formula="of:=COUNTBLANK([.C23:.K23])" office:value-type="float" office:value="1" calcext:value-type="float">
            <text:p>1</text:p>
          </table:table-cell>
          <table:table-cell table:style-name="ce81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23" calcext:value-type="date">
            <text:p>23. III. 07</text:p>
          </table:table-cell>
          <table:table-cell table:style-name="ce68" table:formula="of:=TEXT([.A24];&quot;Ddd&quot;)" office:value-type="string" office:string-value="pet" calcext:value-type="string">
            <text:p>pet</text:p>
          </table:table-cell>
          <table:table-cell table:style-name="ce21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office:annotation draw:style-name="gr3" draw:text-style-name="P2" svg:width="2.843cm" svg:height="0.668cm" svg:x="10.838cm" svg:y="14.217cm" draw:caption-point-x="-0.232cm" draw:caption-point-y="1.899cm">
              <dc:date>2022-03-21T00:00:00</dc:date>
              <text:p text:style-name="P1">Brnik</text:p>
            </office:annotation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PIN</text:p>
          </table:table-cell>
          <table:table-cell table:style-name="ce73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73" table:formula="of:=COUNTIF([.C24:.K24];&quot;51&quot;) + COUNTIF([.C24:.K24];&quot;51L&quot;)" office:value-type="float" office:value="1" calcext:value-type="float">
            <text:p>1</text:p>
          </table:table-cell>
          <table:table-cell table:style-name="ce73" table:formula="of:=COUNTIF([.C24:.K24];&quot;52&quot;) + COUNTIF([.C24:.K24];&quot;52L&quot;)" office:value-type="float" office:value="1" calcext:value-type="float">
            <text:p>1</text:p>
          </table:table-cell>
          <table:table-cell table:style-name="ce73" table:formula="of:=COUNTIF([.C24:.K24];&quot;11-19&quot;) + COUNTIF([.C24:.K24];&quot;2&quot;)" office:value-type="float" office:value="1" calcext:value-type="float">
            <text:p>1</text:p>
          </table:table-cell>
          <table:table-cell table:style-name="ce73" table:formula="of:=COUNTIF([.C24:.K24];&quot;U&quot;)+COUNTIF([.C24:.K24];&quot;UL&quot;)" office:value-type="float" office:value="1" calcext:value-type="float">
            <text:p>1</text:p>
          </table:table-cell>
          <table:table-cell table:style-name="ce73" table:formula="of:=COUNTIF([.C24:.K24];&quot;KVIT&quot;)" office:value-type="float" office:value="1" calcext:value-type="float">
            <text:p>1</text:p>
          </table:table-cell>
          <table:table-cell table:style-name="ce79" table:formula="of:=COUNTBLANK([.C24:.K24])" office:value-type="float" office:value="1" calcext:value-type="float">
            <text:p>1</text:p>
          </table:table-cell>
          <table:table-cell table:style-name="ce81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24" calcext:value-type="date">
            <text:p>24. III. 07</text:p>
          </table:table-cell>
          <table:table-cell table:style-name="ce67" table:formula="of:=TEXT([.A25];&quot;Ddd&quot;)" office:value-type="string" office:string-value="sob" calcext:value-type="string">
            <text:p>sob</text:p>
          </table:table-cell>
          <table:table-cell table:style-name="ce23" office:value-type="string" calcext:value-type="string">
            <text:p>L</text:p>
          </table:table-cell>
          <table:table-cell table:style-name="ce18" table:number-columns-repeated="2"/>
          <table:table-cell table:style-name="ce26"/>
          <table:table-cell table:style-name="ce23"/>
          <table:table-cell table:style-name="ce18" table:number-columns-repeated="3"/>
          <table:table-cell table:style-name="ce22"/>
          <table:table-cell table:style-name="ce34" office:value-type="string" calcext:value-type="string">
            <text:p>DAN</text:p>
          </table:table-cell>
          <table:table-cell table:style-name="ce73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73" table:formula="of:=COUNTIF([.C25:.K25];&quot;51&quot;) + COUNTIF([.C25:.K25];&quot;51L&quot;)" office:value-type="float" office:value="0" calcext:value-type="float">
            <text:p>0</text:p>
          </table:table-cell>
          <table:table-cell table:style-name="ce73" table:formula="of:=COUNTIF([.C25:.K25];&quot;52&quot;) + COUNTIF([.C25:.K25];&quot;52L&quot;)" office:value-type="float" office:value="0" calcext:value-type="float">
            <text:p>0</text:p>
          </table:table-cell>
          <table:table-cell table:style-name="ce73" table:formula="of:=COUNTIF([.C25:.K25];&quot;11-19&quot;) + COUNTIF([.C25:.K25];&quot;2&quot;)" office:value-type="float" office:value="0" calcext:value-type="float">
            <text:p>0</text:p>
          </table:table-cell>
          <table:table-cell table:style-name="ce73" table:formula="of:=COUNTIF([.C25:.K25];&quot;U&quot;)+COUNTIF([.C25:.K25];&quot;UL&quot;)" office:value-type="float" office:value="0" calcext:value-type="float">
            <text:p>0</text:p>
          </table:table-cell>
          <table:table-cell table:style-name="ce73" table:formula="of:=COUNTIF([.C25:.K25];&quot;KVIT&quot;)" office:value-type="float" office:value="0" calcext:value-type="float">
            <text:p>0</text:p>
          </table:table-cell>
          <table:table-cell table:style-name="ce79" table:formula="of:=COUNTBLANK([.C25:.K25])" office:value-type="float" office:value="8" calcext:value-type="float">
            <text:p>8</text:p>
          </table:table-cell>
          <table:table-cell table:style-name="ce81" table:formula="of:=COUNTIF([.C25:.K25];&quot;51&quot;) + COUNTIF([.C25:.K25];&quot;51L&quot;)+COUNTIF([.C25:.K25];&quot;2&quot;)+COUNTIF([.C25:.K25];&quot;52&quot;)+COUNTIF([.C25:.K2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25" calcext:value-type="date">
            <text:p>25. III. 07</text:p>
          </table:table-cell>
          <table:table-cell table:style-name="ce67" table:formula="of:=TEXT([.A26];&quot;Ddd&quot;)" office:value-type="string" office:string-value="ned" calcext:value-type="string">
            <text:p>ned</text:p>
          </table:table-cell>
          <table:table-cell table:style-name="ce23" office:value-type="string" calcext:value-type="string">
            <text:p>L</text:p>
          </table:table-cell>
          <table:table-cell table:style-name="ce18" table:number-columns-repeated="2"/>
          <table:table-cell table:style-name="ce26"/>
          <table:table-cell table:style-name="ce23"/>
          <table:table-cell table:style-name="ce18" table:number-columns-repeated="3"/>
          <table:table-cell table:style-name="ce22"/>
          <table:table-cell table:style-name="ce34" office:value-type="string" calcext:value-type="string">
            <text:p>DAN</text:p>
          </table:table-cell>
          <table:table-cell table:style-name="ce73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73" table:formula="of:=COUNTIF([.C26:.K26];&quot;51&quot;) + COUNTIF([.C26:.K26];&quot;51L&quot;)" office:value-type="float" office:value="0" calcext:value-type="float">
            <text:p>0</text:p>
          </table:table-cell>
          <table:table-cell table:style-name="ce73" table:formula="of:=COUNTIF([.C26:.K26];&quot;52&quot;) + COUNTIF([.C26:.K26];&quot;52L&quot;)" office:value-type="float" office:value="0" calcext:value-type="float">
            <text:p>0</text:p>
          </table:table-cell>
          <table:table-cell table:style-name="ce73" table:formula="of:=COUNTIF([.C26:.K26];&quot;11-19&quot;) + COUNTIF([.C26:.K26];&quot;2&quot;)" office:value-type="float" office:value="0" calcext:value-type="float">
            <text:p>0</text:p>
          </table:table-cell>
          <table:table-cell table:style-name="ce73" table:formula="of:=COUNTIF([.C26:.K26];&quot;U&quot;)+COUNTIF([.C26:.K26];&quot;UL&quot;)" office:value-type="float" office:value="0" calcext:value-type="float">
            <text:p>0</text:p>
          </table:table-cell>
          <table:table-cell table:style-name="ce73" table:formula="of:=COUNTIF([.C26:.K26];&quot;KVIT&quot;)" office:value-type="float" office:value="0" calcext:value-type="float">
            <text:p>0</text:p>
          </table:table-cell>
          <table:table-cell table:style-name="ce79" table:formula="of:=COUNTBLANK([.C26:.K26])" office:value-type="float" office:value="8" calcext:value-type="float">
            <text:p>8</text:p>
          </table:table-cell>
          <table:table-cell table:style-name="ce81" table:formula="of:=COUNTIF([.C26:.K26];&quot;51&quot;) + COUNTIF([.C26:.K26];&quot;51L&quot;)+COUNTIF([.C26:.K26];&quot;2&quot;)+COUNTIF([.C26:.K26];&quot;52&quot;)+COUNTIF([.C26:.K2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26" calcext:value-type="date">
            <text:p>26. III. 07</text:p>
          </table:table-cell>
          <table:table-cell table:style-name="ce68" table:formula="of:=TEXT([.A2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DAN</text:p>
          </table:table-cell>
          <table:table-cell table:style-name="ce73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73" table:formula="of:=COUNTIF([.C27:.K27];&quot;51&quot;) + COUNTIF([.C27:.K27];&quot;51L&quot;)" office:value-type="float" office:value="1" calcext:value-type="float">
            <text:p>1</text:p>
          </table:table-cell>
          <table:table-cell table:style-name="ce73" table:formula="of:=COUNTIF([.C27:.K27];&quot;52&quot;) + COUNTIF([.C27:.K27];&quot;52L&quot;)" office:value-type="float" office:value="1" calcext:value-type="float">
            <text:p>1</text:p>
          </table:table-cell>
          <table:table-cell table:style-name="ce73" table:formula="of:=COUNTIF([.C27:.K27];&quot;11-19&quot;) + COUNTIF([.C27:.K27];&quot;2&quot;)" office:value-type="float" office:value="1" calcext:value-type="float">
            <text:p>1</text:p>
          </table:table-cell>
          <table:table-cell table:style-name="ce73" table:formula="of:=COUNTIF([.C27:.K27];&quot;U&quot;)+COUNTIF([.C27:.K27];&quot;UL&quot;)" office:value-type="float" office:value="1" calcext:value-type="float">
            <text:p>1</text:p>
          </table:table-cell>
          <table:table-cell table:style-name="ce73" table:formula="of:=COUNTIF([.C27:.K27];&quot;KVIT&quot;)" office:value-type="float" office:value="3" calcext:value-type="float">
            <text:p>3</text:p>
          </table:table-cell>
          <table:table-cell table:style-name="ce79" table:formula="of:=COUNTBLANK([.C27:.K27])" office:value-type="float" office:value="1" calcext:value-type="float">
            <text:p>1</text:p>
          </table:table-cell>
          <table:table-cell table:style-name="ce81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27" calcext:value-type="date">
            <text:p>27. III. 07</text:p>
          </table:table-cell>
          <table:table-cell table:style-name="ce68" table:formula="of:=TEXT([.A28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DAN</text:p>
          </table:table-cell>
          <table:table-cell table:style-name="ce73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73" table:formula="of:=COUNTIF([.C28:.K28];&quot;51&quot;) + COUNTIF([.C28:.K28];&quot;51L&quot;)" office:value-type="float" office:value="1" calcext:value-type="float">
            <text:p>1</text:p>
          </table:table-cell>
          <table:table-cell table:style-name="ce73" table:formula="of:=COUNTIF([.C28:.K28];&quot;52&quot;) + COUNTIF([.C28:.K28];&quot;52L&quot;)" office:value-type="float" office:value="1" calcext:value-type="float">
            <text:p>1</text:p>
          </table:table-cell>
          <table:table-cell table:style-name="ce73" table:formula="of:=COUNTIF([.C28:.K28];&quot;11-19&quot;) + COUNTIF([.C28:.K28];&quot;2&quot;)" office:value-type="float" office:value="1" calcext:value-type="float">
            <text:p>1</text:p>
          </table:table-cell>
          <table:table-cell table:style-name="ce73" table:formula="of:=COUNTIF([.C28:.K28];&quot;U&quot;)+COUNTIF([.C28:.K28];&quot;UL&quot;)" office:value-type="float" office:value="1" calcext:value-type="float">
            <text:p>1</text:p>
          </table:table-cell>
          <table:table-cell table:style-name="ce73" table:formula="of:=COUNTIF([.C28:.K28];&quot;KVIT&quot;)" office:value-type="float" office:value="2" calcext:value-type="float">
            <text:p>2</text:p>
          </table:table-cell>
          <table:table-cell table:style-name="ce79" table:formula="of:=COUNTBLANK([.C28:.K28])" office:value-type="float" office:value="1" calcext:value-type="float">
            <text:p>1</text:p>
          </table:table-cell>
          <table:table-cell table:style-name="ce81" table:formula="of:=COUNTIF([.C28:.K28];&quot;51&quot;) + COUNTIF([.C28:.K28];&quot;51L&quot;)+COUNTIF([.C28:.K28];&quot;2&quot;)+COUNTIF([.C28:.K28];&quot;52&quot;)+COUNTIF([.C28:.K2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28" calcext:value-type="date">
            <text:p>28. III. 07</text:p>
          </table:table-cell>
          <table:table-cell table:style-name="ce68" table:formula="of:=TEXT([.A29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5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DAN</text:p>
          </table:table-cell>
          <table:table-cell table:style-name="ce73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73" table:formula="of:=COUNTIF([.C29:.K29];&quot;51&quot;) + COUNTIF([.C29:.K29];&quot;51L&quot;)" office:value-type="float" office:value="1" calcext:value-type="float">
            <text:p>1</text:p>
          </table:table-cell>
          <table:table-cell table:style-name="ce73" table:formula="of:=COUNTIF([.C29:.K29];&quot;52&quot;) + COUNTIF([.C29:.K29];&quot;52L&quot;)" office:value-type="float" office:value="1" calcext:value-type="float">
            <text:p>1</text:p>
          </table:table-cell>
          <table:table-cell table:style-name="ce73" table:formula="of:=COUNTIF([.C29:.K29];&quot;11-19&quot;) + COUNTIF([.C29:.K29];&quot;2&quot;)" office:value-type="float" office:value="1" calcext:value-type="float">
            <text:p>1</text:p>
          </table:table-cell>
          <table:table-cell table:style-name="ce73" table:formula="of:=COUNTIF([.C29:.K29];&quot;U&quot;)+COUNTIF([.C29:.K29];&quot;UL&quot;)" office:value-type="float" office:value="1" calcext:value-type="float">
            <text:p>1</text:p>
          </table:table-cell>
          <table:table-cell table:style-name="ce73" table:formula="of:=COUNTIF([.C29:.K29];&quot;KVIT&quot;)" office:value-type="float" office:value="3" calcext:value-type="float">
            <text:p>3</text:p>
          </table:table-cell>
          <table:table-cell table:style-name="ce79" table:formula="of:=COUNTBLANK([.C29:.K29])" office:value-type="float" office:value="1" calcext:value-type="float">
            <text:p>1</text:p>
          </table:table-cell>
          <table:table-cell table:style-name="ce81" table:formula="of:=COUNTIF([.C29:.K29];&quot;51&quot;) + COUNTIF([.C29:.K29];&quot;51L&quot;)+COUNTIF([.C29:.K29];&quot;2&quot;)+COUNTIF([.C29:.K29];&quot;52&quot;)+COUNTIF([.C29:.K2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29" calcext:value-type="date">
            <text:p>29. III. 07</text:p>
          </table:table-cell>
          <table:table-cell table:style-name="ce68" table:formula="of:=TEXT([.A30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DAN</text:p>
          </table:table-cell>
          <table:table-cell table:style-name="ce73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73" table:formula="of:=COUNTIF([.C30:.K30];&quot;51&quot;) + COUNTIF([.C30:.K30];&quot;51L&quot;)" office:value-type="float" office:value="1" calcext:value-type="float">
            <text:p>1</text:p>
          </table:table-cell>
          <table:table-cell table:style-name="ce73" table:formula="of:=COUNTIF([.C30:.K30];&quot;52&quot;) + COUNTIF([.C30:.K30];&quot;52L&quot;)" office:value-type="float" office:value="1" calcext:value-type="float">
            <text:p>1</text:p>
          </table:table-cell>
          <table:table-cell table:style-name="ce73" table:formula="of:=COUNTIF([.C30:.K30];&quot;11-19&quot;) + COUNTIF([.C30:.K30];&quot;2&quot;)" office:value-type="float" office:value="1" calcext:value-type="float">
            <text:p>1</text:p>
          </table:table-cell>
          <table:table-cell table:style-name="ce73" table:formula="of:=COUNTIF([.C30:.K30];&quot;U&quot;)+COUNTIF([.C30:.K30];&quot;UL&quot;)" office:value-type="float" office:value="1" calcext:value-type="float">
            <text:p>1</text:p>
          </table:table-cell>
          <table:table-cell table:style-name="ce73" table:formula="of:=COUNTIF([.C30:.K30];&quot;KVIT&quot;)" office:value-type="float" office:value="2" calcext:value-type="float">
            <text:p>2</text:p>
          </table:table-cell>
          <table:table-cell table:style-name="ce79" table:formula="of:=COUNTBLANK([.C30:.K30])" office:value-type="float" office:value="1" calcext:value-type="float">
            <text:p>1</text:p>
          </table:table-cell>
          <table:table-cell table:style-name="ce81" table:formula="of:=COUNTIF([.C30:.K30];&quot;51&quot;) + COUNTIF([.C30:.K30];&quot;51L&quot;)+COUNTIF([.C30:.K30];&quot;2&quot;)+COUNTIF([.C30:.K30];&quot;52&quot;)+COUNTIF([.C30:.K3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3-30" calcext:value-type="date">
            <text:p>30. III. 07</text:p>
          </table:table-cell>
          <table:table-cell table:style-name="ce68" table:formula="of:=TEXT([.A3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69" office:value-type="string" calcext:value-type="string">
            <text:p>11-19</text:p>
          </table:table-cell>
          <table:table-cell table:style-name="ce69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office:annotation draw:style-name="gr2" draw:text-style-name="P2" svg:width="2.843cm" svg:height="0.658cm" svg:x="10.838cm" svg:y="19.119cm" draw:caption-point-x="-0.232cm" draw:caption-point-y="1.898cm">
              <dc:date>2022-03-21T00:00:00</dc:date>
              <text:p text:style-name="P1">Le dopoldan</text:p>
            </office:annotation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69"/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DAN</text:p>
          </table:table-cell>
          <table:table-cell table:style-name="ce73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73" table:formula="of:=COUNTIF([.C31:.K31];&quot;51&quot;) + COUNTIF([.C31:.K31];&quot;51L&quot;)" office:value-type="float" office:value="1" calcext:value-type="float">
            <text:p>1</text:p>
          </table:table-cell>
          <table:table-cell table:style-name="ce73" table:formula="of:=COUNTIF([.C31:.K31];&quot;52&quot;) + COUNTIF([.C31:.K31];&quot;52L&quot;)" office:value-type="float" office:value="1" calcext:value-type="float">
            <text:p>1</text:p>
          </table:table-cell>
          <table:table-cell table:style-name="ce73" table:formula="of:=COUNTIF([.C31:.K31];&quot;11-19&quot;) + COUNTIF([.C31:.K31];&quot;2&quot;)" office:value-type="float" office:value="1" calcext:value-type="float">
            <text:p>1</text:p>
          </table:table-cell>
          <table:table-cell table:style-name="ce73" table:formula="of:=COUNTIF([.C31:.K31];&quot;U&quot;)+COUNTIF([.C31:.K31];&quot;UL&quot;)" office:value-type="float" office:value="1" calcext:value-type="float">
            <text:p>1</text:p>
          </table:table-cell>
          <table:table-cell table:style-name="ce73" table:formula="of:=COUNTIF([.C31:.K31];&quot;KVIT&quot;)" office:value-type="float" office:value="2" calcext:value-type="float">
            <text:p>2</text:p>
          </table:table-cell>
          <table:table-cell table:style-name="ce79" table:formula="of:=COUNTBLANK([.C31:.K31])" office:value-type="float" office:value="1" calcext:value-type="float">
            <text:p>1</text:p>
          </table:table-cell>
          <table:table-cell table:style-name="ce81" table:formula="of:=COUNTIF([.C31:.K31];&quot;51&quot;) + COUNTIF([.C31:.K31];&quot;51L&quot;)+COUNTIF([.C31:.K31];&quot;2&quot;)+COUNTIF([.C31:.K31];&quot;52&quot;)+COUNTIF([.C31:.K3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3-31" calcext:value-type="date">
            <text:p>31. III. 07</text:p>
          </table:table-cell>
          <table:table-cell table:style-name="ce67" table:formula="of:=TEXT([.A32];&quot;Ddd&quot;)" office:value-type="string" office:string-value="sob" calcext:value-type="string">
            <text:p>sob</text:p>
          </table:table-cell>
          <table:table-cell table:style-name="ce19" table:number-columns-repeated="3"/>
          <table:table-cell table:style-name="ce27"/>
          <table:table-cell table:style-name="ce71"/>
          <table:table-cell table:style-name="ce19" table:number-columns-repeated="2"/>
          <table:table-cell table:style-name="ce23" office:value-type="string" calcext:value-type="string">
            <text:p>L</text:p>
          </table:table-cell>
          <table:table-cell table:style-name="ce24"/>
          <table:table-cell table:style-name="ce34" office:value-type="string" calcext:value-type="string">
            <text:p>MŠŠ</text:p>
          </table:table-cell>
          <table:table-cell table:style-name="ce73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73" table:formula="of:=COUNTIF([.C32:.K32];&quot;51&quot;) + COUNTIF([.C32:.K32];&quot;51L&quot;)" office:value-type="float" office:value="0" calcext:value-type="float">
            <text:p>0</text:p>
          </table:table-cell>
          <table:table-cell table:style-name="ce73" table:formula="of:=COUNTIF([.C32:.K32];&quot;52&quot;) + COUNTIF([.C32:.K32];&quot;52L&quot;)" office:value-type="float" office:value="0" calcext:value-type="float">
            <text:p>0</text:p>
          </table:table-cell>
          <table:table-cell table:style-name="ce73" table:formula="of:=COUNTIF([.C32:.K32];&quot;11-19&quot;) + COUNTIF([.C32:.K32];&quot;2&quot;)" office:value-type="float" office:value="0" calcext:value-type="float">
            <text:p>0</text:p>
          </table:table-cell>
          <table:table-cell table:style-name="ce73" table:formula="of:=COUNTIF([.C32:.K32];&quot;U&quot;)+COUNTIF([.C32:.K32];&quot;UL&quot;)" office:value-type="float" office:value="0" calcext:value-type="float">
            <text:p>0</text:p>
          </table:table-cell>
          <table:table-cell table:style-name="ce73" table:formula="of:=COUNTIF([.C32:.K32];&quot;KVIT&quot;)" office:value-type="float" office:value="0" calcext:value-type="float">
            <text:p>0</text:p>
          </table:table-cell>
          <table:table-cell table:style-name="ce79" table:formula="of:=COUNTBLANK([.C32:.K32])" office:value-type="float" office:value="8" calcext:value-type="float">
            <text:p>8</text:p>
          </table:table-cell>
          <table:table-cell table:style-name="ce81" table:formula="of:=COUNTIF([.C32:.K32];&quot;51&quot;) + COUNTIF([.C32:.K32];&quot;51L&quot;)+COUNTIF([.C32:.K32];&quot;2&quot;)+COUNTIF([.C32:.K32];&quot;52&quot;)+COUNTIF([.C32:.K3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80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3" calcext:value-type="float">
            <text:p>3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5" calcext:value-type="float">
            <text:p>5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5" calcext:value-type="float">
            <text:p>5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10" calcext:value-type="float">
            <text:p>10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3" calcext:value-type="float">
            <text:p>3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4" calcext:value-type="float">
            <text:p>4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8" calcext:value-type="float">
            <text:p>8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rec.B5:marec.B32">
            <calcext:condition calcext:apply-style-name="ConditionalStyle_6" calcext:value="=#name?#ref!" calcext:base-cell-address="marec.B5"/>
          </calcext:conditional-format>
          <calcext:conditional-format calcext:target-range-address="marec.M2:marec.R32">
            <calcext:condition calcext:apply-style-name="ConditionalStyle_2" calcext:value="&lt;1" calcext:base-cell-address="marec.M2"/>
            <calcext:condition calcext:apply-style-name="ConditionalStyle_3" calcext:value="&gt;1" calcext:base-cell-address="marec.M2"/>
          </calcext:conditional-format>
          <calcext:conditional-format calcext:target-range-address="marec.S2:marec.S33">
            <calcext:condition calcext:apply-style-name="ConditionalStyle_4" calcext:value="!=0" calcext:base-cell-address="marec.S2"/>
          </calcext:conditional-format>
          <calcext:conditional-format calcext:target-range-address="marec.T2:marec.T32">
            <calcext:condition calcext:apply-style-name="ConditionalStyle_2" calcext:value="&lt;2" calcext:base-cell-address="marec.T2"/>
            <calcext:condition calcext:apply-style-name="ConditionalStyle_5" calcext:value="&gt;2" calcext:base-cell-address="marec.T2"/>
          </calcext:conditional-format>
        </calcext:conditional-formats>
      </table:table>
      <table:table table:name="april" table:style-name="ta4" table:print-ranges="april.A1:april.L31">
        <table:table-column table:style-name="co1" table:default-cell-style-name="ce7"/>
        <table:table-column table:style-name="co2" table:number-columns-repeated="11" table:default-cell-style-name="ce7"/>
        <table:table-column table:style-name="co4" table:default-cell-style-name="ce7"/>
        <table:table-column table:style-name="co6" table:default-cell-style-name="ce7"/>
        <table:table-column table:style-name="co5" table:default-cell-style-name="ce7"/>
        <table:table-column table:style-name="co6" table:default-cell-style-name="ce7"/>
        <table:table-column table:style-name="co13" table:default-cell-style-name="ce7"/>
        <table:table-column table:style-name="co9" table:default-cell-style-name="ce7"/>
        <table:table-column table:style-name="co17" table:default-cell-style-name="ce7"/>
        <table:table-column table:style-name="co6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63" office:value-type="string" calcext:value-type="string">
            <text:p>Datum</text:p>
          </table:table-cell>
          <table:table-cell table:style-name="ce8"/>
          <table:table-cell table:style-name="ce14" office:value-type="string" calcext:value-type="string">
            <text:p>KOS</text:p>
          </table:table-cell>
          <table:table-cell table:style-name="ce14" office:value-type="string" calcext:value-type="string">
            <text:p>ŠOŠ</text:p>
          </table:table-cell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KON</text:p>
          </table:table-cell>
          <table:table-cell table:style-name="ce14" office:value-type="string" calcext:value-type="string">
            <text:p>MIR</text:p>
          </table:table-cell>
          <table:table-cell table:style-name="ce14" office:value-type="string" calcext:value-type="string">
            <text:p>HOL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DAN</text:p>
          </table:table-cell>
          <table:table-cell table:style-name="ce14" office:value-type="string" calcext:value-type="string">
            <text:p>MŠŠ</text:p>
          </table:table-cell>
          <table:table-cell table:style-name="ce33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40" office:value-type="string" calcext:value-type="string">
            <text:p>11-19</text:p>
          </table:table-cell>
          <table:table-cell table:style-name="ce58" office:value-type="string" calcext:value-type="string">
            <text:p>U</text:p>
          </table:table-cell>
          <table:table-cell table:style-name="ce39" office:value-type="string" calcext:value-type="string">
            <text:p>KVIT</text:p>
          </table:table-cell>
          <table:table-cell table:style-name="ce35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01" calcext:value-type="date">
            <text:p>1. IV. 07</text:p>
          </table:table-cell>
          <table:table-cell table:style-name="ce82" table:formula="of:=TEXT([.A2];&quot;Ddd&quot;)" office:value-type="string" office:string-value="ned" calcext:value-type="string">
            <text:p>ned</text:p>
          </table:table-cell>
          <table:table-cell table:style-name="ce28"/>
          <table:table-cell table:style-name="ce23" office:value-type="string" calcext:value-type="string">
            <text:p>L</text:p>
          </table:table-cell>
          <table:table-cell table:style-name="ce18"/>
          <table:table-cell table:style-name="ce26"/>
          <table:table-cell table:style-name="ce18" table:number-columns-repeated="2"/>
          <table:table-cell table:style-name="ce25"/>
          <table:table-cell table:style-name="ce23" office:value-type="string" calcext:value-type="string">
            <text:p>L</text:p>
          </table:table-cell>
          <table:table-cell table:style-name="ce22"/>
          <table:table-cell table:style-name="ce33" office:value-type="string" calcext:value-type="string">
            <text:p>MŠŠ</text:p>
          </table:table-cell>
          <table:table-cell table:style-name="ce86" table:formula="of:=COUNTIF([.C2:.K2];&quot;L&quot;) + COUNTIF([.C2:.K2];&quot;52L&quot;)+COUNTIF([.C2:.K2];&quot;51L&quot;)+COUNTIF([.C2:.K2];&quot;1L&quot;)+COUNTIF([.C2:.K2];&quot;KVITL&quot;)" office:value-type="float" office:value="2" calcext:value-type="float">
            <text:p>2</text:p>
          </table:table-cell>
          <table:table-cell table:style-name="ce86" table:formula="of:=COUNTIF([.C2:.K2];&quot;51&quot;) + COUNTIF([.C2:.K2];&quot;51L&quot;)" office:value-type="float" office:value="0" calcext:value-type="float">
            <text:p>0</text:p>
          </table:table-cell>
          <table:table-cell table:style-name="ce86" table:formula="of:=COUNTIF([.C2:.K2];&quot;52&quot;) + COUNTIF([.C2:.K2];&quot;52L&quot;)" office:value-type="float" office:value="0" calcext:value-type="float">
            <text:p>0</text:p>
          </table:table-cell>
          <table:table-cell table:style-name="ce86" table:formula="of:=COUNTIF([.C2:.K2];&quot;11-19&quot;) + COUNTIF([.C2:.K2];&quot;2&quot;)" office:value-type="float" office:value="0" calcext:value-type="float">
            <text:p>0</text:p>
          </table:table-cell>
          <table:table-cell table:style-name="ce86" table:formula="of:=COUNTIF([.C2:.K2];&quot;U&quot;)" office:value-type="float" office:value="0" calcext:value-type="float">
            <text:p>0</text:p>
          </table:table-cell>
          <table:table-cell table:style-name="ce86" table:formula="of:=COUNTIF([.C2:.K2];&quot;KVIT&quot;)" office:value-type="float" office:value="0" calcext:value-type="float">
            <text:p>0</text:p>
          </table:table-cell>
          <table:table-cell table:style-name="ce87" table:formula="of:=COUNTBLANK([.C2:.K2])" office:value-type="float" office:value="7" calcext:value-type="float">
            <text:p>7</text:p>
          </table:table-cell>
          <table:table-cell table:style-name="ce89" table:formula="of:=COUNTIF([.C2:.K2];&quot;51&quot;) + COUNTIF([.C2:.K2];&quot;51L&quot;)+COUNTIF([.C2:.K2];&quot;2&quot;)+COUNTIF([.C2:.K2];&quot;52&quot;)+COUNTIF([.C2:.K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02" calcext:value-type="date">
            <text:p>2. IV. 07</text:p>
          </table:table-cell>
          <table:table-cell table:style-name="ce82" table:formula="of:=TEXT([.A3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0cm" draw:caption-point-x="-0.243cm" draw:caption-point-y="1.41cm">
              <dc:date>2022-03-21T00:00:00</dc:date>
              <text:p text:style-name="P1">Prost popoldan</text:p>
            </office:annotation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54" office:value-type="string" calcext:value-type="string">
            <text:p>L</text:p>
          </table:table-cell>
          <table:table-cell table:style-name="ce13" office:value-type="string" calcext:value-type="string">
            <office:annotation draw:style-name="gr4" draw:text-style-name="P2" svg:width="2.843cm" svg:height="2.176cm" svg:x="12.239cm" svg:y="0cm" draw:caption-point-x="-0.232cm" draw:caption-point-y="1.41cm">
              <dc:date>2022-03-21T00:00:00</dc:date>
              <text:p text:style-name="P1">Sestanek HNMP2.4.2007 s pričetkom ob 20.15 v prostorih ANMP ZD Kranj.</text:p>
            </office:annotation>
            <text:p>5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86" table:formula="of:=COUNTIF([.C3:.K3];&quot;L&quot;) + COUNTIF([.C3:.K3];&quot;52L&quot;)+COUNTIF([.C3:.K3];&quot;51L&quot;)+COUNTIF([.C3:.K3];&quot;1L&quot;)+COUNTIF([.C3:.K3];&quot;KVITL&quot;)" office:value-type="float" office:value="1" calcext:value-type="float">
            <text:p>1</text:p>
          </table:table-cell>
          <table:table-cell table:style-name="ce86" table:formula="of:=COUNTIF([.C3:.K3];&quot;51&quot;) + COUNTIF([.C3:.K3];&quot;51L&quot;)" office:value-type="float" office:value="1" calcext:value-type="float">
            <text:p>1</text:p>
          </table:table-cell>
          <table:table-cell table:style-name="ce86" table:formula="of:=COUNTIF([.C3:.K3];&quot;52&quot;) + COUNTIF([.C3:.K3];&quot;52L&quot;)" office:value-type="float" office:value="1" calcext:value-type="float">
            <text:p>1</text:p>
          </table:table-cell>
          <table:table-cell table:style-name="ce86" table:formula="of:=COUNTIF([.C3:.K3];&quot;11-19&quot;) + COUNTIF([.C3:.K3];&quot;2&quot;)" office:value-type="float" office:value="1" calcext:value-type="float">
            <text:p>1</text:p>
          </table:table-cell>
          <table:table-cell table:style-name="ce86" table:formula="of:=COUNTIF([.C3:.K3];&quot;U&quot;)" office:value-type="float" office:value="0" calcext:value-type="float">
            <text:p>0</text:p>
          </table:table-cell>
          <table:table-cell table:style-name="ce86" table:formula="of:=COUNTIF([.C3:.K3];&quot;KVIT&quot;)" office:value-type="float" office:value="2" calcext:value-type="float">
            <text:p>2</text:p>
          </table:table-cell>
          <table:table-cell table:style-name="ce87" table:formula="of:=COUNTBLANK([.C3:.K3])" office:value-type="float" office:value="1" calcext:value-type="float">
            <text:p>1</text:p>
          </table:table-cell>
          <table:table-cell table:style-name="ce89" table:formula="of:=COUNTIF([.C3:.K3];&quot;51&quot;) + COUNTIF([.C3:.K3];&quot;51L&quot;)+COUNTIF([.C3:.K3];&quot;2&quot;)+COUNTIF([.C3:.K3];&quot;52&quot;)+COUNTIF([.C3:.K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03" calcext:value-type="date">
            <text:p>3. IV. 07</text:p>
          </table:table-cell>
          <table:table-cell table:style-name="ce82" table:formula="of:=TEXT([.A4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office:annotation draw:style-name="gr2" draw:text-style-name="P2" svg:width="2.843cm" svg:height="0.658cm" svg:x="9.438cm" svg:y="0.233cm" draw:caption-point-x="-0.232cm" draw:caption-point-y="1.877cm">
              <dc:date>2022-03-21T00:00:00</dc:date>
              <text:p text:style-name="P1">Helikopter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office:annotation draw:style-name="gr2" draw:text-style-name="P2" svg:width="2.843cm" svg:height="0.658cm" svg:x="12.239cm" svg:y="0.233cm" draw:caption-point-x="-0.232cm" draw:caption-point-y="1.877cm">
              <dc:date>2022-03-21T00:00:00</dc:date>
              <text:p text:style-name="P1">Hana dopust</text:p>
            </office:annotation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86" table:formula="of:=COUNTIF([.C4:.K4];&quot;L&quot;) + COUNTIF([.C4:.K4];&quot;52L&quot;)+COUNTIF([.C4:.K4];&quot;51L&quot;)+COUNTIF([.C4:.K4];&quot;1L&quot;)+COUNTIF([.C4:.K4];&quot;KVITL&quot;)" office:value-type="float" office:value="1" calcext:value-type="float">
            <text:p>1</text:p>
          </table:table-cell>
          <table:table-cell table:style-name="ce86" table:formula="of:=COUNTIF([.C4:.K4];&quot;51&quot;) + COUNTIF([.C4:.K4];&quot;51L&quot;)" office:value-type="float" office:value="1" calcext:value-type="float">
            <text:p>1</text:p>
          </table:table-cell>
          <table:table-cell table:style-name="ce86" table:formula="of:=COUNTIF([.C4:.K4];&quot;52&quot;) + COUNTIF([.C4:.K4];&quot;52L&quot;)" office:value-type="float" office:value="1" calcext:value-type="float">
            <text:p>1</text:p>
          </table:table-cell>
          <table:table-cell table:style-name="ce86" table:formula="of:=COUNTIF([.C4:.K4];&quot;11-19&quot;) + COUNTIF([.C4:.K4];&quot;2&quot;)" office:value-type="float" office:value="1" calcext:value-type="float">
            <text:p>1</text:p>
          </table:table-cell>
          <table:table-cell table:style-name="ce86" table:formula="of:=COUNTIF([.C4:.K4];&quot;U&quot;)" office:value-type="float" office:value="1" calcext:value-type="float">
            <text:p>1</text:p>
          </table:table-cell>
          <table:table-cell table:style-name="ce86" table:formula="of:=COUNTIF([.C4:.K4];&quot;KVIT&quot;)" office:value-type="float" office:value="2" calcext:value-type="float">
            <text:p>2</text:p>
          </table:table-cell>
          <table:table-cell table:style-name="ce87" table:formula="of:=COUNTBLANK([.C4:.K4])" office:value-type="float" office:value="1" calcext:value-type="float">
            <text:p>1</text:p>
          </table:table-cell>
          <table:table-cell table:style-name="ce89" table:formula="of:=COUNTIF([.C4:.K4];&quot;51&quot;) + COUNTIF([.C4:.K4];&quot;51L&quot;)+COUNTIF([.C4:.K4];&quot;2&quot;)+COUNTIF([.C4:.K4];&quot;52&quot;)+COUNTIF([.C4:.K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04" calcext:value-type="date">
            <text:p>4. IV. 07</text:p>
          </table:table-cell>
          <table:table-cell table:style-name="ce82" table:formula="of:=TEXT([.A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office:annotation draw:style-name="gr5" draw:text-style-name="P2" svg:width="2.843cm" svg:height="1.4cm" svg:x="5.247cm" svg:y="0.933cm" draw:caption-point-x="-0.243cm" draw:caption-point-y="1.878cm">
              <dc:date>2022-03-21T00:00:00</dc:date>
              <text:p text:style-name="P1">4., 5., in 6. aprila bo pri meni mizar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office:annotation draw:style-name="gr6" draw:text-style-name="P2" svg:width="2.843cm" svg:height="2.176cm" svg:x="12.239cm" svg:y="0.933cm" draw:caption-point-x="-0.232cm" draw:caption-point-y="1.878cm">
              <dc:date>2022-03-21T00:00:00</dc:date>
              <text:p text:style-name="P1">Češi</text:p>
              <text:p text:style-name="P1"><text:s/>HNMP 04..aprila 2007, od 09.00 do 12.00 ure</text:p>
            </office:annotation>
            <text:p>X</text:p>
          </table:table-cell>
          <table:table-cell table:style-name="ce13"/>
          <table:table-cell table:style-name="ce13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86" table:formula="of:=COUNTIF([.C5:.K5];&quot;L&quot;) + COUNTIF([.C5:.K5];&quot;52L&quot;)+COUNTIF([.C5:.K5];&quot;51L&quot;)+COUNTIF([.C5:.K5];&quot;1L&quot;)+COUNTIF([.C5:.K5];&quot;KVITL&quot;)" office:value-type="float" office:value="1" calcext:value-type="float">
            <text:p>1</text:p>
          </table:table-cell>
          <table:table-cell table:style-name="ce86" table:formula="of:=COUNTIF([.C5:.K5];&quot;51&quot;) + COUNTIF([.C5:.K5];&quot;51L&quot;)" office:value-type="float" office:value="1" calcext:value-type="float">
            <text:p>1</text:p>
          </table:table-cell>
          <table:table-cell table:style-name="ce86" table:formula="of:=COUNTIF([.C5:.K5];&quot;52&quot;) + COUNTIF([.C5:.K5];&quot;52L&quot;)" office:value-type="float" office:value="1" calcext:value-type="float">
            <text:p>1</text:p>
          </table:table-cell>
          <table:table-cell table:style-name="ce86" table:formula="of:=COUNTIF([.C5:.K5];&quot;11-19&quot;) + COUNTIF([.C5:.K5];&quot;2&quot;)" office:value-type="float" office:value="1" calcext:value-type="float">
            <text:p>1</text:p>
          </table:table-cell>
          <table:table-cell table:style-name="ce86" table:formula="of:=COUNTIF([.C5:.K5];&quot;U&quot;)" office:value-type="float" office:value="1" calcext:value-type="float">
            <text:p>1</text:p>
          </table:table-cell>
          <table:table-cell table:style-name="ce86" table:formula="of:=COUNTIF([.C5:.K5];&quot;KVIT&quot;)" office:value-type="float" office:value="2" calcext:value-type="float">
            <text:p>2</text:p>
          </table:table-cell>
          <table:table-cell table:style-name="ce87" table:formula="of:=COUNTBLANK([.C5:.K5])" office:value-type="float" office:value="1" calcext:value-type="float">
            <text:p>1</text:p>
          </table:table-cell>
          <table:table-cell table:style-name="ce89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05" calcext:value-type="date">
            <text:p>5. IV. 07</text:p>
          </table:table-cell>
          <table:table-cell table:style-name="ce82" table:formula="of:=TEXT([.A6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office:annotation draw:style-name="gr7" draw:text-style-name="P2" svg:width="2.843cm" svg:height="1.401cm" svg:x="5.247cm" svg:y="1.633cm" draw:caption-point-x="-0.243cm" draw:caption-point-y="1.878cm">
              <dc:date>2022-03-21T00:00:00</dc:date>
              <text:p text:style-name="P1">4., 5., in 6. aprila bo pri meni mizar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52</text:p>
          </table:table-cell>
          <table:table-cell table:style-name="ce13" office:value-type="string" calcext:value-type="string">
            <office:annotation draw:style-name="gr2" draw:text-style-name="P2" svg:width="2.843cm" svg:height="0.658cm" svg:x="10.838cm" svg:y="1.633cm" draw:caption-point-x="-0.232cm" draw:caption-point-y="1.878cm">
              <dc:date>2022-03-21T00:00:00</dc:date>
              <text:p text:style-name="P1">Helikopter</text:p>
            </office:annotation>
            <text:p>D</text:p>
          </table:table-cell>
          <table:table-cell table:style-name="ce16" office:value-type="string" calcext:value-type="string">
            <office:annotation draw:style-name="gr2" draw:text-style-name="P2" svg:width="2.843cm" svg:height="0.658cm" svg:x="12.239cm" svg:y="1.633cm" draw:caption-point-x="-0.232cm" draw:caption-point-y="1.878cm">
              <dc:date>2022-03-21T00:00:00</dc:date>
              <text:p text:style-name="P1">Hana dopust</text:p>
            </office:annotation>
            <text:p>11-19</text:p>
          </table:table-cell>
          <table:table-cell table:style-name="ce13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86" table:formula="of:=COUNTIF([.C6:.K6];&quot;L&quot;) + COUNTIF([.C6:.K6];&quot;52L&quot;)+COUNTIF([.C6:.K6];&quot;51L&quot;)+COUNTIF([.C6:.K6];&quot;1L&quot;)+COUNTIF([.C6:.K6];&quot;KVITL&quot;)" office:value-type="float" office:value="1" calcext:value-type="float">
            <text:p>1</text:p>
          </table:table-cell>
          <table:table-cell table:style-name="ce86" table:formula="of:=COUNTIF([.C6:.K6];&quot;51&quot;) + COUNTIF([.C6:.K6];&quot;51L&quot;)" office:value-type="float" office:value="1" calcext:value-type="float">
            <text:p>1</text:p>
          </table:table-cell>
          <table:table-cell table:style-name="ce86" table:formula="of:=COUNTIF([.C6:.K6];&quot;52&quot;) + COUNTIF([.C6:.K6];&quot;52L&quot;)" office:value-type="float" office:value="1" calcext:value-type="float">
            <text:p>1</text:p>
          </table:table-cell>
          <table:table-cell table:style-name="ce86" table:formula="of:=COUNTIF([.C6:.K6];&quot;11-19&quot;) + COUNTIF([.C6:.K6];&quot;2&quot;)" office:value-type="float" office:value="1" calcext:value-type="float">
            <text:p>1</text:p>
          </table:table-cell>
          <table:table-cell table:style-name="ce86" table:formula="of:=COUNTIF([.C6:.K6];&quot;U&quot;)" office:value-type="float" office:value="1" calcext:value-type="float">
            <text:p>1</text:p>
          </table:table-cell>
          <table:table-cell table:style-name="ce86" table:formula="of:=COUNTIF([.C6:.K6];&quot;KVIT&quot;)" office:value-type="float" office:value="1" calcext:value-type="float">
            <text:p>1</text:p>
          </table:table-cell>
          <table:table-cell table:style-name="ce87" table:formula="of:=COUNTBLANK([.C6:.K6])" office:value-type="float" office:value="1" calcext:value-type="float">
            <text:p>1</text:p>
          </table:table-cell>
          <table:table-cell table:style-name="ce89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06" calcext:value-type="date">
            <text:p>6. IV. 07</text:p>
          </table:table-cell>
          <table:table-cell table:style-name="ce82" table:formula="of:=TEXT([.A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office:annotation draw:style-name="gr7" draw:text-style-name="P2" svg:width="2.843cm" svg:height="1.401cm" svg:x="5.247cm" svg:y="2.333cm" draw:caption-point-x="-0.243cm" draw:caption-point-y="1.878cm">
              <dc:date>2022-03-21T00:00:00</dc:date>
              <text:p text:style-name="P1">4., 5., in 6. aprila bo pri meni mizar</text:p>
            </office:annotation>
            <text:p>D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52" office:value-type="string" calcext:value-type="string">
            <office:annotation draw:style-name="gr1" draw:text-style-name="P2" svg:width="2.843cm" svg:height="0.659cm" svg:x="12.239cm" svg:y="2.333cm" draw:caption-point-x="-0.232cm" draw:caption-point-y="1.878cm">
              <dc:date>2022-03-21T00:00:00</dc:date>
              <text:p text:style-name="P1">Hana dopust</text:p>
            </office:annotation>
            <text:p>5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33" office:value-type="string" calcext:value-type="string">
            <text:p>MŠŠ</text:p>
          </table:table-cell>
          <table:table-cell table:style-name="ce86" table:formula="of:=COUNTIF([.C7:.K7];&quot;L&quot;) + COUNTIF([.C7:.K7];&quot;52L&quot;)+COUNTIF([.C7:.K7];&quot;51L&quot;)+COUNTIF([.C7:.K7];&quot;1L&quot;)+COUNTIF([.C7:.K7];&quot;KVITL&quot;)" office:value-type="float" office:value="1" calcext:value-type="float">
            <text:p>1</text:p>
          </table:table-cell>
          <table:table-cell table:style-name="ce86" table:formula="of:=COUNTIF([.C7:.K7];&quot;51&quot;) + COUNTIF([.C7:.K7];&quot;51L&quot;)" office:value-type="float" office:value="1" calcext:value-type="float">
            <text:p>1</text:p>
          </table:table-cell>
          <table:table-cell table:style-name="ce86" table:formula="of:=COUNTIF([.C7:.K7];&quot;52&quot;) + COUNTIF([.C7:.K7];&quot;52L&quot;)" office:value-type="float" office:value="1" calcext:value-type="float">
            <text:p>1</text:p>
          </table:table-cell>
          <table:table-cell table:style-name="ce86" table:formula="of:=COUNTIF([.C7:.K7];&quot;11-19&quot;) + COUNTIF([.C7:.K7];&quot;2&quot;)" office:value-type="float" office:value="1" calcext:value-type="float">
            <text:p>1</text:p>
          </table:table-cell>
          <table:table-cell table:style-name="ce86" table:formula="of:=COUNTIF([.C7:.K7];&quot;U&quot;)" office:value-type="float" office:value="1" calcext:value-type="float">
            <text:p>1</text:p>
          </table:table-cell>
          <table:table-cell table:style-name="ce86" table:formula="of:=COUNTIF([.C7:.K7];&quot;KVIT&quot;)" office:value-type="float" office:value="2" calcext:value-type="float">
            <text:p>2</text:p>
          </table:table-cell>
          <table:table-cell table:style-name="ce87" table:formula="of:=COUNTBLANK([.C7:.K7])" office:value-type="float" office:value="1" calcext:value-type="float">
            <text:p>1</text:p>
          </table:table-cell>
          <table:table-cell table:style-name="ce89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07" calcext:value-type="date">
            <text:p>7. IV. 07</text:p>
          </table:table-cell>
          <table:table-cell table:style-name="ce83" table:formula="of:=TEXT([.A8];&quot;Ddd&quot;)" office:value-type="string" office:string-value="sob" calcext:value-type="string">
            <text:p>sob</text:p>
          </table:table-cell>
          <table:table-cell table:style-name="ce18" table:number-columns-repeated="2"/>
          <table:table-cell table:style-name="ce22"/>
          <table:table-cell table:style-name="ce26"/>
          <table:table-cell table:style-name="ce18" table:number-columns-repeated="4"/>
          <table:table-cell table:style-name="ce23" office:value-type="string" calcext:value-type="string">
            <text:p>L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8:.K8];&quot;L&quot;) + COUNTIF([.C8:.K8];&quot;52L&quot;)+COUNTIF([.C8:.K8];&quot;51L&quot;)+COUNTIF([.C8:.K8];&quot;1L&quot;)+COUNTIF([.C8:.K8];&quot;KVITL&quot;)" office:value-type="float" office:value="1" calcext:value-type="float">
            <text:p>1</text:p>
          </table:table-cell>
          <table:table-cell table:style-name="ce86" table:formula="of:=COUNTIF([.C8:.K8];&quot;51&quot;) + COUNTIF([.C8:.K8];&quot;51L&quot;)" office:value-type="float" office:value="0" calcext:value-type="float">
            <text:p>0</text:p>
          </table:table-cell>
          <table:table-cell table:style-name="ce86" table:formula="of:=COUNTIF([.C8:.K8];&quot;52&quot;) + COUNTIF([.C8:.K8];&quot;52L&quot;)" office:value-type="float" office:value="0" calcext:value-type="float">
            <text:p>0</text:p>
          </table:table-cell>
          <table:table-cell table:style-name="ce86" table:formula="of:=COUNTIF([.C8:.K8];&quot;11-19&quot;) + COUNTIF([.C8:.K8];&quot;2&quot;)" office:value-type="float" office:value="0" calcext:value-type="float">
            <text:p>0</text:p>
          </table:table-cell>
          <table:table-cell table:style-name="ce86" table:formula="of:=COUNTIF([.C8:.K8];&quot;U&quot;)" office:value-type="float" office:value="0" calcext:value-type="float">
            <text:p>0</text:p>
          </table:table-cell>
          <table:table-cell table:style-name="ce86" table:formula="of:=COUNTIF([.C8:.K8];&quot;KVIT&quot;)" office:value-type="float" office:value="0" calcext:value-type="float">
            <text:p>0</text:p>
          </table:table-cell>
          <table:table-cell table:style-name="ce87" table:formula="of:=COUNTBLANK([.C8:.K8])" office:value-type="float" office:value="8" calcext:value-type="float">
            <text:p>8</text:p>
          </table:table-cell>
          <table:table-cell table:style-name="ce89" table:formula="of:=COUNTIF([.C8:.K8];&quot;51&quot;) + COUNTIF([.C8:.K8];&quot;51L&quot;)+COUNTIF([.C8:.K8];&quot;2&quot;)+COUNTIF([.C8:.K8];&quot;52&quot;)+COUNTIF([.C8:.K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08" calcext:value-type="date">
            <text:p>8. IV. 07</text:p>
          </table:table-cell>
          <table:table-cell table:style-name="ce83" table:formula="of:=TEXT([.A9];&quot;Ddd&quot;)" office:value-type="string" office:string-value="ned" calcext:value-type="string">
            <text:p>ned</text:p>
          </table:table-cell>
          <table:table-cell table:style-name="ce26"/>
          <table:table-cell table:style-name="ce23" office:value-type="string" calcext:value-type="string">
            <text:p>L</text:p>
          </table:table-cell>
          <table:table-cell table:style-name="ce26" table:number-columns-repeated="2"/>
          <table:table-cell table:style-name="ce25"/>
          <table:table-cell table:style-name="ce26"/>
          <table:table-cell table:style-name="ce23"/>
          <table:table-cell table:style-name="ce18"/>
          <table:table-cell table:style-name="ce23"/>
          <table:table-cell table:style-name="ce33" office:value-type="string" calcext:value-type="string">
            <text:p>KOS</text:p>
          </table:table-cell>
          <table:table-cell table:style-name="ce86" table:formula="of:=COUNTIF([.C9:.K9];&quot;L&quot;) + COUNTIF([.C9:.K9];&quot;52L&quot;)+COUNTIF([.C9:.K9];&quot;51L&quot;)+COUNTIF([.C9:.K9];&quot;1L&quot;)+COUNTIF([.C9:.K9];&quot;KVITL&quot;)" office:value-type="float" office:value="1" calcext:value-type="float">
            <text:p>1</text:p>
          </table:table-cell>
          <table:table-cell table:style-name="ce86" table:formula="of:=COUNTIF([.C9:.K9];&quot;51&quot;) + COUNTIF([.C9:.K9];&quot;51L&quot;)" office:value-type="float" office:value="0" calcext:value-type="float">
            <text:p>0</text:p>
          </table:table-cell>
          <table:table-cell table:style-name="ce86" table:formula="of:=COUNTIF([.C9:.K9];&quot;52&quot;) + COUNTIF([.C9:.K9];&quot;52L&quot;)" office:value-type="float" office:value="0" calcext:value-type="float">
            <text:p>0</text:p>
          </table:table-cell>
          <table:table-cell table:style-name="ce86" table:formula="of:=COUNTIF([.C9:.K9];&quot;11-19&quot;) + COUNTIF([.C9:.K9];&quot;2&quot;)" office:value-type="float" office:value="0" calcext:value-type="float">
            <text:p>0</text:p>
          </table:table-cell>
          <table:table-cell table:style-name="ce86" table:formula="of:=COUNTIF([.C9:.K9];&quot;U&quot;)" office:value-type="float" office:value="0" calcext:value-type="float">
            <text:p>0</text:p>
          </table:table-cell>
          <table:table-cell table:style-name="ce86" table:formula="of:=COUNTIF([.C9:.K9];&quot;KVIT&quot;)" office:value-type="float" office:value="0" calcext:value-type="float">
            <text:p>0</text:p>
          </table:table-cell>
          <table:table-cell table:style-name="ce87" table:formula="of:=COUNTBLANK([.C9:.K9])" office:value-type="float" office:value="8" calcext:value-type="float">
            <text:p>8</text:p>
          </table:table-cell>
          <table:table-cell table:style-name="ce89" table:formula="of:=COUNTIF([.C9:.K9];&quot;51&quot;) + COUNTIF([.C9:.K9];&quot;51L&quot;)+COUNTIF([.C9:.K9];&quot;2&quot;)+COUNTIF([.C9:.K9];&quot;52&quot;)+COUNTIF([.C9:.K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09" calcext:value-type="date">
            <text:p>9. IV. 07</text:p>
          </table:table-cell>
          <table:table-cell table:style-name="ce83" table:formula="of:=TEXT([.A10];&quot;Ddd&quot;)" office:value-type="string" office:string-value="pon" calcext:value-type="string">
            <text:p>pon</text:p>
          </table:table-cell>
          <table:table-cell table:style-name="ce23" table:number-columns-repeated="8"/>
          <table:table-cell table:style-name="ce23" office:value-type="string" calcext:value-type="string">
            <text:p>L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10:.K10];&quot;L&quot;) + COUNTIF([.C10:.K10];&quot;52L&quot;)+COUNTIF([.C10:.K10];&quot;51L&quot;)+COUNTIF([.C10:.K10];&quot;1L&quot;)+COUNTIF([.C10:.K10];&quot;KVITL&quot;)" office:value-type="float" office:value="1" calcext:value-type="float">
            <text:p>1</text:p>
          </table:table-cell>
          <table:table-cell table:style-name="ce86" table:formula="of:=COUNTIF([.C10:.K10];&quot;51&quot;) + COUNTIF([.C10:.K10];&quot;51L&quot;)" office:value-type="float" office:value="0" calcext:value-type="float">
            <text:p>0</text:p>
          </table:table-cell>
          <table:table-cell table:style-name="ce86" table:formula="of:=COUNTIF([.C10:.K10];&quot;52&quot;) + COUNTIF([.C10:.K10];&quot;52L&quot;)" office:value-type="float" office:value="0" calcext:value-type="float">
            <text:p>0</text:p>
          </table:table-cell>
          <table:table-cell table:style-name="ce86" table:formula="of:=COUNTIF([.C10:.K10];&quot;11-19&quot;) + COUNTIF([.C10:.K10];&quot;2&quot;)" office:value-type="float" office:value="0" calcext:value-type="float">
            <text:p>0</text:p>
          </table:table-cell>
          <table:table-cell table:style-name="ce86" table:formula="of:=COUNTIF([.C10:.K10];&quot;U&quot;)" office:value-type="float" office:value="0" calcext:value-type="float">
            <text:p>0</text:p>
          </table:table-cell>
          <table:table-cell table:style-name="ce86" table:formula="of:=COUNTIF([.C10:.K10];&quot;KVIT&quot;)" office:value-type="float" office:value="0" calcext:value-type="float">
            <text:p>0</text:p>
          </table:table-cell>
          <table:table-cell table:style-name="ce87" table:formula="of:=COUNTBLANK([.C10:.K10])" office:value-type="float" office:value="8" calcext:value-type="float">
            <text:p>8</text:p>
          </table:table-cell>
          <table:table-cell table:style-name="ce89" table:formula="of:=COUNTIF([.C10:.K10];&quot;51&quot;) + COUNTIF([.C10:.K10];&quot;51L&quot;)+COUNTIF([.C10:.K10];&quot;2&quot;)+COUNTIF([.C10:.K10];&quot;52&quot;)+COUNTIF([.C10:.K1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0" calcext:value-type="date">
            <text:p>10. IV. 07</text:p>
          </table:table-cell>
          <table:table-cell table:style-name="ce82" table:formula="of:=TEXT([.A11];&quot;Ddd&quot;)" office:value-type="string" office:string-value="tor" calcext:value-type="string">
            <text:p>tor</text:p>
          </table:table-cell>
          <table:table-cell table:style-name="ce21" office:value-type="string" calcext:value-type="string">
            <office:annotation draw:style-name="gr1" draw:text-style-name="P2" svg:width="2.843cm" svg:height="0.659cm" svg:x="5.247cm" svg:y="5.134cm" draw:caption-point-x="-0.243cm" draw:caption-point-y="1.878cm">
              <dc:date>2022-03-21T00:00:00</dc:date>
              <text:p text:style-name="P1">KVIT</text:p>
            </office:annotation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11:.K11];&quot;L&quot;) + COUNTIF([.C11:.K11];&quot;52L&quot;)+COUNTIF([.C11:.K11];&quot;51L&quot;)+COUNTIF([.C11:.K11];&quot;1L&quot;)+COUNTIF([.C11:.K11];&quot;KVITL&quot;)" office:value-type="float" office:value="1" calcext:value-type="float">
            <text:p>1</text:p>
          </table:table-cell>
          <table:table-cell table:style-name="ce86" table:formula="of:=COUNTIF([.C11:.K11];&quot;51&quot;) + COUNTIF([.C11:.K11];&quot;51L&quot;)" office:value-type="float" office:value="1" calcext:value-type="float">
            <text:p>1</text:p>
          </table:table-cell>
          <table:table-cell table:style-name="ce86" table:formula="of:=COUNTIF([.C11:.K11];&quot;52&quot;) + COUNTIF([.C11:.K11];&quot;52L&quot;)" office:value-type="float" office:value="1" calcext:value-type="float">
            <text:p>1</text:p>
          </table:table-cell>
          <table:table-cell table:style-name="ce86" table:formula="of:=COUNTIF([.C11:.K11];&quot;11-19&quot;) + COUNTIF([.C11:.K11];&quot;2&quot;)" office:value-type="float" office:value="1" calcext:value-type="float">
            <text:p>1</text:p>
          </table:table-cell>
          <table:table-cell table:style-name="ce86" table:formula="of:=COUNTIF([.C11:.K11];&quot;U&quot;)" office:value-type="float" office:value="1" calcext:value-type="float">
            <text:p>1</text:p>
          </table:table-cell>
          <table:table-cell table:style-name="ce86" table:formula="of:=COUNTIF([.C11:.K11];&quot;KVIT&quot;)" office:value-type="float" office:value="3" calcext:value-type="float">
            <text:p>3</text:p>
          </table:table-cell>
          <table:table-cell table:style-name="ce87" table:formula="of:=COUNTBLANK([.C11:.K11])" office:value-type="float" office:value="1" calcext:value-type="float">
            <text:p>1</text:p>
          </table:table-cell>
          <table:table-cell table:style-name="ce89" table:formula="of:=COUNTIF([.C11:.K11];&quot;51&quot;) + COUNTIF([.C11:.K11];&quot;51L&quot;)+COUNTIF([.C11:.K11];&quot;2&quot;)+COUNTIF([.C11:.K11];&quot;52&quot;)+COUNTIF([.C11:.K1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1" calcext:value-type="date">
            <text:p>11. IV. 07</text:p>
          </table:table-cell>
          <table:table-cell table:style-name="ce82" table:formula="of:=TEXT([.A12];&quot;Ddd&quot;)" office:value-type="string" office:string-value="sre" calcext:value-type="string">
            <text:p>sre</text:p>
          </table:table-cell>
          <table:table-cell table:style-name="ce21" office:value-type="string" calcext:value-type="string">
            <office:annotation draw:style-name="gr2" draw:text-style-name="P2" svg:width="2.843cm" svg:height="0.658cm" svg:x="5.247cm" svg:y="5.835cm" draw:caption-point-x="-0.243cm" draw:caption-point-y="1.877cm">
              <dc:date>2022-03-21T00:00:00</dc:date>
              <text:p text:style-name="P1">KVIT</text:p>
            </office:annotation>
            <text:p>KVIT</text:p>
          </table:table-cell>
          <table:table-cell table:style-name="ce13" office:value-type="string" calcext:value-type="string">
            <office:annotation draw:style-name="gr8" draw:text-style-name="P2" svg:width="2.833cm" svg:height="1.973cm" svg:x="6.648cm" svg:y="5.835cm" draw:caption-point-x="-0.243cm" draw:caption-point-y="1.877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3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12:.K12];&quot;L&quot;) + COUNTIF([.C12:.K12];&quot;52L&quot;)+COUNTIF([.C12:.K12];&quot;51L&quot;)+COUNTIF([.C12:.K12];&quot;1L&quot;)+COUNTIF([.C12:.K12];&quot;KVITL&quot;)" office:value-type="float" office:value="1" calcext:value-type="float">
            <text:p>1</text:p>
          </table:table-cell>
          <table:table-cell table:style-name="ce86" table:formula="of:=COUNTIF([.C12:.K12];&quot;51&quot;) + COUNTIF([.C12:.K12];&quot;51L&quot;)" office:value-type="float" office:value="1" calcext:value-type="float">
            <text:p>1</text:p>
          </table:table-cell>
          <table:table-cell table:style-name="ce86" table:formula="of:=COUNTIF([.C12:.K12];&quot;52&quot;) + COUNTIF([.C12:.K12];&quot;52L&quot;)" office:value-type="float" office:value="1" calcext:value-type="float">
            <text:p>1</text:p>
          </table:table-cell>
          <table:table-cell table:style-name="ce86" table:formula="of:=COUNTIF([.C12:.K12];&quot;11-19&quot;) + COUNTIF([.C12:.K12];&quot;2&quot;)" office:value-type="float" office:value="1" calcext:value-type="float">
            <text:p>1</text:p>
          </table:table-cell>
          <table:table-cell table:style-name="ce86" table:formula="of:=COUNTIF([.C12:.K12];&quot;U&quot;)" office:value-type="float" office:value="1" calcext:value-type="float">
            <text:p>1</text:p>
          </table:table-cell>
          <table:table-cell table:style-name="ce86" table:formula="of:=COUNTIF([.C12:.K12];&quot;KVIT&quot;)" office:value-type="float" office:value="2" calcext:value-type="float">
            <text:p>2</text:p>
          </table:table-cell>
          <table:table-cell table:style-name="ce87" table:formula="of:=COUNTBLANK([.C12:.K12])" office:value-type="float" office:value="1" calcext:value-type="float">
            <text:p>1</text:p>
          </table:table-cell>
          <table:table-cell table:style-name="ce89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2" calcext:value-type="date">
            <text:p>12. IV. 07</text:p>
          </table:table-cell>
          <table:table-cell table:style-name="ce82" table:formula="of:=TEXT([.A13];&quot;Ddd&quot;)" office:value-type="string" office:string-value="čet" calcext:value-type="string">
            <text:p>čet</text:p>
          </table:table-cell>
          <table:table-cell table:style-name="ce21" office:value-type="string" calcext:value-type="string">
            <office:annotation draw:style-name="gr2" draw:text-style-name="P2" svg:width="2.843cm" svg:height="0.658cm" svg:x="5.247cm" svg:y="6.535cm" draw:caption-point-x="-0.243cm" draw:caption-point-y="1.878cm">
              <dc:date>2022-03-21T00:00:00</dc:date>
              <text:p text:style-name="P1">KVIT</text:p>
            </office:annotation>
            <text:p>KVIT</text:p>
          </table:table-cell>
          <table:table-cell table:style-name="ce13" office:value-type="string" calcext:value-type="string">
            <office:annotation draw:style-name="gr9" draw:text-style-name="P2" svg:width="2.833cm" svg:height="1.963cm" svg:x="6.648cm" svg:y="6.535cm" draw:caption-point-x="-0.243cm" draw:caption-point-y="1.878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office:annotation draw:style-name="gr2" draw:text-style-name="P2" svg:width="2.843cm" svg:height="0.658cm" svg:x="12.239cm" svg:y="6.535cm" draw:caption-point-x="-0.232cm" draw:caption-point-y="1.878cm">
              <dc:date>2022-03-21T00:00:00</dc:date>
              <text:p text:style-name="P1">Helikopter</text:p>
            </office:annotation>
            <text:p>D</text:p>
          </table:table-cell>
          <table:table-cell table:style-name="ce13"/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13:.K13];&quot;L&quot;) + COUNTIF([.C13:.K13];&quot;52L&quot;)+COUNTIF([.C13:.K13];&quot;51L&quot;)+COUNTIF([.C13:.K13];&quot;1L&quot;)+COUNTIF([.C13:.K13];&quot;KVITL&quot;)" office:value-type="float" office:value="1" calcext:value-type="float">
            <text:p>1</text:p>
          </table:table-cell>
          <table:table-cell table:style-name="ce86" table:formula="of:=COUNTIF([.C13:.K13];&quot;51&quot;) + COUNTIF([.C13:.K13];&quot;51L&quot;)" office:value-type="float" office:value="1" calcext:value-type="float">
            <text:p>1</text:p>
          </table:table-cell>
          <table:table-cell table:style-name="ce86" table:formula="of:=COUNTIF([.C13:.K13];&quot;52&quot;) + COUNTIF([.C13:.K13];&quot;52L&quot;)" office:value-type="float" office:value="1" calcext:value-type="float">
            <text:p>1</text:p>
          </table:table-cell>
          <table:table-cell table:style-name="ce86" table:formula="of:=COUNTIF([.C13:.K13];&quot;11-19&quot;) + COUNTIF([.C13:.K13];&quot;2&quot;)" office:value-type="float" office:value="1" calcext:value-type="float">
            <text:p>1</text:p>
          </table:table-cell>
          <table:table-cell table:style-name="ce86" table:formula="of:=COUNTIF([.C13:.K13];&quot;U&quot;)" office:value-type="float" office:value="1" calcext:value-type="float">
            <text:p>1</text:p>
          </table:table-cell>
          <table:table-cell table:style-name="ce86" table:formula="of:=COUNTIF([.C13:.K13];&quot;KVIT&quot;)" office:value-type="float" office:value="1" calcext:value-type="float">
            <text:p>1</text:p>
          </table:table-cell>
          <table:table-cell table:style-name="ce87" table:formula="of:=COUNTBLANK([.C13:.K13])" office:value-type="float" office:value="1" calcext:value-type="float">
            <text:p>1</text:p>
          </table:table-cell>
          <table:table-cell table:style-name="ce89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3" calcext:value-type="date">
            <text:p>13. IV. 07</text:p>
          </table:table-cell>
          <table:table-cell table:style-name="ce82" table:formula="of:=TEXT([.A14];&quot;Ddd&quot;)" office:value-type="string" office:string-value="pet" calcext:value-type="string">
            <text:p>pet</text:p>
          </table:table-cell>
          <table:table-cell table:style-name="ce21" office:value-type="string" calcext:value-type="string">
            <office:annotation draw:style-name="gr2" draw:text-style-name="P2" svg:width="2.843cm" svg:height="0.658cm" svg:x="5.247cm" svg:y="7.224cm" draw:caption-point-x="-0.243cm" draw:caption-point-y="1.889cm">
              <dc:date>2022-03-21T00:00:00</dc:date>
              <text:p text:style-name="P1">KVIT</text:p>
            </office:annotation>
            <text:p>KVIT</text:p>
          </table:table-cell>
          <table:table-cell table:style-name="ce13" office:value-type="string" calcext:value-type="string">
            <office:annotation draw:style-name="gr6" draw:text-style-name="P2" svg:width="2.833cm" svg:height="1.974cm" svg:x="6.648cm" svg:y="7.224cm" draw:caption-point-x="-0.243cm" draw:caption-point-y="1.889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/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14:.K14];&quot;L&quot;) + COUNTIF([.C14:.K14];&quot;52L&quot;)+COUNTIF([.C14:.K14];&quot;51L&quot;)+COUNTIF([.C14:.K14];&quot;1L&quot;)+COUNTIF([.C14:.K14];&quot;KVITL&quot;)" office:value-type="float" office:value="1" calcext:value-type="float">
            <text:p>1</text:p>
          </table:table-cell>
          <table:table-cell table:style-name="ce86" table:formula="of:=COUNTIF([.C14:.K14];&quot;51&quot;) + COUNTIF([.C14:.K14];&quot;51L&quot;)" office:value-type="float" office:value="1" calcext:value-type="float">
            <text:p>1</text:p>
          </table:table-cell>
          <table:table-cell table:style-name="ce86" table:formula="of:=COUNTIF([.C14:.K14];&quot;52&quot;) + COUNTIF([.C14:.K14];&quot;52L&quot;)" office:value-type="float" office:value="1" calcext:value-type="float">
            <text:p>1</text:p>
          </table:table-cell>
          <table:table-cell table:style-name="ce86" table:formula="of:=COUNTIF([.C14:.K14];&quot;11-19&quot;) + COUNTIF([.C14:.K14];&quot;2&quot;)" office:value-type="float" office:value="1" calcext:value-type="float">
            <text:p>1</text:p>
          </table:table-cell>
          <table:table-cell table:style-name="ce86" table:formula="of:=COUNTIF([.C14:.K14];&quot;U&quot;)" office:value-type="float" office:value="1" calcext:value-type="float">
            <text:p>1</text:p>
          </table:table-cell>
          <table:table-cell table:style-name="ce86" table:formula="of:=COUNTIF([.C14:.K14];&quot;KVIT&quot;)" office:value-type="float" office:value="2" calcext:value-type="float">
            <text:p>2</text:p>
          </table:table-cell>
          <table:table-cell table:style-name="ce87" table:formula="of:=COUNTBLANK([.C14:.K14])" office:value-type="float" office:value="1" calcext:value-type="float">
            <text:p>1</text:p>
          </table:table-cell>
          <table:table-cell table:style-name="ce89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14" calcext:value-type="date">
            <text:p>14. IV. 07</text:p>
          </table:table-cell>
          <table:table-cell table:style-name="ce83" table:formula="of:=TEXT([.A15];&quot;Ddd&quot;)" office:value-type="string" office:string-value="sob" calcext:value-type="string">
            <text:p>sob</text:p>
          </table:table-cell>
          <table:table-cell table:style-name="ce23" office:value-type="string" calcext:value-type="string">
            <office:annotation draw:style-name="gr10" draw:text-style-name="P4" svg:width="2.843cm" svg:height="0.68cm" svg:x="5.247cm" svg:y="7.924cm" draw:caption-point-x="-0.243cm" draw:caption-point-y="1.889cm">
              <dc:date>2022-03-21T00:00:00</dc:date>
              <text:p text:style-name="P3">DEŽURSTVO</text:p>
            </office:annotation>
            <text:p>L</text:p>
          </table:table-cell>
          <table:table-cell table:style-name="ce18" office:value-type="string" calcext:value-type="string">
            <office:annotation draw:style-name="gr6" draw:text-style-name="P2" svg:width="2.833cm" svg:height="1.974cm" svg:x="6.648cm" svg:y="7.924cm" draw:caption-point-x="-0.243cm" draw:caption-point-y="1.889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18"/>
          <table:table-cell table:style-name="ce26"/>
          <table:table-cell table:style-name="ce18" table:number-columns-repeated="5"/>
          <table:table-cell table:style-name="ce33" office:value-type="string" calcext:value-type="string">
            <text:p>MIR</text:p>
          </table:table-cell>
          <table:table-cell table:style-name="ce86" table:formula="of:=COUNTIF([.C15:.K15];&quot;L&quot;) + COUNTIF([.C15:.K15];&quot;52L&quot;)+COUNTIF([.C15:.K15];&quot;51L&quot;)+COUNTIF([.C15:.K15];&quot;1L&quot;)+COUNTIF([.C15:.K15];&quot;KVITL&quot;)" office:value-type="float" office:value="1" calcext:value-type="float">
            <text:p>1</text:p>
          </table:table-cell>
          <table:table-cell table:style-name="ce86" table:formula="of:=COUNTIF([.C15:.K15];&quot;51&quot;) + COUNTIF([.C15:.K15];&quot;51L&quot;)" office:value-type="float" office:value="0" calcext:value-type="float">
            <text:p>0</text:p>
          </table:table-cell>
          <table:table-cell table:style-name="ce86" table:formula="of:=COUNTIF([.C15:.K15];&quot;52&quot;) + COUNTIF([.C15:.K15];&quot;52L&quot;)" office:value-type="float" office:value="0" calcext:value-type="float">
            <text:p>0</text:p>
          </table:table-cell>
          <table:table-cell table:style-name="ce86" table:formula="of:=COUNTIF([.C15:.K15];&quot;11-19&quot;) + COUNTIF([.C15:.K15];&quot;2&quot;)" office:value-type="float" office:value="0" calcext:value-type="float">
            <text:p>0</text:p>
          </table:table-cell>
          <table:table-cell table:style-name="ce86" table:formula="of:=COUNTIF([.C15:.K15];&quot;U&quot;)" office:value-type="float" office:value="0" calcext:value-type="float">
            <text:p>0</text:p>
          </table:table-cell>
          <table:table-cell table:style-name="ce86" table:formula="of:=COUNTIF([.C15:.K15];&quot;KVIT&quot;)" office:value-type="float" office:value="0" calcext:value-type="float">
            <text:p>0</text:p>
          </table:table-cell>
          <table:table-cell table:style-name="ce87" table:formula="of:=COUNTBLANK([.C15:.K15])" office:value-type="float" office:value="7" calcext:value-type="float">
            <text:p>7</text:p>
          </table:table-cell>
          <table:table-cell table:style-name="ce89" table:formula="of:=COUNTIF([.C15:.K15];&quot;51&quot;) + COUNTIF([.C15:.K15];&quot;51L&quot;)+COUNTIF([.C15:.K15];&quot;2&quot;)+COUNTIF([.C15:.K15];&quot;52&quot;)+COUNTIF([.C15:.K1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15" calcext:value-type="date">
            <text:p>15. IV. 07</text:p>
          </table:table-cell>
          <table:table-cell table:style-name="ce83" table:formula="of:=TEXT([.A16];&quot;Ddd&quot;)" office:value-type="string" office:string-value="ned" calcext:value-type="string">
            <text:p>ned</text:p>
          </table:table-cell>
          <table:table-cell table:style-name="ce23" office:value-type="string" calcext:value-type="string">
            <text:p>L</text:p>
          </table:table-cell>
          <table:table-cell table:style-name="ce26"/>
          <table:table-cell table:style-name="ce18"/>
          <table:table-cell table:style-name="ce26"/>
          <table:table-cell table:style-name="ce18" table:number-columns-repeated="2"/>
          <table:table-cell table:style-name="ce25"/>
          <table:table-cell table:style-name="ce18"/>
          <table:table-cell table:style-name="ce23"/>
          <table:table-cell table:style-name="ce33" office:value-type="string" calcext:value-type="string">
            <text:p>MIR</text:p>
          </table:table-cell>
          <table:table-cell table:style-name="ce86" table:formula="of:=COUNTIF([.C16:.K16];&quot;L&quot;) + COUNTIF([.C16:.K16];&quot;52L&quot;)+COUNTIF([.C16:.K16];&quot;51L&quot;)+COUNTIF([.C16:.K16];&quot;1L&quot;)+COUNTIF([.C16:.K16];&quot;KVITL&quot;)" office:value-type="float" office:value="1" calcext:value-type="float">
            <text:p>1</text:p>
          </table:table-cell>
          <table:table-cell table:style-name="ce86" table:formula="of:=COUNTIF([.C16:.K16];&quot;51&quot;) + COUNTIF([.C16:.K16];&quot;51L&quot;)" office:value-type="float" office:value="0" calcext:value-type="float">
            <text:p>0</text:p>
          </table:table-cell>
          <table:table-cell table:style-name="ce86" table:formula="of:=COUNTIF([.C16:.K16];&quot;52&quot;) + COUNTIF([.C16:.K16];&quot;52L&quot;)" office:value-type="float" office:value="0" calcext:value-type="float">
            <text:p>0</text:p>
          </table:table-cell>
          <table:table-cell table:style-name="ce86" table:formula="of:=COUNTIF([.C16:.K16];&quot;11-19&quot;) + COUNTIF([.C16:.K16];&quot;2&quot;)" office:value-type="float" office:value="0" calcext:value-type="float">
            <text:p>0</text:p>
          </table:table-cell>
          <table:table-cell table:style-name="ce86" table:formula="of:=COUNTIF([.C16:.K16];&quot;U&quot;)" office:value-type="float" office:value="0" calcext:value-type="float">
            <text:p>0</text:p>
          </table:table-cell>
          <table:table-cell table:style-name="ce86" table:formula="of:=COUNTIF([.C16:.K16];&quot;KVIT&quot;)" office:value-type="float" office:value="0" calcext:value-type="float">
            <text:p>0</text:p>
          </table:table-cell>
          <table:table-cell table:style-name="ce87" table:formula="of:=COUNTBLANK([.C16:.K16])" office:value-type="float" office:value="8" calcext:value-type="float">
            <text:p>8</text:p>
          </table:table-cell>
          <table:table-cell table:style-name="ce89" table:formula="of:=COUNTIF([.C16:.K16];&quot;51&quot;) + COUNTIF([.C16:.K16];&quot;51L&quot;)+COUNTIF([.C16:.K16];&quot;2&quot;)+COUNTIF([.C16:.K16];&quot;52&quot;)+COUNTIF([.C16:.K1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6" calcext:value-type="date">
            <text:p>16. IV. 07</text:p>
          </table:table-cell>
          <table:table-cell table:style-name="ce82" table:formula="of:=TEXT([.A17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9.325cm" draw:caption-point-x="-0.243cm" draw:caption-point-y="1.889cm">
              <dc:date>2022-03-21T00:00:00</dc:date>
              <text:p text:style-name="P1">Prost popoldan</text:p>
            </office:annotation>
            <text:p>X</text:p>
          </table:table-cell>
          <table:table-cell table:style-name="ce21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number-columns-repeated="2"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9.325cm" draw:caption-point-x="-0.222cm" draw:caption-point-y="1.889cm">
              <dc:date>2022-03-21T00:00:00</dc:date>
              <text:p text:style-name="P1">16. aprila</text:p>
              <text:p text:style-name="P1">razpišete v dopoldanskem času</text:p>
            </office:annotation>
            <text:p>KVIT</text:p>
          </table:table-cell>
          <table:table-cell table:style-name="ce33" office:value-type="string" calcext:value-type="string">
            <text:p>MIR</text:p>
          </table:table-cell>
          <table:table-cell table:style-name="ce86" table:formula="of:=COUNTIF([.C17:.K17];&quot;L&quot;) + COUNTIF([.C17:.K17];&quot;52L&quot;)+COUNTIF([.C17:.K17];&quot;51L&quot;)+COUNTIF([.C17:.K17];&quot;1L&quot;)+COUNTIF([.C17:.K17];&quot;KVITL&quot;)" office:value-type="float" office:value="1" calcext:value-type="float">
            <text:p>1</text:p>
          </table:table-cell>
          <table:table-cell table:style-name="ce86" table:formula="of:=COUNTIF([.C17:.K17];&quot;51&quot;) + COUNTIF([.C17:.K17];&quot;51L&quot;)" office:value-type="float" office:value="1" calcext:value-type="float">
            <text:p>1</text:p>
          </table:table-cell>
          <table:table-cell table:style-name="ce86" table:formula="of:=COUNTIF([.C17:.K17];&quot;52&quot;) + COUNTIF([.C17:.K17];&quot;52L&quot;)" office:value-type="float" office:value="1" calcext:value-type="float">
            <text:p>1</text:p>
          </table:table-cell>
          <table:table-cell table:style-name="ce86" table:formula="of:=COUNTIF([.C17:.K17];&quot;11-19&quot;) + COUNTIF([.C17:.K17];&quot;2&quot;)" office:value-type="float" office:value="1" calcext:value-type="float">
            <text:p>1</text:p>
          </table:table-cell>
          <table:table-cell table:style-name="ce86" table:formula="of:=COUNTIF([.C17:.K17];&quot;U&quot;)" office:value-type="float" office:value="1" calcext:value-type="float">
            <text:p>1</text:p>
          </table:table-cell>
          <table:table-cell table:style-name="ce86" table:formula="of:=COUNTIF([.C17:.K17];&quot;KVIT&quot;)" office:value-type="float" office:value="3" calcext:value-type="float">
            <text:p>3</text:p>
          </table:table-cell>
          <table:table-cell table:style-name="ce87" table:formula="of:=COUNTBLANK([.C17:.K17])" office:value-type="float" office:value="1" calcext:value-type="float">
            <text:p>1</text:p>
          </table:table-cell>
          <table:table-cell table:style-name="ce89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7" calcext:value-type="date">
            <text:p>17. IV. 07</text:p>
          </table:table-cell>
          <table:table-cell table:style-name="ce82" table:formula="of:=TEXT([.A18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11" draw:text-style-name="P2" svg:width="2.833cm" svg:height="1.242cm" svg:x="8.048cm" svg:y="10.025cm" draw:caption-point-x="-0.243cm" draw:caption-point-y="1.889cm">
              <dc:date>2022-03-21T00:00:00</dc:date>
              <text:p text:style-name="P1">17.in18.4. dopust</text:p>
            </office:annotation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" draw:text-style-name="P2" svg:width="2.843cm" svg:height="0.658cm" svg:x="12.239cm" svg:y="10.025cm" draw:caption-point-x="-0.232cm" draw:caption-point-y="1.889cm">
              <dc:date>2022-03-21T00:00:00</dc:date>
              <text:p text:style-name="P1">Helikopter</text:p>
            </office:annotation>
            <text:p>D</text:p>
          </table:table-cell>
          <table:table-cell table:style-name="ce85"/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10.025cm" draw:caption-point-x="-0.222cm" draw:caption-point-y="1.88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MIR</text:p>
          </table:table-cell>
          <table:table-cell table:style-name="ce86" table:formula="of:=COUNTIF([.C18:.K18];&quot;L&quot;) + COUNTIF([.C18:.K18];&quot;52L&quot;)+COUNTIF([.C18:.K18];&quot;51L&quot;)+COUNTIF([.C18:.K18];&quot;1L&quot;)+COUNTIF([.C18:.K18];&quot;KVITL&quot;)" office:value-type="float" office:value="1" calcext:value-type="float">
            <text:p>1</text:p>
          </table:table-cell>
          <table:table-cell table:style-name="ce86" table:formula="of:=COUNTIF([.C18:.K18];&quot;51&quot;) + COUNTIF([.C18:.K18];&quot;51L&quot;)" office:value-type="float" office:value="1" calcext:value-type="float">
            <text:p>1</text:p>
          </table:table-cell>
          <table:table-cell table:style-name="ce86" table:formula="of:=COUNTIF([.C18:.K18];&quot;52&quot;) + COUNTIF([.C18:.K18];&quot;52L&quot;)" office:value-type="float" office:value="1" calcext:value-type="float">
            <text:p>1</text:p>
          </table:table-cell>
          <table:table-cell table:style-name="ce86" table:formula="of:=COUNTIF([.C18:.K18];&quot;11-19&quot;) + COUNTIF([.C18:.K18];&quot;2&quot;)" office:value-type="float" office:value="1" calcext:value-type="float">
            <text:p>1</text:p>
          </table:table-cell>
          <table:table-cell table:style-name="ce86" table:formula="of:=COUNTIF([.C18:.K18];&quot;U&quot;)" office:value-type="float" office:value="1" calcext:value-type="float">
            <text:p>1</text:p>
          </table:table-cell>
          <table:table-cell table:style-name="ce86" table:formula="of:=COUNTIF([.C18:.K18];&quot;KVIT&quot;)" office:value-type="float" office:value="1" calcext:value-type="float">
            <text:p>1</text:p>
          </table:table-cell>
          <table:table-cell table:style-name="ce87" table:formula="of:=COUNTBLANK([.C18:.K18])" office:value-type="float" office:value="1" calcext:value-type="float">
            <text:p>1</text:p>
          </table:table-cell>
          <table:table-cell table:style-name="ce89" table:formula="of:=COUNTIF([.C18:.K18];&quot;51&quot;) + COUNTIF([.C18:.K18];&quot;51L&quot;)+COUNTIF([.C18:.K18];&quot;2&quot;)+COUNTIF([.C18:.K18];&quot;52&quot;)+COUNTIF([.C18:.K1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8" calcext:value-type="date">
            <text:p>18. IV. 07</text:p>
          </table:table-cell>
          <table:table-cell table:style-name="ce82" table:formula="of:=TEXT([.A19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office:annotation draw:style-name="gr1" draw:text-style-name="P2" svg:width="2.843cm" svg:height="0.659cm" svg:x="5.247cm" svg:y="10.725cm" draw:caption-point-x="-0.243cm" draw:caption-point-y="1.889cm">
              <dc:date>2022-03-21T00:00:00</dc:date>
              <text:p text:style-name="P1">Prost popoldan</text:p>
            </office:annotation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2" draw:text-style-name="P2" svg:width="2.833cm" svg:height="1.232cm" svg:x="8.048cm" svg:y="10.725cm" draw:caption-point-x="-0.243cm" draw:caption-point-y="1.889cm">
              <dc:date>2022-03-21T00:00:00</dc:date>
              <text:p text:style-name="P1">17.in18.4. dopust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10.725cm" draw:caption-point-x="-0.222cm" draw:caption-point-y="1.88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MIR</text:p>
          </table:table-cell>
          <table:table-cell table:style-name="ce86" table:formula="of:=COUNTIF([.C19:.K19];&quot;L&quot;) + COUNTIF([.C19:.K19];&quot;52L&quot;)+COUNTIF([.C19:.K19];&quot;51L&quot;)+COUNTIF([.C19:.K19];&quot;1L&quot;)+COUNTIF([.C19:.K19];&quot;KVITL&quot;)" office:value-type="float" office:value="1" calcext:value-type="float">
            <text:p>1</text:p>
          </table:table-cell>
          <table:table-cell table:style-name="ce86" table:formula="of:=COUNTIF([.C19:.K19];&quot;51&quot;) + COUNTIF([.C19:.K19];&quot;51L&quot;)" office:value-type="float" office:value="1" calcext:value-type="float">
            <text:p>1</text:p>
          </table:table-cell>
          <table:table-cell table:style-name="ce86" table:formula="of:=COUNTIF([.C19:.K19];&quot;52&quot;) + COUNTIF([.C19:.K19];&quot;52L&quot;)" office:value-type="float" office:value="1" calcext:value-type="float">
            <text:p>1</text:p>
          </table:table-cell>
          <table:table-cell table:style-name="ce86" table:formula="of:=COUNTIF([.C19:.K19];&quot;11-19&quot;) + COUNTIF([.C19:.K19];&quot;2&quot;)" office:value-type="float" office:value="1" calcext:value-type="float">
            <text:p>1</text:p>
          </table:table-cell>
          <table:table-cell table:style-name="ce86" table:formula="of:=COUNTIF([.C19:.K19];&quot;U&quot;)" office:value-type="float" office:value="1" calcext:value-type="float">
            <text:p>1</text:p>
          </table:table-cell>
          <table:table-cell table:style-name="ce86" table:formula="of:=COUNTIF([.C19:.K19];&quot;KVIT&quot;)" office:value-type="float" office:value="1" calcext:value-type="float">
            <text:p>1</text:p>
          </table:table-cell>
          <table:table-cell table:style-name="ce87" table:formula="of:=COUNTBLANK([.C19:.K19])" office:value-type="float" office:value="1" calcext:value-type="float">
            <text:p>1</text:p>
          </table:table-cell>
          <table:table-cell table:style-name="ce89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19" calcext:value-type="date">
            <text:p>19. IV. 07</text:p>
          </table:table-cell>
          <table:table-cell table:style-name="ce82" table:formula="of:=TEXT([.A20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office:annotation draw:style-name="gr6" draw:text-style-name="P2" svg:width="2.833cm" svg:height="1.974cm" svg:x="6.648cm" svg:y="11.426cm" draw:caption-point-x="-0.243cm" draw:caption-point-y="1.889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52" office:value-type="string" calcext:value-type="string">
            <text:p>52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11.426cm" draw:caption-point-x="-0.222cm" draw:caption-point-y="1.88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MIR</text:p>
          </table:table-cell>
          <table:table-cell table:style-name="ce86" table:formula="of:=COUNTIF([.C20:.K20];&quot;L&quot;) + COUNTIF([.C20:.K20];&quot;52L&quot;)+COUNTIF([.C20:.K20];&quot;51L&quot;)+COUNTIF([.C20:.K20];&quot;1L&quot;)+COUNTIF([.C20:.K20];&quot;KVITL&quot;)" office:value-type="float" office:value="1" calcext:value-type="float">
            <text:p>1</text:p>
          </table:table-cell>
          <table:table-cell table:style-name="ce86" table:formula="of:=COUNTIF([.C20:.K20];&quot;51&quot;) + COUNTIF([.C20:.K20];&quot;51L&quot;)" office:value-type="float" office:value="1" calcext:value-type="float">
            <text:p>1</text:p>
          </table:table-cell>
          <table:table-cell table:style-name="ce86" table:formula="of:=COUNTIF([.C20:.K20];&quot;52&quot;) + COUNTIF([.C20:.K20];&quot;52L&quot;)" office:value-type="float" office:value="1" calcext:value-type="float">
            <text:p>1</text:p>
          </table:table-cell>
          <table:table-cell table:style-name="ce86" table:formula="of:=COUNTIF([.C20:.K20];&quot;11-19&quot;) + COUNTIF([.C20:.K20];&quot;2&quot;)" office:value-type="float" office:value="1" calcext:value-type="float">
            <text:p>1</text:p>
          </table:table-cell>
          <table:table-cell table:style-name="ce86" table:formula="of:=COUNTIF([.C20:.K20];&quot;U&quot;)" office:value-type="float" office:value="1" calcext:value-type="float">
            <text:p>1</text:p>
          </table:table-cell>
          <table:table-cell table:style-name="ce86" table:formula="of:=COUNTIF([.C20:.K20];&quot;KVIT&quot;)" office:value-type="float" office:value="1" calcext:value-type="float">
            <text:p>1</text:p>
          </table:table-cell>
          <table:table-cell table:style-name="ce87" table:formula="of:=COUNTBLANK([.C20:.K20])" office:value-type="float" office:value="1" calcext:value-type="float">
            <text:p>1</text:p>
          </table:table-cell>
          <table:table-cell table:style-name="ce89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20" calcext:value-type="date">
            <text:p>20. IV. 07</text:p>
          </table:table-cell>
          <table:table-cell table:style-name="ce82" table:formula="of:=TEXT([.A21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6" draw:text-style-name="P2" svg:width="2.833cm" svg:height="1.974cm" svg:x="6.648cm" svg:y="12.126cm" draw:caption-point-x="-0.243cm" draw:caption-point-y="1.889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12.126cm" draw:caption-point-x="-0.222cm" draw:caption-point-y="1.88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MIR</text:p>
          </table:table-cell>
          <table:table-cell table:style-name="ce86" table:formula="of:=COUNTIF([.C21:.K21];&quot;L&quot;) + COUNTIF([.C21:.K21];&quot;52L&quot;)+COUNTIF([.C21:.K21];&quot;51L&quot;)+COUNTIF([.C21:.K21];&quot;1L&quot;)+COUNTIF([.C21:.K21];&quot;KVITL&quot;)" office:value-type="float" office:value="1" calcext:value-type="float">
            <text:p>1</text:p>
          </table:table-cell>
          <table:table-cell table:style-name="ce86" table:formula="of:=COUNTIF([.C21:.K21];&quot;51&quot;) + COUNTIF([.C21:.K21];&quot;51L&quot;)" office:value-type="float" office:value="1" calcext:value-type="float">
            <text:p>1</text:p>
          </table:table-cell>
          <table:table-cell table:style-name="ce86" table:formula="of:=COUNTIF([.C21:.K21];&quot;52&quot;) + COUNTIF([.C21:.K21];&quot;52L&quot;)" office:value-type="float" office:value="1" calcext:value-type="float">
            <text:p>1</text:p>
          </table:table-cell>
          <table:table-cell table:style-name="ce86" table:formula="of:=COUNTIF([.C21:.K21];&quot;11-19&quot;) + COUNTIF([.C21:.K21];&quot;2&quot;)" office:value-type="float" office:value="1" calcext:value-type="float">
            <text:p>1</text:p>
          </table:table-cell>
          <table:table-cell table:style-name="ce86" table:formula="of:=COUNTIF([.C21:.K21];&quot;U&quot;)" office:value-type="float" office:value="1" calcext:value-type="float">
            <text:p>1</text:p>
          </table:table-cell>
          <table:table-cell table:style-name="ce86" table:formula="of:=COUNTIF([.C21:.K21];&quot;KVIT&quot;)" office:value-type="float" office:value="1" calcext:value-type="float">
            <text:p>1</text:p>
          </table:table-cell>
          <table:table-cell table:style-name="ce87" table:formula="of:=COUNTBLANK([.C21:.K21])" office:value-type="float" office:value="1" calcext:value-type="float">
            <text:p>1</text:p>
          </table:table-cell>
          <table:table-cell table:style-name="ce89" table:formula="of:=COUNTIF([.C21:.K21];&quot;51&quot;) + COUNTIF([.C21:.K21];&quot;51L&quot;)+COUNTIF([.C21:.K21];&quot;2&quot;)+COUNTIF([.C21:.K21];&quot;52&quot;)+COUNTIF([.C21:.K2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21" calcext:value-type="date">
            <text:p>21. IV. 07</text:p>
          </table:table-cell>
          <table:table-cell table:style-name="ce83" table:formula="of:=TEXT([.A22];&quot;Ddd&quot;)" office:value-type="string" office:string-value="sob" calcext:value-type="string">
            <text:p>sob</text:p>
          </table:table-cell>
          <table:table-cell table:style-name="ce18"/>
          <table:table-cell table:style-name="ce18" office:value-type="string" calcext:value-type="string">
            <office:annotation draw:style-name="gr6" draw:text-style-name="P2" svg:width="2.833cm" svg:height="1.974cm" svg:x="6.648cm" svg:y="12.826cm" draw:caption-point-x="-0.243cm" draw:caption-point-y="1.889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23"/>
          <table:table-cell table:style-name="ce22"/>
          <table:table-cell table:style-name="ce23" office:value-type="string" calcext:value-type="string">
            <office:annotation draw:style-name="gr1" draw:text-style-name="P2" svg:width="2.843cm" svg:height="0.659cm" svg:x="10.838cm" svg:y="12.826cm" draw:caption-point-x="-0.232cm" draw:caption-point-y="1.889cm">
              <dc:date>2022-03-21T00:00:00</dc:date>
              <text:p text:style-name="P1">vikend 21/22 </text:p>
            </office:annotation>
            <text:p>L</text:p>
          </table:table-cell>
          <table:table-cell table:style-name="ce18" table:number-columns-repeated="3"/>
          <table:table-cell table:style-name="ce18" office:value-type="string" calcext:value-type="string">
            <office:annotation draw:style-name="gr6" draw:text-style-name="P2" svg:width="3.105cm" svg:height="1.974cm" svg:x="16.43cm" svg:y="12.826cm" draw:caption-point-x="-0.222cm" draw:caption-point-y="1.88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PIN</text:p>
          </table:table-cell>
          <table:table-cell table:style-name="ce86" table:formula="of:=COUNTIF([.C22:.K22];&quot;L&quot;) + COUNTIF([.C22:.K22];&quot;52L&quot;)+COUNTIF([.C22:.K22];&quot;51L&quot;)+COUNTIF([.C22:.K22];&quot;1L&quot;)+COUNTIF([.C22:.K22];&quot;KVITL&quot;)" office:value-type="float" office:value="1" calcext:value-type="float">
            <text:p>1</text:p>
          </table:table-cell>
          <table:table-cell table:style-name="ce86" table:formula="of:=COUNTIF([.C22:.K22];&quot;51&quot;) + COUNTIF([.C22:.K22];&quot;51L&quot;)" office:value-type="float" office:value="0" calcext:value-type="float">
            <text:p>0</text:p>
          </table:table-cell>
          <table:table-cell table:style-name="ce86" table:formula="of:=COUNTIF([.C22:.K22];&quot;52&quot;) + COUNTIF([.C22:.K22];&quot;52L&quot;)" office:value-type="float" office:value="0" calcext:value-type="float">
            <text:p>0</text:p>
          </table:table-cell>
          <table:table-cell table:style-name="ce86" table:formula="of:=COUNTIF([.C22:.K22];&quot;11-19&quot;) + COUNTIF([.C22:.K22];&quot;2&quot;)" office:value-type="float" office:value="0" calcext:value-type="float">
            <text:p>0</text:p>
          </table:table-cell>
          <table:table-cell table:style-name="ce86" table:formula="of:=COUNTIF([.C22:.K22];&quot;U&quot;)" office:value-type="float" office:value="0" calcext:value-type="float">
            <text:p>0</text:p>
          </table:table-cell>
          <table:table-cell table:style-name="ce86" table:formula="of:=COUNTIF([.C22:.K22];&quot;KVIT&quot;)" office:value-type="float" office:value="0" calcext:value-type="float">
            <text:p>0</text:p>
          </table:table-cell>
          <table:table-cell table:style-name="ce87" table:formula="of:=COUNTBLANK([.C22:.K22])" office:value-type="float" office:value="6" calcext:value-type="float">
            <text:p>6</text:p>
          </table:table-cell>
          <table:table-cell table:style-name="ce89" table:formula="of:=COUNTIF([.C22:.K22];&quot;51&quot;) + COUNTIF([.C22:.K22];&quot;51L&quot;)+COUNTIF([.C22:.K22];&quot;2&quot;)+COUNTIF([.C22:.K22];&quot;52&quot;)+COUNTIF([.C22:.K2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22" calcext:value-type="date">
            <text:p>22. IV. 07</text:p>
          </table:table-cell>
          <table:table-cell table:style-name="ce83" table:formula="of:=TEXT([.A23];&quot;Ddd&quot;)" office:value-type="string" office:string-value="ned" calcext:value-type="string">
            <text:p>ned</text:p>
          </table:table-cell>
          <table:table-cell table:style-name="ce28"/>
          <table:table-cell table:style-name="ce26"/>
          <table:table-cell table:style-name="ce18"/>
          <table:table-cell table:style-name="ce26"/>
          <table:table-cell table:style-name="ce23" office:value-type="string" calcext:value-type="string">
            <office:annotation draw:style-name="gr2" draw:text-style-name="P2" svg:width="2.843cm" svg:height="0.658cm" svg:x="10.838cm" svg:y="13.527cm" draw:caption-point-x="-0.232cm" draw:caption-point-y="1.888cm">
              <dc:date>2022-03-21T00:00:00</dc:date>
              <text:p text:style-name="P1">vikend 21/22 </text:p>
            </office:annotation>
            <text:p>L</text:p>
          </table:table-cell>
          <table:table-cell table:style-name="ce23"/>
          <table:table-cell table:style-name="ce18" table:number-columns-repeated="2"/>
          <table:table-cell table:style-name="ce22" office:value-type="string" calcext:value-type="string">
            <office:annotation draw:style-name="gr13" draw:text-style-name="P2" svg:width="3.105cm" svg:height="1.962cm" svg:x="16.43cm" svg:y="13.527cm" draw:caption-point-x="-0.222cm" draw:caption-point-y="1.888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PIN</text:p>
          </table:table-cell>
          <table:table-cell table:style-name="ce86" table:formula="of:=COUNTIF([.C23:.K23];&quot;L&quot;) + COUNTIF([.C23:.K23];&quot;52L&quot;)+COUNTIF([.C23:.K23];&quot;51L&quot;)+COUNTIF([.C23:.K23];&quot;1L&quot;)+COUNTIF([.C23:.K23];&quot;KVITL&quot;)" office:value-type="float" office:value="1" calcext:value-type="float">
            <text:p>1</text:p>
          </table:table-cell>
          <table:table-cell table:style-name="ce86" table:formula="of:=COUNTIF([.C23:.K23];&quot;51&quot;) + COUNTIF([.C23:.K23];&quot;51L&quot;)" office:value-type="float" office:value="0" calcext:value-type="float">
            <text:p>0</text:p>
          </table:table-cell>
          <table:table-cell table:style-name="ce86" table:formula="of:=COUNTIF([.C23:.K23];&quot;52&quot;) + COUNTIF([.C23:.K23];&quot;52L&quot;)" office:value-type="float" office:value="0" calcext:value-type="float">
            <text:p>0</text:p>
          </table:table-cell>
          <table:table-cell table:style-name="ce86" table:formula="of:=COUNTIF([.C23:.K23];&quot;11-19&quot;) + COUNTIF([.C23:.K23];&quot;2&quot;)" office:value-type="float" office:value="0" calcext:value-type="float">
            <text:p>0</text:p>
          </table:table-cell>
          <table:table-cell table:style-name="ce86" table:formula="of:=COUNTIF([.C23:.K23];&quot;U&quot;)" office:value-type="float" office:value="0" calcext:value-type="float">
            <text:p>0</text:p>
          </table:table-cell>
          <table:table-cell table:style-name="ce86" table:formula="of:=COUNTIF([.C23:.K23];&quot;KVIT&quot;)" office:value-type="float" office:value="0" calcext:value-type="float">
            <text:p>0</text:p>
          </table:table-cell>
          <table:table-cell table:style-name="ce87" table:formula="of:=COUNTBLANK([.C23:.K23])" office:value-type="float" office:value="7" calcext:value-type="float">
            <text:p>7</text:p>
          </table:table-cell>
          <table:table-cell table:style-name="ce89" table:formula="of:=COUNTIF([.C23:.K23];&quot;51&quot;) + COUNTIF([.C23:.K23];&quot;51L&quot;)+COUNTIF([.C23:.K23];&quot;2&quot;)+COUNTIF([.C23:.K23];&quot;52&quot;)+COUNTIF([.C23:.K2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23" calcext:value-type="date">
            <text:p>23. IV. 07</text:p>
          </table:table-cell>
          <table:table-cell table:style-name="ce82" table:formula="of:=TEXT([.A2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14.217cm" draw:caption-point-x="-0.243cm" draw:caption-point-y="1.899cm">
              <dc:date>2022-03-21T00:00:00</dc:date>
              <text:p text:style-name="P1">Prost popoldan</text:p>
            </office:annotation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1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14.217cm" draw:caption-point-x="-0.222cm" draw:caption-point-y="1.89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PIN</text:p>
          </table:table-cell>
          <table:table-cell table:style-name="ce86" table:formula="of:=COUNTIF([.C24:.K24];&quot;L&quot;) + COUNTIF([.C24:.K24];&quot;52L&quot;)+COUNTIF([.C24:.K24];&quot;51L&quot;)+COUNTIF([.C24:.K24];&quot;1L&quot;)+COUNTIF([.C24:.K24];&quot;KVITL&quot;)" office:value-type="float" office:value="1" calcext:value-type="float">
            <text:p>1</text:p>
          </table:table-cell>
          <table:table-cell table:style-name="ce86" table:formula="of:=COUNTIF([.C24:.K24];&quot;51&quot;) + COUNTIF([.C24:.K24];&quot;51L&quot;)" office:value-type="float" office:value="1" calcext:value-type="float">
            <text:p>1</text:p>
          </table:table-cell>
          <table:table-cell table:style-name="ce86" table:formula="of:=COUNTIF([.C24:.K24];&quot;52&quot;) + COUNTIF([.C24:.K24];&quot;52L&quot;)" office:value-type="float" office:value="1" calcext:value-type="float">
            <text:p>1</text:p>
          </table:table-cell>
          <table:table-cell table:style-name="ce86" table:formula="of:=COUNTIF([.C24:.K24];&quot;11-19&quot;) + COUNTIF([.C24:.K24];&quot;2&quot;)" office:value-type="float" office:value="1" calcext:value-type="float">
            <text:p>1</text:p>
          </table:table-cell>
          <table:table-cell table:style-name="ce86" table:formula="of:=COUNTIF([.C24:.K24];&quot;U&quot;)" office:value-type="float" office:value="1" calcext:value-type="float">
            <text:p>1</text:p>
          </table:table-cell>
          <table:table-cell table:style-name="ce86" table:formula="of:=COUNTIF([.C24:.K24];&quot;KVIT&quot;)" office:value-type="float" office:value="2" calcext:value-type="float">
            <text:p>2</text:p>
          </table:table-cell>
          <table:table-cell table:style-name="ce87" table:formula="of:=COUNTBLANK([.C24:.K24])" office:value-type="float" office:value="1" calcext:value-type="float">
            <text:p>1</text:p>
          </table:table-cell>
          <table:table-cell table:style-name="ce89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24" calcext:value-type="date">
            <text:p>24. IV. 07</text:p>
          </table:table-cell>
          <table:table-cell table:style-name="ce82" table:formula="of:=TEXT([.A25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" draw:text-style-name="P2" svg:width="2.843cm" svg:height="0.658cm" svg:x="10.838cm" svg:y="14.917cm" draw:caption-point-x="-0.232cm" draw:caption-point-y="1.899cm">
              <dc:date>2022-03-21T00:00:00</dc:date>
              <text:p text:style-name="P1">Helikopter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14.917cm" draw:caption-point-x="-0.222cm" draw:caption-point-y="1.89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PIN</text:p>
          </table:table-cell>
          <table:table-cell table:style-name="ce86" table:formula="of:=COUNTIF([.C25:.K25];&quot;L&quot;) + COUNTIF([.C25:.K25];&quot;52L&quot;)+COUNTIF([.C25:.K25];&quot;51L&quot;)+COUNTIF([.C25:.K25];&quot;1L&quot;)+COUNTIF([.C25:.K25];&quot;KVITL&quot;)" office:value-type="float" office:value="1" calcext:value-type="float">
            <text:p>1</text:p>
          </table:table-cell>
          <table:table-cell table:style-name="ce86" table:formula="of:=COUNTIF([.C25:.K25];&quot;51&quot;) + COUNTIF([.C25:.K25];&quot;51L&quot;)" office:value-type="float" office:value="0" calcext:value-type="float">
            <text:p>0</text:p>
          </table:table-cell>
          <table:table-cell table:style-name="ce86" table:formula="of:=COUNTIF([.C25:.K25];&quot;52&quot;) + COUNTIF([.C25:.K25];&quot;52L&quot;)" office:value-type="float" office:value="1" calcext:value-type="float">
            <text:p>1</text:p>
          </table:table-cell>
          <table:table-cell table:style-name="ce86" table:formula="of:=COUNTIF([.C25:.K25];&quot;11-19&quot;) + COUNTIF([.C25:.K25];&quot;2&quot;)" office:value-type="float" office:value="2" calcext:value-type="float">
            <text:p>2</text:p>
          </table:table-cell>
          <table:table-cell table:style-name="ce86" table:formula="of:=COUNTIF([.C25:.K25];&quot;U&quot;)" office:value-type="float" office:value="1" calcext:value-type="float">
            <text:p>1</text:p>
          </table:table-cell>
          <table:table-cell table:style-name="ce86" table:formula="of:=COUNTIF([.C25:.K25];&quot;KVIT&quot;)" office:value-type="float" office:value="1" calcext:value-type="float">
            <text:p>1</text:p>
          </table:table-cell>
          <table:table-cell table:style-name="ce87" table:formula="of:=COUNTBLANK([.C25:.K25])" office:value-type="float" office:value="1" calcext:value-type="float">
            <text:p>1</text:p>
          </table:table-cell>
          <table:table-cell table:style-name="ce89" table:formula="of:=COUNTIF([.C25:.K25];&quot;51&quot;) + COUNTIF([.C25:.K25];&quot;51L&quot;)+COUNTIF([.C25:.K25];&quot;2&quot;)+COUNTIF([.C25:.K25];&quot;52&quot;)+COUNTIF([.C25:.K25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25" calcext:value-type="date">
            <text:p>25. IV. 07</text:p>
          </table:table-cell>
          <table:table-cell table:style-name="ce82" table:formula="of:=TEXT([.A26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office:annotation draw:style-name="gr1" draw:text-style-name="P2" svg:width="2.843cm" svg:height="0.659cm" svg:x="5.247cm" svg:y="15.617cm" draw:caption-point-x="-0.243cm" draw:caption-point-y="1.899cm">
              <dc:date>2022-03-21T00:00:00</dc:date>
              <text:p text:style-name="P1">Prost popoldan</text:p>
            </office:annotation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6" draw:text-style-name="P2" svg:width="3.105cm" svg:height="1.974cm" svg:x="16.43cm" svg:y="15.617cm" draw:caption-point-x="-0.222cm" draw:caption-point-y="1.89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PIN</text:p>
          </table:table-cell>
          <table:table-cell table:style-name="ce86" table:formula="of:=COUNTIF([.C26:.K26];&quot;L&quot;) + COUNTIF([.C26:.K26];&quot;52L&quot;)+COUNTIF([.C26:.K26];&quot;51L&quot;)+COUNTIF([.C26:.K26];&quot;1L&quot;)+COUNTIF([.C26:.K26];&quot;KVITL&quot;)" office:value-type="float" office:value="1" calcext:value-type="float">
            <text:p>1</text:p>
          </table:table-cell>
          <table:table-cell table:style-name="ce86" table:formula="of:=COUNTIF([.C26:.K26];&quot;51&quot;) + COUNTIF([.C26:.K26];&quot;51L&quot;)" office:value-type="float" office:value="1" calcext:value-type="float">
            <text:p>1</text:p>
          </table:table-cell>
          <table:table-cell table:style-name="ce86" table:formula="of:=COUNTIF([.C26:.K26];&quot;52&quot;) + COUNTIF([.C26:.K26];&quot;52L&quot;)" office:value-type="float" office:value="1" calcext:value-type="float">
            <text:p>1</text:p>
          </table:table-cell>
          <table:table-cell table:style-name="ce86" table:formula="of:=COUNTIF([.C26:.K26];&quot;11-19&quot;) + COUNTIF([.C26:.K26];&quot;2&quot;)" office:value-type="float" office:value="1" calcext:value-type="float">
            <text:p>1</text:p>
          </table:table-cell>
          <table:table-cell table:style-name="ce86" table:formula="of:=COUNTIF([.C26:.K26];&quot;U&quot;)" office:value-type="float" office:value="1" calcext:value-type="float">
            <text:p>1</text:p>
          </table:table-cell>
          <table:table-cell table:style-name="ce86" table:formula="of:=COUNTIF([.C26:.K26];&quot;KVIT&quot;)" office:value-type="float" office:value="2" calcext:value-type="float">
            <text:p>2</text:p>
          </table:table-cell>
          <table:table-cell table:style-name="ce87" table:formula="of:=COUNTBLANK([.C26:.K26])" office:value-type="float" office:value="1" calcext:value-type="float">
            <text:p>1</text:p>
          </table:table-cell>
          <table:table-cell table:style-name="ce89" table:formula="of:=COUNTIF([.C26:.K26];&quot;51&quot;) + COUNTIF([.C26:.K26];&quot;51L&quot;)+COUNTIF([.C26:.K26];&quot;2&quot;)+COUNTIF([.C26:.K26];&quot;52&quot;)+COUNTIF([.C26:.K2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26" calcext:value-type="date">
            <text:p>26. IV. 07</text:p>
          </table:table-cell>
          <table:table-cell table:style-name="ce82" table:formula="of:=TEXT([.A27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13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8" draw:text-style-name="P2" svg:width="3.105cm" svg:height="1.973cm" svg:x="16.43cm" svg:y="16.318cm" draw:caption-point-x="-0.222cm" draw:caption-point-y="1.898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PIN</text:p>
          </table:table-cell>
          <table:table-cell table:style-name="ce86" table:formula="of:=COUNTIF([.C27:.K27];&quot;L&quot;) + COUNTIF([.C27:.K27];&quot;52L&quot;)+COUNTIF([.C27:.K27];&quot;51L&quot;)+COUNTIF([.C27:.K27];&quot;1L&quot;)+COUNTIF([.C27:.K27];&quot;KVITL&quot;)" office:value-type="float" office:value="1" calcext:value-type="float">
            <text:p>1</text:p>
          </table:table-cell>
          <table:table-cell table:style-name="ce86" table:formula="of:=COUNTIF([.C27:.K27];&quot;51&quot;) + COUNTIF([.C27:.K27];&quot;51L&quot;)" office:value-type="float" office:value="1" calcext:value-type="float">
            <text:p>1</text:p>
          </table:table-cell>
          <table:table-cell table:style-name="ce86" table:formula="of:=COUNTIF([.C27:.K27];&quot;52&quot;) + COUNTIF([.C27:.K27];&quot;52L&quot;)" office:value-type="float" office:value="1" calcext:value-type="float">
            <text:p>1</text:p>
          </table:table-cell>
          <table:table-cell table:style-name="ce86" table:formula="of:=COUNTIF([.C27:.K27];&quot;11-19&quot;) + COUNTIF([.C27:.K27];&quot;2&quot;)" office:value-type="float" office:value="1" calcext:value-type="float">
            <text:p>1</text:p>
          </table:table-cell>
          <table:table-cell table:style-name="ce86" table:formula="of:=COUNTIF([.C27:.K27];&quot;U&quot;)" office:value-type="float" office:value="1" calcext:value-type="float">
            <text:p>1</text:p>
          </table:table-cell>
          <table:table-cell table:style-name="ce86" table:formula="of:=COUNTIF([.C27:.K27];&quot;KVIT&quot;)" office:value-type="float" office:value="2" calcext:value-type="float">
            <text:p>2</text:p>
          </table:table-cell>
          <table:table-cell table:style-name="ce87" table:formula="of:=COUNTBLANK([.C27:.K27])" office:value-type="float" office:value="1" calcext:value-type="float">
            <text:p>1</text:p>
          </table:table-cell>
          <table:table-cell table:style-name="ce89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27" calcext:value-type="date">
            <text:p>27. IV. 07</text:p>
          </table:table-cell>
          <table:table-cell table:style-name="ce83" table:formula="of:=TEXT([.A28];&quot;Ddd&quot;)" office:value-type="string" office:string-value="pet" calcext:value-type="string">
            <text:p>pet</text:p>
          </table:table-cell>
          <table:table-cell table:style-name="ce22" table:number-columns-repeated="2"/>
          <table:table-cell table:style-name="ce84" office:value-type="string" calcext:value-type="string">
            <text:p>L</text:p>
          </table:table-cell>
          <table:table-cell table:style-name="ce22"/>
          <table:table-cell table:style-name="ce18" office:value-type="string" calcext:value-type="string">
            <office:annotation draw:style-name="gr14" draw:text-style-name="P2" svg:width="2.843cm" svg:height="1.241cm" svg:x="10.838cm" svg:y="17.018cm" draw:caption-point-x="-0.232cm" draw:caption-point-y="1.899cm">
              <dc:date>2022-03-21T00:00:00</dc:date>
              <text:p text:style-name="P1">dopust od 27. pa <text:s/>do 2. maja</text:p>
            </office:annotation>
            <text:p>D</text:p>
          </table:table-cell>
          <table:table-cell table:style-name="ce18" table:number-columns-repeated="3"/>
          <table:table-cell table:style-name="ce22" office:value-type="string" calcext:value-type="string">
            <office:annotation draw:style-name="gr6" draw:text-style-name="P2" svg:width="3.105cm" svg:height="1.974cm" svg:x="16.43cm" svg:y="17.018cm" draw:caption-point-x="-0.222cm" draw:caption-point-y="1.89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28:.K28];&quot;L&quot;) + COUNTIF([.C28:.K28];&quot;52L&quot;)+COUNTIF([.C28:.K28];&quot;51L&quot;)+COUNTIF([.C28:.K28];&quot;1L&quot;)+COUNTIF([.C28:.K28];&quot;KVITL&quot;)" office:value-type="float" office:value="1" calcext:value-type="float">
            <text:p>1</text:p>
          </table:table-cell>
          <table:table-cell table:style-name="ce86" table:formula="of:=COUNTIF([.C28:.K28];&quot;51&quot;) + COUNTIF([.C28:.K28];&quot;51L&quot;)" office:value-type="float" office:value="0" calcext:value-type="float">
            <text:p>0</text:p>
          </table:table-cell>
          <table:table-cell table:style-name="ce86" table:formula="of:=COUNTIF([.C28:.K28];&quot;52&quot;) + COUNTIF([.C28:.K28];&quot;52L&quot;)" office:value-type="float" office:value="0" calcext:value-type="float">
            <text:p>0</text:p>
          </table:table-cell>
          <table:table-cell table:style-name="ce86" table:formula="of:=COUNTIF([.C28:.K28];&quot;11-19&quot;) + COUNTIF([.C28:.K28];&quot;2&quot;)" office:value-type="float" office:value="0" calcext:value-type="float">
            <text:p>0</text:p>
          </table:table-cell>
          <table:table-cell table:style-name="ce86" table:formula="of:=COUNTIF([.C28:.K28];&quot;U&quot;)" office:value-type="float" office:value="0" calcext:value-type="float">
            <text:p>0</text:p>
          </table:table-cell>
          <table:table-cell table:style-name="ce86" table:formula="of:=COUNTIF([.C28:.K28];&quot;KVIT&quot;)" office:value-type="float" office:value="0" calcext:value-type="float">
            <text:p>0</text:p>
          </table:table-cell>
          <table:table-cell table:style-name="ce87" table:formula="of:=COUNTBLANK([.C28:.K28])" office:value-type="float" office:value="6" calcext:value-type="float">
            <text:p>6</text:p>
          </table:table-cell>
          <table:table-cell table:style-name="ce89" table:formula="of:=COUNTIF([.C28:.K28];&quot;51&quot;) + COUNTIF([.C28:.K28];&quot;51L&quot;)+COUNTIF([.C28:.K28];&quot;2&quot;)+COUNTIF([.C28:.K28];&quot;52&quot;)+COUNTIF([.C28:.K2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28" calcext:value-type="date">
            <text:p>28. IV. 07</text:p>
          </table:table-cell>
          <table:table-cell table:style-name="ce83" table:formula="of:=TEXT([.A29];&quot;Ddd&quot;)" office:value-type="string" office:string-value="sob" calcext:value-type="string">
            <text:p>sob</text:p>
          </table:table-cell>
          <table:table-cell table:style-name="ce18" table:number-columns-repeated="2"/>
          <table:table-cell table:style-name="ce84" office:value-type="string" calcext:value-type="string">
            <text:p>L</text:p>
          </table:table-cell>
          <table:table-cell table:style-name="ce22"/>
          <table:table-cell table:style-name="ce18" office:value-type="string" calcext:value-type="string">
            <office:annotation draw:style-name="gr12" draw:text-style-name="P2" svg:width="2.843cm" svg:height="1.232cm" svg:x="10.838cm" svg:y="17.718cm" draw:caption-point-x="-0.232cm" draw:caption-point-y="1.899cm">
              <dc:date>2022-03-21T00:00:00</dc:date>
              <text:p text:style-name="P1">dopust od 27. pa <text:s/>do 2. maja</text:p>
            </office:annotation>
            <text:p>D</text:p>
          </table:table-cell>
          <table:table-cell table:style-name="ce18" table:number-columns-repeated="3"/>
          <table:table-cell table:style-name="ce18" office:value-type="string" calcext:value-type="string">
            <office:annotation draw:style-name="gr6" draw:text-style-name="P2" svg:width="3.105cm" svg:height="1.974cm" svg:x="16.43cm" svg:y="17.718cm" draw:caption-point-x="-0.222cm" draw:caption-point-y="1.89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KON</text:p>
          </table:table-cell>
          <table:table-cell table:style-name="ce86" table:formula="of:=COUNTIF([.C29:.K29];&quot;L&quot;) + COUNTIF([.C29:.K29];&quot;52L&quot;)+COUNTIF([.C29:.K29];&quot;51L&quot;)+COUNTIF([.C29:.K29];&quot;1L&quot;)+COUNTIF([.C29:.K29];&quot;KVITL&quot;)" office:value-type="float" office:value="1" calcext:value-type="float">
            <text:p>1</text:p>
          </table:table-cell>
          <table:table-cell table:style-name="ce86" table:formula="of:=COUNTIF([.C29:.K29];&quot;51&quot;) + COUNTIF([.C29:.K29];&quot;51L&quot;)" office:value-type="float" office:value="0" calcext:value-type="float">
            <text:p>0</text:p>
          </table:table-cell>
          <table:table-cell table:style-name="ce86" table:formula="of:=COUNTIF([.C29:.K29];&quot;52&quot;) + COUNTIF([.C29:.K29];&quot;52L&quot;)" office:value-type="float" office:value="0" calcext:value-type="float">
            <text:p>0</text:p>
          </table:table-cell>
          <table:table-cell table:style-name="ce86" table:formula="of:=COUNTIF([.C29:.K29];&quot;11-19&quot;) + COUNTIF([.C29:.K29];&quot;2&quot;)" office:value-type="float" office:value="0" calcext:value-type="float">
            <text:p>0</text:p>
          </table:table-cell>
          <table:table-cell table:style-name="ce86" table:formula="of:=COUNTIF([.C29:.K29];&quot;U&quot;)" office:value-type="float" office:value="0" calcext:value-type="float">
            <text:p>0</text:p>
          </table:table-cell>
          <table:table-cell table:style-name="ce86" table:formula="of:=COUNTIF([.C29:.K29];&quot;KVIT&quot;)" office:value-type="float" office:value="0" calcext:value-type="float">
            <text:p>0</text:p>
          </table:table-cell>
          <table:table-cell table:style-name="ce87" table:formula="of:=COUNTBLANK([.C29:.K29])" office:value-type="float" office:value="6" calcext:value-type="float">
            <text:p>6</text:p>
          </table:table-cell>
          <table:table-cell table:style-name="ce89" table:formula="of:=COUNTIF([.C29:.K29];&quot;51&quot;) + COUNTIF([.C29:.K29];&quot;51L&quot;)+COUNTIF([.C29:.K29];&quot;2&quot;)+COUNTIF([.C29:.K29];&quot;52&quot;)+COUNTIF([.C29:.K2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4-29" calcext:value-type="date">
            <text:p>29. IV. 07</text:p>
          </table:table-cell>
          <table:table-cell table:style-name="ce83" table:formula="of:=TEXT([.A30];&quot;Ddd&quot;)" office:value-type="string" office:string-value="ned" calcext:value-type="string">
            <text:p>ned</text:p>
          </table:table-cell>
          <table:table-cell table:style-name="ce23"/>
          <table:table-cell table:style-name="ce18"/>
          <table:table-cell table:style-name="ce84" office:value-type="string" calcext:value-type="string">
            <text:p>L</text:p>
          </table:table-cell>
          <table:table-cell table:style-name="ce22">
            <office:annotation draw:style-name="gr1" draw:text-style-name="P2" svg:width="2.843cm" svg:height="0.659cm" svg:x="9.438cm" svg:y="18.418cm" draw:caption-point-x="-0.232cm" draw:caption-point-y="1.899cm">
              <dc:date>2022-03-21T00:00:00</dc:date>
              <text:p text:style-name="P1">helokopter</text:p>
            </office:annotation>
          </table:table-cell>
          <table:table-cell table:style-name="ce18" office:value-type="string" calcext:value-type="string">
            <office:annotation draw:style-name="gr12" draw:text-style-name="P2" svg:width="2.843cm" svg:height="1.232cm" svg:x="10.838cm" svg:y="18.418cm" draw:caption-point-x="-0.232cm" draw:caption-point-y="1.899cm">
              <dc:date>2022-03-21T00:00:00</dc:date>
              <text:p text:style-name="P1">dopust od 27. pa <text:s/>do 2. maja</text:p>
            </office:annotation>
            <text:p>D</text:p>
          </table:table-cell>
          <table:table-cell table:style-name="ce18" table:number-columns-repeated="3"/>
          <table:table-cell table:style-name="ce18" office:value-type="string" calcext:value-type="string">
            <office:annotation draw:style-name="gr6" draw:text-style-name="P2" svg:width="3.105cm" svg:height="1.974cm" svg:x="16.43cm" svg:y="18.418cm" draw:caption-point-x="-0.222cm" draw:caption-point-y="1.899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ŠOŠ</text:p>
          </table:table-cell>
          <table:table-cell table:style-name="ce86" table:formula="of:=COUNTIF([.C30:.K30];&quot;L&quot;) + COUNTIF([.C30:.K30];&quot;52L&quot;)+COUNTIF([.C30:.K30];&quot;51L&quot;)+COUNTIF([.C30:.K30];&quot;1L&quot;)+COUNTIF([.C30:.K30];&quot;KVITL&quot;)" office:value-type="float" office:value="1" calcext:value-type="float">
            <text:p>1</text:p>
          </table:table-cell>
          <table:table-cell table:style-name="ce86" table:formula="of:=COUNTIF([.C30:.K30];&quot;51&quot;) + COUNTIF([.C30:.K30];&quot;51L&quot;)" office:value-type="float" office:value="0" calcext:value-type="float">
            <text:p>0</text:p>
          </table:table-cell>
          <table:table-cell table:style-name="ce86" table:formula="of:=COUNTIF([.C30:.K30];&quot;52&quot;) + COUNTIF([.C30:.K30];&quot;52L&quot;)" office:value-type="float" office:value="0" calcext:value-type="float">
            <text:p>0</text:p>
          </table:table-cell>
          <table:table-cell table:style-name="ce86" table:formula="of:=COUNTIF([.C30:.K30];&quot;11-19&quot;) + COUNTIF([.C30:.K30];&quot;2&quot;)" office:value-type="float" office:value="0" calcext:value-type="float">
            <text:p>0</text:p>
          </table:table-cell>
          <table:table-cell table:style-name="ce86" table:formula="of:=COUNTIF([.C30:.K30];&quot;U&quot;)" office:value-type="float" office:value="0" calcext:value-type="float">
            <text:p>0</text:p>
          </table:table-cell>
          <table:table-cell table:style-name="ce86" table:formula="of:=COUNTIF([.C30:.K30];&quot;KVIT&quot;)" office:value-type="float" office:value="0" calcext:value-type="float">
            <text:p>0</text:p>
          </table:table-cell>
          <table:table-cell table:style-name="ce87" table:formula="of:=COUNTBLANK([.C30:.K30])" office:value-type="float" office:value="6" calcext:value-type="float">
            <text:p>6</text:p>
          </table:table-cell>
          <table:table-cell table:style-name="ce89" table:formula="of:=COUNTIF([.C30:.K30];&quot;51&quot;) + COUNTIF([.C30:.K30];&quot;51L&quot;)+COUNTIF([.C30:.K30];&quot;2&quot;)+COUNTIF([.C30:.K30];&quot;52&quot;)+COUNTIF([.C30:.K3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4-30" calcext:value-type="date">
            <text:p>30. IV. 07</text:p>
          </table:table-cell>
          <table:table-cell table:style-name="ce82" table:formula="of:=TEXT([.A31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19.119cm" draw:caption-point-x="-0.243cm" draw:caption-point-y="1.898cm">
              <dc:date>2022-03-21T00:00:00</dc:date>
              <text:p text:style-name="P1">Prost popoldan</text:p>
            </office:annotation>
            <text:p>51</text:p>
          </table:table-cell>
          <table:table-cell table:style-name="ce13" office:value-type="string" calcext:value-type="string">
            <office:annotation draw:style-name="gr8" draw:text-style-name="P2" svg:width="2.833cm" svg:height="1.973cm" svg:x="6.648cm" svg:y="19.119cm" draw:caption-point-x="-0.243cm" draw:caption-point-y="1.898cm">
              <dc:date>2022-03-21T00:00:00</dc:date>
              <text:p text:style-name="P1">dopust:11.4-14.4., 19.4.-21.4. in v ponedeljek 30.4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5" draw:text-style-name="P2" svg:width="2.843cm" svg:height="1.231cm" svg:x="10.838cm" svg:y="19.119cm" draw:caption-point-x="-0.232cm" draw:caption-point-y="1.898cm">
              <dc:date>2022-03-21T00:00:00</dc:date>
              <text:p text:style-name="P1">dopust od 27. pa <text:s/>do 2. maja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office:annotation draw:style-name="gr8" draw:text-style-name="P2" svg:width="3.105cm" svg:height="1.973cm" svg:x="16.43cm" svg:y="19.119cm" draw:caption-point-x="-0.222cm" draw:caption-point-y="1.898cm">
              <dc:date>2022-03-21T00:00:00</dc:date>
              <text:p text:style-name="P1">redni letni dopust od 17.</text:p>
              <text:p text:style-name="P1">do vključno 30. aprila</text:p>
            </office:annotation>
            <text:p>D</text:p>
          </table:table-cell>
          <table:table-cell table:style-name="ce33" office:value-type="string" calcext:value-type="string">
            <text:p>KOS</text:p>
          </table:table-cell>
          <table:table-cell table:style-name="ce86" table:formula="of:=COUNTIF([.C31:.K31];&quot;L&quot;) + COUNTIF([.C31:.K31];&quot;52L&quot;)+COUNTIF([.C31:.K31];&quot;51L&quot;)+COUNTIF([.C31:.K31];&quot;1L&quot;)+COUNTIF([.C31:.K31];&quot;KVITL&quot;)" office:value-type="float" office:value="1" calcext:value-type="float">
            <text:p>1</text:p>
          </table:table-cell>
          <table:table-cell table:style-name="ce86" table:formula="of:=COUNTIF([.C31:.K31];&quot;51&quot;) + COUNTIF([.C31:.K31];&quot;51L&quot;)" office:value-type="float" office:value="1" calcext:value-type="float">
            <text:p>1</text:p>
          </table:table-cell>
          <table:table-cell table:style-name="ce86" table:formula="of:=COUNTIF([.C31:.K31];&quot;52&quot;) + COUNTIF([.C31:.K31];&quot;52L&quot;)" office:value-type="float" office:value="1" calcext:value-type="float">
            <text:p>1</text:p>
          </table:table-cell>
          <table:table-cell table:style-name="ce86" table:formula="of:=COUNTIF([.C31:.K31];&quot;11-19&quot;) + COUNTIF([.C31:.K31];&quot;2&quot;)" office:value-type="float" office:value="1" calcext:value-type="float">
            <text:p>1</text:p>
          </table:table-cell>
          <table:table-cell table:style-name="ce86" table:formula="of:=COUNTIF([.C31:.K31];&quot;U&quot;)" office:value-type="float" office:value="0" calcext:value-type="float">
            <text:p>0</text:p>
          </table:table-cell>
          <table:table-cell table:style-name="ce86" table:formula="of:=COUNTIF([.C31:.K31];&quot;KVIT&quot;)" office:value-type="float" office:value="1" calcext:value-type="float">
            <text:p>1</text:p>
          </table:table-cell>
          <table:table-cell table:style-name="ce87" table:formula="of:=COUNTBLANK([.C31:.K31])" office:value-type="float" office:value="1" calcext:value-type="float">
            <text:p>1</text:p>
          </table:table-cell>
          <table:table-cell table:style-name="ce89" table:formula="of:=COUNTIF([.C31:.K31];&quot;51&quot;) + COUNTIF([.C31:.K31];&quot;51L&quot;)+COUNTIF([.C31:.K31];&quot;2&quot;)+COUNTIF([.C31:.K31];&quot;52&quot;)+COUNTIF([.C31:.K3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number-columns-repeated="19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8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3" calcext:value-type="float">
            <text:p>3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6" calcext:value-type="float">
            <text:p>6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5" calcext:value-type="float">
            <text:p>5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3" calcext:value-type="float">
            <text:p>3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3" calcext:value-type="float">
            <text:p>3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7" calcext:value-type="float">
            <text:p>7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april.$A$1:.$L$31" table:range-usable-as="print-range"/>
        </table:named-expressions>
        <calcext:conditional-formats>
          <calcext:conditional-format calcext:target-range-address="april.B2:april.B31">
            <calcext:condition calcext:apply-style-name="ConditionalStyle_1" calcext:value="=&quot;sob&quot;" calcext:base-cell-address="april.B2"/>
            <calcext:condition calcext:apply-style-name="ConditionalStyle_1" calcext:value="=&quot;ned&quot;" calcext:base-cell-address="april.B2"/>
          </calcext:conditional-format>
          <calcext:conditional-format calcext:target-range-address="april.M2:april.R31">
            <calcext:condition calcext:apply-style-name="ConditionalStyle_2" calcext:value="&lt;1" calcext:base-cell-address="april.M2"/>
            <calcext:condition calcext:apply-style-name="ConditionalStyle_3" calcext:value="&gt;1" calcext:base-cell-address="april.M2"/>
          </calcext:conditional-format>
          <calcext:conditional-format calcext:target-range-address="april.S2:april.S31 april.S33:april.S33">
            <calcext:condition calcext:apply-style-name="ConditionalStyle_4" calcext:value="!=0" calcext:base-cell-address="april.S2"/>
          </calcext:conditional-format>
          <calcext:conditional-format calcext:target-range-address="april.T2:april.T31">
            <calcext:condition calcext:apply-style-name="ConditionalStyle_2" calcext:value="&lt;2" calcext:base-cell-address="april.T2"/>
            <calcext:condition calcext:apply-style-name="ConditionalStyle_5" calcext:value="&gt;2" calcext:base-cell-address="april.T2"/>
          </calcext:conditional-format>
        </calcext:conditional-formats>
      </table:table>
      <table:table table:name="maj" table:style-name="ta5" table:print-ranges="maj.A1:maj.L32">
        <table:table-column table:style-name="co1" table:default-cell-style-name="ce7"/>
        <table:table-column table:style-name="co2" table:number-columns-repeated="11" table:default-cell-style-name="ce7"/>
        <table:table-column table:style-name="co17" table:number-columns-repeated="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0" table:number-columns-repeated="233" table:default-cell-style-name="ce7"/>
        <table:table-column table:style-name="co11" table:number-columns-repeated="768" table:default-cell-style-name="Default"/>
        <table:table-row table:style-name="ro1">
          <table:table-cell table:style-name="ce46" office:value-type="string" calcext:value-type="string">
            <text:p>Datum</text:p>
          </table:table-cell>
          <table:table-cell table:style-name="ce49"/>
          <table:table-cell table:style-name="ce30" office:value-type="string" calcext:value-type="string">
            <text:p>KOS</text:p>
          </table:table-cell>
          <table:table-cell table:style-name="ce30" office:value-type="string" calcext:value-type="string">
            <text:p>ŠOŠ</text:p>
          </table:table-cell>
          <table:table-cell table:style-name="ce30" office:value-type="string" calcext:value-type="string">
            <text:p>PIN</text:p>
          </table:table-cell>
          <table:table-cell table:style-name="ce30" office:value-type="string" calcext:value-type="string">
            <text:p>KON</text:p>
          </table:table-cell>
          <table:table-cell table:style-name="ce30" office:value-type="string" calcext:value-type="string">
            <text:p>MIR</text:p>
          </table:table-cell>
          <table:table-cell table:style-name="ce30" office:value-type="string" calcext:value-type="string">
            <text:p>HOL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N</text:p>
          </table:table-cell>
          <table:table-cell table:style-name="ce30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36" office:value-type="string" calcext:value-type="string">
            <text:p>L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2" calcext:value-type="float">
            <text:p>52</text:p>
          </table:table-cell>
          <table:table-cell table:style-name="ce40" office:value-type="string" calcext:value-type="string">
            <text:p>11-19</text:p>
          </table:table-cell>
          <table:table-cell table:style-name="ce41" office:value-type="string" calcext:value-type="string">
            <text:p>U</text:p>
          </table:table-cell>
          <table:table-cell table:style-name="ce39" office:value-type="string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3"/>
          <table:table-cell table:style-name="ce46"/>
          <table:table-cell table:style-name="ce49"/>
          <table:table-cell table:style-name="ce30" table:number-columns-repeated="9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01" calcext:value-type="date">
            <text:p>1. V. 07</text:p>
          </table:table-cell>
          <table:table-cell table:style-name="ce90" table:formula="of:=TEXT([.A2];&quot;Ddd&quot;)" office:value-type="string" office:string-value="tor" calcext:value-type="string">
            <text:p>tor</text:p>
          </table:table-cell>
          <table:table-cell table:style-name="ce18" office:value-type="string" calcext:value-type="string">
            <office:annotation draw:style-name="gr2" draw:text-style-name="P2" svg:width="2.843cm" svg:height="0.658cm" svg:x="5.247cm" svg:y="0cm" draw:caption-point-x="-0.243cm" draw:caption-point-y="0.71cm">
              <dc:date>2022-03-21T00:00:00</dc:date>
              <text:p text:style-name="P1">dopust</text:p>
            </office:annotation>
            <text:p>D</text:p>
          </table:table-cell>
          <table:table-cell table:style-name="ce18"/>
          <table:table-cell table:style-name="ce18" office:value-type="string" calcext:value-type="string">
            <text:p>D</text:p>
          </table:table-cell>
          <table:table-cell table:style-name="ce18"/>
          <table:table-cell table:style-name="ce18" office:value-type="string" calcext:value-type="string">
            <office:annotation draw:style-name="gr16" draw:text-style-name="P2" svg:width="2.843cm" svg:height="0.991cm" svg:x="10.838cm" svg:y="0cm" draw:caption-point-x="-0.232cm" draw:caption-point-y="0.71cm">
              <dc:date>2022-03-21T00:00:00</dc:date>
              <text:p text:style-name="P1">dopust od 27. pa <text:s/>do 2. maja</text:p>
            </office:annotation>
            <text:p>D</text:p>
          </table:table-cell>
          <table:table-cell table:style-name="ce18" table:number-columns-repeated="3"/>
          <table:table-cell table:style-name="ce23" office:value-type="string" calcext:value-type="string">
            <office:annotation draw:style-name="gr17" draw:text-style-name="P2" svg:width="3.084cm" svg:height="1.386cm" svg:x="16.43cm" svg:y="0cm" draw:caption-point-x="-0.222cm" draw:caption-point-y="0.71cm">
              <dc:date>2022-03-21T00:00:00</dc:date>
              <text:p text:style-name="P1">Prosim za dezurstvo 1. in 2. maja</text:p>
            </office:annotation>
            <text:p>L</text:p>
          </table:table-cell>
          <table:table-cell table:style-name="ce34" office:value-type="string" calcext:value-type="string">
            <text:p>ŠOŠ</text:p>
          </table:table-cell>
          <table:table-cell table:style-name="ce95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95" table:formula="of:=COUNTIF([.C2:.K2];&quot;51&quot;) + COUNTIF([.C2:.K2];&quot;51L&quot;)" office:value-type="float" office:value="0" calcext:value-type="float">
            <text:p>0</text:p>
          </table:table-cell>
          <table:table-cell table:style-name="ce95" table:formula="of:=COUNTIF([.C2:.K2];&quot;52&quot;) + COUNTIF([.C2:.K2];&quot;52L&quot;)" office:value-type="float" office:value="0" calcext:value-type="float">
            <text:p>0</text:p>
          </table:table-cell>
          <table:table-cell table:style-name="ce95" table:formula="of:=COUNTIF([.C2:.K2];&quot;11-19&quot;) + COUNTIF([.C2:.K2];&quot;2&quot;)" office:value-type="float" office:value="0" calcext:value-type="float">
            <text:p>0</text:p>
          </table:table-cell>
          <table:table-cell table:style-name="ce95" table:formula="of:=COUNTIF([.C2:.K2];&quot;U&quot;)+COUNTIF([.C2:.K2];&quot;UL&quot;)" office:value-type="float" office:value="0" calcext:value-type="float">
            <text:p>0</text:p>
          </table:table-cell>
          <table:table-cell table:style-name="ce95" table:formula="of:=COUNTIF([.C2:.K2];&quot;KVIT&quot;)" office:value-type="float" office:value="0" calcext:value-type="float">
            <text:p>0</text:p>
          </table:table-cell>
          <table:table-cell table:style-name="ce96" table:formula="of:=COUNTBLANK([.C2:.K2])" office:value-type="float" office:value="5" calcext:value-type="float">
            <text:p>5</text:p>
          </table:table-cell>
          <table:table-cell table:style-name="ce98" table:formula="of:=COUNTIF([.C2:.K2];&quot;51&quot;) + COUNTIF([.C2:.K2];&quot;51L&quot;)+COUNTIF([.C2:.K2];&quot;2&quot;)+COUNTIF([.C2:.K2];&quot;52&quot;)+COUNTIF([.C2:.K2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18">
            <office:annotation draw:style-name="gr2" draw:text-style-name="P2" svg:width="2.178cm" svg:height="0.658cm" svg:x="32.252cm" svg:y="0cm" draw:caption-point-x="-0.2cm" draw:caption-point-y="0.71cm">
              <dc:date>2022-03-21T00:00:00</dc:date>
              <text:p text:style-name="P1">dopust</text:p>
            </office:annotation>
          </table:table-cell>
          <table:table-cell table:style-name="ce18" table:number-columns-repeated="3"/>
          <table:table-cell table:style-name="ce18">
            <office:annotation draw:style-name="gr16" draw:text-style-name="P2" svg:width="2.178cm" svg:height="1.386cm" svg:x="39.05cm" svg:y="0cm" draw:caption-point-x="-0.19cm" draw:caption-point-y="0.71cm">
              <dc:date>2022-03-21T00:00:00</dc:date>
              <text:p text:style-name="P1">dopust od 27. pa <text:s/>do 2. maja</text:p>
            </office:annotation>
          </table:table-cell>
          <table:table-cell table:style-name="ce18" table:number-columns-repeated="3"/>
          <table:table-cell table:style-name="ce23">
            <office:annotation draw:style-name="gr17" draw:text-style-name="P2" svg:width="2.178cm" svg:height="1.386cm" svg:x="45.848cm" svg:y="0cm" draw:caption-point-x="-0.179cm" draw:caption-point-y="0.71cm">
              <dc:date>2022-03-21T00:00:00</dc:date>
              <text:p text:style-name="P1">Prosim za dezurstvo 1. in 2. maja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02" calcext:value-type="date">
            <text:p>2. V. 07</text:p>
          </table:table-cell>
          <table:table-cell table:style-name="ce90" table:formula="of:=TEXT([.A3];&quot;Ddd&quot;)" office:value-type="string" office:string-value="sre" calcext:value-type="string">
            <text:p>sre</text:p>
          </table:table-cell>
          <table:table-cell table:style-name="ce18" office:value-type="string" calcext:value-type="string">
            <office:annotation draw:style-name="gr2" draw:text-style-name="P2" svg:width="2.843cm" svg:height="0.658cm" svg:x="5.247cm" svg:y="0cm" draw:caption-point-x="-0.243cm" draw:caption-point-y="1.41cm">
              <dc:date>2022-03-21T00:00:00</dc:date>
              <text:p text:style-name="P1">dopust</text:p>
            </office:annotation>
            <text:p>D</text:p>
          </table:table-cell>
          <table:table-cell table:style-name="ce18"/>
          <table:table-cell table:style-name="ce18" office:value-type="string" calcext:value-type="string">
            <text:p>D</text:p>
          </table:table-cell>
          <table:table-cell table:style-name="ce18"/>
          <table:table-cell table:style-name="ce18" office:value-type="string" calcext:value-type="string">
            <office:annotation draw:style-name="gr16" draw:text-style-name="P2" svg:width="2.843cm" svg:height="0.991cm" svg:x="10.838cm" svg:y="0cm" draw:caption-point-x="-0.232cm" draw:caption-point-y="1.41cm">
              <dc:date>2022-03-21T00:00:00</dc:date>
              <text:p text:style-name="P1">dopust od 27. pa <text:s/>do 2. maja</text:p>
            </office:annotation>
            <text:p>D</text:p>
          </table:table-cell>
          <table:table-cell table:style-name="ce18" table:number-columns-repeated="3"/>
          <table:table-cell table:style-name="ce23" office:value-type="string" calcext:value-type="string">
            <office:annotation draw:style-name="gr17" draw:text-style-name="P2" svg:width="3.084cm" svg:height="1.386cm" svg:x="16.43cm" svg:y="0cm" draw:caption-point-x="-0.222cm" draw:caption-point-y="1.41cm">
              <dc:date>2022-03-21T00:00:00</dc:date>
              <text:p text:style-name="P1">Prosim za dezurstvo 1. in 2. maja</text:p>
            </office:annotation>
            <text:p>L</text:p>
          </table:table-cell>
          <table:table-cell table:style-name="ce34" office:value-type="string" calcext:value-type="string">
            <text:p>ŠOŠ</text:p>
          </table:table-cell>
          <table:table-cell table:style-name="ce95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95" table:formula="of:=COUNTIF([.C3:.K3];&quot;51&quot;) + COUNTIF([.C3:.K3];&quot;51L&quot;)" office:value-type="float" office:value="0" calcext:value-type="float">
            <text:p>0</text:p>
          </table:table-cell>
          <table:table-cell table:style-name="ce95" table:formula="of:=COUNTIF([.C3:.K3];&quot;52&quot;) + COUNTIF([.C3:.K3];&quot;52L&quot;)" office:value-type="float" office:value="0" calcext:value-type="float">
            <text:p>0</text:p>
          </table:table-cell>
          <table:table-cell table:style-name="ce95" table:formula="of:=COUNTIF([.C3:.K3];&quot;11-19&quot;) + COUNTIF([.C3:.K3];&quot;2&quot;)" office:value-type="float" office:value="0" calcext:value-type="float">
            <text:p>0</text:p>
          </table:table-cell>
          <table:table-cell table:style-name="ce95" table:formula="of:=COUNTIF([.C3:.K3];&quot;U&quot;)+COUNTIF([.C3:.K3];&quot;UL&quot;)" office:value-type="float" office:value="0" calcext:value-type="float">
            <text:p>0</text:p>
          </table:table-cell>
          <table:table-cell table:style-name="ce95" table:formula="of:=COUNTIF([.C3:.K3];&quot;KVIT&quot;)" office:value-type="float" office:value="0" calcext:value-type="float">
            <text:p>0</text:p>
          </table:table-cell>
          <table:table-cell table:style-name="ce96" table:formula="of:=COUNTBLANK([.C3:.K3])" office:value-type="float" office:value="5" calcext:value-type="float">
            <text:p>5</text:p>
          </table:table-cell>
          <table:table-cell table:style-name="ce98" table:formula="of:=COUNTIF([.C3:.K3];&quot;51&quot;) + COUNTIF([.C3:.K3];&quot;51L&quot;)+COUNTIF([.C3:.K3];&quot;2&quot;)+COUNTIF([.C3:.K3];&quot;52&quot;)+COUNTIF([.C3:.K3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18">
            <office:annotation draw:style-name="gr2" draw:text-style-name="P2" svg:width="2.178cm" svg:height="0.658cm" svg:x="32.252cm" svg:y="0cm" draw:caption-point-x="-0.2cm" draw:caption-point-y="1.41cm">
              <dc:date>2022-03-21T00:00:00</dc:date>
              <text:p text:style-name="P1">dopust</text:p>
            </office:annotation>
          </table:table-cell>
          <table:table-cell table:style-name="ce18" table:number-columns-repeated="3"/>
          <table:table-cell table:style-name="ce18">
            <office:annotation draw:style-name="gr16" draw:text-style-name="P2" svg:width="2.178cm" svg:height="1.386cm" svg:x="39.05cm" svg:y="0cm" draw:caption-point-x="-0.19cm" draw:caption-point-y="1.41cm">
              <dc:date>2022-03-21T00:00:00</dc:date>
              <text:p text:style-name="P1">dopust od 27. pa <text:s/>do 2. maja</text:p>
            </office:annotation>
          </table:table-cell>
          <table:table-cell table:style-name="ce18" table:number-columns-repeated="3"/>
          <table:table-cell table:style-name="ce23">
            <office:annotation draw:style-name="gr17" draw:text-style-name="P2" svg:width="2.178cm" svg:height="1.386cm" svg:x="45.848cm" svg:y="0cm" draw:caption-point-x="-0.179cm" draw:caption-point-y="1.41cm">
              <dc:date>2022-03-21T00:00:00</dc:date>
              <text:p text:style-name="P1">Prosim za dezurstvo 1. in 2. maja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03" calcext:value-type="date">
            <text:p>3. V. 07</text:p>
          </table:table-cell>
          <table:table-cell table:style-name="ce91" table:formula="of:=TEXT([.A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0.233cm" draw:caption-point-x="-0.243cm" draw:caption-point-y="1.877cm">
              <dc:date>2022-03-21T00:00:00</dc:date>
              <text:p text:style-name="P1">dopust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95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95" table:formula="of:=COUNTIF([.C4:.K4];&quot;51&quot;) + COUNTIF([.C4:.K4];&quot;51L&quot;)" office:value-type="float" office:value="1" calcext:value-type="float">
            <text:p>1</text:p>
          </table:table-cell>
          <table:table-cell table:style-name="ce95" table:formula="of:=COUNTIF([.C4:.K4];&quot;52&quot;) + COUNTIF([.C4:.K4];&quot;52L&quot;)" office:value-type="float" office:value="1" calcext:value-type="float">
            <text:p>1</text:p>
          </table:table-cell>
          <table:table-cell table:style-name="ce95" table:formula="of:=COUNTIF([.C4:.K4];&quot;11-19&quot;) + COUNTIF([.C4:.K4];&quot;2&quot;)" office:value-type="float" office:value="1" calcext:value-type="float">
            <text:p>1</text:p>
          </table:table-cell>
          <table:table-cell table:style-name="ce95" table:formula="of:=COUNTIF([.C4:.K4];&quot;U&quot;)+COUNTIF([.C4:.K4];&quot;UL&quot;)" office:value-type="float" office:value="0" calcext:value-type="float">
            <text:p>0</text:p>
          </table:table-cell>
          <table:table-cell table:style-name="ce95" table:formula="of:=COUNTIF([.C4:.K4];&quot;KVIT&quot;)" office:value-type="float" office:value="1" calcext:value-type="float">
            <text:p>1</text:p>
          </table:table-cell>
          <table:table-cell table:style-name="ce96" table:formula="of:=COUNTBLANK([.C4:.K4])" office:value-type="float" office:value="1" calcext:value-type="float">
            <text:p>1</text:p>
          </table:table-cell>
          <table:table-cell table:style-name="ce98" table:formula="of:=COUNTIF([.C4:.K4];&quot;51&quot;) + COUNTIF([.C4:.K4];&quot;51L&quot;)+COUNTIF([.C4:.K4];&quot;2&quot;)+COUNTIF([.C4:.K4];&quot;52&quot;)+COUNTIF([.C4:.K4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>
            <office:annotation draw:style-name="gr2" draw:text-style-name="P2" svg:width="2.178cm" svg:height="0.658cm" svg:x="32.252cm" svg:y="0.233cm" draw:caption-point-x="-0.2cm" draw:caption-point-y="1.877cm">
              <dc:date>2022-03-21T00:00:00</dc:date>
              <text:p text:style-name="P1">dopust</text:p>
            </office:annotation>
          </table:table-cell>
          <table:table-cell table:style-name="ce13" table:number-columns-repeated="2"/>
          <table:table-cell table:style-name="ce53"/>
          <table:table-cell table:style-name="ce13" table:number-columns-repeated="3"/>
          <table:table-cell table:style-name="ce16"/>
          <table:table-cell table:style-name="ce1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04" calcext:value-type="date">
            <text:p>4. V. 07</text:p>
          </table:table-cell>
          <table:table-cell table:style-name="ce91" table:formula="of:=TEXT([.A5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office:annotation draw:style-name="gr2" draw:text-style-name="P2" svg:width="2.843cm" svg:height="0.658cm" svg:x="5.247cm" svg:y="0.933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office:annotation draw:style-name="gr14" draw:text-style-name="P2" svg:width="3.084cm" svg:height="1.241cm" svg:x="16.43cm" svg:y="0.933cm" draw:caption-point-x="-0.222cm" draw:caption-point-y="1.878cm">
              <dc:date>2022-03-21T00:00:00</dc:date>
              <text:p text:style-name="P1">dopust 4. in 18.5.</text:p>
            </office:annotation>
            <text:p>D</text:p>
          </table:table-cell>
          <table:table-cell table:style-name="ce34" office:value-type="string" calcext:value-type="string">
            <text:p>ŠOŠ</text:p>
          </table:table-cell>
          <table:table-cell table:style-name="ce95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95" table:formula="of:=COUNTIF([.C5:.K5];&quot;51&quot;) + COUNTIF([.C5:.K5];&quot;51L&quot;)" office:value-type="float" office:value="1" calcext:value-type="float">
            <text:p>1</text:p>
          </table:table-cell>
          <table:table-cell table:style-name="ce95" table:formula="of:=COUNTIF([.C5:.K5];&quot;52&quot;) + COUNTIF([.C5:.K5];&quot;52L&quot;)" office:value-type="float" office:value="0" calcext:value-type="float">
            <text:p>0</text:p>
          </table:table-cell>
          <table:table-cell table:style-name="ce95" table:formula="of:=COUNTIF([.C5:.K5];&quot;11-19&quot;) + COUNTIF([.C5:.K5];&quot;2&quot;)" office:value-type="float" office:value="1" calcext:value-type="float">
            <text:p>1</text:p>
          </table:table-cell>
          <table:table-cell table:style-name="ce95" table:formula="of:=COUNTIF([.C5:.K5];&quot;U&quot;)+COUNTIF([.C5:.K5];&quot;UL&quot;)" office:value-type="float" office:value="0" calcext:value-type="float">
            <text:p>0</text:p>
          </table:table-cell>
          <table:table-cell table:style-name="ce95" table:formula="of:=COUNTIF([.C5:.K5];&quot;KVIT&quot;)" office:value-type="float" office:value="1" calcext:value-type="float">
            <text:p>1</text:p>
          </table:table-cell>
          <table:table-cell table:style-name="ce96" table:formula="of:=COUNTBLANK([.C5:.K5])" office:value-type="float" office:value="1" calcext:value-type="float">
            <text:p>1</text:p>
          </table:table-cell>
          <table:table-cell table:style-name="ce98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>
            <office:annotation draw:style-name="gr2" draw:text-style-name="P2" svg:width="2.178cm" svg:height="0.658cm" svg:x="32.252cm" svg:y="0.933cm" draw:caption-point-x="-0.2cm" draw:caption-point-y="1.878cm">
              <dc:date>2022-03-21T00:00:00</dc:date>
              <text:p text:style-name="P1">dopust</text:p>
            </office:annotation>
          </table:table-cell>
          <table:table-cell table:style-name="ce13" table:number-columns-repeated="3"/>
          <table:table-cell table:style-name="ce16"/>
          <table:table-cell table:style-name="ce13" table:number-columns-repeated="2"/>
          <table:table-cell table:style-name="ce53"/>
          <table:table-cell table:style-name="ce13">
            <office:annotation draw:style-name="gr14" draw:text-style-name="P2" svg:width="2.178cm" svg:height="1.241cm" svg:x="45.848cm" svg:y="0.933cm" draw:caption-point-x="-0.179cm" draw:caption-point-y="1.878cm">
              <dc:date>2022-03-21T00:00:00</dc:date>
              <text:p text:style-name="P1">dopust 4. in 18.5.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05" calcext:value-type="date">
            <text:p>5. V. 07</text:p>
          </table:table-cell>
          <table:table-cell table:style-name="ce90" table:formula="of:=TEXT([.A6];&quot;Ddd&quot;)" office:value-type="string" office:string-value="sob" calcext:value-type="string">
            <text:p>sob</text:p>
          </table:table-cell>
          <table:table-cell table:style-name="ce18" office:value-type="string" calcext:value-type="string">
            <office:annotation draw:style-name="gr2" draw:text-style-name="P2" svg:width="2.843cm" svg:height="0.658cm" svg:x="5.247cm" svg:y="1.633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23" office:value-type="string" calcext:value-type="string">
            <office:annotation draw:style-name="gr7" draw:text-style-name="P2" svg:width="2.833cm" svg:height="1.401cm" svg:x="6.648cm" svg:y="1.633cm" draw:caption-point-x="-0.243cm" draw:caption-point-y="1.878cm">
              <dc:date>2022-03-21T00:00:00</dc:date>
              <text:p text:style-name="P1">Prosim za dezurstvo 1. in 2. maja</text:p>
            </office:annotation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office:annotation draw:style-name="gr11" draw:text-style-name="P2" svg:width="2.843cm" svg:height="1.242cm" svg:x="9.438cm" svg:y="1.633cm" draw:caption-point-x="-0.232cm" draw:caption-point-y="1.878cm">
              <dc:date>2022-03-21T00:00:00</dc:date>
              <text:p text:style-name="P1">dopust med 5 in 20 majem</text:p>
            </office:annotation>
            <text:p>D</text:p>
          </table:table-cell>
          <table:table-cell table:style-name="ce23">
            <office:annotation draw:style-name="gr2" draw:text-style-name="P2" svg:width="2.843cm" svg:height="0.658cm" svg:x="10.838cm" svg:y="1.633cm" draw:caption-point-x="-0.232cm" draw:caption-point-y="1.878cm">
              <dc:date>2022-03-21T00:00:00</dc:date>
              <text:p text:style-name="P1">HNMP</text:p>
            </office:annotation>
          </table:table-cell>
          <table:table-cell table:style-name="ce28"/>
          <table:table-cell table:style-name="ce18" table:number-columns-repeated="3"/>
          <table:table-cell table:style-name="ce34" office:value-type="string" calcext:value-type="string">
            <text:p>MŠŠ</text:p>
          </table:table-cell>
          <table:table-cell table:style-name="ce95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95" table:formula="of:=COUNTIF([.C6:.K6];&quot;51&quot;) + COUNTIF([.C6:.K6];&quot;51L&quot;)" office:value-type="float" office:value="0" calcext:value-type="float">
            <text:p>0</text:p>
          </table:table-cell>
          <table:table-cell table:style-name="ce95" table:formula="of:=COUNTIF([.C6:.K6];&quot;52&quot;) + COUNTIF([.C6:.K6];&quot;52L&quot;)" office:value-type="float" office:value="0" calcext:value-type="float">
            <text:p>0</text:p>
          </table:table-cell>
          <table:table-cell table:style-name="ce95" table:formula="of:=COUNTIF([.C6:.K6];&quot;11-19&quot;) + COUNTIF([.C6:.K6];&quot;2&quot;)" office:value-type="float" office:value="0" calcext:value-type="float">
            <text:p>0</text:p>
          </table:table-cell>
          <table:table-cell table:style-name="ce95" table:formula="of:=COUNTIF([.C6:.K6];&quot;U&quot;)+COUNTIF([.C6:.K6];&quot;UL&quot;)" office:value-type="float" office:value="0" calcext:value-type="float">
            <text:p>0</text:p>
          </table:table-cell>
          <table:table-cell table:style-name="ce95" table:formula="of:=COUNTIF([.C6:.K6];&quot;KVIT&quot;)" office:value-type="float" office:value="0" calcext:value-type="float">
            <text:p>0</text:p>
          </table:table-cell>
          <table:table-cell table:style-name="ce96" table:formula="of:=COUNTBLANK([.C6:.K6])" office:value-type="float" office:value="5" calcext:value-type="float">
            <text:p>5</text:p>
          </table:table-cell>
          <table:table-cell table:style-name="ce98" table:formula="of:=COUNTIF([.C6:.K6];&quot;51&quot;) + COUNTIF([.C6:.K6];&quot;51L&quot;)+COUNTIF([.C6:.K6];&quot;2&quot;)+COUNTIF([.C6:.K6];&quot;52&quot;)+COUNTIF([.C6:.K6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18">
            <office:annotation draw:style-name="gr2" draw:text-style-name="P2" svg:width="2.178cm" svg:height="0.658cm" svg:x="32.252cm" svg:y="1.633cm" draw:caption-point-x="-0.2cm" draw:caption-point-y="1.878cm">
              <dc:date>2022-03-21T00:00:00</dc:date>
              <text:p text:style-name="P1">dopust</text:p>
            </office:annotation>
          </table:table-cell>
          <table:table-cell table:style-name="ce23">
            <office:annotation draw:style-name="gr7" draw:text-style-name="P2" svg:width="2.178cm" svg:height="1.401cm" svg:x="33.954cm" svg:y="1.633cm" draw:caption-point-x="-0.2cm" draw:caption-point-y="1.878cm">
              <dc:date>2022-03-21T00:00:00</dc:date>
              <text:p text:style-name="P1">Prosim za dezurstvo 1. in 2. maja</text:p>
            </office:annotation>
          </table:table-cell>
          <table:table-cell table:style-name="ce18"/>
          <table:table-cell table:style-name="ce18">
            <office:annotation draw:style-name="gr11" draw:text-style-name="P2" svg:width="2.189cm" svg:height="1.386cm" svg:x="37.348cm" svg:y="1.633cm" draw:caption-point-x="-0.19cm" draw:caption-point-y="1.878cm">
              <dc:date>2022-03-21T00:00:00</dc:date>
              <text:p text:style-name="P1">dopust med 5 in 20 majem</text:p>
            </office:annotation>
          </table:table-cell>
          <table:table-cell table:style-name="ce23"/>
          <table:table-cell table:style-name="ce28"/>
          <table:table-cell table:style-name="ce18" table:number-columns-repeated="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06" calcext:value-type="date">
            <text:p>6. V. 07</text:p>
          </table:table-cell>
          <table:table-cell table:style-name="ce90" table:formula="of:=TEXT([.A7];&quot;Ddd&quot;)" office:value-type="string" office:string-value="ned" calcext:value-type="string">
            <text:p>ned</text:p>
          </table:table-cell>
          <table:table-cell table:style-name="ce22" office:value-type="string" calcext:value-type="string">
            <office:annotation draw:style-name="gr1" draw:text-style-name="P2" svg:width="2.843cm" svg:height="0.659cm" svg:x="5.247cm" svg:y="2.333cm" draw:caption-point-x="-0.243cm" draw:caption-point-y="1.878cm">
              <dc:date>2022-03-21T00:00:00</dc:date>
              <text:p text:style-name="P1">dopust</text:p>
            </office:annotation>
            <text:p>D</text:p>
          </table:table-cell>
          <table:table-cell table:style-name="ce23" office:value-type="string" calcext:value-type="string">
            <office:annotation draw:style-name="gr7" draw:text-style-name="P2" svg:width="2.833cm" svg:height="1.401cm" svg:x="6.648cm" svg:y="2.333cm" draw:caption-point-x="-0.243cm" draw:caption-point-y="1.878cm">
              <dc:date>2022-03-21T00:00:00</dc:date>
              <text:p text:style-name="P1">Prosim za dezurstvo 1. in 2. maja</text:p>
            </office:annotation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office:annotation draw:style-name="gr11" draw:text-style-name="P2" svg:width="2.843cm" svg:height="1.242cm" svg:x="9.438cm" svg:y="1.633cm" draw:caption-point-x="-0.232cm" draw:caption-point-y="2.578cm">
              <dc:date>2022-03-21T00:00:00</dc:date>
              <text:p text:style-name="P1">dopust med 5 in 20 majem</text:p>
            </office:annotation>
            <text:p>D</text:p>
          </table:table-cell>
          <table:table-cell table:style-name="ce22"/>
          <table:table-cell table:style-name="ce18" table:number-columns-repeated="4"/>
          <table:table-cell table:style-name="ce34" office:value-type="string" calcext:value-type="string">
            <text:p>MŠŠ</text:p>
          </table:table-cell>
          <table:table-cell table:style-name="ce95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95" table:formula="of:=COUNTIF([.C7:.K7];&quot;51&quot;) + COUNTIF([.C7:.K7];&quot;51L&quot;)" office:value-type="float" office:value="0" calcext:value-type="float">
            <text:p>0</text:p>
          </table:table-cell>
          <table:table-cell table:style-name="ce95" table:formula="of:=COUNTIF([.C7:.K7];&quot;52&quot;) + COUNTIF([.C7:.K7];&quot;52L&quot;)" office:value-type="float" office:value="0" calcext:value-type="float">
            <text:p>0</text:p>
          </table:table-cell>
          <table:table-cell table:style-name="ce95" table:formula="of:=COUNTIF([.C7:.K7];&quot;11-19&quot;) + COUNTIF([.C7:.K7];&quot;2&quot;)" office:value-type="float" office:value="0" calcext:value-type="float">
            <text:p>0</text:p>
          </table:table-cell>
          <table:table-cell table:style-name="ce95" table:formula="of:=COUNTIF([.C7:.K7];&quot;U&quot;)+COUNTIF([.C7:.K7];&quot;UL&quot;)" office:value-type="float" office:value="0" calcext:value-type="float">
            <text:p>0</text:p>
          </table:table-cell>
          <table:table-cell table:style-name="ce95" table:formula="of:=COUNTIF([.C7:.K7];&quot;KVIT&quot;)" office:value-type="float" office:value="0" calcext:value-type="float">
            <text:p>0</text:p>
          </table:table-cell>
          <table:table-cell table:style-name="ce96" table:formula="of:=COUNTBLANK([.C7:.K7])" office:value-type="float" office:value="5" calcext:value-type="float">
            <text:p>5</text:p>
          </table:table-cell>
          <table:table-cell table:style-name="ce98" table:formula="of:=COUNTIF([.C7:.K7];&quot;51&quot;) + COUNTIF([.C7:.K7];&quot;51L&quot;)+COUNTIF([.C7:.K7];&quot;2&quot;)+COUNTIF([.C7:.K7];&quot;52&quot;)+COUNTIF([.C7:.K7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22">
            <office:annotation draw:style-name="gr1" draw:text-style-name="P2" svg:width="2.178cm" svg:height="0.659cm" svg:x="32.252cm" svg:y="2.333cm" draw:caption-point-x="-0.2cm" draw:caption-point-y="1.878cm">
              <dc:date>2022-03-21T00:00:00</dc:date>
              <text:p text:style-name="P1">dopust</text:p>
            </office:annotation>
          </table:table-cell>
          <table:table-cell table:style-name="ce23">
            <office:annotation draw:style-name="gr7" draw:text-style-name="P2" svg:width="2.178cm" svg:height="1.401cm" svg:x="33.954cm" svg:y="2.333cm" draw:caption-point-x="-0.2cm" draw:caption-point-y="1.878cm">
              <dc:date>2022-03-21T00:00:00</dc:date>
              <text:p text:style-name="P1">Prosim za dezurstvo 1. in 2. maja</text:p>
            </office:annotation>
          </table:table-cell>
          <table:table-cell table:style-name="ce18"/>
          <table:table-cell table:style-name="ce18">
            <office:annotation draw:style-name="gr11" draw:text-style-name="P2" svg:width="2.189cm" svg:height="1.386cm" svg:x="37.348cm" svg:y="2.333cm" draw:caption-point-x="-0.19cm" draw:caption-point-y="1.878cm">
              <dc:date>2022-03-21T00:00:00</dc:date>
              <text:p text:style-name="P1">dopust med 5 in 20 majem</text:p>
            </office:annotation>
          </table:table-cell>
          <table:table-cell table:style-name="ce22"/>
          <table:table-cell table:style-name="ce18" table:number-columns-repeated="4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07" calcext:value-type="date">
            <text:p>7. V. 07</text:p>
          </table:table-cell>
          <table:table-cell table:style-name="ce91" table:formula="of:=TEXT([.A8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office:annotation draw:style-name="gr2" draw:text-style-name="P2" svg:width="2.843cm" svg:height="0.658cm" svg:x="5.247cm" svg:y="3.034cm" draw:caption-point-x="-0.243cm" draw:caption-point-y="1.877cm">
              <dc:date>2022-03-21T00:00:00</dc:date>
              <text:p text:style-name="P1">NE popoldan</text:p>
            </office:annotation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3.278cm">
              <dc:date>2022-03-21T00:00:00</dc:date>
              <text:p text:style-name="P1">dopust med 5 in 20 majem</text:p>
            </office:annotation>
            <text:p>D</text:p>
          </table:table-cell>
          <table:table-cell table:style-name="ce13" office:value-type="string" calcext:value-type="string">
            <office:annotation draw:style-name="gr18" draw:text-style-name="P2" svg:width="2.843cm" svg:height="2.706cm" svg:x="10.838cm" svg:y="3.034cm" draw:caption-point-x="-0.232cm" draw:caption-point-y="1.877cm">
              <dc:date>2022-03-21T00:00:00</dc:date>
              <text:p text:style-name="P1">NE razpisati za deĹžurstvo v KVIT-u: 7., 9.,10., 11., 12., 13., <text:s/>26., 27., 28., 30., in 31</text:p>
            </office:annotation>
            <text:p>U</text:p>
          </table:table-cell>
          <table:table-cell table:style-name="ce13" office:value-type="string" calcext:value-type="string">
            <office:annotation draw:style-name="gr2" draw:text-style-name="P2" svg:width="2.843cm" svg:height="0.658cm" svg:x="12.239cm" svg:y="3.034cm" draw:caption-point-x="-0.232cm" draw:caption-point-y="1.877cm">
              <dc:date>2022-03-21T00:00:00</dc:date>
              <text:p text:style-name="P1">HNMP</text:p>
            </office:annotation>
            <text:p>D</text:p>
          </table:table-cell>
          <table:table-cell table:style-name="ce13"/>
          <table:table-cell/>
          <table:table-cell table:style-name="ce52" office:value-type="string" calcext:value-type="string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95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95" table:formula="of:=COUNTIF([.C8:.K8];&quot;51&quot;) + COUNTIF([.C8:.K8];&quot;51L&quot;)" office:value-type="float" office:value="1" calcext:value-type="float">
            <text:p>1</text:p>
          </table:table-cell>
          <table:table-cell table:style-name="ce95" table:formula="of:=COUNTIF([.C8:.K8];&quot;52&quot;) + COUNTIF([.C8:.K8];&quot;52L&quot;)" office:value-type="float" office:value="1" calcext:value-type="float">
            <text:p>1</text:p>
          </table:table-cell>
          <table:table-cell table:style-name="ce95" table:formula="of:=COUNTIF([.C8:.K8];&quot;11-19&quot;) + COUNTIF([.C8:.K8];&quot;2&quot;)" office:value-type="float" office:value="0" calcext:value-type="float">
            <text:p>0</text:p>
          </table:table-cell>
          <table:table-cell table:style-name="ce95" table:formula="of:=COUNTIF([.C8:.K8];&quot;U&quot;)+COUNTIF([.C8:.K8];&quot;UL&quot;)" office:value-type="float" office:value="1" calcext:value-type="float">
            <text:p>1</text:p>
          </table:table-cell>
          <table:table-cell table:style-name="ce95" table:formula="of:=COUNTIF([.C8:.K8];&quot;KVIT&quot;)" office:value-type="float" office:value="1" calcext:value-type="float">
            <text:p>1</text:p>
          </table:table-cell>
          <table:table-cell table:style-name="ce96" table:formula="of:=COUNTBLANK([.C8:.K8])" office:value-type="float" office:value="2" calcext:value-type="float">
            <text:p>2</text:p>
          </table:table-cell>
          <table:table-cell table:style-name="ce98" table:formula="of:=COUNTIF([.C8:.K8];&quot;51&quot;) + COUNTIF([.C8:.K8];&quot;51L&quot;)+COUNTIF([.C8:.K8];&quot;2&quot;)+COUNTIF([.C8:.K8];&quot;52&quot;)+COUNTIF([.C8:.K8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>
            <office:annotation draw:style-name="gr2" draw:text-style-name="P2" svg:width="2.178cm" svg:height="0.991cm" svg:x="32.252cm" svg:y="3.034cm" draw:caption-point-x="-0.2cm" draw:caption-point-y="1.877cm">
              <dc:date>2022-03-21T00:00:00</dc:date>
              <text:p text:style-name="P1">NE popoldan</text:p>
            </office:annotation>
          </table:table-cell>
          <table:table-cell table:style-name="ce13"/>
          <table:table-cell table:style-name="ce53"/>
          <table:table-cell table:style-name="ce13">
            <office:annotation draw:style-name="gr14" draw:text-style-name="P2" svg:width="2.189cm" svg:height="1.386cm" svg:x="37.348cm" svg:y="3.034cm" draw:caption-point-x="-0.19cm" draw:caption-point-y="1.877cm">
              <dc:date>2022-03-21T00:00:00</dc:date>
              <text:p text:style-name="P1">dopust med 5 in 20 majem</text:p>
            </office:annotation>
          </table:table-cell>
          <table:table-cell table:style-name="ce13">
            <office:annotation draw:style-name="gr18" draw:text-style-name="P2" svg:width="2.178cm" svg:height="3.361cm" svg:x="39.05cm" svg:y="3.034cm" draw:caption-point-x="-0.19cm" draw:caption-point-y="1.877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6"/>
          <table:table-cell table:style-name="ce13" table:number-columns-repeated="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08" calcext:value-type="date">
            <text:p>8. V. 07</text:p>
          </table:table-cell>
          <table:table-cell table:style-name="ce91" table:formula="of:=TEXT([.A9];&quot;Ddd&quot;)" office:value-type="string" office:string-value="tor" calcext:value-type="string">
            <text:p>tor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3.979cm">
              <dc:date>2022-03-21T00:00:00</dc:date>
              <text:p text:style-name="P1">dopust med 5 in 20 majem</text:p>
            </office:annotation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52</text:p>
          </table:table-cell>
          <table:table-cell table:style-name="ce92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KOS</text:p>
          </table:table-cell>
          <table:table-cell table:style-name="ce95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95" table:formula="of:=COUNTIF([.C9:.K9];&quot;51&quot;) + COUNTIF([.C9:.K9];&quot;51L&quot;)" office:value-type="float" office:value="1" calcext:value-type="float">
            <text:p>1</text:p>
          </table:table-cell>
          <table:table-cell table:style-name="ce95" table:formula="of:=COUNTIF([.C9:.K9];&quot;52&quot;) + COUNTIF([.C9:.K9];&quot;52L&quot;)" office:value-type="float" office:value="1" calcext:value-type="float">
            <text:p>1</text:p>
          </table:table-cell>
          <table:table-cell table:style-name="ce95" table:formula="of:=COUNTIF([.C9:.K9];&quot;11-19&quot;) + COUNTIF([.C9:.K9];&quot;2&quot;)" office:value-type="float" office:value="1" calcext:value-type="float">
            <text:p>1</text:p>
          </table:table-cell>
          <table:table-cell table:style-name="ce95" table:formula="of:=COUNTIF([.C9:.K9];&quot;U&quot;)+COUNTIF([.C9:.K9];&quot;UL&quot;)" office:value-type="float" office:value="1" calcext:value-type="float">
            <text:p>1</text:p>
          </table:table-cell>
          <table:table-cell table:style-name="ce95" table:formula="of:=COUNTIF([.C9:.K9];&quot;KVIT&quot;)" office:value-type="float" office:value="2" calcext:value-type="float">
            <text:p>2</text:p>
          </table:table-cell>
          <table:table-cell table:style-name="ce96" table:formula="of:=COUNTBLANK([.C9:.K9])" office:value-type="float" office:value="1" calcext:value-type="float">
            <text:p>1</text:p>
          </table:table-cell>
          <table:table-cell table:style-name="ce98" table:formula="of:=COUNTIF([.C9:.K9];&quot;51&quot;) + COUNTIF([.C9:.K9];&quot;51L&quot;)+COUNTIF([.C9:.K9];&quot;2&quot;)+COUNTIF([.C9:.K9];&quot;52&quot;)+COUNTIF([.C9:.K9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 table:number-columns-repeated="3"/>
          <table:table-cell table:style-name="ce13">
            <office:annotation draw:style-name="gr15" draw:text-style-name="P2" svg:width="2.189cm" svg:height="1.386cm" svg:x="37.348cm" svg:y="3.734cm" draw:caption-point-x="-0.19cm" draw:caption-point-y="1.878cm">
              <dc:date>2022-03-21T00:00:00</dc:date>
              <text:p text:style-name="P1">dopust med 5 in 20 majem</text:p>
            </office:annotation>
          </table:table-cell>
          <table:table-cell table:style-name="ce13"/>
          <table:table-cell table:style-name="ce53"/>
          <table:table-cell table:style-name="ce92"/>
          <table:table-cell table:style-name="ce16"/>
          <table:table-cell table:style-name="ce1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09" calcext:value-type="date">
            <text:p>9. V. 07</text:p>
          </table:table-cell>
          <table:table-cell table:style-name="ce91" table:formula="of:=TEXT([.A10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office:annotation draw:style-name="gr2" draw:text-style-name="P2" svg:width="2.843cm" svg:height="0.658cm" svg:x="5.247cm" svg:y="4.434cm" draw:caption-point-x="-0.243cm" draw:caption-point-y="1.878cm">
              <dc:date>2022-03-21T00:00:00</dc:date>
              <text:p text:style-name="P1">NE popoldan</text:p>
            </office:annotation>
            <text:p>KVIT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4.679cm">
              <dc:date>2022-03-21T00:00:00</dc:date>
              <text:p text:style-name="P1">dopust med 5 in 20 majem</text:p>
            </office:annotation>
            <text:p>D</text:p>
          </table:table-cell>
          <table:table-cell table:style-name="ce13" office:value-type="string" calcext:value-type="string">
            <office:annotation draw:style-name="gr18" draw:text-style-name="P2" svg:width="2.843cm" svg:height="2.706cm" svg:x="10.838cm" svg:y="4.434cm" draw:caption-point-x="-0.232cm" draw:caption-point-y="1.878cm">
              <dc:date>2022-03-21T00:00:00</dc:date>
              <text:p text:style-name="P1">NE razpisati za deĹžurstvo v KVIT-u: 7., 9.,10., 11., 12., 13., <text:s/>26., 27., 28., 30., in 31</text:p>
            </office:annotation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95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95" table:formula="of:=COUNTIF([.C10:.K10];&quot;51&quot;) + COUNTIF([.C10:.K10];&quot;51L&quot;)" office:value-type="float" office:value="1" calcext:value-type="float">
            <text:p>1</text:p>
          </table:table-cell>
          <table:table-cell table:style-name="ce95" table:formula="of:=COUNTIF([.C10:.K10];&quot;52&quot;) + COUNTIF([.C10:.K10];&quot;52L&quot;)" office:value-type="float" office:value="1" calcext:value-type="float">
            <text:p>1</text:p>
          </table:table-cell>
          <table:table-cell table:style-name="ce95" table:formula="of:=COUNTIF([.C10:.K10];&quot;11-19&quot;) + COUNTIF([.C10:.K10];&quot;2&quot;)" office:value-type="float" office:value="1" calcext:value-type="float">
            <text:p>1</text:p>
          </table:table-cell>
          <table:table-cell table:style-name="ce95" table:formula="of:=COUNTIF([.C10:.K10];&quot;U&quot;)+COUNTIF([.C10:.K10];&quot;UL&quot;)" office:value-type="float" office:value="1" calcext:value-type="float">
            <text:p>1</text:p>
          </table:table-cell>
          <table:table-cell table:style-name="ce95" table:formula="of:=COUNTIF([.C10:.K10];&quot;KVIT&quot;)" office:value-type="float" office:value="2" calcext:value-type="float">
            <text:p>2</text:p>
          </table:table-cell>
          <table:table-cell table:style-name="ce96" table:formula="of:=COUNTBLANK([.C10:.K10])" office:value-type="float" office:value="1" calcext:value-type="float">
            <text:p>1</text:p>
          </table:table-cell>
          <table:table-cell table:style-name="ce98" table:formula="of:=COUNTIF([.C10:.K10];&quot;51&quot;) + COUNTIF([.C10:.K10];&quot;51L&quot;)+COUNTIF([.C10:.K10];&quot;2&quot;)+COUNTIF([.C10:.K10];&quot;52&quot;)+COUNTIF([.C10:.K10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>
            <office:annotation draw:style-name="gr2" draw:text-style-name="P2" svg:width="2.178cm" svg:height="0.991cm" svg:x="32.252cm" svg:y="4.434cm" draw:caption-point-x="-0.2cm" draw:caption-point-y="1.878cm">
              <dc:date>2022-03-21T00:00:00</dc:date>
              <text:p text:style-name="P1">NE popoldan</text:p>
            </office:annotation>
          </table:table-cell>
          <table:table-cell table:style-name="ce16"/>
          <table:table-cell table:style-name="ce13"/>
          <table:table-cell table:style-name="ce13">
            <office:annotation draw:style-name="gr12" draw:text-style-name="P2" svg:width="2.189cm" svg:height="1.386cm" svg:x="37.348cm" svg:y="4.434cm" draw:caption-point-x="-0.19cm" draw:caption-point-y="1.878cm">
              <dc:date>2022-03-21T00:00:00</dc:date>
              <text:p text:style-name="P1">dopust med 5 in 20 majem</text:p>
            </office:annotation>
          </table:table-cell>
          <table:table-cell table:style-name="ce13">
            <office:annotation draw:style-name="gr18" draw:text-style-name="P2" svg:width="2.178cm" svg:height="3.361cm" svg:x="39.05cm" svg:y="4.434cm" draw:caption-point-x="-0.19cm" draw:caption-point-y="1.878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3"/>
          <table:table-cell table:style-name="ce16"/>
          <table:table-cell table:style-name="ce53"/>
          <table:table-cell table:style-name="ce1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10" calcext:value-type="date">
            <text:p>10. V. 07</text:p>
          </table:table-cell>
          <table:table-cell table:style-name="ce91" table:formula="of:=TEXT([.A11];&quot;Ddd&quot;)" office:value-type="string" office:string-value="čet" calcext:value-type="string">
            <text:p>čet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5.379cm">
              <dc:date>2022-03-21T00:00:00</dc:date>
              <text:p text:style-name="P1">dopust med 5 in 20 majem</text:p>
            </office:annotation>
            <text:p>D</text:p>
          </table:table-cell>
          <table:table-cell table:style-name="ce13" office:value-type="string" calcext:value-type="string">
            <office:annotation draw:style-name="gr18" draw:text-style-name="P2" svg:width="2.843cm" svg:height="2.706cm" svg:x="10.838cm" svg:y="5.134cm" draw:caption-point-x="-0.232cm" draw:caption-point-y="1.878cm">
              <dc:date>2022-03-21T00:00:00</dc:date>
              <text:p text:style-name="P1">NE razpisati za deĹžurstvo v KVIT-u: 7., 9.,10 HNMP, 11., 12., 13., <text:s/>26., 27., 28., 30., in 31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KOS</text:p>
          </table:table-cell>
          <table:table-cell table:style-name="ce95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95" table:formula="of:=COUNTIF([.C11:.K11];&quot;51&quot;) + COUNTIF([.C11:.K11];&quot;51L&quot;)" office:value-type="float" office:value="1" calcext:value-type="float">
            <text:p>1</text:p>
          </table:table-cell>
          <table:table-cell table:style-name="ce95" table:formula="of:=COUNTIF([.C11:.K11];&quot;52&quot;) + COUNTIF([.C11:.K11];&quot;52L&quot;)" office:value-type="float" office:value="1" calcext:value-type="float">
            <text:p>1</text:p>
          </table:table-cell>
          <table:table-cell table:style-name="ce95" table:formula="of:=COUNTIF([.C11:.K11];&quot;11-19&quot;) + COUNTIF([.C11:.K11];&quot;2&quot;)" office:value-type="float" office:value="1" calcext:value-type="float">
            <text:p>1</text:p>
          </table:table-cell>
          <table:table-cell table:style-name="ce95" table:formula="of:=COUNTIF([.C11:.K11];&quot;U&quot;)+COUNTIF([.C11:.K11];&quot;UL&quot;)" office:value-type="float" office:value="1" calcext:value-type="float">
            <text:p>1</text:p>
          </table:table-cell>
          <table:table-cell table:style-name="ce95" table:formula="of:=COUNTIF([.C11:.K11];&quot;KVIT&quot;)" office:value-type="float" office:value="1" calcext:value-type="float">
            <text:p>1</text:p>
          </table:table-cell>
          <table:table-cell table:style-name="ce96" table:formula="of:=COUNTBLANK([.C11:.K11])" office:value-type="float" office:value="1" calcext:value-type="float">
            <text:p>1</text:p>
          </table:table-cell>
          <table:table-cell table:style-name="ce98" table:formula="of:=COUNTIF([.C11:.K11];&quot;51&quot;) + COUNTIF([.C11:.K11];&quot;51L&quot;)+COUNTIF([.C11:.K11];&quot;2&quot;)+COUNTIF([.C11:.K11];&quot;52&quot;)+COUNTIF([.C11:.K11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 table:number-columns-repeated="2"/>
          <table:table-cell table:style-name="ce53"/>
          <table:table-cell table:style-name="ce13">
            <office:annotation draw:style-name="gr12" draw:text-style-name="P2" svg:width="2.189cm" svg:height="1.386cm" svg:x="37.348cm" svg:y="5.134cm" draw:caption-point-x="-0.19cm" draw:caption-point-y="1.878cm">
              <dc:date>2022-03-21T00:00:00</dc:date>
              <text:p text:style-name="P1">dopust med 5 in 20 majem</text:p>
            </office:annotation>
          </table:table-cell>
          <table:table-cell table:style-name="ce13">
            <office:annotation draw:style-name="gr18" draw:text-style-name="P2" svg:width="2.178cm" svg:height="3.361cm" svg:x="39.05cm" svg:y="5.134cm" draw:caption-point-x="-0.19cm" draw:caption-point-y="1.878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3" table:number-columns-repeated="4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11" calcext:value-type="date">
            <text:p>11. V. 07</text:p>
          </table:table-cell>
          <table:table-cell table:style-name="ce91" table:formula="of:=TEXT([.A12];&quot;Ddd&quot;)" office:value-type="string" office:string-value="pet" calcext:value-type="string">
            <text:p>pet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6.079cm">
              <dc:date>2022-03-21T00:00:00</dc:date>
              <text:p text:style-name="P1">dopust med 5 in 20 majem</text:p>
            </office:annotation>
            <text:p>D</text:p>
          </table:table-cell>
          <table:table-cell table:style-name="ce13" office:value-type="string" calcext:value-type="string">
            <office:annotation draw:style-name="gr18" draw:text-style-name="P2" svg:width="2.843cm" svg:height="2.706cm" svg:x="10.838cm" svg:y="5.835cm" draw:caption-point-x="-0.232cm" draw:caption-point-y="1.877cm">
              <dc:date>2022-03-21T00:00:00</dc:date>
              <text:p text:style-name="P1">NE razpisati za deĹžurstvo v KVIT-u: 7., 9.,10., 11., 12., 13., <text:s/>26., 27., 28., 30., in 31</text:p>
            </office:annotation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53"/>
          <table:table-cell table:style-name="ce13" office:value-type="string" calcext:value-type="string">
            <office:annotation draw:style-name="gr15" draw:text-style-name="P2" svg:width="2.833cm" svg:height="1.231cm" svg:x="15.04cm" svg:y="5.835cm" draw:caption-point-x="-0.232cm" draw:caption-point-y="1.877cm">
              <dc:date>2022-03-21T00:00:00</dc:date>
              <text:p text:style-name="P1">dopust 11.,18.5.,in 29.5</text:p>
            </office:annotation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KOS</text:p>
          </table:table-cell>
          <table:table-cell table:style-name="ce95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95" table:formula="of:=COUNTIF([.C12:.K12];&quot;51&quot;) + COUNTIF([.C12:.K12];&quot;51L&quot;)" office:value-type="float" office:value="1" calcext:value-type="float">
            <text:p>1</text:p>
          </table:table-cell>
          <table:table-cell table:style-name="ce95" table:formula="of:=COUNTIF([.C12:.K12];&quot;52&quot;) + COUNTIF([.C12:.K12];&quot;52L&quot;)" office:value-type="float" office:value="1" calcext:value-type="float">
            <text:p>1</text:p>
          </table:table-cell>
          <table:table-cell table:style-name="ce95" table:formula="of:=COUNTIF([.C12:.K12];&quot;11-19&quot;) + COUNTIF([.C12:.K12];&quot;2&quot;)" office:value-type="float" office:value="1" calcext:value-type="float">
            <text:p>1</text:p>
          </table:table-cell>
          <table:table-cell table:style-name="ce95" table:formula="of:=COUNTIF([.C12:.K12];&quot;U&quot;)+COUNTIF([.C12:.K12];&quot;UL&quot;)" office:value-type="float" office:value="1" calcext:value-type="float">
            <text:p>1</text:p>
          </table:table-cell>
          <table:table-cell table:style-name="ce95" table:formula="of:=COUNTIF([.C12:.K12];&quot;KVIT&quot;)" office:value-type="float" office:value="1" calcext:value-type="float">
            <text:p>1</text:p>
          </table:table-cell>
          <table:table-cell table:style-name="ce96" table:formula="of:=COUNTBLANK([.C12:.K12])" office:value-type="float" office:value="1" calcext:value-type="float">
            <text:p>1</text:p>
          </table:table-cell>
          <table:table-cell table:style-name="ce98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/>
          <table:table-cell table:style-name="ce53"/>
          <table:table-cell table:style-name="ce13"/>
          <table:table-cell table:style-name="ce13">
            <office:annotation draw:style-name="gr15" draw:text-style-name="P2" svg:width="2.189cm" svg:height="1.386cm" svg:x="37.348cm" svg:y="5.835cm" draw:caption-point-x="-0.19cm" draw:caption-point-y="1.877cm">
              <dc:date>2022-03-21T00:00:00</dc:date>
              <text:p text:style-name="P1">dopust med 5 in 20 majem</text:p>
            </office:annotation>
          </table:table-cell>
          <table:table-cell table:style-name="ce13">
            <office:annotation draw:style-name="gr18" draw:text-style-name="P2" svg:width="2.178cm" svg:height="3.361cm" svg:x="39.05cm" svg:y="5.835cm" draw:caption-point-x="-0.19cm" draw:caption-point-y="1.877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93"/>
          <table:table-cell table:style-name="ce53"/>
          <table:table-cell table:style-name="ce13">
            <office:annotation draw:style-name="gr15" draw:text-style-name="P2" svg:width="2.189cm" svg:height="1.386cm" svg:x="44.146cm" svg:y="5.835cm" draw:caption-point-x="-0.179cm" draw:caption-point-y="1.877cm">
              <dc:date>2022-03-21T00:00:00</dc:date>
              <text:p text:style-name="P1">dopust 11.,18.5.,in 27.5</text:p>
            </office:annotation>
          </table:table-cell>
          <table:table-cell table:style-name="ce1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12" calcext:value-type="date">
            <text:p>12. V. 07</text:p>
          </table:table-cell>
          <table:table-cell table:style-name="ce90" table:formula="of:=TEXT([.A13];&quot;Ddd&quot;)" office:value-type="string" office:string-value="sob" calcext:value-type="string">
            <text:p>sob</text:p>
          </table:table-cell>
          <table:table-cell table:style-name="ce23" office:value-type="string" calcext:value-type="string">
            <text:p>L</text:p>
          </table:table-cell>
          <table:table-cell table:style-name="ce18"/>
          <table:table-cell table:style-name="ce22"/>
          <table:table-cell table:style-name="ce18" office:value-type="string" calcext:value-type="string">
            <office:annotation draw:style-name="gr11" draw:text-style-name="P2" svg:width="2.843cm" svg:height="1.242cm" svg:x="9.438cm" svg:y="1.633cm" draw:caption-point-x="-0.232cm" draw:caption-point-y="6.78cm">
              <dc:date>2022-03-21T00:00:00</dc:date>
              <text:p text:style-name="P1">dopust med 5 in 20 majem</text:p>
            </office:annotation>
            <text:p>D</text:p>
          </table:table-cell>
          <table:table-cell table:style-name="ce18">
            <office:annotation draw:style-name="gr18" draw:text-style-name="P2" svg:width="2.843cm" svg:height="2.706cm" svg:x="10.838cm" svg:y="6.535cm" draw:caption-point-x="-0.232cm" draw:caption-point-y="1.878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8">
            <office:annotation draw:style-name="gr2" draw:text-style-name="P2" svg:width="2.843cm" svg:height="0.658cm" svg:x="12.239cm" svg:y="6.535cm" draw:caption-point-x="-0.232cm" draw:caption-point-y="1.878cm">
              <dc:date>2022-03-21T00:00:00</dc:date>
              <text:p text:style-name="P1">HNMP</text:p>
            </office:annotation>
          </table:table-cell>
          <table:table-cell table:style-name="ce18" table:number-columns-repeated="3"/>
          <table:table-cell table:style-name="ce34" office:value-type="string" calcext:value-type="string">
            <text:p>MIR</text:p>
          </table:table-cell>
          <table:table-cell table:style-name="ce95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95" table:formula="of:=COUNTIF([.C13:.K13];&quot;51&quot;) + COUNTIF([.C13:.K13];&quot;51L&quot;)" office:value-type="float" office:value="0" calcext:value-type="float">
            <text:p>0</text:p>
          </table:table-cell>
          <table:table-cell table:style-name="ce95" table:formula="of:=COUNTIF([.C13:.K13];&quot;52&quot;) + COUNTIF([.C13:.K13];&quot;52L&quot;)" office:value-type="float" office:value="0" calcext:value-type="float">
            <text:p>0</text:p>
          </table:table-cell>
          <table:table-cell table:style-name="ce95" table:formula="of:=COUNTIF([.C13:.K13];&quot;11-19&quot;) + COUNTIF([.C13:.K13];&quot;2&quot;)" office:value-type="float" office:value="0" calcext:value-type="float">
            <text:p>0</text:p>
          </table:table-cell>
          <table:table-cell table:style-name="ce95" table:formula="of:=COUNTIF([.C13:.K13];&quot;U&quot;)+COUNTIF([.C13:.K13];&quot;UL&quot;)" office:value-type="float" office:value="0" calcext:value-type="float">
            <text:p>0</text:p>
          </table:table-cell>
          <table:table-cell table:style-name="ce95" table:formula="of:=COUNTIF([.C13:.K13];&quot;KVIT&quot;)" office:value-type="float" office:value="0" calcext:value-type="float">
            <text:p>0</text:p>
          </table:table-cell>
          <table:table-cell table:style-name="ce96" table:formula="of:=COUNTBLANK([.C13:.K13])" office:value-type="float" office:value="7" calcext:value-type="float">
            <text:p>7</text:p>
          </table:table-cell>
          <table:table-cell table:style-name="ce98" table:formula="of:=COUNTIF([.C13:.K13];&quot;51&quot;) + COUNTIF([.C13:.K13];&quot;51L&quot;)+COUNTIF([.C13:.K13];&quot;2&quot;)+COUNTIF([.C13:.K13];&quot;52&quot;)+COUNTIF([.C13:.K13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23"/>
          <table:table-cell table:style-name="ce18"/>
          <table:table-cell table:style-name="ce22"/>
          <table:table-cell table:style-name="ce18">
            <office:annotation draw:style-name="gr15" draw:text-style-name="P2" svg:width="2.189cm" svg:height="1.386cm" svg:x="37.348cm" svg:y="6.535cm" draw:caption-point-x="-0.19cm" draw:caption-point-y="1.878cm">
              <dc:date>2022-03-21T00:00:00</dc:date>
              <text:p text:style-name="P1">dopust med 5 in 20 majem</text:p>
            </office:annotation>
          </table:table-cell>
          <table:table-cell table:style-name="ce18">
            <office:annotation draw:style-name="gr18" draw:text-style-name="P2" svg:width="2.178cm" svg:height="3.361cm" svg:x="39.05cm" svg:y="6.535cm" draw:caption-point-x="-0.19cm" draw:caption-point-y="1.878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8" table:number-columns-repeated="4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13" calcext:value-type="date">
            <text:p>13. V. 07</text:p>
          </table:table-cell>
          <table:table-cell table:style-name="ce90" table:formula="of:=TEXT([.A14];&quot;Ddd&quot;)" office:value-type="string" office:string-value="ned" calcext:value-type="string">
            <text:p>ned</text:p>
          </table:table-cell>
          <table:table-cell table:style-name="ce23" office:value-type="string" calcext:value-type="string">
            <text:p>L</text:p>
          </table:table-cell>
          <table:table-cell table:style-name="ce18"/>
          <table:table-cell table:style-name="ce25"/>
          <table:table-cell table:style-name="ce18" office:value-type="string" calcext:value-type="string">
            <office:annotation draw:style-name="gr11" draw:text-style-name="P2" svg:width="2.843cm" svg:height="1.242cm" svg:x="9.438cm" svg:y="1.633cm" draw:caption-point-x="-0.232cm" draw:caption-point-y="7.48cm">
              <dc:date>2022-03-21T00:00:00</dc:date>
              <text:p text:style-name="P1">dopust med 5 in 20 majem</text:p>
            </office:annotation>
            <text:p>D</text:p>
          </table:table-cell>
          <table:table-cell table:style-name="ce18">
            <office:annotation draw:style-name="gr19" draw:text-style-name="P2" svg:width="2.843cm" svg:height="2.716cm" svg:x="10.838cm" svg:y="7.224cm" draw:caption-point-x="-0.232cm" draw:caption-point-y="1.889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22"/>
          <table:table-cell table:style-name="ce18" table:number-columns-repeated="2"/>
          <table:table-cell table:style-name="ce23"/>
          <table:table-cell table:style-name="ce34" office:value-type="string" calcext:value-type="string">
            <text:p>MIR</text:p>
          </table:table-cell>
          <table:table-cell table:style-name="ce95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95" table:formula="of:=COUNTIF([.C14:.K14];&quot;51&quot;) + COUNTIF([.C14:.K14];&quot;51L&quot;)" office:value-type="float" office:value="0" calcext:value-type="float">
            <text:p>0</text:p>
          </table:table-cell>
          <table:table-cell table:style-name="ce95" table:formula="of:=COUNTIF([.C14:.K14];&quot;52&quot;) + COUNTIF([.C14:.K14];&quot;52L&quot;)" office:value-type="float" office:value="0" calcext:value-type="float">
            <text:p>0</text:p>
          </table:table-cell>
          <table:table-cell table:style-name="ce95" table:formula="of:=COUNTIF([.C14:.K14];&quot;11-19&quot;) + COUNTIF([.C14:.K14];&quot;2&quot;)" office:value-type="float" office:value="0" calcext:value-type="float">
            <text:p>0</text:p>
          </table:table-cell>
          <table:table-cell table:style-name="ce95" table:formula="of:=COUNTIF([.C14:.K14];&quot;U&quot;)+COUNTIF([.C14:.K14];&quot;UL&quot;)" office:value-type="float" office:value="0" calcext:value-type="float">
            <text:p>0</text:p>
          </table:table-cell>
          <table:table-cell table:style-name="ce95" table:formula="of:=COUNTIF([.C14:.K14];&quot;KVIT&quot;)" office:value-type="float" office:value="0" calcext:value-type="float">
            <text:p>0</text:p>
          </table:table-cell>
          <table:table-cell table:style-name="ce96" table:formula="of:=COUNTBLANK([.C14:.K14])" office:value-type="float" office:value="7" calcext:value-type="float">
            <text:p>7</text:p>
          </table:table-cell>
          <table:table-cell table:style-name="ce98" table:formula="of:=COUNTIF([.C14:.K14];&quot;51&quot;) + COUNTIF([.C14:.K14];&quot;51L&quot;)+COUNTIF([.C14:.K14];&quot;2&quot;)+COUNTIF([.C14:.K14];&quot;52&quot;)+COUNTIF([.C14:.K14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23"/>
          <table:table-cell table:style-name="ce18"/>
          <table:table-cell table:style-name="ce25"/>
          <table:table-cell table:style-name="ce18">
            <office:annotation draw:style-name="gr11" draw:text-style-name="P2" svg:width="2.189cm" svg:height="1.386cm" svg:x="37.348cm" svg:y="7.224cm" draw:caption-point-x="-0.19cm" draw:caption-point-y="1.889cm">
              <dc:date>2022-03-21T00:00:00</dc:date>
              <text:p text:style-name="P1">dopust med 5 in 20 majem</text:p>
            </office:annotation>
          </table:table-cell>
          <table:table-cell table:style-name="ce18">
            <office:annotation draw:style-name="gr19" draw:text-style-name="P2" svg:width="2.178cm" svg:height="3.361cm" svg:x="39.05cm" svg:y="7.224cm" draw:caption-point-x="-0.19cm" draw:caption-point-y="1.889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22"/>
          <table:table-cell table:style-name="ce18" table:number-columns-repeated="2"/>
          <table:table-cell table:style-name="ce2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14" calcext:value-type="date">
            <text:p>14. V. 07</text:p>
          </table:table-cell>
          <table:table-cell table:style-name="ce91" table:formula="of:=TEXT([.A15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1" draw:text-style-name="P2" svg:width="2.843cm" svg:height="0.659cm" svg:x="5.247cm" svg:y="7.924cm" draw:caption-point-x="-0.243cm" draw:caption-point-y="1.889cm">
              <dc:date>2022-03-21T00:00:00</dc:date>
              <text:p text:style-name="P1">Prost popoldan</text:p>
            </office:annotation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office:annotation draw:style-name="gr11" draw:text-style-name="P2" svg:width="2.833cm" svg:height="1.242cm" svg:x="8.048cm" svg:y="7.924cm" draw:caption-point-x="-0.243cm" draw:caption-point-y="1.889cm">
              <dc:date>2022-03-21T00:00:00</dc:date>
              <text:p text:style-name="P1">dopust 14 do vključno 16 maja</text:p>
            </office:annotation>
            <text:p>D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8.18cm">
              <dc:date>2022-03-21T00:00:00</dc:date>
              <text:p text:style-name="P1">dopust med 5 in 20 majem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/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MIR</text:p>
          </table:table-cell>
          <table:table-cell table:style-name="ce95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95" table:formula="of:=COUNTIF([.C15:.K15];&quot;51&quot;) + COUNTIF([.C15:.K15];&quot;51L&quot;)" office:value-type="float" office:value="1" calcext:value-type="float">
            <text:p>1</text:p>
          </table:table-cell>
          <table:table-cell table:style-name="ce95" table:formula="of:=COUNTIF([.C15:.K15];&quot;52&quot;) + COUNTIF([.C15:.K15];&quot;52L&quot;)" office:value-type="float" office:value="1" calcext:value-type="float">
            <text:p>1</text:p>
          </table:table-cell>
          <table:table-cell table:style-name="ce95" table:formula="of:=COUNTIF([.C15:.K15];&quot;11-19&quot;) + COUNTIF([.C15:.K15];&quot;2&quot;)" office:value-type="float" office:value="1" calcext:value-type="float">
            <text:p>1</text:p>
          </table:table-cell>
          <table:table-cell table:style-name="ce95" table:formula="of:=COUNTIF([.C15:.K15];&quot;U&quot;)+COUNTIF([.C15:.K15];&quot;UL&quot;)" office:value-type="float" office:value="1" calcext:value-type="float">
            <text:p>1</text:p>
          </table:table-cell>
          <table:table-cell table:style-name="ce95" table:formula="of:=COUNTIF([.C15:.K15];&quot;KVIT&quot;)" office:value-type="float" office:value="1" calcext:value-type="float">
            <text:p>1</text:p>
          </table:table-cell>
          <table:table-cell table:style-name="ce96" table:formula="of:=COUNTBLANK([.C15:.K15])" office:value-type="float" office:value="1" calcext:value-type="float">
            <text:p>1</text:p>
          </table:table-cell>
          <table:table-cell table:style-name="ce98" table:formula="of:=COUNTIF([.C15:.K15];&quot;51&quot;) + COUNTIF([.C15:.K15];&quot;51L&quot;)+COUNTIF([.C15:.K15];&quot;2&quot;)+COUNTIF([.C15:.K15];&quot;52&quot;)+COUNTIF([.C15:.K15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>
            <office:annotation draw:style-name="gr1" draw:text-style-name="P2" svg:width="2.178cm" svg:height="0.991cm" svg:x="32.252cm" svg:y="7.924cm" draw:caption-point-x="-0.2cm" draw:caption-point-y="1.889cm">
              <dc:date>2022-03-21T00:00:00</dc:date>
              <text:p text:style-name="P1">Prost popoldan</text:p>
            </office:annotation>
          </table:table-cell>
          <table:table-cell table:style-name="ce16"/>
          <table:table-cell table:style-name="ce16">
            <office:annotation draw:style-name="gr11" draw:text-style-name="P2" svg:width="2.178cm" svg:height="1.386cm" svg:x="35.656cm" svg:y="7.924cm" draw:caption-point-x="-0.2cm" draw:caption-point-y="1.889cm">
              <dc:date>2022-03-21T00:00:00</dc:date>
              <text:p text:style-name="P1">dopust 14 do vključno 16 maja</text:p>
            </office:annotation>
          </table:table-cell>
          <table:table-cell table:style-name="ce13">
            <office:annotation draw:style-name="gr11" draw:text-style-name="P2" svg:width="2.189cm" svg:height="1.386cm" svg:x="37.348cm" svg:y="7.924cm" draw:caption-point-x="-0.19cm" draw:caption-point-y="1.889cm">
              <dc:date>2022-03-21T00:00:00</dc:date>
              <text:p text:style-name="P1">dopust med 5 in 20 majem</text:p>
            </office:annotation>
          </table:table-cell>
          <table:table-cell table:style-name="ce13"/>
          <table:table-cell table:style-name="ce53"/>
          <table:table-cell table:style-name="ce16"/>
          <table:table-cell table:style-name="ce13"/>
          <table:table-cell table:style-name="ce5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15" calcext:value-type="date">
            <text:p>15. V. 07</text:p>
          </table:table-cell>
          <table:table-cell table:style-name="ce91" table:formula="of:=TEXT([.A1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11-19</text:p>
          </table:table-cell>
          <table:table-cell table:style-name="ce52" office:value-type="string" calcext:value-type="string">
            <text:p>52</text:p>
          </table:table-cell>
          <table:table-cell table:style-name="ce16" office:value-type="string" calcext:value-type="string">
            <office:annotation draw:style-name="gr11" draw:text-style-name="P2" svg:width="2.833cm" svg:height="1.242cm" svg:x="8.048cm" svg:y="7.924cm" draw:caption-point-x="-0.243cm" draw:caption-point-y="2.589cm">
              <dc:date>2022-03-21T00:00:00</dc:date>
              <text:p text:style-name="P1">dopust 14 do vključno 16 maja</text:p>
            </office:annotation>
            <text:p>D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8.88cm">
              <dc:date>2022-03-21T00:00:00</dc:date>
              <text:p text:style-name="P1">dopust med 5 in 20 majem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6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34" office:value-type="string" calcext:value-type="string">
            <text:p>MIR</text:p>
          </table:table-cell>
          <table:table-cell table:style-name="ce95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95" table:formula="of:=COUNTIF([.C16:.K16];&quot;51&quot;) + COUNTIF([.C16:.K16];&quot;51L&quot;)" office:value-type="float" office:value="1" calcext:value-type="float">
            <text:p>1</text:p>
          </table:table-cell>
          <table:table-cell table:style-name="ce95" table:formula="of:=COUNTIF([.C16:.K16];&quot;52&quot;) + COUNTIF([.C16:.K16];&quot;52L&quot;)" office:value-type="float" office:value="1" calcext:value-type="float">
            <text:p>1</text:p>
          </table:table-cell>
          <table:table-cell table:style-name="ce95" table:formula="of:=COUNTIF([.C16:.K16];&quot;11-19&quot;) + COUNTIF([.C16:.K16];&quot;2&quot;)" office:value-type="float" office:value="1" calcext:value-type="float">
            <text:p>1</text:p>
          </table:table-cell>
          <table:table-cell table:style-name="ce95" table:formula="of:=COUNTIF([.C16:.K16];&quot;U&quot;)+COUNTIF([.C16:.K16];&quot;UL&quot;)" office:value-type="float" office:value="1" calcext:value-type="float">
            <text:p>1</text:p>
          </table:table-cell>
          <table:table-cell table:style-name="ce95" table:formula="of:=COUNTIF([.C16:.K16];&quot;KVIT&quot;)" office:value-type="float" office:value="1" calcext:value-type="float">
            <text:p>1</text:p>
          </table:table-cell>
          <table:table-cell table:style-name="ce96" table:formula="of:=COUNTBLANK([.C16:.K16])" office:value-type="float" office:value="1" calcext:value-type="float">
            <text:p>1</text:p>
          </table:table-cell>
          <table:table-cell table:style-name="ce98" table:formula="of:=COUNTIF([.C16:.K16];&quot;51&quot;) + COUNTIF([.C16:.K16];&quot;51L&quot;)+COUNTIF([.C16:.K16];&quot;2&quot;)+COUNTIF([.C16:.K16];&quot;52&quot;)+COUNTIF([.C16:.K16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/>
          <table:table-cell table:style-name="ce53"/>
          <table:table-cell table:style-name="ce16">
            <office:annotation draw:style-name="gr14" draw:text-style-name="P2" svg:width="2.178cm" svg:height="1.386cm" svg:x="35.656cm" svg:y="8.625cm" draw:caption-point-x="-0.2cm" draw:caption-point-y="1.888cm">
              <dc:date>2022-03-21T00:00:00</dc:date>
              <text:p text:style-name="P1">dopust 14 do vključno 16 maja</text:p>
            </office:annotation>
          </table:table-cell>
          <table:table-cell table:style-name="ce13">
            <office:annotation draw:style-name="gr14" draw:text-style-name="P2" svg:width="2.189cm" svg:height="1.386cm" svg:x="37.348cm" svg:y="8.625cm" draw:caption-point-x="-0.19cm" draw:caption-point-y="1.888cm">
              <dc:date>2022-03-21T00:00:00</dc:date>
              <text:p text:style-name="P1">dopust med 5 in 20 majem</text:p>
            </office:annotation>
          </table:table-cell>
          <table:table-cell table:style-name="ce13" table:number-columns-repeated="2"/>
          <table:table-cell table:style-name="ce16"/>
          <table:table-cell table:style-name="ce53"/>
          <table:table-cell table:style-name="ce1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16" calcext:value-type="date">
            <text:p>16. V. 07</text:p>
          </table:table-cell>
          <table:table-cell table:style-name="ce91" table:formula="of:=TEXT([.A17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office:annotation draw:style-name="gr2" draw:text-style-name="P2" svg:width="2.843cm" svg:height="0.658cm" svg:x="5.247cm" svg:y="9.325cm" draw:caption-point-x="-0.243cm" draw:caption-point-y="1.889cm">
              <dc:date>2022-03-21T00:00:00</dc:date>
              <text:p text:style-name="P1">NE popoldan</text:p>
            </office:annotation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office:annotation draw:style-name="gr11" draw:text-style-name="P2" svg:width="2.833cm" svg:height="1.242cm" svg:x="8.048cm" svg:y="7.924cm" draw:caption-point-x="-0.243cm" draw:caption-point-y="3.29cm">
              <dc:date>2022-03-21T00:00:00</dc:date>
              <text:p text:style-name="P1">dopust 14 do vključno 16 maja</text:p>
            </office:annotation>
            <text:p>D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9.581cm">
              <dc:date>2022-03-21T00:00:00</dc:date>
              <text:p text:style-name="P1">dopust med 5 in 20 majem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94" office:value-type="string" calcext:value-type="string">
            <office:annotation draw:style-name="gr14" draw:text-style-name="P2" svg:width="3.084cm" svg:height="1.241cm" svg:x="16.43cm" svg:y="9.325cm" draw:caption-point-x="-0.222cm" draw:caption-point-y="1.889cm">
              <dc:date>2022-03-21T00:00:00</dc:date>
              <text:p text:style-name="P1">dežurno v maju 16.5</text:p>
            </office:annotation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MIR</text:p>
          </table:table-cell>
          <table:table-cell table:style-name="ce95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95" table:formula="of:=COUNTIF([.C17:.K17];&quot;51&quot;) + COUNTIF([.C17:.K17];&quot;51L&quot;)" office:value-type="float" office:value="1" calcext:value-type="float">
            <text:p>1</text:p>
          </table:table-cell>
          <table:table-cell table:style-name="ce95" table:formula="of:=COUNTIF([.C17:.K17];&quot;52&quot;) + COUNTIF([.C17:.K17];&quot;52L&quot;)" office:value-type="float" office:value="1" calcext:value-type="float">
            <text:p>1</text:p>
          </table:table-cell>
          <table:table-cell table:style-name="ce95" table:formula="of:=COUNTIF([.C17:.K17];&quot;11-19&quot;) + COUNTIF([.C17:.K17];&quot;2&quot;)" office:value-type="float" office:value="1" calcext:value-type="float">
            <text:p>1</text:p>
          </table:table-cell>
          <table:table-cell table:style-name="ce95" table:formula="of:=COUNTIF([.C17:.K17];&quot;U&quot;)+COUNTIF([.C17:.K17];&quot;UL&quot;)" office:value-type="float" office:value="1" calcext:value-type="float">
            <text:p>1</text:p>
          </table:table-cell>
          <table:table-cell table:style-name="ce95" table:formula="of:=COUNTIF([.C17:.K17];&quot;KVIT&quot;)" office:value-type="float" office:value="1" calcext:value-type="float">
            <text:p>1</text:p>
          </table:table-cell>
          <table:table-cell table:style-name="ce96" table:formula="of:=COUNTBLANK([.C17:.K17])" office:value-type="float" office:value="1" calcext:value-type="float">
            <text:p>1</text:p>
          </table:table-cell>
          <table:table-cell table:style-name="ce98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>
            <office:annotation draw:style-name="gr2" draw:text-style-name="P2" svg:width="2.178cm" svg:height="0.991cm" svg:x="32.252cm" svg:y="9.325cm" draw:caption-point-x="-0.2cm" draw:caption-point-y="1.889cm">
              <dc:date>2022-03-21T00:00:00</dc:date>
              <text:p text:style-name="P1">NE popoldan</text:p>
            </office:annotation>
          </table:table-cell>
          <table:table-cell table:style-name="ce13"/>
          <table:table-cell table:style-name="ce16">
            <office:annotation draw:style-name="gr14" draw:text-style-name="P2" svg:width="2.178cm" svg:height="1.386cm" svg:x="35.656cm" svg:y="9.325cm" draw:caption-point-x="-0.2cm" draw:caption-point-y="1.889cm">
              <dc:date>2022-03-21T00:00:00</dc:date>
              <text:p text:style-name="P1">dopust 14 do vključno 16 maja</text:p>
            </office:annotation>
          </table:table-cell>
          <table:table-cell table:style-name="ce13">
            <office:annotation draw:style-name="gr14" draw:text-style-name="P2" svg:width="2.189cm" svg:height="1.386cm" svg:x="37.348cm" svg:y="9.325cm" draw:caption-point-x="-0.19cm" draw:caption-point-y="1.889cm">
              <dc:date>2022-03-21T00:00:00</dc:date>
              <text:p text:style-name="P1">dopust med 5 in 20 majem</text:p>
            </office:annotation>
          </table:table-cell>
          <table:table-cell table:style-name="ce13" table:number-columns-repeated="4"/>
          <table:table-cell table:style-name="ce94">
            <office:annotation draw:style-name="gr14" draw:text-style-name="P2" svg:width="2.178cm" svg:height="1.241cm" svg:x="45.848cm" svg:y="9.325cm" draw:caption-point-x="-0.179cm" draw:caption-point-y="1.889cm">
              <dc:date>2022-03-21T00:00:00</dc:date>
              <text:p text:style-name="P1">dežurno v maju 16.5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17" calcext:value-type="date">
            <text:p>17. V. 07</text:p>
          </table:table-cell>
          <table:table-cell table:style-name="ce91" table:formula="of:=TEXT([.A18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10.281cm">
              <dc:date>2022-03-21T00:00:00</dc:date>
              <text:p text:style-name="P1">dopust med 5 in 20 majem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KVIT</text:p>
          </table:table-cell>
          <table:table-cell table:style-name="ce93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MIR</text:p>
          </table:table-cell>
          <table:table-cell table:style-name="ce95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95" table:formula="of:=COUNTIF([.C18:.K18];&quot;51&quot;) + COUNTIF([.C18:.K18];&quot;51L&quot;)" office:value-type="float" office:value="1" calcext:value-type="float">
            <text:p>1</text:p>
          </table:table-cell>
          <table:table-cell table:style-name="ce95" table:formula="of:=COUNTIF([.C18:.K18];&quot;52&quot;) + COUNTIF([.C18:.K18];&quot;52L&quot;)" office:value-type="float" office:value="1" calcext:value-type="float">
            <text:p>1</text:p>
          </table:table-cell>
          <table:table-cell table:style-name="ce95" table:formula="of:=COUNTIF([.C18:.K18];&quot;11-19&quot;) + COUNTIF([.C18:.K18];&quot;2&quot;)" office:value-type="float" office:value="1" calcext:value-type="float">
            <text:p>1</text:p>
          </table:table-cell>
          <table:table-cell table:style-name="ce95" table:formula="of:=COUNTIF([.C18:.K18];&quot;U&quot;)+COUNTIF([.C18:.K18];&quot;UL&quot;)" office:value-type="float" office:value="0" calcext:value-type="float">
            <text:p>0</text:p>
          </table:table-cell>
          <table:table-cell table:style-name="ce95" table:formula="of:=COUNTIF([.C18:.K18];&quot;KVIT&quot;)" office:value-type="float" office:value="2" calcext:value-type="float">
            <text:p>2</text:p>
          </table:table-cell>
          <table:table-cell table:style-name="ce96" table:formula="of:=COUNTBLANK([.C18:.K18])" office:value-type="float" office:value="1" calcext:value-type="float">
            <text:p>1</text:p>
          </table:table-cell>
          <table:table-cell table:style-name="ce98" table:formula="of:=COUNTIF([.C18:.K18];&quot;51&quot;) + COUNTIF([.C18:.K18];&quot;51L&quot;)+COUNTIF([.C18:.K18];&quot;2&quot;)+COUNTIF([.C18:.K18];&quot;52&quot;)+COUNTIF([.C18:.K18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/>
          <table:table-cell table:style-name="ce53"/>
          <table:table-cell table:style-name="ce13"/>
          <table:table-cell table:style-name="ce13">
            <office:annotation draw:style-name="gr11" draw:text-style-name="P2" svg:width="2.189cm" svg:height="1.386cm" svg:x="37.348cm" svg:y="10.025cm" draw:caption-point-x="-0.19cm" draw:caption-point-y="1.889cm">
              <dc:date>2022-03-21T00:00:00</dc:date>
              <text:p text:style-name="P1">dopust med 5 in 20 majem</text:p>
            </office:annotation>
          </table:table-cell>
          <table:table-cell table:style-name="ce13"/>
          <table:table-cell table:style-name="ce16"/>
          <table:table-cell table:style-name="ce93"/>
          <table:table-cell table:style-name="ce13" table:number-columns-repeated="2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18" calcext:value-type="date">
            <text:p>18. V. 07</text:p>
          </table:table-cell>
          <table:table-cell table:style-name="ce91" table:formula="of:=TEXT([.A1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.633cm" draw:caption-point-x="-0.232cm" draw:caption-point-y="10.981cm">
              <dc:date>2022-03-21T00:00:00</dc:date>
              <text:p text:style-name="P1">dopust med 5 in 20 majem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2</text:p>
          </table:table-cell>
          <table:table-cell table:style-name="ce16"/>
          <table:table-cell table:style-name="ce13" office:value-type="string" calcext:value-type="string">
            <office:annotation draw:style-name="gr12" draw:text-style-name="P2" svg:width="2.833cm" svg:height="1.232cm" svg:x="15.04cm" svg:y="10.725cm" draw:caption-point-x="-0.232cm" draw:caption-point-y="1.889cm">
              <dc:date>2022-03-21T00:00:00</dc:date>
              <text:p text:style-name="P1">dopust 11.,18.5.,in 29.5</text:p>
            </office:annotation>
            <text:p>D</text:p>
          </table:table-cell>
          <table:table-cell table:style-name="ce13" office:value-type="string" calcext:value-type="string">
            <office:annotation draw:style-name="gr12" draw:text-style-name="P2" svg:width="3.084cm" svg:height="1.232cm" svg:x="16.43cm" svg:y="10.725cm" draw:caption-point-x="-0.222cm" draw:caption-point-y="1.889cm">
              <dc:date>2022-03-21T00:00:00</dc:date>
              <text:p text:style-name="P1">dopust 4. in 18.5.</text:p>
            </office:annotation>
            <text:p>SD</text:p>
          </table:table-cell>
          <table:table-cell table:style-name="ce34" office:value-type="string" calcext:value-type="string">
            <text:p>MIR</text:p>
          </table:table-cell>
          <table:table-cell table:style-name="ce95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95" table:formula="of:=COUNTIF([.C19:.K19];&quot;51&quot;) + COUNTIF([.C19:.K19];&quot;51L&quot;)" office:value-type="float" office:value="0" calcext:value-type="float">
            <text:p>0</text:p>
          </table:table-cell>
          <table:table-cell table:style-name="ce95" table:formula="of:=COUNTIF([.C19:.K19];&quot;52&quot;) + COUNTIF([.C19:.K19];&quot;52L&quot;)" office:value-type="float" office:value="1" calcext:value-type="float">
            <text:p>1</text:p>
          </table:table-cell>
          <table:table-cell table:style-name="ce95" table:formula="of:=COUNTIF([.C19:.K19];&quot;11-19&quot;) + COUNTIF([.C19:.K19];&quot;2&quot;)" office:value-type="float" office:value="1" calcext:value-type="float">
            <text:p>1</text:p>
          </table:table-cell>
          <table:table-cell table:style-name="ce95" table:formula="of:=COUNTIF([.C19:.K19];&quot;U&quot;)+COUNTIF([.C19:.K19];&quot;UL&quot;)" office:value-type="float" office:value="1" calcext:value-type="float">
            <text:p>1</text:p>
          </table:table-cell>
          <table:table-cell table:style-name="ce95" table:formula="of:=COUNTIF([.C19:.K19];&quot;KVIT&quot;)" office:value-type="float" office:value="1" calcext:value-type="float">
            <text:p>1</text:p>
          </table:table-cell>
          <table:table-cell table:style-name="ce96" table:formula="of:=COUNTBLANK([.C19:.K19])" office:value-type="float" office:value="1" calcext:value-type="float">
            <text:p>1</text:p>
          </table:table-cell>
          <table:table-cell table:style-name="ce98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/>
          <table:table-cell table:style-name="ce13"/>
          <table:table-cell table:style-name="ce53"/>
          <table:table-cell table:style-name="ce13">
            <office:annotation draw:style-name="gr12" draw:text-style-name="P2" svg:width="2.189cm" svg:height="1.386cm" svg:x="37.348cm" svg:y="10.725cm" draw:caption-point-x="-0.19cm" draw:caption-point-y="1.889cm">
              <dc:date>2022-03-21T00:00:00</dc:date>
              <text:p text:style-name="P1">dopust med 5 in 20 majem</text:p>
            </office:annotation>
          </table:table-cell>
          <table:table-cell table:style-name="ce13"/>
          <table:table-cell table:style-name="ce53"/>
          <table:table-cell table:style-name="ce16"/>
          <table:table-cell table:style-name="ce13">
            <office:annotation draw:style-name="gr12" draw:text-style-name="P2" svg:width="2.189cm" svg:height="1.386cm" svg:x="44.146cm" svg:y="10.725cm" draw:caption-point-x="-0.179cm" draw:caption-point-y="1.889cm">
              <dc:date>2022-03-21T00:00:00</dc:date>
              <text:p text:style-name="P1">dopust 11.,18.5.,in 27.5</text:p>
            </office:annotation>
          </table:table-cell>
          <table:table-cell table:style-name="ce13">
            <office:annotation draw:style-name="gr12" draw:text-style-name="P2" svg:width="2.178cm" svg:height="1.232cm" svg:x="45.848cm" svg:y="10.725cm" draw:caption-point-x="-0.179cm" draw:caption-point-y="1.889cm">
              <dc:date>2022-03-21T00:00:00</dc:date>
              <text:p text:style-name="P1">dopust 4. in 18.5.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19" calcext:value-type="date">
            <text:p>19. V. 07</text:p>
          </table:table-cell>
          <table:table-cell table:style-name="ce90" table:formula="of:=TEXT([.A20];&quot;Ddd&quot;)" office:value-type="string" office:string-value="sob" calcext:value-type="string">
            <text:p>sob</text:p>
          </table:table-cell>
          <table:table-cell table:style-name="ce18" table:number-columns-repeated="2"/>
          <table:table-cell table:style-name="ce18">
            <office:annotation draw:style-name="gr15" draw:text-style-name="P2" svg:width="2.833cm" svg:height="1.386cm" svg:x="8.048cm" svg:y="11.426cm" draw:caption-point-x="-0.243cm" draw:caption-point-y="1.889cm">
              <dc:date>2022-03-21T00:00:00</dc:date>
              <text:p text:style-name="P1">dežurni weekend v maju 19 in 20.</text:p>
            </office:annotation>
          </table:table-cell>
          <table:table-cell table:style-name="ce18" office:value-type="string" calcext:value-type="string">
            <office:annotation draw:style-name="gr11" draw:text-style-name="P2" svg:width="2.843cm" svg:height="1.242cm" svg:x="9.438cm" svg:y="1.633cm" draw:caption-point-x="-0.232cm" draw:caption-point-y="11.682cm">
              <dc:date>2022-03-21T00:00:00</dc:date>
              <text:p text:style-name="P1">dopust med 5 in 20 majem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18"/>
          <table:table-cell table:style-name="ce25"/>
          <table:table-cell table:style-name="ce18"/>
          <table:table-cell table:style-name="ce18">
            <office:annotation draw:style-name="gr20" draw:text-style-name="P2" svg:width="3.084cm" svg:height="1.389cm" svg:x="16.43cm" svg:y="11.426cm" draw:caption-point-x="-0.222cm" draw:caption-point-y="1.889cm">
              <dc:date>2022-03-21T00:00:00</dc:date>
              <text:p text:style-name="P1">18. in 19. maja imam drugi del tečaja EHO</text:p>
            </office:annotation>
          </table:table-cell>
          <table:table-cell table:style-name="ce34" office:value-type="string" calcext:value-type="string">
            <text:p>KON</text:p>
          </table:table-cell>
          <table:table-cell table:style-name="ce95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95" table:formula="of:=COUNTIF([.C20:.K20];&quot;51&quot;) + COUNTIF([.C20:.K20];&quot;51L&quot;)" office:value-type="float" office:value="0" calcext:value-type="float">
            <text:p>0</text:p>
          </table:table-cell>
          <table:table-cell table:style-name="ce95" table:formula="of:=COUNTIF([.C20:.K20];&quot;52&quot;) + COUNTIF([.C20:.K20];&quot;52L&quot;)" office:value-type="float" office:value="0" calcext:value-type="float">
            <text:p>0</text:p>
          </table:table-cell>
          <table:table-cell table:style-name="ce95" table:formula="of:=COUNTIF([.C20:.K20];&quot;11-19&quot;) + COUNTIF([.C20:.K20];&quot;2&quot;)" office:value-type="float" office:value="0" calcext:value-type="float">
            <text:p>0</text:p>
          </table:table-cell>
          <table:table-cell table:style-name="ce95" table:formula="of:=COUNTIF([.C20:.K20];&quot;U&quot;)+COUNTIF([.C20:.K20];&quot;UL&quot;)" office:value-type="float" office:value="0" calcext:value-type="float">
            <text:p>0</text:p>
          </table:table-cell>
          <table:table-cell table:style-name="ce95" table:formula="of:=COUNTIF([.C20:.K20];&quot;KVIT&quot;)" office:value-type="float" office:value="0" calcext:value-type="float">
            <text:p>0</text:p>
          </table:table-cell>
          <table:table-cell table:style-name="ce96" table:formula="of:=COUNTBLANK([.C20:.K20])" office:value-type="float" office:value="7" calcext:value-type="float">
            <text:p>7</text:p>
          </table:table-cell>
          <table:table-cell table:style-name="ce98" table:formula="of:=COUNTIF([.C20:.K20];&quot;51&quot;) + COUNTIF([.C20:.K20];&quot;51L&quot;)+COUNTIF([.C20:.K20];&quot;2&quot;)+COUNTIF([.C20:.K20];&quot;52&quot;)+COUNTIF([.C20:.K20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18" table:number-columns-repeated="2"/>
          <table:table-cell table:style-name="ce18">
            <office:annotation draw:style-name="gr15" draw:text-style-name="P2" svg:width="2.178cm" svg:height="1.781cm" svg:x="35.656cm" svg:y="11.426cm" draw:caption-point-x="-0.2cm" draw:caption-point-y="1.889cm">
              <dc:date>2022-03-21T00:00:00</dc:date>
              <text:p text:style-name="P1">dežurni weekend v maju 19 in 20.</text:p>
            </office:annotation>
          </table:table-cell>
          <table:table-cell table:style-name="ce18">
            <office:annotation draw:style-name="gr15" draw:text-style-name="P2" svg:width="2.189cm" svg:height="1.386cm" svg:x="37.348cm" svg:y="11.426cm" draw:caption-point-x="-0.19cm" draw:caption-point-y="1.889cm">
              <dc:date>2022-03-21T00:00:00</dc:date>
              <text:p text:style-name="P1">dopust med 5 in 20 majem</text:p>
            </office:annotation>
          </table:table-cell>
          <table:table-cell table:style-name="ce23"/>
          <table:table-cell table:style-name="ce18"/>
          <table:table-cell table:style-name="ce25"/>
          <table:table-cell table:style-name="ce18"/>
          <table:table-cell table:style-name="ce18">
            <office:annotation draw:style-name="gr20" draw:text-style-name="P2" svg:width="2.178cm" svg:height="1.781cm" svg:x="45.848cm" svg:y="11.426cm" draw:caption-point-x="-0.179cm" draw:caption-point-y="1.889cm">
              <dc:date>2022-03-21T00:00:00</dc:date>
              <text:p text:style-name="P1">18. in 19. maja imam drugi del tečaja EHO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20" calcext:value-type="date">
            <text:p>20. V. 07</text:p>
          </table:table-cell>
          <table:table-cell table:style-name="ce90" table:formula="of:=TEXT([.A21];&quot;Ddd&quot;)" office:value-type="string" office:string-value="ned" calcext:value-type="string">
            <text:p>ned</text:p>
          </table:table-cell>
          <table:table-cell table:style-name="ce18" table:number-columns-repeated="2"/>
          <table:table-cell table:style-name="ce18">
            <office:annotation draw:style-name="gr12" draw:text-style-name="P2" svg:width="2.833cm" svg:height="1.386cm" svg:x="8.048cm" svg:y="12.126cm" draw:caption-point-x="-0.243cm" draw:caption-point-y="1.889cm">
              <dc:date>2022-03-21T00:00:00</dc:date>
              <text:p text:style-name="P1">dežurni weekend v maju 19 in 20.</text:p>
            </office:annotation>
          </table:table-cell>
          <table:table-cell table:style-name="ce18" office:value-type="string" calcext:value-type="string">
            <office:annotation draw:style-name="gr11" draw:text-style-name="P2" svg:width="2.843cm" svg:height="1.242cm" svg:x="9.438cm" svg:y="1.633cm" draw:caption-point-x="-0.232cm" draw:caption-point-y="12.382cm">
              <dc:date>2022-03-21T00:00:00</dc:date>
              <text:p text:style-name="P1">dopust med 5 in 20 majem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28"/>
          <table:table-cell table:style-name="ce25"/>
          <table:table-cell table:style-name="ce22"/>
          <table:table-cell table:style-name="ce18"/>
          <table:table-cell table:style-name="ce34" office:value-type="string" calcext:value-type="string">
            <text:p>KON</text:p>
          </table:table-cell>
          <table:table-cell table:style-name="ce95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95" table:formula="of:=COUNTIF([.C21:.K21];&quot;51&quot;) + COUNTIF([.C21:.K21];&quot;51L&quot;)" office:value-type="float" office:value="0" calcext:value-type="float">
            <text:p>0</text:p>
          </table:table-cell>
          <table:table-cell table:style-name="ce95" table:formula="of:=COUNTIF([.C21:.K21];&quot;52&quot;) + COUNTIF([.C21:.K21];&quot;52L&quot;)" office:value-type="float" office:value="0" calcext:value-type="float">
            <text:p>0</text:p>
          </table:table-cell>
          <table:table-cell table:style-name="ce95" table:formula="of:=COUNTIF([.C21:.K21];&quot;11-19&quot;) + COUNTIF([.C21:.K21];&quot;2&quot;)" office:value-type="float" office:value="0" calcext:value-type="float">
            <text:p>0</text:p>
          </table:table-cell>
          <table:table-cell table:style-name="ce95" table:formula="of:=COUNTIF([.C21:.K21];&quot;U&quot;)+COUNTIF([.C21:.K21];&quot;UL&quot;)" office:value-type="float" office:value="0" calcext:value-type="float">
            <text:p>0</text:p>
          </table:table-cell>
          <table:table-cell table:style-name="ce95" table:formula="of:=COUNTIF([.C21:.K21];&quot;KVIT&quot;)" office:value-type="float" office:value="0" calcext:value-type="float">
            <text:p>0</text:p>
          </table:table-cell>
          <table:table-cell table:style-name="ce96" table:formula="of:=COUNTBLANK([.C21:.K21])" office:value-type="float" office:value="7" calcext:value-type="float">
            <text:p>7</text:p>
          </table:table-cell>
          <table:table-cell table:style-name="ce98" table:formula="of:=COUNTIF([.C21:.K21];&quot;51&quot;) + COUNTIF([.C21:.K21];&quot;51L&quot;)+COUNTIF([.C21:.K21];&quot;2&quot;)+COUNTIF([.C21:.K21];&quot;52&quot;)+COUNTIF([.C21:.K21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18" table:number-columns-repeated="2"/>
          <table:table-cell table:style-name="ce18">
            <office:annotation draw:style-name="gr12" draw:text-style-name="P2" svg:width="2.178cm" svg:height="1.781cm" svg:x="35.656cm" svg:y="12.126cm" draw:caption-point-x="-0.2cm" draw:caption-point-y="1.889cm">
              <dc:date>2022-03-21T00:00:00</dc:date>
              <text:p text:style-name="P1">dežurni weekend v maju 19 in 20.</text:p>
            </office:annotation>
          </table:table-cell>
          <table:table-cell table:style-name="ce18">
            <office:annotation draw:style-name="gr12" draw:text-style-name="P2" svg:width="2.189cm" svg:height="1.386cm" svg:x="37.348cm" svg:y="12.126cm" draw:caption-point-x="-0.19cm" draw:caption-point-y="1.889cm">
              <dc:date>2022-03-21T00:00:00</dc:date>
              <text:p text:style-name="P1">dopust med 5 in 20 majem</text:p>
            </office:annotation>
          </table:table-cell>
          <table:table-cell table:style-name="ce23"/>
          <table:table-cell table:style-name="ce28"/>
          <table:table-cell table:style-name="ce25"/>
          <table:table-cell table:style-name="ce22"/>
          <table:table-cell table:style-name="ce18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21" calcext:value-type="date">
            <text:p>21. V. 07</text:p>
          </table:table-cell>
          <table:table-cell table:style-name="ce91" table:formula="of:=TEXT([.A22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office:annotation draw:style-name="gr1" draw:text-style-name="P2" svg:width="2.843cm" svg:height="0.659cm" svg:x="5.247cm" svg:y="12.826cm" draw:caption-point-x="-0.243cm" draw:caption-point-y="1.889cm">
              <dc:date>2022-03-21T00:00:00</dc:date>
              <text:p text:style-name="P1">NE popoldan</text:p>
            </office:annotation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2" draw:text-style-name="P2" svg:width="2.843cm" svg:height="1.232cm" svg:x="9.438cm" svg:y="12.826cm" draw:caption-point-x="-0.232cm" draw:caption-point-y="1.889cm">
              <dc:date>2022-03-21T00:00:00</dc:date>
              <text:p text:style-name="P1">Dopoldne ne v urgenci</text:p>
            </office:annotation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KON</text:p>
          </table:table-cell>
          <table:table-cell table:style-name="ce95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95" table:formula="of:=COUNTIF([.C22:.K22];&quot;51&quot;) + COUNTIF([.C22:.K22];&quot;51L&quot;)" office:value-type="float" office:value="1" calcext:value-type="float">
            <text:p>1</text:p>
          </table:table-cell>
          <table:table-cell table:style-name="ce95" table:formula="of:=COUNTIF([.C22:.K22];&quot;52&quot;) + COUNTIF([.C22:.K22];&quot;52L&quot;)" office:value-type="float" office:value="1" calcext:value-type="float">
            <text:p>1</text:p>
          </table:table-cell>
          <table:table-cell table:style-name="ce95" table:formula="of:=COUNTIF([.C22:.K22];&quot;11-19&quot;) + COUNTIF([.C22:.K22];&quot;2&quot;)" office:value-type="float" office:value="1" calcext:value-type="float">
            <text:p>1</text:p>
          </table:table-cell>
          <table:table-cell table:style-name="ce95" table:formula="of:=COUNTIF([.C22:.K22];&quot;U&quot;)+COUNTIF([.C22:.K22];&quot;UL&quot;)" office:value-type="float" office:value="1" calcext:value-type="float">
            <text:p>1</text:p>
          </table:table-cell>
          <table:table-cell table:style-name="ce95" table:formula="of:=COUNTIF([.C22:.K22];&quot;KVIT&quot;)" office:value-type="float" office:value="3" calcext:value-type="float">
            <text:p>3</text:p>
          </table:table-cell>
          <table:table-cell table:style-name="ce96" table:formula="of:=COUNTBLANK([.C22:.K22])" office:value-type="float" office:value="1" calcext:value-type="float">
            <text:p>1</text:p>
          </table:table-cell>
          <table:table-cell table:style-name="ce98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>
            <office:annotation draw:style-name="gr1" draw:text-style-name="P2" svg:width="2.178cm" svg:height="0.991cm" svg:x="32.252cm" svg:y="12.826cm" draw:caption-point-x="-0.2cm" draw:caption-point-y="1.889cm">
              <dc:date>2022-03-21T00:00:00</dc:date>
              <text:p text:style-name="P1">NE popoldan</text:p>
            </office:annotation>
          </table:table-cell>
          <table:table-cell table:style-name="ce85"/>
          <table:table-cell table:style-name="ce16"/>
          <table:table-cell table:style-name="ce13">
            <office:annotation draw:style-name="gr12" draw:text-style-name="P2" svg:width="2.189cm" svg:height="1.232cm" svg:x="37.348cm" svg:y="12.826cm" draw:caption-point-x="-0.19cm" draw:caption-point-y="1.889cm">
              <dc:date>2022-03-21T00:00:00</dc:date>
              <text:p text:style-name="P1">Dopoldne ne v urgenci</text:p>
            </office:annotation>
          </table:table-cell>
          <table:table-cell table:style-name="ce13"/>
          <table:table-cell table:style-name="ce16" table:number-columns-repeated="2"/>
          <table:table-cell table:style-name="ce53"/>
          <table:table-cell table:style-name="ce1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22" calcext:value-type="date">
            <text:p>22. V. 07</text:p>
          </table:table-cell>
          <table:table-cell table:style-name="ce91" table:formula="of:=TEXT([.A23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office:annotation draw:style-name="gr2" draw:text-style-name="P2" svg:width="2.833cm" svg:height="0.658cm" svg:x="8.048cm" svg:y="13.527cm" draw:caption-point-x="-0.243cm" draw:caption-point-y="1.888cm">
              <dc:date>2022-03-21T00:00:00</dc:date>
              <text:p text:style-name="P1">FRANC</text:p>
            </office:annotation>
            <text:p>D</text:p>
          </table:table-cell>
          <table:table-cell table:style-name="ce13" office:value-type="string" calcext:value-type="string">
            <office:annotation draw:style-name="gr2" draw:text-style-name="P2" svg:width="2.843cm" svg:height="0.658cm" svg:x="9.438cm" svg:y="13.527cm" draw:caption-point-x="-0.232cm" draw:caption-point-y="1.888cm">
              <dc:date>2022-03-21T00:00:00</dc:date>
              <text:p text:style-name="P1">HNMP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16"/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KON</text:p>
          </table:table-cell>
          <table:table-cell table:style-name="ce95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95" table:formula="of:=COUNTIF([.C23:.K23];&quot;51&quot;) + COUNTIF([.C23:.K23];&quot;51L&quot;)" office:value-type="float" office:value="1" calcext:value-type="float">
            <text:p>1</text:p>
          </table:table-cell>
          <table:table-cell table:style-name="ce95" table:formula="of:=COUNTIF([.C23:.K23];&quot;52&quot;) + COUNTIF([.C23:.K23];&quot;52L&quot;)" office:value-type="float" office:value="1" calcext:value-type="float">
            <text:p>1</text:p>
          </table:table-cell>
          <table:table-cell table:style-name="ce95" table:formula="of:=COUNTIF([.C23:.K23];&quot;11-19&quot;) + COUNTIF([.C23:.K23];&quot;2&quot;)" office:value-type="float" office:value="1" calcext:value-type="float">
            <text:p>1</text:p>
          </table:table-cell>
          <table:table-cell table:style-name="ce95" table:formula="of:=COUNTIF([.C23:.K23];&quot;U&quot;)+COUNTIF([.C23:.K23];&quot;UL&quot;)" office:value-type="float" office:value="1" calcext:value-type="float">
            <text:p>1</text:p>
          </table:table-cell>
          <table:table-cell table:style-name="ce95" table:formula="of:=COUNTIF([.C23:.K23];&quot;KVIT&quot;)" office:value-type="float" office:value="1" calcext:value-type="float">
            <text:p>1</text:p>
          </table:table-cell>
          <table:table-cell table:style-name="ce96" table:formula="of:=COUNTBLANK([.C23:.K23])" office:value-type="float" office:value="1" calcext:value-type="float">
            <text:p>1</text:p>
          </table:table-cell>
          <table:table-cell table:style-name="ce98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/>
          <table:table-cell table:style-name="ce13"/>
          <table:table-cell table:style-name="ce13">
            <office:annotation draw:style-name="gr2" draw:text-style-name="P2" svg:width="2.178cm" svg:height="0.658cm" svg:x="35.656cm" svg:y="13.527cm" draw:caption-point-x="-0.2cm" draw:caption-point-y="1.888cm">
              <dc:date>2022-03-21T00:00:00</dc:date>
              <text:p text:style-name="P1">FRANC</text:p>
            </office:annotation>
          </table:table-cell>
          <table:table-cell table:style-name="ce13" table:number-columns-repeated="3"/>
          <table:table-cell table:style-name="ce16"/>
          <table:table-cell table:style-name="ce13"/>
          <table:table-cell table:style-name="ce5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23" calcext:value-type="date">
            <text:p>23. V. 07</text:p>
          </table:table-cell>
          <table:table-cell table:style-name="ce91" table:formula="of:=TEXT([.A24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office:annotation draw:style-name="gr2" draw:text-style-name="P2" svg:width="2.843cm" svg:height="0.658cm" svg:x="5.247cm" svg:y="14.217cm" draw:caption-point-x="-0.243cm" draw:caption-point-y="1.899cm">
              <dc:date>2022-03-21T00:00:00</dc:date>
              <text:p text:style-name="P1">NE popoldan</text:p>
            </office:annotation>
            <text:p>51</text:p>
          </table:table-cell>
          <table:table-cell table:style-name="ce13" office:value-type="string" calcext:value-type="string">
            <office:annotation draw:style-name="gr6" draw:text-style-name="P2" svg:width="2.833cm" svg:height="1.974cm" svg:x="6.648cm" svg:y="14.217cm" draw:caption-point-x="-0.243cm" draw:caption-point-y="1.899cm">
              <dc:date>2022-03-21T00:00:00</dc:date>
              <text:p text:style-name="P1">23.5-25.5 spremeniš v službeno odsotnost</text:p>
            </office:annotation>
            <text:p>SO</text:p>
          </table:table-cell>
          <table:table-cell table:style-name="ce13" office:value-type="string" calcext:value-type="string">
            <office:annotation draw:style-name="gr2" draw:text-style-name="P2" svg:width="2.833cm" svg:height="0.658cm" svg:x="8.048cm" svg:y="14.217cm" draw:caption-point-x="-0.243cm" draw:caption-point-y="1.899cm">
              <dc:date>2022-03-21T00:00:00</dc:date>
              <text:p text:style-name="P1">FRANC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KON</text:p>
          </table:table-cell>
          <table:table-cell table:style-name="ce95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95" table:formula="of:=COUNTIF([.C24:.K24];&quot;51&quot;) + COUNTIF([.C24:.K24];&quot;51L&quot;)" office:value-type="float" office:value="1" calcext:value-type="float">
            <text:p>1</text:p>
          </table:table-cell>
          <table:table-cell table:style-name="ce95" table:formula="of:=COUNTIF([.C24:.K24];&quot;52&quot;) + COUNTIF([.C24:.K24];&quot;52L&quot;)" office:value-type="float" office:value="1" calcext:value-type="float">
            <text:p>1</text:p>
          </table:table-cell>
          <table:table-cell table:style-name="ce95" table:formula="of:=COUNTIF([.C24:.K24];&quot;11-19&quot;) + COUNTIF([.C24:.K24];&quot;2&quot;)" office:value-type="float" office:value="1" calcext:value-type="float">
            <text:p>1</text:p>
          </table:table-cell>
          <table:table-cell table:style-name="ce95" table:formula="of:=COUNTIF([.C24:.K24];&quot;U&quot;)+COUNTIF([.C24:.K24];&quot;UL&quot;)" office:value-type="float" office:value="1" calcext:value-type="float">
            <text:p>1</text:p>
          </table:table-cell>
          <table:table-cell table:style-name="ce95" table:formula="of:=COUNTIF([.C24:.K24];&quot;KVIT&quot;)" office:value-type="float" office:value="1" calcext:value-type="float">
            <text:p>1</text:p>
          </table:table-cell>
          <table:table-cell table:style-name="ce96" table:formula="of:=COUNTBLANK([.C24:.K24])" office:value-type="float" office:value="1" calcext:value-type="float">
            <text:p>1</text:p>
          </table:table-cell>
          <table:table-cell table:style-name="ce98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/>
          <table:table-cell table:style-name="ce13">
            <office:annotation draw:style-name="gr14" draw:text-style-name="P2" svg:width="2.178cm" svg:height="1.241cm" svg:x="33.954cm" svg:y="14.217cm" draw:caption-point-x="-0.2cm" draw:caption-point-y="1.899cm">
              <dc:date>2022-03-21T00:00:00</dc:date>
              <text:p text:style-name="P1">dopust od 23.-27 maja</text:p>
            </office:annotation>
          </table:table-cell>
          <table:table-cell table:style-name="ce13">
            <office:annotation draw:style-name="gr2" draw:text-style-name="P2" svg:width="2.178cm" svg:height="0.658cm" svg:x="35.656cm" svg:y="14.217cm" draw:caption-point-x="-0.2cm" draw:caption-point-y="1.899cm">
              <dc:date>2022-03-21T00:00:00</dc:date>
              <text:p text:style-name="P1">FRANC</text:p>
            </office:annotation>
          </table:table-cell>
          <table:table-cell table:style-name="ce13" table:number-columns-repeated="2"/>
          <table:table-cell table:style-name="ce53"/>
          <table:table-cell table:style-name="ce16"/>
          <table:table-cell table:style-name="ce13" table:number-columns-repeated="2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24" calcext:value-type="date">
            <text:p>24. V. 07</text:p>
          </table:table-cell>
          <table:table-cell table:style-name="ce91" table:formula="of:=TEXT([.A25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SO</text:p>
          </table:table-cell>
          <table:table-cell table:style-name="ce13" office:value-type="string" calcext:value-type="string">
            <office:annotation draw:style-name="gr2" draw:text-style-name="P2" svg:width="2.833cm" svg:height="0.658cm" svg:x="8.048cm" svg:y="14.917cm" draw:caption-point-x="-0.243cm" draw:caption-point-y="1.899cm">
              <dc:date>2022-03-21T00:00:00</dc:date>
              <text:p text:style-name="P1">FRANC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53" office:value-type="string" calcext:value-type="string">
            <text:p>2</text:p>
          </table:table-cell>
          <table:table-cell table:style-name="ce13" office:value-type="string" calcext:value-type="string">
            <office:annotation draw:style-name="gr7" draw:text-style-name="P2" svg:width="3.084cm" svg:height="1.401cm" svg:x="16.43cm" svg:y="14.917cm" draw:caption-point-x="-0.222cm" draw:caption-point-y="1.899cm">
              <dc:date>2022-03-21T00:00:00</dc:date>
              <text:p text:style-name="P1">24.5. imam predavanje v Radencih</text:p>
            </office:annotation>
            <text:p>SO</text:p>
          </table:table-cell>
          <table:table-cell table:style-name="ce34" office:value-type="string" calcext:value-type="string">
            <text:p>KON</text:p>
          </table:table-cell>
          <table:table-cell table:style-name="ce95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95" table:formula="of:=COUNTIF([.C25:.K25];&quot;51&quot;) + COUNTIF([.C25:.K25];&quot;51L&quot;)" office:value-type="float" office:value="0" calcext:value-type="float">
            <text:p>0</text:p>
          </table:table-cell>
          <table:table-cell table:style-name="ce95" table:formula="of:=COUNTIF([.C25:.K25];&quot;52&quot;) + COUNTIF([.C25:.K25];&quot;52L&quot;)" office:value-type="float" office:value="1" calcext:value-type="float">
            <text:p>1</text:p>
          </table:table-cell>
          <table:table-cell table:style-name="ce95" table:formula="of:=COUNTIF([.C25:.K25];&quot;11-19&quot;) + COUNTIF([.C25:.K25];&quot;2&quot;)" office:value-type="float" office:value="1" calcext:value-type="float">
            <text:p>1</text:p>
          </table:table-cell>
          <table:table-cell table:style-name="ce95" table:formula="of:=COUNTIF([.C25:.K25];&quot;U&quot;)+COUNTIF([.C25:.K25];&quot;UL&quot;)" office:value-type="float" office:value="1" calcext:value-type="float">
            <text:p>1</text:p>
          </table:table-cell>
          <table:table-cell table:style-name="ce95" table:formula="of:=COUNTIF([.C25:.K25];&quot;KVIT&quot;)" office:value-type="float" office:value="1" calcext:value-type="float">
            <text:p>1</text:p>
          </table:table-cell>
          <table:table-cell table:style-name="ce96" table:formula="of:=COUNTBLANK([.C25:.K25])" office:value-type="float" office:value="1" calcext:value-type="float">
            <text:p>1</text:p>
          </table:table-cell>
          <table:table-cell table:style-name="ce98" table:formula="of:=COUNTIF([.C25:.K25];&quot;51&quot;) + COUNTIF([.C25:.K25];&quot;51L&quot;)+COUNTIF([.C25:.K25];&quot;2&quot;)+COUNTIF([.C25:.K25];&quot;52&quot;)+COUNTIF([.C25:.K25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/>
          <table:table-cell table:style-name="ce13">
            <office:annotation draw:style-name="gr11" draw:text-style-name="P2" svg:width="2.178cm" svg:height="1.242cm" svg:x="33.954cm" svg:y="14.917cm" draw:caption-point-x="-0.2cm" draw:caption-point-y="1.899cm">
              <dc:date>2022-03-21T00:00:00</dc:date>
              <text:p text:style-name="P1">dopust od 23.-27 maja</text:p>
            </office:annotation>
          </table:table-cell>
          <table:table-cell table:style-name="ce13">
            <office:annotation draw:style-name="gr2" draw:text-style-name="P2" svg:width="2.178cm" svg:height="0.658cm" svg:x="35.656cm" svg:y="14.917cm" draw:caption-point-x="-0.2cm" draw:caption-point-y="1.899cm">
              <dc:date>2022-03-21T00:00:00</dc:date>
              <text:p text:style-name="P1">FRANC</text:p>
            </office:annotation>
          </table:table-cell>
          <table:table-cell table:style-name="ce13"/>
          <table:table-cell table:style-name="ce53"/>
          <table:table-cell table:style-name="ce13" table:number-columns-repeated="4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25" calcext:value-type="date">
            <text:p>25. V. 07</text:p>
          </table:table-cell>
          <table:table-cell table:style-name="ce91" table:formula="of:=TEXT([.A26];&quot;Ddd&quot;)" office:value-type="string" office:string-value="pet" calcext:value-type="string">
            <text:p>pe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SO</text:p>
          </table:table-cell>
          <table:table-cell table:style-name="ce13" office:value-type="string" calcext:value-type="string">
            <office:annotation draw:style-name="gr1" draw:text-style-name="P2" svg:width="2.833cm" svg:height="0.659cm" svg:x="8.048cm" svg:y="15.617cm" draw:caption-point-x="-0.243cm" draw:caption-point-y="1.899cm">
              <dc:date>2022-03-21T00:00:00</dc:date>
              <text:p text:style-name="P1">FRANC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53"/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KON</text:p>
          </table:table-cell>
          <table:table-cell table:style-name="ce95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95" table:formula="of:=COUNTIF([.C26:.K26];&quot;51&quot;) + COUNTIF([.C26:.K26];&quot;51L&quot;)" office:value-type="float" office:value="1" calcext:value-type="float">
            <text:p>1</text:p>
          </table:table-cell>
          <table:table-cell table:style-name="ce95" table:formula="of:=COUNTIF([.C26:.K26];&quot;52&quot;) + COUNTIF([.C26:.K26];&quot;52L&quot;)" office:value-type="float" office:value="1" calcext:value-type="float">
            <text:p>1</text:p>
          </table:table-cell>
          <table:table-cell table:style-name="ce95" table:formula="of:=COUNTIF([.C26:.K26];&quot;11-19&quot;) + COUNTIF([.C26:.K26];&quot;2&quot;)" office:value-type="float" office:value="1" calcext:value-type="float">
            <text:p>1</text:p>
          </table:table-cell>
          <table:table-cell table:style-name="ce95" table:formula="of:=COUNTIF([.C26:.K26];&quot;U&quot;)+COUNTIF([.C26:.K26];&quot;UL&quot;)" office:value-type="float" office:value="1" calcext:value-type="float">
            <text:p>1</text:p>
          </table:table-cell>
          <table:table-cell table:style-name="ce95" table:formula="of:=COUNTIF([.C26:.K26];&quot;KVIT&quot;)" office:value-type="float" office:value="1" calcext:value-type="float">
            <text:p>1</text:p>
          </table:table-cell>
          <table:table-cell table:style-name="ce96" table:formula="of:=COUNTBLANK([.C26:.K26])" office:value-type="float" office:value="1" calcext:value-type="float">
            <text:p>1</text:p>
          </table:table-cell>
          <table:table-cell table:style-name="ce98" table:formula="of:=COUNTIF([.C26:.K26];&quot;51&quot;) + COUNTIF([.C26:.K26];&quot;51L&quot;)+COUNTIF([.C26:.K26];&quot;2&quot;)+COUNTIF([.C26:.K26];&quot;52&quot;)+COUNTIF([.C26:.K26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53"/>
          <table:table-cell table:style-name="ce13">
            <office:annotation draw:style-name="gr11" draw:text-style-name="P2" svg:width="2.178cm" svg:height="1.242cm" svg:x="33.954cm" svg:y="15.617cm" draw:caption-point-x="-0.2cm" draw:caption-point-y="1.899cm">
              <dc:date>2022-03-21T00:00:00</dc:date>
              <text:p text:style-name="P1">dopust od 23.-27 maja</text:p>
            </office:annotation>
          </table:table-cell>
          <table:table-cell table:style-name="ce13">
            <office:annotation draw:style-name="gr1" draw:text-style-name="P2" svg:width="2.178cm" svg:height="0.659cm" svg:x="35.656cm" svg:y="15.617cm" draw:caption-point-x="-0.2cm" draw:caption-point-y="1.899cm">
              <dc:date>2022-03-21T00:00:00</dc:date>
              <text:p text:style-name="P1">FRANC</text:p>
            </office:annotation>
          </table:table-cell>
          <table:table-cell table:style-name="ce13" table:number-columns-repeated="3"/>
          <table:table-cell table:style-name="ce53"/>
          <table:table-cell table:style-name="ce13" table:number-columns-repeated="2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26" calcext:value-type="date">
            <text:p>26. V. 07</text:p>
          </table:table-cell>
          <table:table-cell table:style-name="ce90" table:formula="of:=TEXT([.A27];&quot;Ddd&quot;)" office:value-type="string" office:string-value="sob" calcext:value-type="string">
            <text:p>sob</text:p>
          </table:table-cell>
          <table:table-cell table:style-name="ce18"/>
          <table:table-cell table:style-name="ce22" office:value-type="string" calcext:value-type="string">
            <office:annotation draw:style-name="gr14" draw:text-style-name="P2" svg:width="2.833cm" svg:height="1.241cm" svg:x="6.648cm" svg:y="16.318cm" draw:caption-point-x="-0.243cm" draw:caption-point-y="1.898cm">
              <dc:date>2022-03-21T00:00:00</dc:date>
              <text:p text:style-name="P1">dopust od 23.-27 maja</text:p>
            </office:annotation>
            <text:p>D</text:p>
          </table:table-cell>
          <table:table-cell table:style-name="ce22"/>
          <table:table-cell table:style-name="ce23" office:value-type="string" calcext:value-type="string">
            <text:p>L</text:p>
          </table:table-cell>
          <table:table-cell table:style-name="ce18">
            <office:annotation draw:style-name="gr18" draw:text-style-name="P2" svg:width="2.843cm" svg:height="2.706cm" svg:x="10.838cm" svg:y="16.318cm" draw:caption-point-x="-0.232cm" draw:caption-point-y="1.898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8" table:number-columns-repeated="3"/>
          <table:table-cell table:style-name="ce23"/>
          <table:table-cell table:style-name="ce34" office:value-type="string" calcext:value-type="string">
            <text:p>PIN</text:p>
          </table:table-cell>
          <table:table-cell table:style-name="ce95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95" table:formula="of:=COUNTIF([.C27:.K27];&quot;51&quot;) + COUNTIF([.C27:.K27];&quot;51L&quot;)" office:value-type="float" office:value="0" calcext:value-type="float">
            <text:p>0</text:p>
          </table:table-cell>
          <table:table-cell table:style-name="ce95" table:formula="of:=COUNTIF([.C27:.K27];&quot;52&quot;) + COUNTIF([.C27:.K27];&quot;52L&quot;)" office:value-type="float" office:value="0" calcext:value-type="float">
            <text:p>0</text:p>
          </table:table-cell>
          <table:table-cell table:style-name="ce95" table:formula="of:=COUNTIF([.C27:.K27];&quot;11-19&quot;) + COUNTIF([.C27:.K27];&quot;2&quot;)" office:value-type="float" office:value="0" calcext:value-type="float">
            <text:p>0</text:p>
          </table:table-cell>
          <table:table-cell table:style-name="ce95" table:formula="of:=COUNTIF([.C27:.K27];&quot;U&quot;)+COUNTIF([.C27:.K27];&quot;UL&quot;)" office:value-type="float" office:value="0" calcext:value-type="float">
            <text:p>0</text:p>
          </table:table-cell>
          <table:table-cell table:style-name="ce95" table:formula="of:=COUNTIF([.C27:.K27];&quot;KVIT&quot;)" office:value-type="float" office:value="0" calcext:value-type="float">
            <text:p>0</text:p>
          </table:table-cell>
          <table:table-cell table:style-name="ce96" table:formula="of:=COUNTBLANK([.C27:.K27])" office:value-type="float" office:value="7" calcext:value-type="float">
            <text:p>7</text:p>
          </table:table-cell>
          <table:table-cell table:style-name="ce98" table:formula="of:=COUNTIF([.C27:.K27];&quot;51&quot;) + COUNTIF([.C27:.K27];&quot;51L&quot;)+COUNTIF([.C27:.K27];&quot;2&quot;)+COUNTIF([.C27:.K27];&quot;52&quot;)+COUNTIF([.C27:.K27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18"/>
          <table:table-cell table:style-name="ce22">
            <office:annotation draw:style-name="gr14" draw:text-style-name="P2" svg:width="2.178cm" svg:height="1.241cm" svg:x="33.954cm" svg:y="16.318cm" draw:caption-point-x="-0.2cm" draw:caption-point-y="1.898cm">
              <dc:date>2022-03-21T00:00:00</dc:date>
              <text:p text:style-name="P1">dopust od 23.-27 maja</text:p>
            </office:annotation>
          </table:table-cell>
          <table:table-cell table:style-name="ce22"/>
          <table:table-cell table:style-name="ce23"/>
          <table:table-cell table:style-name="ce18">
            <office:annotation draw:style-name="gr18" draw:text-style-name="P2" svg:width="2.178cm" svg:height="3.361cm" svg:x="39.05cm" svg:y="16.318cm" draw:caption-point-x="-0.19cm" draw:caption-point-y="1.898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8" table:number-columns-repeated="3"/>
          <table:table-cell table:style-name="ce23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8" office:value-type="date" office:date-value="2007-05-27" calcext:value-type="date">
            <text:p>27. V. 07</text:p>
          </table:table-cell>
          <table:table-cell table:style-name="ce90" table:formula="of:=TEXT([.A28];&quot;Ddd&quot;)" office:value-type="string" office:string-value="ned" calcext:value-type="string">
            <text:p>ned</text:p>
          </table:table-cell>
          <table:table-cell table:style-name="ce22"/>
          <table:table-cell table:style-name="ce22" office:value-type="string" calcext:value-type="string">
            <office:annotation draw:style-name="gr14" draw:text-style-name="P2" svg:width="2.833cm" svg:height="1.241cm" svg:x="6.648cm" svg:y="17.018cm" draw:caption-point-x="-0.243cm" draw:caption-point-y="1.899cm">
              <dc:date>2022-03-21T00:00:00</dc:date>
              <text:p text:style-name="P1">dopust od 23.-27 maja</text:p>
            </office:annotation>
            <text:p>D</text:p>
          </table:table-cell>
          <table:table-cell table:style-name="ce18"/>
          <table:table-cell table:style-name="ce23" office:value-type="string" calcext:value-type="string">
            <text:p>L</text:p>
          </table:table-cell>
          <table:table-cell table:style-name="ce18">
            <office:annotation draw:style-name="gr18" draw:text-style-name="P2" svg:width="2.843cm" svg:height="2.706cm" svg:x="10.838cm" svg:y="17.018cm" draw:caption-point-x="-0.232cm" draw:caption-point-y="1.899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23"/>
          <table:table-cell table:style-name="ce18" table:number-columns-repeated="3"/>
          <table:table-cell table:style-name="ce34" office:value-type="string" calcext:value-type="string">
            <text:p>PIN</text:p>
          </table:table-cell>
          <table:table-cell table:style-name="ce95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95" table:formula="of:=COUNTIF([.C28:.K28];&quot;51&quot;) + COUNTIF([.C28:.K28];&quot;51L&quot;)" office:value-type="float" office:value="0" calcext:value-type="float">
            <text:p>0</text:p>
          </table:table-cell>
          <table:table-cell table:style-name="ce95" table:formula="of:=COUNTIF([.C28:.K28];&quot;52&quot;) + COUNTIF([.C28:.K28];&quot;52L&quot;)" office:value-type="float" office:value="0" calcext:value-type="float">
            <text:p>0</text:p>
          </table:table-cell>
          <table:table-cell table:style-name="ce95" table:formula="of:=COUNTIF([.C28:.K28];&quot;11-19&quot;) + COUNTIF([.C28:.K28];&quot;2&quot;)" office:value-type="float" office:value="0" calcext:value-type="float">
            <text:p>0</text:p>
          </table:table-cell>
          <table:table-cell table:style-name="ce95" table:formula="of:=COUNTIF([.C28:.K28];&quot;U&quot;)+COUNTIF([.C28:.K28];&quot;UL&quot;)" office:value-type="float" office:value="0" calcext:value-type="float">
            <text:p>0</text:p>
          </table:table-cell>
          <table:table-cell table:style-name="ce95" table:formula="of:=COUNTIF([.C28:.K28];&quot;KVIT&quot;)" office:value-type="float" office:value="0" calcext:value-type="float">
            <text:p>0</text:p>
          </table:table-cell>
          <table:table-cell table:style-name="ce96" table:formula="of:=COUNTBLANK([.C28:.K28])" office:value-type="float" office:value="7" calcext:value-type="float">
            <text:p>7</text:p>
          </table:table-cell>
          <table:table-cell table:style-name="ce98" table:formula="of:=COUNTIF([.C28:.K28];&quot;51&quot;) + COUNTIF([.C28:.K28];&quot;51L&quot;)+COUNTIF([.C28:.K28];&quot;2&quot;)+COUNTIF([.C28:.K28];&quot;52&quot;)+COUNTIF([.C28:.K28];&quot;52L&quot;)" office:value-type="float" office:value="0" calcext:value-type="float">
            <text:p>0</text:p>
          </table:table-cell>
          <table:table-cell table:style-name="ce6" table:number-columns-repeated="3"/>
          <table:table-cell table:style-name="ce48"/>
          <table:table-cell table:style-name="ce90"/>
          <table:table-cell table:style-name="ce22"/>
          <table:table-cell table:style-name="ce22">
            <office:annotation draw:style-name="gr14" draw:text-style-name="P2" svg:width="2.178cm" svg:height="1.241cm" svg:x="33.954cm" svg:y="17.018cm" draw:caption-point-x="-0.2cm" draw:caption-point-y="1.899cm">
              <dc:date>2022-03-21T00:00:00</dc:date>
              <text:p text:style-name="P1">dopust od 23.-27 maja</text:p>
            </office:annotation>
          </table:table-cell>
          <table:table-cell table:style-name="ce18"/>
          <table:table-cell table:style-name="ce23"/>
          <table:table-cell table:style-name="ce18">
            <office:annotation draw:style-name="gr18" draw:text-style-name="P2" svg:width="2.178cm" svg:height="3.361cm" svg:x="39.05cm" svg:y="17.018cm" draw:caption-point-x="-0.19cm" draw:caption-point-y="1.899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23"/>
          <table:table-cell table:style-name="ce18"/>
          <table:table-cell table:style-name="ce18">
            <office:annotation draw:style-name="gr14" draw:text-style-name="P2" svg:width="2.189cm" svg:height="1.386cm" svg:x="44.146cm" svg:y="17.018cm" draw:caption-point-x="-0.179cm" draw:caption-point-y="1.899cm">
              <dc:date>2022-03-21T00:00:00</dc:date>
              <text:p text:style-name="P1">dopust 11.,18.5.,in 27.5</text:p>
            </office:annotation>
          </table:table-cell>
          <table:table-cell table:style-name="ce18"/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28" calcext:value-type="date">
            <text:p>28. V. 07</text:p>
          </table:table-cell>
          <table:table-cell table:style-name="ce91" table:formula="of:=TEXT([.A29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office:annotation draw:style-name="gr2" draw:text-style-name="P2" svg:width="2.843cm" svg:height="0.658cm" svg:x="5.247cm" svg:y="17.718cm" draw:caption-point-x="-0.243cm" draw:caption-point-y="1.899cm">
              <dc:date>2022-03-21T00:00:00</dc:date>
              <text:p text:style-name="P1">NE popoldan</text:p>
            </office:annotation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8" draw:text-style-name="P2" svg:width="2.843cm" svg:height="2.706cm" svg:x="10.838cm" svg:y="17.718cm" draw:caption-point-x="-0.232cm" draw:caption-point-y="1.899cm">
              <dc:date>2022-03-21T00:00:00</dc:date>
              <text:p text:style-name="P1">NE razpisati za deĹžurstvo v KVIT-u: 7., 9.,10., 11., 12., 13., <text:s/>26., 27., 28., 30., in 31</text:p>
            </office:annotation>
            <text:p>51</text:p>
          </table:table-cell>
          <table:table-cell table:style-name="ce21" office:value-type="string" calcext:value-type="string">
            <text:p>KVIT</text:p>
          </table:table-cell>
          <table:table-cell table:style-name="ce16"/>
          <table:table-cell table:style-name="ce16" office:value-type="string" calcext:value-type="string">
            <office:annotation draw:style-name="gr21" draw:text-style-name="P2" svg:width="2.833cm" svg:height="1.39cm" svg:x="15.04cm" svg:y="17.718cm" draw:caption-point-x="-0.232cm" draw:caption-point-y="1.899cm">
              <dc:date>2022-03-21T00:00:00</dc:date>
              <text:p text:style-name="P1">28. in 30.5. delam od 11 do 19.</text:p>
            </office:annotation>
            <text:p>11-19</text:p>
          </table:table-cell>
          <table:table-cell table:style-name="ce13" office:value-type="string" calcext:value-type="string">
            <office:annotation draw:style-name="gr12" draw:text-style-name="P2" svg:width="3.084cm" svg:height="1.232cm" svg:x="16.43cm" svg:y="17.718cm" draw:caption-point-x="-0.222cm" draw:caption-point-y="1.899cm">
              <dc:date>2022-03-21T00:00:00</dc:date>
              <text:p text:style-name="P1">dopust od 28.5. do 1.6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95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95" table:formula="of:=COUNTIF([.C29:.K29];&quot;51&quot;) + COUNTIF([.C29:.K29];&quot;51L&quot;)" office:value-type="float" office:value="1" calcext:value-type="float">
            <text:p>1</text:p>
          </table:table-cell>
          <table:table-cell table:style-name="ce95" table:formula="of:=COUNTIF([.C29:.K29];&quot;52&quot;) + COUNTIF([.C29:.K29];&quot;52L&quot;)" office:value-type="float" office:value="1" calcext:value-type="float">
            <text:p>1</text:p>
          </table:table-cell>
          <table:table-cell table:style-name="ce95" table:formula="of:=COUNTIF([.C29:.K29];&quot;11-19&quot;) + COUNTIF([.C29:.K29];&quot;2&quot;)" office:value-type="float" office:value="1" calcext:value-type="float">
            <text:p>1</text:p>
          </table:table-cell>
          <table:table-cell table:style-name="ce95" table:formula="of:=COUNTIF([.C29:.K29];&quot;U&quot;)+COUNTIF([.C29:.K29];&quot;UL&quot;)" office:value-type="float" office:value="1" calcext:value-type="float">
            <text:p>1</text:p>
          </table:table-cell>
          <table:table-cell table:style-name="ce95" table:formula="of:=COUNTIF([.C29:.K29];&quot;KVIT&quot;)" office:value-type="float" office:value="2" calcext:value-type="float">
            <text:p>2</text:p>
          </table:table-cell>
          <table:table-cell table:style-name="ce96" table:formula="of:=COUNTBLANK([.C29:.K29])" office:value-type="float" office:value="1" calcext:value-type="float">
            <text:p>1</text:p>
          </table:table-cell>
          <table:table-cell table:style-name="ce98" table:formula="of:=COUNTIF([.C29:.K29];&quot;51&quot;) + COUNTIF([.C29:.K29];&quot;51L&quot;)+COUNTIF([.C29:.K29];&quot;2&quot;)+COUNTIF([.C29:.K29];&quot;52&quot;)+COUNTIF([.C29:.K29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>
            <office:annotation draw:style-name="gr2" draw:text-style-name="P2" svg:width="2.178cm" svg:height="0.991cm" svg:x="32.252cm" svg:y="17.718cm" draw:caption-point-x="-0.2cm" draw:caption-point-y="1.899cm">
              <dc:date>2022-03-21T00:00:00</dc:date>
              <text:p text:style-name="P1">NE popoldan</text:p>
            </office:annotation>
          </table:table-cell>
          <table:table-cell table:style-name="ce53"/>
          <table:table-cell table:style-name="ce13" table:number-columns-repeated="2"/>
          <table:table-cell table:style-name="ce13">
            <office:annotation draw:style-name="gr18" draw:text-style-name="P2" svg:width="2.178cm" svg:height="3.361cm" svg:x="39.05cm" svg:y="17.718cm" draw:caption-point-x="-0.19cm" draw:caption-point-y="1.899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53"/>
          <table:table-cell table:style-name="ce16"/>
          <table:table-cell table:style-name="ce16">
            <office:annotation draw:style-name="gr21" draw:text-style-name="P2" svg:width="2.189cm" svg:height="1.39cm" svg:x="44.146cm" svg:y="17.718cm" draw:caption-point-x="-0.179cm" draw:caption-point-y="1.899cm">
              <dc:date>2022-03-21T00:00:00</dc:date>
              <text:p text:style-name="P1">28. in 30.5. delam od 11 do 19.</text:p>
            </office:annotation>
          </table:table-cell>
          <table:table-cell table:style-name="ce13">
            <office:annotation draw:style-name="gr12" draw:text-style-name="P2" svg:width="2.178cm" svg:height="1.232cm" svg:x="45.848cm" svg:y="17.718cm" draw:caption-point-x="-0.179cm" draw:caption-point-y="1.899cm">
              <dc:date>2022-03-21T00:00:00</dc:date>
              <text:p text:style-name="P1">dopust od 28.5. do 1.6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29" calcext:value-type="date">
            <text:p>29. V. 07</text:p>
          </table:table-cell>
          <table:table-cell table:style-name="ce91" table:formula="of:=TEXT([.A30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6"/>
          <table:table-cell table:style-name="ce16" office:value-type="string" calcext:value-type="string">
            <office:annotation draw:style-name="gr6" draw:text-style-name="P2" svg:width="2.833cm" svg:height="1.974cm" svg:x="15.04cm" svg:y="18.418cm" draw:caption-point-x="-0.232cm" draw:caption-point-y="1.899cm">
              <dc:date>2022-03-21T00:00:00</dc:date>
              <text:p text:style-name="P1">dopust 11.,18.5.,in 29.5</text:p>
            </office:annotation>
            <text:p>D</text:p>
          </table:table-cell>
          <table:table-cell table:style-name="ce13" office:value-type="string" calcext:value-type="string">
            <office:annotation draw:style-name="gr12" draw:text-style-name="P2" svg:width="3.084cm" svg:height="1.232cm" svg:x="16.43cm" svg:y="18.418cm" draw:caption-point-x="-0.222cm" draw:caption-point-y="1.899cm">
              <dc:date>2022-03-21T00:00:00</dc:date>
              <text:p text:style-name="P1">dopust od 28.5. do 1.6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95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95" table:formula="of:=COUNTIF([.C30:.K30];&quot;51&quot;) + COUNTIF([.C30:.K30];&quot;51L&quot;)" office:value-type="float" office:value="1" calcext:value-type="float">
            <text:p>1</text:p>
          </table:table-cell>
          <table:table-cell table:style-name="ce95" table:formula="of:=COUNTIF([.C30:.K30];&quot;52&quot;) + COUNTIF([.C30:.K30];&quot;52L&quot;)" office:value-type="float" office:value="1" calcext:value-type="float">
            <text:p>1</text:p>
          </table:table-cell>
          <table:table-cell table:style-name="ce95" table:formula="of:=COUNTIF([.C30:.K30];&quot;11-19&quot;) + COUNTIF([.C30:.K30];&quot;2&quot;)" office:value-type="float" office:value="1" calcext:value-type="float">
            <text:p>1</text:p>
          </table:table-cell>
          <table:table-cell table:style-name="ce95" table:formula="of:=COUNTIF([.C30:.K30];&quot;U&quot;)+COUNTIF([.C30:.K30];&quot;UL&quot;)" office:value-type="float" office:value="1" calcext:value-type="float">
            <text:p>1</text:p>
          </table:table-cell>
          <table:table-cell table:style-name="ce95" table:formula="of:=COUNTIF([.C30:.K30];&quot;KVIT&quot;)" office:value-type="float" office:value="1" calcext:value-type="float">
            <text:p>1</text:p>
          </table:table-cell>
          <table:table-cell table:style-name="ce96" table:formula="of:=COUNTBLANK([.C30:.K30])" office:value-type="float" office:value="1" calcext:value-type="float">
            <text:p>1</text:p>
          </table:table-cell>
          <table:table-cell table:style-name="ce98" table:formula="of:=COUNTIF([.C30:.K30];&quot;51&quot;) + COUNTIF([.C30:.K30];&quot;51L&quot;)+COUNTIF([.C30:.K30];&quot;2&quot;)+COUNTIF([.C30:.K30];&quot;52&quot;)+COUNTIF([.C30:.K30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3" table:number-columns-repeated="4"/>
          <table:table-cell table:style-name="ce53"/>
          <table:table-cell table:style-name="ce13"/>
          <table:table-cell table:style-name="ce16"/>
          <table:table-cell table:style-name="ce13"/>
          <table:table-cell table:style-name="ce13">
            <office:annotation draw:style-name="gr12" draw:text-style-name="P2" svg:width="2.178cm" svg:height="1.232cm" svg:x="45.848cm" svg:y="18.418cm" draw:caption-point-x="-0.179cm" draw:caption-point-y="1.899cm">
              <dc:date>2022-03-21T00:00:00</dc:date>
              <text:p text:style-name="P1">dopust od 28.5. do 1.6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30" calcext:value-type="date">
            <text:p>30. V. 07</text:p>
          </table:table-cell>
          <table:table-cell table:style-name="ce91" table:formula="of:=TEXT([.A31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office:annotation draw:style-name="gr2" draw:text-style-name="P2" svg:width="2.843cm" svg:height="0.658cm" svg:x="5.247cm" svg:y="19.119cm" draw:caption-point-x="-0.243cm" draw:caption-point-y="1.898cm">
              <dc:date>2022-03-21T00:00:00</dc:date>
              <text:p text:style-name="P1">NE popoldan</text:p>
            </office:annotation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18" draw:text-style-name="P2" svg:width="2.843cm" svg:height="2.706cm" svg:x="10.838cm" svg:y="19.119cm" draw:caption-point-x="-0.232cm" draw:caption-point-y="1.898cm">
              <dc:date>2022-03-21T00:00:00</dc:date>
              <text:p text:style-name="P1">NE razpisati za deĹžurstvo v KVIT-u: 7., 9.,10., 11., 12., 13., <text:s/>26., 27., 28., 30., in 31</text:p>
            </office:annotation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53"/>
          <table:table-cell table:style-name="ce13" office:value-type="string" calcext:value-type="string">
            <office:annotation draw:style-name="gr20" draw:text-style-name="P2" svg:width="2.833cm" svg:height="1.389cm" svg:x="15.04cm" svg:y="19.119cm" draw:caption-point-x="-0.232cm" draw:caption-point-y="1.898cm">
              <dc:date>2022-03-21T00:00:00</dc:date>
              <text:p text:style-name="P1">28. in 30.5. delam od 11 do 19.</text:p>
            </office:annotation>
            <text:p>11-19</text:p>
          </table:table-cell>
          <table:table-cell table:style-name="ce13" office:value-type="string" calcext:value-type="string">
            <office:annotation draw:style-name="gr15" draw:text-style-name="P2" svg:width="3.084cm" svg:height="1.231cm" svg:x="16.43cm" svg:y="19.119cm" draw:caption-point-x="-0.222cm" draw:caption-point-y="1.898cm">
              <dc:date>2022-03-21T00:00:00</dc:date>
              <text:p text:style-name="P1">dopust od 28.5. do 1.6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95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95" table:formula="of:=COUNTIF([.C31:.K31];&quot;51&quot;) + COUNTIF([.C31:.K31];&quot;51L&quot;)" office:value-type="float" office:value="1" calcext:value-type="float">
            <text:p>1</text:p>
          </table:table-cell>
          <table:table-cell table:style-name="ce95" table:formula="of:=COUNTIF([.C31:.K31];&quot;52&quot;) + COUNTIF([.C31:.K31];&quot;52L&quot;)" office:value-type="float" office:value="1" calcext:value-type="float">
            <text:p>1</text:p>
          </table:table-cell>
          <table:table-cell table:style-name="ce95" table:formula="of:=COUNTIF([.C31:.K31];&quot;11-19&quot;) + COUNTIF([.C31:.K31];&quot;2&quot;)" office:value-type="float" office:value="1" calcext:value-type="float">
            <text:p>1</text:p>
          </table:table-cell>
          <table:table-cell table:style-name="ce95" table:formula="of:=COUNTIF([.C31:.K31];&quot;U&quot;)+COUNTIF([.C31:.K31];&quot;UL&quot;)" office:value-type="float" office:value="1" calcext:value-type="float">
            <text:p>1</text:p>
          </table:table-cell>
          <table:table-cell table:style-name="ce95" table:formula="of:=COUNTIF([.C31:.K31];&quot;KVIT&quot;)" office:value-type="float" office:value="1" calcext:value-type="float">
            <text:p>1</text:p>
          </table:table-cell>
          <table:table-cell table:style-name="ce96" table:formula="of:=COUNTBLANK([.C31:.K31])" office:value-type="float" office:value="1" calcext:value-type="float">
            <text:p>1</text:p>
          </table:table-cell>
          <table:table-cell table:style-name="ce98" table:formula="of:=COUNTIF([.C31:.K31];&quot;51&quot;) + COUNTIF([.C31:.K31];&quot;51L&quot;)+COUNTIF([.C31:.K31];&quot;2&quot;)+COUNTIF([.C31:.K31];&quot;52&quot;)+COUNTIF([.C31:.K31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16">
            <office:annotation draw:style-name="gr2" draw:text-style-name="P2" svg:width="2.178cm" svg:height="0.991cm" svg:x="32.252cm" svg:y="19.119cm" draw:caption-point-x="-0.2cm" draw:caption-point-y="1.898cm">
              <dc:date>2022-03-21T00:00:00</dc:date>
              <text:p text:style-name="P1">NE popoldan</text:p>
            </office:annotation>
          </table:table-cell>
          <table:table-cell table:style-name="ce53"/>
          <table:table-cell table:style-name="ce13"/>
          <table:table-cell table:style-name="ce53"/>
          <table:table-cell table:style-name="ce13">
            <office:annotation draw:style-name="gr18" draw:text-style-name="P2" svg:width="2.178cm" svg:height="3.361cm" svg:x="39.05cm" svg:y="19.119cm" draw:caption-point-x="-0.19cm" draw:caption-point-y="1.898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30"/>
          <table:table-cell table:style-name="ce53"/>
          <table:table-cell table:style-name="ce13">
            <office:annotation draw:style-name="gr20" draw:text-style-name="P2" svg:width="2.189cm" svg:height="1.389cm" svg:x="44.146cm" svg:y="19.119cm" draw:caption-point-x="-0.179cm" draw:caption-point-y="1.898cm">
              <dc:date>2022-03-21T00:00:00</dc:date>
              <text:p text:style-name="P1">28. in 30.5. delam od 11 do 19.</text:p>
            </office:annotation>
          </table:table-cell>
          <table:table-cell table:style-name="ce13">
            <office:annotation draw:style-name="gr15" draw:text-style-name="P2" svg:width="2.178cm" svg:height="1.231cm" svg:x="45.848cm" svg:y="19.119cm" draw:caption-point-x="-0.179cm" draw:caption-point-y="1.898cm">
              <dc:date>2022-03-21T00:00:00</dc:date>
              <text:p text:style-name="P1">dopust od 28.5. do 1.6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47" office:value-type="date" office:date-value="2007-05-31" calcext:value-type="date">
            <text:p>31. V. 07</text:p>
          </table:table-cell>
          <table:table-cell table:style-name="ce91" table:formula="of:=TEXT([.A32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8" draw:text-style-name="P2" svg:width="2.843cm" svg:height="2.706cm" svg:x="10.838cm" svg:y="19.819cm" draw:caption-point-x="-0.232cm" draw:caption-point-y="1.899cm">
              <dc:date>2022-03-21T00:00:00</dc:date>
              <text:p text:style-name="P1">NE razpisati za deĹžurstvo v KVIT-u: 7., 9.,10., 11., 12., 13., <text:s/>26., 27., 28., 30., in 31</text:p>
            </office:annotation>
            <text:p>U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5" draw:text-style-name="P2" svg:width="3.084cm" svg:height="1.231cm" svg:x="16.43cm" svg:y="19.819cm" draw:caption-point-x="-0.222cm" draw:caption-point-y="1.899cm">
              <dc:date>2022-03-21T00:00:00</dc:date>
              <text:p text:style-name="P1">dopust od 28.5. do 1.6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95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95" table:formula="of:=COUNTIF([.C32:.K32];&quot;51&quot;) + COUNTIF([.C32:.K32];&quot;51L&quot;)" office:value-type="float" office:value="1" calcext:value-type="float">
            <text:p>1</text:p>
          </table:table-cell>
          <table:table-cell table:style-name="ce95" table:formula="of:=COUNTIF([.C32:.K32];&quot;52&quot;) + COUNTIF([.C32:.K32];&quot;52L&quot;)" office:value-type="float" office:value="1" calcext:value-type="float">
            <text:p>1</text:p>
          </table:table-cell>
          <table:table-cell table:style-name="ce95" table:formula="of:=COUNTIF([.C32:.K32];&quot;11-19&quot;) + COUNTIF([.C32:.K32];&quot;2&quot;)" office:value-type="float" office:value="1" calcext:value-type="float">
            <text:p>1</text:p>
          </table:table-cell>
          <table:table-cell table:style-name="ce95" table:formula="of:=COUNTIF([.C32:.K32];&quot;U&quot;)+COUNTIF([.C32:.K32];&quot;UL&quot;)" office:value-type="float" office:value="1" calcext:value-type="float">
            <text:p>1</text:p>
          </table:table-cell>
          <table:table-cell table:style-name="ce95" table:formula="of:=COUNTIF([.C32:.K32];&quot;KVIT&quot;)" office:value-type="float" office:value="2" calcext:value-type="float">
            <text:p>2</text:p>
          </table:table-cell>
          <table:table-cell table:style-name="ce96" table:formula="of:=COUNTBLANK([.C32:.K32])" office:value-type="float" office:value="1" calcext:value-type="float">
            <text:p>1</text:p>
          </table:table-cell>
          <table:table-cell table:style-name="ce98" table:formula="of:=COUNTIF([.C32:.K32];&quot;51&quot;) + COUNTIF([.C32:.K32];&quot;51L&quot;)+COUNTIF([.C32:.K32];&quot;2&quot;)+COUNTIF([.C32:.K32];&quot;52&quot;)+COUNTIF([.C32:.K32];&quot;52L&quot;)" office:value-type="float" office:value="2" calcext:value-type="float">
            <text:p>2</text:p>
          </table:table-cell>
          <table:table-cell table:style-name="ce6" table:number-columns-repeated="3"/>
          <table:table-cell table:style-name="ce47"/>
          <table:table-cell table:style-name="ce91"/>
          <table:table-cell table:style-name="ce53"/>
          <table:table-cell table:style-name="ce13" table:number-columns-repeated="3"/>
          <table:table-cell table:style-name="ce13">
            <office:annotation draw:style-name="gr18" draw:text-style-name="P2" svg:width="2.178cm" svg:height="3.361cm" svg:x="39.05cm" svg:y="19.819cm" draw:caption-point-x="-0.19cm" draw:caption-point-y="1.899cm">
              <dc:date>2022-03-21T00:00:00</dc:date>
              <text:p text:style-name="P1">NE razpisati za deĹžurstvo v KVIT-u: 7., 9.,10., 11., 12., 13., <text:s/>26., 27., 28., 30., in 31</text:p>
            </office:annotation>
          </table:table-cell>
          <table:table-cell table:style-name="ce13" table:number-columns-repeated="3"/>
          <table:table-cell table:style-name="ce13">
            <office:annotation draw:style-name="gr15" draw:text-style-name="P2" svg:width="2.178cm" svg:height="1.231cm" svg:x="45.848cm" svg:y="19.819cm" draw:caption-point-x="-0.179cm" draw:caption-point-y="1.899cm">
              <dc:date>2022-03-21T00:00:00</dc:date>
              <text:p text:style-name="P1">dopust od 28.5. do 1.6</text:p>
            </office:annotation>
          </table:table-cell>
          <table:table-cell table:style-name="ce34"/>
          <table:table-cell table:style-name="ce6" table:number-columns-repeated="221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9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5" calcext:value-type="float">
            <text:p>5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3" calcext:value-type="float">
            <text:p>3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4" calcext:value-type="float">
            <text:p>4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2" calcext:value-type="float">
            <text:p>2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maj.$A$1:.$L$32" table:range-usable-as="print-range"/>
        </table:named-expressions>
        <calcext:conditional-formats>
          <calcext:conditional-format calcext:target-range-address="maj.B2:maj.B32 maj.Y2:maj.Y32">
            <calcext:condition calcext:apply-style-name="ConditionalStyle_1" calcext:value="=&quot;sob&quot;" calcext:base-cell-address="maj.B2"/>
            <calcext:condition calcext:apply-style-name="ConditionalStyle_1" calcext:value="=&quot;ned&quot;" calcext:base-cell-address="maj.B2"/>
          </calcext:conditional-format>
          <calcext:conditional-format calcext:target-range-address="maj.M2:maj.R32">
            <calcext:condition calcext:apply-style-name="ConditionalStyle_2" calcext:value="&lt;1" calcext:base-cell-address="maj.M2"/>
            <calcext:condition calcext:apply-style-name="ConditionalStyle_3" calcext:value="&gt;1" calcext:base-cell-address="maj.M2"/>
          </calcext:conditional-format>
          <calcext:conditional-format calcext:target-range-address="maj.S2:maj.S33">
            <calcext:condition calcext:apply-style-name="ConditionalStyle_4" calcext:value="!=0" calcext:base-cell-address="maj.S2"/>
          </calcext:conditional-format>
          <calcext:conditional-format calcext:target-range-address="maj.T2:maj.T32">
            <calcext:condition calcext:apply-style-name="ConditionalStyle_2" calcext:value="&lt;2" calcext:base-cell-address="maj.T2"/>
            <calcext:condition calcext:apply-style-name="ConditionalStyle_5" calcext:value="&gt;2" calcext:base-cell-address="maj.T2"/>
          </calcext:conditional-format>
        </calcext:conditional-formats>
      </table:table>
      <table:table table:name="junij" table:style-name="ta6" table:print-ranges="junij.A1:junij.L31">
        <table:table-column table:style-name="co1" table:default-cell-style-name="ce7"/>
        <table:table-column table:style-name="co2" table:number-columns-repeated="11" table:default-cell-style-name="ce7"/>
        <table:table-column table:style-name="co12" table:number-columns-repeated="4" table:default-cell-style-name="ce7"/>
        <table:table-column table:style-name="co5" table:number-columns-repeated="2" table:default-cell-style-name="ce7"/>
        <table:table-column table:style-name="co14" table:default-cell-style-name="ce7"/>
        <table:table-column table:style-name="co17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46" office:value-type="string" calcext:value-type="string">
            <text:p>Datum</text:p>
          </table:table-cell>
          <table:table-cell table:style-name="ce49"/>
          <table:table-cell table:style-name="ce30" office:value-type="string" calcext:value-type="string">
            <text:p>KOS</text:p>
          </table:table-cell>
          <table:table-cell table:style-name="ce30" office:value-type="string" calcext:value-type="string">
            <text:p>ŠOŠ</text:p>
          </table:table-cell>
          <table:table-cell table:style-name="ce30" office:value-type="string" calcext:value-type="string">
            <text:p>PIN</text:p>
          </table:table-cell>
          <table:table-cell table:style-name="ce30" office:value-type="string" calcext:value-type="string">
            <text:p>KON</text:p>
          </table:table-cell>
          <table:table-cell table:style-name="ce30" office:value-type="string" calcext:value-type="string">
            <text:p>MIR</text:p>
          </table:table-cell>
          <table:table-cell table:style-name="ce30" office:value-type="string" calcext:value-type="string">
            <text:p>HOL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DAN</text:p>
          </table:table-cell>
          <table:table-cell table:style-name="ce30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36" office:value-type="string" calcext:value-type="string">
            <text:p>L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2" calcext:value-type="float">
            <text:p>52</text:p>
          </table:table-cell>
          <table:table-cell table:style-name="ce40" office:value-type="string" calcext:value-type="string">
            <text:p>11-19</text:p>
          </table:table-cell>
          <table:table-cell table:style-name="ce41" office:value-type="string" calcext:value-type="string">
            <text:p>U</text:p>
          </table:table-cell>
          <table:table-cell table:style-name="ce39" office:value-type="string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01" calcext:value-type="date">
            <text:p>1. VI. 07</text:p>
          </table:table-cell>
          <table:table-cell table:style-name="ce99" table:formula="of:=TEXT([.A2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30" office:value-type="string" calcext:value-type="string">
            <text:p><text:span text:style-name="T3">U</text:span><text:span text:style-name="T4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21" office:value-type="string" calcext:value-type="string">
            <text:p>51</text:p>
          </table:table-cell>
          <table:table-cell table:style-name="ce16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office:annotation draw:style-name="gr16" draw:text-style-name="P2" svg:width="3.184cm" svg:height="0.991cm" svg:x="15.04cm" svg:y="0cm" draw:caption-point-x="-0.232cm" draw:caption-point-y="0.71cm">
              <dc:date>2022-03-21T00:00:00</dc:date>
              <text:p text:style-name="P1">Ne popoldan, po možnosti dopust</text:p>
            </office:annotation>
            <text:p>52</text:p>
          </table:table-cell>
          <table:table-cell table:style-name="ce13" office:value-type="string" calcext:value-type="string">
            <office:annotation draw:style-name="gr16" draw:text-style-name="P2" svg:width="3.047cm" svg:height="0.991cm" svg:x="16.493cm" svg:y="0cm" draw:caption-point-x="-0.285cm" draw:caption-point-y="0.71cm">
              <dc:date>2022-03-21T00:00:00</dc:date>
              <text:p text:style-name="P1">dopust od 28.5. do 1.6</text:p>
            </office:annotation>
            <text:p>D</text:p>
          </table:table-cell>
          <table:table-cell table:style-name="ce34" office:value-type="string" calcext:value-type="string">
            <text:p>PIN</text:p>
          </table:table-cell>
          <table:table-cell table:style-name="ce105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05" table:formula="of:=COUNTIF([.C2:.K2];&quot;51&quot;) + COUNTIF([.C2:.K2];&quot;51L&quot;)" office:value-type="float" office:value="1" calcext:value-type="float">
            <text:p>1</text:p>
          </table:table-cell>
          <table:table-cell table:style-name="ce105" table:formula="of:=COUNTIF([.C2:.K2];&quot;52&quot;) + COUNTIF([.C2:.K2];&quot;52L&quot;)" office:value-type="float" office:value="1" calcext:value-type="float">
            <text:p>1</text:p>
          </table:table-cell>
          <table:table-cell table:style-name="ce105" table:formula="of:=COUNTIF([.C2:.K2];&quot;11-19&quot;) + COUNTIF([.C2:.K2];&quot;2&quot;)" office:value-type="float" office:value="1" calcext:value-type="float">
            <text:p>1</text:p>
          </table:table-cell>
          <table:table-cell table:style-name="ce105" table:formula="of:=COUNTIF([.C2:.K2];&quot;U&quot;)+COUNTIF([.C2:.K2];&quot;UL&quot;)" office:value-type="float" office:value="1" calcext:value-type="float">
            <text:p>1</text:p>
          </table:table-cell>
          <table:table-cell table:style-name="ce105" table:formula="of:=COUNTIF([.C2:.K2];&quot;KVIT&quot;)" office:value-type="float" office:value="1" calcext:value-type="float">
            <text:p>1</text:p>
          </table:table-cell>
          <table:table-cell table:style-name="ce106" table:formula="of:=COUNTBLANK([.C2:.K2])" office:value-type="float" office:value="1" calcext:value-type="float">
            <text:p>1</text:p>
          </table:table-cell>
          <table:table-cell table:style-name="ce108" table:formula="of:=COUNTIF([.C2:.K2];&quot;51&quot;) + COUNTIF([.C2:.K2];&quot;51L&quot;)+COUNTIF([.C2:.K2];&quot;2&quot;)+COUNTIF([.C2:.K2];&quot;52&quot;)+COUNTIF([.C2:.K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02" calcext:value-type="date">
            <text:p>2. VI. 07</text:p>
          </table:table-cell>
          <table:table-cell table:style-name="ce100" table:formula="of:=TEXT([.A3];&quot;Ddd&quot;)" office:value-type="string" office:string-value="sob" calcext:value-type="string">
            <text:p>sob</text:p>
          </table:table-cell>
          <table:table-cell table:style-name="ce18" table:number-columns-repeated="2"/>
          <table:table-cell table:style-name="ce102" office:value-type="string" calcext:value-type="string">
            <office:annotation draw:style-name="gr16" draw:text-style-name="P2" svg:width="2.833cm" svg:height="0.991cm" svg:x="8.048cm" svg:y="0cm" draw:caption-point-x="-0.243cm" draw:caption-point-y="1.41cm">
              <dc:date>2022-03-21T00:00:00</dc:date>
              <text:p text:style-name="P1">uniju 1. weekend 2 in 3.</text:p>
            </office:annotation>
            <text:p>L</text:p>
          </table:table-cell>
          <table:table-cell table:style-name="ce18" table:number-columns-repeated="3"/>
          <table:table-cell table:style-name="ce23"/>
          <table:table-cell table:style-name="ce18" table:number-columns-repeated="2"/>
          <table:table-cell table:style-name="ce34" office:value-type="string" calcext:value-type="string">
            <text:p>MŠŠ</text:p>
          </table:table-cell>
          <table:table-cell table:style-name="ce105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05" table:formula="of:=COUNTIF([.C3:.K3];&quot;51&quot;) + COUNTIF([.C3:.K3];&quot;51L&quot;)" office:value-type="float" office:value="0" calcext:value-type="float">
            <text:p>0</text:p>
          </table:table-cell>
          <table:table-cell table:style-name="ce105" table:formula="of:=COUNTIF([.C3:.K3];&quot;52&quot;) + COUNTIF([.C3:.K3];&quot;52L&quot;)" office:value-type="float" office:value="0" calcext:value-type="float">
            <text:p>0</text:p>
          </table:table-cell>
          <table:table-cell table:style-name="ce105" table:formula="of:=COUNTIF([.C3:.K3];&quot;11-19&quot;) + COUNTIF([.C3:.K3];&quot;2&quot;)" office:value-type="float" office:value="0" calcext:value-type="float">
            <text:p>0</text:p>
          </table:table-cell>
          <table:table-cell table:style-name="ce105" table:formula="of:=COUNTIF([.C3:.K3];&quot;U&quot;)+COUNTIF([.C3:.K3];&quot;UL&quot;)" office:value-type="float" office:value="0" calcext:value-type="float">
            <text:p>0</text:p>
          </table:table-cell>
          <table:table-cell table:style-name="ce105" table:formula="of:=COUNTIF([.C3:.K3];&quot;KVIT&quot;)" office:value-type="float" office:value="0" calcext:value-type="float">
            <text:p>0</text:p>
          </table:table-cell>
          <table:table-cell table:style-name="ce106" table:formula="of:=COUNTBLANK([.C3:.K3])" office:value-type="float" office:value="8" calcext:value-type="float">
            <text:p>8</text:p>
          </table:table-cell>
          <table:table-cell table:style-name="ce108" table:formula="of:=COUNTIF([.C3:.K3];&quot;51&quot;) + COUNTIF([.C3:.K3];&quot;51L&quot;)+COUNTIF([.C3:.K3];&quot;2&quot;)+COUNTIF([.C3:.K3];&quot;52&quot;)+COUNTIF([.C3:.K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03" calcext:value-type="date">
            <text:p>3. VI. 07</text:p>
          </table:table-cell>
          <table:table-cell table:style-name="ce100" table:formula="of:=TEXT([.A4];&quot;Ddd&quot;)" office:value-type="string" office:string-value="ned" calcext:value-type="string">
            <text:p>ned</text:p>
          </table:table-cell>
          <table:table-cell table:style-name="ce18" table:number-columns-repeated="2"/>
          <table:table-cell table:style-name="ce102" office:value-type="string" calcext:value-type="string">
            <office:annotation draw:style-name="gr14" draw:text-style-name="P2" svg:width="2.833cm" svg:height="1.241cm" svg:x="8.048cm" svg:y="0.233cm" draw:caption-point-x="-0.243cm" draw:caption-point-y="1.877cm">
              <dc:date>2022-03-21T00:00:00</dc:date>
              <text:p text:style-name="P1">uniju 1. weekend 2 in 3.</text:p>
            </office:annotation>
            <text:p>L</text:p>
          </table:table-cell>
          <table:table-cell table:style-name="ce18" table:number-columns-repeated="4"/>
          <table:table-cell table:style-name="ce23"/>
          <table:table-cell table:style-name="ce28"/>
          <table:table-cell table:style-name="ce34" office:value-type="string" calcext:value-type="string">
            <text:p>MŠŠ</text:p>
          </table:table-cell>
          <table:table-cell table:style-name="ce105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05" table:formula="of:=COUNTIF([.C4:.K4];&quot;51&quot;) + COUNTIF([.C4:.K4];&quot;51L&quot;)" office:value-type="float" office:value="0" calcext:value-type="float">
            <text:p>0</text:p>
          </table:table-cell>
          <table:table-cell table:style-name="ce105" table:formula="of:=COUNTIF([.C4:.K4];&quot;52&quot;) + COUNTIF([.C4:.K4];&quot;52L&quot;)" office:value-type="float" office:value="0" calcext:value-type="float">
            <text:p>0</text:p>
          </table:table-cell>
          <table:table-cell table:style-name="ce105" table:formula="of:=COUNTIF([.C4:.K4];&quot;11-19&quot;) + COUNTIF([.C4:.K4];&quot;2&quot;)" office:value-type="float" office:value="0" calcext:value-type="float">
            <text:p>0</text:p>
          </table:table-cell>
          <table:table-cell table:style-name="ce105" table:formula="of:=COUNTIF([.C4:.K4];&quot;U&quot;)+COUNTIF([.C4:.K4];&quot;UL&quot;)" office:value-type="float" office:value="0" calcext:value-type="float">
            <text:p>0</text:p>
          </table:table-cell>
          <table:table-cell table:style-name="ce105" table:formula="of:=COUNTIF([.C4:.K4];&quot;KVIT&quot;)" office:value-type="float" office:value="0" calcext:value-type="float">
            <text:p>0</text:p>
          </table:table-cell>
          <table:table-cell table:style-name="ce106" table:formula="of:=COUNTBLANK([.C4:.K4])" office:value-type="float" office:value="8" calcext:value-type="float">
            <text:p>8</text:p>
          </table:table-cell>
          <table:table-cell table:style-name="ce108" table:formula="of:=COUNTIF([.C4:.K4];&quot;51&quot;) + COUNTIF([.C4:.K4];&quot;51L&quot;)+COUNTIF([.C4:.K4];&quot;2&quot;)+COUNTIF([.C4:.K4];&quot;52&quot;)+COUNTIF([.C4:.K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04" calcext:value-type="date">
            <text:p>4. VI. 07</text:p>
          </table:table-cell>
          <table:table-cell table:style-name="ce99" table:formula="of:=TEXT([.A5];&quot;Ddd&quot;)" office:value-type="string" office:string-value="pon" calcext:value-type="string">
            <text:p>pon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05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05" table:formula="of:=COUNTIF([.C5:.K5];&quot;51&quot;) + COUNTIF([.C5:.K5];&quot;51L&quot;)" office:value-type="float" office:value="1" calcext:value-type="float">
            <text:p>1</text:p>
          </table:table-cell>
          <table:table-cell table:style-name="ce105" table:formula="of:=COUNTIF([.C5:.K5];&quot;52&quot;) + COUNTIF([.C5:.K5];&quot;52L&quot;)" office:value-type="float" office:value="1" calcext:value-type="float">
            <text:p>1</text:p>
          </table:table-cell>
          <table:table-cell table:style-name="ce105" table:formula="of:=COUNTIF([.C5:.K5];&quot;11-19&quot;) + COUNTIF([.C5:.K5];&quot;2&quot;)" office:value-type="float" office:value="1" calcext:value-type="float">
            <text:p>1</text:p>
          </table:table-cell>
          <table:table-cell table:style-name="ce105" table:formula="of:=COUNTIF([.C5:.K5];&quot;U&quot;)+COUNTIF([.C5:.K5];&quot;UL&quot;)" office:value-type="float" office:value="1" calcext:value-type="float">
            <text:p>1</text:p>
          </table:table-cell>
          <table:table-cell table:style-name="ce105" table:formula="of:=COUNTIF([.C5:.K5];&quot;KVIT&quot;)" office:value-type="float" office:value="3" calcext:value-type="float">
            <text:p>3</text:p>
          </table:table-cell>
          <table:table-cell table:style-name="ce106" table:formula="of:=COUNTBLANK([.C5:.K5])" office:value-type="float" office:value="1" calcext:value-type="float">
            <text:p>1</text:p>
          </table:table-cell>
          <table:table-cell table:style-name="ce108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47" office:value-type="date" office:date-value="2007-06-05" calcext:value-type="date">
            <text:p>5. VI. 07</text:p>
          </table:table-cell>
          <table:table-cell table:style-name="ce99" table:formula="of:=TEXT([.A6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51</text:p>
          </table:table-cell>
          <table:table-cell table:style-name="ce13"/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05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05" table:formula="of:=COUNTIF([.C6:.K6];&quot;51&quot;) + COUNTIF([.C6:.K6];&quot;51L&quot;)" office:value-type="float" office:value="1" calcext:value-type="float">
            <text:p>1</text:p>
          </table:table-cell>
          <table:table-cell table:style-name="ce105" table:formula="of:=COUNTIF([.C6:.K6];&quot;52&quot;) + COUNTIF([.C6:.K6];&quot;52L&quot;)" office:value-type="float" office:value="1" calcext:value-type="float">
            <text:p>1</text:p>
          </table:table-cell>
          <table:table-cell table:style-name="ce105" table:formula="of:=COUNTIF([.C6:.K6];&quot;11-19&quot;) + COUNTIF([.C6:.K6];&quot;2&quot;)" office:value-type="float" office:value="1" calcext:value-type="float">
            <text:p>1</text:p>
          </table:table-cell>
          <table:table-cell table:style-name="ce105" table:formula="of:=COUNTIF([.C6:.K6];&quot;U&quot;)+COUNTIF([.C6:.K6];&quot;UL&quot;)" office:value-type="float" office:value="1" calcext:value-type="float">
            <text:p>1</text:p>
          </table:table-cell>
          <table:table-cell table:style-name="ce105" table:formula="of:=COUNTIF([.C6:.K6];&quot;KVIT&quot;)" office:value-type="float" office:value="3" calcext:value-type="float">
            <text:p>3</text:p>
          </table:table-cell>
          <table:table-cell table:style-name="ce106" table:formula="of:=COUNTBLANK([.C6:.K6])" office:value-type="float" office:value="1" calcext:value-type="float">
            <text:p>1</text:p>
          </table:table-cell>
          <table:table-cell table:style-name="ce108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47" office:value-type="date" office:date-value="2007-06-06" calcext:value-type="date">
            <text:p>6. VI. 07</text:p>
          </table:table-cell>
          <table:table-cell table:style-name="ce99" table:formula="of:=TEXT([.A7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21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05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05" table:formula="of:=COUNTIF([.C7:.K7];&quot;51&quot;) + COUNTIF([.C7:.K7];&quot;51L&quot;)" office:value-type="float" office:value="1" calcext:value-type="float">
            <text:p>1</text:p>
          </table:table-cell>
          <table:table-cell table:style-name="ce105" table:formula="of:=COUNTIF([.C7:.K7];&quot;52&quot;) + COUNTIF([.C7:.K7];&quot;52L&quot;)" office:value-type="float" office:value="1" calcext:value-type="float">
            <text:p>1</text:p>
          </table:table-cell>
          <table:table-cell table:style-name="ce105" table:formula="of:=COUNTIF([.C7:.K7];&quot;11-19&quot;) + COUNTIF([.C7:.K7];&quot;2&quot;)" office:value-type="float" office:value="1" calcext:value-type="float">
            <text:p>1</text:p>
          </table:table-cell>
          <table:table-cell table:style-name="ce105" table:formula="of:=COUNTIF([.C7:.K7];&quot;U&quot;)+COUNTIF([.C7:.K7];&quot;UL&quot;)" office:value-type="float" office:value="1" calcext:value-type="float">
            <text:p>1</text:p>
          </table:table-cell>
          <table:table-cell table:style-name="ce105" table:formula="of:=COUNTIF([.C7:.K7];&quot;KVIT&quot;)" office:value-type="float" office:value="2" calcext:value-type="float">
            <text:p>2</text:p>
          </table:table-cell>
          <table:table-cell table:style-name="ce106" table:formula="of:=COUNTBLANK([.C7:.K7])" office:value-type="float" office:value="1" calcext:value-type="float">
            <text:p>1</text:p>
          </table:table-cell>
          <table:table-cell table:style-name="ce108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07" calcext:value-type="date">
            <text:p>7. VI. 07</text:p>
          </table:table-cell>
          <table:table-cell table:style-name="ce99" table:formula="of:=TEXT([.A8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3" office:value-type="string" calcext:value-type="string">
            <office:annotation draw:style-name="gr14" draw:text-style-name="P2" svg:width="3.184cm" svg:height="1.241cm" svg:x="15.04cm" svg:y="3.034cm" draw:caption-point-x="-0.232cm" draw:caption-point-y="1.877cm">
              <dc:date>2022-03-21T00:00:00</dc:date>
              <text:p text:style-name="P1">tri dni starega dopusta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05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05" table:formula="of:=COUNTIF([.C8:.K8];&quot;51&quot;) + COUNTIF([.C8:.K8];&quot;51L&quot;)" office:value-type="float" office:value="1" calcext:value-type="float">
            <text:p>1</text:p>
          </table:table-cell>
          <table:table-cell table:style-name="ce105" table:formula="of:=COUNTIF([.C8:.K8];&quot;52&quot;) + COUNTIF([.C8:.K8];&quot;52L&quot;)" office:value-type="float" office:value="1" calcext:value-type="float">
            <text:p>1</text:p>
          </table:table-cell>
          <table:table-cell table:style-name="ce105" table:formula="of:=COUNTIF([.C8:.K8];&quot;11-19&quot;) + COUNTIF([.C8:.K8];&quot;2&quot;)" office:value-type="float" office:value="1" calcext:value-type="float">
            <text:p>1</text:p>
          </table:table-cell>
          <table:table-cell table:style-name="ce105" table:formula="of:=COUNTIF([.C8:.K8];&quot;U&quot;)+COUNTIF([.C8:.K8];&quot;UL&quot;)" office:value-type="float" office:value="1" calcext:value-type="float">
            <text:p>1</text:p>
          </table:table-cell>
          <table:table-cell table:style-name="ce105" table:formula="of:=COUNTIF([.C8:.K8];&quot;KVIT&quot;)" office:value-type="float" office:value="1" calcext:value-type="float">
            <text:p>1</text:p>
          </table:table-cell>
          <table:table-cell table:style-name="ce106" table:formula="of:=COUNTBLANK([.C8:.K8])" office:value-type="float" office:value="1" calcext:value-type="float">
            <text:p>1</text:p>
          </table:table-cell>
          <table:table-cell table:style-name="ce108" table:formula="of:=COUNTIF([.C8:.K8];&quot;51&quot;) + COUNTIF([.C8:.K8];&quot;51L&quot;)+COUNTIF([.C8:.K8];&quot;2&quot;)+COUNTIF([.C8:.K8];&quot;52&quot;)+COUNTIF([.C8:.K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08" calcext:value-type="date">
            <text:p>8. VI. 07</text:p>
          </table:table-cell>
          <table:table-cell table:style-name="ce99" table:formula="of:=TEXT([.A9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D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office:annotation draw:style-name="gr14" draw:text-style-name="P2" svg:width="3.184cm" svg:height="1.241cm" svg:x="15.04cm" svg:y="3.734cm" draw:caption-point-x="-0.232cm" draw:caption-point-y="1.878cm">
              <dc:date>2022-03-21T00:00:00</dc:date>
              <text:p text:style-name="P1">dopust od 8.6.do 12.6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05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05" table:formula="of:=COUNTIF([.C9:.K9];&quot;51&quot;) + COUNTIF([.C9:.K9];&quot;51L&quot;)" office:value-type="float" office:value="1" calcext:value-type="float">
            <text:p>1</text:p>
          </table:table-cell>
          <table:table-cell table:style-name="ce105" table:formula="of:=COUNTIF([.C9:.K9];&quot;52&quot;) + COUNTIF([.C9:.K9];&quot;52L&quot;)" office:value-type="float" office:value="1" calcext:value-type="float">
            <text:p>1</text:p>
          </table:table-cell>
          <table:table-cell table:style-name="ce105" table:formula="of:=COUNTIF([.C9:.K9];&quot;11-19&quot;) + COUNTIF([.C9:.K9];&quot;2&quot;)" office:value-type="float" office:value="1" calcext:value-type="float">
            <text:p>1</text:p>
          </table:table-cell>
          <table:table-cell table:style-name="ce105" table:formula="of:=COUNTIF([.C9:.K9];&quot;U&quot;)+COUNTIF([.C9:.K9];&quot;UL&quot;)" office:value-type="float" office:value="1" calcext:value-type="float">
            <text:p>1</text:p>
          </table:table-cell>
          <table:table-cell table:style-name="ce105" table:formula="of:=COUNTIF([.C9:.K9];&quot;KVIT&quot;)" office:value-type="float" office:value="1" calcext:value-type="float">
            <text:p>1</text:p>
          </table:table-cell>
          <table:table-cell table:style-name="ce106" table:formula="of:=COUNTBLANK([.C9:.K9])" office:value-type="float" office:value="1" calcext:value-type="float">
            <text:p>1</text:p>
          </table:table-cell>
          <table:table-cell table:style-name="ce108" table:formula="of:=COUNTIF([.C9:.K9];&quot;51&quot;) + COUNTIF([.C9:.K9];&quot;51L&quot;)+COUNTIF([.C9:.K9];&quot;2&quot;)+COUNTIF([.C9:.K9];&quot;52&quot;)+COUNTIF([.C9:.K9];&quot;52L&quot;)" office:value-type="float" office:value="2" calcext:value-type="float">
            <text:p>2</text:p>
          </table:table-cell>
          <table:table-cell/>
          <table:table-cell table:style-name="ce6" table:number-columns-repeated="235"/>
          <table:table-cell table:number-columns-repeated="768"/>
        </table:table-row>
        <table:table-row table:style-name="ro1">
          <table:table-cell table:style-name="ce48" office:value-type="date" office:date-value="2007-06-09" calcext:value-type="date">
            <text:p>9. VI. 07</text:p>
          </table:table-cell>
          <table:table-cell table:style-name="ce100" table:formula="of:=TEXT([.A10];&quot;Ddd&quot;)" office:value-type="string" office:string-value="sob" calcext:value-type="string">
            <text:p>sob</text:p>
          </table:table-cell>
          <table:table-cell table:style-name="ce18" table:number-columns-repeated="3"/>
          <table:table-cell table:style-name="ce22"/>
          <table:table-cell table:style-name="ce18" table:number-columns-repeated="3"/>
          <table:table-cell table:style-name="ce22" office:value-type="string" calcext:value-type="string">
            <office:annotation draw:style-name="gr12" draw:text-style-name="P2" svg:width="3.184cm" svg:height="1.232cm" svg:x="15.04cm" svg:y="4.434cm" draw:caption-point-x="-0.232cm" draw:caption-point-y="1.878cm">
              <dc:date>2022-03-21T00:00:00</dc:date>
              <text:p text:style-name="P1">dopust od 8.6.do 12.6.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KOS</text:p>
          </table:table-cell>
          <table:table-cell table:style-name="ce105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05" table:formula="of:=COUNTIF([.C10:.K10];&quot;51&quot;) + COUNTIF([.C10:.K10];&quot;51L&quot;)" office:value-type="float" office:value="0" calcext:value-type="float">
            <text:p>0</text:p>
          </table:table-cell>
          <table:table-cell table:style-name="ce105" table:formula="of:=COUNTIF([.C10:.K10];&quot;52&quot;) + COUNTIF([.C10:.K10];&quot;52L&quot;)" office:value-type="float" office:value="0" calcext:value-type="float">
            <text:p>0</text:p>
          </table:table-cell>
          <table:table-cell table:style-name="ce105" table:formula="of:=COUNTIF([.C10:.K10];&quot;11-19&quot;) + COUNTIF([.C10:.K10];&quot;2&quot;)" office:value-type="float" office:value="0" calcext:value-type="float">
            <text:p>0</text:p>
          </table:table-cell>
          <table:table-cell table:style-name="ce105" table:formula="of:=COUNTIF([.C10:.K10];&quot;U&quot;)+COUNTIF([.C10:.K10];&quot;UL&quot;)" office:value-type="float" office:value="0" calcext:value-type="float">
            <text:p>0</text:p>
          </table:table-cell>
          <table:table-cell table:style-name="ce105" table:formula="of:=COUNTIF([.C10:.K10];&quot;KVIT&quot;)" office:value-type="float" office:value="0" calcext:value-type="float">
            <text:p>0</text:p>
          </table:table-cell>
          <table:table-cell table:style-name="ce106" table:formula="of:=COUNTBLANK([.C10:.K10])" office:value-type="float" office:value="7" calcext:value-type="float">
            <text:p>7</text:p>
          </table:table-cell>
          <table:table-cell table:style-name="ce108" table:formula="of:=COUNTIF([.C10:.K10];&quot;51&quot;) + COUNTIF([.C10:.K10];&quot;51L&quot;)+COUNTIF([.C10:.K10];&quot;2&quot;)+COUNTIF([.C10:.K10];&quot;52&quot;)+COUNTIF([.C10:.K1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10" calcext:value-type="date">
            <text:p>10. VI. 07</text:p>
          </table:table-cell>
          <table:table-cell table:style-name="ce100" table:formula="of:=TEXT([.A11];&quot;Ddd&quot;)" office:value-type="string" office:string-value="ned" calcext:value-type="string">
            <text:p>ned</text:p>
          </table:table-cell>
          <table:table-cell table:style-name="ce23"/>
          <table:table-cell table:style-name="ce18"/>
          <table:table-cell table:style-name="ce28"/>
          <table:table-cell table:style-name="ce22"/>
          <table:table-cell table:style-name="ce18" table:number-columns-repeated="2"/>
          <table:table-cell table:style-name="ce25"/>
          <table:table-cell table:style-name="ce18" office:value-type="string" calcext:value-type="string">
            <office:annotation draw:style-name="gr12" draw:text-style-name="P2" svg:width="3.184cm" svg:height="1.232cm" svg:x="15.04cm" svg:y="5.134cm" draw:caption-point-x="-0.232cm" draw:caption-point-y="1.878cm">
              <dc:date>2022-03-21T00:00:00</dc:date>
              <text:p text:style-name="P1">dopust od 8.6.do 12.6.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KOS</text:p>
          </table:table-cell>
          <table:table-cell table:style-name="ce105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05" table:formula="of:=COUNTIF([.C11:.K11];&quot;51&quot;) + COUNTIF([.C11:.K11];&quot;51L&quot;)" office:value-type="float" office:value="0" calcext:value-type="float">
            <text:p>0</text:p>
          </table:table-cell>
          <table:table-cell table:style-name="ce105" table:formula="of:=COUNTIF([.C11:.K11];&quot;52&quot;) + COUNTIF([.C11:.K11];&quot;52L&quot;)" office:value-type="float" office:value="0" calcext:value-type="float">
            <text:p>0</text:p>
          </table:table-cell>
          <table:table-cell table:style-name="ce105" table:formula="of:=COUNTIF([.C11:.K11];&quot;11-19&quot;) + COUNTIF([.C11:.K11];&quot;2&quot;)" office:value-type="float" office:value="0" calcext:value-type="float">
            <text:p>0</text:p>
          </table:table-cell>
          <table:table-cell table:style-name="ce105" table:formula="of:=COUNTIF([.C11:.K11];&quot;U&quot;)+COUNTIF([.C11:.K11];&quot;UL&quot;)" office:value-type="float" office:value="0" calcext:value-type="float">
            <text:p>0</text:p>
          </table:table-cell>
          <table:table-cell table:style-name="ce105" table:formula="of:=COUNTIF([.C11:.K11];&quot;KVIT&quot;)" office:value-type="float" office:value="0" calcext:value-type="float">
            <text:p>0</text:p>
          </table:table-cell>
          <table:table-cell table:style-name="ce106" table:formula="of:=COUNTBLANK([.C11:.K11])" office:value-type="float" office:value="7" calcext:value-type="float">
            <text:p>7</text:p>
          </table:table-cell>
          <table:table-cell table:style-name="ce108" table:formula="of:=COUNTIF([.C11:.K11];&quot;51&quot;) + COUNTIF([.C11:.K11];&quot;51L&quot;)+COUNTIF([.C11:.K11];&quot;2&quot;)+COUNTIF([.C11:.K11];&quot;52&quot;)+COUNTIF([.C11:.K1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11" calcext:value-type="date">
            <text:p>11. VI. 07</text:p>
          </table:table-cell>
          <table:table-cell table:style-name="ce99" table:formula="of:=TEXT([.A12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22" draw:text-style-name="P2" svg:width="2.843cm" svg:height="3.279cm" svg:x="5.247cm" svg:y="5.835cm" draw:caption-point-x="-0.243cm" draw:caption-point-y="1.877cm">
              <dc:date>2022-03-21T00:00:00</dc:date>
              <text:p text:style-name="P1">dežurna 16. in 17. junija s KVIT tednom pred tem, nato pa bi vzela študijski dopust do 30. junija</text:p>
            </office:annotation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52" office:value-type="string" calcext:value-type="string">
            <text:p>51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office:annotation draw:style-name="gr15" draw:text-style-name="P2" svg:width="2.843cm" svg:height="1.231cm" svg:x="10.838cm" svg:y="5.835cm" draw:caption-point-x="-0.232cm" draw:caption-point-y="1.877cm">
              <dc:date>2022-03-21T00:00:00</dc:date>
              <text:p text:style-name="P1">dopust 11. in 12. junij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/>
          <table:table-cell table:style-name="ce104" office:value-type="string" calcext:value-type="string">
            <office:annotation draw:style-name="gr15" draw:text-style-name="P2" svg:width="3.184cm" svg:height="1.231cm" svg:x="15.04cm" svg:y="5.835cm" draw:caption-point-x="-0.232cm" draw:caption-point-y="1.877cm">
              <dc:date>2022-03-21T00:00:00</dc:date>
              <text:p text:style-name="P1">dopust od 8.6.do 12.6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KOS</text:p>
          </table:table-cell>
          <table:table-cell table:style-name="ce105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05" table:formula="of:=COUNTIF([.C12:.K12];&quot;51&quot;) + COUNTIF([.C12:.K12];&quot;51L&quot;)" office:value-type="float" office:value="1" calcext:value-type="float">
            <text:p>1</text:p>
          </table:table-cell>
          <table:table-cell table:style-name="ce105" table:formula="of:=COUNTIF([.C12:.K12];&quot;52&quot;) + COUNTIF([.C12:.K12];&quot;52L&quot;)" office:value-type="float" office:value="1" calcext:value-type="float">
            <text:p>1</text:p>
          </table:table-cell>
          <table:table-cell table:style-name="ce105" table:formula="of:=COUNTIF([.C12:.K12];&quot;11-19&quot;) + COUNTIF([.C12:.K12];&quot;2&quot;)" office:value-type="float" office:value="1" calcext:value-type="float">
            <text:p>1</text:p>
          </table:table-cell>
          <table:table-cell table:style-name="ce105" table:formula="of:=COUNTIF([.C12:.K12];&quot;U&quot;)+COUNTIF([.C12:.K12];&quot;UL&quot;)" office:value-type="float" office:value="1" calcext:value-type="float">
            <text:p>1</text:p>
          </table:table-cell>
          <table:table-cell table:style-name="ce105" table:formula="of:=COUNTIF([.C12:.K12];&quot;KVIT&quot;)" office:value-type="float" office:value="1" calcext:value-type="float">
            <text:p>1</text:p>
          </table:table-cell>
          <table:table-cell table:style-name="ce106" table:formula="of:=COUNTBLANK([.C12:.K12])" office:value-type="float" office:value="1" calcext:value-type="float">
            <text:p>1</text:p>
          </table:table-cell>
          <table:table-cell table:style-name="ce108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12" calcext:value-type="date">
            <text:p>12. VI. 07</text:p>
          </table:table-cell>
          <table:table-cell table:style-name="ce99" table:formula="of:=TEXT([.A13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office:annotation draw:style-name="gr22" draw:text-style-name="P2" svg:width="2.843cm" svg:height="3.279cm" svg:x="5.247cm" svg:y="6.535cm" draw:caption-point-x="-0.243cm" draw:caption-point-y="1.878cm">
              <dc:date>2022-03-21T00:00:00</dc:date>
              <text:p text:style-name="P1">dežurna 16. in 17. junija s KVIT tednom pred tem, nato pa bi vzela študijski dopust do 30. junija</text:p>
            </office:annotation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office:annotation draw:style-name="gr15" draw:text-style-name="P2" svg:width="2.843cm" svg:height="1.231cm" svg:x="10.838cm" svg:y="6.535cm" draw:caption-point-x="-0.232cm" draw:caption-point-y="1.878cm">
              <dc:date>2022-03-21T00:00:00</dc:date>
              <text:p text:style-name="P1">dopust 11. in 12. junij</text:p>
            </office:annotation>
            <text:p>D</text:p>
          </table:table-cell>
          <table:table-cell table:style-name="ce21" office:value-type="string" calcext:value-type="string">
            <text:p>KVIT</text:p>
          </table:table-cell>
          <table:table-cell table:style-name="ce53"/>
          <table:table-cell table:style-name="ce16" office:value-type="string" calcext:value-type="string">
            <office:annotation draw:style-name="gr15" draw:text-style-name="P2" svg:width="3.184cm" svg:height="1.231cm" svg:x="15.04cm" svg:y="6.535cm" draw:caption-point-x="-0.232cm" draw:caption-point-y="1.878cm">
              <dc:date>2022-03-21T00:00:00</dc:date>
              <text:p text:style-name="P1">dopust od 8.6.do 12.6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105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05" table:formula="of:=COUNTIF([.C13:.K13];&quot;51&quot;) + COUNTIF([.C13:.K13];&quot;51L&quot;)" office:value-type="float" office:value="1" calcext:value-type="float">
            <text:p>1</text:p>
          </table:table-cell>
          <table:table-cell table:style-name="ce105" table:formula="of:=COUNTIF([.C13:.K13];&quot;52&quot;) + COUNTIF([.C13:.K13];&quot;52L&quot;)" office:value-type="float" office:value="1" calcext:value-type="float">
            <text:p>1</text:p>
          </table:table-cell>
          <table:table-cell table:style-name="ce105" table:formula="of:=COUNTIF([.C13:.K13];&quot;11-19&quot;) + COUNTIF([.C13:.K13];&quot;2&quot;)" office:value-type="float" office:value="1" calcext:value-type="float">
            <text:p>1</text:p>
          </table:table-cell>
          <table:table-cell table:style-name="ce105" table:formula="of:=COUNTIF([.C13:.K13];&quot;U&quot;)+COUNTIF([.C13:.K13];&quot;UL&quot;)" office:value-type="float" office:value="1" calcext:value-type="float">
            <text:p>1</text:p>
          </table:table-cell>
          <table:table-cell table:style-name="ce105" table:formula="of:=COUNTIF([.C13:.K13];&quot;KVIT&quot;)" office:value-type="float" office:value="1" calcext:value-type="float">
            <text:p>1</text:p>
          </table:table-cell>
          <table:table-cell table:style-name="ce106" table:formula="of:=COUNTBLANK([.C13:.K13])" office:value-type="float" office:value="1" calcext:value-type="float">
            <text:p>1</text:p>
          </table:table-cell>
          <table:table-cell table:style-name="ce108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13" calcext:value-type="date">
            <text:p>13. VI. 07</text:p>
          </table:table-cell>
          <table:table-cell table:style-name="ce99" table:formula="of:=TEXT([.A14];&quot;Ddd&quot;)" office:value-type="string" office:string-value="sre" calcext:value-type="string">
            <text:p>sre</text:p>
          </table:table-cell>
          <table:table-cell table:style-name="ce21" office:value-type="string" calcext:value-type="string">
            <office:annotation draw:style-name="gr23" draw:text-style-name="P2" svg:width="2.843cm" svg:height="3.289cm" svg:x="5.247cm" svg:y="7.224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51</text:p>
          </table:table-cell>
          <table:table-cell table:style-name="ce13" office:value-type="string" calcext:value-type="string">
            <office:annotation draw:style-name="gr23" draw:text-style-name="P2" svg:width="2.833cm" svg:height="3.289cm" svg:x="6.648cm" svg:y="7.224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U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3.184cm" svg:height="1.242cm" svg:x="15.04cm" svg:y="7.224cm" draw:caption-point-x="-0.232cm" draw:caption-point-y="1.889cm">
              <dc:date>2022-03-21T00:00:00</dc:date>
              <text:p text:style-name="P1">13.6. delam od 11do 19</text:p>
            </office:annotation>
            <text:p>11-19</text:p>
          </table:table-cell>
          <table:table-cell table:style-name="ce16" office:value-type="string" calcext:value-type="string">
            <office:annotation draw:style-name="gr7" draw:text-style-name="P2" svg:width="3.058cm" svg:height="1.401cm" svg:x="16.43cm" svg:y="7.224cm" draw:caption-point-x="-0.222cm" draw:caption-point-y="1.889cm">
              <dc:date>2022-03-21T00:00:00</dc:date>
              <text:p text:style-name="P1">od 13.-16.6.07 grem v Krakow na EACTA </text:p>
            </office:annotation>
            <text:p>PO</text:p>
          </table:table-cell>
          <table:table-cell table:style-name="ce34" office:value-type="string" calcext:value-type="string">
            <text:p>KOS</text:p>
          </table:table-cell>
          <table:table-cell table:style-name="ce105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05" table:formula="of:=COUNTIF([.C14:.K14];&quot;51&quot;) + COUNTIF([.C14:.K14];&quot;51L&quot;)" office:value-type="float" office:value="1" calcext:value-type="float">
            <text:p>1</text:p>
          </table:table-cell>
          <table:table-cell table:style-name="ce105" table:formula="of:=COUNTIF([.C14:.K14];&quot;52&quot;) + COUNTIF([.C14:.K14];&quot;52L&quot;)" office:value-type="float" office:value="1" calcext:value-type="float">
            <text:p>1</text:p>
          </table:table-cell>
          <table:table-cell table:style-name="ce105" table:formula="of:=COUNTIF([.C14:.K14];&quot;11-19&quot;) + COUNTIF([.C14:.K14];&quot;2&quot;)" office:value-type="float" office:value="1" calcext:value-type="float">
            <text:p>1</text:p>
          </table:table-cell>
          <table:table-cell table:style-name="ce105" table:formula="of:=COUNTIF([.C14:.K14];&quot;U&quot;)+COUNTIF([.C14:.K14];&quot;UL&quot;)" office:value-type="float" office:value="1" calcext:value-type="float">
            <text:p>1</text:p>
          </table:table-cell>
          <table:table-cell table:style-name="ce105" table:formula="of:=COUNTIF([.C14:.K14];&quot;KVIT&quot;)" office:value-type="float" office:value="1" calcext:value-type="float">
            <text:p>1</text:p>
          </table:table-cell>
          <table:table-cell table:style-name="ce106" table:formula="of:=COUNTBLANK([.C14:.K14])" office:value-type="float" office:value="1" calcext:value-type="float">
            <text:p>1</text:p>
          </table:table-cell>
          <table:table-cell table:style-name="ce108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14" calcext:value-type="date">
            <text:p>14. VI. 07</text:p>
          </table:table-cell>
          <table:table-cell table:style-name="ce99" table:formula="of:=TEXT([.A15];&quot;Ddd&quot;)" office:value-type="string" office:string-value="čet" calcext:value-type="string">
            <text:p>čet</text:p>
          </table:table-cell>
          <table:table-cell table:style-name="ce21" office:value-type="string" calcext:value-type="string">
            <office:annotation draw:style-name="gr24" draw:text-style-name="P2" svg:width="2.843cm" svg:height="3.29cm" svg:x="5.247cm" svg:y="7.924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51</text:p>
          </table:table-cell>
          <table:table-cell table:style-name="ce13" office:value-type="string" calcext:value-type="string">
            <office:annotation draw:style-name="gr24" draw:text-style-name="P2" svg:width="2.833cm" svg:height="3.29cm" svg:x="6.648cm" svg:y="7.924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3.184cm" svg:height="1.242cm" svg:x="15.04cm" svg:y="7.924cm" draw:caption-point-x="-0.232cm" draw:caption-point-y="1.889cm">
              <dc:date>2022-03-21T00:00:00</dc:date>
              <text:p text:style-name="P1">tri dni starega dopusta</text:p>
            </office:annotation>
            <text:p>D</text:p>
          </table:table-cell>
          <table:table-cell table:style-name="ce16" office:value-type="string" calcext:value-type="string">
            <office:annotation draw:style-name="gr7" draw:text-style-name="P2" svg:width="3.058cm" svg:height="1.401cm" svg:x="16.43cm" svg:y="7.924cm" draw:caption-point-x="-0.222cm" draw:caption-point-y="1.889cm">
              <dc:date>2022-03-21T00:00:00</dc:date>
              <text:p text:style-name="P1">od 13.-16.6.07 grem v Krakow na EACTA </text:p>
            </office:annotation>
            <text:p>PO</text:p>
          </table:table-cell>
          <table:table-cell table:style-name="ce34" office:value-type="string" calcext:value-type="string">
            <text:p>KOS</text:p>
          </table:table-cell>
          <table:table-cell table:style-name="ce105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05" table:formula="of:=COUNTIF([.C15:.K15];&quot;51&quot;) + COUNTIF([.C15:.K15];&quot;51L&quot;)" office:value-type="float" office:value="1" calcext:value-type="float">
            <text:p>1</text:p>
          </table:table-cell>
          <table:table-cell table:style-name="ce105" table:formula="of:=COUNTIF([.C15:.K15];&quot;52&quot;) + COUNTIF([.C15:.K15];&quot;52L&quot;)" office:value-type="float" office:value="1" calcext:value-type="float">
            <text:p>1</text:p>
          </table:table-cell>
          <table:table-cell table:style-name="ce105" table:formula="of:=COUNTIF([.C15:.K15];&quot;11-19&quot;) + COUNTIF([.C15:.K15];&quot;2&quot;)" office:value-type="float" office:value="1" calcext:value-type="float">
            <text:p>1</text:p>
          </table:table-cell>
          <table:table-cell table:style-name="ce105" table:formula="of:=COUNTIF([.C15:.K15];&quot;U&quot;)+COUNTIF([.C15:.K15];&quot;UL&quot;)" office:value-type="float" office:value="1" calcext:value-type="float">
            <text:p>1</text:p>
          </table:table-cell>
          <table:table-cell table:style-name="ce105" table:formula="of:=COUNTIF([.C15:.K15];&quot;KVIT&quot;)" office:value-type="float" office:value="1" calcext:value-type="float">
            <text:p>1</text:p>
          </table:table-cell>
          <table:table-cell table:style-name="ce106" table:formula="of:=COUNTBLANK([.C15:.K15])" office:value-type="float" office:value="1" calcext:value-type="float">
            <text:p>1</text:p>
          </table:table-cell>
          <table:table-cell table:style-name="ce108" table:formula="of:=COUNTIF([.C15:.K15];&quot;51&quot;) + COUNTIF([.C15:.K15];&quot;51L&quot;)+COUNTIF([.C15:.K15];&quot;2&quot;)+COUNTIF([.C15:.K15];&quot;52&quot;)+COUNTIF([.C15:.K15];&quot;52L&quot;)" office:value-type="float" office:value="3" calcext:value-type="float">
            <text:p>3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15" calcext:value-type="date">
            <text:p>15. VI. 07</text:p>
          </table:table-cell>
          <table:table-cell table:style-name="ce99" table:formula="of:=TEXT([.A16];&quot;Ddd&quot;)" office:value-type="string" office:string-value="pet" calcext:value-type="string">
            <text:p>pet</text:p>
          </table:table-cell>
          <table:table-cell table:style-name="ce21" office:value-type="string" calcext:value-type="string">
            <office:annotation draw:style-name="gr23" draw:text-style-name="P2" svg:width="2.843cm" svg:height="3.289cm" svg:x="5.247cm" svg:y="8.625cm" draw:caption-point-x="-0.243cm" draw:caption-point-y="1.888cm">
              <dc:date>2022-03-21T00:00:00</dc:date>
              <text:p text:style-name="P1">dežurna 16. in 17. junija s KVIT tednom pred tem, nato pa bi vzela študijski dopust do 30. junija</text:p>
            </office:annotation>
            <text:p>51</text:p>
          </table:table-cell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office:annotation draw:style-name="gr14" draw:text-style-name="P2" svg:width="3.184cm" svg:height="1.241cm" svg:x="15.04cm" svg:y="8.625cm" draw:caption-point-x="-0.232cm" draw:caption-point-y="1.888cm">
              <dc:date>2022-03-21T00:00:00</dc:date>
              <text:p text:style-name="P1">tri dni starega dopusta</text:p>
            </office:annotation>
            <text:p>D</text:p>
          </table:table-cell>
          <table:table-cell table:style-name="ce16" office:value-type="string" calcext:value-type="string">
            <office:annotation draw:style-name="gr5" draw:text-style-name="P2" svg:width="3.058cm" svg:height="1.4cm" svg:x="16.43cm" svg:y="8.625cm" draw:caption-point-x="-0.222cm" draw:caption-point-y="1.888cm">
              <dc:date>2022-03-21T00:00:00</dc:date>
              <text:p text:style-name="P1">od 13.-16.6.07 grem v Krakow na EACTA </text:p>
            </office:annotation>
            <text:p>PO</text:p>
          </table:table-cell>
          <table:table-cell table:style-name="ce34" office:value-type="string" calcext:value-type="string">
            <text:p>KOS</text:p>
          </table:table-cell>
          <table:table-cell table:style-name="ce105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05" table:formula="of:=COUNTIF([.C16:.K16];&quot;51&quot;) + COUNTIF([.C16:.K16];&quot;51L&quot;)" office:value-type="float" office:value="1" calcext:value-type="float">
            <text:p>1</text:p>
          </table:table-cell>
          <table:table-cell table:style-name="ce105" table:formula="of:=COUNTIF([.C16:.K16];&quot;52&quot;) + COUNTIF([.C16:.K16];&quot;52L&quot;)" office:value-type="float" office:value="0" calcext:value-type="float">
            <text:p>0</text:p>
          </table:table-cell>
          <table:table-cell table:style-name="ce105" table:formula="of:=COUNTIF([.C16:.K16];&quot;11-19&quot;) + COUNTIF([.C16:.K16];&quot;2&quot;)" office:value-type="float" office:value="1" calcext:value-type="float">
            <text:p>1</text:p>
          </table:table-cell>
          <table:table-cell table:style-name="ce105" table:formula="of:=COUNTIF([.C16:.K16];&quot;U&quot;)+COUNTIF([.C16:.K16];&quot;UL&quot;)" office:value-type="float" office:value="1" calcext:value-type="float">
            <text:p>1</text:p>
          </table:table-cell>
          <table:table-cell table:style-name="ce105" table:formula="of:=COUNTIF([.C16:.K16];&quot;KVIT&quot;)" office:value-type="float" office:value="1" calcext:value-type="float">
            <text:p>1</text:p>
          </table:table-cell>
          <table:table-cell table:style-name="ce106" table:formula="of:=COUNTBLANK([.C16:.K16])" office:value-type="float" office:value="1" calcext:value-type="float">
            <text:p>1</text:p>
          </table:table-cell>
          <table:table-cell table:style-name="ce108" table:formula="of:=COUNTIF([.C16:.K16];&quot;51&quot;) + COUNTIF([.C16:.K16];&quot;51L&quot;)+COUNTIF([.C16:.K16];&quot;2&quot;)+COUNTIF([.C16:.K16];&quot;52&quot;)+COUNTIF([.C16:.K1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16" calcext:value-type="date">
            <text:p>16. VI. 07</text:p>
          </table:table-cell>
          <table:table-cell table:style-name="ce100" table:formula="of:=TEXT([.A17];&quot;Ddd&quot;)" office:value-type="string" office:string-value="sob" calcext:value-type="string">
            <text:p>sob</text:p>
          </table:table-cell>
          <table:table-cell table:style-name="ce101" office:value-type="string" calcext:value-type="string">
            <office:annotation draw:style-name="gr23" draw:text-style-name="P2" svg:width="2.843cm" svg:height="3.289cm" svg:x="5.226cm" svg:y="9.346cm" draw:caption-point-x="-0.222cm" draw:caption-point-y="1.868cm">
              <dc:date>2022-03-21T00:00:00</dc:date>
              <text:p text:style-name="P1">dežurna 16. in 17. junija s KVIT tednom pred tem, nato pa bi vzela študijski dopust do 30. junija</text:p>
            </office:annotation>
            <text:p>L</text:p>
          </table:table-cell>
          <table:table-cell table:style-name="ce18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8"/>
          <table:table-cell table:style-name="ce22" office:value-type="string" calcext:value-type="string">
            <office:annotation draw:style-name="gr5" draw:text-style-name="P2" svg:width="3.058cm" svg:height="1.4cm" svg:x="16.43cm" svg:y="9.325cm" draw:caption-point-x="-0.222cm" draw:caption-point-y="1.889cm">
              <dc:date>2022-03-21T00:00:00</dc:date>
              <text:p text:style-name="P1">od 13.-16.6.07 grem v Krakow na EACTA </text:p>
            </office:annotation>
            <text:p>PO</text:p>
          </table:table-cell>
          <table:table-cell table:style-name="ce34" office:value-type="string" calcext:value-type="string">
            <text:p>ŠOŠ</text:p>
          </table:table-cell>
          <table:table-cell table:style-name="ce105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05" table:formula="of:=COUNTIF([.C17:.K17];&quot;51&quot;) + COUNTIF([.C17:.K17];&quot;51L&quot;)" office:value-type="float" office:value="0" calcext:value-type="float">
            <text:p>0</text:p>
          </table:table-cell>
          <table:table-cell table:style-name="ce105" table:formula="of:=COUNTIF([.C17:.K17];&quot;52&quot;) + COUNTIF([.C17:.K17];&quot;52L&quot;)" office:value-type="float" office:value="0" calcext:value-type="float">
            <text:p>0</text:p>
          </table:table-cell>
          <table:table-cell table:style-name="ce105" table:formula="of:=COUNTIF([.C17:.K17];&quot;11-19&quot;) + COUNTIF([.C17:.K17];&quot;2&quot;)" office:value-type="float" office:value="0" calcext:value-type="float">
            <text:p>0</text:p>
          </table:table-cell>
          <table:table-cell table:style-name="ce105" table:formula="of:=COUNTIF([.C17:.K17];&quot;U&quot;)+COUNTIF([.C17:.K17];&quot;UL&quot;)" office:value-type="float" office:value="0" calcext:value-type="float">
            <text:p>0</text:p>
          </table:table-cell>
          <table:table-cell table:style-name="ce105" table:formula="of:=COUNTIF([.C17:.K17];&quot;KVIT&quot;)" office:value-type="float" office:value="0" calcext:value-type="float">
            <text:p>0</text:p>
          </table:table-cell>
          <table:table-cell table:style-name="ce106" table:formula="of:=COUNTBLANK([.C17:.K17])" office:value-type="float" office:value="7" calcext:value-type="float">
            <text:p>7</text:p>
          </table:table-cell>
          <table:table-cell table:style-name="ce108" table:formula="of:=COUNTIF([.C17:.K17];&quot;51&quot;) + COUNTIF([.C17:.K17];&quot;51L&quot;)+COUNTIF([.C17:.K17];&quot;2&quot;)+COUNTIF([.C17:.K17];&quot;52&quot;)+COUNTIF([.C17:.K17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17" calcext:value-type="date">
            <text:p>17. VI. 07</text:p>
          </table:table-cell>
          <table:table-cell table:style-name="ce100" table:formula="of:=TEXT([.A18];&quot;Ddd&quot;)" office:value-type="string" office:string-value="ned" calcext:value-type="string">
            <text:p>ned</text:p>
          </table:table-cell>
          <table:table-cell table:style-name="ce101" office:value-type="string" calcext:value-type="string">
            <office:annotation draw:style-name="gr24" draw:text-style-name="P2" svg:width="2.843cm" svg:height="3.29cm" svg:x="5.247cm" svg:y="10.025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L</text:p>
          </table:table-cell>
          <table:table-cell table:style-name="ce18"/>
          <table:table-cell table:style-name="ce22" table:number-columns-repeated="2"/>
          <table:table-cell table:style-name="ce22" office:value-type="string" calcext:value-type="string">
            <office:annotation draw:style-name="gr7" draw:text-style-name="P2" svg:width="2.843cm" svg:height="1.401cm" svg:x="10.838cm" svg:y="10.025cm" draw:caption-point-x="-0.232cm" draw:caption-point-y="1.889cm">
              <dc:date>2022-03-21T00:00:00</dc:date>
              <text:p text:style-name="P1">od 17. junija pa do 21. službeno odsoten</text:p>
            </office:annotation>
            <text:p>PO</text:p>
          </table:table-cell>
          <table:table-cell table:style-name="ce18" table:number-columns-repeated="2"/>
          <table:table-cell table:style-name="ce25"/>
          <table:table-cell table:style-name="ce28"/>
          <table:table-cell table:style-name="ce34" office:value-type="string" calcext:value-type="string">
            <text:p>ŠOŠ</text:p>
          </table:table-cell>
          <table:table-cell table:style-name="ce105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05" table:formula="of:=COUNTIF([.C18:.K18];&quot;51&quot;) + COUNTIF([.C18:.K18];&quot;51L&quot;)" office:value-type="float" office:value="0" calcext:value-type="float">
            <text:p>0</text:p>
          </table:table-cell>
          <table:table-cell table:style-name="ce105" table:formula="of:=COUNTIF([.C18:.K18];&quot;52&quot;) + COUNTIF([.C18:.K18];&quot;52L&quot;)" office:value-type="float" office:value="0" calcext:value-type="float">
            <text:p>0</text:p>
          </table:table-cell>
          <table:table-cell table:style-name="ce105" table:formula="of:=COUNTIF([.C18:.K18];&quot;11-19&quot;) + COUNTIF([.C18:.K18];&quot;2&quot;)" office:value-type="float" office:value="0" calcext:value-type="float">
            <text:p>0</text:p>
          </table:table-cell>
          <table:table-cell table:style-name="ce105" table:formula="of:=COUNTIF([.C18:.K18];&quot;U&quot;)+COUNTIF([.C18:.K18];&quot;UL&quot;)" office:value-type="float" office:value="0" calcext:value-type="float">
            <text:p>0</text:p>
          </table:table-cell>
          <table:table-cell table:style-name="ce105" table:formula="of:=COUNTIF([.C18:.K18];&quot;KVIT&quot;)" office:value-type="float" office:value="0" calcext:value-type="float">
            <text:p>0</text:p>
          </table:table-cell>
          <table:table-cell table:style-name="ce106" table:formula="of:=COUNTBLANK([.C18:.K18])" office:value-type="float" office:value="7" calcext:value-type="float">
            <text:p>7</text:p>
          </table:table-cell>
          <table:table-cell table:style-name="ce108" table:formula="of:=COUNTIF([.C18:.K18];&quot;51&quot;) + COUNTIF([.C18:.K18];&quot;51L&quot;)+COUNTIF([.C18:.K18];&quot;2&quot;)+COUNTIF([.C18:.K18];&quot;52&quot;)+COUNTIF([.C18:.K1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18" calcext:value-type="date">
            <text:p>18. VI. 07</text:p>
          </table:table-cell>
          <table:table-cell table:style-name="ce99" table:formula="of:=TEXT([.A19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24" draw:text-style-name="P2" svg:width="2.843cm" svg:height="3.29cm" svg:x="5.247cm" svg:y="10.725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X</text:p>
          </table:table-cell>
          <table:table-cell table:style-name="ce21" office:value-type="string" calcext:value-type="string">
            <text:p>KVIT</text:p>
          </table:table-cell>
          <table:table-cell table:style-name="ce17" office:value-type="string" calcext:value-type="string">
            <office:annotation draw:style-name="gr21" draw:text-style-name="P2" svg:width="2.833cm" svg:height="1.39cm" svg:x="8.048cm" svg:y="10.725cm" draw:caption-point-x="-0.243cm" draw:caption-point-y="1.889cm">
              <dc:date>2022-03-21T00:00:00</dc:date>
              <text:p text:style-name="P1">nujno dežurat ponedeljek 18. junija </text:p>
            </office:annotation>
            <text:p><text:span text:style-name="T1">52</text:span><text:span text:style-name="T2">L</text:span>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office:annotation draw:style-name="gr21" draw:text-style-name="P2" svg:width="2.843cm" svg:height="1.39cm" svg:x="10.838cm" svg:y="10.725cm" draw:caption-point-x="-0.232cm" draw:caption-point-y="1.889cm">
              <dc:date>2022-03-21T00:00:00</dc:date>
              <text:p text:style-name="P1">od 17. junija pa do 21. službeno odsoten</text:p>
            </office:annotation>
            <text:p>PO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ŠOŠ</text:p>
          </table:table-cell>
          <table:table-cell table:style-name="ce105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05" table:formula="of:=COUNTIF([.C19:.K19];&quot;51&quot;) + COUNTIF([.C19:.K19];&quot;51L&quot;)" office:value-type="float" office:value="1" calcext:value-type="float">
            <text:p>1</text:p>
          </table:table-cell>
          <table:table-cell table:style-name="ce105" table:formula="of:=COUNTIF([.C19:.K19];&quot;52&quot;) + COUNTIF([.C19:.K19];&quot;52L&quot;)" office:value-type="float" office:value="1" calcext:value-type="float">
            <text:p>1</text:p>
          </table:table-cell>
          <table:table-cell table:style-name="ce105" table:formula="of:=COUNTIF([.C19:.K19];&quot;11-19&quot;) + COUNTIF([.C19:.K19];&quot;2&quot;)" office:value-type="float" office:value="1" calcext:value-type="float">
            <text:p>1</text:p>
          </table:table-cell>
          <table:table-cell table:style-name="ce105" table:formula="of:=COUNTIF([.C19:.K19];&quot;U&quot;)+COUNTIF([.C19:.K19];&quot;UL&quot;)" office:value-type="float" office:value="1" calcext:value-type="float">
            <text:p>1</text:p>
          </table:table-cell>
          <table:table-cell table:style-name="ce105" table:formula="of:=COUNTIF([.C19:.K19];&quot;KVIT&quot;)" office:value-type="float" office:value="2" calcext:value-type="float">
            <text:p>2</text:p>
          </table:table-cell>
          <table:table-cell table:style-name="ce106" table:formula="of:=COUNTBLANK([.C19:.K19])" office:value-type="float" office:value="1" calcext:value-type="float">
            <text:p>1</text:p>
          </table:table-cell>
          <table:table-cell table:style-name="ce108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19" calcext:value-type="date">
            <text:p>19. VI. 07</text:p>
          </table:table-cell>
          <table:table-cell table:style-name="ce99" table:formula="of:=TEXT([.A20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office:annotation draw:style-name="gr23" draw:text-style-name="P2" svg:width="2.843cm" svg:height="3.289cm" svg:x="5.247cm" svg:y="11.426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6" office:value-type="string" calcext:value-type="string">
            <office:annotation draw:style-name="gr20" draw:text-style-name="P2" svg:width="2.843cm" svg:height="1.389cm" svg:x="10.838cm" svg:y="11.426cm" draw:caption-point-x="-0.232cm" draw:caption-point-y="1.889cm">
              <dc:date>2022-03-21T00:00:00</dc:date>
              <text:p text:style-name="P1">od 17. junija pa do 21. službeno odsoten</text:p>
            </office:annotation>
            <text:p>PO</text:p>
          </table:table-cell>
          <table:table-cell table:style-name="ce13" office:value-type="string" calcext:value-type="string">
            <text:p>U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52" office:value-type="string" calcext:value-type="string">
            <text:p>51</text:p>
          </table:table-cell>
          <table:table-cell table:style-name="ce34" office:value-type="string" calcext:value-type="string">
            <text:p>ŠOŠ</text:p>
          </table:table-cell>
          <table:table-cell table:style-name="ce105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05" table:formula="of:=COUNTIF([.C20:.K20];&quot;51&quot;) + COUNTIF([.C20:.K20];&quot;51L&quot;)" office:value-type="float" office:value="1" calcext:value-type="float">
            <text:p>1</text:p>
          </table:table-cell>
          <table:table-cell table:style-name="ce105" table:formula="of:=COUNTIF([.C20:.K20];&quot;52&quot;) + COUNTIF([.C20:.K20];&quot;52L&quot;)" office:value-type="float" office:value="1" calcext:value-type="float">
            <text:p>1</text:p>
          </table:table-cell>
          <table:table-cell table:style-name="ce105" table:formula="of:=COUNTIF([.C20:.K20];&quot;11-19&quot;) + COUNTIF([.C20:.K20];&quot;2&quot;)" office:value-type="float" office:value="1" calcext:value-type="float">
            <text:p>1</text:p>
          </table:table-cell>
          <table:table-cell table:style-name="ce105" table:formula="of:=COUNTIF([.C20:.K20];&quot;U&quot;)+COUNTIF([.C20:.K20];&quot;UL&quot;)" office:value-type="float" office:value="1" calcext:value-type="float">
            <text:p>1</text:p>
          </table:table-cell>
          <table:table-cell table:style-name="ce105" table:formula="of:=COUNTIF([.C20:.K20];&quot;KVIT&quot;)" office:value-type="float" office:value="1" calcext:value-type="float">
            <text:p>1</text:p>
          </table:table-cell>
          <table:table-cell table:style-name="ce106" table:formula="of:=COUNTBLANK([.C20:.K20])" office:value-type="float" office:value="1" calcext:value-type="float">
            <text:p>1</text:p>
          </table:table-cell>
          <table:table-cell table:style-name="ce108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/>
          <table:table-cell table:style-name="ce6" table:number-columns-repeated="235"/>
          <table:table-cell table:number-columns-repeated="768"/>
        </table:table-row>
        <table:table-row table:style-name="ro1">
          <table:table-cell table:style-name="ce47" office:value-type="date" office:date-value="2007-06-20" calcext:value-type="date">
            <text:p>20. VI. 07</text:p>
          </table:table-cell>
          <table:table-cell table:style-name="ce99" table:formula="of:=TEXT([.A21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office:annotation draw:style-name="gr22" draw:text-style-name="P2" svg:width="2.843cm" svg:height="3.279cm" svg:x="5.247cm" svg:y="12.126cm" draw:caption-point-x="-0.243cm" draw:caption-point-y="1.889cm">
              <dc:date>2022-03-21T00:00:00</dc:date>
              <text:p text:style-name="P1">dežurna 16. in 17. junija s KVIT tednom pred tem, nato pa bi vzela študijski dopust do 30. junija</text:p>
            </office:annotation>
            <text:p>S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office:annotation draw:style-name="gr21" draw:text-style-name="P2" svg:width="2.843cm" svg:height="1.39cm" svg:x="10.838cm" svg:y="12.126cm" draw:caption-point-x="-0.232cm" draw:caption-point-y="1.889cm">
              <dc:date>2022-03-21T00:00:00</dc:date>
              <text:p text:style-name="P1">od 17. junija pa do 21. službeno odsoten</text:p>
            </office:annotation>
            <text:p>PO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52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ŠOŠ</text:p>
          </table:table-cell>
          <table:table-cell table:style-name="ce105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05" table:formula="of:=COUNTIF([.C21:.K21];&quot;51&quot;) + COUNTIF([.C21:.K21];&quot;51L&quot;)" office:value-type="float" office:value="1" calcext:value-type="float">
            <text:p>1</text:p>
          </table:table-cell>
          <table:table-cell table:style-name="ce105" table:formula="of:=COUNTIF([.C21:.K21];&quot;52&quot;) + COUNTIF([.C21:.K21];&quot;52L&quot;)" office:value-type="float" office:value="1" calcext:value-type="float">
            <text:p>1</text:p>
          </table:table-cell>
          <table:table-cell table:style-name="ce105" table:formula="of:=COUNTIF([.C21:.K21];&quot;11-19&quot;) + COUNTIF([.C21:.K21];&quot;2&quot;)" office:value-type="float" office:value="1" calcext:value-type="float">
            <text:p>1</text:p>
          </table:table-cell>
          <table:table-cell table:style-name="ce105" table:formula="of:=COUNTIF([.C21:.K21];&quot;U&quot;)+COUNTIF([.C21:.K21];&quot;UL&quot;)" office:value-type="float" office:value="1" calcext:value-type="float">
            <text:p>1</text:p>
          </table:table-cell>
          <table:table-cell table:style-name="ce105" table:formula="of:=COUNTIF([.C21:.K21];&quot;KVIT&quot;)" office:value-type="float" office:value="1" calcext:value-type="float">
            <text:p>1</text:p>
          </table:table-cell>
          <table:table-cell table:style-name="ce106" table:formula="of:=COUNTBLANK([.C21:.K21])" office:value-type="float" office:value="1" calcext:value-type="float">
            <text:p>1</text:p>
          </table:table-cell>
          <table:table-cell table:style-name="ce108" table:formula="of:=COUNTIF([.C21:.K21];&quot;51&quot;) + COUNTIF([.C21:.K21];&quot;51L&quot;)+COUNTIF([.C21:.K21];&quot;2&quot;)+COUNTIF([.C21:.K21];&quot;52&quot;)+COUNTIF([.C21:.K21];&quot;52L&quot;)" office:value-type="float" office:value="2" calcext:value-type="float">
            <text:p>2</text:p>
          </table:table-cell>
          <table:table-cell/>
          <table:table-cell table:style-name="ce6" table:number-columns-repeated="235"/>
          <table:table-cell table:number-columns-repeated="768"/>
        </table:table-row>
        <table:table-row table:style-name="ro1">
          <table:table-cell table:style-name="ce47" office:value-type="date" office:date-value="2007-06-21" calcext:value-type="date">
            <text:p>21. VI. 07</text:p>
          </table:table-cell>
          <table:table-cell table:style-name="ce99" table:formula="of:=TEXT([.A22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office:annotation draw:style-name="gr21" draw:text-style-name="P2" svg:width="2.843cm" svg:height="1.39cm" svg:x="5.247cm" svg:y="12.826cm" draw:caption-point-x="-0.243cm" draw:caption-point-y="1.889cm">
              <dc:date>2022-03-21T00:00:00</dc:date>
              <text:p text:style-name="P1">prost dan 21. junija, ko grem v Cambridge</text:p>
            </office:annotation>
            <text:p>S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D</text:p>
          </table:table-cell>
          <table:table-cell table:style-name="ce16" office:value-type="string" calcext:value-type="string">
            <office:annotation draw:style-name="gr21" draw:text-style-name="P2" svg:width="2.843cm" svg:height="1.39cm" svg:x="10.838cm" svg:y="12.826cm" draw:caption-point-x="-0.232cm" draw:caption-point-y="1.889cm">
              <dc:date>2022-03-21T00:00:00</dc:date>
              <text:p text:style-name="P1">od 17. junija pa do 21. službeno odsoten</text:p>
            </office:annotation>
            <text:p>PO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ŠOŠ</text:p>
          </table:table-cell>
          <table:table-cell table:style-name="ce105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05" table:formula="of:=COUNTIF([.C22:.K22];&quot;51&quot;) + COUNTIF([.C22:.K22];&quot;51L&quot;)" office:value-type="float" office:value="1" calcext:value-type="float">
            <text:p>1</text:p>
          </table:table-cell>
          <table:table-cell table:style-name="ce105" table:formula="of:=COUNTIF([.C22:.K22];&quot;52&quot;) + COUNTIF([.C22:.K22];&quot;52L&quot;)" office:value-type="float" office:value="1" calcext:value-type="float">
            <text:p>1</text:p>
          </table:table-cell>
          <table:table-cell table:style-name="ce105" table:formula="of:=COUNTIF([.C22:.K22];&quot;11-19&quot;) + COUNTIF([.C22:.K22];&quot;2&quot;)" office:value-type="float" office:value="1" calcext:value-type="float">
            <text:p>1</text:p>
          </table:table-cell>
          <table:table-cell table:style-name="ce105" table:formula="of:=COUNTIF([.C22:.K22];&quot;U&quot;)+COUNTIF([.C22:.K22];&quot;UL&quot;)" office:value-type="float" office:value="1" calcext:value-type="float">
            <text:p>1</text:p>
          </table:table-cell>
          <table:table-cell table:style-name="ce105" table:formula="of:=COUNTIF([.C22:.K22];&quot;KVIT&quot;)" office:value-type="float" office:value="1" calcext:value-type="float">
            <text:p>1</text:p>
          </table:table-cell>
          <table:table-cell table:style-name="ce106" table:formula="of:=COUNTBLANK([.C22:.K22])" office:value-type="float" office:value="1" calcext:value-type="float">
            <text:p>1</text:p>
          </table:table-cell>
          <table:table-cell table:style-name="ce108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/>
          <table:table-cell table:style-name="ce6" table:number-columns-repeated="235"/>
          <table:table-cell table:number-columns-repeated="768"/>
        </table:table-row>
        <table:table-row table:style-name="ro1">
          <table:table-cell table:style-name="ce47" office:value-type="date" office:date-value="2007-06-22" calcext:value-type="date">
            <text:p>22. VI. 07</text:p>
          </table:table-cell>
          <table:table-cell table:style-name="ce99" table:formula="of:=TEXT([.A23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office:annotation draw:style-name="gr15" draw:text-style-name="P2" svg:width="2.843cm" svg:height="1.231cm" svg:x="5.247cm" svg:y="13.527cm" draw:caption-point-x="-0.243cm" draw:caption-point-y="1.888cm">
              <dc:date>2022-03-21T00:00:00</dc:date>
              <text:p text:style-name="P1">v Cambridgeu, 22. junija</text:p>
            </office:annotation>
            <text:p>SD</text:p>
          </table:table-cell>
          <table:table-cell table:style-name="ce21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5" draw:text-style-name="P2" svg:width="2.833cm" svg:height="1.231cm" svg:x="8.048cm" svg:y="13.527cm" draw:caption-point-x="-0.243cm" draw:caption-point-y="1.888cm">
              <dc:date>2022-03-21T00:00:00</dc:date>
              <text:p text:style-name="P1">da me nebi dal dežurat</text:p>
            </office:annotation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7" office:value-type="string" calcext:value-type="string">
            <text:p><text:span text:style-name="T1">U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ŠOŠ</text:p>
          </table:table-cell>
          <table:table-cell table:style-name="ce105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05" table:formula="of:=COUNTIF([.C23:.K23];&quot;51&quot;) + COUNTIF([.C23:.K23];&quot;51L&quot;)" office:value-type="float" office:value="1" calcext:value-type="float">
            <text:p>1</text:p>
          </table:table-cell>
          <table:table-cell table:style-name="ce105" table:formula="of:=COUNTIF([.C23:.K23];&quot;52&quot;) + COUNTIF([.C23:.K23];&quot;52L&quot;)" office:value-type="float" office:value="1" calcext:value-type="float">
            <text:p>1</text:p>
          </table:table-cell>
          <table:table-cell table:style-name="ce105" table:formula="of:=COUNTIF([.C23:.K23];&quot;11-19&quot;) + COUNTIF([.C23:.K23];&quot;2&quot;)" office:value-type="float" office:value="1" calcext:value-type="float">
            <text:p>1</text:p>
          </table:table-cell>
          <table:table-cell table:style-name="ce105" table:formula="of:=COUNTIF([.C23:.K23];&quot;U&quot;)+COUNTIF([.C23:.K23];&quot;UL&quot;)" office:value-type="float" office:value="1" calcext:value-type="float">
            <text:p>1</text:p>
          </table:table-cell>
          <table:table-cell table:style-name="ce105" table:formula="of:=COUNTIF([.C23:.K23];&quot;KVIT&quot;)" office:value-type="float" office:value="1" calcext:value-type="float">
            <text:p>1</text:p>
          </table:table-cell>
          <table:table-cell table:style-name="ce106" table:formula="of:=COUNTBLANK([.C23:.K23])" office:value-type="float" office:value="1" calcext:value-type="float">
            <text:p>1</text:p>
          </table:table-cell>
          <table:table-cell table:style-name="ce108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23" calcext:value-type="date">
            <text:p>23. VI. 07</text:p>
          </table:table-cell>
          <table:table-cell table:style-name="ce100" table:formula="of:=TEXT([.A24];&quot;Ddd&quot;)" office:value-type="string" office:string-value="sob" calcext:value-type="string">
            <text:p>sob</text:p>
          </table:table-cell>
          <table:table-cell table:style-name="ce18">
            <office:annotation draw:style-name="gr23" draw:text-style-name="P2" svg:width="2.843cm" svg:height="3.289cm" svg:x="5.247cm" svg:y="14.217cm" draw:caption-point-x="-0.243cm" draw:caption-point-y="1.899cm">
              <dc:date>2022-03-21T00:00:00</dc:date>
              <text:p text:style-name="P1">dežurna 16. in 17. junija s KVIT tednom pred tem, nato pa bi vzela študijski dopust do 30. junija</text:p>
            </office:annotation>
          </table:table-cell>
          <table:table-cell table:style-name="ce23" office:value-type="string" calcext:value-type="string">
            <text:p>L</text:p>
          </table:table-cell>
          <table:table-cell table:style-name="ce18">
            <office:annotation draw:style-name="gr14" draw:text-style-name="P2" svg:width="2.833cm" svg:height="1.241cm" svg:x="8.048cm" svg:y="14.217cm" draw:caption-point-x="-0.243cm" draw:caption-point-y="1.899cm">
              <dc:date>2022-03-21T00:00:00</dc:date>
              <text:p text:style-name="P1">Odpotujemo že 23 junija</text:p>
            </office:annotation>
          </table:table-cell>
          <table:table-cell table:style-name="ce22"/>
          <table:table-cell table:style-name="ce18" table:number-columns-repeated="3"/>
          <table:table-cell table:style-name="ce18">
            <office:annotation draw:style-name="gr3" draw:text-style-name="P2" svg:width="3.184cm" svg:height="0.668cm" svg:x="15.04cm" svg:y="14.217cm" draw:caption-point-x="-0.232cm" draw:caption-point-y="1.899cm">
              <dc:date>2022-03-21T00:00:00</dc:date>
              <text:p text:style-name="P1">23.in 24.6. prost</text:p>
            </office:annotation>
          </table:table-cell>
          <table:table-cell table:style-name="ce23"/>
          <table:table-cell table:style-name="ce34" office:value-type="string" calcext:value-type="string">
            <text:p>KON</text:p>
          </table:table-cell>
          <table:table-cell table:style-name="ce105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05" table:formula="of:=COUNTIF([.C24:.K24];&quot;51&quot;) + COUNTIF([.C24:.K24];&quot;51L&quot;)" office:value-type="float" office:value="0" calcext:value-type="float">
            <text:p>0</text:p>
          </table:table-cell>
          <table:table-cell table:style-name="ce105" table:formula="of:=COUNTIF([.C24:.K24];&quot;52&quot;) + COUNTIF([.C24:.K24];&quot;52L&quot;)" office:value-type="float" office:value="0" calcext:value-type="float">
            <text:p>0</text:p>
          </table:table-cell>
          <table:table-cell table:style-name="ce105" table:formula="of:=COUNTIF([.C24:.K24];&quot;11-19&quot;) + COUNTIF([.C24:.K24];&quot;2&quot;)" office:value-type="float" office:value="0" calcext:value-type="float">
            <text:p>0</text:p>
          </table:table-cell>
          <table:table-cell table:style-name="ce105" table:formula="of:=COUNTIF([.C24:.K24];&quot;U&quot;)+COUNTIF([.C24:.K24];&quot;UL&quot;)" office:value-type="float" office:value="0" calcext:value-type="float">
            <text:p>0</text:p>
          </table:table-cell>
          <table:table-cell table:style-name="ce105" table:formula="of:=COUNTIF([.C24:.K24];&quot;KVIT&quot;)" office:value-type="float" office:value="0" calcext:value-type="float">
            <text:p>0</text:p>
          </table:table-cell>
          <table:table-cell table:style-name="ce106" table:formula="of:=COUNTBLANK([.C24:.K24])" office:value-type="float" office:value="8" calcext:value-type="float">
            <text:p>8</text:p>
          </table:table-cell>
          <table:table-cell table:style-name="ce108" table:formula="of:=COUNTIF([.C24:.K24];&quot;51&quot;) + COUNTIF([.C24:.K24];&quot;51L&quot;)+COUNTIF([.C24:.K24];&quot;2&quot;)+COUNTIF([.C24:.K24];&quot;52&quot;)+COUNTIF([.C24:.K2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24" calcext:value-type="date">
            <text:p>24. VI. 07</text:p>
          </table:table-cell>
          <table:table-cell table:style-name="ce100" table:formula="of:=TEXT([.A25];&quot;Ddd&quot;)" office:value-type="string" office:string-value="ned" calcext:value-type="string">
            <text:p>ned</text:p>
          </table:table-cell>
          <table:table-cell table:style-name="ce18">
            <office:annotation draw:style-name="gr23" draw:text-style-name="P2" svg:width="2.843cm" svg:height="3.289cm" svg:x="5.247cm" svg:y="14.917cm" draw:caption-point-x="-0.243cm" draw:caption-point-y="1.899cm">
              <dc:date>2022-03-21T00:00:00</dc:date>
              <text:p text:style-name="P1">dežurna 16. in 17. junija s KVIT tednom pred tem, nato pa bi vzela študijski dopust do 30. junija</text:p>
            </office:annotation>
          </table:table-cell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office:annotation draw:style-name="gr6" draw:text-style-name="P2" svg:width="2.833cm" svg:height="1.974cm" svg:x="8.048cm" svg:y="14.917cm" draw:caption-point-x="-0.243cm" draw:caption-point-y="1.899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22" table:number-columns-repeated="2"/>
          <table:table-cell table:style-name="ce18" table:number-columns-repeated="2"/>
          <table:table-cell table:style-name="ce18">
            <office:annotation draw:style-name="gr2" draw:text-style-name="P2" svg:width="3.184cm" svg:height="0.658cm" svg:x="15.04cm" svg:y="14.917cm" draw:caption-point-x="-0.232cm" draw:caption-point-y="1.899cm">
              <dc:date>2022-03-21T00:00:00</dc:date>
              <text:p text:style-name="P1">23.in 24.6. prost</text:p>
            </office:annotation>
          </table:table-cell>
          <table:table-cell table:style-name="ce18"/>
          <table:table-cell table:style-name="ce34" office:value-type="string" calcext:value-type="string">
            <text:p>KON</text:p>
          </table:table-cell>
          <table:table-cell table:style-name="ce105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05" table:formula="of:=COUNTIF([.C25:.K25];&quot;51&quot;) + COUNTIF([.C25:.K25];&quot;51L&quot;)" office:value-type="float" office:value="0" calcext:value-type="float">
            <text:p>0</text:p>
          </table:table-cell>
          <table:table-cell table:style-name="ce105" table:formula="of:=COUNTIF([.C25:.K25];&quot;52&quot;) + COUNTIF([.C25:.K25];&quot;52L&quot;)" office:value-type="float" office:value="0" calcext:value-type="float">
            <text:p>0</text:p>
          </table:table-cell>
          <table:table-cell table:style-name="ce105" table:formula="of:=COUNTIF([.C25:.K25];&quot;11-19&quot;) + COUNTIF([.C25:.K25];&quot;2&quot;)" office:value-type="float" office:value="0" calcext:value-type="float">
            <text:p>0</text:p>
          </table:table-cell>
          <table:table-cell table:style-name="ce105" table:formula="of:=COUNTIF([.C25:.K25];&quot;U&quot;)+COUNTIF([.C25:.K25];&quot;UL&quot;)" office:value-type="float" office:value="0" calcext:value-type="float">
            <text:p>0</text:p>
          </table:table-cell>
          <table:table-cell table:style-name="ce105" table:formula="of:=COUNTIF([.C25:.K25];&quot;KVIT&quot;)" office:value-type="float" office:value="0" calcext:value-type="float">
            <text:p>0</text:p>
          </table:table-cell>
          <table:table-cell table:style-name="ce106" table:formula="of:=COUNTBLANK([.C25:.K25])" office:value-type="float" office:value="7" calcext:value-type="float">
            <text:p>7</text:p>
          </table:table-cell>
          <table:table-cell table:style-name="ce108" table:formula="of:=COUNTIF([.C25:.K25];&quot;51&quot;) + COUNTIF([.C25:.K25];&quot;51L&quot;)+COUNTIF([.C25:.K25];&quot;2&quot;)+COUNTIF([.C25:.K25];&quot;52&quot;)+COUNTIF([.C25:.K2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8" office:value-type="date" office:date-value="2007-06-25" calcext:value-type="date">
            <text:p>25. VI. 07</text:p>
          </table:table-cell>
          <table:table-cell table:style-name="ce100" table:formula="of:=TEXT([.A26];&quot;Ddd&quot;)" office:value-type="string" office:string-value="pon" calcext:value-type="string">
            <text:p>pon</text:p>
          </table:table-cell>
          <table:table-cell table:style-name="ce22">
            <office:annotation draw:style-name="gr25" draw:text-style-name="P2" svg:width="2.843cm" svg:height="2.966cm" svg:x="5.247cm" svg:y="15.617cm" draw:caption-point-x="-0.243cm" draw:caption-point-y="1.899cm">
              <dc:date>2022-03-21T00:00:00</dc:date>
              <text:p text:style-name="P1">dežurna 16. in 17. junija s KVIT tednom pred tem, nato pa bi vzela študijski dopust do 30. junija</text:p>
            </office:annotation>
          </table:table-cell>
          <table:table-cell table:style-name="ce22" office:value-type="string" calcext:value-type="string">
            <office:annotation draw:style-name="gr7" draw:text-style-name="P2" svg:width="2.833cm" svg:height="1.401cm" svg:x="6.648cm" svg:y="15.617cm" draw:caption-point-x="-0.243cm" draw:caption-point-y="1.899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8" office:value-type="string" calcext:value-type="string">
            <office:annotation draw:style-name="gr6" draw:text-style-name="P2" svg:width="2.833cm" svg:height="1.974cm" svg:x="8.048cm" svg:y="15.617cm" draw:caption-point-x="-0.243cm" draw:caption-point-y="1.899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22" table:number-columns-repeated="2"/>
          <table:table-cell table:style-name="ce103"/>
          <table:table-cell table:style-name="ce18"/>
          <table:table-cell table:style-name="ce23"/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MIR</text:p>
          </table:table-cell>
          <table:table-cell table:style-name="ce105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05" table:formula="of:=COUNTIF([.C26:.K26];&quot;51&quot;) + COUNTIF([.C26:.K26];&quot;51L&quot;)" office:value-type="float" office:value="0" calcext:value-type="float">
            <text:p>0</text:p>
          </table:table-cell>
          <table:table-cell table:style-name="ce105" table:formula="of:=COUNTIF([.C26:.K26];&quot;52&quot;) + COUNTIF([.C26:.K26];&quot;52L&quot;)" office:value-type="float" office:value="0" calcext:value-type="float">
            <text:p>0</text:p>
          </table:table-cell>
          <table:table-cell table:style-name="ce105" table:formula="of:=COUNTIF([.C26:.K26];&quot;11-19&quot;) + COUNTIF([.C26:.K26];&quot;2&quot;)" office:value-type="float" office:value="0" calcext:value-type="float">
            <text:p>0</text:p>
          </table:table-cell>
          <table:table-cell table:style-name="ce105" table:formula="of:=COUNTIF([.C26:.K26];&quot;U&quot;)+COUNTIF([.C26:.K26];&quot;UL&quot;)" office:value-type="float" office:value="0" calcext:value-type="float">
            <text:p>0</text:p>
          </table:table-cell>
          <table:table-cell table:style-name="ce105" table:formula="of:=COUNTIF([.C26:.K26];&quot;KVIT&quot;)" office:value-type="float" office:value="0" calcext:value-type="float">
            <text:p>0</text:p>
          </table:table-cell>
          <table:table-cell table:style-name="ce106" table:formula="of:=COUNTBLANK([.C26:.K26])" office:value-type="float" office:value="6" calcext:value-type="float">
            <text:p>6</text:p>
          </table:table-cell>
          <table:table-cell table:style-name="ce108" table:formula="of:=COUNTIF([.C26:.K26];&quot;51&quot;) + COUNTIF([.C26:.K26];&quot;51L&quot;)+COUNTIF([.C26:.K26];&quot;2&quot;)+COUNTIF([.C26:.K26];&quot;52&quot;)+COUNTIF([.C26:.K2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47" office:value-type="date" office:date-value="2007-06-26" calcext:value-type="date">
            <text:p>26. VI. 07</text:p>
          </table:table-cell>
          <table:table-cell table:style-name="ce99" table:formula="of:=TEXT([.A27];&quot;Ddd&quot;)" office:value-type="string" office:string-value="tor" calcext:value-type="string">
            <text:p>tor</text:p>
          </table:table-cell>
          <table:table-cell table:style-name="ce16" office:value-type="string" calcext:value-type="string">
            <office:annotation draw:style-name="gr25" draw:text-style-name="P2" svg:width="2.843cm" svg:height="2.966cm" svg:x="5.247cm" svg:y="16.318cm" draw:caption-point-x="-0.243cm" draw:caption-point-y="1.898cm">
              <dc:date>2022-03-21T00:00:00</dc:date>
              <text:p text:style-name="P1">dežurna 16. in 17. junija s KVIT tednom pred tem, nato pa bi vzela študijski dopust do 30. junija</text:p>
            </office:annotation>
            <text:p>SD</text:p>
          </table:table-cell>
          <table:table-cell table:style-name="ce13" office:value-type="string" calcext:value-type="string">
            <office:annotation draw:style-name="gr5" draw:text-style-name="P2" svg:width="2.833cm" svg:height="1.4cm" svg:x="6.648cm" svg:y="16.318cm" draw:caption-point-x="-0.243cm" draw:caption-point-y="1.89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8" draw:text-style-name="P2" svg:width="2.833cm" svg:height="1.973cm" svg:x="8.048cm" svg:y="16.318cm" draw:caption-point-x="-0.243cm" draw:caption-point-y="1.898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MIR</text:p>
          </table:table-cell>
          <table:table-cell table:style-name="ce105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05" table:formula="of:=COUNTIF([.C27:.K27];&quot;51&quot;) + COUNTIF([.C27:.K27];&quot;51L&quot;)" office:value-type="float" office:value="1" calcext:value-type="float">
            <text:p>1</text:p>
          </table:table-cell>
          <table:table-cell table:style-name="ce105" table:formula="of:=COUNTIF([.C27:.K27];&quot;52&quot;) + COUNTIF([.C27:.K27];&quot;52L&quot;)" office:value-type="float" office:value="1" calcext:value-type="float">
            <text:p>1</text:p>
          </table:table-cell>
          <table:table-cell table:style-name="ce105" table:formula="of:=COUNTIF([.C27:.K27];&quot;11-19&quot;) + COUNTIF([.C27:.K27];&quot;2&quot;)" office:value-type="float" office:value="1" calcext:value-type="float">
            <text:p>1</text:p>
          </table:table-cell>
          <table:table-cell table:style-name="ce105" table:formula="of:=COUNTIF([.C27:.K27];&quot;U&quot;)+COUNTIF([.C27:.K27];&quot;UL&quot;)" office:value-type="float" office:value="0" calcext:value-type="float">
            <text:p>0</text:p>
          </table:table-cell>
          <table:table-cell table:style-name="ce105" table:formula="of:=COUNTIF([.C27:.K27];&quot;KVIT&quot;)" office:value-type="float" office:value="1" calcext:value-type="float">
            <text:p>1</text:p>
          </table:table-cell>
          <table:table-cell table:style-name="ce106" table:formula="of:=COUNTBLANK([.C27:.K27])" office:value-type="float" office:value="1" calcext:value-type="float">
            <text:p>1</text:p>
          </table:table-cell>
          <table:table-cell table:style-name="ce108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47" office:value-type="date" office:date-value="2007-06-27" calcext:value-type="date">
            <text:p>27. VI. 07</text:p>
          </table:table-cell>
          <table:table-cell table:style-name="ce99" table:formula="of:=TEXT([.A28];&quot;Ddd&quot;)" office:value-type="string" office:string-value="sre" calcext:value-type="string">
            <text:p>sre</text:p>
          </table:table-cell>
          <table:table-cell table:style-name="ce16" office:value-type="string" calcext:value-type="string">
            <office:annotation draw:style-name="gr25" draw:text-style-name="P2" svg:width="2.843cm" svg:height="2.966cm" svg:x="5.247cm" svg:y="17.018cm" draw:caption-point-x="-0.243cm" draw:caption-point-y="1.899cm">
              <dc:date>2022-03-21T00:00:00</dc:date>
              <text:p text:style-name="P1">dežurna 16. in 17. junija s KVIT tednom pred tem, nato pa bi vzela študijski dopust do 30. junija</text:p>
            </office:annotation>
            <text:p>SD</text:p>
          </table:table-cell>
          <table:table-cell table:style-name="ce16" office:value-type="string" calcext:value-type="string">
            <office:annotation draw:style-name="gr5" draw:text-style-name="P2" svg:width="2.833cm" svg:height="1.4cm" svg:x="6.648cm" svg:y="17.018cm" draw:caption-point-x="-0.243cm" draw:caption-point-y="1.899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8" draw:text-style-name="P2" svg:width="2.833cm" svg:height="1.973cm" svg:x="8.048cm" svg:y="16.318cm" draw:caption-point-x="-0.243cm" draw:caption-point-y="2.599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office:annotation draw:style-name="gr14" draw:text-style-name="P2" svg:width="2.843cm" svg:height="1.241cm" svg:x="9.438cm" svg:y="17.018cm" draw:caption-point-x="-0.232cm" draw:caption-point-y="1.899cm">
              <dc:date>2022-03-21T00:00:00</dc:date>
              <text:p text:style-name="P1">od 27. do 30. Junija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2</text:p>
          </table:table-cell>
          <table:table-cell table:style-name="ce34" office:value-type="string" calcext:value-type="string">
            <text:p>MIR</text:p>
          </table:table-cell>
          <table:table-cell table:style-name="ce105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05" table:formula="of:=COUNTIF([.C28:.K28];&quot;51&quot;) + COUNTIF([.C28:.K28];&quot;51L&quot;)" office:value-type="float" office:value="0" calcext:value-type="float">
            <text:p>0</text:p>
          </table:table-cell>
          <table:table-cell table:style-name="ce105" table:formula="of:=COUNTIF([.C28:.K28];&quot;52&quot;) + COUNTIF([.C28:.K28];&quot;52L&quot;)" office:value-type="float" office:value="0" calcext:value-type="float">
            <text:p>0</text:p>
          </table:table-cell>
          <table:table-cell table:style-name="ce105" table:formula="of:=COUNTIF([.C28:.K28];&quot;11-19&quot;) + COUNTIF([.C28:.K28];&quot;2&quot;)" office:value-type="float" office:value="1" calcext:value-type="float">
            <text:p>1</text:p>
          </table:table-cell>
          <table:table-cell table:style-name="ce105" table:formula="of:=COUNTIF([.C28:.K28];&quot;U&quot;)+COUNTIF([.C28:.K28];&quot;UL&quot;)" office:value-type="float" office:value="0" calcext:value-type="float">
            <text:p>0</text:p>
          </table:table-cell>
          <table:table-cell table:style-name="ce105" table:formula="of:=COUNTIF([.C28:.K28];&quot;KVIT&quot;)" office:value-type="float" office:value="1" calcext:value-type="float">
            <text:p>1</text:p>
          </table:table-cell>
          <table:table-cell table:style-name="ce106" table:formula="of:=COUNTBLANK([.C28:.K28])" office:value-type="float" office:value="1" calcext:value-type="float">
            <text:p>1</text:p>
          </table:table-cell>
          <table:table-cell table:style-name="ce108" table:formula="of:=COUNTIF([.C28:.K28];&quot;51&quot;) + COUNTIF([.C28:.K28];&quot;51L&quot;)+COUNTIF([.C28:.K28];&quot;2&quot;)+COUNTIF([.C28:.K28];&quot;52&quot;)+COUNTIF([.C28:.K28];&quot;52L&quot;)" office:value-type="float" office:value="1" calcext:value-type="float">
            <text:p>1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47" office:value-type="date" office:date-value="2007-06-28" calcext:value-type="date">
            <text:p>28. VI. 07</text:p>
          </table:table-cell>
          <table:table-cell table:style-name="ce99" table:formula="of:=TEXT([.A29];&quot;Ddd&quot;)" office:value-type="string" office:string-value="čet" calcext:value-type="string">
            <text:p>čet</text:p>
          </table:table-cell>
          <table:table-cell table:style-name="ce16" office:value-type="string" calcext:value-type="string">
            <office:annotation draw:style-name="gr25" draw:text-style-name="P2" svg:width="2.843cm" svg:height="2.966cm" svg:x="5.247cm" svg:y="17.718cm" draw:caption-point-x="-0.243cm" draw:caption-point-y="1.899cm">
              <dc:date>2022-03-21T00:00:00</dc:date>
              <text:p text:style-name="P1">dežurna 16. in 17. junija s KVIT tednom pred tem, nato pa bi vzela študijski dopust do 30. junija</text:p>
            </office:annotation>
            <text:p>SD</text:p>
          </table:table-cell>
          <table:table-cell table:style-name="ce16" office:value-type="string" calcext:value-type="string">
            <office:annotation draw:style-name="gr21" draw:text-style-name="P2" svg:width="2.833cm" svg:height="1.39cm" svg:x="6.648cm" svg:y="17.718cm" draw:caption-point-x="-0.243cm" draw:caption-point-y="1.899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8" draw:text-style-name="P2" svg:width="2.833cm" svg:height="1.973cm" svg:x="8.048cm" svg:y="16.318cm" draw:caption-point-x="-0.243cm" draw:caption-point-y="3.299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office:annotation draw:style-name="gr12" draw:text-style-name="P2" svg:width="2.843cm" svg:height="1.232cm" svg:x="9.438cm" svg:y="17.718cm" draw:caption-point-x="-0.232cm" draw:caption-point-y="1.899cm">
              <dc:date>2022-03-21T00:00:00</dc:date>
              <text:p text:style-name="P1">od 27. do 30. Junija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4" office:value-type="string" calcext:value-type="string">
            <text:p>MIR</text:p>
          </table:table-cell>
          <table:table-cell table:style-name="ce105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05" table:formula="of:=COUNTIF([.C29:.K29];&quot;51&quot;) + COUNTIF([.C29:.K29];&quot;51L&quot;)" office:value-type="float" office:value="0" calcext:value-type="float">
            <text:p>0</text:p>
          </table:table-cell>
          <table:table-cell table:style-name="ce105" table:formula="of:=COUNTIF([.C29:.K29];&quot;52&quot;) + COUNTIF([.C29:.K29];&quot;52L&quot;)" office:value-type="float" office:value="0" calcext:value-type="float">
            <text:p>0</text:p>
          </table:table-cell>
          <table:table-cell table:style-name="ce105" table:formula="of:=COUNTIF([.C29:.K29];&quot;11-19&quot;) + COUNTIF([.C29:.K29];&quot;2&quot;)" office:value-type="float" office:value="1" calcext:value-type="float">
            <text:p>1</text:p>
          </table:table-cell>
          <table:table-cell table:style-name="ce105" table:formula="of:=COUNTIF([.C29:.K29];&quot;U&quot;)+COUNTIF([.C29:.K29];&quot;UL&quot;)" office:value-type="float" office:value="0" calcext:value-type="float">
            <text:p>0</text:p>
          </table:table-cell>
          <table:table-cell table:style-name="ce105" table:formula="of:=COUNTIF([.C29:.K29];&quot;KVIT&quot;)" office:value-type="float" office:value="1" calcext:value-type="float">
            <text:p>1</text:p>
          </table:table-cell>
          <table:table-cell table:style-name="ce106" table:formula="of:=COUNTBLANK([.C29:.K29])" office:value-type="float" office:value="1" calcext:value-type="float">
            <text:p>1</text:p>
          </table:table-cell>
          <table:table-cell table:style-name="ce108" table:formula="of:=COUNTIF([.C29:.K29];&quot;51&quot;) + COUNTIF([.C29:.K29];&quot;51L&quot;)+COUNTIF([.C29:.K29];&quot;2&quot;)+COUNTIF([.C29:.K29];&quot;52&quot;)+COUNTIF([.C29:.K29];&quot;52L&quot;)" office:value-type="float" office:value="1" calcext:value-type="float">
            <text:p>1</text:p>
          </table:table-cell>
          <table:table-cell table:style-name="ce6"/>
          <table:table-cell table:style-name="ce109"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47" office:value-type="date" office:date-value="2007-06-29" calcext:value-type="date">
            <text:p>29. VI. 07</text:p>
          </table:table-cell>
          <table:table-cell table:style-name="ce99" table:formula="of:=TEXT([.A30];&quot;Ddd&quot;)" office:value-type="string" office:string-value="pet" calcext:value-type="string">
            <text:p>pet</text:p>
          </table:table-cell>
          <table:table-cell table:style-name="ce16" office:value-type="string" calcext:value-type="string">
            <office:annotation draw:style-name="gr25" draw:text-style-name="P2" svg:width="2.843cm" svg:height="2.966cm" svg:x="5.247cm" svg:y="18.418cm" draw:caption-point-x="-0.243cm" draw:caption-point-y="1.899cm">
              <dc:date>2022-03-21T00:00:00</dc:date>
              <text:p text:style-name="P1">dežurna 16. in 17. junija s KVIT tednom pred tem, nato pa bi vzela študijski dopust do 30. junija</text:p>
            </office:annotation>
            <text:p>SD</text:p>
          </table:table-cell>
          <table:table-cell table:style-name="ce13" office:value-type="string" calcext:value-type="string">
            <office:annotation draw:style-name="gr21" draw:text-style-name="P2" svg:width="2.833cm" svg:height="1.39cm" svg:x="6.648cm" svg:y="18.418cm" draw:caption-point-x="-0.243cm" draw:caption-point-y="1.899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8" draw:text-style-name="P2" svg:width="2.833cm" svg:height="1.973cm" svg:x="8.048cm" svg:y="16.318cm" draw:caption-point-x="-0.243cm" draw:caption-point-y="3.999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office:annotation draw:style-name="gr12" draw:text-style-name="P2" svg:width="2.843cm" svg:height="1.232cm" svg:x="9.438cm" svg:y="18.418cm" draw:caption-point-x="-0.232cm" draw:caption-point-y="1.899cm">
              <dc:date>2022-03-21T00:00:00</dc:date>
              <text:p text:style-name="P1">od 27. do 30. Junija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text:p>2</text:p>
          </table:table-cell>
          <table:table-cell table:style-name="ce16" office:value-type="string" calcext:value-type="string">
            <text:p>X</text:p>
          </table:table-cell>
          <table:table-cell table:style-name="ce34" office:value-type="string" calcext:value-type="string">
            <text:p>DAN</text:p>
          </table:table-cell>
          <table:table-cell table:style-name="ce105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05" table:formula="of:=COUNTIF([.C30:.K30];&quot;51&quot;) + COUNTIF([.C30:.K30];&quot;51L&quot;)" office:value-type="float" office:value="0" calcext:value-type="float">
            <text:p>0</text:p>
          </table:table-cell>
          <table:table-cell table:style-name="ce105" table:formula="of:=COUNTIF([.C30:.K30];&quot;52&quot;) + COUNTIF([.C30:.K30];&quot;52L&quot;)" office:value-type="float" office:value="0" calcext:value-type="float">
            <text:p>0</text:p>
          </table:table-cell>
          <table:table-cell table:style-name="ce105" table:formula="of:=COUNTIF([.C30:.K30];&quot;11-19&quot;) + COUNTIF([.C30:.K30];&quot;2&quot;)" office:value-type="float" office:value="1" calcext:value-type="float">
            <text:p>1</text:p>
          </table:table-cell>
          <table:table-cell table:style-name="ce105" table:formula="of:=COUNTIF([.C30:.K30];&quot;U&quot;)+COUNTIF([.C30:.K30];&quot;UL&quot;)" office:value-type="float" office:value="0" calcext:value-type="float">
            <text:p>0</text:p>
          </table:table-cell>
          <table:table-cell table:style-name="ce105" table:formula="of:=COUNTIF([.C30:.K30];&quot;KVIT&quot;)" office:value-type="float" office:value="1" calcext:value-type="float">
            <text:p>1</text:p>
          </table:table-cell>
          <table:table-cell table:style-name="ce106" table:formula="of:=COUNTBLANK([.C30:.K30])" office:value-type="float" office:value="1" calcext:value-type="float">
            <text:p>1</text:p>
          </table:table-cell>
          <table:table-cell table:style-name="ce108" table:formula="of:=COUNTIF([.C30:.K30];&quot;51&quot;) + COUNTIF([.C30:.K30];&quot;51L&quot;)+COUNTIF([.C30:.K30];&quot;2&quot;)+COUNTIF([.C30:.K30];&quot;52&quot;)+COUNTIF([.C30:.K30];&quot;52L&quot;)" office:value-type="float" office:value="1" calcext:value-type="float">
            <text:p>1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48" office:value-type="date" office:date-value="2007-06-30" calcext:value-type="date">
            <text:p>30. VI. 07</text:p>
          </table:table-cell>
          <table:table-cell table:style-name="ce100" table:formula="of:=TEXT([.A31];&quot;Ddd&quot;)" office:value-type="string" office:string-value="sob" calcext:value-type="string">
            <text:p>sob</text:p>
          </table:table-cell>
          <table:table-cell table:style-name="ce22" office:value-type="string" calcext:value-type="string">
            <office:annotation draw:style-name="gr25" draw:text-style-name="P2" svg:width="2.843cm" svg:height="2.966cm" svg:x="5.247cm" svg:y="19.119cm" draw:caption-point-x="-0.243cm" draw:caption-point-y="1.898cm">
              <dc:date>2022-03-21T00:00:00</dc:date>
              <text:p text:style-name="P1">dežurna 16. in 17. junija s KVIT tednom pred tem, nato pa bi vzela študijski dopust do 30. junija</text:p>
            </office:annotation>
            <text:p>SD</text:p>
          </table:table-cell>
          <table:table-cell table:style-name="ce18" office:value-type="string" calcext:value-type="string">
            <office:annotation draw:style-name="gr20" draw:text-style-name="P2" svg:width="2.833cm" svg:height="1.389cm" svg:x="6.648cm" svg:y="19.119cm" draw:caption-point-x="-0.243cm" draw:caption-point-y="1.89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8" office:value-type="string" calcext:value-type="string">
            <office:annotation draw:style-name="gr8" draw:text-style-name="P2" svg:width="2.833cm" svg:height="1.973cm" svg:x="8.048cm" svg:y="16.318cm" draw:caption-point-x="-0.243cm" draw:caption-point-y="4.699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22" office:value-type="string" calcext:value-type="string">
            <office:annotation draw:style-name="gr15" draw:text-style-name="P2" svg:width="2.843cm" svg:height="1.231cm" svg:x="9.438cm" svg:y="19.119cm" draw:caption-point-x="-0.232cm" draw:caption-point-y="1.898cm">
              <dc:date>2022-03-21T00:00:00</dc:date>
              <text:p text:style-name="P1">od 27. do 30. Junija</text:p>
            </office:annotation>
            <text:p>D</text:p>
          </table:table-cell>
          <table:table-cell table:style-name="ce18"/>
          <table:table-cell table:style-name="ce22"/>
          <table:table-cell table:style-name="ce18"/>
          <table:table-cell table:style-name="ce23" office:value-type="string" calcext:value-type="string">
            <text:p>L</text:p>
          </table:table-cell>
          <table:table-cell table:style-name="ce18"/>
          <table:table-cell table:style-name="ce34" office:value-type="string" calcext:value-type="string">
            <text:p>MIR</text:p>
          </table:table-cell>
          <table:table-cell table:style-name="ce105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05" table:formula="of:=COUNTIF([.C31:.K31];&quot;51&quot;) + COUNTIF([.C31:.K31];&quot;51L&quot;)" office:value-type="float" office:value="0" calcext:value-type="float">
            <text:p>0</text:p>
          </table:table-cell>
          <table:table-cell table:style-name="ce105" table:formula="of:=COUNTIF([.C31:.K31];&quot;52&quot;) + COUNTIF([.C31:.K31];&quot;52L&quot;)" office:value-type="float" office:value="0" calcext:value-type="float">
            <text:p>0</text:p>
          </table:table-cell>
          <table:table-cell table:style-name="ce105" table:formula="of:=COUNTIF([.C31:.K31];&quot;11-19&quot;) + COUNTIF([.C31:.K31];&quot;2&quot;)" office:value-type="float" office:value="0" calcext:value-type="float">
            <text:p>0</text:p>
          </table:table-cell>
          <table:table-cell table:style-name="ce105" table:formula="of:=COUNTIF([.C31:.K31];&quot;U&quot;)+COUNTIF([.C31:.K31];&quot;UL&quot;)" office:value-type="float" office:value="0" calcext:value-type="float">
            <text:p>0</text:p>
          </table:table-cell>
          <table:table-cell table:style-name="ce105" table:formula="of:=COUNTIF([.C31:.K31];&quot;KVIT&quot;)" office:value-type="float" office:value="0" calcext:value-type="float">
            <text:p>0</text:p>
          </table:table-cell>
          <table:table-cell table:style-name="ce106" table:formula="of:=COUNTBLANK([.C31:.K31])" office:value-type="float" office:value="4" calcext:value-type="float">
            <text:p>4</text:p>
          </table:table-cell>
          <table:table-cell table:style-name="ce108" table:formula="of:=COUNTIF([.C31:.K31];&quot;51&quot;) + COUNTIF([.C31:.K31];&quot;51L&quot;)+COUNTIF([.C31:.K31];&quot;2&quot;)+COUNTIF([.C31:.K31];&quot;52&quot;)+COUNTIF([.C31:.K3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number-columns-repeated="20"/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10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3" calcext:value-type="float">
            <text:p>3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3" calcext:value-type="float">
            <text:p>3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3" calcext:value-type="float">
            <text:p>3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6" calcext:value-type="float">
            <text:p>6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8" calcext:value-type="float">
            <text:p>8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1" calcext:value-type="float">
            <text:p>1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1" calcext:value-type="float">
            <text:p>1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junij.$A$1:.$L$31" table:range-usable-as="print-range"/>
        </table:named-expressions>
        <calcext:conditional-formats>
          <calcext:conditional-format calcext:target-range-address="junij.B2:junij.B31">
            <calcext:condition calcext:apply-style-name="ConditionalStyle_1" calcext:value="=&quot;sob&quot;" calcext:base-cell-address="junij.B2"/>
            <calcext:condition calcext:apply-style-name="ConditionalStyle_1" calcext:value="=&quot;ned&quot;" calcext:base-cell-address="junij.B2"/>
          </calcext:conditional-format>
          <calcext:conditional-format calcext:target-range-address="junij.H26:junij.H26 junij.J12:junij.J12">
            <calcext:condition calcext:apply-style-name="ConditionalStyle_1" calcext:value="=&quot;Sob&quot;" calcext:base-cell-address="junij.H26"/>
            <calcext:condition calcext:apply-style-name="ConditionalStyle_1" calcext:value="=&quot;Ned&quot;" calcext:base-cell-address="junij.H26"/>
          </calcext:conditional-format>
          <calcext:conditional-format calcext:target-range-address="junij.M2:junij.R31">
            <calcext:condition calcext:apply-style-name="ConditionalStyle_2" calcext:value="&lt;1" calcext:base-cell-address="junij.M2"/>
            <calcext:condition calcext:apply-style-name="ConditionalStyle_3" calcext:value="&gt;1" calcext:base-cell-address="junij.M2"/>
          </calcext:conditional-format>
          <calcext:conditional-format calcext:target-range-address="junij.S2:junij.S31 junij.S33:junij.S33">
            <calcext:condition calcext:apply-style-name="ConditionalStyle_4" calcext:value="!=0" calcext:base-cell-address="junij.S2"/>
          </calcext:conditional-format>
          <calcext:conditional-format calcext:target-range-address="junij.T2:junij.T31">
            <calcext:condition calcext:apply-style-name="ConditionalStyle_2" calcext:value="&lt;2" calcext:base-cell-address="junij.T2"/>
            <calcext:condition calcext:apply-style-name="ConditionalStyle_5" calcext:value="&gt;2" calcext:base-cell-address="junij.T2"/>
          </calcext:conditional-format>
        </calcext:conditional-formats>
      </table:table>
      <table:table table:name="julij" table:style-name="ta7">
        <table:table-column table:style-name="co1" table:default-cell-style-name="ce7"/>
        <table:table-column table:style-name="co2" table:number-columns-repeated="11" table:default-cell-style-name="ce7"/>
        <table:table-column table:style-name="co22" table:number-columns-repeated="7" table:default-cell-style-name="ce7"/>
        <table:table-column table:style-name="co23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63" office:value-type="string" calcext:value-type="string">
            <text:p>Datum</text:p>
          </table:table-cell>
          <table:table-cell table:style-name="ce8"/>
          <table:table-cell table:style-name="ce14" office:value-type="string" calcext:value-type="string">
            <text:p>KOS</text:p>
          </table:table-cell>
          <table:table-cell table:style-name="ce14" office:value-type="string" calcext:value-type="string">
            <text:p>ŠOŠ</text:p>
          </table:table-cell>
          <table:table-cell table:style-name="ce14" office:value-type="string" calcext:value-type="string">
            <text:p>PIN</text:p>
          </table:table-cell>
          <table:table-cell table:style-name="ce30" office:value-type="string" calcext:value-type="string">
            <text:p>KON</text:p>
          </table:table-cell>
          <table:table-cell table:style-name="ce14" office:value-type="string" calcext:value-type="string">
            <text:p>MIR</text:p>
          </table:table-cell>
          <table:table-cell table:style-name="ce14" office:value-type="string" calcext:value-type="string">
            <text:p>HOL</text:p>
          </table:table-cell>
          <table:table-cell table:style-name="ce119" office:value-type="string" calcext:value-type="string">
            <text:p>?</text:p>
          </table:table-cell>
          <table:table-cell table:style-name="ce14" office:value-type="string" calcext:value-type="string">
            <text:p>DAN</text:p>
          </table:table-cell>
          <table:table-cell table:style-name="ce14" office:value-type="string" calcext:value-type="string">
            <text:p>MŠŠ</text:p>
          </table:table-cell>
          <table:table-cell table:style-name="ce34" office:value-type="string" calcext:value-type="string">
            <text:p>TX</text:p>
          </table:table-cell>
          <table:table-cell table:style-name="ce36" office:value-type="string" calcext:value-type="string">
            <text:p>L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2" calcext:value-type="float">
            <text:p>52</text:p>
          </table:table-cell>
          <table:table-cell table:style-name="ce40" office:value-type="string" calcext:value-type="string">
            <text:p>11-19</text:p>
          </table:table-cell>
          <table:table-cell table:style-name="ce41" office:value-type="string" calcext:value-type="string">
            <text:p>U</text:p>
          </table:table-cell>
          <table:table-cell table:style-name="ce39" office:value-type="string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01" calcext:value-type="date">
            <text:p>1. VII. 07</text:p>
          </table:table-cell>
          <table:table-cell table:style-name="ce112" table:formula="of:=TEXT([.A2];&quot;Ddd&quot;)" office:value-type="string" office:string-value="ned" calcext:value-type="string">
            <text:p>ned</text:p>
          </table:table-cell>
          <table:table-cell table:style-name="ce18"/>
          <table:table-cell table:style-name="ce22" office:value-type="string" calcext:value-type="string">
            <office:annotation draw:style-name="gr17" draw:text-style-name="P2" svg:width="2.833cm" svg:height="1.386cm" svg:x="6.648cm" svg:y="0cm" draw:caption-point-x="-0.243cm" draw:caption-point-y="0.71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8" office:value-type="string" calcext:value-type="string">
            <office:annotation draw:style-name="gr26" draw:text-style-name="P2" svg:width="2.833cm" svg:height="1.781cm" svg:x="8.048cm" svg:y="0cm" draw:caption-point-x="-0.243cm" draw:caption-point-y="0.71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8" table:number-columns-repeated="4"/>
          <table:table-cell table:style-name="ce23" office:value-type="string" calcext:value-type="string">
            <text:p>L</text:p>
          </table:table-cell>
          <table:table-cell table:style-name="ce18"/>
          <table:table-cell table:style-name="ce34" office:value-type="string" calcext:value-type="string">
            <text:p>MIR</text:p>
          </table:table-cell>
          <table:table-cell table:style-name="ce123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23" table:formula="of:=COUNTIF([.C2:.K2];&quot;51&quot;) + COUNTIF([.C2:.K2];&quot;51L&quot;)" office:value-type="float" office:value="0" calcext:value-type="float">
            <text:p>0</text:p>
          </table:table-cell>
          <table:table-cell table:style-name="ce123" table:formula="of:=COUNTIF([.C2:.K2];&quot;52&quot;) + COUNTIF([.C2:.K2];&quot;52L&quot;)" office:value-type="float" office:value="0" calcext:value-type="float">
            <text:p>0</text:p>
          </table:table-cell>
          <table:table-cell table:style-name="ce123" table:formula="of:=COUNTIF([.C2:.K2];&quot;11-19&quot;) + COUNTIF([.C2:.K2];&quot;2&quot;)" office:value-type="float" office:value="0" calcext:value-type="float">
            <text:p>0</text:p>
          </table:table-cell>
          <table:table-cell table:style-name="ce123" table:formula="of:=COUNTIF([.C2:.K2];&quot;U&quot;)+COUNTIF([.C2:.K2];&quot;UL&quot;)" office:value-type="float" office:value="0" calcext:value-type="float">
            <text:p>0</text:p>
          </table:table-cell>
          <table:table-cell table:style-name="ce123" table:formula="of:=COUNTIF([.C2:.K2];&quot;KVIT&quot;)" office:value-type="float" office:value="0" calcext:value-type="float">
            <text:p>0</text:p>
          </table:table-cell>
          <table:table-cell table:style-name="ce124" table:formula="of:=COUNTBLANK([.C2:.K2])" office:value-type="float" office:value="6" calcext:value-type="float">
            <text:p>6</text:p>
          </table:table-cell>
          <table:table-cell table:style-name="ce126" table:formula="of:=COUNTIF([.C2:.K2];&quot;51&quot;) + COUNTIF([.C2:.K2];&quot;51L&quot;)+COUNTIF([.C2:.K2];&quot;2&quot;)+COUNTIF([.C2:.K2];&quot;52&quot;)+COUNTIF([.C2:.K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02" calcext:value-type="date">
            <text:p>2. VII. 07</text:p>
          </table:table-cell>
          <table:table-cell table:style-name="ce113" table:formula="of:=TEXT([.A3];&quot;Ddd&quot;)" office:value-type="string" office:string-value="pon" calcext:value-type="string">
            <text:p>pon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office:annotation draw:style-name="gr17" draw:text-style-name="P2" svg:width="2.833cm" svg:height="1.386cm" svg:x="6.648cm" svg:y="0cm" draw:caption-point-x="-0.243cm" draw:caption-point-y="1.41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1.41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8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MIR</text:p>
          </table:table-cell>
          <table:table-cell table:style-name="ce123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23" table:formula="of:=COUNTIF([.C3:.K3];&quot;51&quot;) + COUNTIF([.C3:.K3];&quot;51L&quot;)" office:value-type="float" office:value="1" calcext:value-type="float">
            <text:p>1</text:p>
          </table:table-cell>
          <table:table-cell table:style-name="ce123" table:formula="of:=COUNTIF([.C3:.K3];&quot;52&quot;) + COUNTIF([.C3:.K3];&quot;52L&quot;)" office:value-type="float" office:value="1" calcext:value-type="float">
            <text:p>1</text:p>
          </table:table-cell>
          <table:table-cell table:style-name="ce123" table:formula="of:=COUNTIF([.C3:.K3];&quot;11-19&quot;) + COUNTIF([.C3:.K3];&quot;2&quot;)" office:value-type="float" office:value="1" calcext:value-type="float">
            <text:p>1</text:p>
          </table:table-cell>
          <table:table-cell table:style-name="ce123" table:formula="of:=COUNTIF([.C3:.K3];&quot;U&quot;)+COUNTIF([.C3:.K3];&quot;UL&quot;)" office:value-type="float" office:value="0" calcext:value-type="float">
            <text:p>0</text:p>
          </table:table-cell>
          <table:table-cell table:style-name="ce123" table:formula="of:=COUNTIF([.C3:.K3];&quot;KVIT&quot;)" office:value-type="float" office:value="1" calcext:value-type="float">
            <text:p>1</text:p>
          </table:table-cell>
          <table:table-cell table:style-name="ce124" table:formula="of:=COUNTBLANK([.C3:.K3])" office:value-type="float" office:value="1" calcext:value-type="float">
            <text:p>1</text:p>
          </table:table-cell>
          <table:table-cell table:style-name="ce126" table:formula="of:=COUNTIF([.C3:.K3];&quot;51&quot;) + COUNTIF([.C3:.K3];&quot;51L&quot;)+COUNTIF([.C3:.K3];&quot;2&quot;)+COUNTIF([.C3:.K3];&quot;52&quot;)+COUNTIF([.C3:.K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03" calcext:value-type="date">
            <text:p>3. VII. 07</text:p>
          </table:table-cell>
          <table:table-cell table:style-name="ce113" table:formula="of:=TEXT([.A4];&quot;Ddd&quot;)" office:value-type="string" office:string-value="tor" calcext:value-type="string">
            <text:p>tor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office:annotation draw:style-name="gr5" draw:text-style-name="P2" svg:width="2.833cm" svg:height="1.4cm" svg:x="6.648cm" svg:y="0.233cm" draw:caption-point-x="-0.243cm" draw:caption-point-y="1.877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2.11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2</text:p>
          </table:table-cell>
          <table:table-cell table:style-name="ce34" office:value-type="string" calcext:value-type="string">
            <text:p>MIR</text:p>
          </table:table-cell>
          <table:table-cell table:style-name="ce123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23" table:formula="of:=COUNTIF([.C4:.K4];&quot;51&quot;) + COUNTIF([.C4:.K4];&quot;51L&quot;)" office:value-type="float" office:value="1" calcext:value-type="float">
            <text:p>1</text:p>
          </table:table-cell>
          <table:table-cell table:style-name="ce123" table:formula="of:=COUNTIF([.C4:.K4];&quot;52&quot;) + COUNTIF([.C4:.K4];&quot;52L&quot;)" office:value-type="float" office:value="1" calcext:value-type="float">
            <text:p>1</text:p>
          </table:table-cell>
          <table:table-cell table:style-name="ce123" table:formula="of:=COUNTIF([.C4:.K4];&quot;11-19&quot;) + COUNTIF([.C4:.K4];&quot;2&quot;)" office:value-type="float" office:value="1" calcext:value-type="float">
            <text:p>1</text:p>
          </table:table-cell>
          <table:table-cell table:style-name="ce123" table:formula="of:=COUNTIF([.C4:.K4];&quot;U&quot;)+COUNTIF([.C4:.K4];&quot;UL&quot;)" office:value-type="float" office:value="0" calcext:value-type="float">
            <text:p>0</text:p>
          </table:table-cell>
          <table:table-cell table:style-name="ce123" table:formula="of:=COUNTIF([.C4:.K4];&quot;KVIT&quot;)" office:value-type="float" office:value="1" calcext:value-type="float">
            <text:p>1</text:p>
          </table:table-cell>
          <table:table-cell table:style-name="ce124" table:formula="of:=COUNTBLANK([.C4:.K4])" office:value-type="float" office:value="1" calcext:value-type="float">
            <text:p>1</text:p>
          </table:table-cell>
          <table:table-cell table:style-name="ce126" table:formula="of:=COUNTIF([.C4:.K4];&quot;51&quot;) + COUNTIF([.C4:.K4];&quot;51L&quot;)+COUNTIF([.C4:.K4];&quot;2&quot;)+COUNTIF([.C4:.K4];&quot;52&quot;)+COUNTIF([.C4:.K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04" calcext:value-type="date">
            <text:p>4. VII. 07</text:p>
          </table:table-cell>
          <table:table-cell table:style-name="ce113" table:formula="of:=TEXT([.A5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5" draw:text-style-name="P2" svg:width="2.833cm" svg:height="1.4cm" svg:x="6.648cm" svg:y="0.933cm" draw:caption-point-x="-0.243cm" draw:caption-point-y="1.87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2.811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6" office:value-type="string" calcext:value-type="string">
            <text:p>52</text:p>
          </table:table-cell>
          <table:table-cell table:style-name="ce34" office:value-type="string" calcext:value-type="string">
            <text:p>MIR</text:p>
          </table:table-cell>
          <table:table-cell table:style-name="ce123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23" table:formula="of:=COUNTIF([.C5:.K5];&quot;51&quot;) + COUNTIF([.C5:.K5];&quot;51L&quot;)" office:value-type="float" office:value="1" calcext:value-type="float">
            <text:p>1</text:p>
          </table:table-cell>
          <table:table-cell table:style-name="ce123" table:formula="of:=COUNTIF([.C5:.K5];&quot;52&quot;) + COUNTIF([.C5:.K5];&quot;52L&quot;)" office:value-type="float" office:value="1" calcext:value-type="float">
            <text:p>1</text:p>
          </table:table-cell>
          <table:table-cell table:style-name="ce123" table:formula="of:=COUNTIF([.C5:.K5];&quot;11-19&quot;) + COUNTIF([.C5:.K5];&quot;2&quot;)" office:value-type="float" office:value="1" calcext:value-type="float">
            <text:p>1</text:p>
          </table:table-cell>
          <table:table-cell table:style-name="ce123" table:formula="of:=COUNTIF([.C5:.K5];&quot;U&quot;)+COUNTIF([.C5:.K5];&quot;UL&quot;)" office:value-type="float" office:value="0" calcext:value-type="float">
            <text:p>0</text:p>
          </table:table-cell>
          <table:table-cell table:style-name="ce123" table:formula="of:=COUNTIF([.C5:.K5];&quot;KVIT&quot;)" office:value-type="float" office:value="1" calcext:value-type="float">
            <text:p>1</text:p>
          </table:table-cell>
          <table:table-cell table:style-name="ce124" table:formula="of:=COUNTBLANK([.C5:.K5])" office:value-type="float" office:value="1" calcext:value-type="float">
            <text:p>1</text:p>
          </table:table-cell>
          <table:table-cell table:style-name="ce126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05" calcext:value-type="date">
            <text:p>5. VII. 07</text:p>
          </table:table-cell>
          <table:table-cell table:style-name="ce113" table:formula="of:=TEXT([.A6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office:annotation draw:style-name="gr7" draw:text-style-name="P2" svg:width="2.833cm" svg:height="1.401cm" svg:x="6.648cm" svg:y="1.633cm" draw:caption-point-x="-0.243cm" draw:caption-point-y="1.87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3.511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6" office:value-type="string" calcext:value-type="string">
            <text:p>5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MIR</text:p>
          </table:table-cell>
          <table:table-cell table:style-name="ce123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23" table:formula="of:=COUNTIF([.C6:.K6];&quot;51&quot;) + COUNTIF([.C6:.K6];&quot;51L&quot;)" office:value-type="float" office:value="1" calcext:value-type="float">
            <text:p>1</text:p>
          </table:table-cell>
          <table:table-cell table:style-name="ce123" table:formula="of:=COUNTIF([.C6:.K6];&quot;52&quot;) + COUNTIF([.C6:.K6];&quot;52L&quot;)" office:value-type="float" office:value="1" calcext:value-type="float">
            <text:p>1</text:p>
          </table:table-cell>
          <table:table-cell table:style-name="ce123" table:formula="of:=COUNTIF([.C6:.K6];&quot;11-19&quot;) + COUNTIF([.C6:.K6];&quot;2&quot;)" office:value-type="float" office:value="1" calcext:value-type="float">
            <text:p>1</text:p>
          </table:table-cell>
          <table:table-cell table:style-name="ce123" table:formula="of:=COUNTIF([.C6:.K6];&quot;U&quot;)+COUNTIF([.C6:.K6];&quot;UL&quot;)" office:value-type="float" office:value="0" calcext:value-type="float">
            <text:p>0</text:p>
          </table:table-cell>
          <table:table-cell table:style-name="ce123" table:formula="of:=COUNTIF([.C6:.K6];&quot;KVIT&quot;)" office:value-type="float" office:value="1" calcext:value-type="float">
            <text:p>1</text:p>
          </table:table-cell>
          <table:table-cell table:style-name="ce124" table:formula="of:=COUNTBLANK([.C6:.K6])" office:value-type="float" office:value="1" calcext:value-type="float">
            <text:p>1</text:p>
          </table:table-cell>
          <table:table-cell table:style-name="ce126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06" calcext:value-type="date">
            <text:p>6. VII. 07</text:p>
          </table:table-cell>
          <table:table-cell table:style-name="ce113" table:formula="of:=TEXT([.A7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7" draw:text-style-name="P2" svg:width="2.833cm" svg:height="1.401cm" svg:x="6.648cm" svg:y="2.333cm" draw:caption-point-x="-0.243cm" draw:caption-point-y="1.87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4.211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51</text:p>
          </table:table-cell>
          <table:table-cell table:style-name="ce34" office:value-type="string" calcext:value-type="string">
            <text:p>MIR</text:p>
          </table:table-cell>
          <table:table-cell table:style-name="ce123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23" table:formula="of:=COUNTIF([.C7:.K7];&quot;51&quot;) + COUNTIF([.C7:.K7];&quot;51L&quot;)" office:value-type="float" office:value="1" calcext:value-type="float">
            <text:p>1</text:p>
          </table:table-cell>
          <table:table-cell table:style-name="ce123" table:formula="of:=COUNTIF([.C7:.K7];&quot;52&quot;) + COUNTIF([.C7:.K7];&quot;52L&quot;)" office:value-type="float" office:value="1" calcext:value-type="float">
            <text:p>1</text:p>
          </table:table-cell>
          <table:table-cell table:style-name="ce123" table:formula="of:=COUNTIF([.C7:.K7];&quot;11-19&quot;) + COUNTIF([.C7:.K7];&quot;2&quot;)" office:value-type="float" office:value="1" calcext:value-type="float">
            <text:p>1</text:p>
          </table:table-cell>
          <table:table-cell table:style-name="ce123" table:formula="of:=COUNTIF([.C7:.K7];&quot;U&quot;)+COUNTIF([.C7:.K7];&quot;UL&quot;)" office:value-type="float" office:value="0" calcext:value-type="float">
            <text:p>0</text:p>
          </table:table-cell>
          <table:table-cell table:style-name="ce123" table:formula="of:=COUNTIF([.C7:.K7];&quot;KVIT&quot;)" office:value-type="float" office:value="1" calcext:value-type="float">
            <text:p>1</text:p>
          </table:table-cell>
          <table:table-cell table:style-name="ce124" table:formula="of:=COUNTBLANK([.C7:.K7])" office:value-type="float" office:value="1" calcext:value-type="float">
            <text:p>1</text:p>
          </table:table-cell>
          <table:table-cell table:style-name="ce126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07" calcext:value-type="date">
            <text:p>7. VII. 07</text:p>
          </table:table-cell>
          <table:table-cell table:style-name="ce112" table:formula="of:=TEXT([.A8];&quot;Ddd&quot;)" office:value-type="string" office:string-value="sob" calcext:value-type="string">
            <text:p>sob</text:p>
          </table:table-cell>
          <table:table-cell table:style-name="ce18">
            <office:annotation draw:style-name="gr4" draw:text-style-name="P2" svg:width="2.843cm" svg:height="2.176cm" svg:x="5.247cm" svg:y="3.034cm" draw:caption-point-x="-0.243cm" draw:caption-point-y="1.877cm">
              <dc:date>2022-03-21T00:00:00</dc:date>
              <text:p text:style-name="P1">na ginekologiji bi radi, da dežuram 6. ali 7. Julij (petek ali sobota)</text:p>
            </office:annotation>
          </table:table-cell>
          <table:table-cell table:style-name="ce18" office:value-type="string" calcext:value-type="string">
            <office:annotation draw:style-name="gr20" draw:text-style-name="P2" svg:width="2.833cm" svg:height="1.389cm" svg:x="6.648cm" svg:y="3.034cm" draw:caption-point-x="-0.243cm" draw:caption-point-y="1.877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8" office:value-type="string" calcext:value-type="string">
            <office:annotation draw:style-name="gr26" draw:text-style-name="P2" svg:width="2.833cm" svg:height="1.781cm" svg:x="8.048cm" svg:y="0cm" draw:caption-point-x="-0.243cm" draw:caption-point-y="4.911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17"/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23"/>
          <table:table-cell table:style-name="ce34" office:value-type="string" calcext:value-type="string">
            <text:p>KOS</text:p>
          </table:table-cell>
          <table:table-cell table:style-name="ce123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23" table:formula="of:=COUNTIF([.C8:.K8];&quot;51&quot;) + COUNTIF([.C8:.K8];&quot;51L&quot;)" office:value-type="float" office:value="0" calcext:value-type="float">
            <text:p>0</text:p>
          </table:table-cell>
          <table:table-cell table:style-name="ce123" table:formula="of:=COUNTIF([.C8:.K8];&quot;52&quot;) + COUNTIF([.C8:.K8];&quot;52L&quot;)" office:value-type="float" office:value="0" calcext:value-type="float">
            <text:p>0</text:p>
          </table:table-cell>
          <table:table-cell table:style-name="ce123" table:formula="of:=COUNTIF([.C8:.K8];&quot;11-19&quot;) + COUNTIF([.C8:.K8];&quot;2&quot;)" office:value-type="float" office:value="0" calcext:value-type="float">
            <text:p>0</text:p>
          </table:table-cell>
          <table:table-cell table:style-name="ce123" table:formula="of:=COUNTIF([.C8:.K8];&quot;U&quot;)+COUNTIF([.C8:.K8];&quot;UL&quot;)" office:value-type="float" office:value="0" calcext:value-type="float">
            <text:p>0</text:p>
          </table:table-cell>
          <table:table-cell table:style-name="ce123" table:formula="of:=COUNTIF([.C8:.K8];&quot;KVIT&quot;)" office:value-type="float" office:value="0" calcext:value-type="float">
            <text:p>0</text:p>
          </table:table-cell>
          <table:table-cell table:style-name="ce124" table:formula="of:=COUNTBLANK([.C8:.K8])" office:value-type="float" office:value="5" calcext:value-type="float">
            <text:p>5</text:p>
          </table:table-cell>
          <table:table-cell table:style-name="ce126" table:formula="of:=COUNTIF([.C8:.K8];&quot;51&quot;) + COUNTIF([.C8:.K8];&quot;51L&quot;)+COUNTIF([.C8:.K8];&quot;2&quot;)+COUNTIF([.C8:.K8];&quot;52&quot;)+COUNTIF([.C8:.K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08" calcext:value-type="date">
            <text:p>8. VII. 07</text:p>
          </table:table-cell>
          <table:table-cell table:style-name="ce112" table:formula="of:=TEXT([.A9];&quot;Ddd&quot;)" office:value-type="string" office:string-value="ned" calcext:value-type="string">
            <text:p>ned</text:p>
          </table:table-cell>
          <table:table-cell table:style-name="ce23"/>
          <table:table-cell table:style-name="ce18" office:value-type="string" calcext:value-type="string">
            <office:annotation draw:style-name="gr20" draw:text-style-name="P2" svg:width="2.833cm" svg:height="1.389cm" svg:x="6.648cm" svg:y="3.734cm" draw:caption-point-x="-0.243cm" draw:caption-point-y="1.87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8" office:value-type="string" calcext:value-type="string">
            <office:annotation draw:style-name="gr26" draw:text-style-name="P2" svg:width="2.833cm" svg:height="1.781cm" svg:x="8.048cm" svg:y="0cm" draw:caption-point-x="-0.243cm" draw:caption-point-y="5.612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15"/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115" table:number-columns-repeated="3"/>
          <table:table-cell table:style-name="ce34" office:value-type="string" calcext:value-type="string">
            <text:p>KOS</text:p>
          </table:table-cell>
          <table:table-cell table:style-name="ce123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23" table:formula="of:=COUNTIF([.C9:.K9];&quot;51&quot;) + COUNTIF([.C9:.K9];&quot;51L&quot;)" office:value-type="float" office:value="0" calcext:value-type="float">
            <text:p>0</text:p>
          </table:table-cell>
          <table:table-cell table:style-name="ce123" table:formula="of:=COUNTIF([.C9:.K9];&quot;52&quot;) + COUNTIF([.C9:.K9];&quot;52L&quot;)" office:value-type="float" office:value="0" calcext:value-type="float">
            <text:p>0</text:p>
          </table:table-cell>
          <table:table-cell table:style-name="ce123" table:formula="of:=COUNTIF([.C9:.K9];&quot;11-19&quot;) + COUNTIF([.C9:.K9];&quot;2&quot;)" office:value-type="float" office:value="0" calcext:value-type="float">
            <text:p>0</text:p>
          </table:table-cell>
          <table:table-cell table:style-name="ce123" table:formula="of:=COUNTIF([.C9:.K9];&quot;U&quot;)+COUNTIF([.C9:.K9];&quot;UL&quot;)" office:value-type="float" office:value="0" calcext:value-type="float">
            <text:p>0</text:p>
          </table:table-cell>
          <table:table-cell table:style-name="ce123" table:formula="of:=COUNTIF([.C9:.K9];&quot;KVIT&quot;)" office:value-type="float" office:value="0" calcext:value-type="float">
            <text:p>0</text:p>
          </table:table-cell>
          <table:table-cell table:style-name="ce124" table:formula="of:=COUNTBLANK([.C9:.K9])" office:value-type="float" office:value="5" calcext:value-type="float">
            <text:p>5</text:p>
          </table:table-cell>
          <table:table-cell table:style-name="ce126" table:formula="of:=COUNTIF([.C9:.K9];&quot;51&quot;) + COUNTIF([.C9:.K9];&quot;51L&quot;)+COUNTIF([.C9:.K9];&quot;2&quot;)+COUNTIF([.C9:.K9];&quot;52&quot;)+COUNTIF([.C9:.K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09" calcext:value-type="date">
            <text:p>9. VII. 07</text:p>
          </table:table-cell>
          <table:table-cell table:style-name="ce113" table:formula="of:=TEXT([.A10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1" draw:text-style-name="P2" svg:width="2.833cm" svg:height="1.39cm" svg:x="6.648cm" svg:y="4.434cm" draw:caption-point-x="-0.243cm" draw:caption-point-y="1.87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6.312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14"/>
          <table:table-cell table:style-name="ce16" office:value-type="string" calcext:value-type="string">
            <office:annotation draw:style-name="gr2" draw:text-style-name="P2" svg:width="2.833cm" svg:height="0.658cm" svg:x="15.04cm" svg:y="4.434cm" draw:caption-point-x="-0.232cm" draw:caption-point-y="1.878cm">
              <dc:date>2022-03-21T00:00:00</dc:date>
              <text:p text:style-name="P1">dopust 9.7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4" office:value-type="string" calcext:value-type="string">
            <text:p>KOS</text:p>
          </table:table-cell>
          <table:table-cell table:style-name="ce123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23" table:formula="of:=COUNTIF([.C10:.K10];&quot;51&quot;) + COUNTIF([.C10:.K10];&quot;51L&quot;)" office:value-type="float" office:value="0" calcext:value-type="float">
            <text:p>0</text:p>
          </table:table-cell>
          <table:table-cell table:style-name="ce123" table:formula="of:=COUNTIF([.C10:.K10];&quot;52&quot;) + COUNTIF([.C10:.K10];&quot;52L&quot;)" office:value-type="float" office:value="0" calcext:value-type="float">
            <text:p>0</text:p>
          </table:table-cell>
          <table:table-cell table:style-name="ce123" table:formula="of:=COUNTIF([.C10:.K10];&quot;11-19&quot;) + COUNTIF([.C10:.K10];&quot;2&quot;)" office:value-type="float" office:value="1" calcext:value-type="float">
            <text:p>1</text:p>
          </table:table-cell>
          <table:table-cell table:style-name="ce123" table:formula="of:=COUNTIF([.C10:.K10];&quot;U&quot;)+COUNTIF([.C10:.K10];&quot;UL&quot;)" office:value-type="float" office:value="0" calcext:value-type="float">
            <text:p>0</text:p>
          </table:table-cell>
          <table:table-cell table:style-name="ce123" table:formula="of:=COUNTIF([.C10:.K10];&quot;KVIT&quot;)" office:value-type="float" office:value="1" calcext:value-type="float">
            <text:p>1</text:p>
          </table:table-cell>
          <table:table-cell table:style-name="ce124" table:formula="of:=COUNTBLANK([.C10:.K10])" office:value-type="float" office:value="1" calcext:value-type="float">
            <text:p>1</text:p>
          </table:table-cell>
          <table:table-cell table:style-name="ce126" table:formula="of:=COUNTIF([.C10:.K10];&quot;51&quot;) + COUNTIF([.C10:.K10];&quot;51L&quot;)+COUNTIF([.C10:.K10];&quot;2&quot;)+COUNTIF([.C10:.K10];&quot;52&quot;)+COUNTIF([.C10:.K10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0" calcext:value-type="date">
            <text:p>10. VII. 07</text:p>
          </table:table-cell>
          <table:table-cell table:style-name="ce113" table:formula="of:=TEXT([.A11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1" draw:text-style-name="P2" svg:width="2.833cm" svg:height="1.39cm" svg:x="6.648cm" svg:y="5.134cm" draw:caption-point-x="-0.243cm" draw:caption-point-y="1.87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7.012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6" office:value-type="string" calcext:value-type="string">
            <text:p>52</text:p>
          </table:table-cell>
          <table:table-cell table:style-name="ce34" office:value-type="string" calcext:value-type="string">
            <text:p>KOS</text:p>
          </table:table-cell>
          <table:table-cell table:style-name="ce123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23" table:formula="of:=COUNTIF([.C11:.K11];&quot;51&quot;) + COUNTIF([.C11:.K11];&quot;51L&quot;)" office:value-type="float" office:value="1" calcext:value-type="float">
            <text:p>1</text:p>
          </table:table-cell>
          <table:table-cell table:style-name="ce123" table:formula="of:=COUNTIF([.C11:.K11];&quot;52&quot;) + COUNTIF([.C11:.K11];&quot;52L&quot;)" office:value-type="float" office:value="1" calcext:value-type="float">
            <text:p>1</text:p>
          </table:table-cell>
          <table:table-cell table:style-name="ce123" table:formula="of:=COUNTIF([.C11:.K11];&quot;11-19&quot;) + COUNTIF([.C11:.K11];&quot;2&quot;)" office:value-type="float" office:value="1" calcext:value-type="float">
            <text:p>1</text:p>
          </table:table-cell>
          <table:table-cell table:style-name="ce123" table:formula="of:=COUNTIF([.C11:.K11];&quot;U&quot;)+COUNTIF([.C11:.K11];&quot;UL&quot;)" office:value-type="float" office:value="0" calcext:value-type="float">
            <text:p>0</text:p>
          </table:table-cell>
          <table:table-cell table:style-name="ce123" table:formula="of:=COUNTIF([.C11:.K11];&quot;KVIT&quot;)" office:value-type="float" office:value="1" calcext:value-type="float">
            <text:p>1</text:p>
          </table:table-cell>
          <table:table-cell table:style-name="ce124" table:formula="of:=COUNTBLANK([.C11:.K11])" office:value-type="float" office:value="1" calcext:value-type="float">
            <text:p>1</text:p>
          </table:table-cell>
          <table:table-cell table:style-name="ce126" table:formula="of:=COUNTIF([.C11:.K11];&quot;51&quot;) + COUNTIF([.C11:.K11];&quot;51L&quot;)+COUNTIF([.C11:.K11];&quot;2&quot;)+COUNTIF([.C11:.K11];&quot;52&quot;)+COUNTIF([.C11:.K1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1" calcext:value-type="date">
            <text:p>11. VII. 07</text:p>
          </table:table-cell>
          <table:table-cell table:style-name="ce113" table:formula="of:=TEXT([.A12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0" draw:text-style-name="P2" svg:width="2.833cm" svg:height="1.389cm" svg:x="6.648cm" svg:y="5.835cm" draw:caption-point-x="-0.243cm" draw:caption-point-y="1.877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7.712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123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23" table:formula="of:=COUNTIF([.C12:.K12];&quot;51&quot;) + COUNTIF([.C12:.K12];&quot;51L&quot;)" office:value-type="float" office:value="1" calcext:value-type="float">
            <text:p>1</text:p>
          </table:table-cell>
          <table:table-cell table:style-name="ce123" table:formula="of:=COUNTIF([.C12:.K12];&quot;52&quot;) + COUNTIF([.C12:.K12];&quot;52L&quot;)" office:value-type="float" office:value="1" calcext:value-type="float">
            <text:p>1</text:p>
          </table:table-cell>
          <table:table-cell table:style-name="ce123" table:formula="of:=COUNTIF([.C12:.K12];&quot;11-19&quot;) + COUNTIF([.C12:.K12];&quot;2&quot;)" office:value-type="float" office:value="1" calcext:value-type="float">
            <text:p>1</text:p>
          </table:table-cell>
          <table:table-cell table:style-name="ce123" table:formula="of:=COUNTIF([.C12:.K12];&quot;U&quot;)+COUNTIF([.C12:.K12];&quot;UL&quot;)" office:value-type="float" office:value="0" calcext:value-type="float">
            <text:p>0</text:p>
          </table:table-cell>
          <table:table-cell table:style-name="ce123" table:formula="of:=COUNTIF([.C12:.K12];&quot;KVIT&quot;)" office:value-type="float" office:value="1" calcext:value-type="float">
            <text:p>1</text:p>
          </table:table-cell>
          <table:table-cell table:style-name="ce124" table:formula="of:=COUNTBLANK([.C12:.K12])" office:value-type="float" office:value="1" calcext:value-type="float">
            <text:p>1</text:p>
          </table:table-cell>
          <table:table-cell table:style-name="ce126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2" calcext:value-type="date">
            <text:p>12. VII. 07</text:p>
          </table:table-cell>
          <table:table-cell table:style-name="ce113" table:formula="of:=TEXT([.A13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0" draw:text-style-name="P2" svg:width="2.833cm" svg:height="1.389cm" svg:x="6.648cm" svg:y="6.535cm" draw:caption-point-x="-0.243cm" draw:caption-point-y="1.87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8.413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34" office:value-type="string" calcext:value-type="string">
            <text:p>KOS</text:p>
          </table:table-cell>
          <table:table-cell table:style-name="ce123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23" table:formula="of:=COUNTIF([.C13:.K13];&quot;51&quot;) + COUNTIF([.C13:.K13];&quot;51L&quot;)" office:value-type="float" office:value="1" calcext:value-type="float">
            <text:p>1</text:p>
          </table:table-cell>
          <table:table-cell table:style-name="ce123" table:formula="of:=COUNTIF([.C13:.K13];&quot;52&quot;) + COUNTIF([.C13:.K13];&quot;52L&quot;)" office:value-type="float" office:value="1" calcext:value-type="float">
            <text:p>1</text:p>
          </table:table-cell>
          <table:table-cell table:style-name="ce123" table:formula="of:=COUNTIF([.C13:.K13];&quot;11-19&quot;) + COUNTIF([.C13:.K13];&quot;2&quot;)" office:value-type="float" office:value="1" calcext:value-type="float">
            <text:p>1</text:p>
          </table:table-cell>
          <table:table-cell table:style-name="ce123" table:formula="of:=COUNTIF([.C13:.K13];&quot;U&quot;)+COUNTIF([.C13:.K13];&quot;UL&quot;)" office:value-type="float" office:value="0" calcext:value-type="float">
            <text:p>0</text:p>
          </table:table-cell>
          <table:table-cell table:style-name="ce123" table:formula="of:=COUNTIF([.C13:.K13];&quot;KVIT&quot;)" office:value-type="float" office:value="1" calcext:value-type="float">
            <text:p>1</text:p>
          </table:table-cell>
          <table:table-cell table:style-name="ce124" table:formula="of:=COUNTBLANK([.C13:.K13])" office:value-type="float" office:value="1" calcext:value-type="float">
            <text:p>1</text:p>
          </table:table-cell>
          <table:table-cell table:style-name="ce126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3" calcext:value-type="date">
            <text:p>13. VII. 07</text:p>
          </table:table-cell>
          <table:table-cell table:style-name="ce113" table:formula="of:=TEXT([.A14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7" draw:text-style-name="P2" svg:width="2.833cm" svg:height="1.401cm" svg:x="6.648cm" svg:y="7.224cm" draw:caption-point-x="-0.243cm" draw:caption-point-y="1.889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9.113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18" office:value-type="string" calcext:value-type="string">
            <office:annotation draw:style-name="gr11" draw:text-style-name="P2" svg:width="2.843cm" svg:height="1.242cm" svg:x="9.438cm" svg:y="7.224cm" draw:caption-point-x="-0.232cm" draw:caption-point-y="1.889cm">
              <dc:date>2022-03-21T00:00:00</dc:date>
              <text:p text:style-name="P1">13.7 da ne bom popoldan</text:p>
            </office:annotation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6" office:value-type="string" calcext:value-type="string">
            <office:annotation draw:style-name="gr11" draw:text-style-name="P2" svg:width="2.833cm" svg:height="1.242cm" svg:x="15.04cm" svg:y="7.224cm" draw:caption-point-x="-0.232cm" draw:caption-point-y="1.889cm">
              <dc:date>2022-03-21T00:00:00</dc:date>
              <text:p text:style-name="P1">da nisem dežuren 13.7</text:p>
            </office:annotation>
            <text:p>51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34" office:value-type="string" calcext:value-type="string">
            <text:p>KOS</text:p>
          </table:table-cell>
          <table:table-cell table:style-name="ce123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23" table:formula="of:=COUNTIF([.C14:.K14];&quot;51&quot;) + COUNTIF([.C14:.K14];&quot;51L&quot;)" office:value-type="float" office:value="1" calcext:value-type="float">
            <text:p>1</text:p>
          </table:table-cell>
          <table:table-cell table:style-name="ce123" table:formula="of:=COUNTIF([.C14:.K14];&quot;52&quot;) + COUNTIF([.C14:.K14];&quot;52L&quot;)" office:value-type="float" office:value="1" calcext:value-type="float">
            <text:p>1</text:p>
          </table:table-cell>
          <table:table-cell table:style-name="ce123" table:formula="of:=COUNTIF([.C14:.K14];&quot;11-19&quot;) + COUNTIF([.C14:.K14];&quot;2&quot;)" office:value-type="float" office:value="1" calcext:value-type="float">
            <text:p>1</text:p>
          </table:table-cell>
          <table:table-cell table:style-name="ce123" table:formula="of:=COUNTIF([.C14:.K14];&quot;U&quot;)+COUNTIF([.C14:.K14];&quot;UL&quot;)" office:value-type="float" office:value="0" calcext:value-type="float">
            <text:p>0</text:p>
          </table:table-cell>
          <table:table-cell table:style-name="ce123" table:formula="of:=COUNTIF([.C14:.K14];&quot;KVIT&quot;)" office:value-type="float" office:value="1" calcext:value-type="float">
            <text:p>1</text:p>
          </table:table-cell>
          <table:table-cell table:style-name="ce124" table:formula="of:=COUNTBLANK([.C14:.K14])" office:value-type="float" office:value="1" calcext:value-type="float">
            <text:p>1</text:p>
          </table:table-cell>
          <table:table-cell table:style-name="ce126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14" calcext:value-type="date">
            <text:p>14. VII. 07</text:p>
          </table:table-cell>
          <table:table-cell table:style-name="ce112" table:formula="of:=TEXT([.A15];&quot;Ddd&quot;)" office:value-type="string" office:string-value="sob" calcext:value-type="string">
            <text:p>sob</text:p>
          </table:table-cell>
          <table:table-cell table:style-name="ce23" office:value-type="string" calcext:value-type="string">
            <text:p>L</text:p>
          </table:table-cell>
          <table:table-cell table:style-name="ce18" office:value-type="string" calcext:value-type="string">
            <office:annotation draw:style-name="gr7" draw:text-style-name="P2" svg:width="2.833cm" svg:height="1.401cm" svg:x="6.648cm" svg:y="7.924cm" draw:caption-point-x="-0.243cm" draw:caption-point-y="1.889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8" office:value-type="string" calcext:value-type="string">
            <office:annotation draw:style-name="gr26" draw:text-style-name="P2" svg:width="2.833cm" svg:height="1.781cm" svg:x="8.048cm" svg:y="0cm" draw:caption-point-x="-0.243cm" draw:caption-point-y="9.813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17"/>
          <table:table-cell table:style-name="ce18"/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23"/>
          <table:table-cell table:style-name="ce34" office:value-type="string" calcext:value-type="string">
            <text:p>MŠŠ</text:p>
          </table:table-cell>
          <table:table-cell table:style-name="ce123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23" table:formula="of:=COUNTIF([.C15:.K15];&quot;51&quot;) + COUNTIF([.C15:.K15];&quot;51L&quot;)" office:value-type="float" office:value="0" calcext:value-type="float">
            <text:p>0</text:p>
          </table:table-cell>
          <table:table-cell table:style-name="ce123" table:formula="of:=COUNTIF([.C15:.K15];&quot;52&quot;) + COUNTIF([.C15:.K15];&quot;52L&quot;)" office:value-type="float" office:value="0" calcext:value-type="float">
            <text:p>0</text:p>
          </table:table-cell>
          <table:table-cell table:style-name="ce123" table:formula="of:=COUNTIF([.C15:.K15];&quot;11-19&quot;) + COUNTIF([.C15:.K15];&quot;2&quot;)" office:value-type="float" office:value="0" calcext:value-type="float">
            <text:p>0</text:p>
          </table:table-cell>
          <table:table-cell table:style-name="ce123" table:formula="of:=COUNTIF([.C15:.K15];&quot;U&quot;)+COUNTIF([.C15:.K15];&quot;UL&quot;)" office:value-type="float" office:value="0" calcext:value-type="float">
            <text:p>0</text:p>
          </table:table-cell>
          <table:table-cell table:style-name="ce123" table:formula="of:=COUNTIF([.C15:.K15];&quot;KVIT&quot;)" office:value-type="float" office:value="0" calcext:value-type="float">
            <text:p>0</text:p>
          </table:table-cell>
          <table:table-cell table:style-name="ce124" table:formula="of:=COUNTBLANK([.C15:.K15])" office:value-type="float" office:value="5" calcext:value-type="float">
            <text:p>5</text:p>
          </table:table-cell>
          <table:table-cell table:style-name="ce126" table:formula="of:=COUNTIF([.C15:.K15];&quot;51&quot;) + COUNTIF([.C15:.K15];&quot;51L&quot;)+COUNTIF([.C15:.K15];&quot;2&quot;)+COUNTIF([.C15:.K15];&quot;52&quot;)+COUNTIF([.C15:.K1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15" calcext:value-type="date">
            <text:p>15. VII. 07</text:p>
          </table:table-cell>
          <table:table-cell table:style-name="ce112" table:formula="of:=TEXT([.A16];&quot;Ddd&quot;)" office:value-type="string" office:string-value="ned" calcext:value-type="string">
            <text:p>ned</text:p>
          </table:table-cell>
          <table:table-cell table:style-name="ce23" office:value-type="string" calcext:value-type="string">
            <text:p>L</text:p>
          </table:table-cell>
          <table:table-cell table:style-name="ce115" office:value-type="string" calcext:value-type="string">
            <office:annotation draw:style-name="gr5" draw:text-style-name="P2" svg:width="2.833cm" svg:height="1.4cm" svg:x="6.648cm" svg:y="8.625cm" draw:caption-point-x="-0.243cm" draw:caption-point-y="1.888cm">
              <dc:date>2022-03-21T00:00:00</dc:date>
              <text:p text:style-name="P1">Letni dopust bi imela od 25.6. do15.7</text:p>
            </office:annotation>
            <text:p>D</text:p>
          </table:table-cell>
          <table:table-cell table:style-name="ce18" office:value-type="string" calcext:value-type="string">
            <office:annotation draw:style-name="gr26" draw:text-style-name="P2" svg:width="2.833cm" svg:height="1.781cm" svg:x="8.048cm" svg:y="0cm" draw:caption-point-x="-0.243cm" draw:caption-point-y="10.513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15"/>
          <table:table-cell table:style-name="ce23"/>
          <table:table-cell table:style-name="ce115" office:value-type="string" calcext:value-type="string">
            <text:p>D</text:p>
          </table:table-cell>
          <table:table-cell table:style-name="ce115" table:number-columns-repeated="3"/>
          <table:table-cell table:style-name="ce34" office:value-type="string" calcext:value-type="string">
            <text:p>MŠŠ</text:p>
          </table:table-cell>
          <table:table-cell table:style-name="ce123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23" table:formula="of:=COUNTIF([.C16:.K16];&quot;51&quot;) + COUNTIF([.C16:.K16];&quot;51L&quot;)" office:value-type="float" office:value="0" calcext:value-type="float">
            <text:p>0</text:p>
          </table:table-cell>
          <table:table-cell table:style-name="ce123" table:formula="of:=COUNTIF([.C16:.K16];&quot;52&quot;) + COUNTIF([.C16:.K16];&quot;52L&quot;)" office:value-type="float" office:value="0" calcext:value-type="float">
            <text:p>0</text:p>
          </table:table-cell>
          <table:table-cell table:style-name="ce123" table:formula="of:=COUNTIF([.C16:.K16];&quot;11-19&quot;) + COUNTIF([.C16:.K16];&quot;2&quot;)" office:value-type="float" office:value="0" calcext:value-type="float">
            <text:p>0</text:p>
          </table:table-cell>
          <table:table-cell table:style-name="ce123" table:formula="of:=COUNTIF([.C16:.K16];&quot;U&quot;)+COUNTIF([.C16:.K16];&quot;UL&quot;)" office:value-type="float" office:value="0" calcext:value-type="float">
            <text:p>0</text:p>
          </table:table-cell>
          <table:table-cell table:style-name="ce123" table:formula="of:=COUNTIF([.C16:.K16];&quot;KVIT&quot;)" office:value-type="float" office:value="0" calcext:value-type="float">
            <text:p>0</text:p>
          </table:table-cell>
          <table:table-cell table:style-name="ce124" table:formula="of:=COUNTBLANK([.C16:.K16])" office:value-type="float" office:value="5" calcext:value-type="float">
            <text:p>5</text:p>
          </table:table-cell>
          <table:table-cell table:style-name="ce126" table:formula="of:=COUNTIF([.C16:.K16];&quot;51&quot;) + COUNTIF([.C16:.K16];&quot;51L&quot;)+COUNTIF([.C16:.K16];&quot;2&quot;)+COUNTIF([.C16:.K16];&quot;52&quot;)+COUNTIF([.C16:.K1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6" calcext:value-type="date">
            <text:p>16. VII. 07</text:p>
          </table:table-cell>
          <table:table-cell table:style-name="ce113" table:formula="of:=TEXT([.A17];&quot;Ddd&quot;)" office:value-type="string" office:string-value="pon" calcext:value-type="string">
            <text:p>pon</text:p>
          </table:table-cell>
          <table:table-cell table:style-name="ce114" office:value-type="string" calcext:value-type="string">
            <office:annotation draw:style-name="gr5" draw:text-style-name="P2" svg:width="2.843cm" svg:height="1.4cm" svg:x="5.247cm" svg:y="9.325cm" draw:caption-point-x="-0.243cm" draw:caption-point-y="1.88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11.214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office:annotation draw:style-name="gr5" draw:text-style-name="P2" svg:width="2.843cm" svg:height="1.4cm" svg:x="10.838cm" svg:y="9.325cm" draw:caption-point-x="-0.232cm" draw:caption-point-y="1.88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D</text:p>
          </table:table-cell>
          <table:table-cell table:style-name="ce114"/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3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23" table:formula="of:=COUNTIF([.C17:.K17];&quot;51&quot;) + COUNTIF([.C17:.K17];&quot;51L&quot;)" office:value-type="float" office:value="1" calcext:value-type="float">
            <text:p>1</text:p>
          </table:table-cell>
          <table:table-cell table:style-name="ce123" table:formula="of:=COUNTIF([.C17:.K17];&quot;52&quot;) + COUNTIF([.C17:.K17];&quot;52L&quot;)" office:value-type="float" office:value="1" calcext:value-type="float">
            <text:p>1</text:p>
          </table:table-cell>
          <table:table-cell table:style-name="ce123" table:formula="of:=COUNTIF([.C17:.K17];&quot;11-19&quot;) + COUNTIF([.C17:.K17];&quot;2&quot;)" office:value-type="float" office:value="1" calcext:value-type="float">
            <text:p>1</text:p>
          </table:table-cell>
          <table:table-cell table:style-name="ce123" table:formula="of:=COUNTIF([.C17:.K17];&quot;U&quot;)+COUNTIF([.C17:.K17];&quot;UL&quot;)" office:value-type="float" office:value="0" calcext:value-type="float">
            <text:p>0</text:p>
          </table:table-cell>
          <table:table-cell table:style-name="ce123" table:formula="of:=COUNTIF([.C17:.K17];&quot;KVIT&quot;)" office:value-type="float" office:value="1" calcext:value-type="float">
            <text:p>1</text:p>
          </table:table-cell>
          <table:table-cell table:style-name="ce124" table:formula="of:=COUNTBLANK([.C17:.K17])" office:value-type="float" office:value="1" calcext:value-type="float">
            <text:p>1</text:p>
          </table:table-cell>
          <table:table-cell table:style-name="ce126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7" calcext:value-type="date">
            <text:p>17. VII. 07</text:p>
          </table:table-cell>
          <table:table-cell table:style-name="ce113" table:formula="of:=TEXT([.A18];&quot;Ddd&quot;)" office:value-type="string" office:string-value="tor" calcext:value-type="string">
            <text:p>tor</text:p>
          </table:table-cell>
          <table:table-cell table:style-name="ce114" office:value-type="string" calcext:value-type="string">
            <office:annotation draw:style-name="gr21" draw:text-style-name="P2" svg:width="2.843cm" svg:height="1.39cm" svg:x="5.247cm" svg:y="10.025cm" draw:caption-point-x="-0.243cm" draw:caption-point-y="1.88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11.914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21" draw:text-style-name="P2" svg:width="2.843cm" svg:height="1.39cm" svg:x="10.838cm" svg:y="10.025cm" draw:caption-point-x="-0.232cm" draw:caption-point-y="1.88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3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23" table:formula="of:=COUNTIF([.C18:.K18];&quot;51&quot;) + COUNTIF([.C18:.K18];&quot;51L&quot;)" office:value-type="float" office:value="1" calcext:value-type="float">
            <text:p>1</text:p>
          </table:table-cell>
          <table:table-cell table:style-name="ce123" table:formula="of:=COUNTIF([.C18:.K18];&quot;52&quot;) + COUNTIF([.C18:.K18];&quot;52L&quot;)" office:value-type="float" office:value="1" calcext:value-type="float">
            <text:p>1</text:p>
          </table:table-cell>
          <table:table-cell table:style-name="ce123" table:formula="of:=COUNTIF([.C18:.K18];&quot;11-19&quot;) + COUNTIF([.C18:.K18];&quot;2&quot;)" office:value-type="float" office:value="1" calcext:value-type="float">
            <text:p>1</text:p>
          </table:table-cell>
          <table:table-cell table:style-name="ce123" table:formula="of:=COUNTIF([.C18:.K18];&quot;U&quot;)+COUNTIF([.C18:.K18];&quot;UL&quot;)" office:value-type="float" office:value="0" calcext:value-type="float">
            <text:p>0</text:p>
          </table:table-cell>
          <table:table-cell table:style-name="ce123" table:formula="of:=COUNTIF([.C18:.K18];&quot;KVIT&quot;)" office:value-type="float" office:value="1" calcext:value-type="float">
            <text:p>1</text:p>
          </table:table-cell>
          <table:table-cell table:style-name="ce124" table:formula="of:=COUNTBLANK([.C18:.K18])" office:value-type="float" office:value="1" calcext:value-type="float">
            <text:p>1</text:p>
          </table:table-cell>
          <table:table-cell table:style-name="ce126" table:formula="of:=COUNTIF([.C18:.K18];&quot;51&quot;) + COUNTIF([.C18:.K18];&quot;51L&quot;)+COUNTIF([.C18:.K18];&quot;2&quot;)+COUNTIF([.C18:.K18];&quot;52&quot;)+COUNTIF([.C18:.K1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8" calcext:value-type="date">
            <text:p>18. VII. 07</text:p>
          </table:table-cell>
          <table:table-cell table:style-name="ce113" table:formula="of:=TEXT([.A19];&quot;Ddd&quot;)" office:value-type="string" office:string-value="sre" calcext:value-type="string">
            <text:p>sre</text:p>
          </table:table-cell>
          <table:table-cell table:style-name="ce114" office:value-type="string" calcext:value-type="string">
            <office:annotation draw:style-name="gr21" draw:text-style-name="P2" svg:width="2.843cm" svg:height="1.39cm" svg:x="5.247cm" svg:y="10.725cm" draw:caption-point-x="-0.243cm" draw:caption-point-y="1.88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12.614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21" draw:text-style-name="P2" svg:width="2.843cm" svg:height="1.39cm" svg:x="10.838cm" svg:y="10.725cm" draw:caption-point-x="-0.232cm" draw:caption-point-y="1.88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/>
          <table:table-cell table:style-name="ce16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3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23" table:formula="of:=COUNTIF([.C19:.K19];&quot;51&quot;) + COUNTIF([.C19:.K19];&quot;51L&quot;)" office:value-type="float" office:value="1" calcext:value-type="float">
            <text:p>1</text:p>
          </table:table-cell>
          <table:table-cell table:style-name="ce123" table:formula="of:=COUNTIF([.C19:.K19];&quot;52&quot;) + COUNTIF([.C19:.K19];&quot;52L&quot;)" office:value-type="float" office:value="1" calcext:value-type="float">
            <text:p>1</text:p>
          </table:table-cell>
          <table:table-cell table:style-name="ce123" table:formula="of:=COUNTIF([.C19:.K19];&quot;11-19&quot;) + COUNTIF([.C19:.K19];&quot;2&quot;)" office:value-type="float" office:value="1" calcext:value-type="float">
            <text:p>1</text:p>
          </table:table-cell>
          <table:table-cell table:style-name="ce123" table:formula="of:=COUNTIF([.C19:.K19];&quot;U&quot;)+COUNTIF([.C19:.K19];&quot;UL&quot;)" office:value-type="float" office:value="0" calcext:value-type="float">
            <text:p>0</text:p>
          </table:table-cell>
          <table:table-cell table:style-name="ce123" table:formula="of:=COUNTIF([.C19:.K19];&quot;KVIT&quot;)" office:value-type="float" office:value="1" calcext:value-type="float">
            <text:p>1</text:p>
          </table:table-cell>
          <table:table-cell table:style-name="ce124" table:formula="of:=COUNTBLANK([.C19:.K19])" office:value-type="float" office:value="1" calcext:value-type="float">
            <text:p>1</text:p>
          </table:table-cell>
          <table:table-cell table:style-name="ce126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19" calcext:value-type="date">
            <text:p>19. VII. 07</text:p>
          </table:table-cell>
          <table:table-cell table:style-name="ce113" table:formula="of:=TEXT([.A20];&quot;Ddd&quot;)" office:value-type="string" office:string-value="čet" calcext:value-type="string">
            <text:p>čet</text:p>
          </table:table-cell>
          <table:table-cell table:style-name="ce114" office:value-type="string" calcext:value-type="string">
            <office:annotation draw:style-name="gr20" draw:text-style-name="P2" svg:width="2.843cm" svg:height="1.389cm" svg:x="5.247cm" svg:y="11.426cm" draw:caption-point-x="-0.243cm" draw:caption-point-y="1.88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13.315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office:annotation draw:style-name="gr15" draw:text-style-name="P2" svg:width="2.843cm" svg:height="1.231cm" svg:x="9.438cm" svg:y="11.426cm" draw:caption-point-x="-0.232cm" draw:caption-point-y="1.889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20" draw:text-style-name="P2" svg:width="2.843cm" svg:height="1.389cm" svg:x="10.838cm" svg:y="11.426cm" draw:caption-point-x="-0.232cm" draw:caption-point-y="1.88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17" office:value-type="string" calcext:value-type="string">
            <office:annotation draw:style-name="gr15" draw:text-style-name="P2" svg:width="2.833cm" svg:height="1.231cm" svg:x="15.04cm" svg:y="11.426cm" draw:caption-point-x="-0.232cm" draw:caption-point-y="1.889cm">
              <dc:date>2022-03-21T00:00:00</dc:date>
              <text:p text:style-name="P1">da sem</text:p>
              <text:p text:style-name="P1">dežuren 19.7</text:p>
            </office:annotation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3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23" table:formula="of:=COUNTIF([.C20:.K20];&quot;51&quot;) + COUNTIF([.C20:.K20];&quot;51L&quot;)" office:value-type="float" office:value="0" calcext:value-type="float">
            <text:p>0</text:p>
          </table:table-cell>
          <table:table-cell table:style-name="ce123" table:formula="of:=COUNTIF([.C20:.K20];&quot;52&quot;) + COUNTIF([.C20:.K20];&quot;52L&quot;)" office:value-type="float" office:value="0" calcext:value-type="float">
            <text:p>0</text:p>
          </table:table-cell>
          <table:table-cell table:style-name="ce123" table:formula="of:=COUNTIF([.C20:.K20];&quot;11-19&quot;) + COUNTIF([.C20:.K20];&quot;2&quot;)" office:value-type="float" office:value="1" calcext:value-type="float">
            <text:p>1</text:p>
          </table:table-cell>
          <table:table-cell table:style-name="ce123" table:formula="of:=COUNTIF([.C20:.K20];&quot;U&quot;)+COUNTIF([.C20:.K20];&quot;UL&quot;)" office:value-type="float" office:value="0" calcext:value-type="float">
            <text:p>0</text:p>
          </table:table-cell>
          <table:table-cell table:style-name="ce123" table:formula="of:=COUNTIF([.C20:.K20];&quot;KVIT&quot;)" office:value-type="float" office:value="1" calcext:value-type="float">
            <text:p>1</text:p>
          </table:table-cell>
          <table:table-cell table:style-name="ce124" table:formula="of:=COUNTBLANK([.C20:.K20])" office:value-type="float" office:value="1" calcext:value-type="float">
            <text:p>1</text:p>
          </table:table-cell>
          <table:table-cell table:style-name="ce126" table:formula="of:=COUNTIF([.C20:.K20];&quot;51&quot;) + COUNTIF([.C20:.K20];&quot;51L&quot;)+COUNTIF([.C20:.K20];&quot;2&quot;)+COUNTIF([.C20:.K20];&quot;52&quot;)+COUNTIF([.C20:.K20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20" calcext:value-type="date">
            <text:p>20. VII. 07</text:p>
          </table:table-cell>
          <table:table-cell table:style-name="ce113" table:formula="of:=TEXT([.A21];&quot;Ddd&quot;)" office:value-type="string" office:string-value="pet" calcext:value-type="string">
            <text:p>pet</text:p>
          </table:table-cell>
          <table:table-cell table:style-name="ce114" office:value-type="string" calcext:value-type="string">
            <office:annotation draw:style-name="gr21" draw:text-style-name="P2" svg:width="2.843cm" svg:height="1.39cm" svg:x="5.247cm" svg:y="12.126cm" draw:caption-point-x="-0.243cm" draw:caption-point-y="1.88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office:annotation draw:style-name="gr26" draw:text-style-name="P2" svg:width="2.833cm" svg:height="1.781cm" svg:x="8.048cm" svg:y="0cm" draw:caption-point-x="-0.243cm" draw:caption-point-y="14.015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3" office:value-type="string" calcext:value-type="string">
            <office:annotation draw:style-name="gr12" draw:text-style-name="P2" svg:width="2.843cm" svg:height="1.232cm" svg:x="9.438cm" svg:y="12.126cm" draw:caption-point-x="-0.232cm" draw:caption-point-y="1.889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21" draw:text-style-name="P2" svg:width="2.843cm" svg:height="1.39cm" svg:x="10.838cm" svg:y="12.126cm" draw:caption-point-x="-0.232cm" draw:caption-point-y="1.88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34" office:value-type="string" calcext:value-type="string">
            <text:p>MŠŠ</text:p>
          </table:table-cell>
          <table:table-cell table:style-name="ce123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23" table:formula="of:=COUNTIF([.C21:.K21];&quot;51&quot;) + COUNTIF([.C21:.K21];&quot;51L&quot;)" office:value-type="float" office:value="0" calcext:value-type="float">
            <text:p>0</text:p>
          </table:table-cell>
          <table:table-cell table:style-name="ce123" table:formula="of:=COUNTIF([.C21:.K21];&quot;52&quot;) + COUNTIF([.C21:.K21];&quot;52L&quot;)" office:value-type="float" office:value="0" calcext:value-type="float">
            <text:p>0</text:p>
          </table:table-cell>
          <table:table-cell table:style-name="ce123" table:formula="of:=COUNTIF([.C21:.K21];&quot;11-19&quot;) + COUNTIF([.C21:.K21];&quot;2&quot;)" office:value-type="float" office:value="1" calcext:value-type="float">
            <text:p>1</text:p>
          </table:table-cell>
          <table:table-cell table:style-name="ce123" table:formula="of:=COUNTIF([.C21:.K21];&quot;U&quot;)+COUNTIF([.C21:.K21];&quot;UL&quot;)" office:value-type="float" office:value="0" calcext:value-type="float">
            <text:p>0</text:p>
          </table:table-cell>
          <table:table-cell table:style-name="ce123" table:formula="of:=COUNTIF([.C21:.K21];&quot;KVIT&quot;)" office:value-type="float" office:value="1" calcext:value-type="float">
            <text:p>1</text:p>
          </table:table-cell>
          <table:table-cell table:style-name="ce124" table:formula="of:=COUNTBLANK([.C21:.K21])" office:value-type="float" office:value="1" calcext:value-type="float">
            <text:p>1</text:p>
          </table:table-cell>
          <table:table-cell table:style-name="ce126" table:formula="of:=COUNTIF([.C21:.K21];&quot;51&quot;) + COUNTIF([.C21:.K21];&quot;51L&quot;)+COUNTIF([.C21:.K21];&quot;2&quot;)+COUNTIF([.C21:.K21];&quot;52&quot;)+COUNTIF([.C21:.K21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21" calcext:value-type="date">
            <text:p>21. VII. 07</text:p>
          </table:table-cell>
          <table:table-cell table:style-name="ce112" table:formula="of:=TEXT([.A22];&quot;Ddd&quot;)" office:value-type="string" office:string-value="sob" calcext:value-type="string">
            <text:p>sob</text:p>
          </table:table-cell>
          <table:table-cell table:style-name="ce115" office:value-type="string" calcext:value-type="string">
            <office:annotation draw:style-name="gr21" draw:text-style-name="P2" svg:width="2.843cm" svg:height="1.39cm" svg:x="5.247cm" svg:y="12.826cm" draw:caption-point-x="-0.243cm" draw:caption-point-y="1.88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23"/>
          <table:table-cell table:style-name="ce18" office:value-type="string" calcext:value-type="string">
            <office:annotation draw:style-name="gr26" draw:text-style-name="P2" svg:width="2.833cm" svg:height="1.781cm" svg:x="8.048cm" svg:y="0cm" draw:caption-point-x="-0.243cm" draw:caption-point-y="14.715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8" office:value-type="string" calcext:value-type="string">
            <office:annotation draw:style-name="gr12" draw:text-style-name="P2" svg:width="2.843cm" svg:height="1.232cm" svg:x="9.438cm" svg:y="12.826cm" draw:caption-point-x="-0.232cm" draw:caption-point-y="1.889cm">
              <dc:date>2022-03-21T00:00:00</dc:date>
              <text:p text:style-name="P1">od 19.7 pa do 10.8</text:p>
            </office:annotation>
            <text:p>D</text:p>
          </table:table-cell>
          <table:table-cell table:style-name="ce18" office:value-type="string" calcext:value-type="string">
            <office:annotation draw:style-name="gr21" draw:text-style-name="P2" svg:width="2.843cm" svg:height="1.39cm" svg:x="10.838cm" svg:y="12.826cm" draw:caption-point-x="-0.232cm" draw:caption-point-y="1.88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8" table:number-columns-repeated="2"/>
          <table:table-cell table:style-name="ce18" office:value-type="string" calcext:value-type="string">
            <office:annotation draw:style-name="gr12" draw:text-style-name="P2" svg:width="2.833cm" svg:height="1.232cm" svg:x="15.04cm" svg:y="12.826cm" draw:caption-point-x="-0.232cm" draw:caption-point-y="1.88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ŠOŠ</text:p>
          </table:table-cell>
          <table:table-cell table:style-name="ce123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23" table:formula="of:=COUNTIF([.C22:.K22];&quot;51&quot;) + COUNTIF([.C22:.K22];&quot;51L&quot;)" office:value-type="float" office:value="0" calcext:value-type="float">
            <text:p>0</text:p>
          </table:table-cell>
          <table:table-cell table:style-name="ce123" table:formula="of:=COUNTIF([.C22:.K22];&quot;52&quot;) + COUNTIF([.C22:.K22];&quot;52L&quot;)" office:value-type="float" office:value="0" calcext:value-type="float">
            <text:p>0</text:p>
          </table:table-cell>
          <table:table-cell table:style-name="ce123" table:formula="of:=COUNTIF([.C22:.K22];&quot;11-19&quot;) + COUNTIF([.C22:.K22];&quot;2&quot;)" office:value-type="float" office:value="0" calcext:value-type="float">
            <text:p>0</text:p>
          </table:table-cell>
          <table:table-cell table:style-name="ce123" table:formula="of:=COUNTIF([.C22:.K22];&quot;U&quot;)+COUNTIF([.C22:.K22];&quot;UL&quot;)" office:value-type="float" office:value="0" calcext:value-type="float">
            <text:p>0</text:p>
          </table:table-cell>
          <table:table-cell table:style-name="ce123" table:formula="of:=COUNTIF([.C22:.K22];&quot;KVIT&quot;)" office:value-type="float" office:value="0" calcext:value-type="float">
            <text:p>0</text:p>
          </table:table-cell>
          <table:table-cell table:style-name="ce124" table:formula="of:=COUNTBLANK([.C22:.K22])" office:value-type="float" office:value="3" calcext:value-type="float">
            <text:p>3</text:p>
          </table:table-cell>
          <table:table-cell table:style-name="ce126" table:formula="of:=COUNTIF([.C22:.K22];&quot;51&quot;) + COUNTIF([.C22:.K22];&quot;51L&quot;)+COUNTIF([.C22:.K22];&quot;2&quot;)+COUNTIF([.C22:.K22];&quot;52&quot;)+COUNTIF([.C22:.K2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22" calcext:value-type="date">
            <text:p>22. VII. 07</text:p>
          </table:table-cell>
          <table:table-cell table:style-name="ce112" table:formula="of:=TEXT([.A23];&quot;Ddd&quot;)" office:value-type="string" office:string-value="ned" calcext:value-type="string">
            <text:p>ned</text:p>
          </table:table-cell>
          <table:table-cell table:style-name="ce115" office:value-type="string" calcext:value-type="string">
            <office:annotation draw:style-name="gr20" draw:text-style-name="P2" svg:width="2.843cm" svg:height="1.389cm" svg:x="5.247cm" svg:y="13.527cm" draw:caption-point-x="-0.243cm" draw:caption-point-y="1.88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15"/>
          <table:table-cell table:style-name="ce18" office:value-type="string" calcext:value-type="string">
            <office:annotation draw:style-name="gr26" draw:text-style-name="P2" svg:width="2.833cm" svg:height="1.781cm" svg:x="8.048cm" svg:y="0cm" draw:caption-point-x="-0.243cm" draw:caption-point-y="15.415cm">
              <dc:date>2022-03-21T00:00:00</dc:date>
              <text:p text:style-name="P1">Glavni dopust grem od 26 junija do 20 julija.</text:p>
            </office:annotation>
            <text:p>D</text:p>
          </table:table-cell>
          <table:table-cell table:style-name="ce115" office:value-type="string" calcext:value-type="string">
            <office:annotation draw:style-name="gr15" draw:text-style-name="P2" svg:width="2.843cm" svg:height="1.231cm" svg:x="9.438cm" svg:y="13.527cm" draw:caption-point-x="-0.232cm" draw:caption-point-y="1.888cm">
              <dc:date>2022-03-21T00:00:00</dc:date>
              <text:p text:style-name="P1">od 19.7 pa do 10.8</text:p>
            </office:annotation>
            <text:p>D</text:p>
          </table:table-cell>
          <table:table-cell table:style-name="ce115" office:value-type="string" calcext:value-type="string">
            <office:annotation draw:style-name="gr20" draw:text-style-name="P2" svg:width="2.843cm" svg:height="1.389cm" svg:x="10.838cm" svg:y="13.527cm" draw:caption-point-x="-0.232cm" draw:caption-point-y="1.88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8"/>
          <table:table-cell table:style-name="ce115"/>
          <table:table-cell table:style-name="ce18" office:value-type="string" calcext:value-type="string">
            <office:annotation draw:style-name="gr15" draw:text-style-name="P2" svg:width="2.833cm" svg:height="1.231cm" svg:x="15.04cm" svg:y="13.527cm" draw:caption-point-x="-0.232cm" draw:caption-point-y="1.88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ŠOŠ</text:p>
          </table:table-cell>
          <table:table-cell table:style-name="ce123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23" table:formula="of:=COUNTIF([.C23:.K23];&quot;51&quot;) + COUNTIF([.C23:.K23];&quot;51L&quot;)" office:value-type="float" office:value="0" calcext:value-type="float">
            <text:p>0</text:p>
          </table:table-cell>
          <table:table-cell table:style-name="ce123" table:formula="of:=COUNTIF([.C23:.K23];&quot;52&quot;) + COUNTIF([.C23:.K23];&quot;52L&quot;)" office:value-type="float" office:value="0" calcext:value-type="float">
            <text:p>0</text:p>
          </table:table-cell>
          <table:table-cell table:style-name="ce123" table:formula="of:=COUNTIF([.C23:.K23];&quot;11-19&quot;) + COUNTIF([.C23:.K23];&quot;2&quot;)" office:value-type="float" office:value="0" calcext:value-type="float">
            <text:p>0</text:p>
          </table:table-cell>
          <table:table-cell table:style-name="ce123" table:formula="of:=COUNTIF([.C23:.K23];&quot;U&quot;)+COUNTIF([.C23:.K23];&quot;UL&quot;)" office:value-type="float" office:value="0" calcext:value-type="float">
            <text:p>0</text:p>
          </table:table-cell>
          <table:table-cell table:style-name="ce123" table:formula="of:=COUNTIF([.C23:.K23];&quot;KVIT&quot;)" office:value-type="float" office:value="0" calcext:value-type="float">
            <text:p>0</text:p>
          </table:table-cell>
          <table:table-cell table:style-name="ce124" table:formula="of:=COUNTBLANK([.C23:.K23])" office:value-type="float" office:value="3" calcext:value-type="float">
            <text:p>3</text:p>
          </table:table-cell>
          <table:table-cell table:style-name="ce126" table:formula="of:=COUNTIF([.C23:.K23];&quot;51&quot;) + COUNTIF([.C23:.K23];&quot;51L&quot;)+COUNTIF([.C23:.K23];&quot;2&quot;)+COUNTIF([.C23:.K23];&quot;52&quot;)+COUNTIF([.C23:.K23];&quot;52L&quot;)" office:value-type="float" office:value="0" calcext:value-type="float">
            <text:p>0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111" office:value-type="date" office:date-value="2007-07-23" calcext:value-type="date">
            <text:p>23. VII. 07</text:p>
          </table:table-cell>
          <table:table-cell table:style-name="ce113" table:formula="of:=TEXT([.A24];&quot;Ddd&quot;)" office:value-type="string" office:string-value="pon" calcext:value-type="string">
            <text:p>pon</text:p>
          </table:table-cell>
          <table:table-cell table:style-name="ce114" office:value-type="string" calcext:value-type="string">
            <office:annotation draw:style-name="gr5" draw:text-style-name="P2" svg:width="2.843cm" svg:height="1.4cm" svg:x="5.247cm" svg:y="14.217cm" draw:caption-point-x="-0.243cm" draw:caption-point-y="1.89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0" office:value-type="string" calcext:value-type="string">
            <text:p>2</text:p>
          </table:table-cell>
          <table:table-cell table:style-name="ce114" office:value-type="string" calcext:value-type="string">
            <office:annotation draw:style-name="gr14" draw:text-style-name="P2" svg:width="2.843cm" svg:height="1.241cm" svg:x="9.438cm" svg:y="14.217cm" draw:caption-point-x="-0.232cm" draw:caption-point-y="1.899cm">
              <dc:date>2022-03-21T00:00:00</dc:date>
              <text:p text:style-name="P1">od 19.7 pa do 10.8</text:p>
            </office:annotation>
            <text:p>D</text:p>
          </table:table-cell>
          <table:table-cell table:style-name="ce114" office:value-type="string" calcext:value-type="string">
            <office:annotation draw:style-name="gr5" draw:text-style-name="P2" svg:width="2.843cm" svg:height="1.4cm" svg:x="10.838cm" svg:y="14.217cm" draw:caption-point-x="-0.232cm" draw:caption-point-y="1.89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14"/>
          <table:table-cell table:style-name="ce13" office:value-type="string" calcext:value-type="string">
            <office:annotation draw:style-name="gr14" draw:text-style-name="P2" svg:width="2.833cm" svg:height="1.241cm" svg:x="15.04cm" svg:y="14.217cm" draw:caption-point-x="-0.232cm" draw:caption-point-y="1.89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HOL</text:p>
          </table:table-cell>
          <table:table-cell table:style-name="ce123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23" table:formula="of:=COUNTIF([.C24:.K24];&quot;51&quot;) + COUNTIF([.C24:.K24];&quot;51L&quot;)" office:value-type="float" office:value="0" calcext:value-type="float">
            <text:p>0</text:p>
          </table:table-cell>
          <table:table-cell table:style-name="ce123" table:formula="of:=COUNTIF([.C24:.K24];&quot;52&quot;) + COUNTIF([.C24:.K24];&quot;52L&quot;)" office:value-type="float" office:value="0" calcext:value-type="float">
            <text:p>0</text:p>
          </table:table-cell>
          <table:table-cell table:style-name="ce123" table:formula="of:=COUNTIF([.C24:.K24];&quot;11-19&quot;) + COUNTIF([.C24:.K24];&quot;2&quot;)" office:value-type="float" office:value="1" calcext:value-type="float">
            <text:p>1</text:p>
          </table:table-cell>
          <table:table-cell table:style-name="ce123" table:formula="of:=COUNTIF([.C24:.K24];&quot;U&quot;)+COUNTIF([.C24:.K24];&quot;UL&quot;)" office:value-type="float" office:value="0" calcext:value-type="float">
            <text:p>0</text:p>
          </table:table-cell>
          <table:table-cell table:style-name="ce123" table:formula="of:=COUNTIF([.C24:.K24];&quot;KVIT&quot;)" office:value-type="float" office:value="1" calcext:value-type="float">
            <text:p>1</text:p>
          </table:table-cell>
          <table:table-cell table:style-name="ce124" table:formula="of:=COUNTBLANK([.C24:.K24])" office:value-type="float" office:value="1" calcext:value-type="float">
            <text:p>1</text:p>
          </table:table-cell>
          <table:table-cell table:style-name="ce126" table:formula="of:=COUNTIF([.C24:.K24];&quot;51&quot;) + COUNTIF([.C24:.K24];&quot;51L&quot;)+COUNTIF([.C24:.K24];&quot;2&quot;)+COUNTIF([.C24:.K24];&quot;52&quot;)+COUNTIF([.C24:.K24];&quot;52L&quot;)" office:value-type="float" office:value="1" calcext:value-type="float">
            <text:p>1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111" office:value-type="date" office:date-value="2007-07-24" calcext:value-type="date">
            <text:p>24. VII. 07</text:p>
          </table:table-cell>
          <table:table-cell table:style-name="ce113" table:formula="of:=TEXT([.A25];&quot;Ddd&quot;)" office:value-type="string" office:string-value="tor" calcext:value-type="string">
            <text:p>tor</text:p>
          </table:table-cell>
          <table:table-cell table:style-name="ce114" office:value-type="string" calcext:value-type="string">
            <office:annotation draw:style-name="gr7" draw:text-style-name="P2" svg:width="2.843cm" svg:height="1.401cm" svg:x="5.247cm" svg:y="14.917cm" draw:caption-point-x="-0.243cm" draw:caption-point-y="1.89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4.917cm" draw:caption-point-x="-0.232cm" draw:caption-point-y="1.899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7" draw:text-style-name="P2" svg:width="2.843cm" svg:height="1.401cm" svg:x="10.838cm" svg:y="14.917cm" draw:caption-point-x="-0.232cm" draw:caption-point-y="1.89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20"/>
          <table:table-cell table:style-name="ce13" office:value-type="string" calcext:value-type="string">
            <office:annotation draw:style-name="gr11" draw:text-style-name="P2" svg:width="2.833cm" svg:height="1.242cm" svg:x="15.04cm" svg:y="14.917cm" draw:caption-point-x="-0.232cm" draw:caption-point-y="1.89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4" office:value-type="string" calcext:value-type="string">
            <text:p>HOL</text:p>
          </table:table-cell>
          <table:table-cell table:style-name="ce123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23" table:formula="of:=COUNTIF([.C25:.K25];&quot;51&quot;) + COUNTIF([.C25:.K25];&quot;51L&quot;)" office:value-type="float" office:value="0" calcext:value-type="float">
            <text:p>0</text:p>
          </table:table-cell>
          <table:table-cell table:style-name="ce123" table:formula="of:=COUNTIF([.C25:.K25];&quot;52&quot;) + COUNTIF([.C25:.K25];&quot;52L&quot;)" office:value-type="float" office:value="0" calcext:value-type="float">
            <text:p>0</text:p>
          </table:table-cell>
          <table:table-cell table:style-name="ce123" table:formula="of:=COUNTIF([.C25:.K25];&quot;11-19&quot;) + COUNTIF([.C25:.K25];&quot;2&quot;)" office:value-type="float" office:value="1" calcext:value-type="float">
            <text:p>1</text:p>
          </table:table-cell>
          <table:table-cell table:style-name="ce123" table:formula="of:=COUNTIF([.C25:.K25];&quot;U&quot;)+COUNTIF([.C25:.K25];&quot;UL&quot;)" office:value-type="float" office:value="0" calcext:value-type="float">
            <text:p>0</text:p>
          </table:table-cell>
          <table:table-cell table:style-name="ce123" table:formula="of:=COUNTIF([.C25:.K25];&quot;KVIT&quot;)" office:value-type="float" office:value="1" calcext:value-type="float">
            <text:p>1</text:p>
          </table:table-cell>
          <table:table-cell table:style-name="ce124" table:formula="of:=COUNTBLANK([.C25:.K25])" office:value-type="float" office:value="1" calcext:value-type="float">
            <text:p>1</text:p>
          </table:table-cell>
          <table:table-cell table:style-name="ce126" table:formula="of:=COUNTIF([.C25:.K25];&quot;51&quot;) + COUNTIF([.C25:.K25];&quot;51L&quot;)+COUNTIF([.C25:.K25];&quot;2&quot;)+COUNTIF([.C25:.K25];&quot;52&quot;)+COUNTIF([.C25:.K25];&quot;52L&quot;)" office:value-type="float" office:value="1" calcext:value-type="float">
            <text:p>1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111" office:value-type="date" office:date-value="2007-07-25" calcext:value-type="date">
            <text:p>25. VII. 07</text:p>
          </table:table-cell>
          <table:table-cell table:style-name="ce113" table:formula="of:=TEXT([.A26];&quot;Ddd&quot;)" office:value-type="string" office:string-value="sre" calcext:value-type="string">
            <text:p>sre</text:p>
          </table:table-cell>
          <table:table-cell table:style-name="ce114" office:value-type="string" calcext:value-type="string">
            <office:annotation draw:style-name="gr7" draw:text-style-name="P2" svg:width="2.843cm" svg:height="1.401cm" svg:x="5.247cm" svg:y="15.617cm" draw:caption-point-x="-0.243cm" draw:caption-point-y="1.89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5.617cm" draw:caption-point-x="-0.232cm" draw:caption-point-y="1.899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7" draw:text-style-name="P2" svg:width="2.843cm" svg:height="1.401cm" svg:x="10.838cm" svg:y="15.617cm" draw:caption-point-x="-0.232cm" draw:caption-point-y="1.89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2"/>
          <table:table-cell table:style-name="ce13" office:value-type="string" calcext:value-type="string">
            <office:annotation draw:style-name="gr11" draw:text-style-name="P2" svg:width="2.833cm" svg:height="1.242cm" svg:x="15.04cm" svg:y="15.617cm" draw:caption-point-x="-0.232cm" draw:caption-point-y="1.89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4" office:value-type="string" calcext:value-type="string">
            <text:p>HOL</text:p>
          </table:table-cell>
          <table:table-cell table:style-name="ce123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23" table:formula="of:=COUNTIF([.C26:.K26];&quot;51&quot;) + COUNTIF([.C26:.K26];&quot;51L&quot;)" office:value-type="float" office:value="0" calcext:value-type="float">
            <text:p>0</text:p>
          </table:table-cell>
          <table:table-cell table:style-name="ce123" table:formula="of:=COUNTIF([.C26:.K26];&quot;52&quot;) + COUNTIF([.C26:.K26];&quot;52L&quot;)" office:value-type="float" office:value="0" calcext:value-type="float">
            <text:p>0</text:p>
          </table:table-cell>
          <table:table-cell table:style-name="ce123" table:formula="of:=COUNTIF([.C26:.K26];&quot;11-19&quot;) + COUNTIF([.C26:.K26];&quot;2&quot;)" office:value-type="float" office:value="1" calcext:value-type="float">
            <text:p>1</text:p>
          </table:table-cell>
          <table:table-cell table:style-name="ce123" table:formula="of:=COUNTIF([.C26:.K26];&quot;U&quot;)+COUNTIF([.C26:.K26];&quot;UL&quot;)" office:value-type="float" office:value="0" calcext:value-type="float">
            <text:p>0</text:p>
          </table:table-cell>
          <table:table-cell table:style-name="ce123" table:formula="of:=COUNTIF([.C26:.K26];&quot;KVIT&quot;)" office:value-type="float" office:value="1" calcext:value-type="float">
            <text:p>1</text:p>
          </table:table-cell>
          <table:table-cell table:style-name="ce124" table:formula="of:=COUNTBLANK([.C26:.K26])" office:value-type="float" office:value="1" calcext:value-type="float">
            <text:p>1</text:p>
          </table:table-cell>
          <table:table-cell table:style-name="ce126" table:formula="of:=COUNTIF([.C26:.K26];&quot;51&quot;) + COUNTIF([.C26:.K26];&quot;51L&quot;)+COUNTIF([.C26:.K26];&quot;2&quot;)+COUNTIF([.C26:.K26];&quot;52&quot;)+COUNTIF([.C26:.K26];&quot;52L&quot;)" office:value-type="float" office:value="1" calcext:value-type="float">
            <text:p>1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111" office:value-type="date" office:date-value="2007-07-26" calcext:value-type="date">
            <text:p>26. VII. 07</text:p>
          </table:table-cell>
          <table:table-cell table:style-name="ce113" table:formula="of:=TEXT([.A27];&quot;Ddd&quot;)" office:value-type="string" office:string-value="čet" calcext:value-type="string">
            <text:p>čet</text:p>
          </table:table-cell>
          <table:table-cell table:style-name="ce114" office:value-type="string" calcext:value-type="string">
            <office:annotation draw:style-name="gr5" draw:text-style-name="P2" svg:width="2.843cm" svg:height="1.4cm" svg:x="5.247cm" svg:y="16.318cm" draw:caption-point-x="-0.243cm" draw:caption-point-y="1.89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office:annotation draw:style-name="gr14" draw:text-style-name="P2" svg:width="2.843cm" svg:height="1.241cm" svg:x="9.438cm" svg:y="16.318cm" draw:caption-point-x="-0.232cm" draw:caption-point-y="1.898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5" draw:text-style-name="P2" svg:width="2.843cm" svg:height="1.4cm" svg:x="10.838cm" svg:y="16.318cm" draw:caption-point-x="-0.232cm" draw:caption-point-y="1.89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office:annotation draw:style-name="gr14" draw:text-style-name="P2" svg:width="2.833cm" svg:height="1.241cm" svg:x="15.04cm" svg:y="16.318cm" draw:caption-point-x="-0.232cm" draw:caption-point-y="1.89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HOL</text:p>
          </table:table-cell>
          <table:table-cell table:style-name="ce123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23" table:formula="of:=COUNTIF([.C27:.K27];&quot;51&quot;) + COUNTIF([.C27:.K27];&quot;51L&quot;)" office:value-type="float" office:value="0" calcext:value-type="float">
            <text:p>0</text:p>
          </table:table-cell>
          <table:table-cell table:style-name="ce123" table:formula="of:=COUNTIF([.C27:.K27];&quot;52&quot;) + COUNTIF([.C27:.K27];&quot;52L&quot;)" office:value-type="float" office:value="0" calcext:value-type="float">
            <text:p>0</text:p>
          </table:table-cell>
          <table:table-cell table:style-name="ce123" table:formula="of:=COUNTIF([.C27:.K27];&quot;11-19&quot;) + COUNTIF([.C27:.K27];&quot;2&quot;)" office:value-type="float" office:value="1" calcext:value-type="float">
            <text:p>1</text:p>
          </table:table-cell>
          <table:table-cell table:style-name="ce123" table:formula="of:=COUNTIF([.C27:.K27];&quot;U&quot;)+COUNTIF([.C27:.K27];&quot;UL&quot;)" office:value-type="float" office:value="0" calcext:value-type="float">
            <text:p>0</text:p>
          </table:table-cell>
          <table:table-cell table:style-name="ce123" table:formula="of:=COUNTIF([.C27:.K27];&quot;KVIT&quot;)" office:value-type="float" office:value="1" calcext:value-type="float">
            <text:p>1</text:p>
          </table:table-cell>
          <table:table-cell table:style-name="ce124" table:formula="of:=COUNTBLANK([.C27:.K27])" office:value-type="float" office:value="1" calcext:value-type="float">
            <text:p>1</text:p>
          </table:table-cell>
          <table:table-cell table:style-name="ce126" table:formula="of:=COUNTIF([.C27:.K27];&quot;51&quot;) + COUNTIF([.C27:.K27];&quot;51L&quot;)+COUNTIF([.C27:.K27];&quot;2&quot;)+COUNTIF([.C27:.K27];&quot;52&quot;)+COUNTIF([.C27:.K27];&quot;52L&quot;)" office:value-type="float" office:value="1" calcext:value-type="float">
            <text:p>1</text:p>
          </table:table-cell>
          <table:table-cell table:style-name="ce6"/>
          <table:table-cell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111" office:value-type="date" office:date-value="2007-07-27" calcext:value-type="date">
            <text:p>27. VII. 07</text:p>
          </table:table-cell>
          <table:table-cell table:style-name="ce113" table:formula="of:=TEXT([.A28];&quot;Ddd&quot;)" office:value-type="string" office:string-value="pet" calcext:value-type="string">
            <text:p>pet</text:p>
          </table:table-cell>
          <table:table-cell table:style-name="ce114" office:value-type="string" calcext:value-type="string">
            <office:annotation draw:style-name="gr5" draw:text-style-name="P2" svg:width="2.843cm" svg:height="1.4cm" svg:x="5.247cm" svg:y="17.018cm" draw:caption-point-x="-0.243cm" draw:caption-point-y="1.89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office:annotation draw:style-name="gr14" draw:text-style-name="P2" svg:width="2.843cm" svg:height="1.241cm" svg:x="9.438cm" svg:y="17.018cm" draw:caption-point-x="-0.232cm" draw:caption-point-y="1.899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5" draw:text-style-name="P2" svg:width="2.843cm" svg:height="1.4cm" svg:x="10.838cm" svg:y="17.018cm" draw:caption-point-x="-0.232cm" draw:caption-point-y="1.89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/>
          <table:table-cell table:style-name="ce13" office:value-type="string" calcext:value-type="string">
            <office:annotation draw:style-name="gr14" draw:text-style-name="P2" svg:width="2.833cm" svg:height="1.241cm" svg:x="15.04cm" svg:y="17.018cm" draw:caption-point-x="-0.232cm" draw:caption-point-y="1.89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4" office:value-type="string" calcext:value-type="string">
            <text:p>HOL</text:p>
          </table:table-cell>
          <table:table-cell table:style-name="ce123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23" table:formula="of:=COUNTIF([.C28:.K28];&quot;51&quot;) + COUNTIF([.C28:.K28];&quot;51L&quot;)" office:value-type="float" office:value="0" calcext:value-type="float">
            <text:p>0</text:p>
          </table:table-cell>
          <table:table-cell table:style-name="ce123" table:formula="of:=COUNTIF([.C28:.K28];&quot;52&quot;) + COUNTIF([.C28:.K28];&quot;52L&quot;)" office:value-type="float" office:value="0" calcext:value-type="float">
            <text:p>0</text:p>
          </table:table-cell>
          <table:table-cell table:style-name="ce123" table:formula="of:=COUNTIF([.C28:.K28];&quot;11-19&quot;) + COUNTIF([.C28:.K28];&quot;2&quot;)" office:value-type="float" office:value="1" calcext:value-type="float">
            <text:p>1</text:p>
          </table:table-cell>
          <table:table-cell table:style-name="ce123" table:formula="of:=COUNTIF([.C28:.K28];&quot;U&quot;)+COUNTIF([.C28:.K28];&quot;UL&quot;)" office:value-type="float" office:value="0" calcext:value-type="float">
            <text:p>0</text:p>
          </table:table-cell>
          <table:table-cell table:style-name="ce123" table:formula="of:=COUNTIF([.C28:.K28];&quot;KVIT&quot;)" office:value-type="float" office:value="1" calcext:value-type="float">
            <text:p>1</text:p>
          </table:table-cell>
          <table:table-cell table:style-name="ce124" table:formula="of:=COUNTBLANK([.C28:.K28])" office:value-type="float" office:value="1" calcext:value-type="float">
            <text:p>1</text:p>
          </table:table-cell>
          <table:table-cell table:style-name="ce126" table:formula="of:=COUNTIF([.C28:.K28];&quot;51&quot;) + COUNTIF([.C28:.K28];&quot;51L&quot;)+COUNTIF([.C28:.K28];&quot;2&quot;)+COUNTIF([.C28:.K28];&quot;52&quot;)+COUNTIF([.C28:.K28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28" calcext:value-type="date">
            <text:p>28. VII. 07</text:p>
          </table:table-cell>
          <table:table-cell table:style-name="ce112" table:formula="of:=TEXT([.A29];&quot;Ddd&quot;)" office:value-type="string" office:string-value="sob" calcext:value-type="string">
            <text:p>sob</text:p>
          </table:table-cell>
          <table:table-cell table:style-name="ce115" office:value-type="string" calcext:value-type="string">
            <office:annotation draw:style-name="gr21" draw:text-style-name="P2" svg:width="2.843cm" svg:height="1.39cm" svg:x="5.247cm" svg:y="17.718cm" draw:caption-point-x="-0.243cm" draw:caption-point-y="1.89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16"/>
          <table:table-cell table:style-name="ce23"/>
          <table:table-cell table:style-name="ce18" office:value-type="string" calcext:value-type="string">
            <office:annotation draw:style-name="gr12" draw:text-style-name="P2" svg:width="2.843cm" svg:height="1.232cm" svg:x="9.438cm" svg:y="17.718cm" draw:caption-point-x="-0.232cm" draw:caption-point-y="1.899cm">
              <dc:date>2022-03-21T00:00:00</dc:date>
              <text:p text:style-name="P1">od 19.7 pa do 10.8</text:p>
            </office:annotation>
            <text:p>D</text:p>
          </table:table-cell>
          <table:table-cell table:style-name="ce18" office:value-type="string" calcext:value-type="string">
            <office:annotation draw:style-name="gr21" draw:text-style-name="P2" svg:width="2.843cm" svg:height="1.39cm" svg:x="10.838cm" svg:y="17.718cm" draw:caption-point-x="-0.232cm" draw:caption-point-y="1.89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25"/>
          <table:table-cell table:style-name="ce18" office:value-type="string" calcext:value-type="string">
            <office:annotation draw:style-name="gr12" draw:text-style-name="P2" svg:width="2.833cm" svg:height="1.232cm" svg:x="15.04cm" svg:y="17.718cm" draw:caption-point-x="-0.232cm" draw:caption-point-y="1.89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8"/>
          <table:table-cell table:style-name="ce34" office:value-type="string" calcext:value-type="string">
            <text:p>ŠOŠ</text:p>
          </table:table-cell>
          <table:table-cell table:style-name="ce123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23" table:formula="of:=COUNTIF([.C29:.K29];&quot;51&quot;) + COUNTIF([.C29:.K29];&quot;51L&quot;)" office:value-type="float" office:value="0" calcext:value-type="float">
            <text:p>0</text:p>
          </table:table-cell>
          <table:table-cell table:style-name="ce123" table:formula="of:=COUNTIF([.C29:.K29];&quot;52&quot;) + COUNTIF([.C29:.K29];&quot;52L&quot;)" office:value-type="float" office:value="0" calcext:value-type="float">
            <text:p>0</text:p>
          </table:table-cell>
          <table:table-cell table:style-name="ce123" table:formula="of:=COUNTIF([.C29:.K29];&quot;11-19&quot;) + COUNTIF([.C29:.K29];&quot;2&quot;)" office:value-type="float" office:value="0" calcext:value-type="float">
            <text:p>0</text:p>
          </table:table-cell>
          <table:table-cell table:style-name="ce123" table:formula="of:=COUNTIF([.C29:.K29];&quot;U&quot;)+COUNTIF([.C29:.K29];&quot;UL&quot;)" office:value-type="float" office:value="0" calcext:value-type="float">
            <text:p>0</text:p>
          </table:table-cell>
          <table:table-cell table:style-name="ce123" table:formula="of:=COUNTIF([.C29:.K29];&quot;KVIT&quot;)" office:value-type="float" office:value="0" calcext:value-type="float">
            <text:p>0</text:p>
          </table:table-cell>
          <table:table-cell table:style-name="ce124" table:formula="of:=COUNTBLANK([.C29:.K29])" office:value-type="float" office:value="4" calcext:value-type="float">
            <text:p>4</text:p>
          </table:table-cell>
          <table:table-cell table:style-name="ce126" table:formula="of:=COUNTIF([.C29:.K29];&quot;51&quot;) + COUNTIF([.C29:.K29];&quot;51L&quot;)+COUNTIF([.C29:.K29];&quot;2&quot;)+COUNTIF([.C29:.K29];&quot;52&quot;)+COUNTIF([.C29:.K2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0" office:value-type="date" office:date-value="2007-07-29" calcext:value-type="date">
            <text:p>29. VII. 07</text:p>
          </table:table-cell>
          <table:table-cell table:style-name="ce112" table:formula="of:=TEXT([.A30];&quot;Ddd&quot;)" office:value-type="string" office:string-value="ned" calcext:value-type="string">
            <text:p>ned</text:p>
          </table:table-cell>
          <table:table-cell table:style-name="ce115" office:value-type="string" calcext:value-type="string">
            <office:annotation draw:style-name="gr21" draw:text-style-name="P2" svg:width="2.843cm" svg:height="1.39cm" svg:x="5.247cm" svg:y="18.418cm" draw:caption-point-x="-0.243cm" draw:caption-point-y="1.89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15" table:number-columns-repeated="2"/>
          <table:table-cell table:style-name="ce115" office:value-type="string" calcext:value-type="string">
            <office:annotation draw:style-name="gr12" draw:text-style-name="P2" svg:width="2.843cm" svg:height="1.232cm" svg:x="9.438cm" svg:y="18.418cm" draw:caption-point-x="-0.232cm" draw:caption-point-y="1.899cm">
              <dc:date>2022-03-21T00:00:00</dc:date>
              <text:p text:style-name="P1">od 19.7 pa do 10.8</text:p>
            </office:annotation>
            <text:p>D</text:p>
          </table:table-cell>
          <table:table-cell table:style-name="ce115" office:value-type="string" calcext:value-type="string">
            <office:annotation draw:style-name="gr21" draw:text-style-name="P2" svg:width="2.843cm" svg:height="1.39cm" svg:x="10.838cm" svg:y="18.418cm" draw:caption-point-x="-0.232cm" draw:caption-point-y="1.89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115"/>
          <table:table-cell table:style-name="ce18" office:value-type="string" calcext:value-type="string">
            <office:annotation draw:style-name="gr12" draw:text-style-name="P2" svg:width="2.833cm" svg:height="1.232cm" svg:x="15.04cm" svg:y="18.418cm" draw:caption-point-x="-0.232cm" draw:caption-point-y="1.89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23"/>
          <table:table-cell table:style-name="ce34" office:value-type="string" calcext:value-type="string">
            <text:p>ŠOŠ</text:p>
          </table:table-cell>
          <table:table-cell table:style-name="ce123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23" table:formula="of:=COUNTIF([.C30:.K30];&quot;51&quot;) + COUNTIF([.C30:.K30];&quot;51L&quot;)" office:value-type="float" office:value="0" calcext:value-type="float">
            <text:p>0</text:p>
          </table:table-cell>
          <table:table-cell table:style-name="ce123" table:formula="of:=COUNTIF([.C30:.K30];&quot;52&quot;) + COUNTIF([.C30:.K30];&quot;52L&quot;)" office:value-type="float" office:value="0" calcext:value-type="float">
            <text:p>0</text:p>
          </table:table-cell>
          <table:table-cell table:style-name="ce123" table:formula="of:=COUNTIF([.C30:.K30];&quot;11-19&quot;) + COUNTIF([.C30:.K30];&quot;2&quot;)" office:value-type="float" office:value="0" calcext:value-type="float">
            <text:p>0</text:p>
          </table:table-cell>
          <table:table-cell table:style-name="ce123" table:formula="of:=COUNTIF([.C30:.K30];&quot;U&quot;)+COUNTIF([.C30:.K30];&quot;UL&quot;)" office:value-type="float" office:value="0" calcext:value-type="float">
            <text:p>0</text:p>
          </table:table-cell>
          <table:table-cell table:style-name="ce123" table:formula="of:=COUNTIF([.C30:.K30];&quot;KVIT&quot;)" office:value-type="float" office:value="0" calcext:value-type="float">
            <text:p>0</text:p>
          </table:table-cell>
          <table:table-cell table:style-name="ce124" table:formula="of:=COUNTBLANK([.C30:.K30])" office:value-type="float" office:value="4" calcext:value-type="float">
            <text:p>4</text:p>
          </table:table-cell>
          <table:table-cell table:style-name="ce126" table:formula="of:=COUNTIF([.C30:.K30];&quot;51&quot;) + COUNTIF([.C30:.K30];&quot;51L&quot;)+COUNTIF([.C30:.K30];&quot;2&quot;)+COUNTIF([.C30:.K30];&quot;52&quot;)+COUNTIF([.C30:.K3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30" calcext:value-type="date">
            <text:p>30. VII. 07</text:p>
          </table:table-cell>
          <table:table-cell table:style-name="ce113" table:formula="of:=TEXT([.A31];&quot;Ddd&quot;)" office:value-type="string" office:string-value="pon" calcext:value-type="string">
            <text:p>pon</text:p>
          </table:table-cell>
          <table:table-cell table:style-name="ce114" office:value-type="string" calcext:value-type="string">
            <office:annotation draw:style-name="gr20" draw:text-style-name="P2" svg:width="2.843cm" svg:height="1.389cm" svg:x="5.247cm" svg:y="19.119cm" draw:caption-point-x="-0.243cm" draw:caption-point-y="1.89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14" office:value-type="string" calcext:value-type="string">
            <office:annotation draw:style-name="gr15" draw:text-style-name="P2" svg:width="2.843cm" svg:height="1.231cm" svg:x="9.438cm" svg:y="19.119cm" draw:caption-point-x="-0.232cm" draw:caption-point-y="1.898cm">
              <dc:date>2022-03-21T00:00:00</dc:date>
              <text:p text:style-name="P1">od 19.7 pa do 10.8</text:p>
            </office:annotation>
            <text:p>D</text:p>
          </table:table-cell>
          <table:table-cell table:style-name="ce114" office:value-type="string" calcext:value-type="string">
            <office:annotation draw:style-name="gr20" draw:text-style-name="P2" svg:width="2.843cm" svg:height="1.389cm" svg:x="10.838cm" svg:y="19.119cm" draw:caption-point-x="-0.232cm" draw:caption-point-y="1.89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14"/>
          <table:table-cell table:style-name="ce13" office:value-type="string" calcext:value-type="string">
            <office:annotation draw:style-name="gr15" draw:text-style-name="P2" svg:width="2.833cm" svg:height="1.231cm" svg:x="15.04cm" svg:y="19.119cm" draw:caption-point-x="-0.232cm" draw:caption-point-y="1.89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4" office:value-type="string" calcext:value-type="string">
            <text:p>ŠOŠ</text:p>
          </table:table-cell>
          <table:table-cell table:style-name="ce123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23" table:formula="of:=COUNTIF([.C31:.K31];&quot;51&quot;) + COUNTIF([.C31:.K31];&quot;51L&quot;)" office:value-type="float" office:value="0" calcext:value-type="float">
            <text:p>0</text:p>
          </table:table-cell>
          <table:table-cell table:style-name="ce123" table:formula="of:=COUNTIF([.C31:.K31];&quot;52&quot;) + COUNTIF([.C31:.K31];&quot;52L&quot;)" office:value-type="float" office:value="0" calcext:value-type="float">
            <text:p>0</text:p>
          </table:table-cell>
          <table:table-cell table:style-name="ce123" table:formula="of:=COUNTIF([.C31:.K31];&quot;11-19&quot;) + COUNTIF([.C31:.K31];&quot;2&quot;)" office:value-type="float" office:value="1" calcext:value-type="float">
            <text:p>1</text:p>
          </table:table-cell>
          <table:table-cell table:style-name="ce123" table:formula="of:=COUNTIF([.C31:.K31];&quot;U&quot;)+COUNTIF([.C31:.K31];&quot;UL&quot;)" office:value-type="float" office:value="0" calcext:value-type="float">
            <text:p>0</text:p>
          </table:table-cell>
          <table:table-cell table:style-name="ce123" table:formula="of:=COUNTIF([.C31:.K31];&quot;KVIT&quot;)" office:value-type="float" office:value="1" calcext:value-type="float">
            <text:p>1</text:p>
          </table:table-cell>
          <table:table-cell table:style-name="ce124" table:formula="of:=COUNTBLANK([.C31:.K31])" office:value-type="float" office:value="1" calcext:value-type="float">
            <text:p>1</text:p>
          </table:table-cell>
          <table:table-cell table:style-name="ce126" table:formula="of:=COUNTIF([.C31:.K31];&quot;51&quot;) + COUNTIF([.C31:.K31];&quot;51L&quot;)+COUNTIF([.C31:.K31];&quot;2&quot;)+COUNTIF([.C31:.K31];&quot;52&quot;)+COUNTIF([.C31:.K31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11" office:value-type="date" office:date-value="2007-07-31" calcext:value-type="date">
            <text:p>31. VII. 07</text:p>
          </table:table-cell>
          <table:table-cell table:style-name="ce113" table:formula="of:=TEXT([.A32];&quot;Ddd&quot;)" office:value-type="string" office:string-value="tor" calcext:value-type="string">
            <text:p>tor</text:p>
          </table:table-cell>
          <table:table-cell table:style-name="ce114" office:value-type="string" calcext:value-type="string">
            <office:annotation draw:style-name="gr20" draw:text-style-name="P2" svg:width="2.843cm" svg:height="1.389cm" svg:x="5.247cm" svg:y="19.819cm" draw:caption-point-x="-0.243cm" draw:caption-point-y="1.899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5" draw:text-style-name="P2" svg:width="2.843cm" svg:height="1.231cm" svg:x="9.438cm" svg:y="19.819cm" draw:caption-point-x="-0.232cm" draw:caption-point-y="1.899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20" draw:text-style-name="P2" svg:width="2.843cm" svg:height="1.389cm" svg:x="10.838cm" svg:y="19.819cm" draw:caption-point-x="-0.232cm" draw:caption-point-y="1.899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114"/>
          <table:table-cell table:style-name="ce13" office:value-type="string" calcext:value-type="string">
            <office:annotation draw:style-name="gr15" draw:text-style-name="P2" svg:width="2.833cm" svg:height="1.231cm" svg:x="15.04cm" svg:y="19.819cm" draw:caption-point-x="-0.232cm" draw:caption-point-y="1.89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4" office:value-type="string" calcext:value-type="string">
            <text:p>ŠOŠ</text:p>
          </table:table-cell>
          <table:table-cell table:style-name="ce123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123" table:formula="of:=COUNTIF([.C32:.K32];&quot;51&quot;) + COUNTIF([.C32:.K32];&quot;51L&quot;)" office:value-type="float" office:value="0" calcext:value-type="float">
            <text:p>0</text:p>
          </table:table-cell>
          <table:table-cell table:style-name="ce123" table:formula="of:=COUNTIF([.C32:.K32];&quot;52&quot;) + COUNTIF([.C32:.K32];&quot;52L&quot;)" office:value-type="float" office:value="0" calcext:value-type="float">
            <text:p>0</text:p>
          </table:table-cell>
          <table:table-cell table:style-name="ce123" table:formula="of:=COUNTIF([.C32:.K32];&quot;11-19&quot;) + COUNTIF([.C32:.K32];&quot;2&quot;)" office:value-type="float" office:value="1" calcext:value-type="float">
            <text:p>1</text:p>
          </table:table-cell>
          <table:table-cell table:style-name="ce123" table:formula="of:=COUNTIF([.C32:.K32];&quot;U&quot;)+COUNTIF([.C32:.K32];&quot;UL&quot;)" office:value-type="float" office:value="0" calcext:value-type="float">
            <text:p>0</text:p>
          </table:table-cell>
          <table:table-cell table:style-name="ce123" table:formula="of:=COUNTIF([.C32:.K32];&quot;KVIT&quot;)" office:value-type="float" office:value="1" calcext:value-type="float">
            <text:p>1</text:p>
          </table:table-cell>
          <table:table-cell table:style-name="ce124" table:formula="of:=COUNTBLANK([.C32:.K32])" office:value-type="float" office:value="1" calcext:value-type="float">
            <text:p>1</text:p>
          </table:table-cell>
          <table:table-cell table:style-name="ce126" table:formula="of:=COUNTIF([.C32:.K32];&quot;51&quot;) + COUNTIF([.C32:.K32];&quot;51L&quot;)+COUNTIF([.C32:.K32];&quot;2&quot;)+COUNTIF([.C32:.K32];&quot;52&quot;)+COUNTIF([.C32:.K32];&quot;52L&quot;)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34"/>
          <table:table-cell table:number-columns-repeated="768"/>
        </table:table-row>
        <table:table-row table:style-name="ro1">
          <table:table-cell table:style-name="ce5" table:number-columns-repeated="8"/>
          <table:table-cell table:style-name="ce121"/>
          <table:table-cell table:style-name="ce5" table:number-columns-repeated="3"/>
          <table:table-cell table:style-name="ce35" table:number-columns-repeated="6"/>
          <table:table-cell table:style-name="ce125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3" calcext:value-type="float">
            <text:p>3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5" calcext:value-type="float">
            <text:p>5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121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5" calcext:value-type="float">
            <text:p>5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12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8"/>
          <table:table-cell table:style-name="ce122"/>
          <table:table-cell table:style-name="ce6" table:number-columns-repeated="3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8"/>
          <table:table-cell table:style-name="ce122"/>
          <table:table-cell table:style-name="ce6" table:number-columns-repeated="3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3" table:number-rows-repeated="33536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lij.A2:julij.B32 julij.I10:julij.I10 julij.C17:julij.C22 julij.I17:julij.I17 julij.C24:julij.C29 julij.F23:julij.G24 julij.I23:julij.I25 julij.C31:julij.C32 julij.F31:julij.G31 julij.I30:julij.I32 julij.F8:julij.F9 julij.I9:julij.K9 julij.D16:julij.D16 julij.F14:julij.F16 julij.H16:julij.K16 julij.C23:julij.D23 julij.C30:julij.G30">
            <calcext:condition calcext:apply-style-name="ConditionalStyle_1" calcext:value="=&quot;Sob&quot;" calcext:base-cell-address="julij.A2"/>
            <calcext:condition calcext:apply-style-name="ConditionalStyle_1" calcext:value="=&quot;Ned&quot;" calcext:base-cell-address="julij.A2"/>
          </calcext:conditional-format>
          <calcext:conditional-format calcext:target-range-address="julij.M2:julij.R32">
            <calcext:condition calcext:apply-style-name="ConditionalStyle_2" calcext:value="&lt;1" calcext:base-cell-address="julij.M2"/>
            <calcext:condition calcext:apply-style-name="ConditionalStyle_3" calcext:value="&gt;1" calcext:base-cell-address="julij.M2"/>
          </calcext:conditional-format>
          <calcext:conditional-format calcext:target-range-address="julij.S2:julij.S33">
            <calcext:condition calcext:apply-style-name="ConditionalStyle_4" calcext:value="!=0" calcext:base-cell-address="julij.S2"/>
          </calcext:conditional-format>
          <calcext:conditional-format calcext:target-range-address="julij.T2:julij.T32">
            <calcext:condition calcext:apply-style-name="ConditionalStyle_2" calcext:value="&lt;2" calcext:base-cell-address="julij.T2"/>
            <calcext:condition calcext:apply-style-name="ConditionalStyle_5" calcext:value="&gt;2" calcext:base-cell-address="julij.T2"/>
          </calcext:conditional-format>
        </calcext:conditional-formats>
      </table:table>
      <table:table table:name="avgust" table:style-name="ta8">
        <table:table-column table:style-name="co1" table:default-cell-style-name="ce7"/>
        <table:table-column table:style-name="co2" table:number-columns-repeated="11" table:default-cell-style-name="ce7"/>
        <table:table-column table:style-name="co15" table:default-cell-style-name="ce7"/>
        <table:table-column table:style-name="co8" table:number-columns-repeated="2" table:default-cell-style-name="ce7"/>
        <table:table-column table:style-name="co12" table:default-cell-style-name="ce7"/>
        <table:table-column table:style-name="co9" table:default-cell-style-name="ce7"/>
        <table:table-column table:style-name="co15" table:default-cell-style-name="ce7"/>
        <table:table-column table:style-name="co14" table:default-cell-style-name="ce7"/>
        <table:table-column table:style-name="co24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63" office:value-type="string" calcext:value-type="string">
            <text:p>Datum</text:p>
          </table:table-cell>
          <table:table-cell table:style-name="ce8"/>
          <table:table-cell table:style-name="ce14" office:value-type="string" calcext:value-type="string">
            <text:p>KOS</text:p>
          </table:table-cell>
          <table:table-cell table:style-name="ce14" office:value-type="string" calcext:value-type="string">
            <text:p>ŠOŠ</text:p>
          </table:table-cell>
          <table:table-cell table:style-name="ce14" office:value-type="string" calcext:value-type="string">
            <text:p>PIN</text:p>
          </table:table-cell>
          <table:table-cell table:style-name="ce30" office:value-type="string" calcext:value-type="string">
            <text:p>KON</text:p>
          </table:table-cell>
          <table:table-cell table:style-name="ce14" office:value-type="string" calcext:value-type="string">
            <text:p>MIR</text:p>
          </table:table-cell>
          <table:table-cell table:style-name="ce14" office:value-type="string" calcext:value-type="string">
            <text:p>HOL</text:p>
          </table:table-cell>
          <table:table-cell table:style-name="ce134" office:value-type="string" calcext:value-type="string">
            <text:p>?</text:p>
          </table:table-cell>
          <table:table-cell table:style-name="ce14" office:value-type="string" calcext:value-type="string">
            <text:p>DAN</text:p>
          </table:table-cell>
          <table:table-cell table:style-name="ce14" office:value-type="string" calcext:value-type="string">
            <text:p>MŠŠ</text:p>
          </table:table-cell>
          <table:table-cell table:style-name="ce33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75" office:value-type="string" calcext:value-type="string">
            <text:p>11-19</text:p>
          </table:table-cell>
          <table:table-cell table:style-name="ce58" office:value-type="string" calcext:value-type="string">
            <text:p>U</text:p>
          </table:table-cell>
          <table:table-cell table:style-name="ce77" office:value-type="string" calcext:value-type="string">
            <text:p>KVIT</text:p>
          </table:table-cell>
          <table:table-cell table:style-name="ce138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01" calcext:value-type="date">
            <text:p>1. VIII. 07</text:p>
          </table:table-cell>
          <table:table-cell table:style-name="ce127" table:formula="of:=TEXT([.A2];&quot;Ddd&quot;)" office:value-type="string" office:string-value="sre" calcext:value-type="string">
            <text:p>sre</text:p>
          </table:table-cell>
          <table:table-cell table:style-name="ce129" office:value-type="string" calcext:value-type="string">
            <office:annotation draw:style-name="gr17" draw:text-style-name="P2" svg:width="2.843cm" svg:height="1.386cm" svg:x="5.247cm" svg:y="0cm" draw:caption-point-x="-0.243cm" draw:caption-point-y="0.71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office:annotation draw:style-name="gr16" draw:text-style-name="P2" svg:width="2.843cm" svg:height="0.991cm" svg:x="9.438cm" svg:y="0cm" draw:caption-point-x="-0.232cm" draw:caption-point-y="0.71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17" draw:text-style-name="P2" svg:width="2.843cm" svg:height="1.386cm" svg:x="10.838cm" svg:y="0cm" draw:caption-point-x="-0.232cm" draw:caption-point-y="0.71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0"/>
          <table:table-cell table:style-name="ce13" office:value-type="string" calcext:value-type="string">
            <office:annotation draw:style-name="gr16" draw:text-style-name="P2" svg:width="2.833cm" svg:height="0.991cm" svg:x="15.04cm" svg:y="0cm" draw:caption-point-x="-0.232cm" draw:caption-point-y="0.71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ŠOŠ</text:p>
          </table:table-cell>
          <table:table-cell table:style-name="ce137" table:formula="of:=COUNTIF([.C2:.K2];&quot;L&quot;) + COUNTIF([.C2:.K2];&quot;52L&quot;)+COUNTIF([.C2:.K2];&quot;51L&quot;)+COUNTIF([.C2:.K2];&quot;1L&quot;)+COUNTIF([.C2:.K2];&quot;KVITL&quot;)+COUNTIF([.C2:.K2];&quot;UL&quot;)+COUNTIF([.C2:.K2];&quot;2l&quot;)" office:value-type="float" office:value="1" calcext:value-type="float">
            <text:p>1</text:p>
          </table:table-cell>
          <table:table-cell table:style-name="ce137" table:formula="of:=COUNTIF([.C2:.K2];&quot;51&quot;) + COUNTIF([.C2:.K2];&quot;51L&quot;)" office:value-type="float" office:value="0" calcext:value-type="float">
            <text:p>0</text:p>
          </table:table-cell>
          <table:table-cell table:style-name="ce137" table:formula="of:=COUNTIF([.C2:.K2];&quot;52&quot;) + COUNTIF([.C2:.K2];&quot;52L&quot;)" office:value-type="float" office:value="0" calcext:value-type="float">
            <text:p>0</text:p>
          </table:table-cell>
          <table:table-cell table:style-name="ce137" table:formula="of:=COUNTIF([.C2:.K2];&quot;11-19&quot;) + COUNTIF([.C2:.K2];&quot;2&quot;)" office:value-type="float" office:value="1" calcext:value-type="float">
            <text:p>1</text:p>
          </table:table-cell>
          <table:table-cell table:style-name="ce137" table:formula="of:=COUNTIF([.C2:.K2];&quot;U&quot;)+COUNTIF([.C2:.K2];&quot;UL&quot;)" office:value-type="float" office:value="0" calcext:value-type="float">
            <text:p>0</text:p>
          </table:table-cell>
          <table:table-cell table:style-name="ce137" table:formula="of:=COUNTIF([.C2:.K2];&quot;KVIT&quot;)" office:value-type="float" office:value="1" calcext:value-type="float">
            <text:p>1</text:p>
          </table:table-cell>
          <table:table-cell table:style-name="ce139" table:formula="of:=COUNTBLANK([.C2:.K2])" office:value-type="float" office:value="1" calcext:value-type="float">
            <text:p>1</text:p>
          </table:table-cell>
          <table:table-cell table:style-name="ce141" table:formula="of:=COUNTIF([.C2:.K2];&quot;51&quot;) + COUNTIF([.C2:.K2];&quot;51L&quot;)+COUNTIF([.C2:.K2];&quot;2&quot;)+COUNTIF([.C2:.K2];&quot;52&quot;)+COUNTIF([.C2:.K2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02" calcext:value-type="date">
            <text:p>2. VIII. 07</text:p>
          </table:table-cell>
          <table:table-cell table:style-name="ce127" table:formula="of:=TEXT([.A3];&quot;Ddd&quot;)" office:value-type="string" office:string-value="čet" calcext:value-type="string">
            <text:p>čet</text:p>
          </table:table-cell>
          <table:table-cell table:style-name="ce129" office:value-type="string" calcext:value-type="string">
            <office:annotation draw:style-name="gr17" draw:text-style-name="P2" svg:width="2.843cm" svg:height="1.386cm" svg:x="5.247cm" svg:y="0cm" draw:caption-point-x="-0.243cm" draw:caption-point-y="1.41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office:annotation draw:style-name="gr16" draw:text-style-name="P2" svg:width="2.843cm" svg:height="0.991cm" svg:x="9.438cm" svg:y="0cm" draw:caption-point-x="-0.232cm" draw:caption-point-y="1.41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17" draw:text-style-name="P2" svg:width="2.843cm" svg:height="1.386cm" svg:x="10.838cm" svg:y="0cm" draw:caption-point-x="-0.232cm" draw:caption-point-y="1.41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/>
          <table:table-cell table:style-name="ce13" office:value-type="string" calcext:value-type="string">
            <office:annotation draw:style-name="gr16" draw:text-style-name="P2" svg:width="2.833cm" svg:height="0.991cm" svg:x="15.04cm" svg:y="0cm" draw:caption-point-x="-0.232cm" draw:caption-point-y="1.41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3" office:value-type="string" calcext:value-type="string">
            <text:p>ŠOŠ</text:p>
          </table:table-cell>
          <table:table-cell table:style-name="ce137" table:formula="of:=COUNTIF([.C3:.K3];&quot;L&quot;) + COUNTIF([.C3:.K3];&quot;52L&quot;)+COUNTIF([.C3:.K3];&quot;51L&quot;)+COUNTIF([.C3:.K3];&quot;1L&quot;)+COUNTIF([.C3:.K3];&quot;KVITL&quot;)+COUNTIF([.C3:.K3];&quot;UL&quot;)+COUNTIF([.C3:.K3];&quot;2l&quot;)" office:value-type="float" office:value="1" calcext:value-type="float">
            <text:p>1</text:p>
          </table:table-cell>
          <table:table-cell table:style-name="ce137" table:formula="of:=COUNTIF([.C3:.K3];&quot;51&quot;) + COUNTIF([.C3:.K3];&quot;51L&quot;)" office:value-type="float" office:value="0" calcext:value-type="float">
            <text:p>0</text:p>
          </table:table-cell>
          <table:table-cell table:style-name="ce137" table:formula="of:=COUNTIF([.C3:.K3];&quot;52&quot;) + COUNTIF([.C3:.K3];&quot;52L&quot;)" office:value-type="float" office:value="0" calcext:value-type="float">
            <text:p>0</text:p>
          </table:table-cell>
          <table:table-cell table:style-name="ce137" table:formula="of:=COUNTIF([.C3:.K3];&quot;11-19&quot;) + COUNTIF([.C3:.K3];&quot;2&quot;)" office:value-type="float" office:value="1" calcext:value-type="float">
            <text:p>1</text:p>
          </table:table-cell>
          <table:table-cell table:style-name="ce137" table:formula="of:=COUNTIF([.C3:.K3];&quot;U&quot;)+COUNTIF([.C3:.K3];&quot;UL&quot;)" office:value-type="float" office:value="0" calcext:value-type="float">
            <text:p>0</text:p>
          </table:table-cell>
          <table:table-cell table:style-name="ce137" table:formula="of:=COUNTIF([.C3:.K3];&quot;KVIT&quot;)" office:value-type="float" office:value="1" calcext:value-type="float">
            <text:p>1</text:p>
          </table:table-cell>
          <table:table-cell table:style-name="ce139" table:formula="of:=COUNTBLANK([.C3:.K3])" office:value-type="float" office:value="1" calcext:value-type="float">
            <text:p>1</text:p>
          </table:table-cell>
          <table:table-cell table:style-name="ce141" table:formula="of:=COUNTIF([.C3:.K3];&quot;51&quot;) + COUNTIF([.C3:.K3];&quot;51L&quot;)+COUNTIF([.C3:.K3];&quot;2&quot;)+COUNTIF([.C3:.K3];&quot;52&quot;)+COUNTIF([.C3:.K3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03" calcext:value-type="date">
            <text:p>3. VIII. 07</text:p>
          </table:table-cell>
          <table:table-cell table:style-name="ce127" table:formula="of:=TEXT([.A4];&quot;Ddd&quot;)" office:value-type="string" office:string-value="pet" calcext:value-type="string">
            <text:p>pet</text:p>
          </table:table-cell>
          <table:table-cell table:style-name="ce129" office:value-type="string" calcext:value-type="string">
            <office:annotation draw:style-name="gr5" draw:text-style-name="P2" svg:width="2.843cm" svg:height="1.4cm" svg:x="5.247cm" svg:y="0.233cm" draw:caption-point-x="-0.243cm" draw:caption-point-y="1.877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office:annotation draw:style-name="gr14" draw:text-style-name="P2" svg:width="2.843cm" svg:height="1.241cm" svg:x="9.438cm" svg:y="0.233cm" draw:caption-point-x="-0.232cm" draw:caption-point-y="1.877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5" draw:text-style-name="P2" svg:width="2.843cm" svg:height="1.4cm" svg:x="10.838cm" svg:y="0.233cm" draw:caption-point-x="-0.232cm" draw:caption-point-y="1.877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0"/>
          <table:table-cell table:style-name="ce13" office:value-type="string" calcext:value-type="string">
            <office:annotation draw:style-name="gr14" draw:text-style-name="P2" svg:width="2.833cm" svg:height="1.241cm" svg:x="15.04cm" svg:y="0.233cm" draw:caption-point-x="-0.232cm" draw:caption-point-y="1.877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3" office:value-type="string" calcext:value-type="string">
            <text:p>ŠOŠ</text:p>
          </table:table-cell>
          <table:table-cell table:style-name="ce137" table:formula="of:=COUNTIF([.C4:.K4];&quot;L&quot;) + COUNTIF([.C4:.K4];&quot;52L&quot;)+COUNTIF([.C4:.K4];&quot;51L&quot;)+COUNTIF([.C4:.K4];&quot;1L&quot;)+COUNTIF([.C4:.K4];&quot;KVITL&quot;)+COUNTIF([.C4:.K4];&quot;UL&quot;)+COUNTIF([.C4:.K4];&quot;2l&quot;)" office:value-type="float" office:value="1" calcext:value-type="float">
            <text:p>1</text:p>
          </table:table-cell>
          <table:table-cell table:style-name="ce137" table:formula="of:=COUNTIF([.C4:.K4];&quot;51&quot;) + COUNTIF([.C4:.K4];&quot;51L&quot;)" office:value-type="float" office:value="0" calcext:value-type="float">
            <text:p>0</text:p>
          </table:table-cell>
          <table:table-cell table:style-name="ce137" table:formula="of:=COUNTIF([.C4:.K4];&quot;52&quot;) + COUNTIF([.C4:.K4];&quot;52L&quot;)" office:value-type="float" office:value="0" calcext:value-type="float">
            <text:p>0</text:p>
          </table:table-cell>
          <table:table-cell table:style-name="ce137" table:formula="of:=COUNTIF([.C4:.K4];&quot;11-19&quot;) + COUNTIF([.C4:.K4];&quot;2&quot;)" office:value-type="float" office:value="1" calcext:value-type="float">
            <text:p>1</text:p>
          </table:table-cell>
          <table:table-cell table:style-name="ce137" table:formula="of:=COUNTIF([.C4:.K4];&quot;U&quot;)+COUNTIF([.C4:.K4];&quot;UL&quot;)" office:value-type="float" office:value="0" calcext:value-type="float">
            <text:p>0</text:p>
          </table:table-cell>
          <table:table-cell table:style-name="ce137" table:formula="of:=COUNTIF([.C4:.K4];&quot;KVIT&quot;)" office:value-type="float" office:value="1" calcext:value-type="float">
            <text:p>1</text:p>
          </table:table-cell>
          <table:table-cell table:style-name="ce139" table:formula="of:=COUNTBLANK([.C4:.K4])" office:value-type="float" office:value="1" calcext:value-type="float">
            <text:p>1</text:p>
          </table:table-cell>
          <table:table-cell table:style-name="ce141" table:formula="of:=COUNTIF([.C4:.K4];&quot;51&quot;) + COUNTIF([.C4:.K4];&quot;51L&quot;)+COUNTIF([.C4:.K4];&quot;2&quot;)+COUNTIF([.C4:.K4];&quot;52&quot;)+COUNTIF([.C4:.K4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04" calcext:value-type="date">
            <text:p>4. VIII. 07</text:p>
          </table:table-cell>
          <table:table-cell table:style-name="ce128" table:formula="of:=TEXT([.A5];&quot;Ddd&quot;)" office:value-type="string" office:string-value="sob" calcext:value-type="string">
            <text:p>sob</text:p>
          </table:table-cell>
          <table:table-cell table:style-name="ce130" office:value-type="string" calcext:value-type="string">
            <office:annotation draw:style-name="gr5" draw:text-style-name="P2" svg:width="2.843cm" svg:height="1.4cm" svg:x="5.247cm" svg:y="0.933cm" draw:caption-point-x="-0.243cm" draw:caption-point-y="1.87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18"/>
          <table:table-cell table:style-name="ce18" office:value-type="string" calcext:value-type="string">
            <office:annotation draw:style-name="gr14" draw:text-style-name="P2" svg:width="2.843cm" svg:height="1.241cm" svg:x="9.438cm" svg:y="0.933cm" draw:caption-point-x="-0.232cm" draw:caption-point-y="1.878cm">
              <dc:date>2022-03-21T00:00:00</dc:date>
              <text:p text:style-name="P1">od 19.7 pa do 10.8</text:p>
            </office:annotation>
            <text:p>D</text:p>
          </table:table-cell>
          <table:table-cell table:style-name="ce18" office:value-type="string" calcext:value-type="string">
            <office:annotation draw:style-name="gr5" draw:text-style-name="P2" svg:width="2.843cm" svg:height="1.4cm" svg:x="10.838cm" svg:y="0.933cm" draw:caption-point-x="-0.232cm" draw:caption-point-y="1.87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23"/>
          <table:table-cell table:style-name="ce135"/>
          <table:table-cell table:style-name="ce18" office:value-type="string" calcext:value-type="string">
            <office:annotation draw:style-name="gr14" draw:text-style-name="P2" svg:width="2.833cm" svg:height="1.241cm" svg:x="15.04cm" svg:y="0.933cm" draw:caption-point-x="-0.232cm" draw:caption-point-y="1.87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8"/>
          <table:table-cell table:style-name="ce33" office:value-type="string" calcext:value-type="string">
            <text:p>PIN</text:p>
          </table:table-cell>
          <table:table-cell table:style-name="ce137" table:formula="of:=COUNTIF([.C5:.K5];&quot;L&quot;) + COUNTIF([.C5:.K5];&quot;52L&quot;)+COUNTIF([.C5:.K5];&quot;51L&quot;)+COUNTIF([.C5:.K5];&quot;1L&quot;)+COUNTIF([.C5:.K5];&quot;KVITL&quot;)+COUNTIF([.C5:.K5];&quot;UL&quot;)+COUNTIF([.C5:.K5];&quot;2l&quot;)" office:value-type="float" office:value="1" calcext:value-type="float">
            <text:p>1</text:p>
          </table:table-cell>
          <table:table-cell table:style-name="ce137" table:formula="of:=COUNTIF([.C5:.K5];&quot;51&quot;) + COUNTIF([.C5:.K5];&quot;51L&quot;)" office:value-type="float" office:value="0" calcext:value-type="float">
            <text:p>0</text:p>
          </table:table-cell>
          <table:table-cell table:style-name="ce137" table:formula="of:=COUNTIF([.C5:.K5];&quot;52&quot;) + COUNTIF([.C5:.K5];&quot;52L&quot;)" office:value-type="float" office:value="0" calcext:value-type="float">
            <text:p>0</text:p>
          </table:table-cell>
          <table:table-cell table:style-name="ce137" table:formula="of:=COUNTIF([.C5:.K5];&quot;11-19&quot;) + COUNTIF([.C5:.K5];&quot;2&quot;)" office:value-type="float" office:value="0" calcext:value-type="float">
            <text:p>0</text:p>
          </table:table-cell>
          <table:table-cell table:style-name="ce137" table:formula="of:=COUNTIF([.C5:.K5];&quot;U&quot;)+COUNTIF([.C5:.K5];&quot;UL&quot;)" office:value-type="float" office:value="0" calcext:value-type="float">
            <text:p>0</text:p>
          </table:table-cell>
          <table:table-cell table:style-name="ce137" table:formula="of:=COUNTIF([.C5:.K5];&quot;KVIT&quot;)" office:value-type="float" office:value="0" calcext:value-type="float">
            <text:p>0</text:p>
          </table:table-cell>
          <table:table-cell table:style-name="ce139" table:formula="of:=COUNTBLANK([.C5:.K5])" office:value-type="float" office:value="4" calcext:value-type="float">
            <text:p>4</text:p>
          </table:table-cell>
          <table:table-cell table:style-name="ce141" table:formula="of:=COUNTIF([.C5:.K5];&quot;51&quot;) + COUNTIF([.C5:.K5];&quot;51L&quot;)+COUNTIF([.C5:.K5];&quot;2&quot;)+COUNTIF([.C5:.K5];&quot;52&quot;)+COUNTIF([.C5:.K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05" calcext:value-type="date">
            <text:p>5. VIII. 07</text:p>
          </table:table-cell>
          <table:table-cell table:style-name="ce128" table:formula="of:=TEXT([.A6];&quot;Ddd&quot;)" office:value-type="string" office:string-value="ned" calcext:value-type="string">
            <text:p>ned</text:p>
          </table:table-cell>
          <table:table-cell table:style-name="ce130" office:value-type="string" calcext:value-type="string">
            <office:annotation draw:style-name="gr7" draw:text-style-name="P2" svg:width="2.843cm" svg:height="1.401cm" svg:x="5.247cm" svg:y="1.633cm" draw:caption-point-x="-0.243cm" draw:caption-point-y="1.87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23" office:value-type="string" calcext:value-type="string">
            <text:p>L</text:p>
          </table:table-cell>
          <table:table-cell table:style-name="ce23"/>
          <table:table-cell table:style-name="ce18" office:value-type="string" calcext:value-type="string">
            <office:annotation draw:style-name="gr11" draw:text-style-name="P2" svg:width="2.843cm" svg:height="1.242cm" svg:x="9.438cm" svg:y="1.633cm" draw:caption-point-x="-0.232cm" draw:caption-point-y="1.878cm">
              <dc:date>2022-03-21T00:00:00</dc:date>
              <text:p text:style-name="P1">od 19.7 pa do 10.8</text:p>
            </office:annotation>
            <text:p>D</text:p>
          </table:table-cell>
          <table:table-cell table:style-name="ce18" office:value-type="string" calcext:value-type="string">
            <office:annotation draw:style-name="gr7" draw:text-style-name="P2" svg:width="2.843cm" svg:height="1.401cm" svg:x="10.838cm" svg:y="1.633cm" draw:caption-point-x="-0.232cm" draw:caption-point-y="1.87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8" table:number-columns-repeated="2"/>
          <table:table-cell table:style-name="ce18" office:value-type="string" calcext:value-type="string">
            <office:annotation draw:style-name="gr11" draw:text-style-name="P2" svg:width="2.833cm" svg:height="1.242cm" svg:x="15.04cm" svg:y="1.633cm" draw:caption-point-x="-0.232cm" draw:caption-point-y="1.87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8"/>
          <table:table-cell table:style-name="ce33" office:value-type="string" calcext:value-type="string">
            <text:p>PIN</text:p>
          </table:table-cell>
          <table:table-cell table:style-name="ce137" table:formula="of:=COUNTIF([.C6:.K6];&quot;L&quot;) + COUNTIF([.C6:.K6];&quot;52L&quot;)+COUNTIF([.C6:.K6];&quot;51L&quot;)+COUNTIF([.C6:.K6];&quot;1L&quot;)+COUNTIF([.C6:.K6];&quot;KVITL&quot;)+COUNTIF([.C6:.K6];&quot;UL&quot;)+COUNTIF([.C6:.K6];&quot;2l&quot;)" office:value-type="float" office:value="1" calcext:value-type="float">
            <text:p>1</text:p>
          </table:table-cell>
          <table:table-cell table:style-name="ce137" table:formula="of:=COUNTIF([.C6:.K6];&quot;51&quot;) + COUNTIF([.C6:.K6];&quot;51L&quot;)" office:value-type="float" office:value="0" calcext:value-type="float">
            <text:p>0</text:p>
          </table:table-cell>
          <table:table-cell table:style-name="ce137" table:formula="of:=COUNTIF([.C6:.K6];&quot;52&quot;) + COUNTIF([.C6:.K6];&quot;52L&quot;)" office:value-type="float" office:value="0" calcext:value-type="float">
            <text:p>0</text:p>
          </table:table-cell>
          <table:table-cell table:style-name="ce137" table:formula="of:=COUNTIF([.C6:.K6];&quot;11-19&quot;) + COUNTIF([.C6:.K6];&quot;2&quot;)" office:value-type="float" office:value="0" calcext:value-type="float">
            <text:p>0</text:p>
          </table:table-cell>
          <table:table-cell table:style-name="ce137" table:formula="of:=COUNTIF([.C6:.K6];&quot;U&quot;)+COUNTIF([.C6:.K6];&quot;UL&quot;)" office:value-type="float" office:value="0" calcext:value-type="float">
            <text:p>0</text:p>
          </table:table-cell>
          <table:table-cell table:style-name="ce137" table:formula="of:=COUNTIF([.C6:.K6];&quot;KVIT&quot;)" office:value-type="float" office:value="0" calcext:value-type="float">
            <text:p>0</text:p>
          </table:table-cell>
          <table:table-cell table:style-name="ce139" table:formula="of:=COUNTBLANK([.C6:.K6])" office:value-type="float" office:value="4" calcext:value-type="float">
            <text:p>4</text:p>
          </table:table-cell>
          <table:table-cell table:style-name="ce141" table:formula="of:=COUNTIF([.C6:.K6];&quot;51&quot;) + COUNTIF([.C6:.K6];&quot;51L&quot;)+COUNTIF([.C6:.K6];&quot;2&quot;)+COUNTIF([.C6:.K6];&quot;52&quot;)+COUNTIF([.C6:.K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06" calcext:value-type="date">
            <text:p>6. VIII. 07</text:p>
          </table:table-cell>
          <table:table-cell table:style-name="ce127" table:formula="of:=TEXT([.A7];&quot;Ddd&quot;)" office:value-type="string" office:string-value="pon" calcext:value-type="string">
            <text:p>pon</text:p>
          </table:table-cell>
          <table:table-cell table:style-name="ce129" office:value-type="string" calcext:value-type="string">
            <office:annotation draw:style-name="gr7" draw:text-style-name="P2" svg:width="2.843cm" svg:height="1.401cm" svg:x="5.247cm" svg:y="2.333cm" draw:caption-point-x="-0.243cm" draw:caption-point-y="1.87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2.333cm" draw:caption-point-x="-0.232cm" draw:caption-point-y="1.878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7" draw:text-style-name="P2" svg:width="2.843cm" svg:height="1.401cm" svg:x="10.838cm" svg:y="2.333cm" draw:caption-point-x="-0.232cm" draw:caption-point-y="1.87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2.833cm" svg:height="1.242cm" svg:x="15.04cm" svg:y="2.333cm" draw:caption-point-x="-0.232cm" draw:caption-point-y="1.87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3" office:value-type="string" calcext:value-type="string">
            <text:p>PIN</text:p>
          </table:table-cell>
          <table:table-cell table:style-name="ce137" table:formula="of:=COUNTIF([.C7:.K7];&quot;L&quot;) + COUNTIF([.C7:.K7];&quot;52L&quot;)+COUNTIF([.C7:.K7];&quot;51L&quot;)+COUNTIF([.C7:.K7];&quot;1L&quot;)+COUNTIF([.C7:.K7];&quot;KVITL&quot;)+COUNTIF([.C7:.K7];&quot;UL&quot;)+COUNTIF([.C7:.K7];&quot;2l&quot;)" office:value-type="float" office:value="1" calcext:value-type="float">
            <text:p>1</text:p>
          </table:table-cell>
          <table:table-cell table:style-name="ce137" table:formula="of:=COUNTIF([.C7:.K7];&quot;51&quot;) + COUNTIF([.C7:.K7];&quot;51L&quot;)" office:value-type="float" office:value="0" calcext:value-type="float">
            <text:p>0</text:p>
          </table:table-cell>
          <table:table-cell table:style-name="ce137" table:formula="of:=COUNTIF([.C7:.K7];&quot;52&quot;) + COUNTIF([.C7:.K7];&quot;52L&quot;)" office:value-type="float" office:value="0" calcext:value-type="float">
            <text:p>0</text:p>
          </table:table-cell>
          <table:table-cell table:style-name="ce137" table:formula="of:=COUNTIF([.C7:.K7];&quot;11-19&quot;) + COUNTIF([.C7:.K7];&quot;2&quot;)" office:value-type="float" office:value="1" calcext:value-type="float">
            <text:p>1</text:p>
          </table:table-cell>
          <table:table-cell table:style-name="ce137" table:formula="of:=COUNTIF([.C7:.K7];&quot;U&quot;)+COUNTIF([.C7:.K7];&quot;UL&quot;)" office:value-type="float" office:value="0" calcext:value-type="float">
            <text:p>0</text:p>
          </table:table-cell>
          <table:table-cell table:style-name="ce137" table:formula="of:=COUNTIF([.C7:.K7];&quot;KVIT&quot;)" office:value-type="float" office:value="1" calcext:value-type="float">
            <text:p>1</text:p>
          </table:table-cell>
          <table:table-cell table:style-name="ce139" table:formula="of:=COUNTBLANK([.C7:.K7])" office:value-type="float" office:value="1" calcext:value-type="float">
            <text:p>1</text:p>
          </table:table-cell>
          <table:table-cell table:style-name="ce141" table:formula="of:=COUNTIF([.C7:.K7];&quot;51&quot;) + COUNTIF([.C7:.K7];&quot;51L&quot;)+COUNTIF([.C7:.K7];&quot;2&quot;)+COUNTIF([.C7:.K7];&quot;52&quot;)+COUNTIF([.C7:.K7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07" calcext:value-type="date">
            <text:p>7. VIII. 07</text:p>
          </table:table-cell>
          <table:table-cell table:style-name="ce127" table:formula="of:=TEXT([.A8];&quot;Ddd&quot;)" office:value-type="string" office:string-value="tor" calcext:value-type="string">
            <text:p>tor</text:p>
          </table:table-cell>
          <table:table-cell table:style-name="ce129" office:value-type="string" calcext:value-type="string">
            <office:annotation draw:style-name="gr20" draw:text-style-name="P2" svg:width="2.843cm" svg:height="1.389cm" svg:x="5.247cm" svg:y="3.034cm" draw:caption-point-x="-0.243cm" draw:caption-point-y="1.877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4" draw:text-style-name="P2" svg:width="2.843cm" svg:height="1.241cm" svg:x="9.438cm" svg:y="3.034cm" draw:caption-point-x="-0.232cm" draw:caption-point-y="1.877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20" draw:text-style-name="P2" svg:width="2.843cm" svg:height="1.389cm" svg:x="10.838cm" svg:y="3.034cm" draw:caption-point-x="-0.232cm" draw:caption-point-y="1.877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0"/>
          <table:table-cell table:style-name="ce13" office:value-type="string" calcext:value-type="string">
            <office:annotation draw:style-name="gr14" draw:text-style-name="P2" svg:width="2.833cm" svg:height="1.241cm" svg:x="15.04cm" svg:y="3.034cm" draw:caption-point-x="-0.232cm" draw:caption-point-y="1.877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3" office:value-type="string" calcext:value-type="string">
            <text:p>PIN</text:p>
          </table:table-cell>
          <table:table-cell table:style-name="ce137" table:formula="of:=COUNTIF([.C8:.K8];&quot;L&quot;) + COUNTIF([.C8:.K8];&quot;52L&quot;)+COUNTIF([.C8:.K8];&quot;51L&quot;)+COUNTIF([.C8:.K8];&quot;1L&quot;)+COUNTIF([.C8:.K8];&quot;KVITL&quot;)+COUNTIF([.C8:.K8];&quot;UL&quot;)+COUNTIF([.C8:.K8];&quot;2l&quot;)" office:value-type="float" office:value="1" calcext:value-type="float">
            <text:p>1</text:p>
          </table:table-cell>
          <table:table-cell table:style-name="ce137" table:formula="of:=COUNTIF([.C8:.K8];&quot;51&quot;) + COUNTIF([.C8:.K8];&quot;51L&quot;)" office:value-type="float" office:value="0" calcext:value-type="float">
            <text:p>0</text:p>
          </table:table-cell>
          <table:table-cell table:style-name="ce137" table:formula="of:=COUNTIF([.C8:.K8];&quot;52&quot;) + COUNTIF([.C8:.K8];&quot;52L&quot;)" office:value-type="float" office:value="0" calcext:value-type="float">
            <text:p>0</text:p>
          </table:table-cell>
          <table:table-cell table:style-name="ce137" table:formula="of:=COUNTIF([.C8:.K8];&quot;11-19&quot;) + COUNTIF([.C8:.K8];&quot;2&quot;)" office:value-type="float" office:value="1" calcext:value-type="float">
            <text:p>1</text:p>
          </table:table-cell>
          <table:table-cell table:style-name="ce137" table:formula="of:=COUNTIF([.C8:.K8];&quot;U&quot;)+COUNTIF([.C8:.K8];&quot;UL&quot;)" office:value-type="float" office:value="0" calcext:value-type="float">
            <text:p>0</text:p>
          </table:table-cell>
          <table:table-cell table:style-name="ce137" table:formula="of:=COUNTIF([.C8:.K8];&quot;KVIT&quot;)" office:value-type="float" office:value="1" calcext:value-type="float">
            <text:p>1</text:p>
          </table:table-cell>
          <table:table-cell table:style-name="ce139" table:formula="of:=COUNTBLANK([.C8:.K8])" office:value-type="float" office:value="1" calcext:value-type="float">
            <text:p>1</text:p>
          </table:table-cell>
          <table:table-cell table:style-name="ce141" table:formula="of:=COUNTIF([.C8:.K8];&quot;51&quot;) + COUNTIF([.C8:.K8];&quot;51L&quot;)+COUNTIF([.C8:.K8];&quot;2&quot;)+COUNTIF([.C8:.K8];&quot;52&quot;)+COUNTIF([.C8:.K8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08" calcext:value-type="date">
            <text:p>8. VIII. 07</text:p>
          </table:table-cell>
          <table:table-cell table:style-name="ce127" table:formula="of:=TEXT([.A9];&quot;Ddd&quot;)" office:value-type="string" office:string-value="sre" calcext:value-type="string">
            <text:p>sre</text:p>
          </table:table-cell>
          <table:table-cell table:style-name="ce129" office:value-type="string" calcext:value-type="string">
            <office:annotation draw:style-name="gr20" draw:text-style-name="P2" svg:width="2.843cm" svg:height="1.389cm" svg:x="5.247cm" svg:y="3.734cm" draw:caption-point-x="-0.243cm" draw:caption-point-y="1.87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5" draw:text-style-name="P2" svg:width="2.843cm" svg:height="1.231cm" svg:x="9.438cm" svg:y="3.734cm" draw:caption-point-x="-0.232cm" draw:caption-point-y="1.878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20" draw:text-style-name="P2" svg:width="2.843cm" svg:height="1.389cm" svg:x="10.838cm" svg:y="3.734cm" draw:caption-point-x="-0.232cm" draw:caption-point-y="1.87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0"/>
          <table:table-cell table:style-name="ce13" office:value-type="string" calcext:value-type="string">
            <office:annotation draw:style-name="gr15" draw:text-style-name="P2" svg:width="2.833cm" svg:height="1.231cm" svg:x="15.04cm" svg:y="3.734cm" draw:caption-point-x="-0.232cm" draw:caption-point-y="1.87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PIN</text:p>
          </table:table-cell>
          <table:table-cell table:style-name="ce137" table:formula="of:=COUNTIF([.C9:.K9];&quot;L&quot;) + COUNTIF([.C9:.K9];&quot;52L&quot;)+COUNTIF([.C9:.K9];&quot;51L&quot;)+COUNTIF([.C9:.K9];&quot;1L&quot;)+COUNTIF([.C9:.K9];&quot;KVITL&quot;)+COUNTIF([.C9:.K9];&quot;UL&quot;)+COUNTIF([.C9:.K9];&quot;2l&quot;)" office:value-type="float" office:value="1" calcext:value-type="float">
            <text:p>1</text:p>
          </table:table-cell>
          <table:table-cell table:style-name="ce137" table:formula="of:=COUNTIF([.C9:.K9];&quot;51&quot;) + COUNTIF([.C9:.K9];&quot;51L&quot;)" office:value-type="float" office:value="0" calcext:value-type="float">
            <text:p>0</text:p>
          </table:table-cell>
          <table:table-cell table:style-name="ce137" table:formula="of:=COUNTIF([.C9:.K9];&quot;52&quot;) + COUNTIF([.C9:.K9];&quot;52L&quot;)" office:value-type="float" office:value="0" calcext:value-type="float">
            <text:p>0</text:p>
          </table:table-cell>
          <table:table-cell table:style-name="ce137" table:formula="of:=COUNTIF([.C9:.K9];&quot;11-19&quot;) + COUNTIF([.C9:.K9];&quot;2&quot;)" office:value-type="float" office:value="1" calcext:value-type="float">
            <text:p>1</text:p>
          </table:table-cell>
          <table:table-cell table:style-name="ce137" table:formula="of:=COUNTIF([.C9:.K9];&quot;U&quot;)+COUNTIF([.C9:.K9];&quot;UL&quot;)" office:value-type="float" office:value="0" calcext:value-type="float">
            <text:p>0</text:p>
          </table:table-cell>
          <table:table-cell table:style-name="ce137" table:formula="of:=COUNTIF([.C9:.K9];&quot;KVIT&quot;)" office:value-type="float" office:value="1" calcext:value-type="float">
            <text:p>1</text:p>
          </table:table-cell>
          <table:table-cell table:style-name="ce139" table:formula="of:=COUNTBLANK([.C9:.K9])" office:value-type="float" office:value="1" calcext:value-type="float">
            <text:p>1</text:p>
          </table:table-cell>
          <table:table-cell table:style-name="ce141" table:formula="of:=COUNTIF([.C9:.K9];&quot;51&quot;) + COUNTIF([.C9:.K9];&quot;51L&quot;)+COUNTIF([.C9:.K9];&quot;2&quot;)+COUNTIF([.C9:.K9];&quot;52&quot;)+COUNTIF([.C9:.K9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09" calcext:value-type="date">
            <text:p>9. VIII. 07</text:p>
          </table:table-cell>
          <table:table-cell table:style-name="ce127" table:formula="of:=TEXT([.A10];&quot;Ddd&quot;)" office:value-type="string" office:string-value="čet" calcext:value-type="string">
            <text:p>čet</text:p>
          </table:table-cell>
          <table:table-cell table:style-name="ce129" office:value-type="string" calcext:value-type="string">
            <office:annotation draw:style-name="gr21" draw:text-style-name="P2" svg:width="2.843cm" svg:height="1.39cm" svg:x="5.247cm" svg:y="4.434cm" draw:caption-point-x="-0.243cm" draw:caption-point-y="1.87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2" draw:text-style-name="P2" svg:width="2.843cm" svg:height="1.232cm" svg:x="9.438cm" svg:y="4.434cm" draw:caption-point-x="-0.232cm" draw:caption-point-y="1.878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21" draw:text-style-name="P2" svg:width="2.843cm" svg:height="1.39cm" svg:x="10.838cm" svg:y="4.434cm" draw:caption-point-x="-0.232cm" draw:caption-point-y="1.87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30"/>
          <table:table-cell table:style-name="ce13" office:value-type="string" calcext:value-type="string">
            <office:annotation draw:style-name="gr12" draw:text-style-name="P2" svg:width="2.833cm" svg:height="1.232cm" svg:x="15.04cm" svg:y="4.434cm" draw:caption-point-x="-0.232cm" draw:caption-point-y="1.87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3" office:value-type="string" calcext:value-type="string">
            <text:p>PIN</text:p>
          </table:table-cell>
          <table:table-cell table:style-name="ce137" table:formula="of:=COUNTIF([.C10:.K10];&quot;L&quot;) + COUNTIF([.C10:.K10];&quot;52L&quot;)+COUNTIF([.C10:.K10];&quot;51L&quot;)+COUNTIF([.C10:.K10];&quot;1L&quot;)+COUNTIF([.C10:.K10];&quot;KVITL&quot;)+COUNTIF([.C10:.K10];&quot;UL&quot;)+COUNTIF([.C10:.K10];&quot;2l&quot;)" office:value-type="float" office:value="1" calcext:value-type="float">
            <text:p>1</text:p>
          </table:table-cell>
          <table:table-cell table:style-name="ce137" table:formula="of:=COUNTIF([.C10:.K10];&quot;51&quot;) + COUNTIF([.C10:.K10];&quot;51L&quot;)" office:value-type="float" office:value="0" calcext:value-type="float">
            <text:p>0</text:p>
          </table:table-cell>
          <table:table-cell table:style-name="ce137" table:formula="of:=COUNTIF([.C10:.K10];&quot;52&quot;) + COUNTIF([.C10:.K10];&quot;52L&quot;)" office:value-type="float" office:value="0" calcext:value-type="float">
            <text:p>0</text:p>
          </table:table-cell>
          <table:table-cell table:style-name="ce137" table:formula="of:=COUNTIF([.C10:.K10];&quot;11-19&quot;) + COUNTIF([.C10:.K10];&quot;2&quot;)" office:value-type="float" office:value="1" calcext:value-type="float">
            <text:p>1</text:p>
          </table:table-cell>
          <table:table-cell table:style-name="ce137" table:formula="of:=COUNTIF([.C10:.K10];&quot;U&quot;)+COUNTIF([.C10:.K10];&quot;UL&quot;)" office:value-type="float" office:value="0" calcext:value-type="float">
            <text:p>0</text:p>
          </table:table-cell>
          <table:table-cell table:style-name="ce137" table:formula="of:=COUNTIF([.C10:.K10];&quot;KVIT&quot;)" office:value-type="float" office:value="1" calcext:value-type="float">
            <text:p>1</text:p>
          </table:table-cell>
          <table:table-cell table:style-name="ce139" table:formula="of:=COUNTBLANK([.C10:.K10])" office:value-type="float" office:value="1" calcext:value-type="float">
            <text:p>1</text:p>
          </table:table-cell>
          <table:table-cell table:style-name="ce141" table:formula="of:=COUNTIF([.C10:.K10];&quot;51&quot;) + COUNTIF([.C10:.K10];&quot;51L&quot;)+COUNTIF([.C10:.K10];&quot;2&quot;)+COUNTIF([.C10:.K10];&quot;52&quot;)+COUNTIF([.C10:.K10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10" calcext:value-type="date">
            <text:p>10. VIII. 07</text:p>
          </table:table-cell>
          <table:table-cell table:style-name="ce127" table:formula="of:=TEXT([.A11];&quot;Ddd&quot;)" office:value-type="string" office:string-value="pet" calcext:value-type="string">
            <text:p>pet</text:p>
          </table:table-cell>
          <table:table-cell table:style-name="ce129" office:value-type="string" calcext:value-type="string">
            <office:annotation draw:style-name="gr21" draw:text-style-name="P2" svg:width="2.843cm" svg:height="1.39cm" svg:x="5.247cm" svg:y="5.134cm" draw:caption-point-x="-0.243cm" draw:caption-point-y="1.878cm">
              <dc:date>2022-03-21T00:00:00</dc:date>
              <text:p text:style-name="P1"><text:s/>letni dopust od 16. julija do 10. avgusta.</text:p>
            </office:annotation>
            <text:p>D</text:p>
          </table:table-cell>
          <table:table-cell table:style-name="ce30" office:value-type="string" calcext:value-type="string">
            <text:p>2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2" draw:text-style-name="P2" svg:width="2.843cm" svg:height="1.232cm" svg:x="9.438cm" svg:y="5.134cm" draw:caption-point-x="-0.232cm" draw:caption-point-y="1.878cm">
              <dc:date>2022-03-21T00:00:00</dc:date>
              <text:p text:style-name="P1">od 19.7 pa do 10.8</text:p>
            </office:annotation>
            <text:p>D</text:p>
          </table:table-cell>
          <table:table-cell table:style-name="ce13" office:value-type="string" calcext:value-type="string">
            <office:annotation draw:style-name="gr21" draw:text-style-name="P2" svg:width="2.843cm" svg:height="1.39cm" svg:x="10.838cm" svg:y="5.134cm" draw:caption-point-x="-0.232cm" draw:caption-point-y="1.87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32"/>
          <table:table-cell table:style-name="ce13" office:value-type="string" calcext:value-type="string">
            <office:annotation draw:style-name="gr12" draw:text-style-name="P2" svg:width="2.833cm" svg:height="1.232cm" svg:x="15.04cm" svg:y="5.134cm" draw:caption-point-x="-0.232cm" draw:caption-point-y="1.87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PIN</text:p>
          </table:table-cell>
          <table:table-cell table:style-name="ce137" table:formula="of:=COUNTIF([.C11:.K11];&quot;L&quot;) + COUNTIF([.C11:.K11];&quot;52L&quot;)+COUNTIF([.C11:.K11];&quot;51L&quot;)+COUNTIF([.C11:.K11];&quot;1L&quot;)+COUNTIF([.C11:.K11];&quot;KVITL&quot;)+COUNTIF([.C11:.K11];&quot;UL&quot;)+COUNTIF([.C11:.K11];&quot;2l&quot;)" office:value-type="float" office:value="1" calcext:value-type="float">
            <text:p>1</text:p>
          </table:table-cell>
          <table:table-cell table:style-name="ce137" table:formula="of:=COUNTIF([.C11:.K11];&quot;51&quot;) + COUNTIF([.C11:.K11];&quot;51L&quot;)" office:value-type="float" office:value="0" calcext:value-type="float">
            <text:p>0</text:p>
          </table:table-cell>
          <table:table-cell table:style-name="ce137" table:formula="of:=COUNTIF([.C11:.K11];&quot;52&quot;) + COUNTIF([.C11:.K11];&quot;52L&quot;)" office:value-type="float" office:value="0" calcext:value-type="float">
            <text:p>0</text:p>
          </table:table-cell>
          <table:table-cell table:style-name="ce137" table:formula="of:=COUNTIF([.C11:.K11];&quot;11-19&quot;) + COUNTIF([.C11:.K11];&quot;2&quot;)" office:value-type="float" office:value="1" calcext:value-type="float">
            <text:p>1</text:p>
          </table:table-cell>
          <table:table-cell table:style-name="ce137" table:formula="of:=COUNTIF([.C11:.K11];&quot;U&quot;)+COUNTIF([.C11:.K11];&quot;UL&quot;)" office:value-type="float" office:value="0" calcext:value-type="float">
            <text:p>0</text:p>
          </table:table-cell>
          <table:table-cell table:style-name="ce137" table:formula="of:=COUNTIF([.C11:.K11];&quot;KVIT&quot;)" office:value-type="float" office:value="1" calcext:value-type="float">
            <text:p>1</text:p>
          </table:table-cell>
          <table:table-cell table:style-name="ce139" table:formula="of:=COUNTBLANK([.C11:.K11])" office:value-type="float" office:value="1" calcext:value-type="float">
            <text:p>1</text:p>
          </table:table-cell>
          <table:table-cell table:style-name="ce141" table:formula="of:=COUNTIF([.C11:.K11];&quot;51&quot;) + COUNTIF([.C11:.K11];&quot;51L&quot;)+COUNTIF([.C11:.K11];&quot;2&quot;)+COUNTIF([.C11:.K11];&quot;52&quot;)+COUNTIF([.C11:.K11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11" calcext:value-type="date">
            <text:p>11. VIII. 07</text:p>
          </table:table-cell>
          <table:table-cell table:style-name="ce128" table:formula="of:=TEXT([.A12];&quot;Ddd&quot;)" office:value-type="string" office:string-value="sob" calcext:value-type="string">
            <text:p>sob</text:p>
          </table:table-cell>
          <table:table-cell table:style-name="ce18"/>
          <table:table-cell table:style-name="ce23"/>
          <table:table-cell table:style-name="ce23" office:value-type="string" calcext:value-type="string">
            <text:p>L</text:p>
          </table:table-cell>
          <table:table-cell table:style-name="ce18"/>
          <table:table-cell table:style-name="ce18" office:value-type="string" calcext:value-type="string">
            <office:annotation draw:style-name="gr20" draw:text-style-name="P2" svg:width="2.843cm" svg:height="1.389cm" svg:x="10.838cm" svg:y="5.835cm" draw:caption-point-x="-0.232cm" draw:caption-point-y="1.877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18" table:number-columns-repeated="2"/>
          <table:table-cell table:style-name="ce18" office:value-type="string" calcext:value-type="string">
            <office:annotation draw:style-name="gr15" draw:text-style-name="P2" svg:width="2.833cm" svg:height="1.231cm" svg:x="15.04cm" svg:y="5.835cm" draw:caption-point-x="-0.232cm" draw:caption-point-y="1.877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8"/>
          <table:table-cell table:style-name="ce33" office:value-type="string" calcext:value-type="string">
            <text:p>MŠŠ</text:p>
          </table:table-cell>
          <table:table-cell table:style-name="ce137" table:formula="of:=COUNTIF([.C12:.K12];&quot;L&quot;) + COUNTIF([.C12:.K12];&quot;52L&quot;)+COUNTIF([.C12:.K12];&quot;51L&quot;)+COUNTIF([.C12:.K12];&quot;1L&quot;)+COUNTIF([.C12:.K12];&quot;KVITL&quot;)+COUNTIF([.C12:.K12];&quot;UL&quot;)+COUNTIF([.C12:.K12];&quot;2l&quot;)" office:value-type="float" office:value="1" calcext:value-type="float">
            <text:p>1</text:p>
          </table:table-cell>
          <table:table-cell table:style-name="ce137" table:formula="of:=COUNTIF([.C12:.K12];&quot;51&quot;) + COUNTIF([.C12:.K12];&quot;51L&quot;)" office:value-type="float" office:value="0" calcext:value-type="float">
            <text:p>0</text:p>
          </table:table-cell>
          <table:table-cell table:style-name="ce137" table:formula="of:=COUNTIF([.C12:.K12];&quot;52&quot;) + COUNTIF([.C12:.K12];&quot;52L&quot;)" office:value-type="float" office:value="0" calcext:value-type="float">
            <text:p>0</text:p>
          </table:table-cell>
          <table:table-cell table:style-name="ce137" table:formula="of:=COUNTIF([.C12:.K12];&quot;11-19&quot;) + COUNTIF([.C12:.K12];&quot;2&quot;)" office:value-type="float" office:value="0" calcext:value-type="float">
            <text:p>0</text:p>
          </table:table-cell>
          <table:table-cell table:style-name="ce137" table:formula="of:=COUNTIF([.C12:.K12];&quot;U&quot;)+COUNTIF([.C12:.K12];&quot;UL&quot;)" office:value-type="float" office:value="0" calcext:value-type="float">
            <text:p>0</text:p>
          </table:table-cell>
          <table:table-cell table:style-name="ce137" table:formula="of:=COUNTIF([.C12:.K12];&quot;KVIT&quot;)" office:value-type="float" office:value="0" calcext:value-type="float">
            <text:p>0</text:p>
          </table:table-cell>
          <table:table-cell table:style-name="ce139" table:formula="of:=COUNTBLANK([.C12:.K12])" office:value-type="float" office:value="6" calcext:value-type="float">
            <text:p>6</text:p>
          </table:table-cell>
          <table:table-cell table:style-name="ce141" table:formula="of:=COUNTIF([.C12:.K12];&quot;51&quot;) + COUNTIF([.C12:.K12];&quot;51L&quot;)+COUNTIF([.C12:.K12];&quot;2&quot;)+COUNTIF([.C12:.K12];&quot;52&quot;)+COUNTIF([.C12:.K1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12" calcext:value-type="date">
            <text:p>12. VIII. 07</text:p>
          </table:table-cell>
          <table:table-cell table:style-name="ce128" table:formula="of:=TEXT([.A13];&quot;Ddd&quot;)" office:value-type="string" office:string-value="ned" calcext:value-type="string">
            <text:p>ned</text:p>
          </table:table-cell>
          <table:table-cell table:style-name="ce18"/>
          <table:table-cell table:style-name="ce25"/>
          <table:table-cell table:style-name="ce23" office:value-type="string" calcext:value-type="string">
            <text:p>L</text:p>
          </table:table-cell>
          <table:table-cell table:style-name="ce18"/>
          <table:table-cell table:style-name="ce18" office:value-type="string" calcext:value-type="string">
            <office:annotation draw:style-name="gr20" draw:text-style-name="P2" svg:width="2.843cm" svg:height="1.389cm" svg:x="10.838cm" svg:y="6.535cm" draw:caption-point-x="-0.232cm" draw:caption-point-y="1.878cm">
              <dc:date>2022-03-21T00:00:00</dc:date>
              <text:p text:style-name="P1">letni dopust, t. je o*d 16. julija pa do 13. avgusta</text:p>
            </office:annotation>
            <text:p>D</text:p>
          </table:table-cell>
          <table:table-cell table:style-name="ce23"/>
          <table:table-cell table:style-name="ce18"/>
          <table:table-cell table:style-name="ce18" office:value-type="string" calcext:value-type="string">
            <office:annotation draw:style-name="gr15" draw:text-style-name="P2" svg:width="2.833cm" svg:height="1.231cm" svg:x="15.04cm" svg:y="6.535cm" draw:caption-point-x="-0.232cm" draw:caption-point-y="1.87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8"/>
          <table:table-cell table:style-name="ce33" office:value-type="string" calcext:value-type="string">
            <text:p>MŠŠ</text:p>
          </table:table-cell>
          <table:table-cell table:style-name="ce137" table:formula="of:=COUNTIF([.C13:.K13];&quot;L&quot;) + COUNTIF([.C13:.K13];&quot;52L&quot;)+COUNTIF([.C13:.K13];&quot;51L&quot;)+COUNTIF([.C13:.K13];&quot;1L&quot;)+COUNTIF([.C13:.K13];&quot;KVITL&quot;)+COUNTIF([.C13:.K13];&quot;UL&quot;)+COUNTIF([.C13:.K13];&quot;2l&quot;)" office:value-type="float" office:value="1" calcext:value-type="float">
            <text:p>1</text:p>
          </table:table-cell>
          <table:table-cell table:style-name="ce137" table:formula="of:=COUNTIF([.C13:.K13];&quot;51&quot;) + COUNTIF([.C13:.K13];&quot;51L&quot;)" office:value-type="float" office:value="0" calcext:value-type="float">
            <text:p>0</text:p>
          </table:table-cell>
          <table:table-cell table:style-name="ce137" table:formula="of:=COUNTIF([.C13:.K13];&quot;52&quot;) + COUNTIF([.C13:.K13];&quot;52L&quot;)" office:value-type="float" office:value="0" calcext:value-type="float">
            <text:p>0</text:p>
          </table:table-cell>
          <table:table-cell table:style-name="ce137" table:formula="of:=COUNTIF([.C13:.K13];&quot;11-19&quot;) + COUNTIF([.C13:.K13];&quot;2&quot;)" office:value-type="float" office:value="0" calcext:value-type="float">
            <text:p>0</text:p>
          </table:table-cell>
          <table:table-cell table:style-name="ce137" table:formula="of:=COUNTIF([.C13:.K13];&quot;U&quot;)+COUNTIF([.C13:.K13];&quot;UL&quot;)" office:value-type="float" office:value="0" calcext:value-type="float">
            <text:p>0</text:p>
          </table:table-cell>
          <table:table-cell table:style-name="ce137" table:formula="of:=COUNTIF([.C13:.K13];&quot;KVIT&quot;)" office:value-type="float" office:value="0" calcext:value-type="float">
            <text:p>0</text:p>
          </table:table-cell>
          <table:table-cell table:style-name="ce139" table:formula="of:=COUNTBLANK([.C13:.K13])" office:value-type="float" office:value="6" calcext:value-type="float">
            <text:p>6</text:p>
          </table:table-cell>
          <table:table-cell table:style-name="ce141" table:formula="of:=COUNTIF([.C13:.K13];&quot;51&quot;) + COUNTIF([.C13:.K13];&quot;51L&quot;)+COUNTIF([.C13:.K13];&quot;2&quot;)+COUNTIF([.C13:.K13];&quot;52&quot;)+COUNTIF([.C13:.K1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13" calcext:value-type="date">
            <text:p>13. VIII. 07</text:p>
          </table:table-cell>
          <table:table-cell table:style-name="ce127" table:formula="of:=TEXT([.A14];&quot;Ddd&quot;)" office:value-type="string" office:string-value="pon" calcext:value-type="string">
            <text:p>pon</text:p>
          </table:table-cell>
          <table:table-cell table:style-name="ce13" office:value-type="string" calcext:value-type="string">
            <office:annotation draw:style-name="gr6" draw:text-style-name="P2" svg:width="2.843cm" svg:height="2.176cm" svg:x="5.247cm" svg:y="7.224cm" draw:caption-point-x="-0.243cm" draw:caption-point-y="1.889cm">
              <dc:date>2022-03-21T00:00:00</dc:date>
              <text:p text:style-name="P1">Avgusta pa sem lahko dezurna 18. in 19. s KVIT tednom pred tem</text:p>
            </office:annotation>
            <text:p>KVIT</text:p>
          </table:table-cell>
          <table:table-cell table:style-name="ce16" office:value-type="string" calcext:value-type="string">
            <office:annotation draw:style-name="gr11" draw:text-style-name="P2" svg:width="2.833cm" svg:height="1.242cm" svg:x="6.648cm" svg:y="7.224cm" draw:caption-point-x="-0.243cm" draw:caption-point-y="1.889cm">
              <dc:date>2022-03-21T00:00:00</dc:date>
              <text:p text:style-name="P1">dopust od 13. do 19. avgusta</text:p>
            </office:annotation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1</text:span><text:span text:style-name="T2">L</text:span></text:p>
          </table:table-cell>
          <table:table-cell table:style-name="ce13" office:value-type="string" calcext:value-type="string">
            <office:annotation draw:style-name="gr6" draw:text-style-name="P2" svg:width="5.602cm" svg:height="1.974cm" svg:x="10.838cm" svg:y="7.224cm" draw:caption-point-x="-0.232cm" draw:caption-point-y="1.889cm">
              <dc:date>2022-03-21T00:00:00</dc:date>
              <text:p text:style-name="P1">letni dopust, t. je o*d 16. julija pa do 13. avgusta ne pa me razpisati naslednje dneve (13., 16, 17, 20, 27, in 29.</text:p>
            </office:annotation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2.833cm" svg:height="1.242cm" svg:x="15.04cm" svg:y="7.224cm" draw:caption-point-x="-0.232cm" draw:caption-point-y="1.88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S</text:p>
          </table:table-cell>
          <table:table-cell table:style-name="ce137" table:formula="of:=COUNTIF([.C14:.K14];&quot;L&quot;) + COUNTIF([.C14:.K14];&quot;52L&quot;)+COUNTIF([.C14:.K14];&quot;51L&quot;)+COUNTIF([.C14:.K14];&quot;1L&quot;)+COUNTIF([.C14:.K14];&quot;KVITL&quot;)+COUNTIF([.C14:.K14];&quot;UL&quot;)+COUNTIF([.C14:.K14];&quot;2l&quot;)" office:value-type="float" office:value="1" calcext:value-type="float">
            <text:p>1</text:p>
          </table:table-cell>
          <table:table-cell table:style-name="ce137" table:formula="of:=COUNTIF([.C14:.K14];&quot;51&quot;) + COUNTIF([.C14:.K14];&quot;51L&quot;)" office:value-type="float" office:value="1" calcext:value-type="float">
            <text:p>1</text:p>
          </table:table-cell>
          <table:table-cell table:style-name="ce137" table:formula="of:=COUNTIF([.C14:.K14];&quot;52&quot;) + COUNTIF([.C14:.K14];&quot;52L&quot;)" office:value-type="float" office:value="1" calcext:value-type="float">
            <text:p>1</text:p>
          </table:table-cell>
          <table:table-cell table:style-name="ce137" table:formula="of:=COUNTIF([.C14:.K14];&quot;11-19&quot;) + COUNTIF([.C14:.K14];&quot;2&quot;)" office:value-type="float" office:value="1" calcext:value-type="float">
            <text:p>1</text:p>
          </table:table-cell>
          <table:table-cell table:style-name="ce137" table:formula="of:=COUNTIF([.C14:.K14];&quot;U&quot;)+COUNTIF([.C14:.K14];&quot;UL&quot;)" office:value-type="float" office:value="0" calcext:value-type="float">
            <text:p>0</text:p>
          </table:table-cell>
          <table:table-cell table:style-name="ce137" table:formula="of:=COUNTIF([.C14:.K14];&quot;KVIT&quot;)" office:value-type="float" office:value="1" calcext:value-type="float">
            <text:p>1</text:p>
          </table:table-cell>
          <table:table-cell table:style-name="ce139" table:formula="of:=COUNTBLANK([.C14:.K14])" office:value-type="float" office:value="1" calcext:value-type="float">
            <text:p>1</text:p>
          </table:table-cell>
          <table:table-cell table:style-name="ce141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14" calcext:value-type="date">
            <text:p>14. VIII. 07</text:p>
          </table:table-cell>
          <table:table-cell table:style-name="ce127" table:formula="of:=TEXT([.A15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office:annotation draw:style-name="gr6" draw:text-style-name="P2" svg:width="2.843cm" svg:height="2.176cm" svg:x="5.247cm" svg:y="7.924cm" draw:caption-point-x="-0.243cm" draw:caption-point-y="1.889cm">
              <dc:date>2022-03-21T00:00:00</dc:date>
              <text:p text:style-name="P1">Avgusta pa sem lahko dezurna 18. in 19. s KVIT tednom pred tem</text:p>
            </office:annotation>
            <text:p>KVIT</text:p>
          </table:table-cell>
          <table:table-cell table:style-name="ce13" office:value-type="string" calcext:value-type="string">
            <office:annotation draw:style-name="gr11" draw:text-style-name="P2" svg:width="2.833cm" svg:height="1.242cm" svg:x="6.648cm" svg:y="7.924cm" draw:caption-point-x="-0.243cm" draw:caption-point-y="1.889cm">
              <dc:date>2022-03-21T00:00:00</dc:date>
              <text:p text:style-name="P1">dopust od 13. do 19. avgusta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6"/>
          <table:table-cell table:style-name="ce13" office:value-type="string" calcext:value-type="string">
            <office:annotation draw:style-name="gr11" draw:text-style-name="P2" svg:width="2.833cm" svg:height="1.242cm" svg:x="15.04cm" svg:y="7.924cm" draw:caption-point-x="-0.232cm" draw:caption-point-y="1.88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S</text:p>
          </table:table-cell>
          <table:table-cell table:style-name="ce137" table:formula="of:=COUNTIF([.C15:.K15];&quot;L&quot;) + COUNTIF([.C15:.K15];&quot;52L&quot;)+COUNTIF([.C15:.K15];&quot;51L&quot;)+COUNTIF([.C15:.K15];&quot;1L&quot;)+COUNTIF([.C15:.K15];&quot;KVITL&quot;)+COUNTIF([.C15:.K15];&quot;UL&quot;)+COUNTIF([.C15:.K15];&quot;2l&quot;)" office:value-type="float" office:value="1" calcext:value-type="float">
            <text:p>1</text:p>
          </table:table-cell>
          <table:table-cell table:style-name="ce137" table:formula="of:=COUNTIF([.C15:.K15];&quot;51&quot;) + COUNTIF([.C15:.K15];&quot;51L&quot;)" office:value-type="float" office:value="1" calcext:value-type="float">
            <text:p>1</text:p>
          </table:table-cell>
          <table:table-cell table:style-name="ce137" table:formula="of:=COUNTIF([.C15:.K15];&quot;52&quot;) + COUNTIF([.C15:.K15];&quot;52L&quot;)" office:value-type="float" office:value="1" calcext:value-type="float">
            <text:p>1</text:p>
          </table:table-cell>
          <table:table-cell table:style-name="ce137" table:formula="of:=COUNTIF([.C15:.K15];&quot;11-19&quot;) + COUNTIF([.C15:.K15];&quot;2&quot;)" office:value-type="float" office:value="1" calcext:value-type="float">
            <text:p>1</text:p>
          </table:table-cell>
          <table:table-cell table:style-name="ce137" table:formula="of:=COUNTIF([.C15:.K15];&quot;U&quot;)+COUNTIF([.C15:.K15];&quot;UL&quot;)" office:value-type="float" office:value="0" calcext:value-type="float">
            <text:p>0</text:p>
          </table:table-cell>
          <table:table-cell table:style-name="ce137" table:formula="of:=COUNTIF([.C15:.K15];&quot;KVIT&quot;)" office:value-type="float" office:value="2" calcext:value-type="float">
            <text:p>2</text:p>
          </table:table-cell>
          <table:table-cell table:style-name="ce139" table:formula="of:=COUNTBLANK([.C15:.K15])" office:value-type="float" office:value="1" calcext:value-type="float">
            <text:p>1</text:p>
          </table:table-cell>
          <table:table-cell table:style-name="ce141" table:formula="of:=COUNTIF([.C15:.K15];&quot;51&quot;) + COUNTIF([.C15:.K15];&quot;51L&quot;)+COUNTIF([.C15:.K15];&quot;2&quot;)+COUNTIF([.C15:.K15];&quot;52&quot;)+COUNTIF([.C15:.K1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15" calcext:value-type="date">
            <text:p>15. VIII. 07</text:p>
          </table:table-cell>
          <table:table-cell table:style-name="ce128" table:formula="of:=TEXT([.A16];&quot;Ddd&quot;)" office:value-type="string" office:string-value="sre" calcext:value-type="string">
            <text:p>sre</text:p>
          </table:table-cell>
          <table:table-cell table:style-name="ce18">
            <office:annotation draw:style-name="gr8" draw:text-style-name="P2" svg:width="2.843cm" svg:height="2.176cm" svg:x="5.247cm" svg:y="8.625cm" draw:caption-point-x="-0.243cm" draw:caption-point-y="1.888cm">
              <dc:date>2022-03-21T00:00:00</dc:date>
              <text:p text:style-name="P1">Avgusta pa sem lahko dezurna 18. in 19. s KVIT tednom pred tem</text:p>
            </office:annotation>
          </table:table-cell>
          <table:table-cell table:style-name="ce22" office:value-type="string" calcext:value-type="string">
            <office:annotation draw:style-name="gr14" draw:text-style-name="P2" svg:width="2.833cm" svg:height="1.241cm" svg:x="6.648cm" svg:y="8.625cm" draw:caption-point-x="-0.243cm" draw:caption-point-y="1.888cm">
              <dc:date>2022-03-21T00:00:00</dc:date>
              <text:p text:style-name="P1">dopust od 13. do 19. avgusta</text:p>
            </office:annotation>
            <text:p>D</text:p>
          </table:table-cell>
          <table:table-cell table:style-name="ce23"/>
          <table:table-cell table:style-name="ce22"/>
          <table:table-cell table:style-name="ce84" office:value-type="string" calcext:value-type="string">
            <office:annotation draw:style-name="gr14" draw:text-style-name="P2" svg:width="2.843cm" svg:height="1.241cm" svg:x="10.838cm" svg:y="8.625cm" draw:caption-point-x="-0.232cm" draw:caption-point-y="1.888cm">
              <dc:date>2022-03-21T00:00:00</dc:date>
              <text:p text:style-name="P1">15. avgust dežurstvo</text:p>
            </office:annotation>
            <text:p>L</text:p>
          </table:table-cell>
          <table:table-cell table:style-name="ce18" office:value-type="string" calcext:value-type="string">
            <text:p>D</text:p>
          </table:table-cell>
          <table:table-cell table:style-name="ce22"/>
          <table:table-cell table:style-name="ce18" office:value-type="string" calcext:value-type="string">
            <office:annotation draw:style-name="gr14" draw:text-style-name="P2" svg:width="2.833cm" svg:height="1.241cm" svg:x="15.04cm" svg:y="8.625cm" draw:caption-point-x="-0.232cm" draw:caption-point-y="1.888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22"/>
          <table:table-cell table:style-name="ce33" office:value-type="string" calcext:value-type="string">
            <text:p>KOS</text:p>
          </table:table-cell>
          <table:table-cell table:style-name="ce137" table:formula="of:=COUNTIF([.C16:.K16];&quot;L&quot;) + COUNTIF([.C16:.K16];&quot;52L&quot;)+COUNTIF([.C16:.K16];&quot;51L&quot;)+COUNTIF([.C16:.K16];&quot;1L&quot;)+COUNTIF([.C16:.K16];&quot;KVITL&quot;)+COUNTIF([.C16:.K16];&quot;UL&quot;)+COUNTIF([.C16:.K16];&quot;2l&quot;)" office:value-type="float" office:value="1" calcext:value-type="float">
            <text:p>1</text:p>
          </table:table-cell>
          <table:table-cell table:style-name="ce137" table:formula="of:=COUNTIF([.C16:.K16];&quot;51&quot;) + COUNTIF([.C16:.K16];&quot;51L&quot;)" office:value-type="float" office:value="0" calcext:value-type="float">
            <text:p>0</text:p>
          </table:table-cell>
          <table:table-cell table:style-name="ce137" table:formula="of:=COUNTIF([.C16:.K16];&quot;52&quot;) + COUNTIF([.C16:.K16];&quot;52L&quot;)" office:value-type="float" office:value="0" calcext:value-type="float">
            <text:p>0</text:p>
          </table:table-cell>
          <table:table-cell table:style-name="ce137" table:formula="of:=COUNTIF([.C16:.K16];&quot;11-19&quot;) + COUNTIF([.C16:.K16];&quot;2&quot;)" office:value-type="float" office:value="0" calcext:value-type="float">
            <text:p>0</text:p>
          </table:table-cell>
          <table:table-cell table:style-name="ce137" table:formula="of:=COUNTIF([.C16:.K16];&quot;U&quot;)+COUNTIF([.C16:.K16];&quot;UL&quot;)" office:value-type="float" office:value="0" calcext:value-type="float">
            <text:p>0</text:p>
          </table:table-cell>
          <table:table-cell table:style-name="ce137" table:formula="of:=COUNTIF([.C16:.K16];&quot;KVIT&quot;)" office:value-type="float" office:value="0" calcext:value-type="float">
            <text:p>0</text:p>
          </table:table-cell>
          <table:table-cell table:style-name="ce139" table:formula="of:=COUNTBLANK([.C16:.K16])" office:value-type="float" office:value="5" calcext:value-type="float">
            <text:p>5</text:p>
          </table:table-cell>
          <table:table-cell table:style-name="ce141" table:formula="of:=COUNTIF([.C16:.K16];&quot;51&quot;) + COUNTIF([.C16:.K16];&quot;51L&quot;)+COUNTIF([.C16:.K16];&quot;2&quot;)+COUNTIF([.C16:.K16];&quot;52&quot;)+COUNTIF([.C16:.K1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16" calcext:value-type="date">
            <text:p>16. VIII. 07</text:p>
          </table:table-cell>
          <table:table-cell table:style-name="ce127" table:formula="of:=TEXT([.A17];&quot;Ddd&quot;)" office:value-type="string" office:string-value="čet" calcext:value-type="string">
            <text:p>čet</text:p>
          </table:table-cell>
          <table:table-cell table:style-name="ce94" office:value-type="string" calcext:value-type="string">
            <office:annotation draw:style-name="gr6" draw:text-style-name="P2" svg:width="2.843cm" svg:height="2.176cm" svg:x="5.247cm" svg:y="9.325cm" draw:caption-point-x="-0.243cm" draw:caption-point-y="1.889cm">
              <dc:date>2022-03-21T00:00:00</dc:date>
              <text:p text:style-name="P1">Avgusta pa sem lahko dezurna 18. in 19. s KVIT tednom pred tem</text:p>
            </office:annotation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14" draw:text-style-name="P2" svg:width="2.833cm" svg:height="1.241cm" svg:x="6.648cm" svg:y="9.325cm" draw:caption-point-x="-0.243cm" draw:caption-point-y="1.889cm">
              <dc:date>2022-03-21T00:00:00</dc:date>
              <text:p text:style-name="P1">dopust od 13. do 19. avgusta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16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7" draw:text-style-name="P2" svg:width="2.843cm" svg:height="2.176cm" svg:x="10.838cm" svg:y="9.325cm" draw:caption-point-x="-0.232cm" draw:caption-point-y="1.889cm">
              <dc:date>2022-03-21T00:00:00</dc:date>
              <text:p text:style-name="P1">ne pa me razpisati naslednje dneve (13., 16, 17, 20, 27, in 29.</text:p>
            </office:annotation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style-name="ce13" office:value-type="string" calcext:value-type="string">
            <office:annotation draw:style-name="gr14" draw:text-style-name="P2" svg:width="2.833cm" svg:height="1.241cm" svg:x="15.04cm" svg:y="9.325cm" draw:caption-point-x="-0.232cm" draw:caption-point-y="1.88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51</text:p>
          </table:table-cell>
          <table:table-cell table:style-name="ce33" office:value-type="string" calcext:value-type="string">
            <text:p>KON</text:p>
          </table:table-cell>
          <table:table-cell table:style-name="ce137" table:formula="of:=COUNTIF([.C17:.K17];&quot;L&quot;) + COUNTIF([.C17:.K17];&quot;52L&quot;)+COUNTIF([.C17:.K17];&quot;51L&quot;)+COUNTIF([.C17:.K17];&quot;1L&quot;)+COUNTIF([.C17:.K17];&quot;KVITL&quot;)+COUNTIF([.C17:.K17];&quot;UL&quot;)+COUNTIF([.C17:.K17];&quot;2l&quot;)" office:value-type="float" office:value="1" calcext:value-type="float">
            <text:p>1</text:p>
          </table:table-cell>
          <table:table-cell table:style-name="ce137" table:formula="of:=COUNTIF([.C17:.K17];&quot;51&quot;) + COUNTIF([.C17:.K17];&quot;51L&quot;)" office:value-type="float" office:value="1" calcext:value-type="float">
            <text:p>1</text:p>
          </table:table-cell>
          <table:table-cell table:style-name="ce137" table:formula="of:=COUNTIF([.C17:.K17];&quot;52&quot;) + COUNTIF([.C17:.K17];&quot;52L&quot;)" office:value-type="float" office:value="1" calcext:value-type="float">
            <text:p>1</text:p>
          </table:table-cell>
          <table:table-cell table:style-name="ce137" table:formula="of:=COUNTIF([.C17:.K17];&quot;11-19&quot;) + COUNTIF([.C17:.K17];&quot;2&quot;)" office:value-type="float" office:value="1" calcext:value-type="float">
            <text:p>1</text:p>
          </table:table-cell>
          <table:table-cell table:style-name="ce137" table:formula="of:=COUNTIF([.C17:.K17];&quot;U&quot;)+COUNTIF([.C17:.K17];&quot;UL&quot;)" office:value-type="float" office:value="0" calcext:value-type="float">
            <text:p>0</text:p>
          </table:table-cell>
          <table:table-cell table:style-name="ce137" table:formula="of:=COUNTIF([.C17:.K17];&quot;KVIT&quot;)" office:value-type="float" office:value="1" calcext:value-type="float">
            <text:p>1</text:p>
          </table:table-cell>
          <table:table-cell table:style-name="ce139" table:formula="of:=COUNTBLANK([.C17:.K17])" office:value-type="float" office:value="1" calcext:value-type="float">
            <text:p>1</text:p>
          </table:table-cell>
          <table:table-cell table:style-name="ce141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17" calcext:value-type="date">
            <text:p>17. VIII. 07</text:p>
          </table:table-cell>
          <table:table-cell table:style-name="ce127" table:formula="of:=TEXT([.A18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office:annotation draw:style-name="gr6" draw:text-style-name="P2" svg:width="2.843cm" svg:height="2.176cm" svg:x="5.247cm" svg:y="10.025cm" draw:caption-point-x="-0.243cm" draw:caption-point-y="1.889cm">
              <dc:date>2022-03-21T00:00:00</dc:date>
              <text:p text:style-name="P1">Avgusta pa sem lahko dezurna 18. in 19. s KVIT tednom pred tem</text:p>
            </office:annotation>
            <text:p>X</text:p>
          </table:table-cell>
          <table:table-cell table:style-name="ce13" office:value-type="string" calcext:value-type="string">
            <office:annotation draw:style-name="gr11" draw:text-style-name="P2" svg:width="2.833cm" svg:height="1.242cm" svg:x="6.648cm" svg:y="10.025cm" draw:caption-point-x="-0.243cm" draw:caption-point-y="1.889cm">
              <dc:date>2022-03-21T00:00:00</dc:date>
              <text:p text:style-name="P1">dopust od 13. do 19. avgusta</text:p>
            </office:annotation>
            <text:p>D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office:annotation draw:style-name="gr11" draw:text-style-name="P2" svg:width="2.843cm" svg:height="1.242cm" svg:x="9.438cm" svg:y="10.025cm" draw:caption-point-x="-0.232cm" draw:caption-point-y="1.889cm">
              <dc:date>2022-03-21T00:00:00</dc:date>
              <text:p text:style-name="P1">17.8 da ne bom popoldan</text:p>
            </office:annotation>
            <text:p>KVIT</text:p>
          </table:table-cell>
          <table:table-cell table:style-name="ce13" office:value-type="string" calcext:value-type="string">
            <office:annotation draw:style-name="gr27" draw:text-style-name="P2" svg:width="2.843cm" svg:height="2.176cm" svg:x="10.838cm" svg:y="10.025cm" draw:caption-point-x="-0.232cm" draw:caption-point-y="1.889cm">
              <dc:date>2022-03-21T00:00:00</dc:date>
              <text:p text:style-name="P1">ne pa me razpisati naslednje dneve (13., 16, 17, 20, 27, in 29.</text:p>
            </office:annotation>
            <text:p>51</text:p>
          </table:table-cell>
          <table:table-cell table:style-name="ce13" office:value-type="string" calcext:value-type="string">
            <text:p>D</text:p>
          </table:table-cell>
          <table:table-cell table:style-name="ce12"/>
          <table:table-cell table:style-name="ce13" office:value-type="string" calcext:value-type="string">
            <office:annotation draw:style-name="gr11" draw:text-style-name="P2" svg:width="2.833cm" svg:height="1.242cm" svg:x="15.04cm" svg:y="10.025cm" draw:caption-point-x="-0.232cm" draw:caption-point-y="1.88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S</text:p>
          </table:table-cell>
          <table:table-cell table:style-name="ce137" table:formula="of:=COUNTIF([.C18:.K18];&quot;L&quot;) + COUNTIF([.C18:.K18];&quot;52L&quot;)+COUNTIF([.C18:.K18];&quot;51L&quot;)+COUNTIF([.C18:.K18];&quot;1L&quot;)+COUNTIF([.C18:.K18];&quot;KVITL&quot;)+COUNTIF([.C18:.K18];&quot;UL&quot;)+COUNTIF([.C18:.K18];&quot;2l&quot;)" office:value-type="float" office:value="1" calcext:value-type="float">
            <text:p>1</text:p>
          </table:table-cell>
          <table:table-cell table:style-name="ce137" table:formula="of:=COUNTIF([.C18:.K18];&quot;51&quot;) + COUNTIF([.C18:.K18];&quot;51L&quot;)" office:value-type="float" office:value="1" calcext:value-type="float">
            <text:p>1</text:p>
          </table:table-cell>
          <table:table-cell table:style-name="ce137" table:formula="of:=COUNTIF([.C18:.K18];&quot;52&quot;) + COUNTIF([.C18:.K18];&quot;52L&quot;)" office:value-type="float" office:value="1" calcext:value-type="float">
            <text:p>1</text:p>
          </table:table-cell>
          <table:table-cell table:style-name="ce137" table:formula="of:=COUNTIF([.C18:.K18];&quot;11-19&quot;) + COUNTIF([.C18:.K18];&quot;2&quot;)" office:value-type="float" office:value="1" calcext:value-type="float">
            <text:p>1</text:p>
          </table:table-cell>
          <table:table-cell table:style-name="ce137" table:formula="of:=COUNTIF([.C18:.K18];&quot;U&quot;)+COUNTIF([.C18:.K18];&quot;UL&quot;)" office:value-type="float" office:value="0" calcext:value-type="float">
            <text:p>0</text:p>
          </table:table-cell>
          <table:table-cell table:style-name="ce137" table:formula="of:=COUNTIF([.C18:.K18];&quot;KVIT&quot;)" office:value-type="float" office:value="1" calcext:value-type="float">
            <text:p>1</text:p>
          </table:table-cell>
          <table:table-cell table:style-name="ce139" table:formula="of:=COUNTBLANK([.C18:.K18])" office:value-type="float" office:value="1" calcext:value-type="float">
            <text:p>1</text:p>
          </table:table-cell>
          <table:table-cell table:style-name="ce141" table:formula="of:=COUNTIF([.C18:.K18];&quot;51&quot;) + COUNTIF([.C18:.K18];&quot;51L&quot;)+COUNTIF([.C18:.K18];&quot;2&quot;)+COUNTIF([.C18:.K18];&quot;52&quot;)+COUNTIF([.C18:.K1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18" calcext:value-type="date">
            <text:p>18. VIII. 07</text:p>
          </table:table-cell>
          <table:table-cell table:style-name="ce128" table:formula="of:=TEXT([.A19];&quot;Ddd&quot;)" office:value-type="string" office:string-value="sob" calcext:value-type="string">
            <text:p>sob</text:p>
          </table:table-cell>
          <table:table-cell table:style-name="ce102" office:value-type="string" calcext:value-type="string">
            <office:annotation draw:style-name="gr6" draw:text-style-name="P2" svg:width="2.843cm" svg:height="2.176cm" svg:x="5.247cm" svg:y="10.725cm" draw:caption-point-x="-0.243cm" draw:caption-point-y="1.889cm">
              <dc:date>2022-03-21T00:00:00</dc:date>
              <text:p text:style-name="P1">Avgusta pa sem lahko dezurna 18. in 19. s KVIT tednom pred tem</text:p>
            </office:annotation>
            <text:p>L</text:p>
          </table:table-cell>
          <table:table-cell table:style-name="ce18" office:value-type="string" calcext:value-type="string">
            <office:annotation draw:style-name="gr12" draw:text-style-name="P2" svg:width="2.833cm" svg:height="1.232cm" svg:x="6.648cm" svg:y="10.725cm" draw:caption-point-x="-0.243cm" draw:caption-point-y="1.889cm">
              <dc:date>2022-03-21T00:00:00</dc:date>
              <text:p text:style-name="P1">dopust od 13. do 19. avgusta</text:p>
            </office:annotation>
            <text:p>D</text:p>
          </table:table-cell>
          <table:table-cell table:style-name="ce18"/>
          <table:table-cell table:style-name="ce22"/>
          <table:table-cell table:style-name="ce23"/>
          <table:table-cell table:style-name="ce18" office:value-type="string" calcext:value-type="string">
            <text:p>D</text:p>
          </table:table-cell>
          <table:table-cell table:style-name="ce22"/>
          <table:table-cell table:style-name="ce18" office:value-type="string" calcext:value-type="string">
            <office:annotation draw:style-name="gr12" draw:text-style-name="P2" svg:width="2.833cm" svg:height="1.232cm" svg:x="15.04cm" svg:y="10.725cm" draw:caption-point-x="-0.232cm" draw:caption-point-y="1.88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18"/>
          <table:table-cell table:style-name="ce33" office:value-type="string" calcext:value-type="string">
            <text:p>KON</text:p>
          </table:table-cell>
          <table:table-cell table:style-name="ce137" table:formula="of:=COUNTIF([.C19:.K19];&quot;L&quot;) + COUNTIF([.C19:.K19];&quot;52L&quot;)+COUNTIF([.C19:.K19];&quot;51L&quot;)+COUNTIF([.C19:.K19];&quot;1L&quot;)+COUNTIF([.C19:.K19];&quot;KVITL&quot;)+COUNTIF([.C19:.K19];&quot;UL&quot;)+COUNTIF([.C19:.K19];&quot;2l&quot;)" office:value-type="float" office:value="1" calcext:value-type="float">
            <text:p>1</text:p>
          </table:table-cell>
          <table:table-cell table:style-name="ce137" table:formula="of:=COUNTIF([.C19:.K19];&quot;51&quot;) + COUNTIF([.C19:.K19];&quot;51L&quot;)" office:value-type="float" office:value="0" calcext:value-type="float">
            <text:p>0</text:p>
          </table:table-cell>
          <table:table-cell table:style-name="ce137" table:formula="of:=COUNTIF([.C19:.K19];&quot;52&quot;) + COUNTIF([.C19:.K19];&quot;52L&quot;)" office:value-type="float" office:value="0" calcext:value-type="float">
            <text:p>0</text:p>
          </table:table-cell>
          <table:table-cell table:style-name="ce137" table:formula="of:=COUNTIF([.C19:.K19];&quot;11-19&quot;) + COUNTIF([.C19:.K19];&quot;2&quot;)" office:value-type="float" office:value="0" calcext:value-type="float">
            <text:p>0</text:p>
          </table:table-cell>
          <table:table-cell table:style-name="ce137" table:formula="of:=COUNTIF([.C19:.K19];&quot;U&quot;)+COUNTIF([.C19:.K19];&quot;UL&quot;)" office:value-type="float" office:value="0" calcext:value-type="float">
            <text:p>0</text:p>
          </table:table-cell>
          <table:table-cell table:style-name="ce137" table:formula="of:=COUNTIF([.C19:.K19];&quot;KVIT&quot;)" office:value-type="float" office:value="0" calcext:value-type="float">
            <text:p>0</text:p>
          </table:table-cell>
          <table:table-cell table:style-name="ce139" table:formula="of:=COUNTBLANK([.C19:.K19])" office:value-type="float" office:value="5" calcext:value-type="float">
            <text:p>5</text:p>
          </table:table-cell>
          <table:table-cell table:style-name="ce141" table:formula="of:=COUNTIF([.C19:.K19];&quot;51&quot;) + COUNTIF([.C19:.K19];&quot;51L&quot;)+COUNTIF([.C19:.K19];&quot;2&quot;)+COUNTIF([.C19:.K19];&quot;52&quot;)+COUNTIF([.C19:.K1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19" calcext:value-type="date">
            <text:p>19. VIII. 07</text:p>
          </table:table-cell>
          <table:table-cell table:style-name="ce128" table:formula="of:=TEXT([.A20];&quot;Ddd&quot;)" office:value-type="string" office:string-value="ned" calcext:value-type="string">
            <text:p>ned</text:p>
          </table:table-cell>
          <table:table-cell table:style-name="ce102" office:value-type="string" calcext:value-type="string">
            <office:annotation draw:style-name="gr6" draw:text-style-name="P2" svg:width="2.843cm" svg:height="2.176cm" svg:x="5.247cm" svg:y="11.426cm" draw:caption-point-x="-0.243cm" draw:caption-point-y="1.889cm">
              <dc:date>2022-03-21T00:00:00</dc:date>
              <text:p text:style-name="P1">Avgusta pa sem lahko dezurna 18. in 19. s KVIT tednom pred tem</text:p>
            </office:annotation>
            <text:p>L</text:p>
          </table:table-cell>
          <table:table-cell table:style-name="ce18" office:value-type="string" calcext:value-type="string">
            <office:annotation draw:style-name="gr15" draw:text-style-name="P2" svg:width="2.833cm" svg:height="1.231cm" svg:x="6.648cm" svg:y="11.426cm" draw:caption-point-x="-0.243cm" draw:caption-point-y="1.889cm">
              <dc:date>2022-03-21T00:00:00</dc:date>
              <text:p text:style-name="P1">dopust od 13. do 19. avgusta</text:p>
            </office:annotation>
            <text:p>D</text:p>
          </table:table-cell>
          <table:table-cell table:style-name="ce132"/>
          <table:table-cell table:style-name="ce22"/>
          <table:table-cell table:style-name="ce18"/>
          <table:table-cell table:style-name="ce18" office:value-type="string" calcext:value-type="string">
            <text:p>D</text:p>
          </table:table-cell>
          <table:table-cell table:style-name="ce22"/>
          <table:table-cell table:style-name="ce18" office:value-type="string" calcext:value-type="string">
            <office:annotation draw:style-name="gr15" draw:text-style-name="P2" svg:width="2.833cm" svg:height="1.231cm" svg:x="15.04cm" svg:y="11.426cm" draw:caption-point-x="-0.232cm" draw:caption-point-y="1.889cm">
              <dc:date>2022-03-21T00:00:00</dc:date>
              <text:p text:style-name="P1">dopust od 21.7. do 19.8.2007.</text:p>
            </office:annotation>
            <text:p>D</text:p>
          </table:table-cell>
          <table:table-cell table:style-name="ce23"/>
          <table:table-cell table:style-name="ce33" office:value-type="string" calcext:value-type="string">
            <text:p>KON</text:p>
          </table:table-cell>
          <table:table-cell table:style-name="ce137" table:formula="of:=COUNTIF([.C20:.K20];&quot;L&quot;) + COUNTIF([.C20:.K20];&quot;52L&quot;)+COUNTIF([.C20:.K20];&quot;51L&quot;)+COUNTIF([.C20:.K20];&quot;1L&quot;)+COUNTIF([.C20:.K20];&quot;KVITL&quot;)+COUNTIF([.C20:.K20];&quot;UL&quot;)+COUNTIF([.C20:.K20];&quot;2l&quot;)" office:value-type="float" office:value="1" calcext:value-type="float">
            <text:p>1</text:p>
          </table:table-cell>
          <table:table-cell table:style-name="ce137" table:formula="of:=COUNTIF([.C20:.K20];&quot;51&quot;) + COUNTIF([.C20:.K20];&quot;51L&quot;)" office:value-type="float" office:value="0" calcext:value-type="float">
            <text:p>0</text:p>
          </table:table-cell>
          <table:table-cell table:style-name="ce137" table:formula="of:=COUNTIF([.C20:.K20];&quot;52&quot;) + COUNTIF([.C20:.K20];&quot;52L&quot;)" office:value-type="float" office:value="0" calcext:value-type="float">
            <text:p>0</text:p>
          </table:table-cell>
          <table:table-cell table:style-name="ce137" table:formula="of:=COUNTIF([.C20:.K20];&quot;11-19&quot;) + COUNTIF([.C20:.K20];&quot;2&quot;)" office:value-type="float" office:value="0" calcext:value-type="float">
            <text:p>0</text:p>
          </table:table-cell>
          <table:table-cell table:style-name="ce137" table:formula="of:=COUNTIF([.C20:.K20];&quot;U&quot;)+COUNTIF([.C20:.K20];&quot;UL&quot;)" office:value-type="float" office:value="0" calcext:value-type="float">
            <text:p>0</text:p>
          </table:table-cell>
          <table:table-cell table:style-name="ce137" table:formula="of:=COUNTIF([.C20:.K20];&quot;KVIT&quot;)" office:value-type="float" office:value="0" calcext:value-type="float">
            <text:p>0</text:p>
          </table:table-cell>
          <table:table-cell table:style-name="ce139" table:formula="of:=COUNTBLANK([.C20:.K20])" office:value-type="float" office:value="5" calcext:value-type="float">
            <text:p>5</text:p>
          </table:table-cell>
          <table:table-cell table:style-name="ce141" table:formula="of:=COUNTIF([.C20:.K20];&quot;51&quot;) + COUNTIF([.C20:.K20];&quot;51L&quot;)+COUNTIF([.C20:.K20];&quot;2&quot;)+COUNTIF([.C20:.K20];&quot;52&quot;)+COUNTIF([.C20:.K2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20" calcext:value-type="date">
            <text:p>20. VIII. 07</text:p>
          </table:table-cell>
          <table:table-cell table:style-name="ce127" table:formula="of:=TEXT([.A21];&quot;Ddd&quot;)" office:value-type="string" office:string-value="pon" calcext:value-type="string">
            <text:p>pon</text:p>
          </table:table-cell>
          <table:table-cell table:style-name="ce131" office:value-type="string" calcext:value-type="string">
            <text:p>X</text:p>
          </table:table-cell>
          <table:table-cell table:style-name="ce17" office:value-type="string" calcext:value-type="string">
            <text:p><text:span text:style-name="T1">KVIT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office:annotation draw:style-name="gr27" draw:text-style-name="P2" svg:width="2.843cm" svg:height="2.176cm" svg:x="10.838cm" svg:y="12.126cm" draw:caption-point-x="-0.232cm" draw:caption-point-y="1.889cm">
              <dc:date>2022-03-21T00:00:00</dc:date>
              <text:p text:style-name="P1">ne pa me razpisati naslednje dneve (13., 16, 17, 20, 27, in 29.</text:p>
            </office:annotation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number-columns-repeated="2" table:style-name="ce13" office:value-type="string" calcext:value-type="string">
            <text:p>KVIT</text:p>
          </table:table-cell>
          <table:table-cell table:style-name="ce33" office:value-type="string" calcext:value-type="string">
            <text:p>DAN</text:p>
          </table:table-cell>
          <table:table-cell table:style-name="ce137" table:formula="of:=COUNTIF([.C21:.K21];&quot;L&quot;) + COUNTIF([.C21:.K21];&quot;52L&quot;)+COUNTIF([.C21:.K21];&quot;51L&quot;)+COUNTIF([.C21:.K21];&quot;1L&quot;)+COUNTIF([.C21:.K21];&quot;KVITL&quot;)+COUNTIF([.C21:.K21];&quot;UL&quot;)+COUNTIF([.C21:.K21];&quot;2l&quot;)" office:value-type="float" office:value="1" calcext:value-type="float">
            <text:p>1</text:p>
          </table:table-cell>
          <table:table-cell table:style-name="ce137" table:formula="of:=COUNTIF([.C21:.K21];&quot;51&quot;) + COUNTIF([.C21:.K21];&quot;51L&quot;)" office:value-type="float" office:value="1" calcext:value-type="float">
            <text:p>1</text:p>
          </table:table-cell>
          <table:table-cell table:style-name="ce137" table:formula="of:=COUNTIF([.C21:.K21];&quot;52&quot;) + COUNTIF([.C21:.K21];&quot;52L&quot;)" office:value-type="float" office:value="1" calcext:value-type="float">
            <text:p>1</text:p>
          </table:table-cell>
          <table:table-cell table:style-name="ce137" table:formula="of:=COUNTIF([.C21:.K21];&quot;11-19&quot;) + COUNTIF([.C21:.K21];&quot;2&quot;)" office:value-type="float" office:value="1" calcext:value-type="float">
            <text:p>1</text:p>
          </table:table-cell>
          <table:table-cell table:style-name="ce137" table:formula="of:=COUNTIF([.C21:.K21];&quot;U&quot;)+COUNTIF([.C21:.K21];&quot;UL&quot;)" office:value-type="float" office:value="0" calcext:value-type="float">
            <text:p>0</text:p>
          </table:table-cell>
          <table:table-cell table:style-name="ce137" table:formula="of:=COUNTIF([.C21:.K21];&quot;KVIT&quot;)" office:value-type="float" office:value="2" calcext:value-type="float">
            <text:p>2</text:p>
          </table:table-cell>
          <table:table-cell table:style-name="ce139" table:formula="of:=COUNTBLANK([.C21:.K21])" office:value-type="float" office:value="1" calcext:value-type="float">
            <text:p>1</text:p>
          </table:table-cell>
          <table:table-cell table:style-name="ce141" table:formula="of:=COUNTIF([.C21:.K21];&quot;51&quot;) + COUNTIF([.C21:.K21];&quot;51L&quot;)+COUNTIF([.C21:.K21];&quot;2&quot;)+COUNTIF([.C21:.K21];&quot;52&quot;)+COUNTIF([.C21:.K2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21" calcext:value-type="date">
            <text:p>21. VIII. 07</text:p>
          </table:table-cell>
          <table:table-cell table:style-name="ce127" table:formula="of:=TEXT([.A22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17" office:value-type="string" calcext:value-type="string">
            <text:p><text:span text:style-name="T1">KVIT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DAN</text:p>
          </table:table-cell>
          <table:table-cell table:style-name="ce137" table:formula="of:=COUNTIF([.C22:.K22];&quot;L&quot;) + COUNTIF([.C22:.K22];&quot;52L&quot;)+COUNTIF([.C22:.K22];&quot;51L&quot;)+COUNTIF([.C22:.K22];&quot;1L&quot;)+COUNTIF([.C22:.K22];&quot;KVITL&quot;)+COUNTIF([.C22:.K22];&quot;UL&quot;)+COUNTIF([.C22:.K22];&quot;2l&quot;)" office:value-type="float" office:value="1" calcext:value-type="float">
            <text:p>1</text:p>
          </table:table-cell>
          <table:table-cell table:style-name="ce137" table:formula="of:=COUNTIF([.C22:.K22];&quot;51&quot;) + COUNTIF([.C22:.K22];&quot;51L&quot;)" office:value-type="float" office:value="1" calcext:value-type="float">
            <text:p>1</text:p>
          </table:table-cell>
          <table:table-cell table:style-name="ce137" table:formula="of:=COUNTIF([.C22:.K22];&quot;52&quot;) + COUNTIF([.C22:.K22];&quot;52L&quot;)" office:value-type="float" office:value="1" calcext:value-type="float">
            <text:p>1</text:p>
          </table:table-cell>
          <table:table-cell table:style-name="ce137" table:formula="of:=COUNTIF([.C22:.K22];&quot;11-19&quot;) + COUNTIF([.C22:.K22];&quot;2&quot;)" office:value-type="float" office:value="1" calcext:value-type="float">
            <text:p>1</text:p>
          </table:table-cell>
          <table:table-cell table:style-name="ce137" table:formula="of:=COUNTIF([.C22:.K22];&quot;U&quot;)+COUNTIF([.C22:.K22];&quot;UL&quot;)" office:value-type="float" office:value="0" calcext:value-type="float">
            <text:p>0</text:p>
          </table:table-cell>
          <table:table-cell table:style-name="ce137" table:formula="of:=COUNTIF([.C22:.K22];&quot;KVIT&quot;)" office:value-type="float" office:value="2" calcext:value-type="float">
            <text:p>2</text:p>
          </table:table-cell>
          <table:table-cell table:style-name="ce139" table:formula="of:=COUNTBLANK([.C22:.K22])" office:value-type="float" office:value="1" calcext:value-type="float">
            <text:p>1</text:p>
          </table:table-cell>
          <table:table-cell table:style-name="ce141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22" calcext:value-type="date">
            <text:p>22. VIII. 07</text:p>
          </table:table-cell>
          <table:table-cell table:style-name="ce127" table:formula="of:=TEXT([.A23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<text:span text:style-name="T1">KVIT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33" office:value-type="string" calcext:value-type="string">
            <text:p>DAN</text:p>
          </table:table-cell>
          <table:table-cell table:style-name="ce137" table:formula="of:=COUNTIF([.C23:.K23];&quot;L&quot;) + COUNTIF([.C23:.K23];&quot;52L&quot;)+COUNTIF([.C23:.K23];&quot;51L&quot;)+COUNTIF([.C23:.K23];&quot;1L&quot;)+COUNTIF([.C23:.K23];&quot;KVITL&quot;)+COUNTIF([.C23:.K23];&quot;UL&quot;)+COUNTIF([.C23:.K23];&quot;2l&quot;)" office:value-type="float" office:value="1" calcext:value-type="float">
            <text:p>1</text:p>
          </table:table-cell>
          <table:table-cell table:style-name="ce137" table:formula="of:=COUNTIF([.C23:.K23];&quot;51&quot;) + COUNTIF([.C23:.K23];&quot;51L&quot;)" office:value-type="float" office:value="1" calcext:value-type="float">
            <text:p>1</text:p>
          </table:table-cell>
          <table:table-cell table:style-name="ce137" table:formula="of:=COUNTIF([.C23:.K23];&quot;52&quot;) + COUNTIF([.C23:.K23];&quot;52L&quot;)" office:value-type="float" office:value="1" calcext:value-type="float">
            <text:p>1</text:p>
          </table:table-cell>
          <table:table-cell table:style-name="ce137" table:formula="of:=COUNTIF([.C23:.K23];&quot;11-19&quot;) + COUNTIF([.C23:.K23];&quot;2&quot;)" office:value-type="float" office:value="1" calcext:value-type="float">
            <text:p>1</text:p>
          </table:table-cell>
          <table:table-cell table:style-name="ce137" table:formula="of:=COUNTIF([.C23:.K23];&quot;U&quot;)+COUNTIF([.C23:.K23];&quot;UL&quot;)" office:value-type="float" office:value="0" calcext:value-type="float">
            <text:p>0</text:p>
          </table:table-cell>
          <table:table-cell table:style-name="ce137" table:formula="of:=COUNTIF([.C23:.K23];&quot;KVIT&quot;)" office:value-type="float" office:value="2" calcext:value-type="float">
            <text:p>2</text:p>
          </table:table-cell>
          <table:table-cell table:style-name="ce139" table:formula="of:=COUNTBLANK([.C23:.K23])" office:value-type="float" office:value="1" calcext:value-type="float">
            <text:p>1</text:p>
          </table:table-cell>
          <table:table-cell table:style-name="ce141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23" calcext:value-type="date">
            <text:p>23. VIII. 07</text:p>
          </table:table-cell>
          <table:table-cell table:style-name="ce127" table:formula="of:=TEXT([.A24];&quot;Ddd&quot;)" office:value-type="string" office:string-value="čet" calcext:value-type="string">
            <text:p>čet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KVIT</text:span><text:span text:style-name="T2">L</text:span></text:p>
          </table:table-cell>
          <table:table-cell table:style-name="ce33" office:value-type="string" calcext:value-type="string">
            <text:p>DAN</text:p>
          </table:table-cell>
          <table:table-cell table:style-name="ce137" table:formula="of:=COUNTIF([.C24:.K24];&quot;L&quot;) + COUNTIF([.C24:.K24];&quot;52L&quot;)+COUNTIF([.C24:.K24];&quot;51L&quot;)+COUNTIF([.C24:.K24];&quot;1L&quot;)+COUNTIF([.C24:.K24];&quot;KVITL&quot;)+COUNTIF([.C24:.K24];&quot;UL&quot;)+COUNTIF([.C24:.K24];&quot;2l&quot;)" office:value-type="float" office:value="1" calcext:value-type="float">
            <text:p>1</text:p>
          </table:table-cell>
          <table:table-cell table:style-name="ce137" table:formula="of:=COUNTIF([.C24:.K24];&quot;51&quot;) + COUNTIF([.C24:.K24];&quot;51L&quot;)" office:value-type="float" office:value="1" calcext:value-type="float">
            <text:p>1</text:p>
          </table:table-cell>
          <table:table-cell table:style-name="ce137" table:formula="of:=COUNTIF([.C24:.K24];&quot;52&quot;) + COUNTIF([.C24:.K24];&quot;52L&quot;)" office:value-type="float" office:value="1" calcext:value-type="float">
            <text:p>1</text:p>
          </table:table-cell>
          <table:table-cell table:style-name="ce137" table:formula="of:=COUNTIF([.C24:.K24];&quot;11-19&quot;) + COUNTIF([.C24:.K24];&quot;2&quot;)" office:value-type="float" office:value="1" calcext:value-type="float">
            <text:p>1</text:p>
          </table:table-cell>
          <table:table-cell table:style-name="ce137" table:formula="of:=COUNTIF([.C24:.K24];&quot;U&quot;)+COUNTIF([.C24:.K24];&quot;UL&quot;)" office:value-type="float" office:value="0" calcext:value-type="float">
            <text:p>0</text:p>
          </table:table-cell>
          <table:table-cell table:style-name="ce137" table:formula="of:=COUNTIF([.C24:.K24];&quot;KVIT&quot;)" office:value-type="float" office:value="1" calcext:value-type="float">
            <text:p>1</text:p>
          </table:table-cell>
          <table:table-cell table:style-name="ce139" table:formula="of:=COUNTBLANK([.C24:.K24])" office:value-type="float" office:value="1" calcext:value-type="float">
            <text:p>1</text:p>
          </table:table-cell>
          <table:table-cell table:style-name="ce141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24" calcext:value-type="date">
            <text:p>24. VIII. 07</text:p>
          </table:table-cell>
          <table:table-cell table:style-name="ce127" table:formula="of:=TEXT([.A25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52</text:p>
          </table:table-cell>
          <table:table-cell table:style-name="ce17" office:value-type="string" calcext:value-type="string">
            <text:p><text:span text:style-name="T1">KVIT</text:span><text:span text:style-name="T2">L</text:span>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text:p>X</text:p>
          </table:table-cell>
          <table:table-cell table:style-name="ce33" office:value-type="string" calcext:value-type="string">
            <text:p>DAN</text:p>
          </table:table-cell>
          <table:table-cell table:style-name="ce137" table:formula="of:=COUNTIF([.C25:.K25];&quot;L&quot;) + COUNTIF([.C25:.K25];&quot;52L&quot;)+COUNTIF([.C25:.K25];&quot;51L&quot;)+COUNTIF([.C25:.K25];&quot;1L&quot;)+COUNTIF([.C25:.K25];&quot;KVITL&quot;)+COUNTIF([.C25:.K25];&quot;UL&quot;)+COUNTIF([.C25:.K25];&quot;2l&quot;)" office:value-type="float" office:value="1" calcext:value-type="float">
            <text:p>1</text:p>
          </table:table-cell>
          <table:table-cell table:style-name="ce137" table:formula="of:=COUNTIF([.C25:.K25];&quot;51&quot;) + COUNTIF([.C25:.K25];&quot;51L&quot;)" office:value-type="float" office:value="1" calcext:value-type="float">
            <text:p>1</text:p>
          </table:table-cell>
          <table:table-cell table:style-name="ce137" table:formula="of:=COUNTIF([.C25:.K25];&quot;52&quot;) + COUNTIF([.C25:.K25];&quot;52L&quot;)" office:value-type="float" office:value="1" calcext:value-type="float">
            <text:p>1</text:p>
          </table:table-cell>
          <table:table-cell table:style-name="ce137" table:formula="of:=COUNTIF([.C25:.K25];&quot;11-19&quot;) + COUNTIF([.C25:.K25];&quot;2&quot;)" office:value-type="float" office:value="1" calcext:value-type="float">
            <text:p>1</text:p>
          </table:table-cell>
          <table:table-cell table:style-name="ce137" table:formula="of:=COUNTIF([.C25:.K25];&quot;U&quot;)+COUNTIF([.C25:.K25];&quot;UL&quot;)" office:value-type="float" office:value="0" calcext:value-type="float">
            <text:p>0</text:p>
          </table:table-cell>
          <table:table-cell table:style-name="ce137" table:formula="of:=COUNTIF([.C25:.K25];&quot;KVIT&quot;)" office:value-type="float" office:value="2" calcext:value-type="float">
            <text:p>2</text:p>
          </table:table-cell>
          <table:table-cell table:style-name="ce139" table:formula="of:=COUNTBLANK([.C25:.K25])" office:value-type="float" office:value="1" calcext:value-type="float">
            <text:p>1</text:p>
          </table:table-cell>
          <table:table-cell table:style-name="ce141" table:formula="of:=COUNTIF([.C25:.K25];&quot;51&quot;) + COUNTIF([.C25:.K25];&quot;51L&quot;)+COUNTIF([.C25:.K25];&quot;2&quot;)+COUNTIF([.C25:.K25];&quot;52&quot;)+COUNTIF([.C25:.K2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25" calcext:value-type="date">
            <text:p>25. VIII. 07</text:p>
          </table:table-cell>
          <table:table-cell table:style-name="ce128" table:formula="of:=TEXT([.A26];&quot;Ddd&quot;)" office:value-type="string" office:string-value="sob" calcext:value-type="string">
            <text:p>sob</text:p>
          </table:table-cell>
          <table:table-cell table:style-name="ce18">
            <office:annotation draw:style-name="gr7" draw:text-style-name="P2" svg:width="2.843cm" svg:height="1.781cm" svg:x="5.247cm" svg:y="15.617cm" draw:caption-point-x="-0.243cm" draw:caption-point-y="1.899cm">
              <dc:date>2022-03-21T00:00:00</dc:date>
              <text:p text:style-name="P1">na ginekologiji bi radi, da dežuram <text:s/>25. avgust</text:p>
            </office:annotation>
          </table:table-cell>
          <table:table-cell table:style-name="ce18"/>
          <table:table-cell table:style-name="ce18" office:value-type="string" calcext:value-type="string">
            <office:annotation draw:style-name="gr11" draw:text-style-name="P2" svg:width="2.833cm" svg:height="1.386cm" svg:x="8.048cm" svg:y="15.617cm" draw:caption-point-x="-0.243cm" draw:caption-point-y="1.899cm">
              <dc:date>2022-03-21T00:00:00</dc:date>
              <text:p text:style-name="P1">dopust v avgustu od 25. do 31.</text:p>
            </office:annotation>
            <text:p>D</text:p>
          </table:table-cell>
          <table:table-cell table:style-name="ce22"/>
          <table:table-cell table:style-name="ce18"/>
          <table:table-cell table:style-name="ce18" office:value-type="string" calcext:value-type="string">
            <text:p>D</text:p>
          </table:table-cell>
          <table:table-cell table:style-name="ce18"/>
          <table:table-cell table:style-name="ce23" office:value-type="string" calcext:value-type="string">
            <text:p>L</text:p>
          </table:table-cell>
          <table:table-cell table:style-name="ce18"/>
          <table:table-cell table:style-name="ce33" office:value-type="string" calcext:value-type="string">
            <text:p>KON</text:p>
          </table:table-cell>
          <table:table-cell table:style-name="ce137" table:formula="of:=COUNTIF([.C26:.K26];&quot;L&quot;) + COUNTIF([.C26:.K26];&quot;52L&quot;)+COUNTIF([.C26:.K26];&quot;51L&quot;)+COUNTIF([.C26:.K26];&quot;1L&quot;)+COUNTIF([.C26:.K26];&quot;KVITL&quot;)+COUNTIF([.C26:.K26];&quot;UL&quot;)+COUNTIF([.C26:.K26];&quot;2l&quot;)" office:value-type="float" office:value="1" calcext:value-type="float">
            <text:p>1</text:p>
          </table:table-cell>
          <table:table-cell table:style-name="ce137" table:formula="of:=COUNTIF([.C26:.K26];&quot;51&quot;) + COUNTIF([.C26:.K26];&quot;51L&quot;)" office:value-type="float" office:value="0" calcext:value-type="float">
            <text:p>0</text:p>
          </table:table-cell>
          <table:table-cell table:style-name="ce137" table:formula="of:=COUNTIF([.C26:.K26];&quot;52&quot;) + COUNTIF([.C26:.K26];&quot;52L&quot;)" office:value-type="float" office:value="0" calcext:value-type="float">
            <text:p>0</text:p>
          </table:table-cell>
          <table:table-cell table:style-name="ce137" table:formula="of:=COUNTIF([.C26:.K26];&quot;11-19&quot;) + COUNTIF([.C26:.K26];&quot;2&quot;)" office:value-type="float" office:value="0" calcext:value-type="float">
            <text:p>0</text:p>
          </table:table-cell>
          <table:table-cell table:style-name="ce137" table:formula="of:=COUNTIF([.C26:.K26];&quot;U&quot;)+COUNTIF([.C26:.K26];&quot;UL&quot;)" office:value-type="float" office:value="0" calcext:value-type="float">
            <text:p>0</text:p>
          </table:table-cell>
          <table:table-cell table:style-name="ce137" table:formula="of:=COUNTIF([.C26:.K26];&quot;KVIT&quot;)" office:value-type="float" office:value="0" calcext:value-type="float">
            <text:p>0</text:p>
          </table:table-cell>
          <table:table-cell table:style-name="ce139" table:formula="of:=COUNTBLANK([.C26:.K26])" office:value-type="float" office:value="6" calcext:value-type="float">
            <text:p>6</text:p>
          </table:table-cell>
          <table:table-cell table:style-name="ce141" table:formula="of:=COUNTIF([.C26:.K26];&quot;51&quot;) + COUNTIF([.C26:.K26];&quot;51L&quot;)+COUNTIF([.C26:.K26];&quot;2&quot;)+COUNTIF([.C26:.K26];&quot;52&quot;)+COUNTIF([.C26:.K2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5" office:value-type="date" office:date-value="2007-08-26" calcext:value-type="date">
            <text:p>26. VIII. 07</text:p>
          </table:table-cell>
          <table:table-cell table:style-name="ce128" table:formula="of:=TEXT([.A27];&quot;Ddd&quot;)" office:value-type="string" office:string-value="ned" calcext:value-type="string">
            <text:p>ned</text:p>
          </table:table-cell>
          <table:table-cell table:style-name="ce23"/>
          <table:table-cell table:style-name="ce18"/>
          <table:table-cell table:style-name="ce22" office:value-type="string" calcext:value-type="string">
            <office:annotation draw:style-name="gr14" draw:text-style-name="P2" svg:width="2.833cm" svg:height="1.386cm" svg:x="8.048cm" svg:y="16.318cm" draw:caption-point-x="-0.243cm" draw:caption-point-y="1.898cm">
              <dc:date>2022-03-21T00:00:00</dc:date>
              <text:p text:style-name="P1">dopust v avgustu od 25. do 31.</text:p>
            </office:annotation>
            <text:p>D</text:p>
          </table:table-cell>
          <table:table-cell table:style-name="ce22"/>
          <table:table-cell table:style-name="ce18"/>
          <table:table-cell table:style-name="ce18" office:value-type="string" calcext:value-type="string">
            <text:p>D</text:p>
          </table:table-cell>
          <table:table-cell table:style-name="ce22"/>
          <table:table-cell table:style-name="ce23" office:value-type="string" calcext:value-type="string">
            <text:p>L</text:p>
          </table:table-cell>
          <table:table-cell table:style-name="ce22"/>
          <table:table-cell table:style-name="ce33" office:value-type="string" calcext:value-type="string">
            <text:p>KON</text:p>
          </table:table-cell>
          <table:table-cell table:style-name="ce137" table:formula="of:=COUNTIF([.C27:.K27];&quot;L&quot;) + COUNTIF([.C27:.K27];&quot;52L&quot;)+COUNTIF([.C27:.K27];&quot;51L&quot;)+COUNTIF([.C27:.K27];&quot;1L&quot;)+COUNTIF([.C27:.K27];&quot;KVITL&quot;)+COUNTIF([.C27:.K27];&quot;UL&quot;)+COUNTIF([.C27:.K27];&quot;2l&quot;)" office:value-type="float" office:value="1" calcext:value-type="float">
            <text:p>1</text:p>
          </table:table-cell>
          <table:table-cell table:style-name="ce137" table:formula="of:=COUNTIF([.C27:.K27];&quot;51&quot;) + COUNTIF([.C27:.K27];&quot;51L&quot;)" office:value-type="float" office:value="0" calcext:value-type="float">
            <text:p>0</text:p>
          </table:table-cell>
          <table:table-cell table:style-name="ce137" table:formula="of:=COUNTIF([.C27:.K27];&quot;52&quot;) + COUNTIF([.C27:.K27];&quot;52L&quot;)" office:value-type="float" office:value="0" calcext:value-type="float">
            <text:p>0</text:p>
          </table:table-cell>
          <table:table-cell table:style-name="ce137" table:formula="of:=COUNTIF([.C27:.K27];&quot;11-19&quot;) + COUNTIF([.C27:.K27];&quot;2&quot;)" office:value-type="float" office:value="0" calcext:value-type="float">
            <text:p>0</text:p>
          </table:table-cell>
          <table:table-cell table:style-name="ce137" table:formula="of:=COUNTIF([.C27:.K27];&quot;U&quot;)+COUNTIF([.C27:.K27];&quot;UL&quot;)" office:value-type="float" office:value="0" calcext:value-type="float">
            <text:p>0</text:p>
          </table:table-cell>
          <table:table-cell table:style-name="ce137" table:formula="of:=COUNTIF([.C27:.K27];&quot;KVIT&quot;)" office:value-type="float" office:value="0" calcext:value-type="float">
            <text:p>0</text:p>
          </table:table-cell>
          <table:table-cell table:style-name="ce139" table:formula="of:=COUNTBLANK([.C27:.K27])" office:value-type="float" office:value="6" calcext:value-type="float">
            <text:p>6</text:p>
          </table:table-cell>
          <table:table-cell table:style-name="ce141" table:formula="of:=COUNTIF([.C27:.K27];&quot;51&quot;) + COUNTIF([.C27:.K27];&quot;51L&quot;)+COUNTIF([.C27:.K27];&quot;2&quot;)+COUNTIF([.C27:.K27];&quot;52&quot;)+COUNTIF([.C27:.K27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27" calcext:value-type="date">
            <text:p>27. VIII. 07</text:p>
          </table:table-cell>
          <table:table-cell table:style-name="ce127" table:formula="of:=TEXT([.A28];&quot;Ddd&quot;)" office:value-type="string" office:string-value="pon" calcext:value-type="string">
            <text:p>pon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KVIT</text:p>
          </table:table-cell>
          <table:table-cell table:style-name="ce133" office:value-type="string" calcext:value-type="string">
            <office:annotation draw:style-name="gr14" draw:text-style-name="P2" svg:width="2.833cm" svg:height="1.386cm" svg:x="8.048cm" svg:y="17.018cm" draw:caption-point-x="-0.243cm" draw:caption-point-y="1.899cm">
              <dc:date>2022-03-21T00:00:00</dc:date>
              <text:p text:style-name="P1">dopust v avgustu od 25. do 31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27" draw:text-style-name="P2" svg:width="2.843cm" svg:height="2.176cm" svg:x="10.838cm" svg:y="17.018cm" draw:caption-point-x="-0.232cm" draw:caption-point-y="1.899cm">
              <dc:date>2022-03-21T00:00:00</dc:date>
              <text:p text:style-name="P1">ne pa me razpisati naslednje dneve (13., 16, 17, 20, 27, in 29.</text:p>
            </office:annotation>
            <text:p>52</text:p>
          </table:table-cell>
          <table:table-cell table:style-name="ce13" office:value-type="string" calcext:value-type="string">
            <text:p>D</text:p>
          </table:table-cell>
          <table:table-cell table:style-name="ce136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N</text:p>
          </table:table-cell>
          <table:table-cell table:style-name="ce137" table:formula="of:=COUNTIF([.C28:.K28];&quot;L&quot;) + COUNTIF([.C28:.K28];&quot;52L&quot;)+COUNTIF([.C28:.K28];&quot;51L&quot;)+COUNTIF([.C28:.K28];&quot;1L&quot;)+COUNTIF([.C28:.K28];&quot;KVITL&quot;)+COUNTIF([.C28:.K28];&quot;UL&quot;)+COUNTIF([.C28:.K28];&quot;2l&quot;)" office:value-type="float" office:value="1" calcext:value-type="float">
            <text:p>1</text:p>
          </table:table-cell>
          <table:table-cell table:style-name="ce137" table:formula="of:=COUNTIF([.C28:.K28];&quot;51&quot;) + COUNTIF([.C28:.K28];&quot;51L&quot;)" office:value-type="float" office:value="1" calcext:value-type="float">
            <text:p>1</text:p>
          </table:table-cell>
          <table:table-cell table:style-name="ce137" table:formula="of:=COUNTIF([.C28:.K28];&quot;52&quot;) + COUNTIF([.C28:.K28];&quot;52L&quot;)" office:value-type="float" office:value="1" calcext:value-type="float">
            <text:p>1</text:p>
          </table:table-cell>
          <table:table-cell table:style-name="ce137" table:formula="of:=COUNTIF([.C28:.K28];&quot;11-19&quot;) + COUNTIF([.C28:.K28];&quot;2&quot;)" office:value-type="float" office:value="1" calcext:value-type="float">
            <text:p>1</text:p>
          </table:table-cell>
          <table:table-cell table:style-name="ce137" table:formula="of:=COUNTIF([.C28:.K28];&quot;U&quot;)+COUNTIF([.C28:.K28];&quot;UL&quot;)" office:value-type="float" office:value="0" calcext:value-type="float">
            <text:p>0</text:p>
          </table:table-cell>
          <table:table-cell table:style-name="ce137" table:formula="of:=COUNTIF([.C28:.K28];&quot;KVIT&quot;)" office:value-type="float" office:value="2" calcext:value-type="float">
            <text:p>2</text:p>
          </table:table-cell>
          <table:table-cell table:style-name="ce139" table:formula="of:=COUNTBLANK([.C28:.K28])" office:value-type="float" office:value="1" calcext:value-type="float">
            <text:p>1</text:p>
          </table:table-cell>
          <table:table-cell table:style-name="ce141" table:formula="of:=COUNTIF([.C28:.K28];&quot;51&quot;) + COUNTIF([.C28:.K28];&quot;51L&quot;)+COUNTIF([.C28:.K28];&quot;2&quot;)+COUNTIF([.C28:.K28];&quot;52&quot;)+COUNTIF([.C28:.K2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28" calcext:value-type="date">
            <text:p>28. VIII. 07</text:p>
          </table:table-cell>
          <table:table-cell table:style-name="ce127" table:formula="of:=TEXT([.A29];&quot;Ddd&quot;)" office:value-type="string" office:string-value="tor" calcext:value-type="string">
            <text:p>tor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KVIT</text:p>
          </table:table-cell>
          <table:table-cell table:style-name="ce13" office:value-type="string" calcext:value-type="string">
            <office:annotation draw:style-name="gr12" draw:text-style-name="P2" svg:width="2.833cm" svg:height="1.386cm" svg:x="8.048cm" svg:y="17.718cm" draw:caption-point-x="-0.243cm" draw:caption-point-y="1.899cm">
              <dc:date>2022-03-21T00:00:00</dc:date>
              <text:p text:style-name="P1">dopust v avgustu od 25. do 31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11-19</text:p>
          </table:table-cell>
          <table:table-cell table:style-name="ce13" office:value-type="string" calcext:value-type="string">
            <text:p>D</text:p>
          </table:table-cell>
          <table:table-cell table:style-name="ce133"/>
          <table:table-cell table:style-name="ce94" office:value-type="string" calcext:value-type="string">
            <office:annotation draw:style-name="gr21" draw:text-style-name="P2" svg:width="2.833cm" svg:height="1.781cm" svg:x="15.04cm" svg:y="17.718cm" draw:caption-point-x="-0.232cm" draw:caption-point-y="1.899cm">
              <dc:date>2022-03-21T00:00:00</dc:date>
              <text:p text:style-name="P1">jaz bi bil dežuren 28.8 Tomi pa</text:p>
              <text:p text:style-name="P1">29.8.</text:p>
            </office:annotation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33" office:value-type="string" calcext:value-type="string">
            <text:p>KON</text:p>
          </table:table-cell>
          <table:table-cell table:style-name="ce137" table:formula="of:=COUNTIF([.C29:.K29];&quot;L&quot;) + COUNTIF([.C29:.K29];&quot;52L&quot;)+COUNTIF([.C29:.K29];&quot;51L&quot;)+COUNTIF([.C29:.K29];&quot;1L&quot;)+COUNTIF([.C29:.K29];&quot;KVITL&quot;)+COUNTIF([.C29:.K29];&quot;UL&quot;)+COUNTIF([.C29:.K29];&quot;2l&quot;)" office:value-type="float" office:value="1" calcext:value-type="float">
            <text:p>1</text:p>
          </table:table-cell>
          <table:table-cell table:style-name="ce137" table:formula="of:=COUNTIF([.C29:.K29];&quot;51&quot;) + COUNTIF([.C29:.K29];&quot;51L&quot;)" office:value-type="float" office:value="1" calcext:value-type="float">
            <text:p>1</text:p>
          </table:table-cell>
          <table:table-cell table:style-name="ce137" table:formula="of:=COUNTIF([.C29:.K29];&quot;52&quot;) + COUNTIF([.C29:.K29];&quot;52L&quot;)" office:value-type="float" office:value="1" calcext:value-type="float">
            <text:p>1</text:p>
          </table:table-cell>
          <table:table-cell table:style-name="ce137" table:formula="of:=COUNTIF([.C29:.K29];&quot;11-19&quot;) + COUNTIF([.C29:.K29];&quot;2&quot;)" office:value-type="float" office:value="1" calcext:value-type="float">
            <text:p>1</text:p>
          </table:table-cell>
          <table:table-cell table:style-name="ce137" table:formula="of:=COUNTIF([.C29:.K29];&quot;U&quot;)+COUNTIF([.C29:.K29];&quot;UL&quot;)" office:value-type="float" office:value="0" calcext:value-type="float">
            <text:p>0</text:p>
          </table:table-cell>
          <table:table-cell table:style-name="ce137" table:formula="of:=COUNTIF([.C29:.K29];&quot;KVIT&quot;)" office:value-type="float" office:value="2" calcext:value-type="float">
            <text:p>2</text:p>
          </table:table-cell>
          <table:table-cell table:style-name="ce139" table:formula="of:=COUNTBLANK([.C29:.K29])" office:value-type="float" office:value="1" calcext:value-type="float">
            <text:p>1</text:p>
          </table:table-cell>
          <table:table-cell table:style-name="ce141" table:formula="of:=COUNTIF([.C29:.K29];&quot;51&quot;) + COUNTIF([.C29:.K29];&quot;51L&quot;)+COUNTIF([.C29:.K29];&quot;2&quot;)+COUNTIF([.C29:.K29];&quot;52&quot;)+COUNTIF([.C29:.K29];&quot;52L&quot;)" office:value-type="float" office:value="2" calcext:value-type="float">
            <text:p>2</text:p>
          </table:table-cell>
          <table:table-cell table:style-name="ce6" table:number-columns-repeated="2"/>
          <table:table-cell/>
          <table:table-cell table:style-name="ce6" table:number-columns-repeated="233"/>
          <table:table-cell table:number-columns-repeated="768"/>
        </table:table-row>
        <table:table-row table:style-name="ro1">
          <table:table-cell table:style-name="ce64" office:value-type="date" office:date-value="2007-08-29" calcext:value-type="date">
            <text:p>29. VIII. 07</text:p>
          </table:table-cell>
          <table:table-cell table:style-name="ce127" table:formula="of:=TEXT([.A30];&quot;Ddd&quot;)" office:value-type="string" office:string-value="sre" calcext:value-type="string">
            <text:p>sre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11-19</text:p>
          </table:table-cell>
          <table:table-cell table:style-name="ce13" office:value-type="string" calcext:value-type="string">
            <office:annotation draw:style-name="gr12" draw:text-style-name="P2" svg:width="2.833cm" svg:height="1.386cm" svg:x="8.048cm" svg:y="18.418cm" draw:caption-point-x="-0.243cm" draw:caption-point-y="1.899cm">
              <dc:date>2022-03-21T00:00:00</dc:date>
              <text:p text:style-name="P1">dopust v avgustu od 25. do 31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94" office:value-type="string" calcext:value-type="string">
            <office:annotation draw:style-name="gr28" draw:text-style-name="P2" svg:width="2.843cm" svg:height="3.449cm" svg:x="10.838cm" svg:y="18.418cm" draw:caption-point-x="-0.232cm" draw:caption-point-y="1.899cm">
              <dc:date>2022-03-21T00:00:00</dc:date>
              <text:p text:style-name="P1">ne pa me razpisati naslednje dneve (13., 16, 17, 20, 27, in 29.Nenad bi bil dežuren 28.8 Tomi pa</text:p>
              <text:p text:style-name="P1">29.8.</text:p>
            </office:annotation>
            <text:p><text:span text:style-name="T1">KVIT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52</text:p>
          </table:table-cell>
          <table:table-cell table:style-name="ce33" office:value-type="string" calcext:value-type="string">
            <text:p>KON</text:p>
          </table:table-cell>
          <table:table-cell table:style-name="ce137" table:formula="of:=COUNTIF([.C30:.K30];&quot;L&quot;) + COUNTIF([.C30:.K30];&quot;52L&quot;)+COUNTIF([.C30:.K30];&quot;51L&quot;)+COUNTIF([.C30:.K30];&quot;1L&quot;)+COUNTIF([.C30:.K30];&quot;KVITL&quot;)+COUNTIF([.C30:.K30];&quot;UL&quot;)+COUNTIF([.C30:.K30];&quot;2l&quot;)" office:value-type="float" office:value="1" calcext:value-type="float">
            <text:p>1</text:p>
          </table:table-cell>
          <table:table-cell table:style-name="ce137" table:formula="of:=COUNTIF([.C30:.K30];&quot;51&quot;) + COUNTIF([.C30:.K30];&quot;51L&quot;)" office:value-type="float" office:value="1" calcext:value-type="float">
            <text:p>1</text:p>
          </table:table-cell>
          <table:table-cell table:style-name="ce137" table:formula="of:=COUNTIF([.C30:.K30];&quot;52&quot;) + COUNTIF([.C30:.K30];&quot;52L&quot;)" office:value-type="float" office:value="1" calcext:value-type="float">
            <text:p>1</text:p>
          </table:table-cell>
          <table:table-cell table:style-name="ce137" table:formula="of:=COUNTIF([.C30:.K30];&quot;11-19&quot;) + COUNTIF([.C30:.K30];&quot;2&quot;)" office:value-type="float" office:value="1" calcext:value-type="float">
            <text:p>1</text:p>
          </table:table-cell>
          <table:table-cell table:style-name="ce137" table:formula="of:=COUNTIF([.C30:.K30];&quot;U&quot;)+COUNTIF([.C30:.K30];&quot;UL&quot;)" office:value-type="float" office:value="0" calcext:value-type="float">
            <text:p>0</text:p>
          </table:table-cell>
          <table:table-cell table:style-name="ce137" table:formula="of:=COUNTIF([.C30:.K30];&quot;KVIT&quot;)" office:value-type="float" office:value="1" calcext:value-type="float">
            <text:p>1</text:p>
          </table:table-cell>
          <table:table-cell table:style-name="ce139" table:formula="of:=COUNTBLANK([.C30:.K30])" office:value-type="float" office:value="1" calcext:value-type="float">
            <text:p>1</text:p>
          </table:table-cell>
          <table:table-cell table:style-name="ce141" table:formula="of:=COUNTIF([.C30:.K30];&quot;51&quot;) + COUNTIF([.C30:.K30];&quot;51L&quot;)+COUNTIF([.C30:.K30];&quot;2&quot;)+COUNTIF([.C30:.K30];&quot;52&quot;)+COUNTIF([.C30:.K30];&quot;52L&quot;)" office:value-type="float" office:value="2" calcext:value-type="float">
            <text:p>2</text:p>
          </table:table-cell>
          <table:table-cell table:style-name="ce6" table:number-columns-repeated="2"/>
          <table:table-cell/>
          <table:table-cell table:style-name="ce6" table:number-columns-repeated="233"/>
          <table:table-cell table:number-columns-repeated="768"/>
        </table:table-row>
        <table:table-row table:style-name="ro1">
          <table:table-cell table:style-name="ce64" office:value-type="date" office:date-value="2007-08-30" calcext:value-type="date">
            <text:p>30. VIII. 07</text:p>
          </table:table-cell>
          <table:table-cell table:style-name="ce127" table:formula="of:=TEXT([.A31];&quot;Ddd&quot;)" office:value-type="string" office:string-value="čet" calcext:value-type="string">
            <text:p>čet</text:p>
          </table:table-cell>
          <table:table-cell table:style-name="ce17" office:value-type="string" calcext:value-type="string">
            <text:p><text:span text:style-name="T1">51</text:span><text:span text:style-name="T2">L</text:span></text:p>
          </table:table-cell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office:annotation draw:style-name="gr15" draw:text-style-name="P2" svg:width="2.833cm" svg:height="1.386cm" svg:x="8.048cm" svg:y="19.119cm" draw:caption-point-x="-0.243cm" draw:caption-point-y="1.898cm">
              <dc:date>2022-03-21T00:00:00</dc:date>
              <text:p text:style-name="P1">dopust v avgustu od 25. do 31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D</text:p>
          </table:table-cell>
          <table:table-cell table:style-name="ce16"/>
          <table:table-cell table:style-name="ce13" office:value-type="string" calcext:value-type="string">
            <office:annotation draw:style-name="gr15" draw:text-style-name="P2" svg:width="2.833cm" svg:height="1.231cm" svg:x="15.04cm" svg:y="19.119cm" draw:caption-point-x="-0.232cm" draw:caption-point-y="1.898cm">
              <dc:date>2022-03-21T00:00:00</dc:date>
              <text:p text:style-name="P1">dopust 30.in 31.8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N</text:p>
          </table:table-cell>
          <table:table-cell table:style-name="ce137" table:formula="of:=COUNTIF([.C31:.K31];&quot;L&quot;) + COUNTIF([.C31:.K31];&quot;52L&quot;)+COUNTIF([.C31:.K31];&quot;51L&quot;)+COUNTIF([.C31:.K31];&quot;1L&quot;)+COUNTIF([.C31:.K31];&quot;KVITL&quot;)+COUNTIF([.C31:.K31];&quot;UL&quot;)+COUNTIF([.C31:.K31];&quot;2l&quot;)" office:value-type="float" office:value="1" calcext:value-type="float">
            <text:p>1</text:p>
          </table:table-cell>
          <table:table-cell table:style-name="ce137" table:formula="of:=COUNTIF([.C31:.K31];&quot;51&quot;) + COUNTIF([.C31:.K31];&quot;51L&quot;)" office:value-type="float" office:value="1" calcext:value-type="float">
            <text:p>1</text:p>
          </table:table-cell>
          <table:table-cell table:style-name="ce137" table:formula="of:=COUNTIF([.C31:.K31];&quot;52&quot;) + COUNTIF([.C31:.K31];&quot;52L&quot;)" office:value-type="float" office:value="1" calcext:value-type="float">
            <text:p>1</text:p>
          </table:table-cell>
          <table:table-cell table:style-name="ce137" table:formula="of:=COUNTIF([.C31:.K31];&quot;11-19&quot;) + COUNTIF([.C31:.K31];&quot;2&quot;)" office:value-type="float" office:value="1" calcext:value-type="float">
            <text:p>1</text:p>
          </table:table-cell>
          <table:table-cell table:style-name="ce137" table:formula="of:=COUNTIF([.C31:.K31];&quot;U&quot;)+COUNTIF([.C31:.K31];&quot;UL&quot;)" office:value-type="float" office:value="0" calcext:value-type="float">
            <text:p>0</text:p>
          </table:table-cell>
          <table:table-cell table:style-name="ce137" table:formula="of:=COUNTIF([.C31:.K31];&quot;KVIT&quot;)" office:value-type="float" office:value="1" calcext:value-type="float">
            <text:p>1</text:p>
          </table:table-cell>
          <table:table-cell table:style-name="ce139" table:formula="of:=COUNTBLANK([.C31:.K31])" office:value-type="float" office:value="1" calcext:value-type="float">
            <text:p>1</text:p>
          </table:table-cell>
          <table:table-cell table:style-name="ce141" table:formula="of:=COUNTIF([.C31:.K31];&quot;51&quot;) + COUNTIF([.C31:.K31];&quot;51L&quot;)+COUNTIF([.C31:.K31];&quot;2&quot;)+COUNTIF([.C31:.K31];&quot;52&quot;)+COUNTIF([.C31:.K3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64" office:value-type="date" office:date-value="2007-08-31" calcext:value-type="date">
            <text:p>31. VIII. 07</text:p>
          </table:table-cell>
          <table:table-cell table:style-name="ce127" table:formula="of:=TEXT([.A32];&quot;Ddd&quot;)" office:value-type="string" office:string-value="pet" calcext:value-type="string">
            <text:p>pet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office:annotation draw:style-name="gr15" draw:text-style-name="P2" svg:width="2.833cm" svg:height="1.386cm" svg:x="8.048cm" svg:y="19.819cm" draw:caption-point-x="-0.243cm" draw:caption-point-y="1.899cm">
              <dc:date>2022-03-21T00:00:00</dc:date>
              <text:p text:style-name="P1">dopust v avgustu od 25. do 31.</text:p>
            </office:annotation>
            <text:p>D</text:p>
          </table:table-cell>
          <table:table-cell table:style-name="ce13" office:value-type="string" calcext:value-type="string">
            <text:p>KVIT</text:p>
          </table:table-cell>
          <table:table-cell table:style-name="ce17" office:value-type="string" calcext:value-type="string">
            <text:p><text:span text:style-name="T1">52</text:span><text:span text:style-name="T2">L</text:span>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office:annotation draw:style-name="gr15" draw:text-style-name="P2" svg:width="2.833cm" svg:height="1.231cm" svg:x="15.04cm" svg:y="19.819cm" draw:caption-point-x="-0.232cm" draw:caption-point-y="1.899cm">
              <dc:date>2022-03-21T00:00:00</dc:date>
              <text:p text:style-name="P1">dopust 30.in 31.8.</text:p>
            </office:annotation>
            <text:p>D</text:p>
          </table:table-cell>
          <table:table-cell table:style-name="ce13" office:value-type="string" calcext:value-type="string">
            <text:p>11-19</text:p>
          </table:table-cell>
          <table:table-cell table:style-name="ce33" office:value-type="string" calcext:value-type="string">
            <text:p>KON</text:p>
          </table:table-cell>
          <table:table-cell table:style-name="ce137" table:formula="of:=COUNTIF([.C32:.K32];&quot;L&quot;) + COUNTIF([.C32:.K32];&quot;52L&quot;)+COUNTIF([.C32:.K32];&quot;51L&quot;)+COUNTIF([.C32:.K32];&quot;1L&quot;)+COUNTIF([.C32:.K32];&quot;KVITL&quot;)+COUNTIF([.C32:.K32];&quot;UL&quot;)+COUNTIF([.C32:.K32];&quot;2l&quot;)" office:value-type="float" office:value="1" calcext:value-type="float">
            <text:p>1</text:p>
          </table:table-cell>
          <table:table-cell table:style-name="ce137" table:formula="of:=COUNTIF([.C32:.K32];&quot;51&quot;) + COUNTIF([.C32:.K32];&quot;51L&quot;)" office:value-type="float" office:value="1" calcext:value-type="float">
            <text:p>1</text:p>
          </table:table-cell>
          <table:table-cell table:style-name="ce137" table:formula="of:=COUNTIF([.C32:.K32];&quot;52&quot;) + COUNTIF([.C32:.K32];&quot;52L&quot;)" office:value-type="float" office:value="1" calcext:value-type="float">
            <text:p>1</text:p>
          </table:table-cell>
          <table:table-cell table:style-name="ce137" table:formula="of:=COUNTIF([.C32:.K32];&quot;11-19&quot;) + COUNTIF([.C32:.K32];&quot;2&quot;)" office:value-type="float" office:value="1" calcext:value-type="float">
            <text:p>1</text:p>
          </table:table-cell>
          <table:table-cell table:style-name="ce137" table:formula="of:=COUNTIF([.C32:.K32];&quot;U&quot;)+COUNTIF([.C32:.K32];&quot;UL&quot;)" office:value-type="float" office:value="0" calcext:value-type="float">
            <text:p>0</text:p>
          </table:table-cell>
          <table:table-cell table:style-name="ce137" table:formula="of:=COUNTIF([.C32:.K32];&quot;KVIT&quot;)" office:value-type="float" office:value="1" calcext:value-type="float">
            <text:p>1</text:p>
          </table:table-cell>
          <table:table-cell table:style-name="ce139" table:formula="of:=COUNTBLANK([.C32:.K32])" office:value-type="float" office:value="1" calcext:value-type="float">
            <text:p>1</text:p>
          </table:table-cell>
          <table:table-cell table:style-name="ce141" table:formula="of:=COUNTIF([.C32:.K32];&quot;51&quot;) + COUNTIF([.C32:.K32];&quot;51L&quot;)+COUNTIF([.C32:.K32];&quot;2&quot;)+COUNTIF([.C32:.K32];&quot;52&quot;)+COUNTIF([.C32:.K3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5" table:number-columns-repeated="8"/>
          <table:table-cell table:style-name="ce121"/>
          <table:table-cell table:style-name="ce5" table:number-columns-repeated="3"/>
          <table:table-cell table:style-name="ce35" table:number-columns-repeated="6"/>
          <table:table-cell table:style-name="ce140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5" calcext:value-type="float">
            <text:p>5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5" calcext:value-type="float">
            <text:p>5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3" calcext:value-type="float">
            <text:p>3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121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3" calcext:value-type="float">
            <text:p>3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2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1" calcext:value-type="float">
            <text:p>1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8"/>
          <table:table-cell table:style-name="ce122"/>
          <table:table-cell table:style-name="ce6" table:number-columns-repeated="3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8"/>
          <table:table-cell table:style-name="ce122"/>
          <table:table-cell table:style-name="ce6" table:number-columns-repeated="3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3" table:number-rows-repeated="33536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vgust.B2:avgust.B32 avgust.C21:avgust.C21">
            <calcext:condition calcext:apply-style-name="ConditionalStyle_1" calcext:value="=&quot;Sob&quot;" calcext:base-cell-address="avgust.B2"/>
            <calcext:condition calcext:apply-style-name="ConditionalStyle_1" calcext:value="=&quot;Ned&quot;" calcext:base-cell-address="avgust.B2"/>
          </calcext:conditional-format>
          <calcext:conditional-format calcext:target-range-address="avgust.C2:avgust.C11">
            <calcext:condition calcext:apply-style-name="ConditionalStyle_1" calcext:value="=&quot;Sob&quot;" calcext:base-cell-address="avgust.C2"/>
            <calcext:condition calcext:apply-style-name="ConditionalStyle_1" calcext:value="=&quot;Ned&quot;" calcext:base-cell-address="avgust.C2"/>
          </calcext:conditional-format>
          <calcext:conditional-format calcext:target-range-address="avgust.M2:avgust.R32">
            <calcext:condition calcext:apply-style-name="ConditionalStyle_2" calcext:value="&lt;1" calcext:base-cell-address="avgust.M2"/>
            <calcext:condition calcext:apply-style-name="ConditionalStyle_3" calcext:value="&gt;1" calcext:base-cell-address="avgust.M2"/>
          </calcext:conditional-format>
          <calcext:conditional-format calcext:target-range-address="avgust.S2:avgust.S33">
            <calcext:condition calcext:apply-style-name="ConditionalStyle_4" calcext:value="!=0" calcext:base-cell-address="avgust.S2"/>
          </calcext:conditional-format>
          <calcext:conditional-format calcext:target-range-address="avgust.T2:avgust.T32">
            <calcext:condition calcext:apply-style-name="ConditionalStyle_2" calcext:value="&lt;2" calcext:base-cell-address="avgust.T2"/>
            <calcext:condition calcext:apply-style-name="ConditionalStyle_5" calcext:value="&gt;2" calcext:base-cell-address="avgust.T2"/>
          </calcext:conditional-format>
        </calcext:conditional-formats>
      </table:table>
      <table:table table:name="september" table:style-name="ta9" table:print-ranges="september.A1:september.L31">
        <table:table-column table:style-name="co25" table:default-cell-style-name="ce7"/>
        <table:table-column table:style-name="co2" table:number-columns-repeated="11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3" table:default-cell-style-name="ce7"/>
        <table:table-column table:style-name="co29" table:default-cell-style-name="ce7"/>
        <table:table-column table:style-name="co3" table:number-columns-repeated="2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142" office:value-type="string" calcext:value-type="string">
            <text:p>Datum</text:p>
          </table:table-cell>
          <table:table-cell table:style-name="ce146"/>
          <table:table-cell table:style-name="ce150" office:value-type="string" calcext:value-type="string">
            <text:p>KOS</text:p>
          </table:table-cell>
          <table:table-cell table:style-name="ce150" office:value-type="string" calcext:value-type="string">
            <text:p>ŠOŠ</text:p>
          </table:table-cell>
          <table:table-cell table:style-name="ce150" office:value-type="string" calcext:value-type="string">
            <text:p>PIN</text:p>
          </table:table-cell>
          <table:table-cell table:style-name="ce162" office:value-type="string" calcext:value-type="string">
            <text:p>KON</text:p>
          </table:table-cell>
          <table:table-cell table:style-name="ce150" office:value-type="string" calcext:value-type="string">
            <text:p>MIR</text:p>
          </table:table-cell>
          <table:table-cell table:style-name="ce150" office:value-type="string" calcext:value-type="string">
            <text:p>HOL</text:p>
          </table:table-cell>
          <table:table-cell table:style-name="ce164" office:value-type="string" calcext:value-type="string">
            <text:p>?</text:p>
          </table:table-cell>
          <table:table-cell table:style-name="ce150" office:value-type="string" calcext:value-type="string">
            <text:p>DAN</text:p>
          </table:table-cell>
          <table:table-cell table:style-name="ce150" office:value-type="string" calcext:value-type="string">
            <text:p>MŠŠ</text:p>
          </table:table-cell>
          <table:table-cell table:style-name="ce16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52" calcext:value-type="float">
            <text:p>52</text:p>
          </table:table-cell>
          <table:table-cell table:style-name="ce75" office:value-type="string" calcext:value-type="string">
            <text:p>11-19</text:p>
          </table:table-cell>
          <table:table-cell table:style-name="ce41" office:value-type="string" calcext:value-type="string">
            <text:p>U</text:p>
          </table:table-cell>
          <table:table-cell table:style-name="ce77" office:value-type="string" calcext:value-type="string">
            <text:p>KVIT</text:p>
          </table:table-cell>
          <table:table-cell table:style-name="ce168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01" calcext:value-type="date">
            <text:p>1. IX. 07</text:p>
          </table:table-cell>
          <table:table-cell table:style-name="ce147" table:formula="of:=TEXT([.A2];&quot;Ddd&quot;)" office:value-type="string" office:string-value="sob" calcext:value-type="string">
            <text:p>sob</text:p>
          </table:table-cell>
          <table:table-cell table:style-name="ce149" table:number-columns-repeated="8"/>
          <table:table-cell table:style-name="ce154" office:value-type="string" calcext:value-type="string">
            <office:annotation draw:style-name="gr4" draw:text-style-name="P2" svg:width="3.08cm" svg:height="2.176cm" svg:x="16.704cm" svg:y="0cm" draw:caption-point-x="-0.222cm" draw:caption-point-y="0.71cm">
              <dc:date>2022-03-21T00:00:00</dc:date>
              <text:p text:style-name="P1">dopust cel september. Dežurstvo po dogovoru s Kontestabilem</text:p>
            </office:annotation>
            <text:p>L</text:p>
          </table:table-cell>
          <table:table-cell table:style-name="ce166" office:value-type="string" calcext:value-type="string">
            <text:p>KOS</text:p>
          </table:table-cell>
          <table:table-cell table:style-name="ce167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67" table:formula="of:=COUNTIF([.C2:.K2];&quot;51&quot;) + COUNTIF([.C2:.K2];&quot;51L&quot;)" office:value-type="float" office:value="0" calcext:value-type="float">
            <text:p>0</text:p>
          </table:table-cell>
          <table:table-cell table:style-name="ce167" table:formula="of:=COUNTIF([.C2:.K2];&quot;52&quot;) + COUNTIF([.C2:.K2];&quot;52L&quot;)" office:value-type="float" office:value="0" calcext:value-type="float">
            <text:p>0</text:p>
          </table:table-cell>
          <table:table-cell table:style-name="ce167" table:formula="of:=COUNTIF([.C2:.K2];&quot;11-19&quot;) + COUNTIF([.C2:.K2];&quot;2&quot;)" office:value-type="float" office:value="0" calcext:value-type="float">
            <text:p>0</text:p>
          </table:table-cell>
          <table:table-cell table:style-name="ce167" table:formula="of:=COUNTIF([.C2:.K2];&quot;U&quot;)+COUNTIF([.C2:.K2];&quot;UL&quot;)" office:value-type="float" office:value="0" calcext:value-type="float">
            <text:p>0</text:p>
          </table:table-cell>
          <table:table-cell table:style-name="ce167" table:formula="of:=COUNTIF([.C2:.K2];&quot;KVIT&quot;)" office:value-type="float" office:value="0" calcext:value-type="float">
            <text:p>0</text:p>
          </table:table-cell>
          <table:table-cell table:style-name="ce169" table:formula="of:=COUNTBLANK([.C2:.K2])" office:value-type="float" office:value="8" calcext:value-type="float">
            <text:p>8</text:p>
          </table:table-cell>
          <table:table-cell table:style-name="ce171" table:formula="of:=COUNTIF([.C2:.K2];&quot;51&quot;) + COUNTIF([.C2:.K2];&quot;51L&quot;)+COUNTIF([.C2:.K2];&quot;2&quot;)+COUNTIF([.C2:.K2];&quot;52&quot;)+COUNTIF([.C2:.K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02" calcext:value-type="date">
            <text:p>2. IX. 07</text:p>
          </table:table-cell>
          <table:table-cell table:style-name="ce147" table:formula="of:=TEXT([.A3];&quot;Ddd&quot;)" office:value-type="string" office:string-value="ned" calcext:value-type="string">
            <text:p>ned</text:p>
          </table:table-cell>
          <table:table-cell table:style-name="ce149" table:number-columns-repeated="8"/>
          <table:table-cell table:style-name="ce154" office:value-type="string" calcext:value-type="string">
            <office:annotation draw:style-name="gr4" draw:text-style-name="P2" svg:width="3.08cm" svg:height="2.176cm" svg:x="16.704cm" svg:y="0cm" draw:caption-point-x="-0.222cm" draw:caption-point-y="1.41cm">
              <dc:date>2022-03-21T00:00:00</dc:date>
              <text:p text:style-name="P1">dopust cel september. Dežurstvo po dogovoru s Kontestabilem</text:p>
            </office:annotation>
            <text:p>L</text:p>
          </table:table-cell>
          <table:table-cell table:style-name="ce166" office:value-type="string" calcext:value-type="string">
            <text:p>KOS</text:p>
          </table:table-cell>
          <table:table-cell table:style-name="ce167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67" table:formula="of:=COUNTIF([.C3:.K3];&quot;51&quot;) + COUNTIF([.C3:.K3];&quot;51L&quot;)" office:value-type="float" office:value="0" calcext:value-type="float">
            <text:p>0</text:p>
          </table:table-cell>
          <table:table-cell table:style-name="ce167" table:formula="of:=COUNTIF([.C3:.K3];&quot;52&quot;) + COUNTIF([.C3:.K3];&quot;52L&quot;)" office:value-type="float" office:value="0" calcext:value-type="float">
            <text:p>0</text:p>
          </table:table-cell>
          <table:table-cell table:style-name="ce167" table:formula="of:=COUNTIF([.C3:.K3];&quot;11-19&quot;) + COUNTIF([.C3:.K3];&quot;2&quot;)" office:value-type="float" office:value="0" calcext:value-type="float">
            <text:p>0</text:p>
          </table:table-cell>
          <table:table-cell table:style-name="ce167" table:formula="of:=COUNTIF([.C3:.K3];&quot;U&quot;)+COUNTIF([.C3:.K3];&quot;UL&quot;)" office:value-type="float" office:value="0" calcext:value-type="float">
            <text:p>0</text:p>
          </table:table-cell>
          <table:table-cell table:style-name="ce167" table:formula="of:=COUNTIF([.C3:.K3];&quot;KVIT&quot;)" office:value-type="float" office:value="0" calcext:value-type="float">
            <text:p>0</text:p>
          </table:table-cell>
          <table:table-cell table:style-name="ce169" table:formula="of:=COUNTBLANK([.C3:.K3])" office:value-type="float" office:value="8" calcext:value-type="float">
            <text:p>8</text:p>
          </table:table-cell>
          <table:table-cell table:style-name="ce171" table:formula="of:=COUNTIF([.C3:.K3];&quot;51&quot;) + COUNTIF([.C3:.K3];&quot;51L&quot;)+COUNTIF([.C3:.K3];&quot;2&quot;)+COUNTIF([.C3:.K3];&quot;52&quot;)+COUNTIF([.C3:.K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03" calcext:value-type="date">
            <text:p>3. IX. 07</text:p>
          </table:table-cell>
          <table:table-cell table:style-name="ce147" table:formula="of:=TEXT([.A4];&quot;Ddd&quot;)" office:value-type="string" office:string-value="pon" calcext:value-type="string">
            <text:p>pon</text:p>
          </table:table-cell>
          <table:table-cell table:style-name="ce151" office:value-type="string" calcext:value-type="string">
            <text:p>U</text:p>
          </table:table-cell>
          <table:table-cell table:number-columns-repeated="2" table:style-name="ce151" office:value-type="string" calcext:value-type="string">
            <text:p>KVIT</text:p>
          </table:table-cell>
          <table:table-cell table:style-name="ce147" office:value-type="string" calcext:value-type="string">
            <office:annotation draw:style-name="gr2" draw:text-style-name="P2" svg:width="2.843cm" svg:height="0.658cm" svg:x="9.711cm" svg:y="0.233cm" draw:caption-point-x="-0.232cm" draw:caption-point-y="1.877cm">
              <dc:date>2022-03-21T00:00:00</dc:date>
              <text:p text:style-name="P1">dopust 3.9.</text:p>
            </office:annotation>
            <text:p>D</text:p>
          </table:table-cell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47"/>
          <table:table-cell table:style-name="ce152" office:value-type="string" calcext:value-type="string">
            <text:p>51</text:p>
          </table:table-cell>
          <table:table-cell table:style-name="ce147" office:value-type="string" calcext:value-type="string">
            <office:annotation draw:style-name="gr14" draw:text-style-name="P2" svg:width="3.08cm" svg:height="1.241cm" svg:x="16.704cm" svg:y="0.233cm" draw:caption-point-x="-0.222cm" draw:caption-point-y="1.877cm">
              <dc:date>2022-03-21T00:00:00</dc:date>
              <text:p text:style-name="P1">dopust cel september.</text:p>
            </office:annotation>
            <text:p>X</text:p>
          </table:table-cell>
          <table:table-cell table:style-name="ce166" office:value-type="string" calcext:value-type="string">
            <text:p>PIN</text:p>
          </table:table-cell>
          <table:table-cell table:style-name="ce167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67" table:formula="of:=COUNTIF([.C4:.K4];&quot;51&quot;) + COUNTIF([.C4:.K4];&quot;51L&quot;)" office:value-type="float" office:value="1" calcext:value-type="float">
            <text:p>1</text:p>
          </table:table-cell>
          <table:table-cell table:style-name="ce167" table:formula="of:=COUNTIF([.C4:.K4];&quot;52&quot;) + COUNTIF([.C4:.K4];&quot;52L&quot;)" office:value-type="float" office:value="1" calcext:value-type="float">
            <text:p>1</text:p>
          </table:table-cell>
          <table:table-cell table:style-name="ce167" table:formula="of:=COUNTIF([.C4:.K4];&quot;11-19&quot;) + COUNTIF([.C4:.K4];&quot;2&quot;)" office:value-type="float" office:value="1" calcext:value-type="float">
            <text:p>1</text:p>
          </table:table-cell>
          <table:table-cell table:style-name="ce167" table:formula="of:=COUNTIF([.C4:.K4];&quot;U&quot;)+COUNTIF([.C4:.K4];&quot;UL&quot;)" office:value-type="float" office:value="1" calcext:value-type="float">
            <text:p>1</text:p>
          </table:table-cell>
          <table:table-cell table:style-name="ce167" table:formula="of:=COUNTIF([.C4:.K4];&quot;KVIT&quot;)" office:value-type="float" office:value="2" calcext:value-type="float">
            <text:p>2</text:p>
          </table:table-cell>
          <table:table-cell table:style-name="ce169" table:formula="of:=COUNTBLANK([.C4:.K4])" office:value-type="float" office:value="1" calcext:value-type="float">
            <text:p>1</text:p>
          </table:table-cell>
          <table:table-cell table:style-name="ce171" table:formula="of:=COUNTIF([.C4:.K4];&quot;51&quot;) + COUNTIF([.C4:.K4];&quot;51L&quot;)+COUNTIF([.C4:.K4];&quot;2&quot;)+COUNTIF([.C4:.K4];&quot;52&quot;)+COUNTIF([.C4:.K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04" calcext:value-type="date">
            <text:p>4. IX. 07</text:p>
          </table:table-cell>
          <table:table-cell table:style-name="ce147" table:formula="of:=TEXT([.A5];&quot;Ddd&quot;)" office:value-type="string" office:string-value="tor" calcext:value-type="string">
            <text:p>tor</text:p>
          </table:table-cell>
          <table:table-cell table:style-name="ce152" office:value-type="string" calcext:value-type="string">
            <text:p>51</text:p>
          </table:table-cell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11-19</text:p>
          </table:table-cell>
          <table:table-cell table:style-name="ce147"/>
          <table:table-cell table:style-name="ce151" office:value-type="string" calcext:value-type="string">
            <text:p>KVIT</text:p>
          </table:table-cell>
          <table:table-cell table:style-name="ce147" office:value-type="string" calcext:value-type="string">
            <office:annotation draw:style-name="gr14" draw:text-style-name="P2" svg:width="3.08cm" svg:height="1.241cm" svg:x="16.704cm" svg:y="0.933cm" draw:caption-point-x="-0.222cm" draw:caption-point-y="1.87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PIN</text:p>
          </table:table-cell>
          <table:table-cell table:style-name="ce167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67" table:formula="of:=COUNTIF([.C5:.K5];&quot;51&quot;) + COUNTIF([.C5:.K5];&quot;51L&quot;)" office:value-type="float" office:value="1" calcext:value-type="float">
            <text:p>1</text:p>
          </table:table-cell>
          <table:table-cell table:style-name="ce167" table:formula="of:=COUNTIF([.C5:.K5];&quot;52&quot;) + COUNTIF([.C5:.K5];&quot;52L&quot;)" office:value-type="float" office:value="1" calcext:value-type="float">
            <text:p>1</text:p>
          </table:table-cell>
          <table:table-cell table:style-name="ce167" table:formula="of:=COUNTIF([.C5:.K5];&quot;11-19&quot;) + COUNTIF([.C5:.K5];&quot;2&quot;)" office:value-type="float" office:value="1" calcext:value-type="float">
            <text:p>1</text:p>
          </table:table-cell>
          <table:table-cell table:style-name="ce167" table:formula="of:=COUNTIF([.C5:.K5];&quot;U&quot;)+COUNTIF([.C5:.K5];&quot;UL&quot;)" office:value-type="float" office:value="1" calcext:value-type="float">
            <text:p>1</text:p>
          </table:table-cell>
          <table:table-cell table:style-name="ce167" table:formula="of:=COUNTIF([.C5:.K5];&quot;KVIT&quot;)" office:value-type="float" office:value="2" calcext:value-type="float">
            <text:p>2</text:p>
          </table:table-cell>
          <table:table-cell table:style-name="ce169" table:formula="of:=COUNTBLANK([.C5:.K5])" office:value-type="float" office:value="1" calcext:value-type="float">
            <text:p>1</text:p>
          </table:table-cell>
          <table:table-cell table:style-name="ce171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05" calcext:value-type="date">
            <text:p>5. IX. 07</text:p>
          </table:table-cell>
          <table:table-cell table:style-name="ce147" table:formula="of:=TEXT([.A6];&quot;Ddd&quot;)" office:value-type="string" office:string-value="sre" calcext:value-type="string">
            <text:p>sre</text:p>
          </table:table-cell>
          <table:table-cell table:style-name="ce152" office:value-type="string" calcext:value-type="string">
            <text:p>51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47"/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47" office:value-type="string" calcext:value-type="string">
            <office:annotation draw:style-name="gr11" draw:text-style-name="P2" svg:width="3.08cm" svg:height="1.242cm" svg:x="16.704cm" svg:y="1.633cm" draw:caption-point-x="-0.222cm" draw:caption-point-y="1.87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PIN</text:p>
          </table:table-cell>
          <table:table-cell table:style-name="ce167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67" table:formula="of:=COUNTIF([.C6:.K6];&quot;51&quot;) + COUNTIF([.C6:.K6];&quot;51L&quot;)" office:value-type="float" office:value="1" calcext:value-type="float">
            <text:p>1</text:p>
          </table:table-cell>
          <table:table-cell table:style-name="ce167" table:formula="of:=COUNTIF([.C6:.K6];&quot;52&quot;) + COUNTIF([.C6:.K6];&quot;52L&quot;)" office:value-type="float" office:value="1" calcext:value-type="float">
            <text:p>1</text:p>
          </table:table-cell>
          <table:table-cell table:style-name="ce167" table:formula="of:=COUNTIF([.C6:.K6];&quot;11-19&quot;) + COUNTIF([.C6:.K6];&quot;2&quot;)" office:value-type="float" office:value="1" calcext:value-type="float">
            <text:p>1</text:p>
          </table:table-cell>
          <table:table-cell table:style-name="ce167" table:formula="of:=COUNTIF([.C6:.K6];&quot;U&quot;)+COUNTIF([.C6:.K6];&quot;UL&quot;)" office:value-type="float" office:value="1" calcext:value-type="float">
            <text:p>1</text:p>
          </table:table-cell>
          <table:table-cell table:style-name="ce167" table:formula="of:=COUNTIF([.C6:.K6];&quot;KVIT&quot;)" office:value-type="float" office:value="2" calcext:value-type="float">
            <text:p>2</text:p>
          </table:table-cell>
          <table:table-cell table:style-name="ce169" table:formula="of:=COUNTBLANK([.C6:.K6])" office:value-type="float" office:value="1" calcext:value-type="float">
            <text:p>1</text:p>
          </table:table-cell>
          <table:table-cell table:style-name="ce171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06" calcext:value-type="date">
            <text:p>6. IX. 07</text:p>
          </table:table-cell>
          <table:table-cell table:style-name="ce147" table:formula="of:=TEXT([.A7];&quot;Ddd&quot;)" office:value-type="string" office:string-value="čet" calcext:value-type="string">
            <text:p>čet</text:p>
          </table:table-cell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55" office:value-type="string" calcext:value-type="string">
            <text:p>52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47"/>
          <table:table-cell table:style-name="ce151" office:value-type="string" calcext:value-type="string">
            <text:p>X</text:p>
          </table:table-cell>
          <table:table-cell table:style-name="ce147" office:value-type="string" calcext:value-type="string">
            <office:annotation draw:style-name="gr11" draw:text-style-name="P2" svg:width="3.08cm" svg:height="1.242cm" svg:x="16.704cm" svg:y="2.333cm" draw:caption-point-x="-0.222cm" draw:caption-point-y="1.87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PIN</text:p>
          </table:table-cell>
          <table:table-cell table:style-name="ce167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67" table:formula="of:=COUNTIF([.C7:.K7];&quot;51&quot;) + COUNTIF([.C7:.K7];&quot;51L&quot;)" office:value-type="float" office:value="1" calcext:value-type="float">
            <text:p>1</text:p>
          </table:table-cell>
          <table:table-cell table:style-name="ce167" table:formula="of:=COUNTIF([.C7:.K7];&quot;52&quot;) + COUNTIF([.C7:.K7];&quot;52L&quot;)" office:value-type="float" office:value="1" calcext:value-type="float">
            <text:p>1</text:p>
          </table:table-cell>
          <table:table-cell table:style-name="ce167" table:formula="of:=COUNTIF([.C7:.K7];&quot;11-19&quot;) + COUNTIF([.C7:.K7];&quot;2&quot;)" office:value-type="float" office:value="1" calcext:value-type="float">
            <text:p>1</text:p>
          </table:table-cell>
          <table:table-cell table:style-name="ce167" table:formula="of:=COUNTIF([.C7:.K7];&quot;U&quot;)+COUNTIF([.C7:.K7];&quot;UL&quot;)" office:value-type="float" office:value="1" calcext:value-type="float">
            <text:p>1</text:p>
          </table:table-cell>
          <table:table-cell table:style-name="ce167" table:formula="of:=COUNTIF([.C7:.K7];&quot;KVIT&quot;)" office:value-type="float" office:value="2" calcext:value-type="float">
            <text:p>2</text:p>
          </table:table-cell>
          <table:table-cell table:style-name="ce169" table:formula="of:=COUNTBLANK([.C7:.K7])" office:value-type="float" office:value="1" calcext:value-type="float">
            <text:p>1</text:p>
          </table:table-cell>
          <table:table-cell table:style-name="ce171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07" calcext:value-type="date">
            <text:p>7. IX. 07</text:p>
          </table:table-cell>
          <table:table-cell table:style-name="ce147" table:formula="of:=TEXT([.A8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51</text:p>
          </table:table-cell>
          <table:table-cell table:style-name="ce147"/>
          <table:table-cell table:style-name="ce151" office:value-type="string" calcext:value-type="string">
            <text:p>11-19</text:p>
          </table:table-cell>
          <table:table-cell table:style-name="ce147" office:value-type="string" calcext:value-type="string">
            <office:annotation draw:style-name="gr14" draw:text-style-name="P2" svg:width="3.08cm" svg:height="1.241cm" svg:x="16.704cm" svg:y="3.034cm" draw:caption-point-x="-0.222cm" draw:caption-point-y="1.877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PIN</text:p>
          </table:table-cell>
          <table:table-cell table:style-name="ce167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67" table:formula="of:=COUNTIF([.C8:.K8];&quot;51&quot;) + COUNTIF([.C8:.K8];&quot;51L&quot;)" office:value-type="float" office:value="1" calcext:value-type="float">
            <text:p>1</text:p>
          </table:table-cell>
          <table:table-cell table:style-name="ce167" table:formula="of:=COUNTIF([.C8:.K8];&quot;52&quot;) + COUNTIF([.C8:.K8];&quot;52L&quot;)" office:value-type="float" office:value="1" calcext:value-type="float">
            <text:p>1</text:p>
          </table:table-cell>
          <table:table-cell table:style-name="ce167" table:formula="of:=COUNTIF([.C8:.K8];&quot;11-19&quot;) + COUNTIF([.C8:.K8];&quot;2&quot;)" office:value-type="float" office:value="1" calcext:value-type="float">
            <text:p>1</text:p>
          </table:table-cell>
          <table:table-cell table:style-name="ce167" table:formula="of:=COUNTIF([.C8:.K8];&quot;U&quot;)+COUNTIF([.C8:.K8];&quot;UL&quot;)" office:value-type="float" office:value="1" calcext:value-type="float">
            <text:p>1</text:p>
          </table:table-cell>
          <table:table-cell table:style-name="ce167" table:formula="of:=COUNTIF([.C8:.K8];&quot;KVIT&quot;)" office:value-type="float" office:value="2" calcext:value-type="float">
            <text:p>2</text:p>
          </table:table-cell>
          <table:table-cell table:style-name="ce169" table:formula="of:=COUNTBLANK([.C8:.K8])" office:value-type="float" office:value="1" calcext:value-type="float">
            <text:p>1</text:p>
          </table:table-cell>
          <table:table-cell table:style-name="ce171" table:formula="of:=COUNTIF([.C8:.K8];&quot;51&quot;) + COUNTIF([.C8:.K8];&quot;51L&quot;)+COUNTIF([.C8:.K8];&quot;2&quot;)+COUNTIF([.C8:.K8];&quot;52&quot;)+COUNTIF([.C8:.K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08" calcext:value-type="date">
            <text:p>8. IX. 07</text:p>
          </table:table-cell>
          <table:table-cell table:style-name="ce147" table:formula="of:=TEXT([.A9];&quot;Ddd&quot;)" office:value-type="string" office:string-value="sob" calcext:value-type="string">
            <text:p>sob</text:p>
          </table:table-cell>
          <table:table-cell table:style-name="ce154">
            <office:annotation draw:style-name="gr18" draw:text-style-name="P2" svg:width="2.843cm" svg:height="2.706cm" svg:x="5.521cm" svg:y="3.734cm" draw:caption-point-x="-0.243cm" draw:caption-point-y="1.878cm">
              <dc:date>2022-03-21T00:00:00</dc:date>
              <text:p text:style-name="P1">vikend s KVIT tednom, najraje 8. in 9. september (ali 15., 16. september)</text:p>
            </office:annotation>
          </table:table-cell>
          <table:table-cell table:style-name="ce149"/>
          <table:table-cell table:style-name="ce161" office:value-type="string" calcext:value-type="string">
            <text:p>L</text:p>
          </table:table-cell>
          <table:table-cell table:style-name="ce149" table:number-columns-repeated="5"/>
          <table:table-cell table:style-name="ce149" office:value-type="string" calcext:value-type="string">
            <office:annotation draw:style-name="gr15" draw:text-style-name="P2" svg:width="3.08cm" svg:height="1.231cm" svg:x="16.704cm" svg:y="3.734cm" draw:caption-point-x="-0.222cm" draw:caption-point-y="1.87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67" table:formula="of:=COUNTIF([.C9:.K9];&quot;51&quot;) + COUNTIF([.C9:.K9];&quot;51L&quot;)" office:value-type="float" office:value="0" calcext:value-type="float">
            <text:p>0</text:p>
          </table:table-cell>
          <table:table-cell table:style-name="ce167" table:formula="of:=COUNTIF([.C9:.K9];&quot;52&quot;) + COUNTIF([.C9:.K9];&quot;52L&quot;)" office:value-type="float" office:value="0" calcext:value-type="float">
            <text:p>0</text:p>
          </table:table-cell>
          <table:table-cell table:style-name="ce167" table:formula="of:=COUNTIF([.C9:.K9];&quot;11-19&quot;) + COUNTIF([.C9:.K9];&quot;2&quot;)" office:value-type="float" office:value="0" calcext:value-type="float">
            <text:p>0</text:p>
          </table:table-cell>
          <table:table-cell table:style-name="ce167" table:formula="of:=COUNTIF([.C9:.K9];&quot;U&quot;)+COUNTIF([.C9:.K9];&quot;UL&quot;)" office:value-type="float" office:value="0" calcext:value-type="float">
            <text:p>0</text:p>
          </table:table-cell>
          <table:table-cell table:style-name="ce167" table:formula="of:=COUNTIF([.C9:.K9];&quot;KVIT&quot;)" office:value-type="float" office:value="0" calcext:value-type="float">
            <text:p>0</text:p>
          </table:table-cell>
          <table:table-cell table:style-name="ce169" table:formula="of:=COUNTBLANK([.C9:.K9])" office:value-type="float" office:value="7" calcext:value-type="float">
            <text:p>7</text:p>
          </table:table-cell>
          <table:table-cell table:style-name="ce171" table:formula="of:=COUNTIF([.C9:.K9];&quot;51&quot;) + COUNTIF([.C9:.K9];&quot;51L&quot;)+COUNTIF([.C9:.K9];&quot;2&quot;)+COUNTIF([.C9:.K9];&quot;52&quot;)+COUNTIF([.C9:.K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09" calcext:value-type="date">
            <text:p>9. IX. 07</text:p>
          </table:table-cell>
          <table:table-cell table:style-name="ce147" table:formula="of:=TEXT([.A10];&quot;Ddd&quot;)" office:value-type="string" office:string-value="ned" calcext:value-type="string">
            <text:p>ned</text:p>
          </table:table-cell>
          <table:table-cell table:style-name="ce154">
            <office:annotation draw:style-name="gr18" draw:text-style-name="P2" svg:width="2.843cm" svg:height="2.706cm" svg:x="5.521cm" svg:y="4.434cm" draw:caption-point-x="-0.243cm" draw:caption-point-y="1.878cm">
              <dc:date>2022-03-21T00:00:00</dc:date>
              <text:p text:style-name="P1">vikend s KVIT tednom, najraje 8. in 9. september (ali 15., 16. september)</text:p>
            </office:annotation>
          </table:table-cell>
          <table:table-cell table:style-name="ce149"/>
          <table:table-cell table:style-name="ce161" office:value-type="string" calcext:value-type="string">
            <text:p>L</text:p>
          </table:table-cell>
          <table:table-cell table:style-name="ce149" table:number-columns-repeated="5"/>
          <table:table-cell table:style-name="ce149" office:value-type="string" calcext:value-type="string">
            <office:annotation draw:style-name="gr12" draw:text-style-name="P2" svg:width="3.08cm" svg:height="1.232cm" svg:x="16.704cm" svg:y="4.434cm" draw:caption-point-x="-0.222cm" draw:caption-point-y="1.87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67" table:formula="of:=COUNTIF([.C10:.K10];&quot;51&quot;) + COUNTIF([.C10:.K10];&quot;51L&quot;)" office:value-type="float" office:value="0" calcext:value-type="float">
            <text:p>0</text:p>
          </table:table-cell>
          <table:table-cell table:style-name="ce167" table:formula="of:=COUNTIF([.C10:.K10];&quot;52&quot;) + COUNTIF([.C10:.K10];&quot;52L&quot;)" office:value-type="float" office:value="0" calcext:value-type="float">
            <text:p>0</text:p>
          </table:table-cell>
          <table:table-cell table:style-name="ce167" table:formula="of:=COUNTIF([.C10:.K10];&quot;11-19&quot;) + COUNTIF([.C10:.K10];&quot;2&quot;)" office:value-type="float" office:value="0" calcext:value-type="float">
            <text:p>0</text:p>
          </table:table-cell>
          <table:table-cell table:style-name="ce167" table:formula="of:=COUNTIF([.C10:.K10];&quot;U&quot;)+COUNTIF([.C10:.K10];&quot;UL&quot;)" office:value-type="float" office:value="0" calcext:value-type="float">
            <text:p>0</text:p>
          </table:table-cell>
          <table:table-cell table:style-name="ce167" table:formula="of:=COUNTIF([.C10:.K10];&quot;KVIT&quot;)" office:value-type="float" office:value="0" calcext:value-type="float">
            <text:p>0</text:p>
          </table:table-cell>
          <table:table-cell table:style-name="ce169" table:formula="of:=COUNTBLANK([.C10:.K10])" office:value-type="float" office:value="7" calcext:value-type="float">
            <text:p>7</text:p>
          </table:table-cell>
          <table:table-cell table:style-name="ce171" table:formula="of:=COUNTIF([.C10:.K10];&quot;51&quot;) + COUNTIF([.C10:.K10];&quot;51L&quot;)+COUNTIF([.C10:.K10];&quot;2&quot;)+COUNTIF([.C10:.K10];&quot;52&quot;)+COUNTIF([.C10:.K1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0" calcext:value-type="date">
            <text:p>10. IX. 07</text:p>
          </table:table-cell>
          <table:table-cell table:style-name="ce147" table:formula="of:=TEXT([.A11];&quot;Ddd&quot;)" office:value-type="string" office:string-value="pon" calcext:value-type="string">
            <text:p>pon</text:p>
          </table:table-cell>
          <table:table-cell table:style-name="ce153" office:value-type="string" calcext:value-type="string">
            <text:p><text:span text:style-name="T1">U</text:span><text:span text:style-name="T2">L</text:span></text:p>
          </table:table-cell>
          <table:table-cell table:style-name="ce151" office:value-type="string" calcext:value-type="string">
            <text:p>2</text:p>
          </table:table-cell>
          <table:table-cell table:style-name="ce151" office:value-type="string" calcext:value-type="string">
            <text:p>X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text:p>51</text:p>
          </table:table-cell>
          <table:table-cell table:style-name="ce159" office:value-type="string" calcext:value-type="string">
            <text:p>KVIT</text:p>
          </table:table-cell>
          <table:table-cell table:style-name="ce147"/>
          <table:table-cell table:style-name="ce152" office:value-type="string" calcext:value-type="string">
            <text:p>D</text:p>
          </table:table-cell>
          <table:table-cell table:style-name="ce147" office:value-type="string" calcext:value-type="string">
            <office:annotation draw:style-name="gr12" draw:text-style-name="P2" svg:width="3.08cm" svg:height="1.232cm" svg:x="16.704cm" svg:y="5.134cm" draw:caption-point-x="-0.222cm" draw:caption-point-y="1.87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HOL</text:p>
          </table:table-cell>
          <table:table-cell table:style-name="ce167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67" table:formula="of:=COUNTIF([.C11:.K11];&quot;51&quot;) + COUNTIF([.C11:.K11];&quot;51L&quot;)" office:value-type="float" office:value="1" calcext:value-type="float">
            <text:p>1</text:p>
          </table:table-cell>
          <table:table-cell table:style-name="ce167" table:formula="of:=COUNTIF([.C11:.K11];&quot;52&quot;) + COUNTIF([.C11:.K11];&quot;52L&quot;)" office:value-type="float" office:value="0" calcext:value-type="float">
            <text:p>0</text:p>
          </table:table-cell>
          <table:table-cell table:style-name="ce167" table:formula="of:=COUNTIF([.C11:.K11];&quot;11-19&quot;) + COUNTIF([.C11:.K11];&quot;2&quot;)" office:value-type="float" office:value="1" calcext:value-type="float">
            <text:p>1</text:p>
          </table:table-cell>
          <table:table-cell table:style-name="ce167" table:formula="of:=COUNTIF([.C11:.K11];&quot;U&quot;)+COUNTIF([.C11:.K11];&quot;UL&quot;)" office:value-type="float" office:value="1" calcext:value-type="float">
            <text:p>1</text:p>
          </table:table-cell>
          <table:table-cell table:style-name="ce167" table:formula="of:=COUNTIF([.C11:.K11];&quot;KVIT&quot;)" office:value-type="float" office:value="1" calcext:value-type="float">
            <text:p>1</text:p>
          </table:table-cell>
          <table:table-cell table:style-name="ce169" table:formula="of:=COUNTBLANK([.C11:.K11])" office:value-type="float" office:value="1" calcext:value-type="float">
            <text:p>1</text:p>
          </table:table-cell>
          <table:table-cell table:style-name="ce171" table:formula="of:=COUNTIF([.C11:.K11];&quot;51&quot;) + COUNTIF([.C11:.K11];&quot;51L&quot;)+COUNTIF([.C11:.K11];&quot;2&quot;)+COUNTIF([.C11:.K11];&quot;52&quot;)+COUNTIF([.C11:.K1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1" calcext:value-type="date">
            <text:p>11. IX. 07</text:p>
          </table:table-cell>
          <table:table-cell table:style-name="ce147" table:formula="of:=TEXT([.A12];&quot;Ddd&quot;)" office:value-type="string" office:string-value="tor" calcext:value-type="string">
            <text:p>tor</text:p>
          </table:table-cell>
          <table:table-cell table:style-name="ce151" office:value-type="string" calcext:value-type="string">
            <text:p>X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U</text:p>
          </table:table-cell>
          <table:table-cell table:style-name="ce147"/>
          <table:table-cell table:style-name="ce152" office:value-type="string" calcext:value-type="string">
            <text:p>51</text:p>
          </table:table-cell>
          <table:table-cell table:style-name="ce147" office:value-type="string" calcext:value-type="string">
            <office:annotation draw:style-name="gr15" draw:text-style-name="P2" svg:width="3.08cm" svg:height="1.231cm" svg:x="16.704cm" svg:y="5.835cm" draw:caption-point-x="-0.222cm" draw:caption-point-y="1.877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HOL</text:p>
          </table:table-cell>
          <table:table-cell table:style-name="ce167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67" table:formula="of:=COUNTIF([.C12:.K12];&quot;51&quot;) + COUNTIF([.C12:.K12];&quot;51L&quot;)" office:value-type="float" office:value="1" calcext:value-type="float">
            <text:p>1</text:p>
          </table:table-cell>
          <table:table-cell table:style-name="ce167" table:formula="of:=COUNTIF([.C12:.K12];&quot;52&quot;) + COUNTIF([.C12:.K12];&quot;52L&quot;)" office:value-type="float" office:value="1" calcext:value-type="float">
            <text:p>1</text:p>
          </table:table-cell>
          <table:table-cell table:style-name="ce167" table:formula="of:=COUNTIF([.C12:.K12];&quot;11-19&quot;) + COUNTIF([.C12:.K12];&quot;2&quot;)" office:value-type="float" office:value="1" calcext:value-type="float">
            <text:p>1</text:p>
          </table:table-cell>
          <table:table-cell table:style-name="ce167" table:formula="of:=COUNTIF([.C12:.K12];&quot;U&quot;)+COUNTIF([.C12:.K12];&quot;UL&quot;)" office:value-type="float" office:value="1" calcext:value-type="float">
            <text:p>1</text:p>
          </table:table-cell>
          <table:table-cell table:style-name="ce167" table:formula="of:=COUNTIF([.C12:.K12];&quot;KVIT&quot;)" office:value-type="float" office:value="1" calcext:value-type="float">
            <text:p>1</text:p>
          </table:table-cell>
          <table:table-cell table:style-name="ce169" table:formula="of:=COUNTBLANK([.C12:.K12])" office:value-type="float" office:value="1" calcext:value-type="float">
            <text:p>1</text:p>
          </table:table-cell>
          <table:table-cell table:style-name="ce171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2" calcext:value-type="date">
            <text:p>12. IX. 07</text:p>
          </table:table-cell>
          <table:table-cell table:style-name="ce147" table:formula="of:=TEXT([.A13];&quot;Ddd&quot;)" office:value-type="string" office:string-value="sre" calcext:value-type="string">
            <text:p>sre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155" office:value-type="string" calcext:value-type="string">
            <office:annotation draw:style-name="gr20" draw:text-style-name="P2" svg:width="2.833cm" svg:height="1.389cm" svg:x="8.322cm" svg:y="6.535cm" draw:caption-point-x="-0.243cm" draw:caption-point-y="1.878cm">
              <dc:date>2022-03-21T00:00:00</dc:date>
              <text:p text:style-name="P1">Ne me dat dežurat 12. in 16.septembra</text:p>
            </office:annotation>
            <text:p>52</text:p>
          </table:table-cell>
          <table:table-cell table:style-name="ce151" office:value-type="string" calcext:value-type="string">
            <text:p>X</text:p>
          </table:table-cell>
          <table:table-cell table:style-name="ce163" office:value-type="string" calcext:value-type="string">
            <text:p><text:span text:style-name="T3">D</text:span><text:span text:style-name="T4">L</text:span></text:p>
          </table:table-cell>
          <table:table-cell table:style-name="ce159" office:value-type="string" calcext:value-type="string">
            <text:p>KVIT</text:p>
          </table:table-cell>
          <table:table-cell table:style-name="ce147"/>
          <table:table-cell table:style-name="ce152" office:value-type="string" calcext:value-type="string">
            <text:p>51</text:p>
          </table:table-cell>
          <table:table-cell table:style-name="ce147" office:value-type="string" calcext:value-type="string">
            <office:annotation draw:style-name="gr15" draw:text-style-name="P2" svg:width="3.08cm" svg:height="1.231cm" svg:x="16.704cm" svg:y="6.535cm" draw:caption-point-x="-0.222cm" draw:caption-point-y="1.87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HOL</text:p>
          </table:table-cell>
          <table:table-cell table:style-name="ce167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0" calcext:value-type="float">
            <text:p>0</text:p>
          </table:table-cell>
          <table:table-cell table:style-name="ce167" table:formula="of:=COUNTIF([.C13:.K13];&quot;51&quot;) + COUNTIF([.C13:.K13];&quot;51L&quot;)" office:value-type="float" office:value="1" calcext:value-type="float">
            <text:p>1</text:p>
          </table:table-cell>
          <table:table-cell table:style-name="ce167" table:formula="of:=COUNTIF([.C13:.K13];&quot;52&quot;) + COUNTIF([.C13:.K13];&quot;52L&quot;)" office:value-type="float" office:value="1" calcext:value-type="float">
            <text:p>1</text:p>
          </table:table-cell>
          <table:table-cell table:style-name="ce167" table:formula="of:=COUNTIF([.C13:.K13];&quot;11-19&quot;) + COUNTIF([.C13:.K13];&quot;2&quot;)" office:value-type="float" office:value="1" calcext:value-type="float">
            <text:p>1</text:p>
          </table:table-cell>
          <table:table-cell table:style-name="ce167" table:formula="of:=COUNTIF([.C13:.K13];&quot;U&quot;)+COUNTIF([.C13:.K13];&quot;UL&quot;)" office:value-type="float" office:value="1" calcext:value-type="float">
            <text:p>1</text:p>
          </table:table-cell>
          <table:table-cell table:style-name="ce167" table:formula="of:=COUNTIF([.C13:.K13];&quot;KVIT&quot;)" office:value-type="float" office:value="1" calcext:value-type="float">
            <text:p>1</text:p>
          </table:table-cell>
          <table:table-cell table:style-name="ce169" table:formula="of:=COUNTBLANK([.C13:.K13])" office:value-type="float" office:value="1" calcext:value-type="float">
            <text:p>1</text:p>
          </table:table-cell>
          <table:table-cell table:style-name="ce171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3" calcext:value-type="date">
            <text:p>13. IX. 07</text:p>
          </table:table-cell>
          <table:table-cell table:style-name="ce147" table:formula="of:=TEXT([.A14];&quot;Ddd&quot;)" office:value-type="string" office:string-value="čet" calcext:value-type="string">
            <text:p>čet</text:p>
          </table:table-cell>
          <table:table-cell table:style-name="ce152" office:value-type="string" calcext:value-type="string">
            <text:p>51</text:p>
          </table:table-cell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59" office:value-type="string" calcext:value-type="string">
            <text:p>KVIT</text:p>
          </table:table-cell>
          <table:table-cell table:style-name="ce147"/>
          <table:table-cell table:style-name="ce151" office:value-type="string" calcext:value-type="string">
            <text:p>U</text:p>
          </table:table-cell>
          <table:table-cell table:style-name="ce147" office:value-type="string" calcext:value-type="string">
            <office:annotation draw:style-name="gr11" draw:text-style-name="P2" svg:width="3.08cm" svg:height="1.242cm" svg:x="16.704cm" svg:y="7.224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HOL</text:p>
          </table:table-cell>
          <table:table-cell table:style-name="ce167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67" table:formula="of:=COUNTIF([.C14:.K14];&quot;51&quot;) + COUNTIF([.C14:.K14];&quot;51L&quot;)" office:value-type="float" office:value="1" calcext:value-type="float">
            <text:p>1</text:p>
          </table:table-cell>
          <table:table-cell table:style-name="ce167" table:formula="of:=COUNTIF([.C14:.K14];&quot;52&quot;) + COUNTIF([.C14:.K14];&quot;52L&quot;)" office:value-type="float" office:value="1" calcext:value-type="float">
            <text:p>1</text:p>
          </table:table-cell>
          <table:table-cell table:style-name="ce167" table:formula="of:=COUNTIF([.C14:.K14];&quot;11-19&quot;) + COUNTIF([.C14:.K14];&quot;2&quot;)" office:value-type="float" office:value="1" calcext:value-type="float">
            <text:p>1</text:p>
          </table:table-cell>
          <table:table-cell table:style-name="ce167" table:formula="of:=COUNTIF([.C14:.K14];&quot;U&quot;)+COUNTIF([.C14:.K14];&quot;UL&quot;)" office:value-type="float" office:value="1" calcext:value-type="float">
            <text:p>1</text:p>
          </table:table-cell>
          <table:table-cell table:style-name="ce167" table:formula="of:=COUNTIF([.C14:.K14];&quot;KVIT&quot;)" office:value-type="float" office:value="1" calcext:value-type="float">
            <text:p>1</text:p>
          </table:table-cell>
          <table:table-cell table:style-name="ce169" table:formula="of:=COUNTBLANK([.C14:.K14])" office:value-type="float" office:value="1" calcext:value-type="float">
            <text:p>1</text:p>
          </table:table-cell>
          <table:table-cell table:style-name="ce171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4" calcext:value-type="date">
            <text:p>14. IX. 07</text:p>
          </table:table-cell>
          <table:table-cell table:style-name="ce147" table:formula="of:=TEXT([.A15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X</text:p>
          </table:table-cell>
          <table:table-cell table:style-name="ce152" office:value-type="string" calcext:value-type="string">
            <text:p>51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11-19</text:p>
          </table:table-cell>
          <table:table-cell table:style-name="ce159" office:value-type="string" calcext:value-type="string">
            <text:p>KVIT</text:p>
          </table:table-cell>
          <table:table-cell table:style-name="ce147"/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47" office:value-type="string" calcext:value-type="string">
            <office:annotation draw:style-name="gr11" draw:text-style-name="P2" svg:width="3.08cm" svg:height="1.242cm" svg:x="16.704cm" svg:y="7.924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HOL</text:p>
          </table:table-cell>
          <table:table-cell table:style-name="ce167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67" table:formula="of:=COUNTIF([.C15:.K15];&quot;51&quot;) + COUNTIF([.C15:.K15];&quot;51L&quot;)" office:value-type="float" office:value="1" calcext:value-type="float">
            <text:p>1</text:p>
          </table:table-cell>
          <table:table-cell table:style-name="ce167" table:formula="of:=COUNTIF([.C15:.K15];&quot;52&quot;) + COUNTIF([.C15:.K15];&quot;52L&quot;)" office:value-type="float" office:value="1" calcext:value-type="float">
            <text:p>1</text:p>
          </table:table-cell>
          <table:table-cell table:style-name="ce167" table:formula="of:=COUNTIF([.C15:.K15];&quot;11-19&quot;) + COUNTIF([.C15:.K15];&quot;2&quot;)" office:value-type="float" office:value="1" calcext:value-type="float">
            <text:p>1</text:p>
          </table:table-cell>
          <table:table-cell table:style-name="ce167" table:formula="of:=COUNTIF([.C15:.K15];&quot;U&quot;)+COUNTIF([.C15:.K15];&quot;UL&quot;)" office:value-type="float" office:value="1" calcext:value-type="float">
            <text:p>1</text:p>
          </table:table-cell>
          <table:table-cell table:style-name="ce167" table:formula="of:=COUNTIF([.C15:.K15];&quot;KVIT&quot;)" office:value-type="float" office:value="1" calcext:value-type="float">
            <text:p>1</text:p>
          </table:table-cell>
          <table:table-cell table:style-name="ce169" table:formula="of:=COUNTBLANK([.C15:.K15])" office:value-type="float" office:value="1" calcext:value-type="float">
            <text:p>1</text:p>
          </table:table-cell>
          <table:table-cell table:style-name="ce171" table:formula="of:=COUNTIF([.C15:.K15];&quot;51&quot;) + COUNTIF([.C15:.K15];&quot;51L&quot;)+COUNTIF([.C15:.K15];&quot;2&quot;)+COUNTIF([.C15:.K15];&quot;52&quot;)+COUNTIF([.C15:.K1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5" office:value-type="date" office:date-value="2007-09-15" calcext:value-type="date">
            <text:p>15. IX. 07</text:p>
          </table:table-cell>
          <table:table-cell table:style-name="ce148" table:formula="of:=TEXT([.A16];&quot;Ddd&quot;)" office:value-type="string" office:string-value="sob" calcext:value-type="string">
            <text:p>sob</text:p>
          </table:table-cell>
          <table:table-cell table:style-name="ce154" office:value-type="string" calcext:value-type="string">
            <office:annotation draw:style-name="gr19" draw:text-style-name="P2" svg:width="2.843cm" svg:height="2.716cm" svg:x="5.521cm" svg:y="8.625cm" draw:caption-point-x="-0.243cm" draw:caption-point-y="1.888cm">
              <dc:date>2022-03-21T00:00:00</dc:date>
              <text:p text:style-name="P1">vikend s KVIT tednom, najraje 8. in 9. september (ali 15., 16. september)</text:p>
            </office:annotation>
            <text:p>L</text:p>
          </table:table-cell>
          <table:table-cell table:style-name="ce148" table:number-columns-repeated="7"/>
          <table:table-cell table:style-name="ce148" office:value-type="string" calcext:value-type="string">
            <office:annotation draw:style-name="gr14" draw:text-style-name="P2" svg:width="3.08cm" svg:height="1.241cm" svg:x="16.704cm" svg:y="8.625cm" draw:caption-point-x="-0.222cm" draw:caption-point-y="1.88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DAN</text:p>
          </table:table-cell>
          <table:table-cell table:style-name="ce167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67" table:formula="of:=COUNTIF([.C16:.K16];&quot;51&quot;) + COUNTIF([.C16:.K16];&quot;51L&quot;)" office:value-type="float" office:value="0" calcext:value-type="float">
            <text:p>0</text:p>
          </table:table-cell>
          <table:table-cell table:style-name="ce167" table:formula="of:=COUNTIF([.C16:.K16];&quot;52&quot;) + COUNTIF([.C16:.K16];&quot;52L&quot;)" office:value-type="float" office:value="0" calcext:value-type="float">
            <text:p>0</text:p>
          </table:table-cell>
          <table:table-cell table:style-name="ce167" table:formula="of:=COUNTIF([.C16:.K16];&quot;11-19&quot;) + COUNTIF([.C16:.K16];&quot;2&quot;)" office:value-type="float" office:value="0" calcext:value-type="float">
            <text:p>0</text:p>
          </table:table-cell>
          <table:table-cell table:style-name="ce167" table:formula="of:=COUNTIF([.C16:.K16];&quot;U&quot;)+COUNTIF([.C16:.K16];&quot;UL&quot;)" office:value-type="float" office:value="0" calcext:value-type="float">
            <text:p>0</text:p>
          </table:table-cell>
          <table:table-cell table:style-name="ce167" table:formula="of:=COUNTIF([.C16:.K16];&quot;KVIT&quot;)" office:value-type="float" office:value="0" calcext:value-type="float">
            <text:p>0</text:p>
          </table:table-cell>
          <table:table-cell table:style-name="ce169" table:formula="of:=COUNTBLANK([.C16:.K16])" office:value-type="float" office:value="7" calcext:value-type="float">
            <text:p>7</text:p>
          </table:table-cell>
          <table:table-cell table:style-name="ce171" table:formula="of:=COUNTIF([.C16:.K16];&quot;51&quot;) + COUNTIF([.C16:.K16];&quot;51L&quot;)+COUNTIF([.C16:.K16];&quot;2&quot;)+COUNTIF([.C16:.K16];&quot;52&quot;)+COUNTIF([.C16:.K1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5" office:value-type="date" office:date-value="2007-09-16" calcext:value-type="date">
            <text:p>16. IX. 07</text:p>
          </table:table-cell>
          <table:table-cell table:style-name="ce148" table:formula="of:=TEXT([.A17];&quot;Ddd&quot;)" office:value-type="string" office:string-value="ned" calcext:value-type="string">
            <text:p>ned</text:p>
          </table:table-cell>
          <table:table-cell table:style-name="ce154" office:value-type="string" calcext:value-type="string">
            <office:annotation draw:style-name="gr18" draw:text-style-name="P2" svg:width="2.843cm" svg:height="2.706cm" svg:x="5.521cm" svg:y="9.325cm" draw:caption-point-x="-0.243cm" draw:caption-point-y="1.889cm">
              <dc:date>2022-03-21T00:00:00</dc:date>
              <text:p text:style-name="P1">vikend s KVIT tednom, najraje 8. in 9. september (ali 15., 16. september)</text:p>
            </office:annotation>
            <text:p>L</text:p>
          </table:table-cell>
          <table:table-cell table:style-name="ce148"/>
          <table:table-cell table:style-name="ce148">
            <office:annotation draw:style-name="gr5" draw:text-style-name="P2" svg:width="2.833cm" svg:height="1.4cm" svg:x="8.322cm" svg:y="9.325cm" draw:caption-point-x="-0.243cm" draw:caption-point-y="1.889cm">
              <dc:date>2022-03-21T00:00:00</dc:date>
              <text:p text:style-name="P1">Ne me dat dežurat 12. in 16.septembra</text:p>
            </office:annotation>
          </table:table-cell>
          <table:table-cell table:style-name="ce148" table:number-columns-repeated="5"/>
          <table:table-cell table:style-name="ce148" office:value-type="string" calcext:value-type="string">
            <office:annotation draw:style-name="gr14" draw:text-style-name="P2" svg:width="3.08cm" svg:height="1.241cm" svg:x="16.704cm" svg:y="9.325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DAN</text:p>
          </table:table-cell>
          <table:table-cell table:style-name="ce167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67" table:formula="of:=COUNTIF([.C17:.K17];&quot;51&quot;) + COUNTIF([.C17:.K17];&quot;51L&quot;)" office:value-type="float" office:value="0" calcext:value-type="float">
            <text:p>0</text:p>
          </table:table-cell>
          <table:table-cell table:style-name="ce167" table:formula="of:=COUNTIF([.C17:.K17];&quot;52&quot;) + COUNTIF([.C17:.K17];&quot;52L&quot;)" office:value-type="float" office:value="0" calcext:value-type="float">
            <text:p>0</text:p>
          </table:table-cell>
          <table:table-cell table:style-name="ce167" table:formula="of:=COUNTIF([.C17:.K17];&quot;11-19&quot;) + COUNTIF([.C17:.K17];&quot;2&quot;)" office:value-type="float" office:value="0" calcext:value-type="float">
            <text:p>0</text:p>
          </table:table-cell>
          <table:table-cell table:style-name="ce167" table:formula="of:=COUNTIF([.C17:.K17];&quot;U&quot;)+COUNTIF([.C17:.K17];&quot;UL&quot;)" office:value-type="float" office:value="0" calcext:value-type="float">
            <text:p>0</text:p>
          </table:table-cell>
          <table:table-cell table:style-name="ce167" table:formula="of:=COUNTIF([.C17:.K17];&quot;KVIT&quot;)" office:value-type="float" office:value="0" calcext:value-type="float">
            <text:p>0</text:p>
          </table:table-cell>
          <table:table-cell table:style-name="ce169" table:formula="of:=COUNTBLANK([.C17:.K17])" office:value-type="float" office:value="7" calcext:value-type="float">
            <text:p>7</text:p>
          </table:table-cell>
          <table:table-cell table:style-name="ce171" table:formula="of:=COUNTIF([.C17:.K17];&quot;51&quot;) + COUNTIF([.C17:.K17];&quot;51L&quot;)+COUNTIF([.C17:.K17];&quot;2&quot;)+COUNTIF([.C17:.K17];&quot;52&quot;)+COUNTIF([.C17:.K17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7" calcext:value-type="date">
            <text:p>17. IX. 07</text:p>
          </table:table-cell>
          <table:table-cell table:style-name="ce147" table:formula="of:=TEXT([.A18];&quot;Ddd&quot;)" office:value-type="string" office:string-value="pon" calcext:value-type="string">
            <text:p>pon</text:p>
          </table:table-cell>
          <table:table-cell table:style-name="ce155" office:value-type="string" calcext:value-type="string">
            <office:annotation draw:style-name="gr11" draw:text-style-name="P2" svg:width="2.843cm" svg:height="1.242cm" svg:x="5.521cm" svg:y="10.025cm" draw:caption-point-x="-0.243cm" draw:caption-point-y="1.889cm">
              <dc:date>2022-03-21T00:00:00</dc:date>
              <text:p text:style-name="P1">moji ponedeljki in srede</text:p>
            </office:annotation>
            <text:p>X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52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11-19</text:p>
          </table:table-cell>
          <table:table-cell table:style-name="ce153" office:value-type="string" calcext:value-type="string">
            <text:p><text:span text:style-name="T1">U</text:span><text:span text:style-name="T2">L</text:span></text:p>
          </table:table-cell>
          <table:table-cell table:style-name="ce147"/>
          <table:table-cell table:style-name="ce152" office:value-type="string" calcext:value-type="string">
            <text:p>51</text:p>
          </table:table-cell>
          <table:table-cell table:style-name="ce147" office:value-type="string" calcext:value-type="string">
            <office:annotation draw:style-name="gr11" draw:text-style-name="P2" svg:width="3.08cm" svg:height="1.242cm" svg:x="16.704cm" svg:y="10.025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DAN</text:p>
          </table:table-cell>
          <table:table-cell table:style-name="ce167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67" table:formula="of:=COUNTIF([.C18:.K18];&quot;51&quot;) + COUNTIF([.C18:.K18];&quot;51L&quot;)" office:value-type="float" office:value="1" calcext:value-type="float">
            <text:p>1</text:p>
          </table:table-cell>
          <table:table-cell table:style-name="ce167" table:formula="of:=COUNTIF([.C18:.K18];&quot;52&quot;) + COUNTIF([.C18:.K18];&quot;52L&quot;)" office:value-type="float" office:value="1" calcext:value-type="float">
            <text:p>1</text:p>
          </table:table-cell>
          <table:table-cell table:style-name="ce167" table:formula="of:=COUNTIF([.C18:.K18];&quot;11-19&quot;) + COUNTIF([.C18:.K18];&quot;2&quot;)" office:value-type="float" office:value="1" calcext:value-type="float">
            <text:p>1</text:p>
          </table:table-cell>
          <table:table-cell table:style-name="ce167" table:formula="of:=COUNTIF([.C18:.K18];&quot;U&quot;)+COUNTIF([.C18:.K18];&quot;UL&quot;)" office:value-type="float" office:value="1" calcext:value-type="float">
            <text:p>1</text:p>
          </table:table-cell>
          <table:table-cell table:style-name="ce167" table:formula="of:=COUNTIF([.C18:.K18];&quot;KVIT&quot;)" office:value-type="float" office:value="1" calcext:value-type="float">
            <text:p>1</text:p>
          </table:table-cell>
          <table:table-cell table:style-name="ce169" table:formula="of:=COUNTBLANK([.C18:.K18])" office:value-type="float" office:value="1" calcext:value-type="float">
            <text:p>1</text:p>
          </table:table-cell>
          <table:table-cell table:style-name="ce171" table:formula="of:=COUNTIF([.C18:.K18];&quot;51&quot;) + COUNTIF([.C18:.K18];&quot;51L&quot;)+COUNTIF([.C18:.K18];&quot;2&quot;)+COUNTIF([.C18:.K18];&quot;52&quot;)+COUNTIF([.C18:.K1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8" calcext:value-type="date">
            <text:p>18. IX. 07</text:p>
          </table:table-cell>
          <table:table-cell table:style-name="ce147" table:formula="of:=TEXT([.A19];&quot;Ddd&quot;)" office:value-type="string" office:string-value="tor" calcext:value-type="string">
            <text:p>tor</text:p>
          </table:table-cell>
          <table:table-cell table:style-name="ce156" office:value-type="string" calcext:value-type="string">
            <text:p>51</text:p>
          </table:table-cell>
          <table:table-cell table:style-name="ce151" office:value-type="string" calcext:value-type="string">
            <text:p>11-19</text:p>
          </table:table-cell>
          <table:table-cell table:style-name="ce15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U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47"/>
          <table:table-cell table:style-name="ce151" office:value-type="string" calcext:value-type="string">
            <text:p>KVIT</text:p>
          </table:table-cell>
          <table:table-cell table:style-name="ce147" office:value-type="string" calcext:value-type="string">
            <office:annotation draw:style-name="gr12" draw:text-style-name="P2" svg:width="3.08cm" svg:height="1.232cm" svg:x="16.704cm" svg:y="10.725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DAN</text:p>
          </table:table-cell>
          <table:table-cell table:style-name="ce167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67" table:formula="of:=COUNTIF([.C19:.K19];&quot;51&quot;) + COUNTIF([.C19:.K19];&quot;51L&quot;)" office:value-type="float" office:value="1" calcext:value-type="float">
            <text:p>1</text:p>
          </table:table-cell>
          <table:table-cell table:style-name="ce167" table:formula="of:=COUNTIF([.C19:.K19];&quot;52&quot;) + COUNTIF([.C19:.K19];&quot;52L&quot;)" office:value-type="float" office:value="1" calcext:value-type="float">
            <text:p>1</text:p>
          </table:table-cell>
          <table:table-cell table:style-name="ce167" table:formula="of:=COUNTIF([.C19:.K19];&quot;11-19&quot;) + COUNTIF([.C19:.K19];&quot;2&quot;)" office:value-type="float" office:value="1" calcext:value-type="float">
            <text:p>1</text:p>
          </table:table-cell>
          <table:table-cell table:style-name="ce167" table:formula="of:=COUNTIF([.C19:.K19];&quot;U&quot;)+COUNTIF([.C19:.K19];&quot;UL&quot;)" office:value-type="float" office:value="1" calcext:value-type="float">
            <text:p>1</text:p>
          </table:table-cell>
          <table:table-cell table:style-name="ce167" table:formula="of:=COUNTIF([.C19:.K19];&quot;KVIT&quot;)" office:value-type="float" office:value="1" calcext:value-type="float">
            <text:p>1</text:p>
          </table:table-cell>
          <table:table-cell table:style-name="ce169" table:formula="of:=COUNTBLANK([.C19:.K19])" office:value-type="float" office:value="1" calcext:value-type="float">
            <text:p>1</text:p>
          </table:table-cell>
          <table:table-cell table:style-name="ce171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19" calcext:value-type="date">
            <text:p>19. IX. 07</text:p>
          </table:table-cell>
          <table:table-cell table:style-name="ce147" table:formula="of:=TEXT([.A20];&quot;Ddd&quot;)" office:value-type="string" office:string-value="sre" calcext:value-type="string">
            <text:p>sre</text:p>
          </table:table-cell>
          <table:table-cell table:style-name="ce157" office:value-type="string" calcext:value-type="string">
            <office:annotation draw:style-name="gr15" draw:text-style-name="P2" svg:width="2.843cm" svg:height="1.231cm" svg:x="5.521cm" svg:y="11.426cm" draw:caption-point-x="-0.243cm" draw:caption-point-y="1.889cm">
              <dc:date>2022-03-21T00:00:00</dc:date>
              <text:p text:style-name="P1">moji ponedeljki in srede</text:p>
            </office:annotation>
            <text:p>51</text:p>
          </table:table-cell>
          <table:table-cell table:style-name="ce15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X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47"/>
          <table:table-cell table:style-name="ce151" office:value-type="string" calcext:value-type="string">
            <text:p>KVIT</text:p>
          </table:table-cell>
          <table:table-cell table:style-name="ce147" office:value-type="string" calcext:value-type="string">
            <office:annotation draw:style-name="gr15" draw:text-style-name="P2" svg:width="3.08cm" svg:height="1.231cm" svg:x="16.704cm" svg:y="11.426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DAN</text:p>
          </table:table-cell>
          <table:table-cell table:style-name="ce167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67" table:formula="of:=COUNTIF([.C20:.K20];&quot;51&quot;) + COUNTIF([.C20:.K20];&quot;51L&quot;)" office:value-type="float" office:value="1" calcext:value-type="float">
            <text:p>1</text:p>
          </table:table-cell>
          <table:table-cell table:style-name="ce167" table:formula="of:=COUNTIF([.C20:.K20];&quot;52&quot;) + COUNTIF([.C20:.K20];&quot;52L&quot;)" office:value-type="float" office:value="1" calcext:value-type="float">
            <text:p>1</text:p>
          </table:table-cell>
          <table:table-cell table:style-name="ce167" table:formula="of:=COUNTIF([.C20:.K20];&quot;11-19&quot;) + COUNTIF([.C20:.K20];&quot;2&quot;)" office:value-type="float" office:value="1" calcext:value-type="float">
            <text:p>1</text:p>
          </table:table-cell>
          <table:table-cell table:style-name="ce167" table:formula="of:=COUNTIF([.C20:.K20];&quot;U&quot;)+COUNTIF([.C20:.K20];&quot;UL&quot;)" office:value-type="float" office:value="1" calcext:value-type="float">
            <text:p>1</text:p>
          </table:table-cell>
          <table:table-cell table:style-name="ce167" table:formula="of:=COUNTIF([.C20:.K20];&quot;KVIT&quot;)" office:value-type="float" office:value="1" calcext:value-type="float">
            <text:p>1</text:p>
          </table:table-cell>
          <table:table-cell table:style-name="ce169" table:formula="of:=COUNTBLANK([.C20:.K20])" office:value-type="float" office:value="1" calcext:value-type="float">
            <text:p>1</text:p>
          </table:table-cell>
          <table:table-cell table:style-name="ce171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20" calcext:value-type="date">
            <text:p>20. IX. 07</text:p>
          </table:table-cell>
          <table:table-cell table:style-name="ce147" table:formula="of:=TEXT([.A21];&quot;Ddd&quot;)" office:value-type="string" office:string-value="čet" calcext:value-type="string">
            <text:p>čet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11-19</text:p>
          </table:table-cell>
          <table:table-cell table:style-name="ce153" office:value-type="string" calcext:value-type="string">
            <text:p><text:span text:style-name="T1">52</text:span><text:span text:style-name="T2">L</text:span>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U</text:p>
          </table:table-cell>
          <table:table-cell table:style-name="ce147"/>
          <table:table-cell table:style-name="ce152" office:value-type="string" calcext:value-type="string">
            <text:p>51</text:p>
          </table:table-cell>
          <table:table-cell table:style-name="ce147" office:value-type="string" calcext:value-type="string">
            <office:annotation draw:style-name="gr12" draw:text-style-name="P2" svg:width="3.08cm" svg:height="1.232cm" svg:x="16.704cm" svg:y="12.126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DAN</text:p>
          </table:table-cell>
          <table:table-cell table:style-name="ce167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67" table:formula="of:=COUNTIF([.C21:.K21];&quot;51&quot;) + COUNTIF([.C21:.K21];&quot;51L&quot;)" office:value-type="float" office:value="1" calcext:value-type="float">
            <text:p>1</text:p>
          </table:table-cell>
          <table:table-cell table:style-name="ce167" table:formula="of:=COUNTIF([.C21:.K21];&quot;52&quot;) + COUNTIF([.C21:.K21];&quot;52L&quot;)" office:value-type="float" office:value="1" calcext:value-type="float">
            <text:p>1</text:p>
          </table:table-cell>
          <table:table-cell table:style-name="ce167" table:formula="of:=COUNTIF([.C21:.K21];&quot;11-19&quot;) + COUNTIF([.C21:.K21];&quot;2&quot;)" office:value-type="float" office:value="1" calcext:value-type="float">
            <text:p>1</text:p>
          </table:table-cell>
          <table:table-cell table:style-name="ce167" table:formula="of:=COUNTIF([.C21:.K21];&quot;U&quot;)+COUNTIF([.C21:.K21];&quot;UL&quot;)" office:value-type="float" office:value="1" calcext:value-type="float">
            <text:p>1</text:p>
          </table:table-cell>
          <table:table-cell table:style-name="ce167" table:formula="of:=COUNTIF([.C21:.K21];&quot;KVIT&quot;)" office:value-type="float" office:value="1" calcext:value-type="float">
            <text:p>1</text:p>
          </table:table-cell>
          <table:table-cell table:style-name="ce169" table:formula="of:=COUNTBLANK([.C21:.K21])" office:value-type="float" office:value="1" calcext:value-type="float">
            <text:p>1</text:p>
          </table:table-cell>
          <table:table-cell table:style-name="ce171" table:formula="of:=COUNTIF([.C21:.K21];&quot;51&quot;) + COUNTIF([.C21:.K21];&quot;51L&quot;)+COUNTIF([.C21:.K21];&quot;2&quot;)+COUNTIF([.C21:.K21];&quot;52&quot;)+COUNTIF([.C21:.K2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21" calcext:value-type="date">
            <text:p>21. IX. 07</text:p>
          </table:table-cell>
          <table:table-cell table:style-name="ce147" table:formula="of:=TEXT([.A22];&quot;Ddd&quot;)" office:value-type="string" office:string-value="pet" calcext:value-type="string">
            <text:p>pet</text:p>
          </table:table-cell>
          <table:table-cell table:style-name="ce155" office:value-type="string" calcext:value-type="string">
            <office:annotation draw:style-name="gr12" draw:text-style-name="P2" svg:width="2.843cm" svg:height="1.232cm" svg:x="5.521cm" svg:y="12.826cm" draw:caption-point-x="-0.243cm" draw:caption-point-y="1.889cm">
              <dc:date>2022-03-21T00:00:00</dc:date>
              <text:p text:style-name="P1">ne deĹžurstva 21. in 22. 9.</text:p>
            </office:annotation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X</text:p>
          </table:table-cell>
          <table:table-cell table:style-name="ce158" office:value-type="string" calcext:value-type="string">
            <text:p><text:span text:style-name="T1">52</text:span><text:span text:style-name="T2">L</text:span></text:p>
          </table:table-cell>
          <table:table-cell table:style-name="ce152" office:value-type="string" calcext:value-type="string">
            <text:p>D</text:p>
          </table:table-cell>
          <table:table-cell table:style-name="ce147"/>
          <table:table-cell table:style-name="ce151" office:value-type="string" calcext:value-type="string">
            <text:p>KVIT</text:p>
          </table:table-cell>
          <table:table-cell table:style-name="ce147" office:value-type="string" calcext:value-type="string">
            <office:annotation draw:style-name="gr12" draw:text-style-name="P2" svg:width="3.08cm" svg:height="1.232cm" svg:x="16.704cm" svg:y="12.826cm" draw:caption-point-x="-0.222cm" draw:caption-point-y="1.88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DAN</text:p>
          </table:table-cell>
          <table:table-cell table:style-name="ce167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67" table:formula="of:=COUNTIF([.C22:.K22];&quot;51&quot;) + COUNTIF([.C22:.K22];&quot;51L&quot;)" office:value-type="float" office:value="1" calcext:value-type="float">
            <text:p>1</text:p>
          </table:table-cell>
          <table:table-cell table:style-name="ce167" table:formula="of:=COUNTIF([.C22:.K22];&quot;52&quot;) + COUNTIF([.C22:.K22];&quot;52L&quot;)" office:value-type="float" office:value="1" calcext:value-type="float">
            <text:p>1</text:p>
          </table:table-cell>
          <table:table-cell table:style-name="ce167" table:formula="of:=COUNTIF([.C22:.K22];&quot;11-19&quot;) + COUNTIF([.C22:.K22];&quot;2&quot;)" office:value-type="float" office:value="1" calcext:value-type="float">
            <text:p>1</text:p>
          </table:table-cell>
          <table:table-cell table:style-name="ce167" table:formula="of:=COUNTIF([.C22:.K22];&quot;U&quot;)+COUNTIF([.C22:.K22];&quot;UL&quot;)" office:value-type="float" office:value="1" calcext:value-type="float">
            <text:p>1</text:p>
          </table:table-cell>
          <table:table-cell table:style-name="ce167" table:formula="of:=COUNTIF([.C22:.K22];&quot;KVIT&quot;)" office:value-type="float" office:value="1" calcext:value-type="float">
            <text:p>1</text:p>
          </table:table-cell>
          <table:table-cell table:style-name="ce169" table:formula="of:=COUNTBLANK([.C22:.K22])" office:value-type="float" office:value="1" calcext:value-type="float">
            <text:p>1</text:p>
          </table:table-cell>
          <table:table-cell table:style-name="ce171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22" calcext:value-type="date">
            <text:p>22. IX. 07</text:p>
          </table:table-cell>
          <table:table-cell table:style-name="ce149" table:formula="of:=TEXT([.A23];&quot;Ddd&quot;)" office:value-type="string" office:string-value="sob" calcext:value-type="string">
            <text:p>sob</text:p>
          </table:table-cell>
          <table:table-cell table:style-name="ce149">
            <office:annotation draw:style-name="gr15" draw:text-style-name="P2" svg:width="2.843cm" svg:height="1.231cm" svg:x="5.521cm" svg:y="13.527cm" draw:caption-point-x="-0.243cm" draw:caption-point-y="1.888cm">
              <dc:date>2022-03-21T00:00:00</dc:date>
              <text:p text:style-name="P1">ne deĹžurstva 21. in 22. 9.</text:p>
            </office:annotation>
          </table:table-cell>
          <table:table-cell table:style-name="ce149" table:number-columns-repeated="6"/>
          <table:table-cell table:style-name="ce161" office:value-type="string" calcext:value-type="string">
            <text:p>L</text:p>
          </table:table-cell>
          <table:table-cell table:style-name="ce149" office:value-type="string" calcext:value-type="string">
            <office:annotation draw:style-name="gr15" draw:text-style-name="P2" svg:width="3.08cm" svg:height="1.231cm" svg:x="16.704cm" svg:y="13.527cm" draw:caption-point-x="-0.222cm" draw:caption-point-y="1.88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67" table:formula="of:=COUNTIF([.C23:.K23];&quot;51&quot;) + COUNTIF([.C23:.K23];&quot;51L&quot;)" office:value-type="float" office:value="0" calcext:value-type="float">
            <text:p>0</text:p>
          </table:table-cell>
          <table:table-cell table:style-name="ce167" table:formula="of:=COUNTIF([.C23:.K23];&quot;52&quot;) + COUNTIF([.C23:.K23];&quot;52L&quot;)" office:value-type="float" office:value="0" calcext:value-type="float">
            <text:p>0</text:p>
          </table:table-cell>
          <table:table-cell table:style-name="ce167" table:formula="of:=COUNTIF([.C23:.K23];&quot;11-19&quot;) + COUNTIF([.C23:.K23];&quot;2&quot;)" office:value-type="float" office:value="0" calcext:value-type="float">
            <text:p>0</text:p>
          </table:table-cell>
          <table:table-cell table:style-name="ce167" table:formula="of:=COUNTIF([.C23:.K23];&quot;U&quot;)+COUNTIF([.C23:.K23];&quot;UL&quot;)" office:value-type="float" office:value="0" calcext:value-type="float">
            <text:p>0</text:p>
          </table:table-cell>
          <table:table-cell table:style-name="ce167" table:formula="of:=COUNTIF([.C23:.K23];&quot;KVIT&quot;)" office:value-type="float" office:value="0" calcext:value-type="float">
            <text:p>0</text:p>
          </table:table-cell>
          <table:table-cell table:style-name="ce169" table:formula="of:=COUNTBLANK([.C23:.K23])" office:value-type="float" office:value="7" calcext:value-type="float">
            <text:p>7</text:p>
          </table:table-cell>
          <table:table-cell table:style-name="ce171" table:formula="of:=COUNTIF([.C23:.K23];&quot;51&quot;) + COUNTIF([.C23:.K23];&quot;51L&quot;)+COUNTIF([.C23:.K23];&quot;2&quot;)+COUNTIF([.C23:.K23];&quot;52&quot;)+COUNTIF([.C23:.K2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23" calcext:value-type="date">
            <text:p>23. IX. 07</text:p>
          </table:table-cell>
          <table:table-cell table:style-name="ce149" table:formula="of:=TEXT([.A24];&quot;Ddd&quot;)" office:value-type="string" office:string-value="ned" calcext:value-type="string">
            <text:p>ned</text:p>
          </table:table-cell>
          <table:table-cell table:style-name="ce149" table:number-columns-repeated="7"/>
          <table:table-cell table:style-name="ce161" office:value-type="string" calcext:value-type="string">
            <text:p>L</text:p>
          </table:table-cell>
          <table:table-cell table:style-name="ce149" office:value-type="string" calcext:value-type="string">
            <office:annotation draw:style-name="gr14" draw:text-style-name="P2" svg:width="3.08cm" svg:height="1.241cm" svg:x="16.704cm" svg:y="14.217cm" draw:caption-point-x="-0.222cm" draw:caption-point-y="1.89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67" table:formula="of:=COUNTIF([.C24:.K24];&quot;51&quot;) + COUNTIF([.C24:.K24];&quot;51L&quot;)" office:value-type="float" office:value="0" calcext:value-type="float">
            <text:p>0</text:p>
          </table:table-cell>
          <table:table-cell table:style-name="ce167" table:formula="of:=COUNTIF([.C24:.K24];&quot;52&quot;) + COUNTIF([.C24:.K24];&quot;52L&quot;)" office:value-type="float" office:value="0" calcext:value-type="float">
            <text:p>0</text:p>
          </table:table-cell>
          <table:table-cell table:style-name="ce167" table:formula="of:=COUNTIF([.C24:.K24];&quot;11-19&quot;) + COUNTIF([.C24:.K24];&quot;2&quot;)" office:value-type="float" office:value="0" calcext:value-type="float">
            <text:p>0</text:p>
          </table:table-cell>
          <table:table-cell table:style-name="ce167" table:formula="of:=COUNTIF([.C24:.K24];&quot;U&quot;)+COUNTIF([.C24:.K24];&quot;UL&quot;)" office:value-type="float" office:value="0" calcext:value-type="float">
            <text:p>0</text:p>
          </table:table-cell>
          <table:table-cell table:style-name="ce167" table:formula="of:=COUNTIF([.C24:.K24];&quot;KVIT&quot;)" office:value-type="float" office:value="0" calcext:value-type="float">
            <text:p>0</text:p>
          </table:table-cell>
          <table:table-cell table:style-name="ce169" table:formula="of:=COUNTBLANK([.C24:.K24])" office:value-type="float" office:value="7" calcext:value-type="float">
            <text:p>7</text:p>
          </table:table-cell>
          <table:table-cell table:style-name="ce171" table:formula="of:=COUNTIF([.C24:.K24];&quot;51&quot;) + COUNTIF([.C24:.K24];&quot;51L&quot;)+COUNTIF([.C24:.K24];&quot;2&quot;)+COUNTIF([.C24:.K24];&quot;52&quot;)+COUNTIF([.C24:.K2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24" calcext:value-type="date">
            <text:p>24. IX. 07</text:p>
          </table:table-cell>
          <table:table-cell table:style-name="ce147" table:formula="of:=TEXT([.A25];&quot;Ddd&quot;)" office:value-type="string" office:string-value="pon" calcext:value-type="string">
            <text:p>pon</text:p>
          </table:table-cell>
          <table:table-cell table:style-name="ce155" office:value-type="string" calcext:value-type="string">
            <office:annotation draw:style-name="gr11" draw:text-style-name="P2" svg:width="2.843cm" svg:height="1.242cm" svg:x="5.521cm" svg:y="14.917cm" draw:caption-point-x="-0.243cm" draw:caption-point-y="1.899cm">
              <dc:date>2022-03-21T00:00:00</dc:date>
              <text:p text:style-name="P1">moji ponedeljki in srede</text:p>
            </office:annotation>
            <text:p>U</text:p>
          </table:table-cell>
          <table:table-cell table:style-name="ce158" office:value-type="string" calcext:value-type="string">
            <text:p><text:span text:style-name="T1">52</text:span><text:span text:style-name="T2">L</text:span></text:p>
          </table:table-cell>
          <table:table-cell table:style-name="ce147" office:value-type="string" calcext:value-type="string">
            <office:annotation draw:style-name="gr11" draw:text-style-name="P2" svg:width="2.833cm" svg:height="1.242cm" svg:x="8.322cm" svg:y="14.917cm" draw:caption-point-x="-0.243cm" draw:caption-point-y="1.899cm">
              <dc:date>2022-03-21T00:00:00</dc:date>
              <text:p text:style-name="P1">proste dni 24,25, 26 september</text:p>
            </office:annotation>
            <text:p>D</text:p>
          </table:table-cell>
          <table:table-cell table:style-name="ce159" office:value-type="string" calcext:value-type="string">
            <text:p>KVIT</text:p>
          </table:table-cell>
          <table:table-cell table:style-name="ce152" office:value-type="string" calcext:value-type="string">
            <text:p>51</text:p>
          </table:table-cell>
          <table:table-cell table:style-name="ce151" office:value-type="string" calcext:value-type="string">
            <text:p>11-19</text:p>
          </table:table-cell>
          <table:table-cell table:style-name="ce147"/>
          <table:table-cell table:style-name="ce151" office:value-type="string" calcext:value-type="string">
            <text:p>X</text:p>
          </table:table-cell>
          <table:table-cell table:style-name="ce147" office:value-type="string" calcext:value-type="string">
            <office:annotation draw:style-name="gr11" draw:text-style-name="P2" svg:width="3.08cm" svg:height="1.242cm" svg:x="16.704cm" svg:y="14.917cm" draw:caption-point-x="-0.222cm" draw:caption-point-y="1.89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67" table:formula="of:=COUNTIF([.C25:.K25];&quot;51&quot;) + COUNTIF([.C25:.K25];&quot;51L&quot;)" office:value-type="float" office:value="1" calcext:value-type="float">
            <text:p>1</text:p>
          </table:table-cell>
          <table:table-cell table:style-name="ce167" table:formula="of:=COUNTIF([.C25:.K25];&quot;52&quot;) + COUNTIF([.C25:.K25];&quot;52L&quot;)" office:value-type="float" office:value="1" calcext:value-type="float">
            <text:p>1</text:p>
          </table:table-cell>
          <table:table-cell table:style-name="ce167" table:formula="of:=COUNTIF([.C25:.K25];&quot;11-19&quot;) + COUNTIF([.C25:.K25];&quot;2&quot;)" office:value-type="float" office:value="1" calcext:value-type="float">
            <text:p>1</text:p>
          </table:table-cell>
          <table:table-cell table:style-name="ce167" table:formula="of:=COUNTIF([.C25:.K25];&quot;U&quot;)+COUNTIF([.C25:.K25];&quot;UL&quot;)" office:value-type="float" office:value="1" calcext:value-type="float">
            <text:p>1</text:p>
          </table:table-cell>
          <table:table-cell table:style-name="ce167" table:formula="of:=COUNTIF([.C25:.K25];&quot;KVIT&quot;)" office:value-type="float" office:value="1" calcext:value-type="float">
            <text:p>1</text:p>
          </table:table-cell>
          <table:table-cell table:style-name="ce169" table:formula="of:=COUNTBLANK([.C25:.K25])" office:value-type="float" office:value="1" calcext:value-type="float">
            <text:p>1</text:p>
          </table:table-cell>
          <table:table-cell table:style-name="ce171" table:formula="of:=COUNTIF([.C25:.K25];&quot;51&quot;) + COUNTIF([.C25:.K25];&quot;51L&quot;)+COUNTIF([.C25:.K25];&quot;2&quot;)+COUNTIF([.C25:.K25];&quot;52&quot;)+COUNTIF([.C25:.K2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25" calcext:value-type="date">
            <text:p>25. IX. 07</text:p>
          </table:table-cell>
          <table:table-cell table:style-name="ce147" table:formula="of:=TEXT([.A26];&quot;Ddd&quot;)" office:value-type="string" office:string-value="tor" calcext:value-type="string">
            <text:p>tor</text:p>
          </table:table-cell>
          <table:table-cell table:style-name="ce158" office:value-type="string" calcext:value-type="string">
            <text:p><text:span text:style-name="T1">51</text:span><text:span text:style-name="T2">L</text:span></text:p>
          </table:table-cell>
          <table:table-cell table:style-name="ce151" office:value-type="string" calcext:value-type="string">
            <text:p>X</text:p>
          </table:table-cell>
          <table:table-cell table:style-name="ce147" office:value-type="string" calcext:value-type="string">
            <office:annotation draw:style-name="gr11" draw:text-style-name="P2" svg:width="2.833cm" svg:height="1.242cm" svg:x="8.322cm" svg:y="15.617cm" draw:caption-point-x="-0.243cm" draw:caption-point-y="1.899cm">
              <dc:date>2022-03-21T00:00:00</dc:date>
              <text:p text:style-name="P1">proste dni 24,25, 26 september</text:p>
            </office:annotation>
            <text:p>D</text:p>
          </table:table-cell>
          <table:table-cell table:style-name="ce151" office:value-type="string" calcext:value-type="string">
            <text:p>U</text:p>
          </table:table-cell>
          <table:table-cell table:style-name="ce159" office:value-type="string" calcext:value-type="string">
            <text:p>KVIT</text:p>
          </table:table-cell>
          <table:table-cell table:style-name="ce155" office:value-type="string" calcext:value-type="string">
            <text:p>2</text:p>
          </table:table-cell>
          <table:table-cell table:style-name="ce147"/>
          <table:table-cell table:style-name="ce147" office:value-type="string" calcext:value-type="string">
            <office:annotation draw:style-name="gr11" draw:text-style-name="P2" svg:width="3.13cm" svg:height="1.242cm" svg:x="15.313cm" svg:y="15.617cm" draw:caption-point-x="-0.232cm" draw:caption-point-y="1.899cm">
              <dc:date>2022-03-21T00:00:00</dc:date>
              <text:p text:style-name="P1">DOPUST od 25.9.do29.9</text:p>
            </office:annotation>
            <text:p>D</text:p>
          </table:table-cell>
          <table:table-cell table:style-name="ce147" office:value-type="string" calcext:value-type="string">
            <office:annotation draw:style-name="gr11" draw:text-style-name="P2" svg:width="3.08cm" svg:height="1.242cm" svg:x="16.704cm" svg:y="15.617cm" draw:caption-point-x="-0.222cm" draw:caption-point-y="1.89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67" table:formula="of:=COUNTIF([.C26:.K26];&quot;51&quot;) + COUNTIF([.C26:.K26];&quot;51L&quot;)" office:value-type="float" office:value="1" calcext:value-type="float">
            <text:p>1</text:p>
          </table:table-cell>
          <table:table-cell table:style-name="ce167" table:formula="of:=COUNTIF([.C26:.K26];&quot;52&quot;) + COUNTIF([.C26:.K26];&quot;52L&quot;)" office:value-type="float" office:value="0" calcext:value-type="float">
            <text:p>0</text:p>
          </table:table-cell>
          <table:table-cell table:style-name="ce167" table:formula="of:=COUNTIF([.C26:.K26];&quot;11-19&quot;) + COUNTIF([.C26:.K26];&quot;2&quot;)" office:value-type="float" office:value="1" calcext:value-type="float">
            <text:p>1</text:p>
          </table:table-cell>
          <table:table-cell table:style-name="ce167" table:formula="of:=COUNTIF([.C26:.K26];&quot;U&quot;)+COUNTIF([.C26:.K26];&quot;UL&quot;)" office:value-type="float" office:value="1" calcext:value-type="float">
            <text:p>1</text:p>
          </table:table-cell>
          <table:table-cell table:style-name="ce167" table:formula="of:=COUNTIF([.C26:.K26];&quot;KVIT&quot;)" office:value-type="float" office:value="1" calcext:value-type="float">
            <text:p>1</text:p>
          </table:table-cell>
          <table:table-cell table:style-name="ce169" table:formula="of:=COUNTBLANK([.C26:.K26])" office:value-type="float" office:value="1" calcext:value-type="float">
            <text:p>1</text:p>
          </table:table-cell>
          <table:table-cell table:style-name="ce171" table:formula="of:=COUNTIF([.C26:.K26];&quot;51&quot;) + COUNTIF([.C26:.K26];&quot;51L&quot;)+COUNTIF([.C26:.K26];&quot;2&quot;)+COUNTIF([.C26:.K26];&quot;52&quot;)+COUNTIF([.C26:.K2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26" calcext:value-type="date">
            <text:p>26. IX. 07</text:p>
          </table:table-cell>
          <table:table-cell table:style-name="ce147" table:formula="of:=TEXT([.A27];&quot;Ddd&quot;)" office:value-type="string" office:string-value="sre" calcext:value-type="string">
            <text:p>sre</text:p>
          </table:table-cell>
          <table:table-cell table:style-name="ce155" office:value-type="string" calcext:value-type="string">
            <office:annotation draw:style-name="gr14" draw:text-style-name="P2" svg:width="2.843cm" svg:height="1.241cm" svg:x="5.521cm" svg:y="16.318cm" draw:caption-point-x="-0.243cm" draw:caption-point-y="1.898cm">
              <dc:date>2022-03-21T00:00:00</dc:date>
              <text:p text:style-name="P1">moji ponedeljki in srede</text:p>
            </office:annotation>
            <text:p>X</text:p>
          </table:table-cell>
          <table:table-cell table:style-name="ce155" office:value-type="string" calcext:value-type="string">
            <text:p>2</text:p>
          </table:table-cell>
          <table:table-cell table:style-name="ce147" office:value-type="string" calcext:value-type="string">
            <office:annotation draw:style-name="gr14" draw:text-style-name="P2" svg:width="2.833cm" svg:height="1.241cm" svg:x="8.322cm" svg:y="16.318cm" draw:caption-point-x="-0.243cm" draw:caption-point-y="1.898cm">
              <dc:date>2022-03-21T00:00:00</dc:date>
              <text:p text:style-name="P1">proste dni 24,25, 26 september</text:p>
            </office:annotation>
            <text:p>D</text:p>
          </table:table-cell>
          <table:table-cell table:style-name="ce158" office:value-type="string" calcext:value-type="string">
            <text:p><text:span text:style-name="T1">51</text:span><text:span text:style-name="T2">L</text:span>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U</text:p>
          </table:table-cell>
          <table:table-cell table:style-name="ce147"/>
          <table:table-cell table:style-name="ce147" office:value-type="string" calcext:value-type="string">
            <office:annotation draw:style-name="gr14" draw:text-style-name="P2" svg:width="3.13cm" svg:height="1.241cm" svg:x="15.313cm" svg:y="16.318cm" draw:caption-point-x="-0.232cm" draw:caption-point-y="1.898cm">
              <dc:date>2022-03-21T00:00:00</dc:date>
              <text:p text:style-name="P1">DOPUST od 25.9.do29.9</text:p>
            </office:annotation>
            <text:p>D</text:p>
          </table:table-cell>
          <table:table-cell table:style-name="ce147" office:value-type="string" calcext:value-type="string">
            <office:annotation draw:style-name="gr14" draw:text-style-name="P2" svg:width="3.08cm" svg:height="1.241cm" svg:x="16.704cm" svg:y="16.318cm" draw:caption-point-x="-0.222cm" draw:caption-point-y="1.89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67" table:formula="of:=COUNTIF([.C27:.K27];&quot;51&quot;) + COUNTIF([.C27:.K27];&quot;51L&quot;)" office:value-type="float" office:value="1" calcext:value-type="float">
            <text:p>1</text:p>
          </table:table-cell>
          <table:table-cell table:style-name="ce167" table:formula="of:=COUNTIF([.C27:.K27];&quot;52&quot;) + COUNTIF([.C27:.K27];&quot;52L&quot;)" office:value-type="float" office:value="0" calcext:value-type="float">
            <text:p>0</text:p>
          </table:table-cell>
          <table:table-cell table:style-name="ce167" table:formula="of:=COUNTIF([.C27:.K27];&quot;11-19&quot;) + COUNTIF([.C27:.K27];&quot;2&quot;)" office:value-type="float" office:value="1" calcext:value-type="float">
            <text:p>1</text:p>
          </table:table-cell>
          <table:table-cell table:style-name="ce167" table:formula="of:=COUNTIF([.C27:.K27];&quot;U&quot;)+COUNTIF([.C27:.K27];&quot;UL&quot;)" office:value-type="float" office:value="1" calcext:value-type="float">
            <text:p>1</text:p>
          </table:table-cell>
          <table:table-cell table:style-name="ce167" table:formula="of:=COUNTIF([.C27:.K27];&quot;KVIT&quot;)" office:value-type="float" office:value="1" calcext:value-type="float">
            <text:p>1</text:p>
          </table:table-cell>
          <table:table-cell table:style-name="ce169" table:formula="of:=COUNTBLANK([.C27:.K27])" office:value-type="float" office:value="1" calcext:value-type="float">
            <text:p>1</text:p>
          </table:table-cell>
          <table:table-cell table:style-name="ce171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27" calcext:value-type="date">
            <text:p>27. IX. 07</text:p>
          </table:table-cell>
          <table:table-cell table:style-name="ce147" table:formula="of:=TEXT([.A28];&quot;Ddd&quot;)" office:value-type="string" office:string-value="čet" calcext:value-type="string">
            <text:p>čet</text:p>
          </table:table-cell>
          <table:table-cell table:style-name="ce152" office:value-type="string" calcext:value-type="string">
            <text:p>51</text:p>
          </table:table-cell>
          <table:table-cell table:style-name="ce160" office:value-type="string" calcext:value-type="string">
            <text:p>52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8" office:value-type="string" calcext:value-type="string">
            <text:p><text:span text:style-name="T1">U</text:span><text:span text:style-name="T2">L</text:span></text:p>
          </table:table-cell>
          <table:table-cell table:style-name="ce147"/>
          <table:table-cell table:style-name="ce147" office:value-type="string" calcext:value-type="string">
            <office:annotation draw:style-name="gr14" draw:text-style-name="P2" svg:width="3.13cm" svg:height="1.241cm" svg:x="15.313cm" svg:y="17.018cm" draw:caption-point-x="-0.232cm" draw:caption-point-y="1.899cm">
              <dc:date>2022-03-21T00:00:00</dc:date>
              <text:p text:style-name="P1">DOPUST od 25.9.do29.9</text:p>
            </office:annotation>
            <text:p>D</text:p>
          </table:table-cell>
          <table:table-cell table:style-name="ce147" office:value-type="string" calcext:value-type="string">
            <office:annotation draw:style-name="gr14" draw:text-style-name="P2" svg:width="3.08cm" svg:height="1.241cm" svg:x="16.704cm" svg:y="17.018cm" draw:caption-point-x="-0.222cm" draw:caption-point-y="1.89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67" table:formula="of:=COUNTIF([.C28:.K28];&quot;51&quot;) + COUNTIF([.C28:.K28];&quot;51L&quot;)" office:value-type="float" office:value="1" calcext:value-type="float">
            <text:p>1</text:p>
          </table:table-cell>
          <table:table-cell table:style-name="ce167" table:formula="of:=COUNTIF([.C28:.K28];&quot;52&quot;) + COUNTIF([.C28:.K28];&quot;52L&quot;)" office:value-type="float" office:value="1" calcext:value-type="float">
            <text:p>1</text:p>
          </table:table-cell>
          <table:table-cell table:style-name="ce167" table:formula="of:=COUNTIF([.C28:.K28];&quot;11-19&quot;) + COUNTIF([.C28:.K28];&quot;2&quot;)" office:value-type="float" office:value="1" calcext:value-type="float">
            <text:p>1</text:p>
          </table:table-cell>
          <table:table-cell table:style-name="ce167" table:formula="of:=COUNTIF([.C28:.K28];&quot;U&quot;)+COUNTIF([.C28:.K28];&quot;UL&quot;)" office:value-type="float" office:value="1" calcext:value-type="float">
            <text:p>1</text:p>
          </table:table-cell>
          <table:table-cell table:style-name="ce167" table:formula="of:=COUNTIF([.C28:.K28];&quot;KVIT&quot;)" office:value-type="float" office:value="1" calcext:value-type="float">
            <text:p>1</text:p>
          </table:table-cell>
          <table:table-cell table:style-name="ce169" table:formula="of:=COUNTBLANK([.C28:.K28])" office:value-type="float" office:value="1" calcext:value-type="float">
            <text:p>1</text:p>
          </table:table-cell>
          <table:table-cell table:style-name="ce171" table:formula="of:=COUNTIF([.C28:.K28];&quot;51&quot;) + COUNTIF([.C28:.K28];&quot;51L&quot;)+COUNTIF([.C28:.K28];&quot;2&quot;)+COUNTIF([.C28:.K28];&quot;52&quot;)+COUNTIF([.C28:.K2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09-28" calcext:value-type="date">
            <text:p>28. IX. 07</text:p>
          </table:table-cell>
          <table:table-cell table:style-name="ce147" table:formula="of:=TEXT([.A29];&quot;Ddd&quot;)" office:value-type="string" office:string-value="pet" calcext:value-type="string">
            <text:p>pet</text:p>
          </table:table-cell>
          <table:table-cell table:style-name="ce147" office:value-type="string" calcext:value-type="string">
            <office:annotation draw:style-name="gr21" draw:text-style-name="P2" svg:width="2.843cm" svg:height="1.781cm" svg:x="5.521cm" svg:y="17.718cm" draw:caption-point-x="-0.243cm" draw:caption-point-y="1.899cm">
              <dc:date>2022-03-21T00:00:00</dc:date>
              <text:p text:style-name="P1">28. in 29. septembra je MACCS v Opatiji</text:p>
            </office:annotation>
            <text:p>SO</text:p>
          </table:table-cell>
          <table:table-cell table:style-name="ce147" office:value-type="string" calcext:value-type="string">
            <office:annotation draw:style-name="gr21" draw:text-style-name="P2" svg:width="2.833cm" svg:height="1.781cm" svg:x="6.921cm" svg:y="17.718cm" draw:caption-point-x="-0.243cm" draw:caption-point-y="1.899cm">
              <dc:date>2022-03-21T00:00:00</dc:date>
              <text:p text:style-name="P1">28. in 29. septembra je MACCS v Opatiji</text:p>
            </office:annotation>
            <text:p>SO</text:p>
          </table:table-cell>
          <table:table-cell table:style-name="ce158" office:value-type="string" calcext:value-type="string">
            <text:p><text:span text:style-name="T1">52</text:span><text:span text:style-name="T2">L</text:span>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55" office:value-type="string" calcext:value-type="string">
            <office:annotation draw:style-name="gr21" draw:text-style-name="P2" svg:width="2.843cm" svg:height="1.781cm" svg:x="12.512cm" svg:y="17.718cm" draw:caption-point-x="-0.232cm" draw:caption-point-y="1.899cm">
              <dc:date>2022-03-21T00:00:00</dc:date>
              <text:p text:style-name="P1">28. in 29. septembra je MACCS v Opatiji</text:p>
            </office:annotation>
            <text:p>X</text:p>
          </table:table-cell>
          <table:table-cell table:style-name="ce147"/>
          <table:table-cell table:style-name="ce147" office:value-type="string" calcext:value-type="string">
            <office:annotation draw:style-name="gr12" draw:text-style-name="P2" svg:width="3.13cm" svg:height="1.232cm" svg:x="15.313cm" svg:y="17.718cm" draw:caption-point-x="-0.232cm" draw:caption-point-y="1.899cm">
              <dc:date>2022-03-21T00:00:00</dc:date>
              <text:p text:style-name="P1">DOPUST od 25.9.do29.9</text:p>
            </office:annotation>
            <text:p>D</text:p>
          </table:table-cell>
          <table:table-cell table:style-name="ce147" office:value-type="string" calcext:value-type="string">
            <office:annotation draw:style-name="gr12" draw:text-style-name="P2" svg:width="3.08cm" svg:height="1.232cm" svg:x="16.704cm" svg:y="17.718cm" draw:caption-point-x="-0.222cm" draw:caption-point-y="1.89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MIR</text:p>
          </table:table-cell>
          <table:table-cell table:style-name="ce167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67" table:formula="of:=COUNTIF([.C29:.K29];&quot;51&quot;) + COUNTIF([.C29:.K29];&quot;51L&quot;)" office:value-type="float" office:value="1" calcext:value-type="float">
            <text:p>1</text:p>
          </table:table-cell>
          <table:table-cell table:style-name="ce167" table:formula="of:=COUNTIF([.C29:.K29];&quot;52&quot;) + COUNTIF([.C29:.K29];&quot;52L&quot;)" office:value-type="float" office:value="1" calcext:value-type="float">
            <text:p>1</text:p>
          </table:table-cell>
          <table:table-cell table:style-name="ce167" table:formula="of:=COUNTIF([.C29:.K29];&quot;11-19&quot;) + COUNTIF([.C29:.K29];&quot;2&quot;)" office:value-type="float" office:value="0" calcext:value-type="float">
            <text:p>0</text:p>
          </table:table-cell>
          <table:table-cell table:style-name="ce167" table:formula="of:=COUNTIF([.C29:.K29];&quot;U&quot;)+COUNTIF([.C29:.K29];&quot;UL&quot;)" office:value-type="float" office:value="0" calcext:value-type="float">
            <text:p>0</text:p>
          </table:table-cell>
          <table:table-cell table:style-name="ce167" table:formula="of:=COUNTIF([.C29:.K29];&quot;KVIT&quot;)" office:value-type="float" office:value="1" calcext:value-type="float">
            <text:p>1</text:p>
          </table:table-cell>
          <table:table-cell table:style-name="ce169" table:formula="of:=COUNTBLANK([.C29:.K29])" office:value-type="float" office:value="1" calcext:value-type="float">
            <text:p>1</text:p>
          </table:table-cell>
          <table:table-cell table:style-name="ce171" table:formula="of:=COUNTIF([.C29:.K29];&quot;51&quot;) + COUNTIF([.C29:.K29];&quot;51L&quot;)+COUNTIF([.C29:.K29];&quot;2&quot;)+COUNTIF([.C29:.K29];&quot;52&quot;)+COUNTIF([.C29:.K2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29" calcext:value-type="date">
            <text:p>29. IX. 07</text:p>
          </table:table-cell>
          <table:table-cell table:style-name="ce149" table:formula="of:=TEXT([.A30];&quot;Ddd&quot;)" office:value-type="string" office:string-value="sob" calcext:value-type="string">
            <text:p>sob</text:p>
          </table:table-cell>
          <table:table-cell table:style-name="ce149">
            <office:annotation draw:style-name="gr21" draw:text-style-name="P2" svg:width="2.843cm" svg:height="1.781cm" svg:x="5.521cm" svg:y="18.418cm" draw:caption-point-x="-0.243cm" draw:caption-point-y="1.899cm">
              <dc:date>2022-03-21T00:00:00</dc:date>
              <text:p text:style-name="P1">28. in 29. septembra je MACCS v Opatiji</text:p>
            </office:annotation>
          </table:table-cell>
          <table:table-cell table:style-name="ce149">
            <office:annotation draw:style-name="gr21" draw:text-style-name="P2" svg:width="2.833cm" svg:height="1.781cm" svg:x="6.921cm" svg:y="18.418cm" draw:caption-point-x="-0.243cm" draw:caption-point-y="1.899cm">
              <dc:date>2022-03-21T00:00:00</dc:date>
              <text:p text:style-name="P1">28. in 29. septembra je MACCS v Opatiji</text:p>
            </office:annotation>
          </table:table-cell>
          <table:table-cell table:style-name="ce149" table:number-columns-repeated="2"/>
          <table:table-cell table:style-name="ce161" office:value-type="string" calcext:value-type="string">
            <text:p>L</text:p>
          </table:table-cell>
          <table:table-cell table:style-name="ce149">
            <office:annotation draw:style-name="gr6" draw:text-style-name="P2" svg:width="2.843cm" svg:height="2.176cm" svg:x="12.512cm" svg:y="18.418cm" draw:caption-point-x="-0.232cm" draw:caption-point-y="1.899cm">
              <dc:date>2022-03-21T00:00:00</dc:date>
              <text:p text:style-name="P1">28. in 29. septembra je MACCS v Opatiji</text:p>
              <text:p text:style-name="P1">29. si ti Chair</text:p>
            </office:annotation>
          </table:table-cell>
          <table:table-cell table:style-name="ce149"/>
          <table:table-cell table:style-name="ce149" office:value-type="string" calcext:value-type="string">
            <office:annotation draw:style-name="gr12" draw:text-style-name="P2" svg:width="3.13cm" svg:height="1.232cm" svg:x="15.313cm" svg:y="18.418cm" draw:caption-point-x="-0.232cm" draw:caption-point-y="1.899cm">
              <dc:date>2022-03-21T00:00:00</dc:date>
              <text:p text:style-name="P1">DOPUST od 25.9.do29.9</text:p>
            </office:annotation>
            <text:p>D</text:p>
          </table:table-cell>
          <table:table-cell table:style-name="ce149" office:value-type="string" calcext:value-type="string">
            <office:annotation draw:style-name="gr12" draw:text-style-name="P2" svg:width="3.08cm" svg:height="1.232cm" svg:x="16.704cm" svg:y="18.418cm" draw:caption-point-x="-0.222cm" draw:caption-point-y="1.899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KON</text:p>
          </table:table-cell>
          <table:table-cell table:style-name="ce167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67" table:formula="of:=COUNTIF([.C30:.K30];&quot;51&quot;) + COUNTIF([.C30:.K30];&quot;51L&quot;)" office:value-type="float" office:value="0" calcext:value-type="float">
            <text:p>0</text:p>
          </table:table-cell>
          <table:table-cell table:style-name="ce167" table:formula="of:=COUNTIF([.C30:.K30];&quot;52&quot;) + COUNTIF([.C30:.K30];&quot;52L&quot;)" office:value-type="float" office:value="0" calcext:value-type="float">
            <text:p>0</text:p>
          </table:table-cell>
          <table:table-cell table:style-name="ce167" table:formula="of:=COUNTIF([.C30:.K30];&quot;11-19&quot;) + COUNTIF([.C30:.K30];&quot;2&quot;)" office:value-type="float" office:value="0" calcext:value-type="float">
            <text:p>0</text:p>
          </table:table-cell>
          <table:table-cell table:style-name="ce167" table:formula="of:=COUNTIF([.C30:.K30];&quot;U&quot;)+COUNTIF([.C30:.K30];&quot;UL&quot;)" office:value-type="float" office:value="0" calcext:value-type="float">
            <text:p>0</text:p>
          </table:table-cell>
          <table:table-cell table:style-name="ce167" table:formula="of:=COUNTIF([.C30:.K30];&quot;KVIT&quot;)" office:value-type="float" office:value="0" calcext:value-type="float">
            <text:p>0</text:p>
          </table:table-cell>
          <table:table-cell table:style-name="ce169" table:formula="of:=COUNTBLANK([.C30:.K30])" office:value-type="float" office:value="6" calcext:value-type="float">
            <text:p>6</text:p>
          </table:table-cell>
          <table:table-cell table:style-name="ce171" table:formula="of:=COUNTIF([.C30:.K30];&quot;51&quot;) + COUNTIF([.C30:.K30];&quot;51L&quot;)+COUNTIF([.C30:.K30];&quot;2&quot;)+COUNTIF([.C30:.K30];&quot;52&quot;)+COUNTIF([.C30:.K3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09-30" calcext:value-type="date">
            <text:p>30. IX. 07</text:p>
          </table:table-cell>
          <table:table-cell table:style-name="ce149" table:formula="of:=TEXT([.A31];&quot;Ddd&quot;)" office:value-type="string" office:string-value="ned" calcext:value-type="string">
            <text:p>ned</text:p>
          </table:table-cell>
          <table:table-cell table:style-name="ce149" table:number-columns-repeated="4"/>
          <table:table-cell table:style-name="ce161" office:value-type="string" calcext:value-type="string">
            <text:p>L</text:p>
          </table:table-cell>
          <table:table-cell table:style-name="ce149" table:number-columns-repeated="3"/>
          <table:table-cell table:style-name="ce149" office:value-type="string" calcext:value-type="string">
            <office:annotation draw:style-name="gr15" draw:text-style-name="P2" svg:width="3.08cm" svg:height="1.231cm" svg:x="16.704cm" svg:y="19.119cm" draw:caption-point-x="-0.222cm" draw:caption-point-y="1.898cm">
              <dc:date>2022-03-21T00:00:00</dc:date>
              <text:p text:style-name="P1">dopust cel september.</text:p>
            </office:annotation>
            <text:p>D</text:p>
          </table:table-cell>
          <table:table-cell table:style-name="ce166" office:value-type="string" calcext:value-type="string">
            <text:p>KON</text:p>
          </table:table-cell>
          <table:table-cell table:style-name="ce167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67" table:formula="of:=COUNTIF([.C31:.K31];&quot;51&quot;) + COUNTIF([.C31:.K31];&quot;51L&quot;)" office:value-type="float" office:value="0" calcext:value-type="float">
            <text:p>0</text:p>
          </table:table-cell>
          <table:table-cell table:style-name="ce167" table:formula="of:=COUNTIF([.C31:.K31];&quot;52&quot;) + COUNTIF([.C31:.K31];&quot;52L&quot;)" office:value-type="float" office:value="0" calcext:value-type="float">
            <text:p>0</text:p>
          </table:table-cell>
          <table:table-cell table:style-name="ce167" table:formula="of:=COUNTIF([.C31:.K31];&quot;11-19&quot;) + COUNTIF([.C31:.K31];&quot;2&quot;)" office:value-type="float" office:value="0" calcext:value-type="float">
            <text:p>0</text:p>
          </table:table-cell>
          <table:table-cell table:style-name="ce167" table:formula="of:=COUNTIF([.C31:.K31];&quot;U&quot;)+COUNTIF([.C31:.K31];&quot;UL&quot;)" office:value-type="float" office:value="0" calcext:value-type="float">
            <text:p>0</text:p>
          </table:table-cell>
          <table:table-cell table:style-name="ce167" table:formula="of:=COUNTIF([.C31:.K31];&quot;KVIT&quot;)" office:value-type="float" office:value="0" calcext:value-type="float">
            <text:p>0</text:p>
          </table:table-cell>
          <table:table-cell table:style-name="ce169" table:formula="of:=COUNTBLANK([.C31:.K31])" office:value-type="float" office:value="7" calcext:value-type="float">
            <text:p>7</text:p>
          </table:table-cell>
          <table:table-cell table:style-name="ce171" table:formula="of:=COUNTIF([.C31:.K31];&quot;51&quot;) + COUNTIF([.C31:.K31];&quot;51L&quot;)+COUNTIF([.C31:.K31];&quot;2&quot;)+COUNTIF([.C31:.K31];&quot;52&quot;)+COUNTIF([.C31:.K3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number-columns-repeated="19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170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5" calcext:value-type="float">
            <text:p>5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2" calcext:value-type="float">
            <text:p>2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2" calcext:value-type="float">
            <text:p>2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1" calcext:value-type="float">
            <text:p>1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6" calcext:value-type="float">
            <text:p>6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september.$A$1:.$L$31" table:range-usable-as="print-range"/>
        </table:named-expressions>
        <calcext:conditional-formats>
          <calcext:conditional-format calcext:target-range-address="september.F4:september.F4 september.I4:september.I8 september.K2:september.K8 september.I11:september.I15 september.K11:september.K15 september.B2:september.B22 september.I18:september.I22 september.B25:september.B28 september.E25:september.E27 september.I25:september.I25 september.K18:september.K25 september.I26:september.K29 september.B29:september.E29 september.C16:september.K17 september.C2:september.J3 september.C9:september.D10 september.F9:september.K10 september.B23:september.I24 september.B30:september.F31 september.H30:september.K31 september.E13:september.E13 september.C18:september.C18 september.C22:september.C22 september.C25:september.D25 september.C26:september.C27 september.H28:september.H29 september.C20:september.D20 september.E19:september.E19 september.G22:september.G22 september.F27:september.F27 september.F7:september.F7 september.H26:september.H26 september.D27:september.D27">
            <calcext:condition calcext:apply-style-name="ConditionalStyle_1" calcext:value="=&quot;Sob&quot;" calcext:base-cell-address="september.B2"/>
            <calcext:condition calcext:apply-style-name="ConditionalStyle_1" calcext:value="=&quot;Ned&quot;" calcext:base-cell-address="september.B2"/>
          </calcext:conditional-format>
          <calcext:conditional-format calcext:target-range-address="september.M2:september.R31">
            <calcext:condition calcext:apply-style-name="ConditionalStyle_2" calcext:value="&lt;1" calcext:base-cell-address="september.M2"/>
            <calcext:condition calcext:apply-style-name="ConditionalStyle_3" calcext:value="&gt;1" calcext:base-cell-address="september.M2"/>
          </calcext:conditional-format>
          <calcext:conditional-format calcext:target-range-address="september.S2:september.S31 september.S33:september.S33">
            <calcext:condition calcext:apply-style-name="ConditionalStyle_4" calcext:value="!=0" calcext:base-cell-address="september.S2"/>
          </calcext:conditional-format>
          <calcext:conditional-format calcext:target-range-address="september.T2:september.T31">
            <calcext:condition calcext:apply-style-name="ConditionalStyle_2" calcext:value="&lt;2" calcext:base-cell-address="september.T2"/>
            <calcext:condition calcext:apply-style-name="ConditionalStyle_5" calcext:value="&gt;2" calcext:base-cell-address="september.T2"/>
          </calcext:conditional-format>
        </calcext:conditional-formats>
      </table:table>
      <table:table table:name="oktober" table:style-name="ta10" table:print-ranges="oktober.A1:oktober.K32">
        <table:table-column table:style-name="co1" table:default-cell-style-name="ce7"/>
        <table:table-column table:style-name="co30" table:default-cell-style-name="ce7"/>
        <table:table-column table:style-name="co2" table:number-columns-repeated="10" table:default-cell-style-name="ce7"/>
        <table:table-column table:style-name="co8" table:default-cell-style-name="ce7"/>
        <table:table-column table:style-name="co4" table:default-cell-style-name="ce7"/>
        <table:table-column table:style-name="co3" table:default-cell-style-name="ce7"/>
        <table:table-column table:style-name="co12" table:default-cell-style-name="ce7"/>
        <table:table-column table:style-name="co31" table:default-cell-style-name="ce7"/>
        <table:table-column table:style-name="co15" table:default-cell-style-name="ce7"/>
        <table:table-column table:style-name="co32" table:default-cell-style-name="ce7"/>
        <table:table-column table:style-name="co33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172" office:value-type="string" calcext:value-type="string">
            <text:p>Datum</text:p>
          </table:table-cell>
          <table:table-cell table:style-name="ce175"/>
          <table:table-cell table:style-name="ce162" office:value-type="string" calcext:value-type="string">
            <text:p>KOS</text:p>
          </table:table-cell>
          <table:table-cell table:style-name="ce162" office:value-type="string" calcext:value-type="string">
            <text:p>ŠOŠ</text:p>
          </table:table-cell>
          <table:table-cell table:style-name="ce162" office:value-type="string" calcext:value-type="string">
            <text:p>PIN</text:p>
          </table:table-cell>
          <table:table-cell table:style-name="ce162" office:value-type="string" calcext:value-type="string">
            <text:p>KON</text:p>
          </table:table-cell>
          <table:table-cell table:style-name="ce162" office:value-type="string" calcext:value-type="string">
            <text:p>MIR</text:p>
          </table:table-cell>
          <table:table-cell table:style-name="ce162" office:value-type="string" calcext:value-type="string">
            <text:p>HOL</text:p>
          </table:table-cell>
          <table:table-cell table:style-name="ce164" office:value-type="string" calcext:value-type="string">
            <text:p>?</text:p>
          </table:table-cell>
          <table:table-cell table:style-name="ce162" office:value-type="string" calcext:value-type="string">
            <text:p>DAN</text:p>
          </table:table-cell>
          <table:table-cell table:style-name="ce162" office:value-type="string" calcext:value-type="string">
            <text:p>MŠŠ</text:p>
          </table:table-cell>
          <table:table-cell table:style-name="ce166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40" office:value-type="string" calcext:value-type="string">
            <text:p>11-19</text:p>
          </table:table-cell>
          <table:table-cell table:style-name="ce58" office:value-type="string" calcext:value-type="string">
            <text:p>U</text:p>
          </table:table-cell>
          <table:table-cell table:style-name="ce77" office:value-type="string" calcext:value-type="string">
            <text:p>KVIT</text:p>
          </table:table-cell>
          <table:table-cell table:style-name="ce42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01" calcext:value-type="date">
            <text:p>1. X. 07</text:p>
          </table:table-cell>
          <table:table-cell table:style-name="ce176" table:formula="of:=TEXT([.A2];&quot;Ddd&quot;)" office:value-type="string" office:string-value="pon" calcext:value-type="string">
            <text:p>pon</text:p>
          </table:table-cell>
          <table:table-cell table:style-name="ce176" office:value-type="string" calcext:value-type="string">
            <office:annotation draw:style-name="gr5" draw:text-style-name="P2" svg:width="2.843cm" svg:height="1.4cm" svg:x="5.046cm" svg:y="0.848cm" draw:caption-point-x="-0.391cm" draw:caption-point-y="-0.138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78"/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KON</text:p>
          </table:table-cell>
          <table:table-cell table:style-name="ce192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192" table:formula="of:=COUNTIF([.C2:.K2];&quot;51&quot;) + COUNTIF([.C2:.K2];&quot;51L&quot;)" office:value-type="float" office:value="1" calcext:value-type="float">
            <text:p>1</text:p>
          </table:table-cell>
          <table:table-cell table:style-name="ce192" table:formula="of:=COUNTIF([.C2:.K2];&quot;52&quot;) + COUNTIF([.C2:.K2];&quot;52L&quot;)" office:value-type="float" office:value="1" calcext:value-type="float">
            <text:p>1</text:p>
          </table:table-cell>
          <table:table-cell table:style-name="ce192" table:formula="of:=COUNTIF([.C2:.K2];&quot;11-19&quot;) + COUNTIF([.C2:.K2];&quot;2&quot;)" office:value-type="float" office:value="1" calcext:value-type="float">
            <text:p>1</text:p>
          </table:table-cell>
          <table:table-cell table:style-name="ce192" table:formula="of:=COUNTIF([.C2:.K2];&quot;U&quot;)+COUNTIF([.C2:.K2];&quot;UL&quot;)" office:value-type="float" office:value="1" calcext:value-type="float">
            <text:p>1</text:p>
          </table:table-cell>
          <table:table-cell table:style-name="ce192" table:formula="of:=COUNTIF([.C2:.K2];&quot;KVIT&quot;)" office:value-type="float" office:value="2" calcext:value-type="float">
            <text:p>2</text:p>
          </table:table-cell>
          <table:table-cell table:style-name="ce193" table:formula="of:=COUNTBLANK([.C2:.K2])" office:value-type="float" office:value="1" calcext:value-type="float">
            <text:p>1</text:p>
          </table:table-cell>
          <table:table-cell table:style-name="ce195" table:formula="of:=COUNTIF([.C2:.K2];&quot;51&quot;) + COUNTIF([.C2:.K2];&quot;51L&quot;)+COUNTIF([.C2:.K2];&quot;2&quot;)+COUNTIF([.C2:.K2];&quot;52&quot;)+COUNTIF([.C2:.K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02" calcext:value-type="date">
            <text:p>2. X. 07</text:p>
          </table:table-cell>
          <table:table-cell table:style-name="ce176" table:formula="of:=TEXT([.A3];&quot;Ddd&quot;)" office:value-type="string" office:string-value="tor" calcext:value-type="string">
            <text:p>tor</text:p>
          </table:table-cell>
          <table:table-cell table:style-name="ce176" office:value-type="string" calcext:value-type="string">
            <office:annotation draw:style-name="gr17" draw:text-style-name="P2" svg:width="2.843cm" svg:height="1.386cm" svg:x="5.035cm" svg:y="0cm" draw:caption-point-x="-0.38cm" draw:caption-point-y="1.41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79" office:value-type="string" calcext:value-type="string">
            <text:p><text:span text:style-name="T1">U</text:span><text:span text:style-name="T2">L</text:span></text:p>
          </table:table-cell>
          <table:table-cell table:style-name="ce163" office:value-type="string" calcext:value-type="string">
            <office:annotation draw:style-name="gr26" draw:text-style-name="P2" svg:width="2.843cm" svg:height="1.781cm" svg:x="7.836cm" svg:y="0cm" draw:caption-point-x="-0.38cm" draw:caption-point-y="1.41cm">
              <dc:date>2022-03-21T00:00:00</dc:date>
              <text:p text:style-name="P1">2. in 5. oktober po dva anstezista na Jesenicah</text:p>
            </office:annotation>
            <text:p>D</text:p>
          </table:table-cell>
          <table:table-cell table:style-name="ce151" office:value-type="string" calcext:value-type="string">
            <text:p>KVIT</text:p>
          </table:table-cell>
          <table:table-cell table:style-name="ce162" office:value-type="string" calcext:value-type="string"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78"/>
          <table:table-cell table:style-name="ce151" office:value-type="string" calcext:value-type="string">
            <text:p>2</text:p>
          </table:table-cell>
          <table:table-cell table:style-name="ce159" office:value-type="string" calcext:value-type="string">
            <text:p>2</text:p>
          </table:table-cell>
          <table:table-cell table:style-name="ce166" office:value-type="string" calcext:value-type="string">
            <text:p>KON</text:p>
          </table:table-cell>
          <table:table-cell table:style-name="ce192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192" table:formula="of:=COUNTIF([.C3:.K3];&quot;51&quot;) + COUNTIF([.C3:.K3];&quot;51L&quot;)" office:value-type="float" office:value="0" calcext:value-type="float">
            <text:p>0</text:p>
          </table:table-cell>
          <table:table-cell table:style-name="ce192" table:formula="of:=COUNTIF([.C3:.K3];&quot;52&quot;) + COUNTIF([.C3:.K3];&quot;52L&quot;)" office:value-type="float" office:value="0" calcext:value-type="float">
            <text:p>0</text:p>
          </table:table-cell>
          <table:table-cell table:style-name="ce192" table:formula="of:=COUNTIF([.C3:.K3];&quot;11-19&quot;) + COUNTIF([.C3:.K3];&quot;2&quot;)" office:value-type="float" office:value="2" calcext:value-type="float">
            <text:p>2</text:p>
          </table:table-cell>
          <table:table-cell table:style-name="ce192" table:formula="of:=COUNTIF([.C3:.K3];&quot;U&quot;)+COUNTIF([.C3:.K3];&quot;UL&quot;)" office:value-type="float" office:value="1" calcext:value-type="float">
            <text:p>1</text:p>
          </table:table-cell>
          <table:table-cell table:style-name="ce192" table:formula="of:=COUNTIF([.C3:.K3];&quot;KVIT&quot;)" office:value-type="float" office:value="1" calcext:value-type="float">
            <text:p>1</text:p>
          </table:table-cell>
          <table:table-cell table:style-name="ce193" table:formula="of:=COUNTBLANK([.C3:.K3])" office:value-type="float" office:value="1" calcext:value-type="float">
            <text:p>1</text:p>
          </table:table-cell>
          <table:table-cell table:style-name="ce195" table:formula="of:=COUNTIF([.C3:.K3];&quot;51&quot;) + COUNTIF([.C3:.K3];&quot;51L&quot;)+COUNTIF([.C3:.K3];&quot;2&quot;)+COUNTIF([.C3:.K3];&quot;52&quot;)+COUNTIF([.C3:.K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03" calcext:value-type="date">
            <text:p>3. X. 07</text:p>
          </table:table-cell>
          <table:table-cell table:style-name="ce176" table:formula="of:=TEXT([.A4];&quot;Ddd&quot;)" office:value-type="string" office:string-value="sre" calcext:value-type="string">
            <text:p>sre</text:p>
          </table:table-cell>
          <table:table-cell table:style-name="ce176" office:value-type="string" calcext:value-type="string">
            <office:annotation draw:style-name="gr5" draw:text-style-name="P2" svg:width="2.843cm" svg:height="1.4cm" svg:x="5.035cm" svg:y="0.233cm" draw:caption-point-x="-0.38cm" draw:caption-point-y="1.877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52"/>
          <table:table-cell table:style-name="ce152" office:value-type="string" calcext:value-type="string">
            <text:p>51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66" office:value-type="string" calcext:value-type="string">
            <text:p>KON</text:p>
          </table:table-cell>
          <table:table-cell table:style-name="ce192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192" table:formula="of:=COUNTIF([.C4:.K4];&quot;51&quot;) + COUNTIF([.C4:.K4];&quot;51L&quot;)" office:value-type="float" office:value="1" calcext:value-type="float">
            <text:p>1</text:p>
          </table:table-cell>
          <table:table-cell table:style-name="ce192" table:formula="of:=COUNTIF([.C4:.K4];&quot;52&quot;) + COUNTIF([.C4:.K4];&quot;52L&quot;)" office:value-type="float" office:value="1" calcext:value-type="float">
            <text:p>1</text:p>
          </table:table-cell>
          <table:table-cell table:style-name="ce192" table:formula="of:=COUNTIF([.C4:.K4];&quot;11-19&quot;) + COUNTIF([.C4:.K4];&quot;2&quot;)" office:value-type="float" office:value="1" calcext:value-type="float">
            <text:p>1</text:p>
          </table:table-cell>
          <table:table-cell table:style-name="ce192" table:formula="of:=COUNTIF([.C4:.K4];&quot;U&quot;)+COUNTIF([.C4:.K4];&quot;UL&quot;)" office:value-type="float" office:value="1" calcext:value-type="float">
            <text:p>1</text:p>
          </table:table-cell>
          <table:table-cell table:style-name="ce192" table:formula="of:=COUNTIF([.C4:.K4];&quot;KVIT&quot;)" office:value-type="float" office:value="2" calcext:value-type="float">
            <text:p>2</text:p>
          </table:table-cell>
          <table:table-cell table:style-name="ce193" table:formula="of:=COUNTBLANK([.C4:.K4])" office:value-type="float" office:value="1" calcext:value-type="float">
            <text:p>1</text:p>
          </table:table-cell>
          <table:table-cell table:style-name="ce195" table:formula="of:=COUNTIF([.C4:.K4];&quot;51&quot;) + COUNTIF([.C4:.K4];&quot;51L&quot;)+COUNTIF([.C4:.K4];&quot;2&quot;)+COUNTIF([.C4:.K4];&quot;52&quot;)+COUNTIF([.C4:.K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04" calcext:value-type="date">
            <text:p>4. X. 07</text:p>
          </table:table-cell>
          <table:table-cell table:style-name="ce176" table:formula="of:=TEXT([.A5];&quot;Ddd&quot;)" office:value-type="string" office:string-value="čet" calcext:value-type="string">
            <text:p>čet</text:p>
          </table:table-cell>
          <table:table-cell table:style-name="ce176" office:value-type="string" calcext:value-type="string">
            <office:annotation draw:style-name="gr5" draw:text-style-name="P2" svg:width="2.843cm" svg:height="1.4cm" svg:x="5.035cm" svg:y="0.933cm" draw:caption-point-x="-0.38cm" draw:caption-point-y="1.878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51" office:value-type="string" calcext:value-type="string">
            <text:p>11-19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KVIT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office:annotation draw:style-name="gr2" draw:text-style-name="P2" svg:width="2.843cm" svg:height="0.658cm" svg:x="12.028cm" svg:y="0.933cm" draw:caption-point-x="-0.37cm" draw:caption-point-y="1.878cm">
              <dc:date>2022-03-21T00:00:00</dc:date>
              <text:p text:style-name="P1">helikopter</text:p>
            </office:annotation>
            <text:p>D</text:p>
          </table:table-cell>
          <table:table-cell table:style-name="ce188"/>
          <table:table-cell table:style-name="ce152" office:value-type="string" calcext:value-type="string">
            <text:p>51</text:p>
          </table:table-cell>
          <table:table-cell table:style-name="ce152" office:value-type="string" calcext:value-type="string">
            <office:annotation draw:style-name="gr6" draw:text-style-name="P2" svg:width="3.235cm" svg:height="1.974cm" svg:x="16.229cm" svg:y="0.933cm" draw:caption-point-x="-0.37cm" draw:caption-point-y="1.878cm">
              <dc:date>2022-03-21T00:00:00</dc:date>
              <text:p text:style-name="P1">4. oktobra razpišete v dopoldanskem delovnem času</text:p>
            </office:annotation>
            <text:p>X</text:p>
          </table:table-cell>
          <table:table-cell table:style-name="ce166" office:value-type="string" calcext:value-type="string">
            <text:p>KON</text:p>
          </table:table-cell>
          <table:table-cell table:style-name="ce192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192" table:formula="of:=COUNTIF([.C5:.K5];&quot;51&quot;) + COUNTIF([.C5:.K5];&quot;51L&quot;)" office:value-type="float" office:value="1" calcext:value-type="float">
            <text:p>1</text:p>
          </table:table-cell>
          <table:table-cell table:style-name="ce192" table:formula="of:=COUNTIF([.C5:.K5];&quot;52&quot;) + COUNTIF([.C5:.K5];&quot;52L&quot;)" office:value-type="float" office:value="1" calcext:value-type="float">
            <text:p>1</text:p>
          </table:table-cell>
          <table:table-cell table:style-name="ce192" table:formula="of:=COUNTIF([.C5:.K5];&quot;11-19&quot;) + COUNTIF([.C5:.K5];&quot;2&quot;)" office:value-type="float" office:value="1" calcext:value-type="float">
            <text:p>1</text:p>
          </table:table-cell>
          <table:table-cell table:style-name="ce192" table:formula="of:=COUNTIF([.C5:.K5];&quot;U&quot;)+COUNTIF([.C5:.K5];&quot;UL&quot;)" office:value-type="float" office:value="0" calcext:value-type="float">
            <text:p>0</text:p>
          </table:table-cell>
          <table:table-cell table:style-name="ce192" table:formula="of:=COUNTIF([.C5:.K5];&quot;KVIT&quot;)" office:value-type="float" office:value="2" calcext:value-type="float">
            <text:p>2</text:p>
          </table:table-cell>
          <table:table-cell table:style-name="ce193" table:formula="of:=COUNTBLANK([.C5:.K5])" office:value-type="float" office:value="1" calcext:value-type="float">
            <text:p>1</text:p>
          </table:table-cell>
          <table:table-cell table:style-name="ce195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05" calcext:value-type="date">
            <text:p>5. X. 07</text:p>
          </table:table-cell>
          <table:table-cell table:style-name="ce176" table:formula="of:=TEXT([.A6];&quot;Ddd&quot;)" office:value-type="string" office:string-value="pet" calcext:value-type="string">
            <text:p>pet</text:p>
          </table:table-cell>
          <table:table-cell table:style-name="ce176" office:value-type="string" calcext:value-type="string">
            <office:annotation draw:style-name="gr7" draw:text-style-name="P2" svg:width="2.843cm" svg:height="1.401cm" svg:x="5.035cm" svg:y="1.633cm" draw:caption-point-x="-0.38cm" draw:caption-point-y="1.878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62" office:value-type="string" calcext:value-type="string">
            <text:p>D</text:p>
          </table:table-cell>
          <table:table-cell table:style-name="ce163" office:value-type="string" calcext:value-type="string">
            <office:annotation draw:style-name="gr6" draw:text-style-name="P2" svg:width="2.843cm" svg:height="1.974cm" svg:x="7.836cm" svg:y="1.633cm" draw:caption-point-x="-0.38cm" draw:caption-point-y="1.878cm">
              <dc:date>2022-03-21T00:00:00</dc:date>
              <text:p text:style-name="P1">2. in 5. oktober po dva anstezista na Jesenicah</text:p>
            </office:annotation>
            <text:p>D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60" office:value-type="string" calcext:value-type="string">
            <text:p>51</text:p>
          </table:table-cell>
          <table:table-cell table:style-name="ce152"/>
          <table:table-cell table:style-name="ce151" office:value-type="string" calcext:value-type="string">
            <text:p>2</text:p>
          </table:table-cell>
          <table:table-cell table:style-name="ce179" office:value-type="string" calcext:value-type="string">
            <text:p><text:span text:style-name="T1">U</text:span><text:span text:style-name="T2">L</text:span></text:p>
          </table:table-cell>
          <table:table-cell table:style-name="ce166" office:value-type="string" calcext:value-type="string">
            <text:p>KON</text:p>
          </table:table-cell>
          <table:table-cell table:style-name="ce192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192" table:formula="of:=COUNTIF([.C6:.K6];&quot;51&quot;) + COUNTIF([.C6:.K6];&quot;51L&quot;)" office:value-type="float" office:value="1" calcext:value-type="float">
            <text:p>1</text:p>
          </table:table-cell>
          <table:table-cell table:style-name="ce192" table:formula="of:=COUNTIF([.C6:.K6];&quot;52&quot;) + COUNTIF([.C6:.K6];&quot;52L&quot;)" office:value-type="float" office:value="0" calcext:value-type="float">
            <text:p>0</text:p>
          </table:table-cell>
          <table:table-cell table:style-name="ce192" table:formula="of:=COUNTIF([.C6:.K6];&quot;11-19&quot;) + COUNTIF([.C6:.K6];&quot;2&quot;)" office:value-type="float" office:value="1" calcext:value-type="float">
            <text:p>1</text:p>
          </table:table-cell>
          <table:table-cell table:style-name="ce192" table:formula="of:=COUNTIF([.C6:.K6];&quot;U&quot;)+COUNTIF([.C6:.K6];&quot;UL&quot;)" office:value-type="float" office:value="1" calcext:value-type="float">
            <text:p>1</text:p>
          </table:table-cell>
          <table:table-cell table:style-name="ce192" table:formula="of:=COUNTIF([.C6:.K6];&quot;KVIT&quot;)" office:value-type="float" office:value="1" calcext:value-type="float">
            <text:p>1</text:p>
          </table:table-cell>
          <table:table-cell table:style-name="ce193" table:formula="of:=COUNTBLANK([.C6:.K6])" office:value-type="float" office:value="1" calcext:value-type="float">
            <text:p>1</text:p>
          </table:table-cell>
          <table:table-cell table:style-name="ce195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06" calcext:value-type="date">
            <text:p>6. X. 07</text:p>
          </table:table-cell>
          <table:table-cell table:style-name="ce177" table:formula="of:=TEXT([.A7];&quot;Ddd&quot;)" office:value-type="string" office:string-value="sob" calcext:value-type="string">
            <text:p>sob</text:p>
          </table:table-cell>
          <table:table-cell table:style-name="ce177" office:value-type="string" calcext:value-type="string">
            <office:annotation draw:style-name="gr7" draw:text-style-name="P2" svg:width="2.843cm" svg:height="1.401cm" svg:x="5.035cm" svg:y="2.333cm" draw:caption-point-x="-0.38cm" draw:caption-point-y="1.878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80" table:number-columns-repeated="3"/>
          <table:table-cell table:style-name="ce181"/>
          <table:table-cell table:style-name="ce180">
            <office:annotation draw:style-name="gr1" draw:text-style-name="P2" svg:width="2.843cm" svg:height="0.659cm" svg:x="12.028cm" svg:y="2.333cm" draw:caption-point-x="-0.37cm" draw:caption-point-y="1.878cm">
              <dc:date>2022-03-21T00:00:00</dc:date>
              <text:p text:style-name="P1">helikopter</text:p>
            </office:annotation>
          </table:table-cell>
          <table:table-cell table:style-name="ce180" table:number-columns-repeated="2"/>
          <table:table-cell table:style-name="ce161" office:value-type="string" calcext:value-type="string">
            <text:p>L</text:p>
          </table:table-cell>
          <table:table-cell table:style-name="ce166" office:value-type="string" calcext:value-type="string">
            <text:p>KON</text:p>
          </table:table-cell>
          <table:table-cell table:style-name="ce192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192" table:formula="of:=COUNTIF([.C7:.K7];&quot;51&quot;) + COUNTIF([.C7:.K7];&quot;51L&quot;)" office:value-type="float" office:value="0" calcext:value-type="float">
            <text:p>0</text:p>
          </table:table-cell>
          <table:table-cell table:style-name="ce192" table:formula="of:=COUNTIF([.C7:.K7];&quot;52&quot;) + COUNTIF([.C7:.K7];&quot;52L&quot;)" office:value-type="float" office:value="0" calcext:value-type="float">
            <text:p>0</text:p>
          </table:table-cell>
          <table:table-cell table:style-name="ce192" table:formula="of:=COUNTIF([.C7:.K7];&quot;11-19&quot;) + COUNTIF([.C7:.K7];&quot;2&quot;)" office:value-type="float" office:value="0" calcext:value-type="float">
            <text:p>0</text:p>
          </table:table-cell>
          <table:table-cell table:style-name="ce192" table:formula="of:=COUNTIF([.C7:.K7];&quot;U&quot;)+COUNTIF([.C7:.K7];&quot;UL&quot;)" office:value-type="float" office:value="0" calcext:value-type="float">
            <text:p>0</text:p>
          </table:table-cell>
          <table:table-cell table:style-name="ce192" table:formula="of:=COUNTIF([.C7:.K7];&quot;KVIT&quot;)" office:value-type="float" office:value="0" calcext:value-type="float">
            <text:p>0</text:p>
          </table:table-cell>
          <table:table-cell table:style-name="ce193" table:formula="of:=COUNTBLANK([.C7:.K7])" office:value-type="float" office:value="7" calcext:value-type="float">
            <text:p>7</text:p>
          </table:table-cell>
          <table:table-cell table:style-name="ce195" table:formula="of:=COUNTIF([.C7:.K7];&quot;51&quot;) + COUNTIF([.C7:.K7];&quot;51L&quot;)+COUNTIF([.C7:.K7];&quot;2&quot;)+COUNTIF([.C7:.K7];&quot;52&quot;)+COUNTIF([.C7:.K7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07" calcext:value-type="date">
            <text:p>7. X. 07</text:p>
          </table:table-cell>
          <table:table-cell table:style-name="ce177" table:formula="of:=TEXT([.A8];&quot;Ddd&quot;)" office:value-type="string" office:string-value="ned" calcext:value-type="string">
            <text:p>ned</text:p>
          </table:table-cell>
          <table:table-cell table:style-name="ce177" office:value-type="string" calcext:value-type="string">
            <office:annotation draw:style-name="gr20" draw:text-style-name="P2" svg:width="2.843cm" svg:height="1.389cm" svg:x="5.035cm" svg:y="3.034cm" draw:caption-point-x="-0.38cm" draw:caption-point-y="1.877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80"/>
          <table:table-cell table:style-name="ce161"/>
          <table:table-cell table:style-name="ce161" office:value-type="string" calcext:value-type="string">
            <text:p>L</text:p>
          </table:table-cell>
          <table:table-cell table:style-name="ce185"/>
          <table:table-cell table:style-name="ce187"/>
          <table:table-cell table:style-name="ce189"/>
          <table:table-cell table:style-name="ce181" table:number-columns-repeated="2"/>
          <table:table-cell table:style-name="ce166" office:value-type="string" calcext:value-type="string">
            <text:p>MŠŠ</text:p>
          </table:table-cell>
          <table:table-cell table:style-name="ce192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192" table:formula="of:=COUNTIF([.C8:.K8];&quot;51&quot;) + COUNTIF([.C8:.K8];&quot;51L&quot;)" office:value-type="float" office:value="0" calcext:value-type="float">
            <text:p>0</text:p>
          </table:table-cell>
          <table:table-cell table:style-name="ce192" table:formula="of:=COUNTIF([.C8:.K8];&quot;52&quot;) + COUNTIF([.C8:.K8];&quot;52L&quot;)" office:value-type="float" office:value="0" calcext:value-type="float">
            <text:p>0</text:p>
          </table:table-cell>
          <table:table-cell table:style-name="ce192" table:formula="of:=COUNTIF([.C8:.K8];&quot;11-19&quot;) + COUNTIF([.C8:.K8];&quot;2&quot;)" office:value-type="float" office:value="0" calcext:value-type="float">
            <text:p>0</text:p>
          </table:table-cell>
          <table:table-cell table:style-name="ce192" table:formula="of:=COUNTIF([.C8:.K8];&quot;U&quot;)+COUNTIF([.C8:.K8];&quot;UL&quot;)" office:value-type="float" office:value="0" calcext:value-type="float">
            <text:p>0</text:p>
          </table:table-cell>
          <table:table-cell table:style-name="ce192" table:formula="of:=COUNTIF([.C8:.K8];&quot;KVIT&quot;)" office:value-type="float" office:value="0" calcext:value-type="float">
            <text:p>0</text:p>
          </table:table-cell>
          <table:table-cell table:style-name="ce193" table:formula="of:=COUNTBLANK([.C8:.K8])" office:value-type="float" office:value="7" calcext:value-type="float">
            <text:p>7</text:p>
          </table:table-cell>
          <table:table-cell table:style-name="ce195" table:formula="of:=COUNTIF([.C8:.K8];&quot;51&quot;) + COUNTIF([.C8:.K8];&quot;51L&quot;)+COUNTIF([.C8:.K8];&quot;2&quot;)+COUNTIF([.C8:.K8];&quot;52&quot;)+COUNTIF([.C8:.K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08" calcext:value-type="date">
            <text:p>8. X. 07</text:p>
          </table:table-cell>
          <table:table-cell table:style-name="ce176" table:formula="of:=TEXT([.A9];&quot;Ddd&quot;)" office:value-type="string" office:string-value="pon" calcext:value-type="string">
            <text:p>pon</text:p>
          </table:table-cell>
          <table:table-cell table:style-name="ce176" office:value-type="string" calcext:value-type="string">
            <office:annotation draw:style-name="gr20" draw:text-style-name="P2" svg:width="2.843cm" svg:height="1.389cm" svg:x="5.035cm" svg:y="3.734cm" draw:caption-point-x="-0.38cm" draw:caption-point-y="1.878cm">
              <dc:date>2022-03-21T00:00:00</dc:date>
              <text:p text:style-name="P1">Ątudijski dopust od 1. do 8. oktobr</text:p>
            </office:annotation>
            <text:p>SD</text:p>
          </table:table-cell>
          <table:table-cell table:style-name="ce160" office:value-type="string" calcext:value-type="string">
            <text:p>51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51"/>
          <table:table-cell table:number-columns-repeated="2"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192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192" table:formula="of:=COUNTIF([.C9:.K9];&quot;51&quot;) + COUNTIF([.C9:.K9];&quot;51L&quot;)" office:value-type="float" office:value="1" calcext:value-type="float">
            <text:p>1</text:p>
          </table:table-cell>
          <table:table-cell table:style-name="ce192" table:formula="of:=COUNTIF([.C9:.K9];&quot;52&quot;) + COUNTIF([.C9:.K9];&quot;52L&quot;)" office:value-type="float" office:value="1" calcext:value-type="float">
            <text:p>1</text:p>
          </table:table-cell>
          <table:table-cell table:style-name="ce192" table:formula="of:=COUNTIF([.C9:.K9];&quot;11-19&quot;) + COUNTIF([.C9:.K9];&quot;2&quot;)" office:value-type="float" office:value="1" calcext:value-type="float">
            <text:p>1</text:p>
          </table:table-cell>
          <table:table-cell table:style-name="ce192" table:formula="of:=COUNTIF([.C9:.K9];&quot;U&quot;)+COUNTIF([.C9:.K9];&quot;UL&quot;)" office:value-type="float" office:value="1" calcext:value-type="float">
            <text:p>1</text:p>
          </table:table-cell>
          <table:table-cell table:style-name="ce192" table:formula="of:=COUNTIF([.C9:.K9];&quot;KVIT&quot;)" office:value-type="float" office:value="2" calcext:value-type="float">
            <text:p>2</text:p>
          </table:table-cell>
          <table:table-cell table:style-name="ce193" table:formula="of:=COUNTBLANK([.C9:.K9])" office:value-type="float" office:value="1" calcext:value-type="float">
            <text:p>1</text:p>
          </table:table-cell>
          <table:table-cell table:style-name="ce195" table:formula="of:=COUNTIF([.C9:.K9];&quot;51&quot;) + COUNTIF([.C9:.K9];&quot;51L&quot;)+COUNTIF([.C9:.K9];&quot;2&quot;)+COUNTIF([.C9:.K9];&quot;52&quot;)+COUNTIF([.C9:.K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09" calcext:value-type="date">
            <text:p>9. X. 07</text:p>
          </table:table-cell>
          <table:table-cell table:style-name="ce176" table:formula="of:=TEXT([.A10];&quot;Ddd&quot;)" office:value-type="string" office:string-value="tor" calcext:value-type="string">
            <text:p>tor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/>
          <table:table-cell table:number-columns-repeated="2"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192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192" table:formula="of:=COUNTIF([.C10:.K10];&quot;51&quot;) + COUNTIF([.C10:.K10];&quot;51L&quot;)" office:value-type="float" office:value="1" calcext:value-type="float">
            <text:p>1</text:p>
          </table:table-cell>
          <table:table-cell table:style-name="ce192" table:formula="of:=COUNTIF([.C10:.K10];&quot;52&quot;) + COUNTIF([.C10:.K10];&quot;52L&quot;)" office:value-type="float" office:value="1" calcext:value-type="float">
            <text:p>1</text:p>
          </table:table-cell>
          <table:table-cell table:style-name="ce192" table:formula="of:=COUNTIF([.C10:.K10];&quot;11-19&quot;) + COUNTIF([.C10:.K10];&quot;2&quot;)" office:value-type="float" office:value="1" calcext:value-type="float">
            <text:p>1</text:p>
          </table:table-cell>
          <table:table-cell table:style-name="ce192" table:formula="of:=COUNTIF([.C10:.K10];&quot;U&quot;)+COUNTIF([.C10:.K10];&quot;UL&quot;)" office:value-type="float" office:value="1" calcext:value-type="float">
            <text:p>1</text:p>
          </table:table-cell>
          <table:table-cell table:style-name="ce192" table:formula="of:=COUNTIF([.C10:.K10];&quot;KVIT&quot;)" office:value-type="float" office:value="3" calcext:value-type="float">
            <text:p>3</text:p>
          </table:table-cell>
          <table:table-cell table:style-name="ce193" table:formula="of:=COUNTBLANK([.C10:.K10])" office:value-type="float" office:value="1" calcext:value-type="float">
            <text:p>1</text:p>
          </table:table-cell>
          <table:table-cell table:style-name="ce195" table:formula="of:=COUNTIF([.C10:.K10];&quot;51&quot;) + COUNTIF([.C10:.K10];&quot;51L&quot;)+COUNTIF([.C10:.K10];&quot;2&quot;)+COUNTIF([.C10:.K10];&quot;52&quot;)+COUNTIF([.C10:.K1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0" calcext:value-type="date">
            <text:p>10. X. 07</text:p>
          </table:table-cell>
          <table:table-cell table:style-name="ce176" table:formula="of:=TEXT([.A11];&quot;Ddd&quot;)" office:value-type="string" office:string-value="sre" calcext:value-type="string">
            <text:p>sre</text:p>
          </table:table-cell>
          <table:table-cell table:style-name="ce178" office:value-type="string" calcext:value-type="string">
            <office:annotation draw:style-name="gr12" draw:text-style-name="P2" svg:width="2.843cm" svg:height="1.232cm" svg:x="5.035cm" svg:y="5.134cm" draw:caption-point-x="-0.38cm" draw:caption-point-y="1.878cm">
              <dc:date>2022-03-21T00:00:00</dc:date>
              <text:p text:style-name="P1">moji ponedeljki in srede</text:p>
            </office:annotation>
            <text:p>51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52"/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192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192" table:formula="of:=COUNTIF([.C11:.K11];&quot;51&quot;) + COUNTIF([.C11:.K11];&quot;51L&quot;)" office:value-type="float" office:value="1" calcext:value-type="float">
            <text:p>1</text:p>
          </table:table-cell>
          <table:table-cell table:style-name="ce192" table:formula="of:=COUNTIF([.C11:.K11];&quot;52&quot;) + COUNTIF([.C11:.K11];&quot;52L&quot;)" office:value-type="float" office:value="1" calcext:value-type="float">
            <text:p>1</text:p>
          </table:table-cell>
          <table:table-cell table:style-name="ce192" table:formula="of:=COUNTIF([.C11:.K11];&quot;11-19&quot;) + COUNTIF([.C11:.K11];&quot;2&quot;)" office:value-type="float" office:value="1" calcext:value-type="float">
            <text:p>1</text:p>
          </table:table-cell>
          <table:table-cell table:style-name="ce192" table:formula="of:=COUNTIF([.C11:.K11];&quot;U&quot;)+COUNTIF([.C11:.K11];&quot;UL&quot;)" office:value-type="float" office:value="1" calcext:value-type="float">
            <text:p>1</text:p>
          </table:table-cell>
          <table:table-cell table:style-name="ce192" table:formula="of:=COUNTIF([.C11:.K11];&quot;KVIT&quot;)" office:value-type="float" office:value="2" calcext:value-type="float">
            <text:p>2</text:p>
          </table:table-cell>
          <table:table-cell table:style-name="ce193" table:formula="of:=COUNTBLANK([.C11:.K11])" office:value-type="float" office:value="1" calcext:value-type="float">
            <text:p>1</text:p>
          </table:table-cell>
          <table:table-cell table:style-name="ce195" table:formula="of:=COUNTIF([.C11:.K11];&quot;51&quot;) + COUNTIF([.C11:.K11];&quot;51L&quot;)+COUNTIF([.C11:.K11];&quot;2&quot;)+COUNTIF([.C11:.K11];&quot;52&quot;)+COUNTIF([.C11:.K1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1" calcext:value-type="date">
            <text:p>11. X. 07</text:p>
          </table:table-cell>
          <table:table-cell table:style-name="ce176" table:formula="of:=TEXT([.A12];&quot;Ddd&quot;)" office:value-type="string" office:string-value="čet" calcext:value-type="string">
            <text:p>čet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X</text:p>
          </table:table-cell>
          <table:table-cell table:style-name="ce160" office:value-type="string" calcext:value-type="string">
            <text:p>52</text:p>
          </table:table-cell>
          <table:table-cell table:style-name="ce151" office:value-type="string" calcext:value-type="string">
            <text:p>KVIT</text:p>
          </table:table-cell>
          <table:table-cell table:style-name="ce151"/>
          <table:table-cell table:style-name="ce190" office:value-type="string" calcext:value-type="string">
            <office:annotation draw:style-name="gr15" draw:text-style-name="P2" svg:width="3.31cm" svg:height="1.231cm" svg:x="14.829cm" svg:y="5.835cm" draw:caption-point-x="-0.37cm" draw:caption-point-y="1.877cm">
              <dc:date>2022-03-21T00:00:00</dc:date>
              <text:p text:style-name="P1">dežuren 11.10. ali dopust 12.10</text:p>
            </office:annotation>
            <text:p><text:span text:style-name="T1">51</text:span><text:span text:style-name="T2">L</text:span>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192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192" table:formula="of:=COUNTIF([.C12:.K12];&quot;51&quot;) + COUNTIF([.C12:.K12];&quot;51L&quot;)" office:value-type="float" office:value="1" calcext:value-type="float">
            <text:p>1</text:p>
          </table:table-cell>
          <table:table-cell table:style-name="ce192" table:formula="of:=COUNTIF([.C12:.K12];&quot;52&quot;) + COUNTIF([.C12:.K12];&quot;52L&quot;)" office:value-type="float" office:value="1" calcext:value-type="float">
            <text:p>1</text:p>
          </table:table-cell>
          <table:table-cell table:style-name="ce192" table:formula="of:=COUNTIF([.C12:.K12];&quot;11-19&quot;) + COUNTIF([.C12:.K12];&quot;2&quot;)" office:value-type="float" office:value="1" calcext:value-type="float">
            <text:p>1</text:p>
          </table:table-cell>
          <table:table-cell table:style-name="ce192" table:formula="of:=COUNTIF([.C12:.K12];&quot;U&quot;)+COUNTIF([.C12:.K12];&quot;UL&quot;)" office:value-type="float" office:value="1" calcext:value-type="float">
            <text:p>1</text:p>
          </table:table-cell>
          <table:table-cell table:style-name="ce192" table:formula="of:=COUNTIF([.C12:.K12];&quot;KVIT&quot;)" office:value-type="float" office:value="3" calcext:value-type="float">
            <text:p>3</text:p>
          </table:table-cell>
          <table:table-cell table:style-name="ce193" table:formula="of:=COUNTBLANK([.C12:.K12])" office:value-type="float" office:value="1" calcext:value-type="float">
            <text:p>1</text:p>
          </table:table-cell>
          <table:table-cell table:style-name="ce195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2" calcext:value-type="date">
            <text:p>12. X. 07</text:p>
          </table:table-cell>
          <table:table-cell table:style-name="ce176" table:formula="of:=TEXT([.A13];&quot;Ddd&quot;)" office:value-type="string" office:string-value="pet" calcext:value-type="string">
            <text:p>pet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office:annotation draw:style-name="gr2" draw:text-style-name="P2" svg:width="2.843cm" svg:height="0.658cm" svg:x="12.028cm" svg:y="6.535cm" draw:caption-point-x="-0.37cm" draw:caption-point-y="1.878cm">
              <dc:date>2022-03-21T00:00:00</dc:date>
              <text:p text:style-name="P1">helikopter</text:p>
            </office:annotation>
            <text:p>D</text:p>
          </table:table-cell>
          <table:table-cell table:style-name="ce151"/>
          <table:table-cell table:style-name="ce151" office:value-type="string" calcext:value-type="string">
            <office:annotation draw:style-name="gr15" draw:text-style-name="P2" svg:width="3.31cm" svg:height="1.231cm" svg:x="14.829cm" svg:y="6.535cm" draw:caption-point-x="-0.37cm" draw:caption-point-y="1.878cm">
              <dc:date>2022-03-21T00:00:00</dc:date>
              <text:p text:style-name="P1">dežuren 11.10. ali dopust 12.10</text:p>
            </office:annotation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192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192" table:formula="of:=COUNTIF([.C13:.K13];&quot;51&quot;) + COUNTIF([.C13:.K13];&quot;51L&quot;)" office:value-type="float" office:value="1" calcext:value-type="float">
            <text:p>1</text:p>
          </table:table-cell>
          <table:table-cell table:style-name="ce192" table:formula="of:=COUNTIF([.C13:.K13];&quot;52&quot;) + COUNTIF([.C13:.K13];&quot;52L&quot;)" office:value-type="float" office:value="1" calcext:value-type="float">
            <text:p>1</text:p>
          </table:table-cell>
          <table:table-cell table:style-name="ce192" table:formula="of:=COUNTIF([.C13:.K13];&quot;11-19&quot;) + COUNTIF([.C13:.K13];&quot;2&quot;)" office:value-type="float" office:value="1" calcext:value-type="float">
            <text:p>1</text:p>
          </table:table-cell>
          <table:table-cell table:style-name="ce192" table:formula="of:=COUNTIF([.C13:.K13];&quot;U&quot;)+COUNTIF([.C13:.K13];&quot;UL&quot;)" office:value-type="float" office:value="1" calcext:value-type="float">
            <text:p>1</text:p>
          </table:table-cell>
          <table:table-cell table:style-name="ce192" table:formula="of:=COUNTIF([.C13:.K13];&quot;KVIT&quot;)" office:value-type="float" office:value="2" calcext:value-type="float">
            <text:p>2</text:p>
          </table:table-cell>
          <table:table-cell table:style-name="ce193" table:formula="of:=COUNTBLANK([.C13:.K13])" office:value-type="float" office:value="1" calcext:value-type="float">
            <text:p>1</text:p>
          </table:table-cell>
          <table:table-cell table:style-name="ce195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13" calcext:value-type="date">
            <text:p>13. X. 07</text:p>
          </table:table-cell>
          <table:table-cell table:style-name="ce177" table:formula="of:=TEXT([.A14];&quot;Ddd&quot;)" office:value-type="string" office:string-value="sob" calcext:value-type="string">
            <text:p>sob</text:p>
          </table:table-cell>
          <table:table-cell table:style-name="ce161"/>
          <table:table-cell table:style-name="ce181"/>
          <table:table-cell table:style-name="ce180" table:number-columns-repeated="4"/>
          <table:table-cell table:style-name="ce181"/>
          <table:table-cell table:style-name="ce180"/>
          <table:table-cell table:style-name="ce161" office:value-type="string" calcext:value-type="string">
            <text:p>L</text:p>
          </table:table-cell>
          <table:table-cell table:style-name="ce166" office:value-type="string" calcext:value-type="string">
            <text:p>ŠOŠ</text:p>
          </table:table-cell>
          <table:table-cell table:style-name="ce192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192" table:formula="of:=COUNTIF([.C14:.K14];&quot;51&quot;) + COUNTIF([.C14:.K14];&quot;51L&quot;)" office:value-type="float" office:value="0" calcext:value-type="float">
            <text:p>0</text:p>
          </table:table-cell>
          <table:table-cell table:style-name="ce192" table:formula="of:=COUNTIF([.C14:.K14];&quot;52&quot;) + COUNTIF([.C14:.K14];&quot;52L&quot;)" office:value-type="float" office:value="0" calcext:value-type="float">
            <text:p>0</text:p>
          </table:table-cell>
          <table:table-cell table:style-name="ce192" table:formula="of:=COUNTIF([.C14:.K14];&quot;11-19&quot;) + COUNTIF([.C14:.K14];&quot;2&quot;)" office:value-type="float" office:value="0" calcext:value-type="float">
            <text:p>0</text:p>
          </table:table-cell>
          <table:table-cell table:style-name="ce192" table:formula="of:=COUNTIF([.C14:.K14];&quot;U&quot;)+COUNTIF([.C14:.K14];&quot;UL&quot;)" office:value-type="float" office:value="0" calcext:value-type="float">
            <text:p>0</text:p>
          </table:table-cell>
          <table:table-cell table:style-name="ce192" table:formula="of:=COUNTIF([.C14:.K14];&quot;KVIT&quot;)" office:value-type="float" office:value="0" calcext:value-type="float">
            <text:p>0</text:p>
          </table:table-cell>
          <table:table-cell table:style-name="ce193" table:formula="of:=COUNTBLANK([.C14:.K14])" office:value-type="float" office:value="8" calcext:value-type="float">
            <text:p>8</text:p>
          </table:table-cell>
          <table:table-cell table:style-name="ce195" table:formula="of:=COUNTIF([.C14:.K14];&quot;51&quot;) + COUNTIF([.C14:.K14];&quot;51L&quot;)+COUNTIF([.C14:.K14];&quot;2&quot;)+COUNTIF([.C14:.K14];&quot;52&quot;)+COUNTIF([.C14:.K1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14" calcext:value-type="date">
            <text:p>14. X. 07</text:p>
          </table:table-cell>
          <table:table-cell table:style-name="ce177" table:formula="of:=TEXT([.A15];&quot;Ddd&quot;)" office:value-type="string" office:string-value="ned" calcext:value-type="string">
            <text:p>ned</text:p>
          </table:table-cell>
          <table:table-cell table:style-name="ce180" table:number-columns-repeated="2"/>
          <table:table-cell table:style-name="ce181" table:number-columns-repeated="2"/>
          <table:table-cell table:style-name="ce180"/>
          <table:table-cell table:style-name="ce181"/>
          <table:table-cell table:style-name="ce180" table:number-columns-repeated="2"/>
          <table:table-cell table:style-name="ce161" office:value-type="string" calcext:value-type="string">
            <text:p>L</text:p>
          </table:table-cell>
          <table:table-cell table:style-name="ce166" office:value-type="string" calcext:value-type="string">
            <text:p>ŠOŠ</text:p>
          </table:table-cell>
          <table:table-cell table:style-name="ce192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192" table:formula="of:=COUNTIF([.C15:.K15];&quot;51&quot;) + COUNTIF([.C15:.K15];&quot;51L&quot;)" office:value-type="float" office:value="0" calcext:value-type="float">
            <text:p>0</text:p>
          </table:table-cell>
          <table:table-cell table:style-name="ce192" table:formula="of:=COUNTIF([.C15:.K15];&quot;52&quot;) + COUNTIF([.C15:.K15];&quot;52L&quot;)" office:value-type="float" office:value="0" calcext:value-type="float">
            <text:p>0</text:p>
          </table:table-cell>
          <table:table-cell table:style-name="ce192" table:formula="of:=COUNTIF([.C15:.K15];&quot;11-19&quot;) + COUNTIF([.C15:.K15];&quot;2&quot;)" office:value-type="float" office:value="0" calcext:value-type="float">
            <text:p>0</text:p>
          </table:table-cell>
          <table:table-cell table:style-name="ce192" table:formula="of:=COUNTIF([.C15:.K15];&quot;U&quot;)+COUNTIF([.C15:.K15];&quot;UL&quot;)" office:value-type="float" office:value="0" calcext:value-type="float">
            <text:p>0</text:p>
          </table:table-cell>
          <table:table-cell table:style-name="ce192" table:formula="of:=COUNTIF([.C15:.K15];&quot;KVIT&quot;)" office:value-type="float" office:value="0" calcext:value-type="float">
            <text:p>0</text:p>
          </table:table-cell>
          <table:table-cell table:style-name="ce193" table:formula="of:=COUNTBLANK([.C15:.K15])" office:value-type="float" office:value="8" calcext:value-type="float">
            <text:p>8</text:p>
          </table:table-cell>
          <table:table-cell table:style-name="ce195" table:formula="of:=COUNTIF([.C15:.K15];&quot;51&quot;) + COUNTIF([.C15:.K15];&quot;51L&quot;)+COUNTIF([.C15:.K15];&quot;2&quot;)+COUNTIF([.C15:.K15];&quot;52&quot;)+COUNTIF([.C15:.K1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5" calcext:value-type="date">
            <text:p>15. X. 07</text:p>
          </table:table-cell>
          <table:table-cell table:style-name="ce176" table:formula="of:=TEXT([.A16];&quot;Ddd&quot;)" office:value-type="string" office:string-value="pon" calcext:value-type="string">
            <text:p>pon</text:p>
          </table:table-cell>
          <table:table-cell table:style-name="ce178" office:value-type="string" calcext:value-type="string">
            <office:annotation draw:style-name="gr14" draw:text-style-name="P2" svg:width="2.843cm" svg:height="1.241cm" svg:x="5.035cm" svg:y="8.625cm" draw:caption-point-x="-0.38cm" draw:caption-point-y="1.888cm">
              <dc:date>2022-03-21T00:00:00</dc:date>
              <text:p text:style-name="P1">moji ponedeljki in srede</text:p>
            </office:annotation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60" office:value-type="string" calcext:value-type="string">
            <text:p>51</text:p>
          </table:table-cell>
          <table:table-cell table:number-columns-repeated="2" table:style-name="ce151" office:value-type="string" calcext:value-type="string">
            <text:p>D</text:p>
          </table:table-cell>
          <table:table-cell table:style-name="ce151"/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ŠOŠ</text:p>
          </table:table-cell>
          <table:table-cell table:style-name="ce192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192" table:formula="of:=COUNTIF([.C16:.K16];&quot;51&quot;) + COUNTIF([.C16:.K16];&quot;51L&quot;)" office:value-type="float" office:value="1" calcext:value-type="float">
            <text:p>1</text:p>
          </table:table-cell>
          <table:table-cell table:style-name="ce192" table:formula="of:=COUNTIF([.C16:.K16];&quot;52&quot;) + COUNTIF([.C16:.K16];&quot;52L&quot;)" office:value-type="float" office:value="1" calcext:value-type="float">
            <text:p>1</text:p>
          </table:table-cell>
          <table:table-cell table:style-name="ce192" table:formula="of:=COUNTIF([.C16:.K16];&quot;11-19&quot;) + COUNTIF([.C16:.K16];&quot;2&quot;)" office:value-type="float" office:value="1" calcext:value-type="float">
            <text:p>1</text:p>
          </table:table-cell>
          <table:table-cell table:style-name="ce192" table:formula="of:=COUNTIF([.C16:.K16];&quot;U&quot;)+COUNTIF([.C16:.K16];&quot;UL&quot;)" office:value-type="float" office:value="1" calcext:value-type="float">
            <text:p>1</text:p>
          </table:table-cell>
          <table:table-cell table:style-name="ce192" table:formula="of:=COUNTIF([.C16:.K16];&quot;KVIT&quot;)" office:value-type="float" office:value="1" calcext:value-type="float">
            <text:p>1</text:p>
          </table:table-cell>
          <table:table-cell table:style-name="ce193" table:formula="of:=COUNTBLANK([.C16:.K16])" office:value-type="float" office:value="1" calcext:value-type="float">
            <text:p>1</text:p>
          </table:table-cell>
          <table:table-cell table:style-name="ce195" table:formula="of:=COUNTIF([.C16:.K16];&quot;51&quot;) + COUNTIF([.C16:.K16];&quot;51L&quot;)+COUNTIF([.C16:.K16];&quot;2&quot;)+COUNTIF([.C16:.K16];&quot;52&quot;)+COUNTIF([.C16:.K1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6" calcext:value-type="date">
            <text:p>16. X. 07</text:p>
          </table:table-cell>
          <table:table-cell table:style-name="ce176" table:formula="of:=TEXT([.A17];&quot;Ddd&quot;)" office:value-type="string" office:string-value="tor" calcext:value-type="string">
            <text:p>tor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D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11-19</text:p>
          </table:table-cell>
          <table:table-cell table:style-name="ce166" office:value-type="string" calcext:value-type="string">
            <text:p>ŠOŠ</text:p>
          </table:table-cell>
          <table:table-cell table:style-name="ce192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192" table:formula="of:=COUNTIF([.C17:.K17];&quot;51&quot;) + COUNTIF([.C17:.K17];&quot;51L&quot;)" office:value-type="float" office:value="1" calcext:value-type="float">
            <text:p>1</text:p>
          </table:table-cell>
          <table:table-cell table:style-name="ce192" table:formula="of:=COUNTIF([.C17:.K17];&quot;52&quot;) + COUNTIF([.C17:.K17];&quot;52L&quot;)" office:value-type="float" office:value="1" calcext:value-type="float">
            <text:p>1</text:p>
          </table:table-cell>
          <table:table-cell table:style-name="ce192" table:formula="of:=COUNTIF([.C17:.K17];&quot;11-19&quot;) + COUNTIF([.C17:.K17];&quot;2&quot;)" office:value-type="float" office:value="1" calcext:value-type="float">
            <text:p>1</text:p>
          </table:table-cell>
          <table:table-cell table:style-name="ce192" table:formula="of:=COUNTIF([.C17:.K17];&quot;U&quot;)+COUNTIF([.C17:.K17];&quot;UL&quot;)" office:value-type="float" office:value="1" calcext:value-type="float">
            <text:p>1</text:p>
          </table:table-cell>
          <table:table-cell table:style-name="ce192" table:formula="of:=COUNTIF([.C17:.K17];&quot;KVIT&quot;)" office:value-type="float" office:value="2" calcext:value-type="float">
            <text:p>2</text:p>
          </table:table-cell>
          <table:table-cell table:style-name="ce193" table:formula="of:=COUNTBLANK([.C17:.K17])" office:value-type="float" office:value="1" calcext:value-type="float">
            <text:p>1</text:p>
          </table:table-cell>
          <table:table-cell table:style-name="ce195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7" calcext:value-type="date">
            <text:p>17. X. 07</text:p>
          </table:table-cell>
          <table:table-cell table:style-name="ce176" table:formula="of:=TEXT([.A18];&quot;Ddd&quot;)" office:value-type="string" office:string-value="sre" calcext:value-type="string">
            <text:p>sre</text:p>
          </table:table-cell>
          <table:table-cell table:style-name="ce178" office:value-type="string" calcext:value-type="string">
            <office:annotation draw:style-name="gr11" draw:text-style-name="P2" svg:width="2.843cm" svg:height="1.242cm" svg:x="5.035cm" svg:y="10.025cm" draw:caption-point-x="-0.38cm" draw:caption-point-y="1.889cm">
              <dc:date>2022-03-21T00:00:00</dc:date>
              <text:p text:style-name="P1">moji ponedeljki in srede</text:p>
            </office:annotation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KVIT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166" office:value-type="string" calcext:value-type="string">
            <text:p>ŠOŠ</text:p>
          </table:table-cell>
          <table:table-cell table:style-name="ce192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192" table:formula="of:=COUNTIF([.C18:.K18];&quot;51&quot;) + COUNTIF([.C18:.K18];&quot;51L&quot;)" office:value-type="float" office:value="1" calcext:value-type="float">
            <text:p>1</text:p>
          </table:table-cell>
          <table:table-cell table:style-name="ce192" table:formula="of:=COUNTIF([.C18:.K18];&quot;52&quot;) + COUNTIF([.C18:.K18];&quot;52L&quot;)" office:value-type="float" office:value="1" calcext:value-type="float">
            <text:p>1</text:p>
          </table:table-cell>
          <table:table-cell table:style-name="ce192" table:formula="of:=COUNTIF([.C18:.K18];&quot;11-19&quot;) + COUNTIF([.C18:.K18];&quot;2&quot;)" office:value-type="float" office:value="1" calcext:value-type="float">
            <text:p>1</text:p>
          </table:table-cell>
          <table:table-cell table:style-name="ce192" table:formula="of:=COUNTIF([.C18:.K18];&quot;U&quot;)+COUNTIF([.C18:.K18];&quot;UL&quot;)" office:value-type="float" office:value="1" calcext:value-type="float">
            <text:p>1</text:p>
          </table:table-cell>
          <table:table-cell table:style-name="ce192" table:formula="of:=COUNTIF([.C18:.K18];&quot;KVIT&quot;)" office:value-type="float" office:value="3" calcext:value-type="float">
            <text:p>3</text:p>
          </table:table-cell>
          <table:table-cell table:style-name="ce193" table:formula="of:=COUNTBLANK([.C18:.K18])" office:value-type="float" office:value="1" calcext:value-type="float">
            <text:p>1</text:p>
          </table:table-cell>
          <table:table-cell table:style-name="ce195" table:formula="of:=COUNTIF([.C18:.K18];&quot;51&quot;) + COUNTIF([.C18:.K18];&quot;51L&quot;)+COUNTIF([.C18:.K18];&quot;2&quot;)+COUNTIF([.C18:.K18];&quot;52&quot;)+COUNTIF([.C18:.K1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8" calcext:value-type="date">
            <text:p>18. X. 07</text:p>
          </table:table-cell>
          <table:table-cell table:style-name="ce176" table:formula="of:=TEXT([.A19];&quot;Ddd&quot;)" office:value-type="string" office:string-value="čet" calcext:value-type="string">
            <text:p>čet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office:annotation draw:style-name="gr21" draw:text-style-name="P2" svg:width="2.843cm" svg:height="1.39cm" svg:x="10.627cm" svg:y="10.725cm" draw:caption-point-x="-0.37cm" draw:caption-point-y="1.889cm">
              <dc:date>2022-03-21T00:00:00</dc:date>
              <text:p text:style-name="P1"><text:s/>helikopter), tj za 18. </text:p>
              <text:p text:style-name="P1">in 23. oktober. </text:p>
            </office:annotation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51"/>
          <table:table-cell table:style-name="ce152" office:value-type="string" calcext:value-type="string">
            <text:p>51</text:p>
          </table:table-cell>
          <table:table-cell table:style-name="ce159" office:value-type="string" calcext:value-type="string">
            <text:p>KVIT</text:p>
          </table:table-cell>
          <table:table-cell table:style-name="ce166" office:value-type="string" calcext:value-type="string">
            <text:p>ŠOŠ</text:p>
          </table:table-cell>
          <table:table-cell table:style-name="ce192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192" table:formula="of:=COUNTIF([.C19:.K19];&quot;51&quot;) + COUNTIF([.C19:.K19];&quot;51L&quot;)" office:value-type="float" office:value="1" calcext:value-type="float">
            <text:p>1</text:p>
          </table:table-cell>
          <table:table-cell table:style-name="ce192" table:formula="of:=COUNTIF([.C19:.K19];&quot;52&quot;) + COUNTIF([.C19:.K19];&quot;52L&quot;)" office:value-type="float" office:value="1" calcext:value-type="float">
            <text:p>1</text:p>
          </table:table-cell>
          <table:table-cell table:style-name="ce192" table:formula="of:=COUNTIF([.C19:.K19];&quot;11-19&quot;) + COUNTIF([.C19:.K19];&quot;2&quot;)" office:value-type="float" office:value="1" calcext:value-type="float">
            <text:p>1</text:p>
          </table:table-cell>
          <table:table-cell table:style-name="ce192" table:formula="of:=COUNTIF([.C19:.K19];&quot;U&quot;)+COUNTIF([.C19:.K19];&quot;UL&quot;)" office:value-type="float" office:value="1" calcext:value-type="float">
            <text:p>1</text:p>
          </table:table-cell>
          <table:table-cell table:style-name="ce192" table:formula="of:=COUNTIF([.C19:.K19];&quot;KVIT&quot;)" office:value-type="float" office:value="2" calcext:value-type="float">
            <text:p>2</text:p>
          </table:table-cell>
          <table:table-cell table:style-name="ce193" table:formula="of:=COUNTBLANK([.C19:.K19])" office:value-type="float" office:value="1" calcext:value-type="float">
            <text:p>1</text:p>
          </table:table-cell>
          <table:table-cell table:style-name="ce195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19" calcext:value-type="date">
            <text:p>19. X. 07</text:p>
          </table:table-cell>
          <table:table-cell table:style-name="ce176" table:formula="of:=TEXT([.A20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office:annotation draw:style-name="gr2" draw:text-style-name="P2" svg:width="2.833cm" svg:height="0.658cm" svg:x="9.237cm" svg:y="11.426cm" draw:caption-point-x="-0.38cm" draw:caption-point-y="1.889cm">
              <dc:date>2022-03-21T00:00:00</dc:date>
              <text:p text:style-name="P1">helikopter</text:p>
            </office:annotation>
            <text:p>X</text:p>
          </table:table-cell>
          <table:table-cell table:style-name="ce152" office:value-type="string" calcext:value-type="string">
            <text:p>51</text:p>
          </table:table-cell>
          <table:table-cell table:style-name="ce151" office:value-type="string" calcext:value-type="string">
            <text:p>11-19</text:p>
          </table:table-cell>
          <table:table-cell table:style-name="ce151"/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office:annotation draw:style-name="gr20" draw:text-style-name="P2" svg:width="3.235cm" svg:height="1.389cm" svg:x="16.229cm" svg:y="11.426cm" draw:caption-point-x="-0.37cm" draw:caption-point-y="1.889cm">
              <dc:date>2022-03-21T00:00:00</dc:date>
              <text:p text:style-name="P1">19.10. <text:s/>grem v NM na tečaj ultrazvoka</text:p>
            </office:annotation>
            <text:p>SO</text:p>
          </table:table-cell>
          <table:table-cell table:style-name="ce166" office:value-type="string" calcext:value-type="string">
            <text:p>ŠOŠ</text:p>
          </table:table-cell>
          <table:table-cell table:style-name="ce192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192" table:formula="of:=COUNTIF([.C20:.K20];&quot;51&quot;) + COUNTIF([.C20:.K20];&quot;51L&quot;)" office:value-type="float" office:value="1" calcext:value-type="float">
            <text:p>1</text:p>
          </table:table-cell>
          <table:table-cell table:style-name="ce192" table:formula="of:=COUNTIF([.C20:.K20];&quot;52&quot;) + COUNTIF([.C20:.K20];&quot;52L&quot;)" office:value-type="float" office:value="1" calcext:value-type="float">
            <text:p>1</text:p>
          </table:table-cell>
          <table:table-cell table:style-name="ce192" table:formula="of:=COUNTIF([.C20:.K20];&quot;11-19&quot;) + COUNTIF([.C20:.K20];&quot;2&quot;)" office:value-type="float" office:value="1" calcext:value-type="float">
            <text:p>1</text:p>
          </table:table-cell>
          <table:table-cell table:style-name="ce192" table:formula="of:=COUNTIF([.C20:.K20];&quot;U&quot;)+COUNTIF([.C20:.K20];&quot;UL&quot;)" office:value-type="float" office:value="1" calcext:value-type="float">
            <text:p>1</text:p>
          </table:table-cell>
          <table:table-cell table:style-name="ce192" table:formula="of:=COUNTIF([.C20:.K20];&quot;KVIT&quot;)" office:value-type="float" office:value="2" calcext:value-type="float">
            <text:p>2</text:p>
          </table:table-cell>
          <table:table-cell table:style-name="ce193" table:formula="of:=COUNTBLANK([.C20:.K20])" office:value-type="float" office:value="1" calcext:value-type="float">
            <text:p>1</text:p>
          </table:table-cell>
          <table:table-cell table:style-name="ce195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20" calcext:value-type="date">
            <text:p>20. X. 07</text:p>
          </table:table-cell>
          <table:table-cell table:style-name="ce177" table:formula="of:=TEXT([.A21];&quot;Ddd&quot;)" office:value-type="string" office:string-value="sob" calcext:value-type="string">
            <text:p>sob</text:p>
          </table:table-cell>
          <table:table-cell table:style-name="ce180">
            <office:annotation draw:style-name="gr23" draw:text-style-name="P2" svg:width="2.843cm" svg:height="3.289cm" svg:x="5.035cm" svg:y="12.126cm" draw:caption-point-x="-0.38cm" draw:caption-point-y="1.889cm">
              <dc:date>2022-03-21T00:00:00</dc:date>
              <text:p text:style-name="P1">20. in 30. oktobra (dan pred praznikom dnevom Reformacije) dežurna na ginekologiji</text:p>
            </office:annotation>
          </table:table-cell>
          <table:table-cell table:style-name="ce161" office:value-type="string" calcext:value-type="string">
            <text:p>L</text:p>
          </table:table-cell>
          <table:table-cell table:style-name="ce180" table:number-columns-repeated="4"/>
          <table:table-cell table:style-name="ce181"/>
          <table:table-cell table:style-name="ce191"/>
          <table:table-cell table:style-name="ce180"/>
          <table:table-cell table:style-name="ce166" office:value-type="string" calcext:value-type="string">
            <text:p>DAN</text:p>
          </table:table-cell>
          <table:table-cell table:style-name="ce192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192" table:formula="of:=COUNTIF([.C21:.K21];&quot;51&quot;) + COUNTIF([.C21:.K21];&quot;51L&quot;)" office:value-type="float" office:value="0" calcext:value-type="float">
            <text:p>0</text:p>
          </table:table-cell>
          <table:table-cell table:style-name="ce192" table:formula="of:=COUNTIF([.C21:.K21];&quot;52&quot;) + COUNTIF([.C21:.K21];&quot;52L&quot;)" office:value-type="float" office:value="0" calcext:value-type="float">
            <text:p>0</text:p>
          </table:table-cell>
          <table:table-cell table:style-name="ce192" table:formula="of:=COUNTIF([.C21:.K21];&quot;11-19&quot;) + COUNTIF([.C21:.K21];&quot;2&quot;)" office:value-type="float" office:value="0" calcext:value-type="float">
            <text:p>0</text:p>
          </table:table-cell>
          <table:table-cell table:style-name="ce192" table:formula="of:=COUNTIF([.C21:.K21];&quot;U&quot;)+COUNTIF([.C21:.K21];&quot;UL&quot;)" office:value-type="float" office:value="0" calcext:value-type="float">
            <text:p>0</text:p>
          </table:table-cell>
          <table:table-cell table:style-name="ce192" table:formula="of:=COUNTIF([.C21:.K21];&quot;KVIT&quot;)" office:value-type="float" office:value="0" calcext:value-type="float">
            <text:p>0</text:p>
          </table:table-cell>
          <table:table-cell table:style-name="ce193" table:formula="of:=COUNTBLANK([.C21:.K21])" office:value-type="float" office:value="8" calcext:value-type="float">
            <text:p>8</text:p>
          </table:table-cell>
          <table:table-cell table:style-name="ce195" table:formula="of:=COUNTIF([.C21:.K21];&quot;51&quot;) + COUNTIF([.C21:.K21];&quot;51L&quot;)+COUNTIF([.C21:.K21];&quot;2&quot;)+COUNTIF([.C21:.K21];&quot;52&quot;)+COUNTIF([.C21:.K2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21" calcext:value-type="date">
            <text:p>21. X. 07</text:p>
          </table:table-cell>
          <table:table-cell table:style-name="ce177" table:formula="of:=TEXT([.A22];&quot;Ddd&quot;)" office:value-type="string" office:string-value="ned" calcext:value-type="string">
            <text:p>ned</text:p>
          </table:table-cell>
          <table:table-cell table:style-name="ce181"/>
          <table:table-cell table:style-name="ce161" office:value-type="string" calcext:value-type="string">
            <text:p>L</text:p>
          </table:table-cell>
          <table:table-cell table:style-name="ce181" table:number-columns-repeated="3"/>
          <table:table-cell table:style-name="ce185"/>
          <table:table-cell table:style-name="ce189"/>
          <table:table-cell table:style-name="ce161"/>
          <table:table-cell table:style-name="ce180"/>
          <table:table-cell table:style-name="ce166" office:value-type="string" calcext:value-type="string">
            <text:p>DAN</text:p>
          </table:table-cell>
          <table:table-cell table:style-name="ce192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192" table:formula="of:=COUNTIF([.C22:.K22];&quot;51&quot;) + COUNTIF([.C22:.K22];&quot;51L&quot;)" office:value-type="float" office:value="0" calcext:value-type="float">
            <text:p>0</text:p>
          </table:table-cell>
          <table:table-cell table:style-name="ce192" table:formula="of:=COUNTIF([.C22:.K22];&quot;52&quot;) + COUNTIF([.C22:.K22];&quot;52L&quot;)" office:value-type="float" office:value="0" calcext:value-type="float">
            <text:p>0</text:p>
          </table:table-cell>
          <table:table-cell table:style-name="ce192" table:formula="of:=COUNTIF([.C22:.K22];&quot;11-19&quot;) + COUNTIF([.C22:.K22];&quot;2&quot;)" office:value-type="float" office:value="0" calcext:value-type="float">
            <text:p>0</text:p>
          </table:table-cell>
          <table:table-cell table:style-name="ce192" table:formula="of:=COUNTIF([.C22:.K22];&quot;U&quot;)+COUNTIF([.C22:.K22];&quot;UL&quot;)" office:value-type="float" office:value="0" calcext:value-type="float">
            <text:p>0</text:p>
          </table:table-cell>
          <table:table-cell table:style-name="ce192" table:formula="of:=COUNTIF([.C22:.K22];&quot;KVIT&quot;)" office:value-type="float" office:value="0" calcext:value-type="float">
            <text:p>0</text:p>
          </table:table-cell>
          <table:table-cell table:style-name="ce193" table:formula="of:=COUNTBLANK([.C22:.K22])" office:value-type="float" office:value="8" calcext:value-type="float">
            <text:p>8</text:p>
          </table:table-cell>
          <table:table-cell table:style-name="ce195" table:formula="of:=COUNTIF([.C22:.K22];&quot;51&quot;) + COUNTIF([.C22:.K22];&quot;51L&quot;)+COUNTIF([.C22:.K22];&quot;2&quot;)+COUNTIF([.C22:.K22];&quot;52&quot;)+COUNTIF([.C22:.K2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22" calcext:value-type="date">
            <text:p>22. X. 07</text:p>
          </table:table-cell>
          <table:table-cell table:style-name="ce176" table:formula="of:=TEXT([.A23];&quot;Ddd&quot;)" office:value-type="string" office:string-value="pon" calcext:value-type="string">
            <text:p>pon</text:p>
          </table:table-cell>
          <table:table-cell table:style-name="ce178" office:value-type="string" calcext:value-type="string">
            <office:annotation draw:style-name="gr15" draw:text-style-name="P2" svg:width="2.843cm" svg:height="1.231cm" svg:x="5.035cm" svg:y="13.527cm" draw:caption-point-x="-0.38cm" draw:caption-point-y="1.888cm">
              <dc:date>2022-03-21T00:00:00</dc:date>
              <text:p text:style-name="P1">moji ponedeljki in srede</text:p>
            </office:annotation>
            <text:p>U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51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51"/>
          <table:table-cell table:style-name="ce151" office:value-type="string" calcext:value-type="string">
            <office:annotation draw:style-name="gr2" draw:text-style-name="P2" svg:width="3.31cm" svg:height="0.658cm" svg:x="14.829cm" svg:y="13.527cm" draw:caption-point-x="-0.37cm" draw:caption-point-y="1.888cm">
              <dc:date>2022-03-21T00:00:00</dc:date>
              <text:p text:style-name="P1">dopust 22.10.</text:p>
            </office:annotation>
            <text:p>D</text:p>
          </table:table-cell>
          <table:table-cell table:style-name="ce159" office:value-type="string" calcext:value-type="string">
            <text:p>KVIT</text:p>
          </table:table-cell>
          <table:table-cell table:style-name="ce166" office:value-type="string" calcext:value-type="string">
            <text:p>DAN</text:p>
          </table:table-cell>
          <table:table-cell table:style-name="ce192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192" table:formula="of:=COUNTIF([.C23:.K23];&quot;51&quot;) + COUNTIF([.C23:.K23];&quot;51L&quot;)" office:value-type="float" office:value="1" calcext:value-type="float">
            <text:p>1</text:p>
          </table:table-cell>
          <table:table-cell table:style-name="ce192" table:formula="of:=COUNTIF([.C23:.K23];&quot;52&quot;) + COUNTIF([.C23:.K23];&quot;52L&quot;)" office:value-type="float" office:value="1" calcext:value-type="float">
            <text:p>1</text:p>
          </table:table-cell>
          <table:table-cell table:style-name="ce192" table:formula="of:=COUNTIF([.C23:.K23];&quot;11-19&quot;) + COUNTIF([.C23:.K23];&quot;2&quot;)" office:value-type="float" office:value="1" calcext:value-type="float">
            <text:p>1</text:p>
          </table:table-cell>
          <table:table-cell table:style-name="ce192" table:formula="of:=COUNTIF([.C23:.K23];&quot;U&quot;)+COUNTIF([.C23:.K23];&quot;UL&quot;)" office:value-type="float" office:value="1" calcext:value-type="float">
            <text:p>1</text:p>
          </table:table-cell>
          <table:table-cell table:style-name="ce192" table:formula="of:=COUNTIF([.C23:.K23];&quot;KVIT&quot;)" office:value-type="float" office:value="2" calcext:value-type="float">
            <text:p>2</text:p>
          </table:table-cell>
          <table:table-cell table:style-name="ce193" table:formula="of:=COUNTBLANK([.C23:.K23])" office:value-type="float" office:value="1" calcext:value-type="float">
            <text:p>1</text:p>
          </table:table-cell>
          <table:table-cell table:style-name="ce195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23" calcext:value-type="date">
            <text:p>23. X. 07</text:p>
          </table:table-cell>
          <table:table-cell table:style-name="ce176" table:formula="of:=TEXT([.A24];&quot;Ddd&quot;)" office:value-type="string" office:string-value="tor" calcext:value-type="string">
            <text:p>tor</text:p>
          </table:table-cell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11-19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office:annotation draw:style-name="gr5" draw:text-style-name="P2" svg:width="2.843cm" svg:height="1.4cm" svg:x="10.627cm" svg:y="14.217cm" draw:caption-point-x="-0.37cm" draw:caption-point-y="1.899cm">
              <dc:date>2022-03-21T00:00:00</dc:date>
              <text:p text:style-name="P1"><text:s/>helikopter), tj za 18. </text:p>
              <text:p text:style-name="P1">in 23. oktober. </text:p>
            </office:annotation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1"/>
          <table:table-cell table:style-name="ce151" office:value-type="string" calcext:value-type="string">
            <text:p>KVIT</text:p>
          </table:table-cell>
          <table:table-cell table:style-name="ce159" office:value-type="string" calcext:value-type="string">
            <text:p>51</text:p>
          </table:table-cell>
          <table:table-cell table:style-name="ce166" office:value-type="string" calcext:value-type="string">
            <text:p>DAN</text:p>
          </table:table-cell>
          <table:table-cell table:style-name="ce192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192" table:formula="of:=COUNTIF([.C24:.K24];&quot;51&quot;) + COUNTIF([.C24:.K24];&quot;51L&quot;)" office:value-type="float" office:value="1" calcext:value-type="float">
            <text:p>1</text:p>
          </table:table-cell>
          <table:table-cell table:style-name="ce192" table:formula="of:=COUNTIF([.C24:.K24];&quot;52&quot;) + COUNTIF([.C24:.K24];&quot;52L&quot;)" office:value-type="float" office:value="1" calcext:value-type="float">
            <text:p>1</text:p>
          </table:table-cell>
          <table:table-cell table:style-name="ce192" table:formula="of:=COUNTIF([.C24:.K24];&quot;11-19&quot;) + COUNTIF([.C24:.K24];&quot;2&quot;)" office:value-type="float" office:value="1" calcext:value-type="float">
            <text:p>1</text:p>
          </table:table-cell>
          <table:table-cell table:style-name="ce192" table:formula="of:=COUNTIF([.C24:.K24];&quot;U&quot;)+COUNTIF([.C24:.K24];&quot;UL&quot;)" office:value-type="float" office:value="1" calcext:value-type="float">
            <text:p>1</text:p>
          </table:table-cell>
          <table:table-cell table:style-name="ce192" table:formula="of:=COUNTIF([.C24:.K24];&quot;KVIT&quot;)" office:value-type="float" office:value="2" calcext:value-type="float">
            <text:p>2</text:p>
          </table:table-cell>
          <table:table-cell table:style-name="ce193" table:formula="of:=COUNTBLANK([.C24:.K24])" office:value-type="float" office:value="1" calcext:value-type="float">
            <text:p>1</text:p>
          </table:table-cell>
          <table:table-cell table:style-name="ce195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24" calcext:value-type="date">
            <text:p>24. X. 07</text:p>
          </table:table-cell>
          <table:table-cell table:style-name="ce176" table:formula="of:=TEXT([.A25];&quot;Ddd&quot;)" office:value-type="string" office:string-value="sre" calcext:value-type="string">
            <text:p>sre</text:p>
          </table:table-cell>
          <table:table-cell table:style-name="ce178" office:value-type="string" calcext:value-type="string">
            <office:annotation draw:style-name="gr11" draw:text-style-name="P2" svg:width="2.843cm" svg:height="1.242cm" svg:x="5.035cm" svg:y="14.917cm" draw:caption-point-x="-0.38cm" draw:caption-point-y="1.899cm">
              <dc:date>2022-03-21T00:00:00</dc:date>
              <text:p text:style-name="P1">moji ponedeljki in srede</text:p>
            </office:annotation>
            <text:p>51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D</text:p>
          </table:table-cell>
          <table:table-cell table:style-name="ce159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166" office:value-type="string" calcext:value-type="string">
            <text:p>DAN</text:p>
          </table:table-cell>
          <table:table-cell table:style-name="ce192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192" table:formula="of:=COUNTIF([.C25:.K25];&quot;51&quot;) + COUNTIF([.C25:.K25];&quot;51L&quot;)" office:value-type="float" office:value="1" calcext:value-type="float">
            <text:p>1</text:p>
          </table:table-cell>
          <table:table-cell table:style-name="ce192" table:formula="of:=COUNTIF([.C25:.K25];&quot;52&quot;) + COUNTIF([.C25:.K25];&quot;52L&quot;)" office:value-type="float" office:value="1" calcext:value-type="float">
            <text:p>1</text:p>
          </table:table-cell>
          <table:table-cell table:style-name="ce192" table:formula="of:=COUNTIF([.C25:.K25];&quot;11-19&quot;) + COUNTIF([.C25:.K25];&quot;2&quot;)" office:value-type="float" office:value="1" calcext:value-type="float">
            <text:p>1</text:p>
          </table:table-cell>
          <table:table-cell table:style-name="ce192" table:formula="of:=COUNTIF([.C25:.K25];&quot;U&quot;)+COUNTIF([.C25:.K25];&quot;UL&quot;)" office:value-type="float" office:value="1" calcext:value-type="float">
            <text:p>1</text:p>
          </table:table-cell>
          <table:table-cell table:style-name="ce192" table:formula="of:=COUNTIF([.C25:.K25];&quot;KVIT&quot;)" office:value-type="float" office:value="2" calcext:value-type="float">
            <text:p>2</text:p>
          </table:table-cell>
          <table:table-cell table:style-name="ce193" table:formula="of:=COUNTBLANK([.C25:.K25])" office:value-type="float" office:value="1" calcext:value-type="float">
            <text:p>1</text:p>
          </table:table-cell>
          <table:table-cell table:style-name="ce195" table:formula="of:=COUNTIF([.C25:.K25];&quot;51&quot;) + COUNTIF([.C25:.K25];&quot;51L&quot;)+COUNTIF([.C25:.K25];&quot;2&quot;)+COUNTIF([.C25:.K25];&quot;52&quot;)+COUNTIF([.C25:.K2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25" calcext:value-type="date">
            <text:p>25. X. 07</text:p>
          </table:table-cell>
          <table:table-cell table:style-name="ce176" table:formula="of:=TEXT([.A26];&quot;Ddd&quot;)" office:value-type="string" office:string-value="čet" calcext:value-type="string">
            <text:p>čet</text:p>
          </table:table-cell>
          <table:table-cell table:style-name="ce152" office:value-type="string" calcext:value-type="string">
            <text:p>51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11-19</text:p>
          </table:table-cell>
          <table:table-cell table:style-name="ce152" office:value-type="string" calcext:value-type="string">
            <text:p>D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U</text:p>
          </table:table-cell>
          <table:table-cell table:style-name="ce151"/>
          <table:table-cell table:style-name="ce151" office:value-type="string" calcext:value-type="string">
            <text:p>KVIT</text:p>
          </table:table-cell>
          <table:table-cell table:style-name="ce179" office:value-type="string" calcext:value-type="string">
            <text:p><text:span text:style-name="T1">52</text:span><text:span text:style-name="T2">L</text:span></text:p>
          </table:table-cell>
          <table:table-cell table:style-name="ce166" office:value-type="string" calcext:value-type="string">
            <text:p>DAN</text:p>
          </table:table-cell>
          <table:table-cell table:style-name="ce192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192" table:formula="of:=COUNTIF([.C26:.K26];&quot;51&quot;) + COUNTIF([.C26:.K26];&quot;51L&quot;)" office:value-type="float" office:value="1" calcext:value-type="float">
            <text:p>1</text:p>
          </table:table-cell>
          <table:table-cell table:style-name="ce192" table:formula="of:=COUNTIF([.C26:.K26];&quot;52&quot;) + COUNTIF([.C26:.K26];&quot;52L&quot;)" office:value-type="float" office:value="1" calcext:value-type="float">
            <text:p>1</text:p>
          </table:table-cell>
          <table:table-cell table:style-name="ce192" table:formula="of:=COUNTIF([.C26:.K26];&quot;11-19&quot;) + COUNTIF([.C26:.K26];&quot;2&quot;)" office:value-type="float" office:value="1" calcext:value-type="float">
            <text:p>1</text:p>
          </table:table-cell>
          <table:table-cell table:style-name="ce192" table:formula="of:=COUNTIF([.C26:.K26];&quot;U&quot;)+COUNTIF([.C26:.K26];&quot;UL&quot;)" office:value-type="float" office:value="1" calcext:value-type="float">
            <text:p>1</text:p>
          </table:table-cell>
          <table:table-cell table:style-name="ce192" table:formula="of:=COUNTIF([.C26:.K26];&quot;KVIT&quot;)" office:value-type="float" office:value="2" calcext:value-type="float">
            <text:p>2</text:p>
          </table:table-cell>
          <table:table-cell table:style-name="ce193" table:formula="of:=COUNTBLANK([.C26:.K26])" office:value-type="float" office:value="1" calcext:value-type="float">
            <text:p>1</text:p>
          </table:table-cell>
          <table:table-cell table:style-name="ce195" table:formula="of:=COUNTIF([.C26:.K26];&quot;51&quot;) + COUNTIF([.C26:.K26];&quot;51L&quot;)+COUNTIF([.C26:.K26];&quot;2&quot;)+COUNTIF([.C26:.K26];&quot;52&quot;)+COUNTIF([.C26:.K2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26" calcext:value-type="date">
            <text:p>26. X. 07</text:p>
          </table:table-cell>
          <table:table-cell table:style-name="ce176" table:formula="of:=TEXT([.A27];&quot;Ddd&quot;)" office:value-type="string" office:string-value="pet" calcext:value-type="string">
            <text:p>pet</text:p>
          </table:table-cell>
          <table:table-cell table:style-name="ce159" office:value-type="string" calcext:value-type="string">
            <text:p>51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office:annotation draw:style-name="gr2" draw:text-style-name="P2" svg:width="2.833cm" svg:height="0.658cm" svg:x="9.237cm" svg:y="16.318cm" draw:caption-point-x="-0.38cm" draw:caption-point-y="1.898cm">
              <dc:date>2022-03-21T00:00:00</dc:date>
              <text:p text:style-name="P1">helikopter</text:p>
            </office:annotation>
            <text:p>D</text:p>
          </table:table-cell>
          <table:table-cell table:style-name="ce179" office:value-type="string" calcext:value-type="string">
            <text:p><text:span text:style-name="T1">KVIT</text:span><text:span text:style-name="T2">L</text:span></text:p>
          </table:table-cell>
          <table:table-cell table:style-name="ce152" office:value-type="string" calcext:value-type="string">
            <text:p>52</text:p>
          </table:table-cell>
          <table:table-cell table:style-name="ce151"/>
          <table:table-cell table:number-columns-repeated="2" table:style-name="ce151" office:value-type="string" calcext:value-type="string">
            <text:p>X</text:p>
          </table:table-cell>
          <table:table-cell table:style-name="ce166" office:value-type="string" calcext:value-type="string">
            <text:p>DAN</text:p>
          </table:table-cell>
          <table:table-cell table:style-name="ce192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192" table:formula="of:=COUNTIF([.C27:.K27];&quot;51&quot;) + COUNTIF([.C27:.K27];&quot;51L&quot;)" office:value-type="float" office:value="1" calcext:value-type="float">
            <text:p>1</text:p>
          </table:table-cell>
          <table:table-cell table:style-name="ce192" table:formula="of:=COUNTIF([.C27:.K27];&quot;52&quot;) + COUNTIF([.C27:.K27];&quot;52L&quot;)" office:value-type="float" office:value="1" calcext:value-type="float">
            <text:p>1</text:p>
          </table:table-cell>
          <table:table-cell table:style-name="ce192" table:formula="of:=COUNTIF([.C27:.K27];&quot;11-19&quot;) + COUNTIF([.C27:.K27];&quot;2&quot;)" office:value-type="float" office:value="1" calcext:value-type="float">
            <text:p>1</text:p>
          </table:table-cell>
          <table:table-cell table:style-name="ce192" table:formula="of:=COUNTIF([.C27:.K27];&quot;U&quot;)+COUNTIF([.C27:.K27];&quot;UL&quot;)" office:value-type="float" office:value="1" calcext:value-type="float">
            <text:p>1</text:p>
          </table:table-cell>
          <table:table-cell table:style-name="ce192" table:formula="of:=COUNTIF([.C27:.K27];&quot;KVIT&quot;)" office:value-type="float" office:value="0" calcext:value-type="float">
            <text:p>0</text:p>
          </table:table-cell>
          <table:table-cell table:style-name="ce193" table:formula="of:=COUNTBLANK([.C27:.K27])" office:value-type="float" office:value="1" calcext:value-type="float">
            <text:p>1</text:p>
          </table:table-cell>
          <table:table-cell table:style-name="ce195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27" calcext:value-type="date">
            <text:p>27. X. 07</text:p>
          </table:table-cell>
          <table:table-cell table:style-name="ce177" table:formula="of:=TEXT([.A28];&quot;Ddd&quot;)" office:value-type="string" office:string-value="sob" calcext:value-type="string">
            <text:p>sob</text:p>
          </table:table-cell>
          <table:table-cell table:style-name="ce182" office:value-type="string" calcext:value-type="string">
            <office:annotation draw:style-name="gr27" draw:text-style-name="P2" svg:width="2.843cm" svg:height="2.176cm" svg:x="5.035cm" svg:y="17.018cm" draw:caption-point-x="-0.38cm" draw:caption-point-y="1.899cm">
              <dc:date>2022-03-21T00:00:00</dc:date>
              <text:p text:style-name="P1">27. in 28. oktobra bom dežurna namesto dr. Danojevića</text:p>
            </office:annotation>
            <text:p>L</text:p>
          </table:table-cell>
          <table:table-cell table:style-name="ce180"/>
          <table:table-cell table:style-name="ce184"/>
          <table:table-cell table:style-name="ce180" table:number-columns-repeated="2"/>
          <table:table-cell table:style-name="ce181" table:number-columns-repeated="2"/>
          <table:table-cell table:style-name="ce180" table:number-columns-repeated="2"/>
          <table:table-cell table:style-name="ce166" office:value-type="string" calcext:value-type="string">
            <text:p>MIR</text:p>
          </table:table-cell>
          <table:table-cell table:style-name="ce192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192" table:formula="of:=COUNTIF([.C28:.K28];&quot;51&quot;) + COUNTIF([.C28:.K28];&quot;51L&quot;)" office:value-type="float" office:value="0" calcext:value-type="float">
            <text:p>0</text:p>
          </table:table-cell>
          <table:table-cell table:style-name="ce192" table:formula="of:=COUNTIF([.C28:.K28];&quot;52&quot;) + COUNTIF([.C28:.K28];&quot;52L&quot;)" office:value-type="float" office:value="0" calcext:value-type="float">
            <text:p>0</text:p>
          </table:table-cell>
          <table:table-cell table:style-name="ce192" table:formula="of:=COUNTIF([.C28:.K28];&quot;11-19&quot;) + COUNTIF([.C28:.K28];&quot;2&quot;)" office:value-type="float" office:value="0" calcext:value-type="float">
            <text:p>0</text:p>
          </table:table-cell>
          <table:table-cell table:style-name="ce192" table:formula="of:=COUNTIF([.C28:.K28];&quot;U&quot;)+COUNTIF([.C28:.K28];&quot;UL&quot;)" office:value-type="float" office:value="0" calcext:value-type="float">
            <text:p>0</text:p>
          </table:table-cell>
          <table:table-cell table:style-name="ce192" table:formula="of:=COUNTIF([.C28:.K28];&quot;KVIT&quot;)" office:value-type="float" office:value="0" calcext:value-type="float">
            <text:p>0</text:p>
          </table:table-cell>
          <table:table-cell table:style-name="ce193" table:formula="of:=COUNTBLANK([.C28:.K28])" office:value-type="float" office:value="8" calcext:value-type="float">
            <text:p>8</text:p>
          </table:table-cell>
          <table:table-cell table:style-name="ce195" table:formula="of:=COUNTIF([.C28:.K28];&quot;51&quot;) + COUNTIF([.C28:.K28];&quot;51L&quot;)+COUNTIF([.C28:.K28];&quot;2&quot;)+COUNTIF([.C28:.K28];&quot;52&quot;)+COUNTIF([.C28:.K2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28" calcext:value-type="date">
            <text:p>28. X. 07</text:p>
          </table:table-cell>
          <table:table-cell table:style-name="ce177" table:formula="of:=TEXT([.A29];&quot;Ddd&quot;)" office:value-type="string" office:string-value="ned" calcext:value-type="string">
            <text:p>ned</text:p>
          </table:table-cell>
          <table:table-cell table:style-name="ce182" office:value-type="string" calcext:value-type="string">
            <office:annotation draw:style-name="gr27" draw:text-style-name="P2" svg:width="2.843cm" svg:height="2.176cm" svg:x="5.035cm" svg:y="17.718cm" draw:caption-point-x="-0.38cm" draw:caption-point-y="1.899cm">
              <dc:date>2022-03-21T00:00:00</dc:date>
              <text:p text:style-name="P1">27. in 28. oktobra bom dežurna namesto dr. Danojevića</text:p>
            </office:annotation>
            <text:p>L</text:p>
          </table:table-cell>
          <table:table-cell table:style-name="ce161"/>
          <table:table-cell table:style-name="ce180"/>
          <table:table-cell table:style-name="ce181"/>
          <table:table-cell table:style-name="ce186"/>
          <table:table-cell table:style-name="ce181" table:number-columns-repeated="2"/>
          <table:table-cell table:style-name="ce180"/>
          <table:table-cell table:style-name="ce185"/>
          <table:table-cell table:style-name="ce166" office:value-type="string" calcext:value-type="string">
            <text:p>MIR</text:p>
          </table:table-cell>
          <table:table-cell table:style-name="ce192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192" table:formula="of:=COUNTIF([.C29:.K29];&quot;51&quot;) + COUNTIF([.C29:.K29];&quot;51L&quot;)" office:value-type="float" office:value="0" calcext:value-type="float">
            <text:p>0</text:p>
          </table:table-cell>
          <table:table-cell table:style-name="ce192" table:formula="of:=COUNTIF([.C29:.K29];&quot;52&quot;) + COUNTIF([.C29:.K29];&quot;52L&quot;)" office:value-type="float" office:value="0" calcext:value-type="float">
            <text:p>0</text:p>
          </table:table-cell>
          <table:table-cell table:style-name="ce192" table:formula="of:=COUNTIF([.C29:.K29];&quot;11-19&quot;) + COUNTIF([.C29:.K29];&quot;2&quot;)" office:value-type="float" office:value="0" calcext:value-type="float">
            <text:p>0</text:p>
          </table:table-cell>
          <table:table-cell table:style-name="ce192" table:formula="of:=COUNTIF([.C29:.K29];&quot;U&quot;)+COUNTIF([.C29:.K29];&quot;UL&quot;)" office:value-type="float" office:value="0" calcext:value-type="float">
            <text:p>0</text:p>
          </table:table-cell>
          <table:table-cell table:style-name="ce192" table:formula="of:=COUNTIF([.C29:.K29];&quot;KVIT&quot;)" office:value-type="float" office:value="0" calcext:value-type="float">
            <text:p>0</text:p>
          </table:table-cell>
          <table:table-cell table:style-name="ce193" table:formula="of:=COUNTBLANK([.C29:.K29])" office:value-type="float" office:value="8" calcext:value-type="float">
            <text:p>8</text:p>
          </table:table-cell>
          <table:table-cell table:style-name="ce195" table:formula="of:=COUNTIF([.C29:.K29];&quot;51&quot;) + COUNTIF([.C29:.K29];&quot;51L&quot;)+COUNTIF([.C29:.K29];&quot;2&quot;)+COUNTIF([.C29:.K29];&quot;52&quot;)+COUNTIF([.C29:.K2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29" calcext:value-type="date">
            <text:p>29. X. 07</text:p>
          </table:table-cell>
          <table:table-cell table:style-name="ce176" table:formula="of:=TEXT([.A30];&quot;Ddd&quot;)" office:value-type="string" office:string-value="pon" calcext:value-type="string">
            <text:p>pon</text:p>
          </table:table-cell>
          <table:table-cell table:style-name="ce178" office:value-type="string" calcext:value-type="string">
            <office:annotation draw:style-name="gr12" draw:text-style-name="P2" svg:width="2.843cm" svg:height="1.232cm" svg:x="5.035cm" svg:y="18.418cm" draw:caption-point-x="-0.38cm" draw:caption-point-y="1.899cm">
              <dc:date>2022-03-21T00:00:00</dc:date>
              <text:p text:style-name="P1">moji ponedeljki in srede</text:p>
            </office:annotation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79" office:value-type="string" calcext:value-type="string">
            <text:p><text:span text:style-name="T1">1</text:span><text:span text:style-name="T2">L</text:span></text:p>
          </table:table-cell>
          <table:table-cell table:style-name="ce160" office:value-type="string" calcext:value-type="string">
            <text:p>2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11-19</text:p>
          </table:table-cell>
          <table:table-cell table:style-name="ce151"/>
          <table:table-cell table:style-name="ce151" office:value-type="string" calcext:value-type="string">
            <office:annotation draw:style-name="gr12" draw:text-style-name="P2" svg:width="3.31cm" svg:height="1.232cm" svg:x="14.829cm" svg:y="18.418cm" draw:caption-point-x="-0.37cm" draw:caption-point-y="1.899cm">
              <dc:date>2022-03-21T00:00:00</dc:date>
              <text:p text:style-name="P1">da29.10. delam od 11ure</text:p>
            </office:annotation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192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192" table:formula="of:=COUNTIF([.C30:.K30];&quot;51&quot;) + COUNTIF([.C30:.K30];&quot;51L&quot;)" office:value-type="float" office:value="0" calcext:value-type="float">
            <text:p>0</text:p>
          </table:table-cell>
          <table:table-cell table:style-name="ce192" table:formula="of:=COUNTIF([.C30:.K30];&quot;52&quot;) + COUNTIF([.C30:.K30];&quot;52L&quot;)" office:value-type="float" office:value="0" calcext:value-type="float">
            <text:p>0</text:p>
          </table:table-cell>
          <table:table-cell table:style-name="ce192" table:formula="of:=COUNTIF([.C30:.K30];&quot;11-19&quot;) + COUNTIF([.C30:.K30];&quot;2&quot;)" office:value-type="float" office:value="3" calcext:value-type="float">
            <text:p>3</text:p>
          </table:table-cell>
          <table:table-cell table:style-name="ce192" table:formula="of:=COUNTIF([.C30:.K30];&quot;U&quot;)+COUNTIF([.C30:.K30];&quot;UL&quot;)" office:value-type="float" office:value="1" calcext:value-type="float">
            <text:p>1</text:p>
          </table:table-cell>
          <table:table-cell table:style-name="ce192" table:formula="of:=COUNTIF([.C30:.K30];&quot;KVIT&quot;)" office:value-type="float" office:value="1" calcext:value-type="float">
            <text:p>1</text:p>
          </table:table-cell>
          <table:table-cell table:style-name="ce193" table:formula="of:=COUNTBLANK([.C30:.K30])" office:value-type="float" office:value="1" calcext:value-type="float">
            <text:p>1</text:p>
          </table:table-cell>
          <table:table-cell table:style-name="ce195" table:formula="of:=COUNTIF([.C30:.K30];&quot;51&quot;) + COUNTIF([.C30:.K30];&quot;51L&quot;)+COUNTIF([.C30:.K30];&quot;2&quot;)+COUNTIF([.C30:.K30];&quot;52&quot;)+COUNTIF([.C30:.K30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0-30" calcext:value-type="date">
            <text:p>30. X. 07</text:p>
          </table:table-cell>
          <table:table-cell table:style-name="ce176" table:formula="of:=TEXT([.A31];&quot;Ddd&quot;)" office:value-type="string" office:string-value="tor" calcext:value-type="string">
            <text:p>tor</text:p>
          </table:table-cell>
          <table:table-cell table:style-name="ce151" office:value-type="string" calcext:value-type="string">
            <office:annotation draw:style-name="gr25" draw:text-style-name="P2" svg:width="2.843cm" svg:height="2.966cm" svg:x="5.035cm" svg:y="19.119cm" draw:caption-point-x="-0.38cm" draw:caption-point-y="1.898cm">
              <dc:date>2022-03-21T00:00:00</dc:date>
              <text:p text:style-name="P1">20. in 30. oktobra (dan pred praznikom dnevom Reformacije) dežurna na ginekologiji</text:p>
            </office:annotation>
            <text:p>D</text:p>
          </table:table-cell>
          <table:table-cell table:style-name="ce160" office:value-type="string" calcext:value-type="string">
            <text:p>2</text:p>
          </table:table-cell>
          <table:table-cell table:style-name="ce151" office:value-type="string" calcext:value-type="string">
            <text:p>X</text:p>
          </table:table-cell>
          <table:table-cell table:style-name="ce179" office:value-type="string" calcext:value-type="string">
            <text:p><text:span text:style-name="T1">1</text:span><text:span text:style-name="T2">L</text:span>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11-19</text:p>
          </table:table-cell>
          <table:table-cell table:style-name="ce151"/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192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192" table:formula="of:=COUNTIF([.C31:.K31];&quot;51&quot;) + COUNTIF([.C31:.K31];&quot;51L&quot;)" office:value-type="float" office:value="0" calcext:value-type="float">
            <text:p>0</text:p>
          </table:table-cell>
          <table:table-cell table:style-name="ce192" table:formula="of:=COUNTIF([.C31:.K31];&quot;52&quot;) + COUNTIF([.C31:.K31];&quot;52L&quot;)" office:value-type="float" office:value="0" calcext:value-type="float">
            <text:p>0</text:p>
          </table:table-cell>
          <table:table-cell table:style-name="ce192" table:formula="of:=COUNTIF([.C31:.K31];&quot;11-19&quot;) + COUNTIF([.C31:.K31];&quot;2&quot;)" office:value-type="float" office:value="3" calcext:value-type="float">
            <text:p>3</text:p>
          </table:table-cell>
          <table:table-cell table:style-name="ce192" table:formula="of:=COUNTIF([.C31:.K31];&quot;U&quot;)+COUNTIF([.C31:.K31];&quot;UL&quot;)" office:value-type="float" office:value="0" calcext:value-type="float">
            <text:p>0</text:p>
          </table:table-cell>
          <table:table-cell table:style-name="ce192" table:formula="of:=COUNTIF([.C31:.K31];&quot;KVIT&quot;)" office:value-type="float" office:value="1" calcext:value-type="float">
            <text:p>1</text:p>
          </table:table-cell>
          <table:table-cell table:style-name="ce193" table:formula="of:=COUNTBLANK([.C31:.K31])" office:value-type="float" office:value="1" calcext:value-type="float">
            <text:p>1</text:p>
          </table:table-cell>
          <table:table-cell table:style-name="ce195" table:formula="of:=COUNTIF([.C31:.K31];&quot;51&quot;) + COUNTIF([.C31:.K31];&quot;51L&quot;)+COUNTIF([.C31:.K31];&quot;2&quot;)+COUNTIF([.C31:.K31];&quot;52&quot;)+COUNTIF([.C31:.K31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0-31" calcext:value-type="date">
            <text:p>31. X. 07</text:p>
          </table:table-cell>
          <table:table-cell table:style-name="ce177" table:formula="of:=TEXT([.A32];&quot;Ddd&quot;)" office:value-type="string" office:string-value="sre" calcext:value-type="string">
            <text:p>sre</text:p>
          </table:table-cell>
          <table:table-cell table:style-name="ce183">
            <office:annotation draw:style-name="gr15" draw:text-style-name="P2" svg:width="2.843cm" svg:height="1.231cm" svg:x="5.035cm" svg:y="19.819cm" draw:caption-point-x="-0.38cm" draw:caption-point-y="1.899cm">
              <dc:date>2022-03-21T00:00:00</dc:date>
              <text:p text:style-name="P1">moji ponedeljki in srede</text:p>
            </office:annotation>
          </table:table-cell>
          <table:table-cell table:style-name="ce161"/>
          <table:table-cell table:style-name="ce180" table:number-columns-repeated="5"/>
          <table:table-cell table:style-name="ce161" office:value-type="string" calcext:value-type="string">
            <text:p>L</text:p>
          </table:table-cell>
          <table:table-cell table:style-name="ce180"/>
          <table:table-cell table:style-name="ce166" office:value-type="string" calcext:value-type="string">
            <text:p>ŠOŠ</text:p>
          </table:table-cell>
          <table:table-cell table:style-name="ce192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192" table:formula="of:=COUNTIF([.C32:.K32];&quot;51&quot;) + COUNTIF([.C32:.K32];&quot;51L&quot;)" office:value-type="float" office:value="0" calcext:value-type="float">
            <text:p>0</text:p>
          </table:table-cell>
          <table:table-cell table:style-name="ce192" table:formula="of:=COUNTIF([.C32:.K32];&quot;52&quot;) + COUNTIF([.C32:.K32];&quot;52L&quot;)" office:value-type="float" office:value="0" calcext:value-type="float">
            <text:p>0</text:p>
          </table:table-cell>
          <table:table-cell table:style-name="ce192" table:formula="of:=COUNTIF([.C32:.K32];&quot;11-19&quot;) + COUNTIF([.C32:.K32];&quot;2&quot;)" office:value-type="float" office:value="0" calcext:value-type="float">
            <text:p>0</text:p>
          </table:table-cell>
          <table:table-cell table:style-name="ce192" table:formula="of:=COUNTIF([.C32:.K32];&quot;U&quot;)+COUNTIF([.C32:.K32];&quot;UL&quot;)" office:value-type="float" office:value="0" calcext:value-type="float">
            <text:p>0</text:p>
          </table:table-cell>
          <table:table-cell table:style-name="ce192" table:formula="of:=COUNTIF([.C32:.K32];&quot;KVIT&quot;)" office:value-type="float" office:value="0" calcext:value-type="float">
            <text:p>0</text:p>
          </table:table-cell>
          <table:table-cell table:style-name="ce193" table:formula="of:=COUNTBLANK([.C32:.K32])" office:value-type="float" office:value="8" calcext:value-type="float">
            <text:p>8</text:p>
          </table:table-cell>
          <table:table-cell table:style-name="ce195" table:formula="of:=COUNTIF([.C32:.K32];&quot;51&quot;) + COUNTIF([.C32:.K32];&quot;51L&quot;)+COUNTIF([.C32:.K32];&quot;2&quot;)+COUNTIF([.C32:.K32];&quot;52&quot;)+COUNTIF([.C32:.K3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194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3" calcext:value-type="float">
            <text:p>3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4" calcext:value-type="float">
            <text:p>4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3" calcext:value-type="float">
            <text:p>3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3" calcext:value-type="float">
            <text:p>3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6" calcext:value-type="float">
            <text:p>6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4" calcext:value-type="float">
            <text:p>4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8" calcext:value-type="float">
            <text:p>8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6" calcext:value-type="float">
            <text:p>6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10" calcext:value-type="float">
            <text:p>10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oktober.$A$1:.$K$32" table:range-usable-as="print-range"/>
        </table:named-expressions>
        <calcext:conditional-formats>
          <calcext:conditional-format calcext:target-range-address="oktober.B2:oktober.C9 oktober.B10:oktober.B32 oktober.I2:oktober.I3 oktober.C11:oktober.C11 oktober.C18:oktober.C18 oktober.C25:oktober.D25 oktober.H2:oktober.H2 oktober.D3:oktober.D3 oktober.K4:oktober.K4 oktober.G5:oktober.G5 oktober.K6:oktober.K6 oktober.E9:oktober.E9 oktober.H10:oktober.H10 oktober.F11:oktober.F11 oktober.C13:oktober.C13 oktober.J16:oktober.J16 oktober.E17:oktober.E17 oktober.H18:oktober.H18 oktober.F19:oktober.F19 oktober.J20:oktober.J20 oktober.G23:oktober.G23 oktober.E24:oktober.E24 oktober.K26:oktober.K26 oktober.G27:oktober.G27 oktober.E30:oktober.E30 oktober.F31:oktober.F31 oktober.C16:oktober.C16 oktober.C23:oktober.C23 oktober.C30:oktober.C30 oktober.C32:oktober.C32">
            <calcext:condition calcext:apply-style-name="ConditionalStyle_1" calcext:value="=&quot;Sob&quot;" calcext:base-cell-address="oktober.B2"/>
            <calcext:condition calcext:apply-style-name="ConditionalStyle_1" calcext:value="=&quot;Ned&quot;" calcext:base-cell-address="oktober.B2"/>
          </calcext:conditional-format>
          <calcext:conditional-format calcext:target-range-address="oktober.M2:oktober.R32">
            <calcext:condition calcext:apply-style-name="ConditionalStyle_2" calcext:value="&lt;1" calcext:base-cell-address="oktober.M2"/>
            <calcext:condition calcext:apply-style-name="ConditionalStyle_3" calcext:value="&gt;1" calcext:base-cell-address="oktober.M2"/>
          </calcext:conditional-format>
          <calcext:conditional-format calcext:target-range-address="oktober.S2:oktober.S33">
            <calcext:condition calcext:apply-style-name="ConditionalStyle_4" calcext:value="!=0" calcext:base-cell-address="oktober.S2"/>
          </calcext:conditional-format>
          <calcext:conditional-format calcext:target-range-address="oktober.T2:oktober.T32">
            <calcext:condition calcext:apply-style-name="ConditionalStyle_2" calcext:value="&lt;2" calcext:base-cell-address="oktober.T2"/>
            <calcext:condition calcext:apply-style-name="ConditionalStyle_5" calcext:value="&gt;2" calcext:base-cell-address="oktober.T2"/>
          </calcext:conditional-format>
        </calcext:conditional-formats>
      </table:table>
      <table:table table:name="november" table:style-name="ta11" table:print-ranges="november.A1:november.L31">
        <table:table-column table:style-name="co1" table:default-cell-style-name="ce7"/>
        <table:table-column table:style-name="co34" table:default-cell-style-name="ce7"/>
        <table:table-column table:style-name="co2" table:number-columns-repeated="10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7" table:default-cell-style-name="ce7"/>
        <table:table-column table:style-name="co39" table:default-cell-style-name="ce7"/>
        <table:table-column table:style-name="co35" table:default-cell-style-name="ce7"/>
        <table:table-column table:style-name="co6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172" office:value-type="string" calcext:value-type="string">
            <text:p>Datum</text:p>
          </table:table-cell>
          <table:table-cell table:style-name="ce175"/>
          <table:table-cell table:style-name="ce162" office:value-type="string" calcext:value-type="string">
            <text:p>KOS</text:p>
          </table:table-cell>
          <table:table-cell table:style-name="ce162" office:value-type="string" calcext:value-type="string">
            <text:p>ŠOŠ</text:p>
          </table:table-cell>
          <table:table-cell table:style-name="ce162" office:value-type="string" calcext:value-type="string">
            <text:p>PIN</text:p>
          </table:table-cell>
          <table:table-cell table:style-name="ce162" office:value-type="string" calcext:value-type="string">
            <text:p>KON</text:p>
          </table:table-cell>
          <table:table-cell table:style-name="ce162" office:value-type="string" calcext:value-type="string">
            <text:p>MIR</text:p>
          </table:table-cell>
          <table:table-cell table:style-name="ce162" office:value-type="string" calcext:value-type="string">
            <text:p>HOL</text:p>
          </table:table-cell>
          <table:table-cell table:style-name="ce164" office:value-type="string" calcext:value-type="string">
            <text:p>?</text:p>
          </table:table-cell>
          <table:table-cell table:style-name="ce162" office:value-type="string" calcext:value-type="string">
            <text:p>DAN</text:p>
          </table:table-cell>
          <table:table-cell table:style-name="ce162" office:value-type="string" calcext:value-type="string">
            <text:p>MSS</text:p>
          </table:table-cell>
          <table:table-cell table:style-name="ce166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75" office:value-type="string" calcext:value-type="string">
            <text:p>11-19</text:p>
          </table:table-cell>
          <table:table-cell table:style-name="ce58" office:value-type="string" calcext:value-type="string">
            <text:p>U</text:p>
          </table:table-cell>
          <table:table-cell table:style-name="ce77" office:value-type="string" calcext:value-type="string">
            <text:p>KVIT</text:p>
          </table:table-cell>
          <table:table-cell table:style-name="ce138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01" calcext:value-type="date">
            <text:p>1. XI. 07</text:p>
          </table:table-cell>
          <table:table-cell table:style-name="ce196" table:formula="of:=TEXT([.A2];&quot;Ddd&quot;)" office:value-type="string" office:string-value="čet" calcext:value-type="string">
            <text:p>čet</text:p>
          </table:table-cell>
          <table:table-cell table:style-name="ce180">
            <office:annotation draw:style-name="gr16" draw:text-style-name="P2" svg:width="2.844cm" svg:height="0.991cm" svg:x="5.051cm" svg:y="0cm" draw:caption-point-x="-0.37cm" draw:caption-point-y="0.71cm">
              <dc:date>2022-03-21T00:00:00</dc:date>
              <text:p text:style-name="P1">prosta 1. novembra</text:p>
            </office:annotation>
          </table:table-cell>
          <table:table-cell table:style-name="ce161" office:value-type="string" calcext:value-type="string">
            <text:p>L</text:p>
          </table:table-cell>
          <table:table-cell table:style-name="ce180">
            <office:annotation draw:style-name="gr17" draw:text-style-name="P2" svg:width="2.833cm" svg:height="1.386cm" svg:x="7.726cm" svg:y="0cm" draw:caption-point-x="-0.243cm" draw:caption-point-y="0.71cm">
              <dc:date>2022-03-21T00:00:00</dc:date>
              <text:p text:style-name="P1">1. november sem že dežurna na nevro</text:p>
            </office:annotation>
          </table:table-cell>
          <table:table-cell table:style-name="ce180"/>
          <table:table-cell table:style-name="ce199" table:number-columns-repeated="3"/>
          <table:table-cell table:style-name="ce181"/>
          <table:table-cell table:style-name="ce161"/>
          <table:table-cell table:style-name="ce166" office:value-type="string" calcext:value-type="string">
            <text:p>DAN</text:p>
          </table:table-cell>
          <table:table-cell table:style-name="ce200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200" table:formula="of:=COUNTIF([.C2:.K2];&quot;51&quot;) + COUNTIF([.C2:.K2];&quot;51L&quot;)" office:value-type="float" office:value="0" calcext:value-type="float">
            <text:p>0</text:p>
          </table:table-cell>
          <table:table-cell table:style-name="ce200" table:formula="of:=COUNTIF([.C2:.K2];&quot;52&quot;) + COUNTIF([.C2:.K2];&quot;52L&quot;)" office:value-type="float" office:value="0" calcext:value-type="float">
            <text:p>0</text:p>
          </table:table-cell>
          <table:table-cell table:style-name="ce200" table:formula="of:=COUNTIF([.C2:.K2];&quot;11-19&quot;) + COUNTIF([.C2:.K2];&quot;2&quot;)" office:value-type="float" office:value="0" calcext:value-type="float">
            <text:p>0</text:p>
          </table:table-cell>
          <table:table-cell table:style-name="ce200" table:formula="of:=COUNTIF([.C2:.K2];&quot;U&quot;)+COUNTIF([.C2:.K2];&quot;UL&quot;)" office:value-type="float" office:value="0" calcext:value-type="float">
            <text:p>0</text:p>
          </table:table-cell>
          <table:table-cell table:style-name="ce200" table:formula="of:=COUNTIF([.C2:.K2];&quot;KVIT&quot;)" office:value-type="float" office:value="0" calcext:value-type="float">
            <text:p>0</text:p>
          </table:table-cell>
          <table:table-cell table:style-name="ce201" table:formula="of:=COUNTBLANK([.C2:.K2])" office:value-type="float" office:value="8" calcext:value-type="float">
            <text:p>8</text:p>
          </table:table-cell>
          <table:table-cell table:style-name="ce205" table:formula="of:=COUNTIF([.C2:.K2];&quot;51&quot;) + COUNTIF([.C2:.K2];&quot;51L&quot;)+COUNTIF([.C2:.K2];&quot;2&quot;)+COUNTIF([.C2:.K2];&quot;52&quot;)+COUNTIF([.C2:.K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02" calcext:value-type="date">
            <text:p>2. XI. 07</text:p>
          </table:table-cell>
          <table:table-cell table:style-name="ce197" table:formula="of:=TEXT([.A3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office:annotation draw:style-name="gr17" draw:text-style-name="P2" svg:width="2.833cm" svg:height="1.386cm" svg:x="7.853cm" svg:y="0cm" draw:caption-point-x="-0.37cm" draw:caption-point-y="1.41cm">
              <dc:date>2022-03-21T00:00:00</dc:date>
              <text:p text:style-name="P1">službeno odsotnost 2.11.Istambul</text:p>
            </office:annotation>
            <text:p>SO</text:p>
          </table:table-cell>
          <table:table-cell table:style-name="ce151" office:value-type="string" calcext:value-type="string">
            <office:annotation draw:style-name="gr17" draw:text-style-name="P2" svg:width="2.833cm" svg:height="1.386cm" svg:x="9.253cm" svg:y="0cm" draw:caption-point-x="-0.37cm" draw:caption-point-y="1.41cm">
              <dc:date>2022-03-21T00:00:00</dc:date>
              <text:p text:style-name="P1">službeno odsotnost 2.11.Istambul</text:p>
            </office:annotation>
            <text:p>D</text:p>
          </table:table-cell>
          <table:table-cell table:style-name="ce151" office:value-type="string" calcext:value-type="string">
            <text:p>11-19</text:p>
          </table:table-cell>
          <table:table-cell table:style-name="ce152" office:value-type="string" calcext:value-type="string">
            <text:p>51</text:p>
          </table:table-cell>
          <table:table-cell table:style-name="ce152"/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office:annotation draw:style-name="gr17" draw:text-style-name="P2" svg:width="3.153cm" svg:height="1.386cm" svg:x="16.245cm" svg:y="0cm" draw:caption-point-x="-0.359cm" draw:caption-point-y="1.41cm">
              <dc:date>2022-03-21T00:00:00</dc:date>
              <text:p text:style-name="P1">službeno odsotnost 2.11.Istambul</text:p>
            </office:annotation>
            <text:p>D</text:p>
          </table:table-cell>
          <table:table-cell table:style-name="ce166" office:value-type="string" calcext:value-type="string">
            <text:p>KOS</text:p>
          </table:table-cell>
          <table:table-cell table:style-name="ce200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200" table:formula="of:=COUNTIF([.C3:.K3];&quot;51&quot;) + COUNTIF([.C3:.K3];&quot;51L&quot;)" office:value-type="float" office:value="1" calcext:value-type="float">
            <text:p>1</text:p>
          </table:table-cell>
          <table:table-cell table:style-name="ce200" table:formula="of:=COUNTIF([.C3:.K3];&quot;52&quot;) + COUNTIF([.C3:.K3];&quot;52L&quot;)" office:value-type="float" office:value="1" calcext:value-type="float">
            <text:p>1</text:p>
          </table:table-cell>
          <table:table-cell table:style-name="ce200" table:formula="of:=COUNTIF([.C3:.K3];&quot;11-19&quot;) + COUNTIF([.C3:.K3];&quot;2&quot;)" office:value-type="float" office:value="1" calcext:value-type="float">
            <text:p>1</text:p>
          </table:table-cell>
          <table:table-cell table:style-name="ce200" table:formula="of:=COUNTIF([.C3:.K3];&quot;U&quot;)+COUNTIF([.C3:.K3];&quot;UL&quot;)" office:value-type="float" office:value="0" calcext:value-type="float">
            <text:p>0</text:p>
          </table:table-cell>
          <table:table-cell table:style-name="ce200" table:formula="of:=COUNTIF([.C3:.K3];&quot;KVIT&quot;)" office:value-type="float" office:value="1" calcext:value-type="float">
            <text:p>1</text:p>
          </table:table-cell>
          <table:table-cell table:style-name="ce201" table:formula="of:=COUNTBLANK([.C3:.K3])" office:value-type="float" office:value="1" calcext:value-type="float">
            <text:p>1</text:p>
          </table:table-cell>
          <table:table-cell table:style-name="ce205" table:formula="of:=COUNTIF([.C3:.K3];&quot;51&quot;) + COUNTIF([.C3:.K3];&quot;51L&quot;)+COUNTIF([.C3:.K3];&quot;2&quot;)+COUNTIF([.C3:.K3];&quot;52&quot;)+COUNTIF([.C3:.K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03" calcext:value-type="date">
            <text:p>3. XI. 07</text:p>
          </table:table-cell>
          <table:table-cell table:style-name="ce196" table:formula="of:=TEXT([.A4];&quot;Ddd&quot;)" office:value-type="string" office:string-value="sob" calcext:value-type="string">
            <text:p>sob</text:p>
          </table:table-cell>
          <table:table-cell table:style-name="ce161" office:value-type="string" calcext:value-type="string">
            <text:p>L</text:p>
          </table:table-cell>
          <table:table-cell table:style-name="ce180" table:number-columns-repeated="6"/>
          <table:table-cell table:style-name="ce181"/>
          <table:table-cell table:style-name="ce161"/>
          <table:table-cell table:style-name="ce166" office:value-type="string" calcext:value-type="string">
            <text:p>ŠOŠ</text:p>
          </table:table-cell>
          <table:table-cell table:style-name="ce200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200" table:formula="of:=COUNTIF([.C4:.K4];&quot;51&quot;) + COUNTIF([.C4:.K4];&quot;51L&quot;)" office:value-type="float" office:value="0" calcext:value-type="float">
            <text:p>0</text:p>
          </table:table-cell>
          <table:table-cell table:style-name="ce200" table:formula="of:=COUNTIF([.C4:.K4];&quot;52&quot;) + COUNTIF([.C4:.K4];&quot;52L&quot;)" office:value-type="float" office:value="0" calcext:value-type="float">
            <text:p>0</text:p>
          </table:table-cell>
          <table:table-cell table:style-name="ce200" table:formula="of:=COUNTIF([.C4:.K4];&quot;11-19&quot;) + COUNTIF([.C4:.K4];&quot;2&quot;)" office:value-type="float" office:value="0" calcext:value-type="float">
            <text:p>0</text:p>
          </table:table-cell>
          <table:table-cell table:style-name="ce200" table:formula="of:=COUNTIF([.C4:.K4];&quot;U&quot;)+COUNTIF([.C4:.K4];&quot;UL&quot;)" office:value-type="float" office:value="0" calcext:value-type="float">
            <text:p>0</text:p>
          </table:table-cell>
          <table:table-cell table:style-name="ce200" table:formula="of:=COUNTIF([.C4:.K4];&quot;KVIT&quot;)" office:value-type="float" office:value="0" calcext:value-type="float">
            <text:p>0</text:p>
          </table:table-cell>
          <table:table-cell table:style-name="ce201" table:formula="of:=COUNTBLANK([.C4:.K4])" office:value-type="float" office:value="8" calcext:value-type="float">
            <text:p>8</text:p>
          </table:table-cell>
          <table:table-cell table:style-name="ce205" table:formula="of:=COUNTIF([.C4:.K4];&quot;51&quot;) + COUNTIF([.C4:.K4];&quot;51L&quot;)+COUNTIF([.C4:.K4];&quot;2&quot;)+COUNTIF([.C4:.K4];&quot;52&quot;)+COUNTIF([.C4:.K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04" calcext:value-type="date">
            <text:p>4. XI. 07</text:p>
          </table:table-cell>
          <table:table-cell table:style-name="ce196" table:formula="of:=TEXT([.A5];&quot;Ddd&quot;)" office:value-type="string" office:string-value="ned" calcext:value-type="string">
            <text:p>ned</text:p>
          </table:table-cell>
          <table:table-cell table:style-name="ce161" office:value-type="string" calcext:value-type="string">
            <text:p>L</text:p>
          </table:table-cell>
          <table:table-cell table:style-name="ce181" table:number-columns-repeated="6"/>
          <table:table-cell table:style-name="ce180" table:number-columns-repeated="2"/>
          <table:table-cell table:style-name="ce166" office:value-type="string" calcext:value-type="string">
            <text:p>ŠOŠ</text:p>
          </table:table-cell>
          <table:table-cell table:style-name="ce200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200" table:formula="of:=COUNTIF([.C5:.K5];&quot;51&quot;) + COUNTIF([.C5:.K5];&quot;51L&quot;)" office:value-type="float" office:value="0" calcext:value-type="float">
            <text:p>0</text:p>
          </table:table-cell>
          <table:table-cell table:style-name="ce200" table:formula="of:=COUNTIF([.C5:.K5];&quot;52&quot;) + COUNTIF([.C5:.K5];&quot;52L&quot;)" office:value-type="float" office:value="0" calcext:value-type="float">
            <text:p>0</text:p>
          </table:table-cell>
          <table:table-cell table:style-name="ce200" table:formula="of:=COUNTIF([.C5:.K5];&quot;11-19&quot;) + COUNTIF([.C5:.K5];&quot;2&quot;)" office:value-type="float" office:value="0" calcext:value-type="float">
            <text:p>0</text:p>
          </table:table-cell>
          <table:table-cell table:style-name="ce200" table:formula="of:=COUNTIF([.C5:.K5];&quot;U&quot;)+COUNTIF([.C5:.K5];&quot;UL&quot;)" office:value-type="float" office:value="0" calcext:value-type="float">
            <text:p>0</text:p>
          </table:table-cell>
          <table:table-cell table:style-name="ce200" table:formula="of:=COUNTIF([.C5:.K5];&quot;KVIT&quot;)" office:value-type="float" office:value="0" calcext:value-type="float">
            <text:p>0</text:p>
          </table:table-cell>
          <table:table-cell table:style-name="ce201" table:formula="of:=COUNTBLANK([.C5:.K5])" office:value-type="float" office:value="8" calcext:value-type="float">
            <text:p>8</text:p>
          </table:table-cell>
          <table:table-cell table:style-name="ce205" table:formula="of:=COUNTIF([.C5:.K5];&quot;51&quot;) + COUNTIF([.C5:.K5];&quot;51L&quot;)+COUNTIF([.C5:.K5];&quot;2&quot;)+COUNTIF([.C5:.K5];&quot;52&quot;)+COUNTIF([.C5:.K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05" calcext:value-type="date">
            <text:p>5. XI. 07</text:p>
          </table:table-cell>
          <table:table-cell table:style-name="ce197" table:formula="of:=TEXT([.A6];&quot;Ddd&quot;)" office:value-type="string" office:string-value="pon" calcext:value-type="string">
            <text:p>pon</text:p>
          </table:table-cell>
          <table:table-cell table:style-name="ce152" office:value-type="string" calcext:value-type="string">
            <office:annotation draw:style-name="gr11" draw:text-style-name="P2" svg:width="2.844cm" svg:height="1.242cm" svg:x="4.924cm" svg:y="1.633cm" draw:caption-point-x="-0.243cm" draw:caption-point-y="1.878cm">
              <dc:date>2022-03-21T00:00:00</dc:date>
              <text:p text:style-name="P1">Pondelki in srede fitnes</text:p>
            </office:annotation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office:annotation draw:style-name="gr6" draw:text-style-name="P2" svg:width="2.843cm" svg:height="1.974cm" svg:x="10.516cm" svg:y="1.633cm" draw:caption-point-x="-0.232cm" draw:caption-point-y="1.878cm">
              <dc:date>2022-03-21T00:00:00</dc:date>
              <text:p text:style-name="P1">dopust 5. in 14. novembra zaradi dežurstev na Brniku</text:p>
            </office:annotation>
            <text:p>D</text:p>
          </table:table-cell>
          <table:table-cell table:style-name="ce151" office:value-type="string" calcext:value-type="string">
            <text:p>D</text:p>
          </table:table-cell>
          <table:table-cell table:style-name="ce151"/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66" office:value-type="string" calcext:value-type="string">
            <text:p>ŠOŠ</text:p>
          </table:table-cell>
          <table:table-cell table:style-name="ce200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200" table:formula="of:=COUNTIF([.C6:.K6];&quot;51&quot;) + COUNTIF([.C6:.K6];&quot;51L&quot;)" office:value-type="float" office:value="1" calcext:value-type="float">
            <text:p>1</text:p>
          </table:table-cell>
          <table:table-cell table:style-name="ce200" table:formula="of:=COUNTIF([.C6:.K6];&quot;52&quot;) + COUNTIF([.C6:.K6];&quot;52L&quot;)" office:value-type="float" office:value="1" calcext:value-type="float">
            <text:p>1</text:p>
          </table:table-cell>
          <table:table-cell table:style-name="ce200" table:formula="of:=COUNTIF([.C6:.K6];&quot;11-19&quot;) + COUNTIF([.C6:.K6];&quot;2&quot;)" office:value-type="float" office:value="1" calcext:value-type="float">
            <text:p>1</text:p>
          </table:table-cell>
          <table:table-cell table:style-name="ce200" table:formula="of:=COUNTIF([.C6:.K6];&quot;U&quot;)+COUNTIF([.C6:.K6];&quot;UL&quot;)" office:value-type="float" office:value="1" calcext:value-type="float">
            <text:p>1</text:p>
          </table:table-cell>
          <table:table-cell table:style-name="ce200" table:formula="of:=COUNTIF([.C6:.K6];&quot;KVIT&quot;)" office:value-type="float" office:value="1" calcext:value-type="float">
            <text:p>1</text:p>
          </table:table-cell>
          <table:table-cell table:style-name="ce201" table:formula="of:=COUNTBLANK([.C6:.K6])" office:value-type="float" office:value="1" calcext:value-type="float">
            <text:p>1</text:p>
          </table:table-cell>
          <table:table-cell table:style-name="ce205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06" calcext:value-type="date">
            <text:p>6. XI. 07</text:p>
          </table:table-cell>
          <table:table-cell table:style-name="ce197" table:formula="of:=TEXT([.A7];&quot;Ddd&quot;)" office:value-type="string" office:string-value="tor" calcext:value-type="string">
            <text:p>tor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style-name="ce159" office:value-type="string" calcext:value-type="string">
            <text:p>52</text:p>
          </table:table-cell>
          <table:table-cell table:style-name="ce151" office:value-type="string" calcext:value-type="string">
            <office:annotation draw:style-name="gr7" draw:text-style-name="P2" svg:width="2.843cm" svg:height="1.781cm" svg:x="10.516cm" svg:y="2.333cm" draw:caption-point-x="-0.232cm" draw:caption-point-y="1.878cm">
              <dc:date>2022-03-21T00:00:00</dc:date>
              <text:p text:style-name="P1">ne pa 6., 12., 26, in 28. - deĹžurne v CIT-u in Nevro.</text:p>
            </office:annotation>
            <text:p>KVIT</text:p>
          </table:table-cell>
          <table:table-cell table:style-name="ce152" office:value-type="string" calcext:value-type="string">
            <text:p>D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66" office:value-type="string" calcext:value-type="string">
            <text:p>ŠOŠ</text:p>
          </table:table-cell>
          <table:table-cell table:style-name="ce200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200" table:formula="of:=COUNTIF([.C7:.K7];&quot;51&quot;) + COUNTIF([.C7:.K7];&quot;51L&quot;)" office:value-type="float" office:value="1" calcext:value-type="float">
            <text:p>1</text:p>
          </table:table-cell>
          <table:table-cell table:style-name="ce200" table:formula="of:=COUNTIF([.C7:.K7];&quot;52&quot;) + COUNTIF([.C7:.K7];&quot;52L&quot;)" office:value-type="float" office:value="1" calcext:value-type="float">
            <text:p>1</text:p>
          </table:table-cell>
          <table:table-cell table:style-name="ce200" table:formula="of:=COUNTIF([.C7:.K7];&quot;11-19&quot;) + COUNTIF([.C7:.K7];&quot;2&quot;)" office:value-type="float" office:value="1" calcext:value-type="float">
            <text:p>1</text:p>
          </table:table-cell>
          <table:table-cell table:style-name="ce200" table:formula="of:=COUNTIF([.C7:.K7];&quot;U&quot;)+COUNTIF([.C7:.K7];&quot;UL&quot;)" office:value-type="float" office:value="1" calcext:value-type="float">
            <text:p>1</text:p>
          </table:table-cell>
          <table:table-cell table:style-name="ce200" table:formula="of:=COUNTIF([.C7:.K7];&quot;KVIT&quot;)" office:value-type="float" office:value="2" calcext:value-type="float">
            <text:p>2</text:p>
          </table:table-cell>
          <table:table-cell table:style-name="ce201" table:formula="of:=COUNTBLANK([.C7:.K7])" office:value-type="float" office:value="1" calcext:value-type="float">
            <text:p>1</text:p>
          </table:table-cell>
          <table:table-cell table:style-name="ce205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07" calcext:value-type="date">
            <text:p>7. XI. 07</text:p>
          </table:table-cell>
          <table:table-cell table:style-name="ce197" table:formula="of:=TEXT([.A8];&quot;Ddd&quot;)" office:value-type="string" office:string-value="sre" calcext:value-type="string">
            <text:p>sre</text:p>
          </table:table-cell>
          <table:table-cell table:style-name="ce152" office:value-type="string" calcext:value-type="string">
            <office:annotation draw:style-name="gr14" draw:text-style-name="P2" svg:width="2.844cm" svg:height="1.241cm" svg:x="4.924cm" svg:y="3.034cm" draw:caption-point-x="-0.243cm" draw:caption-point-y="1.877cm">
              <dc:date>2022-03-21T00:00:00</dc:date>
              <text:p text:style-name="P1">Pondelki in srede fitnes</text:p>
            </office:annotation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office:annotation draw:style-name="gr14" draw:text-style-name="P2" svg:width="2.843cm" svg:height="1.241cm" svg:x="9.115cm" svg:y="3.034cm" draw:caption-point-x="-0.232cm" draw:caption-point-y="1.877cm">
              <dc:date>2022-03-21T00:00:00</dc:date>
              <text:p text:style-name="P1">dopust 7 Novembra</text:p>
            </office:annotation>
            <text:p>D</text:p>
          </table:table-cell>
          <table:table-cell table:style-name="ce153" office:value-type="string" calcext:value-type="string">
            <text:p><text:span text:style-name="T1">U</text:span><text:span text:style-name="T2">L</text:span>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159" office:value-type="string" calcext:value-type="string">
            <text:p>52</text:p>
          </table:table-cell>
          <table:table-cell table:style-name="ce166" office:value-type="string" calcext:value-type="string">
            <text:p>ŠOŠ</text:p>
          </table:table-cell>
          <table:table-cell table:style-name="ce200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200" table:formula="of:=COUNTIF([.C8:.K8];&quot;51&quot;) + COUNTIF([.C8:.K8];&quot;51L&quot;)" office:value-type="float" office:value="1" calcext:value-type="float">
            <text:p>1</text:p>
          </table:table-cell>
          <table:table-cell table:style-name="ce200" table:formula="of:=COUNTIF([.C8:.K8];&quot;52&quot;) + COUNTIF([.C8:.K8];&quot;52L&quot;)" office:value-type="float" office:value="1" calcext:value-type="float">
            <text:p>1</text:p>
          </table:table-cell>
          <table:table-cell table:style-name="ce200" table:formula="of:=COUNTIF([.C8:.K8];&quot;11-19&quot;) + COUNTIF([.C8:.K8];&quot;2&quot;)" office:value-type="float" office:value="1" calcext:value-type="float">
            <text:p>1</text:p>
          </table:table-cell>
          <table:table-cell table:style-name="ce200" table:formula="of:=COUNTIF([.C8:.K8];&quot;U&quot;)+COUNTIF([.C8:.K8];&quot;UL&quot;)" office:value-type="float" office:value="1" calcext:value-type="float">
            <text:p>1</text:p>
          </table:table-cell>
          <table:table-cell table:style-name="ce200" table:formula="of:=COUNTIF([.C8:.K8];&quot;KVIT&quot;)" office:value-type="float" office:value="1" calcext:value-type="float">
            <text:p>1</text:p>
          </table:table-cell>
          <table:table-cell table:style-name="ce201" table:formula="of:=COUNTBLANK([.C8:.K8])" office:value-type="float" office:value="1" calcext:value-type="float">
            <text:p>1</text:p>
          </table:table-cell>
          <table:table-cell table:style-name="ce205" table:formula="of:=COUNTIF([.C8:.K8];&quot;51&quot;) + COUNTIF([.C8:.K8];&quot;51L&quot;)+COUNTIF([.C8:.K8];&quot;2&quot;)+COUNTIF([.C8:.K8];&quot;52&quot;)+COUNTIF([.C8:.K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08" calcext:value-type="date">
            <text:p>8. XI. 07</text:p>
          </table:table-cell>
          <table:table-cell table:style-name="ce197" table:formula="of:=TEXT([.A9];&quot;Ddd&quot;)" office:value-type="string" office:string-value="čet" calcext:value-type="string">
            <text:p>čet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office:annotation draw:style-name="gr14" draw:text-style-name="P2" svg:width="2.843cm" svg:height="1.241cm" svg:x="9.115cm" svg:y="3.734cm" draw:caption-point-x="-0.232cm" draw:caption-point-y="1.878cm">
              <dc:date>2022-03-21T00:00:00</dc:date>
              <text:p text:style-name="P1">na Brniku 8. in 19. Novembra</text:p>
            </office:annotation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52" office:value-type="string" calcext:value-type="string">
            <text:p>D</text:p>
          </table:table-cell>
          <table:table-cell table:style-name="ce152"/>
          <table:table-cell table:style-name="ce151" office:value-type="string" calcext:value-type="string">
            <text:p>U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66" office:value-type="string" calcext:value-type="string">
            <text:p>ŠOŠ</text:p>
          </table:table-cell>
          <table:table-cell table:style-name="ce200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200" table:formula="of:=COUNTIF([.C9:.K9];&quot;51&quot;) + COUNTIF([.C9:.K9];&quot;51L&quot;)" office:value-type="float" office:value="1" calcext:value-type="float">
            <text:p>1</text:p>
          </table:table-cell>
          <table:table-cell table:style-name="ce200" table:formula="of:=COUNTIF([.C9:.K9];&quot;52&quot;) + COUNTIF([.C9:.K9];&quot;52L&quot;)" office:value-type="float" office:value="1" calcext:value-type="float">
            <text:p>1</text:p>
          </table:table-cell>
          <table:table-cell table:style-name="ce200" table:formula="of:=COUNTIF([.C9:.K9];&quot;11-19&quot;) + COUNTIF([.C9:.K9];&quot;2&quot;)" office:value-type="float" office:value="1" calcext:value-type="float">
            <text:p>1</text:p>
          </table:table-cell>
          <table:table-cell table:style-name="ce200" table:formula="of:=COUNTIF([.C9:.K9];&quot;U&quot;)+COUNTIF([.C9:.K9];&quot;UL&quot;)" office:value-type="float" office:value="1" calcext:value-type="float">
            <text:p>1</text:p>
          </table:table-cell>
          <table:table-cell table:style-name="ce200" table:formula="of:=COUNTIF([.C9:.K9];&quot;KVIT&quot;)" office:value-type="float" office:value="1" calcext:value-type="float">
            <text:p>1</text:p>
          </table:table-cell>
          <table:table-cell table:style-name="ce201" table:formula="of:=COUNTBLANK([.C9:.K9])" office:value-type="float" office:value="1" calcext:value-type="float">
            <text:p>1</text:p>
          </table:table-cell>
          <table:table-cell table:style-name="ce205" table:formula="of:=COUNTIF([.C9:.K9];&quot;51&quot;) + COUNTIF([.C9:.K9];&quot;51L&quot;)+COUNTIF([.C9:.K9];&quot;2&quot;)+COUNTIF([.C9:.K9];&quot;52&quot;)+COUNTIF([.C9:.K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09" calcext:value-type="date">
            <text:p>9. XI. 07</text:p>
          </table:table-cell>
          <table:table-cell table:style-name="ce197" table:formula="of:=TEXT([.A10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9" office:value-type="string" calcext:value-type="string">
            <text:p>KVIT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2" office:value-type="string" calcext:value-type="string">
            <text:p>51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ŠOŠ</text:p>
          </table:table-cell>
          <table:table-cell table:style-name="ce200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200" table:formula="of:=COUNTIF([.C10:.K10];&quot;51&quot;) + COUNTIF([.C10:.K10];&quot;51L&quot;)" office:value-type="float" office:value="1" calcext:value-type="float">
            <text:p>1</text:p>
          </table:table-cell>
          <table:table-cell table:style-name="ce200" table:formula="of:=COUNTIF([.C10:.K10];&quot;52&quot;) + COUNTIF([.C10:.K10];&quot;52L&quot;)" office:value-type="float" office:value="1" calcext:value-type="float">
            <text:p>1</text:p>
          </table:table-cell>
          <table:table-cell table:style-name="ce200" table:formula="of:=COUNTIF([.C10:.K10];&quot;11-19&quot;) + COUNTIF([.C10:.K10];&quot;2&quot;)" office:value-type="float" office:value="1" calcext:value-type="float">
            <text:p>1</text:p>
          </table:table-cell>
          <table:table-cell table:style-name="ce200" table:formula="of:=COUNTIF([.C10:.K10];&quot;U&quot;)+COUNTIF([.C10:.K10];&quot;UL&quot;)" office:value-type="float" office:value="1" calcext:value-type="float">
            <text:p>1</text:p>
          </table:table-cell>
          <table:table-cell table:style-name="ce200" table:formula="of:=COUNTIF([.C10:.K10];&quot;KVIT&quot;)" office:value-type="float" office:value="2" calcext:value-type="float">
            <text:p>2</text:p>
          </table:table-cell>
          <table:table-cell table:style-name="ce201" table:formula="of:=COUNTBLANK([.C10:.K10])" office:value-type="float" office:value="1" calcext:value-type="float">
            <text:p>1</text:p>
          </table:table-cell>
          <table:table-cell table:style-name="ce205" table:formula="of:=COUNTIF([.C10:.K10];&quot;51&quot;) + COUNTIF([.C10:.K10];&quot;51L&quot;)+COUNTIF([.C10:.K10];&quot;2&quot;)+COUNTIF([.C10:.K10];&quot;52&quot;)+COUNTIF([.C10:.K1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10" calcext:value-type="date">
            <text:p>10. XI. 07</text:p>
          </table:table-cell>
          <table:table-cell table:style-name="ce196" table:formula="of:=TEXT([.A11];&quot;Ddd&quot;)" office:value-type="string" office:string-value="sob" calcext:value-type="string">
            <text:p>sob</text:p>
          </table:table-cell>
          <table:table-cell table:style-name="ce180"/>
          <table:table-cell table:style-name="ce161" office:value-type="string" calcext:value-type="string">
            <text:p>L</text:p>
          </table:table-cell>
          <table:table-cell table:style-name="ce180"/>
          <table:table-cell table:style-name="ce181"/>
          <table:table-cell table:style-name="ce161"/>
          <table:table-cell table:style-name="ce180" office:value-type="string" calcext:value-type="string">
            <text:p>D</text:p>
          </table:table-cell>
          <table:table-cell table:style-name="ce181"/>
          <table:table-cell table:style-name="ce180" table:number-columns-repeated="2"/>
          <table:table-cell table:style-name="ce166" office:value-type="string" calcext:value-type="string">
            <text:p>MIR</text:p>
          </table:table-cell>
          <table:table-cell table:style-name="ce200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200" table:formula="of:=COUNTIF([.C11:.K11];&quot;51&quot;) + COUNTIF([.C11:.K11];&quot;51L&quot;)" office:value-type="float" office:value="0" calcext:value-type="float">
            <text:p>0</text:p>
          </table:table-cell>
          <table:table-cell table:style-name="ce200" table:formula="of:=COUNTIF([.C11:.K11];&quot;52&quot;) + COUNTIF([.C11:.K11];&quot;52L&quot;)" office:value-type="float" office:value="0" calcext:value-type="float">
            <text:p>0</text:p>
          </table:table-cell>
          <table:table-cell table:style-name="ce200" table:formula="of:=COUNTIF([.C11:.K11];&quot;11-19&quot;) + COUNTIF([.C11:.K11];&quot;2&quot;)" office:value-type="float" office:value="0" calcext:value-type="float">
            <text:p>0</text:p>
          </table:table-cell>
          <table:table-cell table:style-name="ce200" table:formula="of:=COUNTIF([.C11:.K11];&quot;U&quot;)+COUNTIF([.C11:.K11];&quot;UL&quot;)" office:value-type="float" office:value="0" calcext:value-type="float">
            <text:p>0</text:p>
          </table:table-cell>
          <table:table-cell table:style-name="ce200" table:formula="of:=COUNTIF([.C11:.K11];&quot;KVIT&quot;)" office:value-type="float" office:value="0" calcext:value-type="float">
            <text:p>0</text:p>
          </table:table-cell>
          <table:table-cell table:style-name="ce201" table:formula="of:=COUNTBLANK([.C11:.K11])" office:value-type="float" office:value="7" calcext:value-type="float">
            <text:p>7</text:p>
          </table:table-cell>
          <table:table-cell table:style-name="ce205" table:formula="of:=COUNTIF([.C11:.K11];&quot;51&quot;) + COUNTIF([.C11:.K11];&quot;51L&quot;)+COUNTIF([.C11:.K11];&quot;2&quot;)+COUNTIF([.C11:.K11];&quot;52&quot;)+COUNTIF([.C11:.K1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11" calcext:value-type="date">
            <text:p>11. XI. 07</text:p>
          </table:table-cell>
          <table:table-cell table:style-name="ce196" table:formula="of:=TEXT([.A12];&quot;Ddd&quot;)" office:value-type="string" office:string-value="ned" calcext:value-type="string">
            <text:p>ned</text:p>
          </table:table-cell>
          <table:table-cell table:style-name="ce181"/>
          <table:table-cell table:style-name="ce161" office:value-type="string" calcext:value-type="string">
            <text:p>L</text:p>
          </table:table-cell>
          <table:table-cell table:style-name="ce181" table:number-columns-repeated="3"/>
          <table:table-cell table:style-name="ce181" office:value-type="string" calcext:value-type="string">
            <text:p>D</text:p>
          </table:table-cell>
          <table:table-cell table:style-name="ce181"/>
          <table:table-cell table:style-name="ce180" table:number-columns-repeated="2"/>
          <table:table-cell table:style-name="ce166" office:value-type="string" calcext:value-type="string">
            <text:p>MIR</text:p>
          </table:table-cell>
          <table:table-cell table:style-name="ce200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200" table:formula="of:=COUNTIF([.C12:.K12];&quot;51&quot;) + COUNTIF([.C12:.K12];&quot;51L&quot;)" office:value-type="float" office:value="0" calcext:value-type="float">
            <text:p>0</text:p>
          </table:table-cell>
          <table:table-cell table:style-name="ce200" table:formula="of:=COUNTIF([.C12:.K12];&quot;52&quot;) + COUNTIF([.C12:.K12];&quot;52L&quot;)" office:value-type="float" office:value="0" calcext:value-type="float">
            <text:p>0</text:p>
          </table:table-cell>
          <table:table-cell table:style-name="ce200" table:formula="of:=COUNTIF([.C12:.K12];&quot;11-19&quot;) + COUNTIF([.C12:.K12];&quot;2&quot;)" office:value-type="float" office:value="0" calcext:value-type="float">
            <text:p>0</text:p>
          </table:table-cell>
          <table:table-cell table:style-name="ce200" table:formula="of:=COUNTIF([.C12:.K12];&quot;U&quot;)+COUNTIF([.C12:.K12];&quot;UL&quot;)" office:value-type="float" office:value="0" calcext:value-type="float">
            <text:p>0</text:p>
          </table:table-cell>
          <table:table-cell table:style-name="ce200" table:formula="of:=COUNTIF([.C12:.K12];&quot;KVIT&quot;)" office:value-type="float" office:value="0" calcext:value-type="float">
            <text:p>0</text:p>
          </table:table-cell>
          <table:table-cell table:style-name="ce201" table:formula="of:=COUNTBLANK([.C12:.K12])" office:value-type="float" office:value="7" calcext:value-type="float">
            <text:p>7</text:p>
          </table:table-cell>
          <table:table-cell table:style-name="ce205" table:formula="of:=COUNTIF([.C12:.K12];&quot;51&quot;) + COUNTIF([.C12:.K12];&quot;51L&quot;)+COUNTIF([.C12:.K12];&quot;2&quot;)+COUNTIF([.C12:.K12];&quot;52&quot;)+COUNTIF([.C12:.K1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12" calcext:value-type="date">
            <text:p>12. XI. 07</text:p>
          </table:table-cell>
          <table:table-cell table:style-name="ce197" table:formula="of:=TEXT([.A13];&quot;Ddd&quot;)" office:value-type="string" office:string-value="pon" calcext:value-type="string">
            <text:p>pon</text:p>
          </table:table-cell>
          <table:table-cell table:style-name="ce152" office:value-type="string" calcext:value-type="string">
            <office:annotation draw:style-name="gr15" draw:text-style-name="P2" svg:width="2.844cm" svg:height="1.231cm" svg:x="4.924cm" svg:y="6.535cm" draw:caption-point-x="-0.243cm" draw:caption-point-y="1.878cm">
              <dc:date>2022-03-21T00:00:00</dc:date>
              <text:p text:style-name="P1">Pondelki in srede fitnes</text:p>
            </office:annotation>
            <text:p>51</text:p>
          </table:table-cell>
          <table:table-cell table:style-name="ce152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office:annotation draw:style-name="gr20" draw:text-style-name="P2" svg:width="2.843cm" svg:height="1.781cm" svg:x="10.516cm" svg:y="6.535cm" draw:caption-point-x="-0.232cm" draw:caption-point-y="1.878cm">
              <dc:date>2022-03-21T00:00:00</dc:date>
              <text:p text:style-name="P1">ne pa 6., 12., 26, in 28. - deĹžurne v CIT-u in Nevro.</text:p>
            </office:annotation>
            <text:p>KVIT</text:p>
          </table:table-cell>
          <table:table-cell table:style-name="ce151" office:value-type="string" calcext:value-type="string">
            <text:p>D</text:p>
          </table:table-cell>
          <table:table-cell table:style-name="ce151"/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66" office:value-type="string" calcext:value-type="string">
            <text:p>MIR</text:p>
          </table:table-cell>
          <table:table-cell table:style-name="ce200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200" table:formula="of:=COUNTIF([.C13:.K13];&quot;51&quot;) + COUNTIF([.C13:.K13];&quot;51L&quot;)" office:value-type="float" office:value="1" calcext:value-type="float">
            <text:p>1</text:p>
          </table:table-cell>
          <table:table-cell table:style-name="ce200" table:formula="of:=COUNTIF([.C13:.K13];&quot;52&quot;) + COUNTIF([.C13:.K13];&quot;52L&quot;)" office:value-type="float" office:value="1" calcext:value-type="float">
            <text:p>1</text:p>
          </table:table-cell>
          <table:table-cell table:style-name="ce200" table:formula="of:=COUNTIF([.C13:.K13];&quot;11-19&quot;) + COUNTIF([.C13:.K13];&quot;2&quot;)" office:value-type="float" office:value="1" calcext:value-type="float">
            <text:p>1</text:p>
          </table:table-cell>
          <table:table-cell table:style-name="ce200" table:formula="of:=COUNTIF([.C13:.K13];&quot;U&quot;)+COUNTIF([.C13:.K13];&quot;UL&quot;)" office:value-type="float" office:value="1" calcext:value-type="float">
            <text:p>1</text:p>
          </table:table-cell>
          <table:table-cell table:style-name="ce200" table:formula="of:=COUNTIF([.C13:.K13];&quot;KVIT&quot;)" office:value-type="float" office:value="2" calcext:value-type="float">
            <text:p>2</text:p>
          </table:table-cell>
          <table:table-cell table:style-name="ce201" table:formula="of:=COUNTBLANK([.C13:.K13])" office:value-type="float" office:value="1" calcext:value-type="float">
            <text:p>1</text:p>
          </table:table-cell>
          <table:table-cell table:style-name="ce205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13" calcext:value-type="date">
            <text:p>13. XI. 07</text:p>
          </table:table-cell>
          <table:table-cell table:style-name="ce197" table:formula="of:=TEXT([.A14];&quot;Ddd&quot;)" office:value-type="string" office:string-value="tor" calcext:value-type="string">
            <text:p>tor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11-19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D</text:p>
          </table:table-cell>
          <table:table-cell table:style-name="ce151"/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office:annotation draw:style-name="gr29" draw:text-style-name="P2" svg:width="3.164cm" svg:height="4.012cm" svg:x="16.108cm" svg:y="7.224cm" draw:caption-point-x="-0.222cm" draw:caption-point-y="1.889cm">
              <dc:date>2022-03-21T00:00:00</dc:date>
              <text:p text:style-name="P1">torek, 13.novembra <text:s/>razpišete v dopoldanskem času, ker sem dežurna na nevro. </text:p>
            </office:annotation>
            <text:p>KVIT</text:p>
          </table:table-cell>
          <table:table-cell table:style-name="ce166" office:value-type="string" calcext:value-type="string">
            <text:p>MIR</text:p>
          </table:table-cell>
          <table:table-cell table:style-name="ce200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200" table:formula="of:=COUNTIF([.C14:.K14];&quot;51&quot;) + COUNTIF([.C14:.K14];&quot;51L&quot;)" office:value-type="float" office:value="1" calcext:value-type="float">
            <text:p>1</text:p>
          </table:table-cell>
          <table:table-cell table:style-name="ce200" table:formula="of:=COUNTIF([.C14:.K14];&quot;52&quot;) + COUNTIF([.C14:.K14];&quot;52L&quot;)" office:value-type="float" office:value="1" calcext:value-type="float">
            <text:p>1</text:p>
          </table:table-cell>
          <table:table-cell table:style-name="ce200" table:formula="of:=COUNTIF([.C14:.K14];&quot;11-19&quot;) + COUNTIF([.C14:.K14];&quot;2&quot;)" office:value-type="float" office:value="1" calcext:value-type="float">
            <text:p>1</text:p>
          </table:table-cell>
          <table:table-cell table:style-name="ce200" table:formula="of:=COUNTIF([.C14:.K14];&quot;U&quot;)+COUNTIF([.C14:.K14];&quot;UL&quot;)" office:value-type="float" office:value="1" calcext:value-type="float">
            <text:p>1</text:p>
          </table:table-cell>
          <table:table-cell table:style-name="ce200" table:formula="of:=COUNTIF([.C14:.K14];&quot;KVIT&quot;)" office:value-type="float" office:value="2" calcext:value-type="float">
            <text:p>2</text:p>
          </table:table-cell>
          <table:table-cell table:style-name="ce201" table:formula="of:=COUNTBLANK([.C14:.K14])" office:value-type="float" office:value="1" calcext:value-type="float">
            <text:p>1</text:p>
          </table:table-cell>
          <table:table-cell table:style-name="ce205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14" calcext:value-type="date">
            <text:p>14. XI. 07</text:p>
          </table:table-cell>
          <table:table-cell table:style-name="ce197" table:formula="of:=TEXT([.A15];&quot;Ddd&quot;)" office:value-type="string" office:string-value="sre" calcext:value-type="string">
            <text:p>sre</text:p>
          </table:table-cell>
          <table:table-cell table:style-name="ce152" office:value-type="string" calcext:value-type="string">
            <office:annotation draw:style-name="gr11" draw:text-style-name="P2" svg:width="2.844cm" svg:height="1.242cm" svg:x="4.924cm" svg:y="7.924cm" draw:caption-point-x="-0.243cm" draw:caption-point-y="1.889cm">
              <dc:date>2022-03-21T00:00:00</dc:date>
              <text:p text:style-name="P1">Pondelki in srede fitnes</text:p>
            </office:annotation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office:annotation draw:style-name="gr6" draw:text-style-name="P2" svg:width="2.843cm" svg:height="1.974cm" svg:x="10.516cm" svg:y="7.924cm" draw:caption-point-x="-0.232cm" draw:caption-point-y="1.889cm">
              <dc:date>2022-03-21T00:00:00</dc:date>
              <text:p text:style-name="P1">dopust 5. in 14. novembra zaradi dežurstev na Brniku</text:p>
            </office:annotation>
            <text:p>D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66" office:value-type="string" calcext:value-type="string">
            <text:p>MIR</text:p>
          </table:table-cell>
          <table:table-cell table:style-name="ce200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200" table:formula="of:=COUNTIF([.C15:.K15];&quot;51&quot;) + COUNTIF([.C15:.K15];&quot;51L&quot;)" office:value-type="float" office:value="1" calcext:value-type="float">
            <text:p>1</text:p>
          </table:table-cell>
          <table:table-cell table:style-name="ce200" table:formula="of:=COUNTIF([.C15:.K15];&quot;52&quot;) + COUNTIF([.C15:.K15];&quot;52L&quot;)" office:value-type="float" office:value="1" calcext:value-type="float">
            <text:p>1</text:p>
          </table:table-cell>
          <table:table-cell table:style-name="ce200" table:formula="of:=COUNTIF([.C15:.K15];&quot;11-19&quot;) + COUNTIF([.C15:.K15];&quot;2&quot;)" office:value-type="float" office:value="1" calcext:value-type="float">
            <text:p>1</text:p>
          </table:table-cell>
          <table:table-cell table:style-name="ce200" table:formula="of:=COUNTIF([.C15:.K15];&quot;U&quot;)+COUNTIF([.C15:.K15];&quot;UL&quot;)" office:value-type="float" office:value="1" calcext:value-type="float">
            <text:p>1</text:p>
          </table:table-cell>
          <table:table-cell table:style-name="ce200" table:formula="of:=COUNTIF([.C15:.K15];&quot;KVIT&quot;)" office:value-type="float" office:value="1" calcext:value-type="float">
            <text:p>1</text:p>
          </table:table-cell>
          <table:table-cell table:style-name="ce201" table:formula="of:=COUNTBLANK([.C15:.K15])" office:value-type="float" office:value="1" calcext:value-type="float">
            <text:p>1</text:p>
          </table:table-cell>
          <table:table-cell table:style-name="ce205" table:formula="of:=COUNTIF([.C15:.K15];&quot;51&quot;) + COUNTIF([.C15:.K15];&quot;51L&quot;)+COUNTIF([.C15:.K15];&quot;2&quot;)+COUNTIF([.C15:.K15];&quot;52&quot;)+COUNTIF([.C15:.K1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15" calcext:value-type="date">
            <text:p>15. XI. 07</text:p>
          </table:table-cell>
          <table:table-cell table:style-name="ce197" table:formula="of:=TEXT([.A16];&quot;Ddd&quot;)" office:value-type="string" office:string-value="čet" calcext:value-type="string">
            <text:p>čet</text:p>
          </table:table-cell>
          <table:table-cell table:style-name="ce151" office:value-type="string" calcext:value-type="string">
            <text:p>11-19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D</text:p>
          </table:table-cell>
          <table:table-cell table:style-name="ce152"/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MIR</text:p>
          </table:table-cell>
          <table:table-cell table:style-name="ce200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200" table:formula="of:=COUNTIF([.C16:.K16];&quot;51&quot;) + COUNTIF([.C16:.K16];&quot;51L&quot;)" office:value-type="float" office:value="1" calcext:value-type="float">
            <text:p>1</text:p>
          </table:table-cell>
          <table:table-cell table:style-name="ce200" table:formula="of:=COUNTIF([.C16:.K16];&quot;52&quot;) + COUNTIF([.C16:.K16];&quot;52L&quot;)" office:value-type="float" office:value="1" calcext:value-type="float">
            <text:p>1</text:p>
          </table:table-cell>
          <table:table-cell table:style-name="ce200" table:formula="of:=COUNTIF([.C16:.K16];&quot;11-19&quot;) + COUNTIF([.C16:.K16];&quot;2&quot;)" office:value-type="float" office:value="1" calcext:value-type="float">
            <text:p>1</text:p>
          </table:table-cell>
          <table:table-cell table:style-name="ce200" table:formula="of:=COUNTIF([.C16:.K16];&quot;U&quot;)+COUNTIF([.C16:.K16];&quot;UL&quot;)" office:value-type="float" office:value="1" calcext:value-type="float">
            <text:p>1</text:p>
          </table:table-cell>
          <table:table-cell table:style-name="ce200" table:formula="of:=COUNTIF([.C16:.K16];&quot;KVIT&quot;)" office:value-type="float" office:value="2" calcext:value-type="float">
            <text:p>2</text:p>
          </table:table-cell>
          <table:table-cell table:style-name="ce201" table:formula="of:=COUNTBLANK([.C16:.K16])" office:value-type="float" office:value="1" calcext:value-type="float">
            <text:p>1</text:p>
          </table:table-cell>
          <table:table-cell table:style-name="ce205" table:formula="of:=COUNTIF([.C16:.K16];&quot;51&quot;) + COUNTIF([.C16:.K16];&quot;51L&quot;)+COUNTIF([.C16:.K16];&quot;2&quot;)+COUNTIF([.C16:.K16];&quot;52&quot;)+COUNTIF([.C16:.K1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16" calcext:value-type="date">
            <text:p>16. XI. 07</text:p>
          </table:table-cell>
          <table:table-cell table:style-name="ce197" table:formula="of:=TEXT([.A17];&quot;Ddd&quot;)" office:value-type="string" office:string-value="pet" calcext:value-type="string">
            <text:p>pet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2" office:value-type="string" calcext:value-type="string">
            <office:annotation draw:style-name="gr5" draw:text-style-name="P2" svg:width="3.21cm" svg:height="1.4cm" svg:x="14.717cm" svg:y="9.325cm" draw:caption-point-x="-0.232cm" draw:caption-point-y="1.889cm">
              <dc:date>2022-03-21T00:00:00</dc:date>
              <text:p text:style-name="P1">da nisem dežuren od 16 do 18.11</text:p>
            </office:annotation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66" office:value-type="string" calcext:value-type="string">
            <text:p>MIR</text:p>
          </table:table-cell>
          <table:table-cell table:style-name="ce200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200" table:formula="of:=COUNTIF([.C17:.K17];&quot;51&quot;) + COUNTIF([.C17:.K17];&quot;51L&quot;)" office:value-type="float" office:value="1" calcext:value-type="float">
            <text:p>1</text:p>
          </table:table-cell>
          <table:table-cell table:style-name="ce200" table:formula="of:=COUNTIF([.C17:.K17];&quot;52&quot;) + COUNTIF([.C17:.K17];&quot;52L&quot;)" office:value-type="float" office:value="1" calcext:value-type="float">
            <text:p>1</text:p>
          </table:table-cell>
          <table:table-cell table:style-name="ce200" table:formula="of:=COUNTIF([.C17:.K17];&quot;11-19&quot;) + COUNTIF([.C17:.K17];&quot;2&quot;)" office:value-type="float" office:value="1" calcext:value-type="float">
            <text:p>1</text:p>
          </table:table-cell>
          <table:table-cell table:style-name="ce200" table:formula="of:=COUNTIF([.C17:.K17];&quot;U&quot;)+COUNTIF([.C17:.K17];&quot;UL&quot;)" office:value-type="float" office:value="1" calcext:value-type="float">
            <text:p>1</text:p>
          </table:table-cell>
          <table:table-cell table:style-name="ce200" table:formula="of:=COUNTIF([.C17:.K17];&quot;KVIT&quot;)" office:value-type="float" office:value="2" calcext:value-type="float">
            <text:p>2</text:p>
          </table:table-cell>
          <table:table-cell table:style-name="ce201" table:formula="of:=COUNTBLANK([.C17:.K17])" office:value-type="float" office:value="1" calcext:value-type="float">
            <text:p>1</text:p>
          </table:table-cell>
          <table:table-cell table:style-name="ce205" table:formula="of:=COUNTIF([.C17:.K17];&quot;51&quot;) + COUNTIF([.C17:.K17];&quot;51L&quot;)+COUNTIF([.C17:.K17];&quot;2&quot;)+COUNTIF([.C17:.K17];&quot;52&quot;)+COUNTIF([.C17:.K1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17" calcext:value-type="date">
            <text:p>17. XI. 07</text:p>
          </table:table-cell>
          <table:table-cell table:style-name="ce196" table:formula="of:=TEXT([.A18];&quot;Ddd&quot;)" office:value-type="string" office:string-value="sob" calcext:value-type="string">
            <text:p>sob</text:p>
          </table:table-cell>
          <table:table-cell table:style-name="ce180" table:number-columns-repeated="2"/>
          <table:table-cell table:style-name="ce181">
            <office:annotation draw:style-name="gr6" draw:text-style-name="P2" svg:width="2.833cm" svg:height="1.974cm" svg:x="7.726cm" svg:y="10.025cm" draw:caption-point-x="-0.243cm" draw:caption-point-y="1.889cm">
              <dc:date>2022-03-21T00:00:00</dc:date>
              <text:p text:style-name="P1">Ne morem biti dežurna weekend 17 in18. </text:p>
            </office:annotation>
          </table:table-cell>
          <table:table-cell table:style-name="ce180"/>
          <table:table-cell table:style-name="ce187" office:value-type="string" calcext:value-type="string">
            <office:annotation draw:style-name="gr11" draw:text-style-name="P2" svg:width="2.843cm" svg:height="1.242cm" svg:x="10.516cm" svg:y="10.025cm" draw:caption-point-x="-0.232cm" draw:caption-point-y="1.889cm">
              <dc:date>2022-03-21T00:00:00</dc:date>
              <text:p text:style-name="P1">prosil bi te za vikend17. /18.</text:p>
            </office:annotation>
            <text:p>L</text:p>
          </table:table-cell>
          <table:table-cell table:style-name="ce180" office:value-type="string" calcext:value-type="string">
            <text:p>D</text:p>
          </table:table-cell>
          <table:table-cell table:style-name="ce181"/>
          <table:table-cell table:style-name="ce180">
            <office:annotation draw:style-name="gr21" draw:text-style-name="P2" svg:width="3.21cm" svg:height="1.39cm" svg:x="14.717cm" svg:y="10.025cm" draw:caption-point-x="-0.232cm" draw:caption-point-y="1.889cm">
              <dc:date>2022-03-21T00:00:00</dc:date>
              <text:p text:style-name="P1">da nisem dežuren od 16 do 18.11</text:p>
            </office:annotation>
          </table:table-cell>
          <table:table-cell table:style-name="ce180"/>
          <table:table-cell table:style-name="ce166" office:value-type="string" calcext:value-type="string">
            <text:p>PIN</text:p>
          </table:table-cell>
          <table:table-cell table:style-name="ce200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200" table:formula="of:=COUNTIF([.C18:.K18];&quot;51&quot;) + COUNTIF([.C18:.K18];&quot;51L&quot;)" office:value-type="float" office:value="0" calcext:value-type="float">
            <text:p>0</text:p>
          </table:table-cell>
          <table:table-cell table:style-name="ce200" table:formula="of:=COUNTIF([.C18:.K18];&quot;52&quot;) + COUNTIF([.C18:.K18];&quot;52L&quot;)" office:value-type="float" office:value="0" calcext:value-type="float">
            <text:p>0</text:p>
          </table:table-cell>
          <table:table-cell table:style-name="ce200" table:formula="of:=COUNTIF([.C18:.K18];&quot;11-19&quot;) + COUNTIF([.C18:.K18];&quot;2&quot;)" office:value-type="float" office:value="0" calcext:value-type="float">
            <text:p>0</text:p>
          </table:table-cell>
          <table:table-cell table:style-name="ce200" table:formula="of:=COUNTIF([.C18:.K18];&quot;U&quot;)+COUNTIF([.C18:.K18];&quot;UL&quot;)" office:value-type="float" office:value="0" calcext:value-type="float">
            <text:p>0</text:p>
          </table:table-cell>
          <table:table-cell table:style-name="ce200" table:formula="of:=COUNTIF([.C18:.K18];&quot;KVIT&quot;)" office:value-type="float" office:value="0" calcext:value-type="float">
            <text:p>0</text:p>
          </table:table-cell>
          <table:table-cell table:style-name="ce201" table:formula="of:=COUNTBLANK([.C18:.K18])" office:value-type="float" office:value="7" calcext:value-type="float">
            <text:p>7</text:p>
          </table:table-cell>
          <table:table-cell table:style-name="ce205" table:formula="of:=COUNTIF([.C18:.K18];&quot;51&quot;) + COUNTIF([.C18:.K18];&quot;51L&quot;)+COUNTIF([.C18:.K18];&quot;2&quot;)+COUNTIF([.C18:.K18];&quot;52&quot;)+COUNTIF([.C18:.K18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18" calcext:value-type="date">
            <text:p>18. XI. 07</text:p>
          </table:table-cell>
          <table:table-cell table:style-name="ce196" table:formula="of:=TEXT([.A19];&quot;Ddd&quot;)" office:value-type="string" office:string-value="ned" calcext:value-type="string">
            <text:p>ned</text:p>
          </table:table-cell>
          <table:table-cell table:style-name="ce181" table:number-columns-repeated="2"/>
          <table:table-cell table:style-name="ce181">
            <office:annotation draw:style-name="gr6" draw:text-style-name="P2" svg:width="2.833cm" svg:height="1.974cm" svg:x="7.726cm" svg:y="10.725cm" draw:caption-point-x="-0.243cm" draw:caption-point-y="1.889cm">
              <dc:date>2022-03-21T00:00:00</dc:date>
              <text:p text:style-name="P1">Ne morem biti dežurna weekend 17 in18. </text:p>
            </office:annotation>
          </table:table-cell>
          <table:table-cell table:style-name="ce181"/>
          <table:table-cell table:style-name="ce187" office:value-type="string" calcext:value-type="string">
            <office:annotation draw:style-name="gr12" draw:text-style-name="P2" svg:width="2.843cm" svg:height="1.232cm" svg:x="10.516cm" svg:y="10.725cm" draw:caption-point-x="-0.232cm" draw:caption-point-y="1.889cm">
              <dc:date>2022-03-21T00:00:00</dc:date>
              <text:p text:style-name="P1">prosil bi te za vikend17. /18.</text:p>
            </office:annotation>
            <text:p>L</text:p>
          </table:table-cell>
          <table:table-cell table:style-name="ce181" office:value-type="string" calcext:value-type="string">
            <text:p>D</text:p>
          </table:table-cell>
          <table:table-cell table:style-name="ce181"/>
          <table:table-cell table:style-name="ce180">
            <office:annotation draw:style-name="gr21" draw:text-style-name="P2" svg:width="3.21cm" svg:height="1.39cm" svg:x="14.717cm" svg:y="10.725cm" draw:caption-point-x="-0.232cm" draw:caption-point-y="1.889cm">
              <dc:date>2022-03-21T00:00:00</dc:date>
              <text:p text:style-name="P1">da nisem dežuren od 16 do 18.11</text:p>
            </office:annotation>
          </table:table-cell>
          <table:table-cell table:style-name="ce181"/>
          <table:table-cell table:style-name="ce166" office:value-type="string" calcext:value-type="string">
            <text:p>PIN</text:p>
          </table:table-cell>
          <table:table-cell table:style-name="ce200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200" table:formula="of:=COUNTIF([.C19:.K19];&quot;51&quot;) + COUNTIF([.C19:.K19];&quot;51L&quot;)" office:value-type="float" office:value="0" calcext:value-type="float">
            <text:p>0</text:p>
          </table:table-cell>
          <table:table-cell table:style-name="ce200" table:formula="of:=COUNTIF([.C19:.K19];&quot;52&quot;) + COUNTIF([.C19:.K19];&quot;52L&quot;)" office:value-type="float" office:value="0" calcext:value-type="float">
            <text:p>0</text:p>
          </table:table-cell>
          <table:table-cell table:style-name="ce200" table:formula="of:=COUNTIF([.C19:.K19];&quot;11-19&quot;) + COUNTIF([.C19:.K19];&quot;2&quot;)" office:value-type="float" office:value="0" calcext:value-type="float">
            <text:p>0</text:p>
          </table:table-cell>
          <table:table-cell table:style-name="ce200" table:formula="of:=COUNTIF([.C19:.K19];&quot;U&quot;)+COUNTIF([.C19:.K19];&quot;UL&quot;)" office:value-type="float" office:value="0" calcext:value-type="float">
            <text:p>0</text:p>
          </table:table-cell>
          <table:table-cell table:style-name="ce200" table:formula="of:=COUNTIF([.C19:.K19];&quot;KVIT&quot;)" office:value-type="float" office:value="0" calcext:value-type="float">
            <text:p>0</text:p>
          </table:table-cell>
          <table:table-cell table:style-name="ce201" table:formula="of:=COUNTBLANK([.C19:.K19])" office:value-type="float" office:value="7" calcext:value-type="float">
            <text:p>7</text:p>
          </table:table-cell>
          <table:table-cell table:style-name="ce205" table:formula="of:=COUNTIF([.C19:.K19];&quot;51&quot;) + COUNTIF([.C19:.K19];&quot;51L&quot;)+COUNTIF([.C19:.K19];&quot;2&quot;)+COUNTIF([.C19:.K19];&quot;52&quot;)+COUNTIF([.C19:.K1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19" calcext:value-type="date">
            <text:p>19. XI. 07</text:p>
          </table:table-cell>
          <table:table-cell table:style-name="ce197" table:formula="of:=TEXT([.A20];&quot;Ddd&quot;)" office:value-type="string" office:string-value="pon" calcext:value-type="string">
            <text:p>pon</text:p>
          </table:table-cell>
          <table:table-cell table:style-name="ce152" office:value-type="string" calcext:value-type="string">
            <office:annotation draw:style-name="gr15" draw:text-style-name="P2" svg:width="2.844cm" svg:height="1.231cm" svg:x="4.924cm" svg:y="11.426cm" draw:caption-point-x="-0.243cm" draw:caption-point-y="1.889cm">
              <dc:date>2022-03-21T00:00:00</dc:date>
              <text:p text:style-name="P1">Pondelki in srede fitnes</text:p>
            </office:annotation>
            <text:p>U</text:p>
          </table:table-cell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office:annotation draw:style-name="gr15" draw:text-style-name="P2" svg:width="2.843cm" svg:height="1.231cm" svg:x="9.115cm" svg:y="11.426cm" draw:caption-point-x="-0.232cm" draw:caption-point-y="1.889cm">
              <dc:date>2022-03-21T00:00:00</dc:date>
              <text:p text:style-name="P1">na Brniku 8. in 19. Novembra</text:p>
            </office:annotation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D</text:p>
          </table:table-cell>
          <table:table-cell table:style-name="ce151"/>
          <table:table-cell table:style-name="ce152" office:value-type="string" calcext:value-type="string">
            <office:annotation draw:style-name="gr15" draw:text-style-name="P2" svg:width="3.21cm" svg:height="1.231cm" svg:x="14.717cm" svg:y="11.426cm" draw:caption-point-x="-0.232cm" draw:caption-point-y="1.889cm">
              <dc:date>2022-03-21T00:00:00</dc:date>
              <text:p text:style-name="P1">da 19.11.delam od 11 do 19ure</text:p>
            </office:annotation>
            <text:p>11-19</text:p>
          </table:table-cell>
          <table:table-cell table:style-name="ce159" office:value-type="string" calcext:value-type="string">
            <text:p>52</text:p>
          </table:table-cell>
          <table:table-cell table:style-name="ce166" office:value-type="string" calcext:value-type="string">
            <text:p>PIN</text:p>
          </table:table-cell>
          <table:table-cell table:style-name="ce200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200" table:formula="of:=COUNTIF([.C20:.K20];&quot;51&quot;) + COUNTIF([.C20:.K20];&quot;51L&quot;)" office:value-type="float" office:value="1" calcext:value-type="float">
            <text:p>1</text:p>
          </table:table-cell>
          <table:table-cell table:style-name="ce200" table:formula="of:=COUNTIF([.C20:.K20];&quot;52&quot;) + COUNTIF([.C20:.K20];&quot;52L&quot;)" office:value-type="float" office:value="1" calcext:value-type="float">
            <text:p>1</text:p>
          </table:table-cell>
          <table:table-cell table:style-name="ce200" table:formula="of:=COUNTIF([.C20:.K20];&quot;11-19&quot;) + COUNTIF([.C20:.K20];&quot;2&quot;)" office:value-type="float" office:value="1" calcext:value-type="float">
            <text:p>1</text:p>
          </table:table-cell>
          <table:table-cell table:style-name="ce200" table:formula="of:=COUNTIF([.C20:.K20];&quot;U&quot;)+COUNTIF([.C20:.K20];&quot;UL&quot;)" office:value-type="float" office:value="1" calcext:value-type="float">
            <text:p>1</text:p>
          </table:table-cell>
          <table:table-cell table:style-name="ce200" table:formula="of:=COUNTIF([.C20:.K20];&quot;KVIT&quot;)" office:value-type="float" office:value="1" calcext:value-type="float">
            <text:p>1</text:p>
          </table:table-cell>
          <table:table-cell table:style-name="ce201" table:formula="of:=COUNTBLANK([.C20:.K20])" office:value-type="float" office:value="1" calcext:value-type="float">
            <text:p>1</text:p>
          </table:table-cell>
          <table:table-cell table:style-name="ce205" table:formula="of:=COUNTIF([.C20:.K20];&quot;51&quot;) + COUNTIF([.C20:.K20];&quot;51L&quot;)+COUNTIF([.C20:.K20];&quot;2&quot;)+COUNTIF([.C20:.K20];&quot;52&quot;)+COUNTIF([.C20:.K2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0" calcext:value-type="date">
            <text:p>20. XI. 07</text:p>
          </table:table-cell>
          <table:table-cell table:style-name="ce197" table:formula="of:=TEXT([.A21];&quot;Ddd&quot;)" office:value-type="string" office:string-value="tor" calcext:value-type="string">
            <text:p>tor</text:p>
          </table:table-cell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52</text:p>
          </table:table-cell>
          <table:table-cell table:style-name="ce159" office:value-type="string" calcext:value-type="string">
            <text:p>KVIT</text:p>
          </table:table-cell>
          <table:table-cell table:style-name="ce152" office:value-type="string" calcext:value-type="string">
            <text:p>D</text:p>
          </table:table-cell>
          <table:table-cell table:style-name="ce151"/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66" office:value-type="string" calcext:value-type="string">
            <text:p>PIN</text:p>
          </table:table-cell>
          <table:table-cell table:style-name="ce200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200" table:formula="of:=COUNTIF([.C21:.K21];&quot;51&quot;) + COUNTIF([.C21:.K21];&quot;51L&quot;)" office:value-type="float" office:value="1" calcext:value-type="float">
            <text:p>1</text:p>
          </table:table-cell>
          <table:table-cell table:style-name="ce200" table:formula="of:=COUNTIF([.C21:.K21];&quot;52&quot;) + COUNTIF([.C21:.K21];&quot;52L&quot;)" office:value-type="float" office:value="1" calcext:value-type="float">
            <text:p>1</text:p>
          </table:table-cell>
          <table:table-cell table:style-name="ce200" table:formula="of:=COUNTIF([.C21:.K21];&quot;11-19&quot;) + COUNTIF([.C21:.K21];&quot;2&quot;)" office:value-type="float" office:value="1" calcext:value-type="float">
            <text:p>1</text:p>
          </table:table-cell>
          <table:table-cell table:style-name="ce200" table:formula="of:=COUNTIF([.C21:.K21];&quot;U&quot;)+COUNTIF([.C21:.K21];&quot;UL&quot;)" office:value-type="float" office:value="1" calcext:value-type="float">
            <text:p>1</text:p>
          </table:table-cell>
          <table:table-cell table:style-name="ce200" table:formula="of:=COUNTIF([.C21:.K21];&quot;KVIT&quot;)" office:value-type="float" office:value="2" calcext:value-type="float">
            <text:p>2</text:p>
          </table:table-cell>
          <table:table-cell table:style-name="ce201" table:formula="of:=COUNTBLANK([.C21:.K21])" office:value-type="float" office:value="1" calcext:value-type="float">
            <text:p>1</text:p>
          </table:table-cell>
          <table:table-cell table:style-name="ce205" table:formula="of:=COUNTIF([.C21:.K21];&quot;51&quot;) + COUNTIF([.C21:.K21];&quot;51L&quot;)+COUNTIF([.C21:.K21];&quot;2&quot;)+COUNTIF([.C21:.K21];&quot;52&quot;)+COUNTIF([.C21:.K2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1" calcext:value-type="date">
            <text:p>21. XI. 07</text:p>
          </table:table-cell>
          <table:table-cell table:style-name="ce197" table:formula="of:=TEXT([.A22];&quot;Ddd&quot;)" office:value-type="string" office:string-value="sre" calcext:value-type="string">
            <text:p>sre</text:p>
          </table:table-cell>
          <table:table-cell table:style-name="ce152" office:value-type="string" calcext:value-type="string">
            <office:annotation draw:style-name="gr12" draw:text-style-name="P2" svg:width="2.844cm" svg:height="1.232cm" svg:x="4.924cm" svg:y="12.826cm" draw:caption-point-x="-0.243cm" draw:caption-point-y="1.889cm">
              <dc:date>2022-03-21T00:00:00</dc:date>
              <text:p text:style-name="P1">Pondelki in srede fitnes</text:p>
            </office:annotation>
            <text:p>X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2" office:value-type="string" calcext:value-type="string">
            <text:p>51</text:p>
          </table:table-cell>
          <table:table-cell table:style-name="ce159" office:value-type="string" calcext:value-type="string">
            <text:p>KVIT</text:p>
          </table:table-cell>
          <table:table-cell table:style-name="ce166" office:value-type="string" calcext:value-type="string">
            <text:p>PIN</text:p>
          </table:table-cell>
          <table:table-cell table:style-name="ce200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200" table:formula="of:=COUNTIF([.C22:.K22];&quot;51&quot;) + COUNTIF([.C22:.K22];&quot;51L&quot;)" office:value-type="float" office:value="1" calcext:value-type="float">
            <text:p>1</text:p>
          </table:table-cell>
          <table:table-cell table:style-name="ce200" table:formula="of:=COUNTIF([.C22:.K22];&quot;52&quot;) + COUNTIF([.C22:.K22];&quot;52L&quot;)" office:value-type="float" office:value="1" calcext:value-type="float">
            <text:p>1</text:p>
          </table:table-cell>
          <table:table-cell table:style-name="ce200" table:formula="of:=COUNTIF([.C22:.K22];&quot;11-19&quot;) + COUNTIF([.C22:.K22];&quot;2&quot;)" office:value-type="float" office:value="1" calcext:value-type="float">
            <text:p>1</text:p>
          </table:table-cell>
          <table:table-cell table:style-name="ce200" table:formula="of:=COUNTIF([.C22:.K22];&quot;U&quot;)+COUNTIF([.C22:.K22];&quot;UL&quot;)" office:value-type="float" office:value="1" calcext:value-type="float">
            <text:p>1</text:p>
          </table:table-cell>
          <table:table-cell table:style-name="ce200" table:formula="of:=COUNTIF([.C22:.K22];&quot;KVIT&quot;)" office:value-type="float" office:value="2" calcext:value-type="float">
            <text:p>2</text:p>
          </table:table-cell>
          <table:table-cell table:style-name="ce201" table:formula="of:=COUNTBLANK([.C22:.K22])" office:value-type="float" office:value="1" calcext:value-type="float">
            <text:p>1</text:p>
          </table:table-cell>
          <table:table-cell table:style-name="ce205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2" calcext:value-type="date">
            <text:p>22. XI. 07</text:p>
          </table:table-cell>
          <table:table-cell table:style-name="ce197" table:formula="of:=TEXT([.A23];&quot;Ddd&quot;)" office:value-type="string" office:string-value="čet" calcext:value-type="string">
            <text:p>čet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59" office:value-type="string" calcext:value-type="string">
            <text:p>52</text:p>
          </table:table-cell>
          <table:table-cell table:style-name="ce152" office:value-type="string" calcext:value-type="string">
            <text:p>D</text:p>
          </table:table-cell>
          <table:table-cell table:style-name="ce152"/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PIN</text:p>
          </table:table-cell>
          <table:table-cell table:style-name="ce200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200" table:formula="of:=COUNTIF([.C23:.K23];&quot;51&quot;) + COUNTIF([.C23:.K23];&quot;51L&quot;)" office:value-type="float" office:value="1" calcext:value-type="float">
            <text:p>1</text:p>
          </table:table-cell>
          <table:table-cell table:style-name="ce200" table:formula="of:=COUNTIF([.C23:.K23];&quot;52&quot;) + COUNTIF([.C23:.K23];&quot;52L&quot;)" office:value-type="float" office:value="1" calcext:value-type="float">
            <text:p>1</text:p>
          </table:table-cell>
          <table:table-cell table:style-name="ce200" table:formula="of:=COUNTIF([.C23:.K23];&quot;11-19&quot;) + COUNTIF([.C23:.K23];&quot;2&quot;)" office:value-type="float" office:value="1" calcext:value-type="float">
            <text:p>1</text:p>
          </table:table-cell>
          <table:table-cell table:style-name="ce200" table:formula="of:=COUNTIF([.C23:.K23];&quot;U&quot;)+COUNTIF([.C23:.K23];&quot;UL&quot;)" office:value-type="float" office:value="1" calcext:value-type="float">
            <text:p>1</text:p>
          </table:table-cell>
          <table:table-cell table:style-name="ce200" table:formula="of:=COUNTIF([.C23:.K23];&quot;KVIT&quot;)" office:value-type="float" office:value="2" calcext:value-type="float">
            <text:p>2</text:p>
          </table:table-cell>
          <table:table-cell table:style-name="ce201" table:formula="of:=COUNTBLANK([.C23:.K23])" office:value-type="float" office:value="1" calcext:value-type="float">
            <text:p>1</text:p>
          </table:table-cell>
          <table:table-cell table:style-name="ce205" table:formula="of:=COUNTIF([.C23:.K23];&quot;51&quot;) + COUNTIF([.C23:.K23];&quot;51L&quot;)+COUNTIF([.C23:.K23];&quot;2&quot;)+COUNTIF([.C23:.K23];&quot;52&quot;)+COUNTIF([.C23:.K2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3" calcext:value-type="date">
            <text:p>23. XI. 07</text:p>
          </table:table-cell>
          <table:table-cell table:style-name="ce197" table:formula="of:=TEXT([.A24];&quot;Ddd&quot;)" office:value-type="string" office:string-value="pet" calcext:value-type="string">
            <text:p>pet</text:p>
          </table:table-cell>
          <table:table-cell table:style-name="ce160" office:value-type="string" calcext:value-type="string">
            <text:p>51</text:p>
          </table:table-cell>
          <table:table-cell table:style-name="ce151" office:value-type="string" calcext:value-type="string">
            <office:annotation draw:style-name="gr5" draw:text-style-name="P2" svg:width="2.843cm" svg:height="1.4cm" svg:x="6.452cm" svg:y="14.217cm" draw:caption-point-x="-0.37cm" draw:caption-point-y="1.899cm">
              <dc:date>2022-03-21T00:00:00</dc:date>
              <text:p text:style-name="P1">službeno odsotnosr 23. in 24. november</text:p>
            </office:annotation>
            <text:p>SO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66" office:value-type="string" calcext:value-type="string">
            <text:p>PIN</text:p>
          </table:table-cell>
          <table:table-cell table:style-name="ce200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200" table:formula="of:=COUNTIF([.C24:.K24];&quot;51&quot;) + COUNTIF([.C24:.K24];&quot;51L&quot;)" office:value-type="float" office:value="1" calcext:value-type="float">
            <text:p>1</text:p>
          </table:table-cell>
          <table:table-cell table:style-name="ce200" table:formula="of:=COUNTIF([.C24:.K24];&quot;52&quot;) + COUNTIF([.C24:.K24];&quot;52L&quot;)" office:value-type="float" office:value="1" calcext:value-type="float">
            <text:p>1</text:p>
          </table:table-cell>
          <table:table-cell table:style-name="ce200" table:formula="of:=COUNTIF([.C24:.K24];&quot;11-19&quot;) + COUNTIF([.C24:.K24];&quot;2&quot;)" office:value-type="float" office:value="1" calcext:value-type="float">
            <text:p>1</text:p>
          </table:table-cell>
          <table:table-cell table:style-name="ce200" table:formula="of:=COUNTIF([.C24:.K24];&quot;U&quot;)+COUNTIF([.C24:.K24];&quot;UL&quot;)" office:value-type="float" office:value="1" calcext:value-type="float">
            <text:p>1</text:p>
          </table:table-cell>
          <table:table-cell table:style-name="ce200" table:formula="of:=COUNTIF([.C24:.K24];&quot;KVIT&quot;)" office:value-type="float" office:value="1" calcext:value-type="float">
            <text:p>1</text:p>
          </table:table-cell>
          <table:table-cell table:style-name="ce201" table:formula="of:=COUNTBLANK([.C24:.K24])" office:value-type="float" office:value="1" calcext:value-type="float">
            <text:p>1</text:p>
          </table:table-cell>
          <table:table-cell table:style-name="ce205" table:formula="of:=COUNTIF([.C24:.K24];&quot;51&quot;) + COUNTIF([.C24:.K24];&quot;51L&quot;)+COUNTIF([.C24:.K24];&quot;2&quot;)+COUNTIF([.C24:.K24];&quot;52&quot;)+COUNTIF([.C24:.K2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24" calcext:value-type="date">
            <text:p>24. XI. 07</text:p>
          </table:table-cell>
          <table:table-cell table:style-name="ce196" table:formula="of:=TEXT([.A25];&quot;Ddd&quot;)" office:value-type="string" office:string-value="sob" calcext:value-type="string">
            <text:p>sob</text:p>
          </table:table-cell>
          <table:table-cell table:style-name="ce180"/>
          <table:table-cell table:style-name="ce180" office:value-type="string" calcext:value-type="string">
            <office:annotation draw:style-name="gr7" draw:text-style-name="P2" svg:width="2.843cm" svg:height="1.401cm" svg:x="6.452cm" svg:y="14.917cm" draw:caption-point-x="-0.37cm" draw:caption-point-y="1.899cm">
              <dc:date>2022-03-21T00:00:00</dc:date>
              <text:p text:style-name="P1">službeno odsotnosr 23. in 24. november</text:p>
            </office:annotation>
            <text:p>SO</text:p>
          </table:table-cell>
          <table:table-cell table:style-name="ce161" office:value-type="string" calcext:value-type="string">
            <text:p>L</text:p>
          </table:table-cell>
          <table:table-cell table:style-name="ce180" table:number-columns-repeated="2"/>
          <table:table-cell table:style-name="ce180" office:value-type="string" calcext:value-type="string">
            <text:p>D</text:p>
          </table:table-cell>
          <table:table-cell table:style-name="ce181"/>
          <table:table-cell table:style-name="ce180" table:number-columns-repeated="2"/>
          <table:table-cell table:style-name="ce166" office:value-type="string" calcext:value-type="string">
            <text:p>DAN</text:p>
          </table:table-cell>
          <table:table-cell table:style-name="ce200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200" table:formula="of:=COUNTIF([.C25:.K25];&quot;51&quot;) + COUNTIF([.C25:.K25];&quot;51L&quot;)" office:value-type="float" office:value="0" calcext:value-type="float">
            <text:p>0</text:p>
          </table:table-cell>
          <table:table-cell table:style-name="ce200" table:formula="of:=COUNTIF([.C25:.K25];&quot;52&quot;) + COUNTIF([.C25:.K25];&quot;52L&quot;)" office:value-type="float" office:value="0" calcext:value-type="float">
            <text:p>0</text:p>
          </table:table-cell>
          <table:table-cell table:style-name="ce200" table:formula="of:=COUNTIF([.C25:.K25];&quot;11-19&quot;) + COUNTIF([.C25:.K25];&quot;2&quot;)" office:value-type="float" office:value="0" calcext:value-type="float">
            <text:p>0</text:p>
          </table:table-cell>
          <table:table-cell table:style-name="ce200" table:formula="of:=COUNTIF([.C25:.K25];&quot;U&quot;)+COUNTIF([.C25:.K25];&quot;UL&quot;)" office:value-type="float" office:value="0" calcext:value-type="float">
            <text:p>0</text:p>
          </table:table-cell>
          <table:table-cell table:style-name="ce200" table:formula="of:=COUNTIF([.C25:.K25];&quot;KVIT&quot;)" office:value-type="float" office:value="0" calcext:value-type="float">
            <text:p>0</text:p>
          </table:table-cell>
          <table:table-cell table:style-name="ce201" table:formula="of:=COUNTBLANK([.C25:.K25])" office:value-type="float" office:value="6" calcext:value-type="float">
            <text:p>6</text:p>
          </table:table-cell>
          <table:table-cell table:style-name="ce205" table:formula="of:=COUNTIF([.C25:.K25];&quot;51&quot;) + COUNTIF([.C25:.K25];&quot;51L&quot;)+COUNTIF([.C25:.K25];&quot;2&quot;)+COUNTIF([.C25:.K25];&quot;52&quot;)+COUNTIF([.C25:.K25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4" office:value-type="date" office:date-value="2007-11-25" calcext:value-type="date">
            <text:p>25. XI. 07</text:p>
          </table:table-cell>
          <table:table-cell table:style-name="ce196" table:formula="of:=TEXT([.A26];&quot;Ddd&quot;)" office:value-type="string" office:string-value="ned" calcext:value-type="string">
            <text:p>ned</text:p>
          </table:table-cell>
          <table:table-cell table:style-name="ce181" table:number-columns-repeated="2"/>
          <table:table-cell table:style-name="ce161" office:value-type="string" calcext:value-type="string">
            <text:p>L</text:p>
          </table:table-cell>
          <table:table-cell table:style-name="ce181" table:number-columns-repeated="2"/>
          <table:table-cell table:style-name="ce181" office:value-type="string" calcext:value-type="string">
            <text:p>D</text:p>
          </table:table-cell>
          <table:table-cell table:style-name="ce181"/>
          <table:table-cell table:style-name="ce161"/>
          <table:table-cell table:style-name="ce180"/>
          <table:table-cell table:style-name="ce166" office:value-type="string" calcext:value-type="string">
            <text:p>DAN</text:p>
          </table:table-cell>
          <table:table-cell table:style-name="ce200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200" table:formula="of:=COUNTIF([.C26:.K26];&quot;51&quot;) + COUNTIF([.C26:.K26];&quot;51L&quot;)" office:value-type="float" office:value="0" calcext:value-type="float">
            <text:p>0</text:p>
          </table:table-cell>
          <table:table-cell table:style-name="ce200" table:formula="of:=COUNTIF([.C26:.K26];&quot;52&quot;) + COUNTIF([.C26:.K26];&quot;52L&quot;)" office:value-type="float" office:value="0" calcext:value-type="float">
            <text:p>0</text:p>
          </table:table-cell>
          <table:table-cell table:style-name="ce200" table:formula="of:=COUNTIF([.C26:.K26];&quot;11-19&quot;) + COUNTIF([.C26:.K26];&quot;2&quot;)" office:value-type="float" office:value="0" calcext:value-type="float">
            <text:p>0</text:p>
          </table:table-cell>
          <table:table-cell table:style-name="ce200" table:formula="of:=COUNTIF([.C26:.K26];&quot;U&quot;)+COUNTIF([.C26:.K26];&quot;UL&quot;)" office:value-type="float" office:value="0" calcext:value-type="float">
            <text:p>0</text:p>
          </table:table-cell>
          <table:table-cell table:style-name="ce200" table:formula="of:=COUNTIF([.C26:.K26];&quot;KVIT&quot;)" office:value-type="float" office:value="0" calcext:value-type="float">
            <text:p>0</text:p>
          </table:table-cell>
          <table:table-cell table:style-name="ce201" table:formula="of:=COUNTBLANK([.C26:.K26])" office:value-type="float" office:value="7" calcext:value-type="float">
            <text:p>7</text:p>
          </table:table-cell>
          <table:table-cell table:style-name="ce205" table:formula="of:=COUNTIF([.C26:.K26];&quot;51&quot;) + COUNTIF([.C26:.K26];&quot;51L&quot;)+COUNTIF([.C26:.K26];&quot;2&quot;)+COUNTIF([.C26:.K26];&quot;52&quot;)+COUNTIF([.C26:.K2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6" calcext:value-type="date">
            <text:p>26. XI. 07</text:p>
          </table:table-cell>
          <table:table-cell table:style-name="ce197" table:formula="of:=TEXT([.A27];&quot;Ddd&quot;)" office:value-type="string" office:string-value="pon" calcext:value-type="string">
            <text:p>pon</text:p>
          </table:table-cell>
          <table:table-cell table:style-name="ce152" office:value-type="string" calcext:value-type="string">
            <office:annotation draw:style-name="gr14" draw:text-style-name="P2" svg:width="2.844cm" svg:height="1.241cm" svg:x="4.924cm" svg:y="16.318cm" draw:caption-point-x="-0.243cm" draw:caption-point-y="1.898cm">
              <dc:date>2022-03-21T00:00:00</dc:date>
              <text:p text:style-name="P1">Pondelki in srede fitnes</text:p>
            </office:annotation>
            <text:p>U</text:p>
          </table:table-cell>
          <table:table-cell table:style-name="ce159" office:value-type="string" calcext:value-type="string">
            <text:p>KVIT</text:p>
          </table:table-cell>
          <table:table-cell table:style-name="ce152" office:value-type="string" calcext:value-type="string">
            <text:p>X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office:annotation draw:style-name="gr5" draw:text-style-name="P2" svg:width="2.843cm" svg:height="1.781cm" svg:x="10.516cm" svg:y="16.318cm" draw:caption-point-x="-0.232cm" draw:caption-point-y="1.898cm">
              <dc:date>2022-03-21T00:00:00</dc:date>
              <text:p text:style-name="P1">ne pa 6., 12., 26, in 28. - deĹžurne v CIT-u in Nevro.</text:p>
            </office:annotation>
            <text:p>51</text:p>
          </table:table-cell>
          <table:table-cell table:style-name="ce151" office:value-type="string" calcext:value-type="string">
            <text:p>D</text:p>
          </table:table-cell>
          <table:table-cell table:style-name="ce151"/>
          <table:table-cell table:style-name="ce151" office:value-type="string" calcext:value-type="string">
            <text:p>KVIT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66" office:value-type="string" calcext:value-type="string">
            <text:p>DAN</text:p>
          </table:table-cell>
          <table:table-cell table:style-name="ce200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200" table:formula="of:=COUNTIF([.C27:.K27];&quot;51&quot;) + COUNTIF([.C27:.K27];&quot;51L&quot;)" office:value-type="float" office:value="1" calcext:value-type="float">
            <text:p>1</text:p>
          </table:table-cell>
          <table:table-cell table:style-name="ce200" table:formula="of:=COUNTIF([.C27:.K27];&quot;52&quot;) + COUNTIF([.C27:.K27];&quot;52L&quot;)" office:value-type="float" office:value="1" calcext:value-type="float">
            <text:p>1</text:p>
          </table:table-cell>
          <table:table-cell table:style-name="ce200" table:formula="of:=COUNTIF([.C27:.K27];&quot;11-19&quot;) + COUNTIF([.C27:.K27];&quot;2&quot;)" office:value-type="float" office:value="1" calcext:value-type="float">
            <text:p>1</text:p>
          </table:table-cell>
          <table:table-cell table:style-name="ce200" table:formula="of:=COUNTIF([.C27:.K27];&quot;U&quot;)+COUNTIF([.C27:.K27];&quot;UL&quot;)" office:value-type="float" office:value="1" calcext:value-type="float">
            <text:p>1</text:p>
          </table:table-cell>
          <table:table-cell table:style-name="ce200" table:formula="of:=COUNTIF([.C27:.K27];&quot;KVIT&quot;)" office:value-type="float" office:value="2" calcext:value-type="float">
            <text:p>2</text:p>
          </table:table-cell>
          <table:table-cell table:style-name="ce201" table:formula="of:=COUNTBLANK([.C27:.K27])" office:value-type="float" office:value="1" calcext:value-type="float">
            <text:p>1</text:p>
          </table:table-cell>
          <table:table-cell table:style-name="ce205" table:formula="of:=COUNTIF([.C27:.K27];&quot;51&quot;) + COUNTIF([.C27:.K27];&quot;51L&quot;)+COUNTIF([.C27:.K27];&quot;2&quot;)+COUNTIF([.C27:.K27];&quot;52&quot;)+COUNTIF([.C27:.K2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7" calcext:value-type="date">
            <text:p>27. XI. 07</text:p>
          </table:table-cell>
          <table:table-cell table:style-name="ce197" table:formula="of:=TEXT([.A28];&quot;Ddd&quot;)" office:value-type="string" office:string-value="tor" calcext:value-type="string">
            <text:p>tor</text:p>
          </table:table-cell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52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D</text:p>
          </table:table-cell>
          <table:table-cell table:style-name="ce151"/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DAN</text:p>
          </table:table-cell>
          <table:table-cell table:style-name="ce200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200" table:formula="of:=COUNTIF([.C28:.K28];&quot;51&quot;) + COUNTIF([.C28:.K28];&quot;51L&quot;)" office:value-type="float" office:value="1" calcext:value-type="float">
            <text:p>1</text:p>
          </table:table-cell>
          <table:table-cell table:style-name="ce200" table:formula="of:=COUNTIF([.C28:.K28];&quot;52&quot;) + COUNTIF([.C28:.K28];&quot;52L&quot;)" office:value-type="float" office:value="1" calcext:value-type="float">
            <text:p>1</text:p>
          </table:table-cell>
          <table:table-cell table:style-name="ce200" table:formula="of:=COUNTIF([.C28:.K28];&quot;11-19&quot;) + COUNTIF([.C28:.K28];&quot;2&quot;)" office:value-type="float" office:value="1" calcext:value-type="float">
            <text:p>1</text:p>
          </table:table-cell>
          <table:table-cell table:style-name="ce200" table:formula="of:=COUNTIF([.C28:.K28];&quot;U&quot;)+COUNTIF([.C28:.K28];&quot;UL&quot;)" office:value-type="float" office:value="1" calcext:value-type="float">
            <text:p>1</text:p>
          </table:table-cell>
          <table:table-cell table:style-name="ce200" table:formula="of:=COUNTIF([.C28:.K28];&quot;KVIT&quot;)" office:value-type="float" office:value="2" calcext:value-type="float">
            <text:p>2</text:p>
          </table:table-cell>
          <table:table-cell table:style-name="ce201" table:formula="of:=COUNTBLANK([.C28:.K28])" office:value-type="float" office:value="1" calcext:value-type="float">
            <text:p>1</text:p>
          </table:table-cell>
          <table:table-cell table:style-name="ce205" table:formula="of:=COUNTIF([.C28:.K28];&quot;51&quot;) + COUNTIF([.C28:.K28];&quot;51L&quot;)+COUNTIF([.C28:.K28];&quot;2&quot;)+COUNTIF([.C28:.K28];&quot;52&quot;)+COUNTIF([.C28:.K2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8" calcext:value-type="date">
            <text:p>28. XI. 07</text:p>
          </table:table-cell>
          <table:table-cell table:style-name="ce197" table:formula="of:=TEXT([.A29];&quot;Ddd&quot;)" office:value-type="string" office:string-value="sre" calcext:value-type="string">
            <text:p>sre</text:p>
          </table:table-cell>
          <table:table-cell table:style-name="ce152" office:value-type="string" calcext:value-type="string">
            <office:annotation draw:style-name="gr12" draw:text-style-name="P2" svg:width="2.844cm" svg:height="1.232cm" svg:x="4.924cm" svg:y="17.718cm" draw:caption-point-x="-0.243cm" draw:caption-point-y="1.899cm">
              <dc:date>2022-03-21T00:00:00</dc:date>
              <text:p text:style-name="P1">Pondelki in srede fitnes</text:p>
            </office:annotation>
            <text:p>X</text:p>
          </table:table-cell>
          <table:table-cell table:style-name="ce152" office:value-type="string" calcext:value-type="string">
            <text:p>51</text:p>
          </table:table-cell>
          <table:table-cell table:style-name="ce198" office:value-type="string" calcext:value-type="string">
            <text:p><text:span text:style-name="T1">52</text:span><text:span text:style-name="T2">L</text:span>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office:annotation draw:style-name="gr21" draw:text-style-name="P2" svg:width="2.843cm" svg:height="1.781cm" svg:x="10.516cm" svg:y="17.718cm" draw:caption-point-x="-0.232cm" draw:caption-point-y="1.899cm">
              <dc:date>2022-03-21T00:00:00</dc:date>
              <text:p text:style-name="P1">ne pa 6., 12., 26, in 28. - deĹžurne v CIT-u in Nevro.</text:p>
            </office:annotation>
            <text:p>U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66" office:value-type="string" calcext:value-type="string">
            <text:p>DAN</text:p>
          </table:table-cell>
          <table:table-cell table:style-name="ce200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200" table:formula="of:=COUNTIF([.C29:.K29];&quot;51&quot;) + COUNTIF([.C29:.K29];&quot;51L&quot;)" office:value-type="float" office:value="1" calcext:value-type="float">
            <text:p>1</text:p>
          </table:table-cell>
          <table:table-cell table:style-name="ce200" table:formula="of:=COUNTIF([.C29:.K29];&quot;52&quot;) + COUNTIF([.C29:.K29];&quot;52L&quot;)" office:value-type="float" office:value="1" calcext:value-type="float">
            <text:p>1</text:p>
          </table:table-cell>
          <table:table-cell table:style-name="ce200" table:formula="of:=COUNTIF([.C29:.K29];&quot;11-19&quot;) + COUNTIF([.C29:.K29];&quot;2&quot;)" office:value-type="float" office:value="1" calcext:value-type="float">
            <text:p>1</text:p>
          </table:table-cell>
          <table:table-cell table:style-name="ce200" table:formula="of:=COUNTIF([.C29:.K29];&quot;U&quot;)+COUNTIF([.C29:.K29];&quot;UL&quot;)" office:value-type="float" office:value="1" calcext:value-type="float">
            <text:p>1</text:p>
          </table:table-cell>
          <table:table-cell table:style-name="ce200" table:formula="of:=COUNTIF([.C29:.K29];&quot;KVIT&quot;)" office:value-type="float" office:value="2" calcext:value-type="float">
            <text:p>2</text:p>
          </table:table-cell>
          <table:table-cell table:style-name="ce201" table:formula="of:=COUNTBLANK([.C29:.K29])" office:value-type="float" office:value="1" calcext:value-type="float">
            <text:p>1</text:p>
          </table:table-cell>
          <table:table-cell table:style-name="ce205" table:formula="of:=COUNTIF([.C29:.K29];&quot;51&quot;) + COUNTIF([.C29:.K29];&quot;51L&quot;)+COUNTIF([.C29:.K29];&quot;2&quot;)+COUNTIF([.C29:.K29];&quot;52&quot;)+COUNTIF([.C29:.K2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29" calcext:value-type="date">
            <text:p>29. XI. 07</text:p>
          </table:table-cell>
          <table:table-cell table:style-name="ce197" table:formula="of:=TEXT([.A30];&quot;Ddd&quot;)" office:value-type="string" office:string-value="čet" calcext:value-type="string">
            <text:p>čet</text:p>
          </table:table-cell>
          <table:table-cell table:style-name="ce151" office:value-type="string" calcext:value-type="string">
            <text:p>11-19</text:p>
          </table:table-cell>
          <table:table-cell table:style-name="ce159" office:value-type="string" calcext:value-type="string">
            <text:p>52</text:p>
          </table:table-cell>
          <table:table-cell table:style-name="ce151" office:value-type="string" calcext:value-type="string">
            <text:p>X</text:p>
          </table:table-cell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number-columns-repeated="2" table:style-name="ce151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U</text:p>
          </table:table-cell>
          <table:table-cell table:style-name="ce166" office:value-type="string" calcext:value-type="string">
            <text:p>DAN</text:p>
          </table:table-cell>
          <table:table-cell table:style-name="ce200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200" table:formula="of:=COUNTIF([.C30:.K30];&quot;51&quot;) + COUNTIF([.C30:.K30];&quot;51L&quot;)" office:value-type="float" office:value="1" calcext:value-type="float">
            <text:p>1</text:p>
          </table:table-cell>
          <table:table-cell table:style-name="ce200" table:formula="of:=COUNTIF([.C30:.K30];&quot;52&quot;) + COUNTIF([.C30:.K30];&quot;52L&quot;)" office:value-type="float" office:value="1" calcext:value-type="float">
            <text:p>1</text:p>
          </table:table-cell>
          <table:table-cell table:style-name="ce200" table:formula="of:=COUNTIF([.C30:.K30];&quot;11-19&quot;) + COUNTIF([.C30:.K30];&quot;2&quot;)" office:value-type="float" office:value="1" calcext:value-type="float">
            <text:p>1</text:p>
          </table:table-cell>
          <table:table-cell table:style-name="ce200" table:formula="of:=COUNTIF([.C30:.K30];&quot;U&quot;)+COUNTIF([.C30:.K30];&quot;UL&quot;)" office:value-type="float" office:value="1" calcext:value-type="float">
            <text:p>1</text:p>
          </table:table-cell>
          <table:table-cell table:style-name="ce200" table:formula="of:=COUNTIF([.C30:.K30];&quot;KVIT&quot;)" office:value-type="float" office:value="3" calcext:value-type="float">
            <text:p>3</text:p>
          </table:table-cell>
          <table:table-cell table:style-name="ce201" table:formula="of:=COUNTBLANK([.C30:.K30])" office:value-type="float" office:value="1" calcext:value-type="float">
            <text:p>1</text:p>
          </table:table-cell>
          <table:table-cell table:style-name="ce205" table:formula="of:=COUNTIF([.C30:.K30];&quot;51&quot;) + COUNTIF([.C30:.K30];&quot;51L&quot;)+COUNTIF([.C30:.K30];&quot;2&quot;)+COUNTIF([.C30:.K30];&quot;52&quot;)+COUNTIF([.C30:.K30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73" office:value-type="date" office:date-value="2007-11-30" calcext:value-type="date">
            <text:p>30. XI. 07</text:p>
          </table:table-cell>
          <table:table-cell table:style-name="ce197" table:formula="of:=TEXT([.A31];&quot;Ddd&quot;)" office:value-type="string" office:string-value="pet" calcext:value-type="string">
            <text:p>pet</text:p>
          </table:table-cell>
          <table:table-cell table:style-name="ce159" office:value-type="string" calcext:value-type="string">
            <text:p>52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text:p>KVIT</text:p>
          </table:table-cell>
          <table:table-cell table:style-name="ce153" office:value-type="string" calcext:value-type="string">
            <text:p><text:span text:style-name="T1">51</text:span><text:span text:style-name="T2">L</text:span></text:p>
          </table:table-cell>
          <table:table-cell table:style-name="ce166" office:value-type="string" calcext:value-type="string">
            <text:p>DAN</text:p>
          </table:table-cell>
          <table:table-cell table:style-name="ce200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200" table:formula="of:=COUNTIF([.C31:.K31];&quot;51&quot;) + COUNTIF([.C31:.K31];&quot;51L&quot;)" office:value-type="float" office:value="1" calcext:value-type="float">
            <text:p>1</text:p>
          </table:table-cell>
          <table:table-cell table:style-name="ce200" table:formula="of:=COUNTIF([.C31:.K31];&quot;52&quot;) + COUNTIF([.C31:.K31];&quot;52L&quot;)" office:value-type="float" office:value="1" calcext:value-type="float">
            <text:p>1</text:p>
          </table:table-cell>
          <table:table-cell table:style-name="ce200" table:formula="of:=COUNTIF([.C31:.K31];&quot;11-19&quot;) + COUNTIF([.C31:.K31];&quot;2&quot;)" office:value-type="float" office:value="1" calcext:value-type="float">
            <text:p>1</text:p>
          </table:table-cell>
          <table:table-cell table:style-name="ce200" table:formula="of:=COUNTIF([.C31:.K31];&quot;U&quot;)+COUNTIF([.C31:.K31];&quot;UL&quot;)" office:value-type="float" office:value="1" calcext:value-type="float">
            <text:p>1</text:p>
          </table:table-cell>
          <table:table-cell table:style-name="ce200" table:formula="of:=COUNTIF([.C31:.K31];&quot;KVIT&quot;)" office:value-type="float" office:value="2" calcext:value-type="float">
            <text:p>2</text:p>
          </table:table-cell>
          <table:table-cell table:style-name="ce201" table:formula="of:=COUNTBLANK([.C31:.K31])" office:value-type="float" office:value="1" calcext:value-type="float">
            <text:p>1</text:p>
          </table:table-cell>
          <table:table-cell table:style-name="ce205" table:formula="of:=COUNTIF([.C31:.K31];&quot;51&quot;) + COUNTIF([.C31:.K31];&quot;51L&quot;)+COUNTIF([.C31:.K31];&quot;2&quot;)+COUNTIF([.C31:.K31];&quot;52&quot;)+COUNTIF([.C31:.K3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number-columns-repeated="18"/>
          <table:table-cell table:style-name="ce202"/>
          <table:table-cell/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203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5" calcext:value-type="float">
            <text:p>5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4" calcext:value-type="float">
            <text:p>4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5" calcext:value-type="float">
            <text:p>5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4" calcext:value-type="float">
            <text:p>4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0" calcext:value-type="float">
            <text:p>0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4" calcext:value-type="float">
            <text:p>4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204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8" calcext:value-type="float">
            <text:p>8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8" calcext:value-type="float">
            <text:p>8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5" calcext:value-type="float">
            <text:p>5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6"/>
          <table:table-cell table:style-name="ce38" table:number-columns-repeated="6"/>
          <table:table-cell table:style-name="ce204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6"/>
          <table:table-cell table:style-name="ce204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6"/>
          <table:table-cell table:style-name="ce204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3" table:number-rows-repeated="33536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november.$A$1:.$L$31" table:range-usable-as="print-range"/>
        </table:named-expressions>
        <calcext:conditional-formats>
          <calcext:conditional-format calcext:target-range-address="november.B2:november.B31 november.J3:november.J3 november.J6:november.J6 november.K9:november.K9 november.F10:november.F10 november.J13:november.J13 november.C14:november.C14 november.K15:november.K15 november.F16:november.F16 november.E17:november.E17 november.F22:november.F22 november.G24:november.G24 november.K27:november.K27 november.E29:november.E29">
            <calcext:condition calcext:apply-style-name="ConditionalStyle_1" calcext:value="=&quot;Sob&quot;" calcext:base-cell-address="november.B2"/>
            <calcext:condition calcext:apply-style-name="ConditionalStyle_1" calcext:value="=&quot;Ned&quot;" calcext:base-cell-address="november.B2"/>
          </calcext:conditional-format>
          <calcext:conditional-format calcext:target-range-address="november.M2:november.R31">
            <calcext:condition calcext:apply-style-name="ConditionalStyle_2" calcext:value="&lt;1" calcext:base-cell-address="november.M2"/>
            <calcext:condition calcext:apply-style-name="ConditionalStyle_3" calcext:value="&gt;1" calcext:base-cell-address="november.M2"/>
          </calcext:conditional-format>
          <calcext:conditional-format calcext:target-range-address="november.S2:november.S31 november.S33:november.S33">
            <calcext:condition calcext:apply-style-name="ConditionalStyle_4" calcext:value="!=0" calcext:base-cell-address="november.S2"/>
          </calcext:conditional-format>
          <calcext:conditional-format calcext:target-range-address="november.T2:november.T31">
            <calcext:condition calcext:apply-style-name="ConditionalStyle_2" calcext:value="&lt;2" calcext:base-cell-address="november.T2"/>
            <calcext:condition calcext:apply-style-name="ConditionalStyle_5" calcext:value="&gt;2" calcext:base-cell-address="november.T2"/>
          </calcext:conditional-format>
        </calcext:conditional-formats>
      </table:table>
      <table:table table:name="december" table:style-name="ta12" table:print-ranges="december.A1:december.L32">
        <office:forms form:automatic-focus="false" form:apply-design-mode="false"/>
        <table:table-column table:style-name="co1" table:default-cell-style-name="ce7"/>
        <table:table-column table:style-name="co40" table:default-cell-style-name="ce7"/>
        <table:table-column table:style-name="co2" table:number-columns-repeated="10" table:default-cell-style-name="ce7"/>
        <table:table-column table:style-name="co14" table:default-cell-style-name="ce7"/>
        <table:table-column table:style-name="co3" table:default-cell-style-name="ce7"/>
        <table:table-column table:style-name="co4" table:default-cell-style-name="ce7"/>
        <table:table-column table:style-name="co6" table:default-cell-style-name="ce7"/>
        <table:table-column table:style-name="co9" table:default-cell-style-name="ce7"/>
        <table:table-column table:style-name="co12" table:default-cell-style-name="ce7"/>
        <table:table-column table:style-name="co14" table:default-cell-style-name="ce7"/>
        <table:table-column table:style-name="co33" table:default-cell-style-name="ce7"/>
        <table:table-column table:style-name="co10" table:number-columns-repeated="236" table:default-cell-style-name="ce7"/>
        <table:table-column table:style-name="co11" table:number-columns-repeated="768" table:default-cell-style-name="Default"/>
        <table:table-row table:style-name="ro1">
          <table:table-cell table:style-name="ce142" office:value-type="string" calcext:value-type="string">
            <text:p>Datum</text:p>
          </table:table-cell>
          <table:table-cell table:style-name="ce146"/>
          <table:table-cell table:style-name="ce162" office:value-type="string" calcext:value-type="string">
            <text:p>KOS</text:p>
          </table:table-cell>
          <table:table-cell table:style-name="ce162" office:value-type="string" calcext:value-type="string">
            <text:p>ŠOŠ</text:p>
          </table:table-cell>
          <table:table-cell table:style-name="ce162" office:value-type="string" calcext:value-type="string">
            <text:p>PIN</text:p>
          </table:table-cell>
          <table:table-cell table:style-name="ce162" office:value-type="string" calcext:value-type="string">
            <text:p>KON</text:p>
          </table:table-cell>
          <table:table-cell table:style-name="ce162" office:value-type="string" calcext:value-type="string">
            <text:p>MIR</text:p>
          </table:table-cell>
          <table:table-cell table:style-name="ce162" office:value-type="string" calcext:value-type="string">
            <text:p>HOL</text:p>
          </table:table-cell>
          <table:table-cell table:style-name="ce212" office:value-type="string" calcext:value-type="string">
            <text:p>?</text:p>
          </table:table-cell>
          <table:table-cell table:style-name="ce162" office:value-type="string" calcext:value-type="string">
            <text:p>DAN</text:p>
          </table:table-cell>
          <table:table-cell table:style-name="ce162" office:value-type="string" calcext:value-type="string">
            <text:p>MSS</text:p>
          </table:table-cell>
          <table:table-cell table:style-name="ce165" office:value-type="string" calcext:value-type="string">
            <text:p>TX</text:p>
          </table:table-cell>
          <table:table-cell table:style-name="ce12" office:value-type="string" calcext:value-type="string">
            <text:p>L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52" calcext:value-type="float">
            <text:p>52</text:p>
          </table:table-cell>
          <table:table-cell table:style-name="ce75" office:value-type="string" calcext:value-type="string">
            <text:p>11-19</text:p>
          </table:table-cell>
          <table:table-cell table:style-name="ce58" office:value-type="string" calcext:value-type="string">
            <text:p>U</text:p>
          </table:table-cell>
          <table:table-cell table:style-name="ce77" office:value-type="string" calcext:value-type="string">
            <text:p>KVIT</text:p>
          </table:table-cell>
          <table:table-cell table:style-name="ce138" office:value-type="string" calcext:value-type="string">
            <text:p>Brez</text:p>
          </table:table-cell>
          <table:table-cell table:style-name="ce6" office:value-type="string" calcext:value-type="string">
            <text:p>Op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01" calcext:value-type="date">
            <text:p>1. XII. 07</text:p>
          </table:table-cell>
          <table:table-cell table:style-name="ce206" table:formula="of:=TEXT([.A2];&quot;Ddd&quot;)" office:value-type="string" office:string-value="sob" calcext:value-type="string">
            <text:p>sob</text:p>
          </table:table-cell>
          <table:table-cell table:style-name="ce181"/>
          <table:table-cell table:style-name="ce180" table:number-columns-repeated="2"/>
          <table:table-cell table:style-name="ce181">
            <office:annotation draw:style-name="gr16" draw:text-style-name="P2" svg:width="2.833cm" svg:height="0.991cm" svg:x="9.181cm" svg:y="0cm" draw:caption-point-x="-0.243cm" draw:caption-point-y="0.71cm">
              <dc:date>2022-03-21T00:00:00</dc:date>
              <text:p text:style-name="P1">da 1.in 2. nisem Tx.</text:p>
            </office:annotation>
          </table:table-cell>
          <table:table-cell table:style-name="ce180" table:number-columns-repeated="3"/>
          <table:table-cell table:style-name="ce161" office:value-type="string" calcext:value-type="string">
            <text:p>L</text:p>
          </table:table-cell>
          <table:table-cell table:style-name="ce180"/>
          <table:table-cell table:style-name="ce166" office:value-type="string" calcext:value-type="string">
            <text:p>PIN</text:p>
          </table:table-cell>
          <table:table-cell table:style-name="ce215" table:formula="of:=COUNTIF([.C2:.K2];&quot;L&quot;) + COUNTIF([.C2:.K2];&quot;52L&quot;)+COUNTIF([.C2:.K2];&quot;51L&quot;)+COUNTIF([.C2:.K2];&quot;1L&quot;)+COUNTIF([.C2:.K2];&quot;KVITL&quot;)+COUNTIF([.C2:.K2];&quot;UL&quot;)" office:value-type="float" office:value="1" calcext:value-type="float">
            <text:p>1</text:p>
          </table:table-cell>
          <table:table-cell table:style-name="ce215" table:formula="of:=COUNTIF([.C2:.K2];&quot;51&quot;) + COUNTIF([.C2:.K2];&quot;51L&quot;)" office:value-type="float" office:value="0" calcext:value-type="float">
            <text:p>0</text:p>
          </table:table-cell>
          <table:table-cell table:style-name="ce215" table:formula="of:=COUNTIF([.C2:.K2];&quot;52&quot;) + COUNTIF([.C2:.K2];&quot;52L&quot;)" office:value-type="float" office:value="0" calcext:value-type="float">
            <text:p>0</text:p>
          </table:table-cell>
          <table:table-cell table:style-name="ce215" table:formula="of:=COUNTIF([.C2:.K2];&quot;11-19&quot;) + COUNTIF([.C2:.K2];&quot;2&quot;)" office:value-type="float" office:value="0" calcext:value-type="float">
            <text:p>0</text:p>
          </table:table-cell>
          <table:table-cell table:style-name="ce215" table:formula="of:=COUNTIF([.C2:.K2];&quot;U&quot;)+COUNTIF([.C2:.K2];&quot;UL&quot;)" office:value-type="float" office:value="0" calcext:value-type="float">
            <text:p>0</text:p>
          </table:table-cell>
          <table:table-cell table:style-name="ce215" table:formula="of:=COUNTIF([.C2:.K2];&quot;KVIT&quot;)" office:value-type="float" office:value="0" calcext:value-type="float">
            <text:p>0</text:p>
          </table:table-cell>
          <table:table-cell table:style-name="ce216" table:formula="of:=COUNTBLANK([.C2:.K2])" office:value-type="float" office:value="8" calcext:value-type="float">
            <text:p>8</text:p>
          </table:table-cell>
          <table:table-cell table:style-name="ce218" table:formula="of:=COUNTIF([.C2:.K2];&quot;51&quot;) + COUNTIF([.C2:.K2];&quot;51L&quot;)+COUNTIF([.C2:.K2];&quot;2&quot;)+COUNTIF([.C2:.K2];&quot;52&quot;)+COUNTIF([.C2:.K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02" calcext:value-type="date">
            <text:p>2. XII. 07</text:p>
          </table:table-cell>
          <table:table-cell table:style-name="ce206" table:formula="of:=TEXT([.A3];&quot;Ddd&quot;)" office:value-type="string" office:string-value="ned" calcext:value-type="string">
            <text:p>ned</text:p>
          </table:table-cell>
          <table:table-cell table:style-name="ce180" table:number-columns-repeated="3"/>
          <table:table-cell table:style-name="ce180">
            <office:annotation draw:style-name="gr16" draw:text-style-name="P2" svg:width="2.833cm" svg:height="0.991cm" svg:x="9.181cm" svg:y="0cm" draw:caption-point-x="-0.243cm" draw:caption-point-y="1.41cm">
              <dc:date>2022-03-21T00:00:00</dc:date>
              <text:p text:style-name="P1">da 1.in 2. nisem Tx.</text:p>
            </office:annotation>
          </table:table-cell>
          <table:table-cell table:style-name="ce181"/>
          <table:table-cell table:style-name="ce180" table:number-columns-repeated="2"/>
          <table:table-cell table:style-name="ce210" office:value-type="string" calcext:value-type="string">
            <text:p>L</text:p>
          </table:table-cell>
          <table:table-cell table:style-name="ce180"/>
          <table:table-cell table:style-name="ce166" office:value-type="string" calcext:value-type="string">
            <text:p>PIN</text:p>
          </table:table-cell>
          <table:table-cell table:style-name="ce215" table:formula="of:=COUNTIF([.C3:.K3];&quot;L&quot;) + COUNTIF([.C3:.K3];&quot;52L&quot;)+COUNTIF([.C3:.K3];&quot;51L&quot;)+COUNTIF([.C3:.K3];&quot;1L&quot;)+COUNTIF([.C3:.K3];&quot;KVITL&quot;)+COUNTIF([.C3:.K3];&quot;UL&quot;)" office:value-type="float" office:value="1" calcext:value-type="float">
            <text:p>1</text:p>
          </table:table-cell>
          <table:table-cell table:style-name="ce215" table:formula="of:=COUNTIF([.C3:.K3];&quot;51&quot;) + COUNTIF([.C3:.K3];&quot;51L&quot;)" office:value-type="float" office:value="0" calcext:value-type="float">
            <text:p>0</text:p>
          </table:table-cell>
          <table:table-cell table:style-name="ce215" table:formula="of:=COUNTIF([.C3:.K3];&quot;52&quot;) + COUNTIF([.C3:.K3];&quot;52L&quot;)" office:value-type="float" office:value="0" calcext:value-type="float">
            <text:p>0</text:p>
          </table:table-cell>
          <table:table-cell table:style-name="ce215" table:formula="of:=COUNTIF([.C3:.K3];&quot;11-19&quot;) + COUNTIF([.C3:.K3];&quot;2&quot;)" office:value-type="float" office:value="0" calcext:value-type="float">
            <text:p>0</text:p>
          </table:table-cell>
          <table:table-cell table:style-name="ce215" table:formula="of:=COUNTIF([.C3:.K3];&quot;U&quot;)+COUNTIF([.C3:.K3];&quot;UL&quot;)" office:value-type="float" office:value="0" calcext:value-type="float">
            <text:p>0</text:p>
          </table:table-cell>
          <table:table-cell table:style-name="ce215" table:formula="of:=COUNTIF([.C3:.K3];&quot;KVIT&quot;)" office:value-type="float" office:value="0" calcext:value-type="float">
            <text:p>0</text:p>
          </table:table-cell>
          <table:table-cell table:style-name="ce216" table:formula="of:=COUNTBLANK([.C3:.K3])" office:value-type="float" office:value="8" calcext:value-type="float">
            <text:p>8</text:p>
          </table:table-cell>
          <table:table-cell table:style-name="ce218" table:formula="of:=COUNTIF([.C3:.K3];&quot;51&quot;) + COUNTIF([.C3:.K3];&quot;51L&quot;)+COUNTIF([.C3:.K3];&quot;2&quot;)+COUNTIF([.C3:.K3];&quot;52&quot;)+COUNTIF([.C3:.K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03" calcext:value-type="date">
            <text:p>3. XII. 07</text:p>
          </table:table-cell>
          <table:table-cell table:style-name="ce207" table:formula="of:=TEXT([.A4];&quot;Ddd&quot;)" office:value-type="string" office:string-value="pon" calcext:value-type="string">
            <text:p>pon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59" office:value-type="float" office:value="52" calcext:value-type="float">
            <text:p>52</text:p>
          </table:table-cell>
          <table:table-cell table:style-name="ce152" office:value-type="string" calcext:value-type="string">
            <text:p>KVIT</text:p>
          </table:table-cell>
          <table:table-cell table:style-name="ce211" office:value-type="string" calcext:value-type="string">
            <text:p><text:span text:style-name="T7">51</text:span><text:span text:style-name="T6">L</text:span></text:p>
          </table:table-cell>
          <table:table-cell table:style-name="ce151"/>
          <table:table-cell table:style-name="ce152" office:value-type="string" calcext:value-type="string">
            <text:p>x</text:p>
          </table:table-cell>
          <table:table-cell table:style-name="ce151" office:value-type="string" calcext:value-type="string">
            <text:p>11-19</text:p>
          </table:table-cell>
          <table:table-cell table:style-name="ce166" office:value-type="string" calcext:value-type="string">
            <text:p>PIN</text:p>
          </table:table-cell>
          <table:table-cell table:style-name="ce215" table:formula="of:=COUNTIF([.C4:.K4];&quot;L&quot;) + COUNTIF([.C4:.K4];&quot;52L&quot;)+COUNTIF([.C4:.K4];&quot;51L&quot;)+COUNTIF([.C4:.K4];&quot;1L&quot;)+COUNTIF([.C4:.K4];&quot;KVITL&quot;)+COUNTIF([.C4:.K4];&quot;UL&quot;)" office:value-type="float" office:value="1" calcext:value-type="float">
            <text:p>1</text:p>
          </table:table-cell>
          <table:table-cell table:style-name="ce215" table:formula="of:=COUNTIF([.C4:.K4];&quot;51&quot;) + COUNTIF([.C4:.K4];&quot;51L&quot;)" office:value-type="float" office:value="1" calcext:value-type="float">
            <text:p>1</text:p>
          </table:table-cell>
          <table:table-cell table:style-name="ce215" table:formula="of:=COUNTIF([.C4:.K4];&quot;52&quot;) + COUNTIF([.C4:.K4];&quot;52L&quot;)" office:value-type="float" office:value="1" calcext:value-type="float">
            <text:p>1</text:p>
          </table:table-cell>
          <table:table-cell table:style-name="ce215" table:formula="of:=COUNTIF([.C4:.K4];&quot;11-19&quot;) + COUNTIF([.C4:.K4];&quot;2&quot;)" office:value-type="float" office:value="2" calcext:value-type="float">
            <text:p>2</text:p>
          </table:table-cell>
          <table:table-cell table:style-name="ce215" table:formula="of:=COUNTIF([.C4:.K4];&quot;U&quot;)+COUNTIF([.C4:.K4];&quot;UL&quot;)" office:value-type="float" office:value="1" calcext:value-type="float">
            <text:p>1</text:p>
          </table:table-cell>
          <table:table-cell table:style-name="ce215" table:formula="of:=COUNTIF([.C4:.K4];&quot;KVIT&quot;)" office:value-type="float" office:value="2" calcext:value-type="float">
            <text:p>2</text:p>
          </table:table-cell>
          <table:table-cell table:style-name="ce216" table:formula="of:=COUNTBLANK([.C4:.K4])" office:value-type="float" office:value="1" calcext:value-type="float">
            <text:p>1</text:p>
          </table:table-cell>
          <table:table-cell table:style-name="ce218" table:formula="of:=COUNTIF([.C4:.K4];&quot;51&quot;) + COUNTIF([.C4:.K4];&quot;51L&quot;)+COUNTIF([.C4:.K4];&quot;2&quot;)+COUNTIF([.C4:.K4];&quot;52&quot;)+COUNTIF([.C4:.K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04" calcext:value-type="date">
            <text:p>4. XII. 07</text:p>
          </table:table-cell>
          <table:table-cell table:style-name="ce207" table:formula="of:=TEXT([.A5];&quot;Ddd&quot;)" office:value-type="string" office:string-value="tor" calcext:value-type="string">
            <text:p>tor</text:p>
          </table:table-cell>
          <table:table-cell table:style-name="ce208" office:value-type="string" calcext:value-type="string">
            <text:p><text:span text:style-name="T5">52</text:span><text:span text:style-name="T6">L</text:span></text:p>
          </table:table-cell>
          <table:table-cell table:style-name="ce151" office:value-type="float" office:value="51" calcext:value-type="float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x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D</text:p>
          </table:table-cell>
          <table:table-cell table:style-name="ce166" office:value-type="string" calcext:value-type="string">
            <text:p>PIN</text:p>
          </table:table-cell>
          <table:table-cell table:style-name="ce215" table:formula="of:=COUNTIF([.C5:.K5];&quot;L&quot;) + COUNTIF([.C5:.K5];&quot;52L&quot;)+COUNTIF([.C5:.K5];&quot;51L&quot;)+COUNTIF([.C5:.K5];&quot;1L&quot;)+COUNTIF([.C5:.K5];&quot;KVITL&quot;)+COUNTIF([.C5:.K5];&quot;UL&quot;)" office:value-type="float" office:value="1" calcext:value-type="float">
            <text:p>1</text:p>
          </table:table-cell>
          <table:table-cell table:style-name="ce215" table:formula="of:=COUNTIF([.C5:.K5];&quot;51&quot;) + COUNTIF([.C5:.K5];&quot;51L&quot;)" office:value-type="float" office:value="1" calcext:value-type="float">
            <text:p>1</text:p>
          </table:table-cell>
          <table:table-cell table:style-name="ce215" table:formula="of:=COUNTIF([.C5:.K5];&quot;52&quot;) + COUNTIF([.C5:.K5];&quot;52L&quot;)" office:value-type="float" office:value="1" calcext:value-type="float">
            <text:p>1</text:p>
          </table:table-cell>
          <table:table-cell table:style-name="ce215" table:formula="of:=COUNTIF([.C5:.K5];&quot;11-19&quot;) + COUNTIF([.C5:.K5];&quot;2&quot;)" office:value-type="float" office:value="1" calcext:value-type="float">
            <text:p>1</text:p>
          </table:table-cell>
          <table:table-cell table:style-name="ce215" table:formula="of:=COUNTIF([.C5:.K5];&quot;U&quot;)+COUNTIF([.C5:.K5];&quot;UL&quot;)" office:value-type="float" office:value="1" calcext:value-type="float">
            <text:p>1</text:p>
          </table:table-cell>
          <table:table-cell table:style-name="ce215" table:formula="of:=COUNTIF([.C5:.K5];&quot;KVIT&quot;)" office:value-type="float" office:value="1" calcext:value-type="float">
            <text:p>1</text:p>
          </table:table-cell>
          <table:table-cell table:style-name="ce216" table:formula="of:=COUNTBLANK([.C5:.K5])" office:value-type="float" office:value="1" calcext:value-type="float">
            <text:p>1</text:p>
          </table:table-cell>
          <table:table-cell table:style-name="ce218" table:formula="of:=COUNTIF([.C5:.K5];&quot;51&quot;) + COUNTIF([.C5:.K5];&quot;51L&quot;)+COUNTIF([.C5:.K5];&quot;2&quot;)+COUNTIF([.C5:.K5];&quot;52&quot;)+COUNTIF([.C5:.K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05" calcext:value-type="date">
            <text:p>5. XII. 07</text:p>
          </table:table-cell>
          <table:table-cell table:style-name="ce207" table:formula="of:=TEXT([.A6];&quot;Ddd&quot;)" office:value-type="string" office:string-value="sre" calcext:value-type="string">
            <text:p>sre</text:p>
          </table:table-cell>
          <table:table-cell table:style-name="ce151" office:value-type="string" calcext:value-type="string">
            <text:p>x</text:p>
          </table:table-cell>
          <table:table-cell table:style-name="ce159" office:value-type="string" calcext:value-type="string">
            <text:p>KVIT</text:p>
          </table:table-cell>
          <table:table-cell table:style-name="ce152" office:value-type="string" calcext:value-type="string">
            <text:p>KVIT</text:p>
          </table:table-cell>
          <table:table-cell table:style-name="ce208" office:value-type="string" calcext:value-type="string">
            <text:p><text:span text:style-name="T5">U</text:span><text:span text:style-name="T6">L</text:span></text:p>
          </table:table-cell>
          <table:table-cell table:style-name="ce151" office:value-type="float" office:value="51" calcext:value-type="float">
            <text:p>51</text:p>
          </table:table-cell>
          <table:table-cell table:style-name="ce152" office:value-type="float" office:value="52" calcext:value-type="float">
            <text:p>52</text:p>
          </table:table-cell>
          <table:table-cell table:style-name="ce151"/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D</text:p>
          </table:table-cell>
          <table:table-cell table:style-name="ce166" office:value-type="string" calcext:value-type="string">
            <text:p>PIN</text:p>
          </table:table-cell>
          <table:table-cell table:style-name="ce215" table:formula="of:=COUNTIF([.C6:.K6];&quot;L&quot;) + COUNTIF([.C6:.K6];&quot;52L&quot;)+COUNTIF([.C6:.K6];&quot;51L&quot;)+COUNTIF([.C6:.K6];&quot;1L&quot;)+COUNTIF([.C6:.K6];&quot;KVITL&quot;)+COUNTIF([.C6:.K6];&quot;UL&quot;)" office:value-type="float" office:value="1" calcext:value-type="float">
            <text:p>1</text:p>
          </table:table-cell>
          <table:table-cell table:style-name="ce215" table:formula="of:=COUNTIF([.C6:.K6];&quot;51&quot;) + COUNTIF([.C6:.K6];&quot;51L&quot;)" office:value-type="float" office:value="1" calcext:value-type="float">
            <text:p>1</text:p>
          </table:table-cell>
          <table:table-cell table:style-name="ce215" table:formula="of:=COUNTIF([.C6:.K6];&quot;52&quot;) + COUNTIF([.C6:.K6];&quot;52L&quot;)" office:value-type="float" office:value="1" calcext:value-type="float">
            <text:p>1</text:p>
          </table:table-cell>
          <table:table-cell table:style-name="ce215" table:formula="of:=COUNTIF([.C6:.K6];&quot;11-19&quot;) + COUNTIF([.C6:.K6];&quot;2&quot;)" office:value-type="float" office:value="1" calcext:value-type="float">
            <text:p>1</text:p>
          </table:table-cell>
          <table:table-cell table:style-name="ce215" table:formula="of:=COUNTIF([.C6:.K6];&quot;U&quot;)+COUNTIF([.C6:.K6];&quot;UL&quot;)" office:value-type="float" office:value="1" calcext:value-type="float">
            <text:p>1</text:p>
          </table:table-cell>
          <table:table-cell table:style-name="ce215" table:formula="of:=COUNTIF([.C6:.K6];&quot;KVIT&quot;)" office:value-type="float" office:value="2" calcext:value-type="float">
            <text:p>2</text:p>
          </table:table-cell>
          <table:table-cell table:style-name="ce216" table:formula="of:=COUNTBLANK([.C6:.K6])" office:value-type="float" office:value="1" calcext:value-type="float">
            <text:p>1</text:p>
          </table:table-cell>
          <table:table-cell table:style-name="ce218" table:formula="of:=COUNTIF([.C6:.K6];&quot;51&quot;) + COUNTIF([.C6:.K6];&quot;51L&quot;)+COUNTIF([.C6:.K6];&quot;2&quot;)+COUNTIF([.C6:.K6];&quot;52&quot;)+COUNTIF([.C6:.K6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06" calcext:value-type="date">
            <text:p>6. XII. 07</text:p>
          </table:table-cell>
          <table:table-cell table:style-name="ce207" table:formula="of:=TEXT([.A7];&quot;Ddd&quot;)" office:value-type="string" office:string-value="čet" calcext:value-type="string">
            <text:p>čet</text:p>
          </table:table-cell>
          <table:table-cell table:style-name="ce152" office:value-type="string" calcext:value-type="string">
            <text:p>BOL</text:p>
          </table:table-cell>
          <table:table-cell table:style-name="ce151" office:value-type="string" calcext:value-type="string">
            <text:p>U</text:p>
          </table:table-cell>
          <table:table-cell table:style-name="ce152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59" office:value-type="float" office:value="51" calcext:value-type="float">
            <text:p>51</text:p>
          </table:table-cell>
          <table:table-cell table:style-name="ce151" office:value-type="string" calcext:value-type="string">
            <text:p>D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208" office:value-type="string" calcext:value-type="string">
            <text:p><text:span text:style-name="T5">52</text:span><text:span text:style-name="T6">L</text:span></text:p>
          </table:table-cell>
          <table:table-cell table:style-name="ce166" office:value-type="string" calcext:value-type="string">
            <text:p>PIN</text:p>
          </table:table-cell>
          <table:table-cell table:style-name="ce215" table:formula="of:=COUNTIF([.C7:.K7];&quot;L&quot;) + COUNTIF([.C7:.K7];&quot;52L&quot;)+COUNTIF([.C7:.K7];&quot;51L&quot;)+COUNTIF([.C7:.K7];&quot;1L&quot;)+COUNTIF([.C7:.K7];&quot;KVITL&quot;)+COUNTIF([.C7:.K7];&quot;UL&quot;)" office:value-type="float" office:value="1" calcext:value-type="float">
            <text:p>1</text:p>
          </table:table-cell>
          <table:table-cell table:style-name="ce215" table:formula="of:=COUNTIF([.C7:.K7];&quot;51&quot;) + COUNTIF([.C7:.K7];&quot;51L&quot;)" office:value-type="float" office:value="1" calcext:value-type="float">
            <text:p>1</text:p>
          </table:table-cell>
          <table:table-cell table:style-name="ce215" table:formula="of:=COUNTIF([.C7:.K7];&quot;52&quot;) + COUNTIF([.C7:.K7];&quot;52L&quot;)" office:value-type="float" office:value="1" calcext:value-type="float">
            <text:p>1</text:p>
          </table:table-cell>
          <table:table-cell table:style-name="ce215" table:formula="of:=COUNTIF([.C7:.K7];&quot;11-19&quot;) + COUNTIF([.C7:.K7];&quot;2&quot;)" office:value-type="float" office:value="1" calcext:value-type="float">
            <text:p>1</text:p>
          </table:table-cell>
          <table:table-cell table:style-name="ce215" table:formula="of:=COUNTIF([.C7:.K7];&quot;U&quot;)+COUNTIF([.C7:.K7];&quot;UL&quot;)" office:value-type="float" office:value="1" calcext:value-type="float">
            <text:p>1</text:p>
          </table:table-cell>
          <table:table-cell table:style-name="ce215" table:formula="of:=COUNTIF([.C7:.K7];&quot;KVIT&quot;)" office:value-type="float" office:value="1" calcext:value-type="float">
            <text:p>1</text:p>
          </table:table-cell>
          <table:table-cell table:style-name="ce216" table:formula="of:=COUNTBLANK([.C7:.K7])" office:value-type="float" office:value="1" calcext:value-type="float">
            <text:p>1</text:p>
          </table:table-cell>
          <table:table-cell table:style-name="ce218" table:formula="of:=COUNTIF([.C7:.K7];&quot;51&quot;) + COUNTIF([.C7:.K7];&quot;51L&quot;)+COUNTIF([.C7:.K7];&quot;2&quot;)+COUNTIF([.C7:.K7];&quot;52&quot;)+COUNTIF([.C7:.K7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07" calcext:value-type="date">
            <text:p>7. XII. 07</text:p>
          </table:table-cell>
          <table:table-cell table:style-name="ce207" table:formula="of:=TEXT([.A8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BOL</text:p>
          </table:table-cell>
          <table:table-cell table:style-name="ce208" office:value-type="string" calcext:value-type="string">
            <text:p><text:span text:style-name="T5">52</text:span><text:span text:style-name="T6">L</text:span>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52" office:value-type="string" calcext:value-type="string">
            <text:p>KVIT</text:p>
          </table:table-cell>
          <table:table-cell table:style-name="ce151" office:value-type="float" office:value="51" calcext:value-type="float">
            <text:p>51</text:p>
          </table:table-cell>
          <table:table-cell table:style-name="ce152"/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PIN</text:p>
          </table:table-cell>
          <table:table-cell table:style-name="ce215" table:formula="of:=COUNTIF([.C8:.K8];&quot;L&quot;) + COUNTIF([.C8:.K8];&quot;52L&quot;)+COUNTIF([.C8:.K8];&quot;51L&quot;)+COUNTIF([.C8:.K8];&quot;1L&quot;)+COUNTIF([.C8:.K8];&quot;KVITL&quot;)+COUNTIF([.C8:.K8];&quot;UL&quot;)" office:value-type="float" office:value="1" calcext:value-type="float">
            <text:p>1</text:p>
          </table:table-cell>
          <table:table-cell table:style-name="ce215" table:formula="of:=COUNTIF([.C8:.K8];&quot;51&quot;) + COUNTIF([.C8:.K8];&quot;51L&quot;)" office:value-type="float" office:value="1" calcext:value-type="float">
            <text:p>1</text:p>
          </table:table-cell>
          <table:table-cell table:style-name="ce215" table:formula="of:=COUNTIF([.C8:.K8];&quot;52&quot;) + COUNTIF([.C8:.K8];&quot;52L&quot;)" office:value-type="float" office:value="1" calcext:value-type="float">
            <text:p>1</text:p>
          </table:table-cell>
          <table:table-cell table:style-name="ce215" table:formula="of:=COUNTIF([.C8:.K8];&quot;11-19&quot;) + COUNTIF([.C8:.K8];&quot;2&quot;)" office:value-type="float" office:value="1" calcext:value-type="float">
            <text:p>1</text:p>
          </table:table-cell>
          <table:table-cell table:style-name="ce215" table:formula="of:=COUNTIF([.C8:.K8];&quot;U&quot;)+COUNTIF([.C8:.K8];&quot;UL&quot;)" office:value-type="float" office:value="1" calcext:value-type="float">
            <text:p>1</text:p>
          </table:table-cell>
          <table:table-cell table:style-name="ce215" table:formula="of:=COUNTIF([.C8:.K8];&quot;KVIT&quot;)" office:value-type="float" office:value="2" calcext:value-type="float">
            <text:p>2</text:p>
          </table:table-cell>
          <table:table-cell table:style-name="ce216" table:formula="of:=COUNTBLANK([.C8:.K8])" office:value-type="float" office:value="1" calcext:value-type="float">
            <text:p>1</text:p>
          </table:table-cell>
          <table:table-cell table:style-name="ce218" table:formula="of:=COUNTIF([.C8:.K8];&quot;51&quot;) + COUNTIF([.C8:.K8];&quot;51L&quot;)+COUNTIF([.C8:.K8];&quot;2&quot;)+COUNTIF([.C8:.K8];&quot;52&quot;)+COUNTIF([.C8:.K8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08" calcext:value-type="date">
            <text:p>8. XII. 07</text:p>
          </table:table-cell>
          <table:table-cell table:style-name="ce206" table:formula="of:=TEXT([.A9];&quot;Ddd&quot;)" office:value-type="string" office:string-value="sob" calcext:value-type="string">
            <text:p>sob</text:p>
          </table:table-cell>
          <table:table-cell table:style-name="ce180" table:number-columns-repeated="2"/>
          <table:table-cell table:style-name="ce209" office:value-type="string" calcext:value-type="string">
            <text:p>L</text:p>
          </table:table-cell>
          <table:table-cell table:style-name="ce180">
            <office:annotation draw:style-name="gr20" draw:text-style-name="P2" svg:width="2.833cm" svg:height="1.389cm" svg:x="9.181cm" svg:y="3.734cm" draw:caption-point-x="-0.243cm" draw:caption-point-y="1.878cm">
              <dc:date>2022-03-21T00:00:00</dc:date>
              <text:p text:style-name="P1">vikend dezurnih v decembru prosim ne</text:p>
            </office:annotation>
          </table:table-cell>
          <table:table-cell table:style-name="ce180"/>
          <table:table-cell table:style-name="ce181" table:number-columns-repeated="2"/>
          <table:table-cell table:style-name="ce180" table:number-columns-repeated="2"/>
          <table:table-cell table:style-name="ce166" office:value-type="string" calcext:value-type="string">
            <text:p>MŠŠ</text:p>
          </table:table-cell>
          <table:table-cell table:style-name="ce215" table:formula="of:=COUNTIF([.C9:.K9];&quot;L&quot;) + COUNTIF([.C9:.K9];&quot;52L&quot;)+COUNTIF([.C9:.K9];&quot;51L&quot;)+COUNTIF([.C9:.K9];&quot;1L&quot;)+COUNTIF([.C9:.K9];&quot;KVITL&quot;)+COUNTIF([.C9:.K9];&quot;UL&quot;)" office:value-type="float" office:value="1" calcext:value-type="float">
            <text:p>1</text:p>
          </table:table-cell>
          <table:table-cell table:style-name="ce215" table:formula="of:=COUNTIF([.C9:.K9];&quot;51&quot;) + COUNTIF([.C9:.K9];&quot;51L&quot;)" office:value-type="float" office:value="0" calcext:value-type="float">
            <text:p>0</text:p>
          </table:table-cell>
          <table:table-cell table:style-name="ce215" table:formula="of:=COUNTIF([.C9:.K9];&quot;52&quot;) + COUNTIF([.C9:.K9];&quot;52L&quot;)" office:value-type="float" office:value="0" calcext:value-type="float">
            <text:p>0</text:p>
          </table:table-cell>
          <table:table-cell table:style-name="ce215" table:formula="of:=COUNTIF([.C9:.K9];&quot;11-19&quot;) + COUNTIF([.C9:.K9];&quot;2&quot;)" office:value-type="float" office:value="0" calcext:value-type="float">
            <text:p>0</text:p>
          </table:table-cell>
          <table:table-cell table:style-name="ce215" table:formula="of:=COUNTIF([.C9:.K9];&quot;U&quot;)+COUNTIF([.C9:.K9];&quot;UL&quot;)" office:value-type="float" office:value="0" calcext:value-type="float">
            <text:p>0</text:p>
          </table:table-cell>
          <table:table-cell table:style-name="ce215" table:formula="of:=COUNTIF([.C9:.K9];&quot;KVIT&quot;)" office:value-type="float" office:value="0" calcext:value-type="float">
            <text:p>0</text:p>
          </table:table-cell>
          <table:table-cell table:style-name="ce216" table:formula="of:=COUNTBLANK([.C9:.K9])" office:value-type="float" office:value="8" calcext:value-type="float">
            <text:p>8</text:p>
          </table:table-cell>
          <table:table-cell table:style-name="ce218" table:formula="of:=COUNTIF([.C9:.K9];&quot;51&quot;) + COUNTIF([.C9:.K9];&quot;51L&quot;)+COUNTIF([.C9:.K9];&quot;2&quot;)+COUNTIF([.C9:.K9];&quot;52&quot;)+COUNTIF([.C9:.K9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09" calcext:value-type="date">
            <text:p>9. XII. 07</text:p>
          </table:table-cell>
          <table:table-cell table:style-name="ce206" table:formula="of:=TEXT([.A10];&quot;Ddd&quot;)" office:value-type="string" office:string-value="ned" calcext:value-type="string">
            <text:p>ned</text:p>
          </table:table-cell>
          <table:table-cell table:style-name="ce181" table:number-columns-repeated="2"/>
          <table:table-cell table:style-name="ce210" office:value-type="string" calcext:value-type="string">
            <text:p>L</text:p>
          </table:table-cell>
          <table:table-cell table:style-name="ce180">
            <office:annotation draw:style-name="gr21" draw:text-style-name="P2" svg:width="2.833cm" svg:height="1.39cm" svg:x="9.181cm" svg:y="4.434cm" draw:caption-point-x="-0.243cm" draw:caption-point-y="1.878cm">
              <dc:date>2022-03-21T00:00:00</dc:date>
              <text:p text:style-name="P1">vikend dezurnih v decembru prosim ne</text:p>
            </office:annotation>
          </table:table-cell>
          <table:table-cell table:style-name="ce181" table:number-columns-repeated="3"/>
          <table:table-cell table:style-name="ce180"/>
          <table:table-cell table:style-name="ce181"/>
          <table:table-cell table:style-name="ce166" office:value-type="string" calcext:value-type="string">
            <text:p>MŠŠ</text:p>
          </table:table-cell>
          <table:table-cell table:style-name="ce215" table:formula="of:=COUNTIF([.C10:.K10];&quot;L&quot;) + COUNTIF([.C10:.K10];&quot;52L&quot;)+COUNTIF([.C10:.K10];&quot;51L&quot;)+COUNTIF([.C10:.K10];&quot;1L&quot;)+COUNTIF([.C10:.K10];&quot;KVITL&quot;)+COUNTIF([.C10:.K10];&quot;UL&quot;)" office:value-type="float" office:value="1" calcext:value-type="float">
            <text:p>1</text:p>
          </table:table-cell>
          <table:table-cell table:style-name="ce215" table:formula="of:=COUNTIF([.C10:.K10];&quot;51&quot;) + COUNTIF([.C10:.K10];&quot;51L&quot;)" office:value-type="float" office:value="0" calcext:value-type="float">
            <text:p>0</text:p>
          </table:table-cell>
          <table:table-cell table:style-name="ce215" table:formula="of:=COUNTIF([.C10:.K10];&quot;52&quot;) + COUNTIF([.C10:.K10];&quot;52L&quot;)" office:value-type="float" office:value="0" calcext:value-type="float">
            <text:p>0</text:p>
          </table:table-cell>
          <table:table-cell table:style-name="ce215" table:formula="of:=COUNTIF([.C10:.K10];&quot;11-19&quot;) + COUNTIF([.C10:.K10];&quot;2&quot;)" office:value-type="float" office:value="0" calcext:value-type="float">
            <text:p>0</text:p>
          </table:table-cell>
          <table:table-cell table:style-name="ce215" table:formula="of:=COUNTIF([.C10:.K10];&quot;U&quot;)+COUNTIF([.C10:.K10];&quot;UL&quot;)" office:value-type="float" office:value="0" calcext:value-type="float">
            <text:p>0</text:p>
          </table:table-cell>
          <table:table-cell table:style-name="ce215" table:formula="of:=COUNTIF([.C10:.K10];&quot;KVIT&quot;)" office:value-type="float" office:value="0" calcext:value-type="float">
            <text:p>0</text:p>
          </table:table-cell>
          <table:table-cell table:style-name="ce216" table:formula="of:=COUNTBLANK([.C10:.K10])" office:value-type="float" office:value="8" calcext:value-type="float">
            <text:p>8</text:p>
          </table:table-cell>
          <table:table-cell table:style-name="ce218" table:formula="of:=COUNTIF([.C10:.K10];&quot;51&quot;) + COUNTIF([.C10:.K10];&quot;51L&quot;)+COUNTIF([.C10:.K10];&quot;2&quot;)+COUNTIF([.C10:.K10];&quot;52&quot;)+COUNTIF([.C10:.K1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0" calcext:value-type="date">
            <text:p>10. XII. 07</text:p>
          </table:table-cell>
          <table:table-cell table:style-name="ce207" table:formula="of:=TEXT([.A11];&quot;Ddd&quot;)" office:value-type="string" office:string-value="pon" calcext:value-type="string">
            <text:p>pon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string" calcext:value-type="string">
            <text:p>11-19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string" calcext:value-type="string">
            <text:p>U</text:p>
          </table:table-cell>
          <table:table-cell table:style-name="ce152"/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9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215" table:formula="of:=COUNTIF([.C11:.K11];&quot;L&quot;) + COUNTIF([.C11:.K11];&quot;52L&quot;)+COUNTIF([.C11:.K11];&quot;51L&quot;)+COUNTIF([.C11:.K11];&quot;1L&quot;)+COUNTIF([.C11:.K11];&quot;KVITL&quot;)+COUNTIF([.C11:.K11];&quot;UL&quot;)" office:value-type="float" office:value="1" calcext:value-type="float">
            <text:p>1</text:p>
          </table:table-cell>
          <table:table-cell table:style-name="ce215" table:formula="of:=COUNTIF([.C11:.K11];&quot;51&quot;) + COUNTIF([.C11:.K11];&quot;51L&quot;)" office:value-type="float" office:value="1" calcext:value-type="float">
            <text:p>1</text:p>
          </table:table-cell>
          <table:table-cell table:style-name="ce215" table:formula="of:=COUNTIF([.C11:.K11];&quot;52&quot;) + COUNTIF([.C11:.K11];&quot;52L&quot;)" office:value-type="float" office:value="1" calcext:value-type="float">
            <text:p>1</text:p>
          </table:table-cell>
          <table:table-cell table:style-name="ce215" table:formula="of:=COUNTIF([.C11:.K11];&quot;11-19&quot;) + COUNTIF([.C11:.K11];&quot;2&quot;)" office:value-type="float" office:value="1" calcext:value-type="float">
            <text:p>1</text:p>
          </table:table-cell>
          <table:table-cell table:style-name="ce215" table:formula="of:=COUNTIF([.C11:.K11];&quot;U&quot;)+COUNTIF([.C11:.K11];&quot;UL&quot;)" office:value-type="float" office:value="1" calcext:value-type="float">
            <text:p>1</text:p>
          </table:table-cell>
          <table:table-cell table:style-name="ce215" table:formula="of:=COUNTIF([.C11:.K11];&quot;KVIT&quot;)" office:value-type="float" office:value="1" calcext:value-type="float">
            <text:p>1</text:p>
          </table:table-cell>
          <table:table-cell table:style-name="ce216" table:formula="of:=COUNTBLANK([.C11:.K11])" office:value-type="float" office:value="1" calcext:value-type="float">
            <text:p>1</text:p>
          </table:table-cell>
          <table:table-cell table:style-name="ce218" table:formula="of:=COUNTIF([.C11:.K11];&quot;51&quot;) + COUNTIF([.C11:.K11];&quot;51L&quot;)+COUNTIF([.C11:.K11];&quot;2&quot;)+COUNTIF([.C11:.K11];&quot;52&quot;)+COUNTIF([.C11:.K11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1" calcext:value-type="date">
            <text:p>11. XII. 07</text:p>
          </table:table-cell>
          <table:table-cell table:style-name="ce207" table:formula="of:=TEXT([.A12];&quot;Ddd&quot;)" office:value-type="string" office:string-value="tor" calcext:value-type="string">
            <text:p>tor</text:p>
          </table:table-cell>
          <table:table-cell table:style-name="ce152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159" office:value-type="float" office:value="52" calcext:value-type="float">
            <text:p>52</text:p>
          </table:table-cell>
          <table:table-cell table:style-name="ce152" office:value-type="string" calcext:value-type="string">
            <text:p>KVIT</text:p>
          </table:table-cell>
          <table:table-cell table:style-name="ce151" office:value-type="float" office:value="51" calcext:value-type="float">
            <text:p>51</text:p>
          </table:table-cell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2"/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215" table:formula="of:=COUNTIF([.C12:.K12];&quot;L&quot;) + COUNTIF([.C12:.K12];&quot;52L&quot;)+COUNTIF([.C12:.K12];&quot;51L&quot;)+COUNTIF([.C12:.K12];&quot;1L&quot;)+COUNTIF([.C12:.K12];&quot;KVITL&quot;)+COUNTIF([.C12:.K12];&quot;UL&quot;)" office:value-type="float" office:value="1" calcext:value-type="float">
            <text:p>1</text:p>
          </table:table-cell>
          <table:table-cell table:style-name="ce215" table:formula="of:=COUNTIF([.C12:.K12];&quot;51&quot;) + COUNTIF([.C12:.K12];&quot;51L&quot;)" office:value-type="float" office:value="1" calcext:value-type="float">
            <text:p>1</text:p>
          </table:table-cell>
          <table:table-cell table:style-name="ce215" table:formula="of:=COUNTIF([.C12:.K12];&quot;52&quot;) + COUNTIF([.C12:.K12];&quot;52L&quot;)" office:value-type="float" office:value="1" calcext:value-type="float">
            <text:p>1</text:p>
          </table:table-cell>
          <table:table-cell table:style-name="ce215" table:formula="of:=COUNTIF([.C12:.K12];&quot;11-19&quot;) + COUNTIF([.C12:.K12];&quot;2&quot;)" office:value-type="float" office:value="1" calcext:value-type="float">
            <text:p>1</text:p>
          </table:table-cell>
          <table:table-cell table:style-name="ce215" table:formula="of:=COUNTIF([.C12:.K12];&quot;U&quot;)+COUNTIF([.C12:.K12];&quot;UL&quot;)" office:value-type="float" office:value="1" calcext:value-type="float">
            <text:p>1</text:p>
          </table:table-cell>
          <table:table-cell table:style-name="ce215" table:formula="of:=COUNTIF([.C12:.K12];&quot;KVIT&quot;)" office:value-type="float" office:value="2" calcext:value-type="float">
            <text:p>2</text:p>
          </table:table-cell>
          <table:table-cell table:style-name="ce216" table:formula="of:=COUNTBLANK([.C12:.K12])" office:value-type="float" office:value="1" calcext:value-type="float">
            <text:p>1</text:p>
          </table:table-cell>
          <table:table-cell table:style-name="ce218" table:formula="of:=COUNTIF([.C12:.K12];&quot;51&quot;) + COUNTIF([.C12:.K12];&quot;51L&quot;)+COUNTIF([.C12:.K12];&quot;2&quot;)+COUNTIF([.C12:.K12];&quot;52&quot;)+COUNTIF([.C12:.K1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2" calcext:value-type="date">
            <text:p>12. XII. 07</text:p>
          </table:table-cell>
          <table:table-cell table:style-name="ce207" table:formula="of:=TEXT([.A13];&quot;Ddd&quot;)" office:value-type="string" office:string-value="sre" calcext:value-type="string">
            <text:p>sre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float" office:value="51" calcext:value-type="float">
            <text:p>51</text:p>
          </table:table-cell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1" office:value-type="float" office:value="52" calcext:value-type="float">
            <text:p>52</text:p>
          </table:table-cell>
          <table:table-cell table:style-name="ce151" office:value-type="string" calcext:value-type="string">
            <text:p>x</text:p>
          </table:table-cell>
          <table:table-cell table:style-name="ce152"/>
          <table:table-cell table:style-name="ce151" office:value-type="string" calcext:value-type="string">
            <text:p>U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215" table:formula="of:=COUNTIF([.C13:.K13];&quot;L&quot;) + COUNTIF([.C13:.K13];&quot;52L&quot;)+COUNTIF([.C13:.K13];&quot;51L&quot;)+COUNTIF([.C13:.K13];&quot;1L&quot;)+COUNTIF([.C13:.K13];&quot;KVITL&quot;)+COUNTIF([.C13:.K13];&quot;UL&quot;)" office:value-type="float" office:value="1" calcext:value-type="float">
            <text:p>1</text:p>
          </table:table-cell>
          <table:table-cell table:style-name="ce215" table:formula="of:=COUNTIF([.C13:.K13];&quot;51&quot;) + COUNTIF([.C13:.K13];&quot;51L&quot;)" office:value-type="float" office:value="1" calcext:value-type="float">
            <text:p>1</text:p>
          </table:table-cell>
          <table:table-cell table:style-name="ce215" table:formula="of:=COUNTIF([.C13:.K13];&quot;52&quot;) + COUNTIF([.C13:.K13];&quot;52L&quot;)" office:value-type="float" office:value="1" calcext:value-type="float">
            <text:p>1</text:p>
          </table:table-cell>
          <table:table-cell table:style-name="ce215" table:formula="of:=COUNTIF([.C13:.K13];&quot;11-19&quot;) + COUNTIF([.C13:.K13];&quot;2&quot;)" office:value-type="float" office:value="1" calcext:value-type="float">
            <text:p>1</text:p>
          </table:table-cell>
          <table:table-cell table:style-name="ce215" table:formula="of:=COUNTIF([.C13:.K13];&quot;U&quot;)+COUNTIF([.C13:.K13];&quot;UL&quot;)" office:value-type="float" office:value="1" calcext:value-type="float">
            <text:p>1</text:p>
          </table:table-cell>
          <table:table-cell table:style-name="ce215" table:formula="of:=COUNTIF([.C13:.K13];&quot;KVIT&quot;)" office:value-type="float" office:value="2" calcext:value-type="float">
            <text:p>2</text:p>
          </table:table-cell>
          <table:table-cell table:style-name="ce216" table:formula="of:=COUNTBLANK([.C13:.K13])" office:value-type="float" office:value="1" calcext:value-type="float">
            <text:p>1</text:p>
          </table:table-cell>
          <table:table-cell table:style-name="ce218" table:formula="of:=COUNTIF([.C13:.K13];&quot;51&quot;) + COUNTIF([.C13:.K13];&quot;51L&quot;)+COUNTIF([.C13:.K13];&quot;2&quot;)+COUNTIF([.C13:.K13];&quot;52&quot;)+COUNTIF([.C13:.K13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3" calcext:value-type="date">
            <text:p>13. XII. 07</text:p>
          </table:table-cell>
          <table:table-cell table:style-name="ce207" table:formula="of:=TEXT([.A14];&quot;Ddd&quot;)" office:value-type="string" office:string-value="čet" calcext:value-type="string">
            <text:p>čet</text:p>
          </table:table-cell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1" office:value-type="string" calcext:value-type="string">
            <text:p>U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string" calcext:value-type="string">
            <text:p>D</text:p>
          </table:table-cell>
          <table:table-cell table:style-name="ce159" office:value-type="float" office:value="51" calcext:value-type="float">
            <text:p>51</text:p>
          </table:table-cell>
          <table:table-cell table:style-name="ce151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215" table:formula="of:=COUNTIF([.C14:.K14];&quot;L&quot;) + COUNTIF([.C14:.K14];&quot;52L&quot;)+COUNTIF([.C14:.K14];&quot;51L&quot;)+COUNTIF([.C14:.K14];&quot;1L&quot;)+COUNTIF([.C14:.K14];&quot;KVITL&quot;)+COUNTIF([.C14:.K14];&quot;UL&quot;)" office:value-type="float" office:value="1" calcext:value-type="float">
            <text:p>1</text:p>
          </table:table-cell>
          <table:table-cell table:style-name="ce215" table:formula="of:=COUNTIF([.C14:.K14];&quot;51&quot;) + COUNTIF([.C14:.K14];&quot;51L&quot;)" office:value-type="float" office:value="1" calcext:value-type="float">
            <text:p>1</text:p>
          </table:table-cell>
          <table:table-cell table:style-name="ce215" table:formula="of:=COUNTIF([.C14:.K14];&quot;52&quot;) + COUNTIF([.C14:.K14];&quot;52L&quot;)" office:value-type="float" office:value="1" calcext:value-type="float">
            <text:p>1</text:p>
          </table:table-cell>
          <table:table-cell table:style-name="ce215" table:formula="of:=COUNTIF([.C14:.K14];&quot;11-19&quot;) + COUNTIF([.C14:.K14];&quot;2&quot;)" office:value-type="float" office:value="1" calcext:value-type="float">
            <text:p>1</text:p>
          </table:table-cell>
          <table:table-cell table:style-name="ce215" table:formula="of:=COUNTIF([.C14:.K14];&quot;U&quot;)+COUNTIF([.C14:.K14];&quot;UL&quot;)" office:value-type="float" office:value="1" calcext:value-type="float">
            <text:p>1</text:p>
          </table:table-cell>
          <table:table-cell table:style-name="ce215" table:formula="of:=COUNTIF([.C14:.K14];&quot;KVIT&quot;)" office:value-type="float" office:value="2" calcext:value-type="float">
            <text:p>2</text:p>
          </table:table-cell>
          <table:table-cell table:style-name="ce216" table:formula="of:=COUNTBLANK([.C14:.K14])" office:value-type="float" office:value="1" calcext:value-type="float">
            <text:p>1</text:p>
          </table:table-cell>
          <table:table-cell table:style-name="ce218" table:formula="of:=COUNTIF([.C14:.K14];&quot;51&quot;) + COUNTIF([.C14:.K14];&quot;51L&quot;)+COUNTIF([.C14:.K14];&quot;2&quot;)+COUNTIF([.C14:.K14];&quot;52&quot;)+COUNTIF([.C14:.K14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4" calcext:value-type="date">
            <text:p>14. XII. 07</text:p>
          </table:table-cell>
          <table:table-cell table:style-name="ce207" table:formula="of:=TEXT([.A15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x</text:p>
          </table:table-cell>
          <table:table-cell table:style-name="ce159" office:value-type="float" office:value="51" calcext:value-type="float">
            <text:p>51</text:p>
          </table:table-cell>
          <table:table-cell table:style-name="ce151" office:value-type="string" calcext:value-type="string">
            <text:p>11-19</text:p>
          </table:table-cell>
          <table:table-cell table:style-name="ce151" office:value-type="string" calcext:value-type="string">
            <text:p>U</text:p>
          </table:table-cell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1" office:value-type="string" calcext:value-type="string">
            <text:p>KVIT</text:p>
          </table:table-cell>
          <table:table-cell table:style-name="ce152"/>
          <table:table-cell table:style-name="ce152" office:value-type="float" office:value="52" calcext:value-type="float">
            <text:p>52</text:p>
          </table:table-cell>
          <table:table-cell table:style-name="ce152" office:value-type="string" calcext:value-type="string">
            <text:p>KVIT</text:p>
          </table:table-cell>
          <table:table-cell table:style-name="ce166" office:value-type="string" calcext:value-type="string">
            <text:p>MŠŠ</text:p>
          </table:table-cell>
          <table:table-cell table:style-name="ce215" table:formula="of:=COUNTIF([.C15:.K15];&quot;L&quot;) + COUNTIF([.C15:.K15];&quot;52L&quot;)+COUNTIF([.C15:.K15];&quot;51L&quot;)+COUNTIF([.C15:.K15];&quot;1L&quot;)+COUNTIF([.C15:.K15];&quot;KVITL&quot;)+COUNTIF([.C15:.K15];&quot;UL&quot;)" office:value-type="float" office:value="1" calcext:value-type="float">
            <text:p>1</text:p>
          </table:table-cell>
          <table:table-cell table:style-name="ce215" table:formula="of:=COUNTIF([.C15:.K15];&quot;51&quot;) + COUNTIF([.C15:.K15];&quot;51L&quot;)" office:value-type="float" office:value="1" calcext:value-type="float">
            <text:p>1</text:p>
          </table:table-cell>
          <table:table-cell table:style-name="ce215" table:formula="of:=COUNTIF([.C15:.K15];&quot;52&quot;) + COUNTIF([.C15:.K15];&quot;52L&quot;)" office:value-type="float" office:value="1" calcext:value-type="float">
            <text:p>1</text:p>
          </table:table-cell>
          <table:table-cell table:style-name="ce215" table:formula="of:=COUNTIF([.C15:.K15];&quot;11-19&quot;) + COUNTIF([.C15:.K15];&quot;2&quot;)" office:value-type="float" office:value="1" calcext:value-type="float">
            <text:p>1</text:p>
          </table:table-cell>
          <table:table-cell table:style-name="ce215" table:formula="of:=COUNTIF([.C15:.K15];&quot;U&quot;)+COUNTIF([.C15:.K15];&quot;UL&quot;)" office:value-type="float" office:value="1" calcext:value-type="float">
            <text:p>1</text:p>
          </table:table-cell>
          <table:table-cell table:style-name="ce215" table:formula="of:=COUNTIF([.C15:.K15];&quot;KVIT&quot;)" office:value-type="float" office:value="2" calcext:value-type="float">
            <text:p>2</text:p>
          </table:table-cell>
          <table:table-cell table:style-name="ce216" table:formula="of:=COUNTBLANK([.C15:.K15])" office:value-type="float" office:value="1" calcext:value-type="float">
            <text:p>1</text:p>
          </table:table-cell>
          <table:table-cell table:style-name="ce218" table:formula="of:=COUNTIF([.C15:.K15];&quot;51&quot;) + COUNTIF([.C15:.K15];&quot;51L&quot;)+COUNTIF([.C15:.K15];&quot;2&quot;)+COUNTIF([.C15:.K15];&quot;52&quot;)+COUNTIF([.C15:.K1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15" calcext:value-type="date">
            <text:p>15. XII. 07</text:p>
          </table:table-cell>
          <table:table-cell table:style-name="ce206" table:formula="of:=TEXT([.A16];&quot;Ddd&quot;)" office:value-type="string" office:string-value="sob" calcext:value-type="string">
            <text:p>sob</text:p>
          </table:table-cell>
          <table:table-cell table:style-name="ce180" table:number-columns-repeated="3"/>
          <table:table-cell table:style-name="ce180">
            <office:annotation draw:style-name="gr5" draw:text-style-name="P2" svg:width="2.833cm" svg:height="1.4cm" svg:x="9.181cm" svg:y="8.625cm" draw:caption-point-x="-0.243cm" draw:caption-point-y="1.888cm">
              <dc:date>2022-03-21T00:00:00</dc:date>
              <text:p text:style-name="P1">vikend dezurnih v decembru prosim ne</text:p>
            </office:annotation>
          </table:table-cell>
          <table:table-cell table:style-name="ce181"/>
          <table:table-cell table:style-name="ce180"/>
          <table:table-cell table:style-name="ce181"/>
          <table:table-cell table:style-name="ce180"/>
          <table:table-cell table:style-name="ce209" office:value-type="string" calcext:value-type="string">
            <text:p>L</text:p>
          </table:table-cell>
          <table:table-cell table:style-name="ce166" office:value-type="string" calcext:value-type="string">
            <text:p>MIR</text:p>
          </table:table-cell>
          <table:table-cell table:style-name="ce215" table:formula="of:=COUNTIF([.C16:.K16];&quot;L&quot;) + COUNTIF([.C16:.K16];&quot;52L&quot;)+COUNTIF([.C16:.K16];&quot;51L&quot;)+COUNTIF([.C16:.K16];&quot;1L&quot;)+COUNTIF([.C16:.K16];&quot;KVITL&quot;)+COUNTIF([.C16:.K16];&quot;UL&quot;)" office:value-type="float" office:value="1" calcext:value-type="float">
            <text:p>1</text:p>
          </table:table-cell>
          <table:table-cell table:style-name="ce215" table:formula="of:=COUNTIF([.C16:.K16];&quot;51&quot;) + COUNTIF([.C16:.K16];&quot;51L&quot;)" office:value-type="float" office:value="0" calcext:value-type="float">
            <text:p>0</text:p>
          </table:table-cell>
          <table:table-cell table:style-name="ce215" table:formula="of:=COUNTIF([.C16:.K16];&quot;52&quot;) + COUNTIF([.C16:.K16];&quot;52L&quot;)" office:value-type="float" office:value="0" calcext:value-type="float">
            <text:p>0</text:p>
          </table:table-cell>
          <table:table-cell table:style-name="ce215" table:formula="of:=COUNTIF([.C16:.K16];&quot;11-19&quot;) + COUNTIF([.C16:.K16];&quot;2&quot;)" office:value-type="float" office:value="0" calcext:value-type="float">
            <text:p>0</text:p>
          </table:table-cell>
          <table:table-cell table:style-name="ce215" table:formula="of:=COUNTIF([.C16:.K16];&quot;U&quot;)+COUNTIF([.C16:.K16];&quot;UL&quot;)" office:value-type="float" office:value="0" calcext:value-type="float">
            <text:p>0</text:p>
          </table:table-cell>
          <table:table-cell table:style-name="ce215" table:formula="of:=COUNTIF([.C16:.K16];&quot;KVIT&quot;)" office:value-type="float" office:value="0" calcext:value-type="float">
            <text:p>0</text:p>
          </table:table-cell>
          <table:table-cell table:style-name="ce216" table:formula="of:=COUNTBLANK([.C16:.K16])" office:value-type="float" office:value="8" calcext:value-type="float">
            <text:p>8</text:p>
          </table:table-cell>
          <table:table-cell table:style-name="ce218" table:formula="of:=COUNTIF([.C16:.K16];&quot;51&quot;) + COUNTIF([.C16:.K16];&quot;51L&quot;)+COUNTIF([.C16:.K16];&quot;2&quot;)+COUNTIF([.C16:.K16];&quot;52&quot;)+COUNTIF([.C16:.K1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16" calcext:value-type="date">
            <text:p>16. XII. 07</text:p>
          </table:table-cell>
          <table:table-cell table:style-name="ce206" table:formula="of:=TEXT([.A17];&quot;Ddd&quot;)" office:value-type="string" office:string-value="ned" calcext:value-type="string">
            <text:p>ned</text:p>
          </table:table-cell>
          <table:table-cell table:style-name="ce181" table:number-columns-repeated="3"/>
          <table:table-cell table:style-name="ce180">
            <office:annotation draw:style-name="gr5" draw:text-style-name="P2" svg:width="2.833cm" svg:height="1.4cm" svg:x="9.181cm" svg:y="9.325cm" draw:caption-point-x="-0.243cm" draw:caption-point-y="1.889cm">
              <dc:date>2022-03-21T00:00:00</dc:date>
              <text:p text:style-name="P1">vikend dezurnih v decembru prosim ne</text:p>
            </office:annotation>
          </table:table-cell>
          <table:table-cell table:style-name="ce181" table:number-columns-repeated="3"/>
          <table:table-cell table:style-name="ce180"/>
          <table:table-cell table:style-name="ce209" office:value-type="string" calcext:value-type="string">
            <text:p>L</text:p>
          </table:table-cell>
          <table:table-cell table:style-name="ce166" office:value-type="string" calcext:value-type="string">
            <text:p>MIR</text:p>
          </table:table-cell>
          <table:table-cell table:style-name="ce215" table:formula="of:=COUNTIF([.C17:.K17];&quot;L&quot;) + COUNTIF([.C17:.K17];&quot;52L&quot;)+COUNTIF([.C17:.K17];&quot;51L&quot;)+COUNTIF([.C17:.K17];&quot;1L&quot;)+COUNTIF([.C17:.K17];&quot;KVITL&quot;)+COUNTIF([.C17:.K17];&quot;UL&quot;)" office:value-type="float" office:value="1" calcext:value-type="float">
            <text:p>1</text:p>
          </table:table-cell>
          <table:table-cell table:style-name="ce215" table:formula="of:=COUNTIF([.C17:.K17];&quot;51&quot;) + COUNTIF([.C17:.K17];&quot;51L&quot;)" office:value-type="float" office:value="0" calcext:value-type="float">
            <text:p>0</text:p>
          </table:table-cell>
          <table:table-cell table:style-name="ce215" table:formula="of:=COUNTIF([.C17:.K17];&quot;52&quot;) + COUNTIF([.C17:.K17];&quot;52L&quot;)" office:value-type="float" office:value="0" calcext:value-type="float">
            <text:p>0</text:p>
          </table:table-cell>
          <table:table-cell table:style-name="ce215" table:formula="of:=COUNTIF([.C17:.K17];&quot;11-19&quot;) + COUNTIF([.C17:.K17];&quot;2&quot;)" office:value-type="float" office:value="0" calcext:value-type="float">
            <text:p>0</text:p>
          </table:table-cell>
          <table:table-cell table:style-name="ce215" table:formula="of:=COUNTIF([.C17:.K17];&quot;U&quot;)+COUNTIF([.C17:.K17];&quot;UL&quot;)" office:value-type="float" office:value="0" calcext:value-type="float">
            <text:p>0</text:p>
          </table:table-cell>
          <table:table-cell table:style-name="ce215" table:formula="of:=COUNTIF([.C17:.K17];&quot;KVIT&quot;)" office:value-type="float" office:value="0" calcext:value-type="float">
            <text:p>0</text:p>
          </table:table-cell>
          <table:table-cell table:style-name="ce216" table:formula="of:=COUNTBLANK([.C17:.K17])" office:value-type="float" office:value="8" calcext:value-type="float">
            <text:p>8</text:p>
          </table:table-cell>
          <table:table-cell table:style-name="ce218" table:formula="of:=COUNTIF([.C17:.K17];&quot;51&quot;) + COUNTIF([.C17:.K17];&quot;51L&quot;)+COUNTIF([.C17:.K17];&quot;2&quot;)+COUNTIF([.C17:.K17];&quot;52&quot;)+COUNTIF([.C17:.K17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7" calcext:value-type="date">
            <text:p>17. XII. 07</text:p>
          </table:table-cell>
          <table:table-cell table:style-name="ce207" table:formula="of:=TEXT([.A18];&quot;Ddd&quot;)" office:value-type="string" office:string-value="pon" calcext:value-type="string">
            <text:p>pon</text:p>
          </table:table-cell>
          <table:table-cell table:style-name="ce152" office:value-type="string" calcext:value-type="string">
            <text:p>U</text:p>
          </table:table-cell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2" office:value-type="float" office:value="51" calcext:value-type="float">
            <text:p>51</text:p>
          </table:table-cell>
          <table:table-cell table:style-name="ce151" office:value-type="string" calcext:value-type="string">
            <text:p>BOL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text:p>KVIT</text:p>
          </table:table-cell>
          <table:table-cell table:style-name="ce152"/>
          <table:table-cell table:style-name="ce152" office:value-type="string" calcext:value-type="string"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HOL</text:p>
          </table:table-cell>
          <table:table-cell table:style-name="ce215" table:formula="of:=COUNTIF([.C18:.K18];&quot;L&quot;) + COUNTIF([.C18:.K18];&quot;52L&quot;)+COUNTIF([.C18:.K18];&quot;51L&quot;)+COUNTIF([.C18:.K18];&quot;1L&quot;)+COUNTIF([.C18:.K18];&quot;KVITL&quot;)+COUNTIF([.C18:.K18];&quot;UL&quot;)" office:value-type="float" office:value="1" calcext:value-type="float">
            <text:p>1</text:p>
          </table:table-cell>
          <table:table-cell table:style-name="ce215" table:formula="of:=COUNTIF([.C18:.K18];&quot;51&quot;) + COUNTIF([.C18:.K18];&quot;51L&quot;)" office:value-type="float" office:value="1" calcext:value-type="float">
            <text:p>1</text:p>
          </table:table-cell>
          <table:table-cell table:style-name="ce215" table:formula="of:=COUNTIF([.C18:.K18];&quot;52&quot;) + COUNTIF([.C18:.K18];&quot;52L&quot;)" office:value-type="float" office:value="0" calcext:value-type="float">
            <text:p>0</text:p>
          </table:table-cell>
          <table:table-cell table:style-name="ce215" table:formula="of:=COUNTIF([.C18:.K18];&quot;11-19&quot;) + COUNTIF([.C18:.K18];&quot;2&quot;)" office:value-type="float" office:value="0" calcext:value-type="float">
            <text:p>0</text:p>
          </table:table-cell>
          <table:table-cell table:style-name="ce215" table:formula="of:=COUNTIF([.C18:.K18];&quot;U&quot;)+COUNTIF([.C18:.K18];&quot;UL&quot;)" office:value-type="float" office:value="1" calcext:value-type="float">
            <text:p>1</text:p>
          </table:table-cell>
          <table:table-cell table:style-name="ce215" table:formula="of:=COUNTIF([.C18:.K18];&quot;KVIT&quot;)" office:value-type="float" office:value="1" calcext:value-type="float">
            <text:p>1</text:p>
          </table:table-cell>
          <table:table-cell table:style-name="ce216" table:formula="of:=COUNTBLANK([.C18:.K18])" office:value-type="float" office:value="1" calcext:value-type="float">
            <text:p>1</text:p>
          </table:table-cell>
          <table:table-cell table:style-name="ce218" table:formula="of:=COUNTIF([.C18:.K18];&quot;51&quot;) + COUNTIF([.C18:.K18];&quot;51L&quot;)+COUNTIF([.C18:.K18];&quot;2&quot;)+COUNTIF([.C18:.K18];&quot;52&quot;)+COUNTIF([.C18:.K18];&quot;52L&quot;)" office:value-type="float" office:value="1" calcext:value-type="float">
            <text:p>1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8" calcext:value-type="date">
            <text:p>18. XII. 07</text:p>
          </table:table-cell>
          <table:table-cell table:style-name="ce207" table:formula="of:=TEXT([.A19];&quot;Ddd&quot;)" office:value-type="string" office:string-value="tor" calcext:value-type="string">
            <text:p>tor</text:p>
          </table:table-cell>
          <table:table-cell table:style-name="ce152" office:value-type="string" calcext:value-type="string">
            <text:p>KVIT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float" office:value="52" calcext:value-type="float">
            <text:p>52</text:p>
          </table:table-cell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1" office:value-type="string" calcext:value-type="string">
            <text:p>11-19</text:p>
          </table:table-cell>
          <table:table-cell table:style-name="ce159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text:p>U</text:p>
          </table:table-cell>
          <table:table-cell table:style-name="ce151" office:value-type="float" office:value="51" calcext:value-type="float">
            <office:annotation draw:style-name="gr6" draw:text-style-name="P2" svg:width="3.14cm" svg:height="1.974cm" svg:x="16.172cm" svg:y="10.725cm" draw:caption-point-x="-0.232cm" draw:caption-point-y="1.889cm">
              <dc:date>2022-03-21T00:00:00</dc:date>
              <text:p text:style-name="P1">18.12. razpišete v dopoldanskem času, nikakor pa ne za dežurstvo</text:p>
            </office:annotation>
            <text:p>51</text:p>
          </table:table-cell>
          <table:table-cell table:style-name="ce166" office:value-type="string" calcext:value-type="string">
            <text:p>HOL</text:p>
          </table:table-cell>
          <table:table-cell table:style-name="ce215" table:formula="of:=COUNTIF([.C19:.K19];&quot;L&quot;) + COUNTIF([.C19:.K19];&quot;52L&quot;)+COUNTIF([.C19:.K19];&quot;51L&quot;)+COUNTIF([.C19:.K19];&quot;1L&quot;)+COUNTIF([.C19:.K19];&quot;KVITL&quot;)+COUNTIF([.C19:.K19];&quot;UL&quot;)" office:value-type="float" office:value="1" calcext:value-type="float">
            <text:p>1</text:p>
          </table:table-cell>
          <table:table-cell table:style-name="ce215" table:formula="of:=COUNTIF([.C19:.K19];&quot;51&quot;) + COUNTIF([.C19:.K19];&quot;51L&quot;)" office:value-type="float" office:value="1" calcext:value-type="float">
            <text:p>1</text:p>
          </table:table-cell>
          <table:table-cell table:style-name="ce215" table:formula="of:=COUNTIF([.C19:.K19];&quot;52&quot;) + COUNTIF([.C19:.K19];&quot;52L&quot;)" office:value-type="float" office:value="1" calcext:value-type="float">
            <text:p>1</text:p>
          </table:table-cell>
          <table:table-cell table:style-name="ce215" table:formula="of:=COUNTIF([.C19:.K19];&quot;11-19&quot;) + COUNTIF([.C19:.K19];&quot;2&quot;)" office:value-type="float" office:value="1" calcext:value-type="float">
            <text:p>1</text:p>
          </table:table-cell>
          <table:table-cell table:style-name="ce215" table:formula="of:=COUNTIF([.C19:.K19];&quot;U&quot;)+COUNTIF([.C19:.K19];&quot;UL&quot;)" office:value-type="float" office:value="1" calcext:value-type="float">
            <text:p>1</text:p>
          </table:table-cell>
          <table:table-cell table:style-name="ce215" table:formula="of:=COUNTIF([.C19:.K19];&quot;KVIT&quot;)" office:value-type="float" office:value="2" calcext:value-type="float">
            <text:p>2</text:p>
          </table:table-cell>
          <table:table-cell table:style-name="ce216" table:formula="of:=COUNTBLANK([.C19:.K19])" office:value-type="float" office:value="1" calcext:value-type="float">
            <text:p>1</text:p>
          </table:table-cell>
          <table:table-cell table:style-name="ce218" table:formula="of:=COUNTIF([.C19:.K19];&quot;51&quot;) + COUNTIF([.C19:.K19];&quot;51L&quot;)+COUNTIF([.C19:.K19];&quot;2&quot;)+COUNTIF([.C19:.K19];&quot;52&quot;)+COUNTIF([.C19:.K1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19" calcext:value-type="date">
            <text:p>19. XII. 07</text:p>
          </table:table-cell>
          <table:table-cell table:style-name="ce207" table:formula="of:=TEXT([.A20];&quot;Ddd&quot;)" office:value-type="string" office:string-value="sre" calcext:value-type="string">
            <text:p>sre</text:p>
          </table:table-cell>
          <table:table-cell table:style-name="ce151" office:value-type="float" office:value="51" calcext:value-type="float">
            <text:p>51</text:p>
          </table:table-cell>
          <table:table-cell table:style-name="ce152" office:value-type="string" calcext:value-type="string">
            <text:p>11-19</text:p>
          </table:table-cell>
          <table:table-cell table:style-name="ce152" office:value-type="float" office:value="52" calcext:value-type="float">
            <text:p>52</text:p>
          </table:table-cell>
          <table:table-cell table:style-name="ce152" office:value-type="string" calcext:value-type="string">
            <text:p>D</text:p>
          </table:table-cell>
          <table:table-cell table:style-name="ce208" office:value-type="string" calcext:value-type="string">
            <text:p><text:span text:style-name="T5">KVIT</text:span><text:span text:style-name="T6">L</text:span></text:p>
          </table:table-cell>
          <table:table-cell table:style-name="ce159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text:p>11-19</text:p>
          </table:table-cell>
          <table:table-cell table:style-name="ce151" office:value-type="float" office:value="51" calcext:value-type="float">
            <office:annotation draw:style-name="gr23" draw:text-style-name="P2" svg:width="3.14cm" svg:height="3.289cm" svg:x="16.172cm" svg:y="11.426cm" draw:caption-point-x="-0.232cm" draw:caption-point-y="1.889cm">
              <dc:date>2022-03-21T00:00:00</dc:date>
              <text:p text:style-name="P1"><text:s/>sredo, 19. decembra, razpišete v dopoldanskem času, ker sem dežurna na nevro. </text:p>
            </office:annotation>
            <text:p>51</text:p>
          </table:table-cell>
          <table:table-cell table:style-name="ce166" office:value-type="string" calcext:value-type="string">
            <text:p>HOL</text:p>
          </table:table-cell>
          <table:table-cell table:style-name="ce215" table:formula="of:=COUNTIF([.C20:.K20];&quot;L&quot;) + COUNTIF([.C20:.K20];&quot;52L&quot;)+COUNTIF([.C20:.K20];&quot;51L&quot;)+COUNTIF([.C20:.K20];&quot;1L&quot;)+COUNTIF([.C20:.K20];&quot;KVITL&quot;)+COUNTIF([.C20:.K20];&quot;UL&quot;)" office:value-type="float" office:value="1" calcext:value-type="float">
            <text:p>1</text:p>
          </table:table-cell>
          <table:table-cell table:style-name="ce215" table:formula="of:=COUNTIF([.C20:.K20];&quot;51&quot;) + COUNTIF([.C20:.K20];&quot;51L&quot;)" office:value-type="float" office:value="2" calcext:value-type="float">
            <text:p>2</text:p>
          </table:table-cell>
          <table:table-cell table:style-name="ce215" table:formula="of:=COUNTIF([.C20:.K20];&quot;52&quot;) + COUNTIF([.C20:.K20];&quot;52L&quot;)" office:value-type="float" office:value="1" calcext:value-type="float">
            <text:p>1</text:p>
          </table:table-cell>
          <table:table-cell table:style-name="ce215" table:formula="of:=COUNTIF([.C20:.K20];&quot;11-19&quot;) + COUNTIF([.C20:.K20];&quot;2&quot;)" office:value-type="float" office:value="2" calcext:value-type="float">
            <text:p>2</text:p>
          </table:table-cell>
          <table:table-cell table:style-name="ce215" table:formula="of:=COUNTIF([.C20:.K20];&quot;U&quot;)+COUNTIF([.C20:.K20];&quot;UL&quot;)" office:value-type="float" office:value="0" calcext:value-type="float">
            <text:p>0</text:p>
          </table:table-cell>
          <table:table-cell table:style-name="ce215" table:formula="of:=COUNTIF([.C20:.K20];&quot;KVIT&quot;)" office:value-type="float" office:value="1" calcext:value-type="float">
            <text:p>1</text:p>
          </table:table-cell>
          <table:table-cell table:style-name="ce216" table:formula="of:=COUNTBLANK([.C20:.K20])" office:value-type="float" office:value="1" calcext:value-type="float">
            <text:p>1</text:p>
          </table:table-cell>
          <table:table-cell table:style-name="ce218" table:formula="of:=COUNTIF([.C20:.K20];&quot;51&quot;) + COUNTIF([.C20:.K20];&quot;51L&quot;)+COUNTIF([.C20:.K20];&quot;2&quot;)+COUNTIF([.C20:.K20];&quot;52&quot;)+COUNTIF([.C20:.K20];&quot;52L&quot;)" office:value-type="float" office:value="3" calcext:value-type="float">
            <text:p>3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20" calcext:value-type="date">
            <text:p>20. XII. 07</text:p>
          </table:table-cell>
          <table:table-cell table:style-name="ce207" table:formula="of:=TEXT([.A21];&quot;Ddd&quot;)" office:value-type="string" office:string-value="čet" calcext:value-type="string">
            <text:p>čet</text:p>
          </table:table-cell>
          <table:table-cell table:style-name="ce152" office:value-type="string" calcext:value-type="string">
            <text:p>11-19</text:p>
          </table:table-cell>
          <table:table-cell table:style-name="ce208" office:value-type="string" calcext:value-type="string">
            <text:p><text:span text:style-name="T5">51</text:span><text:span text:style-name="T6">L</text:span></text:p>
          </table:table-cell>
          <table:table-cell table:style-name="ce159" office:value-type="string" calcext:value-type="string">
            <text:p>KVIT</text:p>
          </table:table-cell>
          <table:table-cell table:style-name="ce151" office:value-type="float" office:value="52" calcext:value-type="float">
            <text:p>52</text:p>
          </table:table-cell>
          <table:table-cell table:style-name="ce151" office:value-type="string" calcext:value-type="string"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2"/>
          <table:table-cell table:style-name="ce151" office:value-type="float" office:value="51" calcext:value-type="float">
            <text:p>51</text:p>
          </table:table-cell>
          <table:table-cell table:style-name="ce151" office:value-type="string" calcext:value-type="string">
            <text:p>U</text:p>
          </table:table-cell>
          <table:table-cell table:style-name="ce166" office:value-type="string" calcext:value-type="string">
            <text:p>HOL</text:p>
          </table:table-cell>
          <table:table-cell table:style-name="ce215" table:formula="of:=COUNTIF([.C21:.K21];&quot;L&quot;) + COUNTIF([.C21:.K21];&quot;52L&quot;)+COUNTIF([.C21:.K21];&quot;51L&quot;)+COUNTIF([.C21:.K21];&quot;1L&quot;)+COUNTIF([.C21:.K21];&quot;KVITL&quot;)+COUNTIF([.C21:.K21];&quot;UL&quot;)" office:value-type="float" office:value="1" calcext:value-type="float">
            <text:p>1</text:p>
          </table:table-cell>
          <table:table-cell table:style-name="ce215" table:formula="of:=COUNTIF([.C21:.K21];&quot;51&quot;) + COUNTIF([.C21:.K21];&quot;51L&quot;)" office:value-type="float" office:value="2" calcext:value-type="float">
            <text:p>2</text:p>
          </table:table-cell>
          <table:table-cell table:style-name="ce215" table:formula="of:=COUNTIF([.C21:.K21];&quot;52&quot;) + COUNTIF([.C21:.K21];&quot;52L&quot;)" office:value-type="float" office:value="1" calcext:value-type="float">
            <text:p>1</text:p>
          </table:table-cell>
          <table:table-cell table:style-name="ce215" table:formula="of:=COUNTIF([.C21:.K21];&quot;11-19&quot;) + COUNTIF([.C21:.K21];&quot;2&quot;)" office:value-type="float" office:value="1" calcext:value-type="float">
            <text:p>1</text:p>
          </table:table-cell>
          <table:table-cell table:style-name="ce215" table:formula="of:=COUNTIF([.C21:.K21];&quot;U&quot;)+COUNTIF([.C21:.K21];&quot;UL&quot;)" office:value-type="float" office:value="1" calcext:value-type="float">
            <text:p>1</text:p>
          </table:table-cell>
          <table:table-cell table:style-name="ce215" table:formula="of:=COUNTIF([.C21:.K21];&quot;KVIT&quot;)" office:value-type="float" office:value="2" calcext:value-type="float">
            <text:p>2</text:p>
          </table:table-cell>
          <table:table-cell table:style-name="ce216" table:formula="of:=COUNTBLANK([.C21:.K21])" office:value-type="float" office:value="1" calcext:value-type="float">
            <text:p>1</text:p>
          </table:table-cell>
          <table:table-cell table:style-name="ce218" table:formula="of:=COUNTIF([.C21:.K21];&quot;51&quot;) + COUNTIF([.C21:.K21];&quot;51L&quot;)+COUNTIF([.C21:.K21];&quot;2&quot;)+COUNTIF([.C21:.K21];&quot;52&quot;)+COUNTIF([.C21:.K21];&quot;52L&quot;)" office:value-type="float" office:value="3" calcext:value-type="float">
            <text:p>3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21" calcext:value-type="date">
            <text:p>21. XII. 07</text:p>
          </table:table-cell>
          <table:table-cell table:style-name="ce207" table:formula="of:=TEXT([.A22];&quot;Ddd&quot;)" office:value-type="string" office:string-value="pet" calcext:value-type="string">
            <text:p>pet</text:p>
          </table:table-cell>
          <table:table-cell table:style-name="ce152" office:value-type="string" calcext:value-type="string">
            <office:annotation draw:style-name="gr12" draw:text-style-name="P2" svg:width="2.843cm" svg:height="1.232cm" svg:x="4.979cm" svg:y="12.826cm" draw:caption-point-x="-0.243cm" draw:caption-point-y="1.889cm">
              <dc:date>2022-03-21T00:00:00</dc:date>
              <text:p text:style-name="P1">prost dan petek, 21.decembra</text:p>
            </office:annotation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208" office:value-type="string" calcext:value-type="string">
            <text:p><text:span text:style-name="T5">52</text:span><text:span text:style-name="T6">L</text:span></text:p>
          </table:table-cell>
          <table:table-cell table:style-name="ce151" office:value-type="float" office:value="51" calcext:value-type="float">
            <office:annotation draw:style-name="gr6" draw:text-style-name="P2" svg:width="2.833cm" svg:height="1.974cm" svg:x="9.181cm" svg:y="12.826cm" draw:caption-point-x="-0.243cm" draw:caption-point-y="1.889cm">
              <dc:date>2022-03-21T00:00:00</dc:date>
              <text:p text:style-name="P1"><text:s/>21. bi zelel delati dopoldan ( ne urgenco ker to ni dopoldan )</text:p>
            </office:annotation>
            <text:p>51</text:p>
          </table:table-cell>
          <table:table-cell table:style-name="ce151" office:value-type="string" calcext:value-type="string">
            <text:p>U</text:p>
          </table:table-cell>
          <table:table-cell table:style-name="ce159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11-19</text:p>
          </table:table-cell>
          <table:table-cell table:style-name="ce166" office:value-type="string" calcext:value-type="string">
            <text:p>HOL</text:p>
          </table:table-cell>
          <table:table-cell table:style-name="ce215" table:formula="of:=COUNTIF([.C22:.K22];&quot;L&quot;) + COUNTIF([.C22:.K22];&quot;52L&quot;)+COUNTIF([.C22:.K22];&quot;51L&quot;)+COUNTIF([.C22:.K22];&quot;1L&quot;)+COUNTIF([.C22:.K22];&quot;KVITL&quot;)+COUNTIF([.C22:.K22];&quot;UL&quot;)" office:value-type="float" office:value="1" calcext:value-type="float">
            <text:p>1</text:p>
          </table:table-cell>
          <table:table-cell table:style-name="ce215" table:formula="of:=COUNTIF([.C22:.K22];&quot;51&quot;) + COUNTIF([.C22:.K22];&quot;51L&quot;)" office:value-type="float" office:value="1" calcext:value-type="float">
            <text:p>1</text:p>
          </table:table-cell>
          <table:table-cell table:style-name="ce215" table:formula="of:=COUNTIF([.C22:.K22];&quot;52&quot;) + COUNTIF([.C22:.K22];&quot;52L&quot;)" office:value-type="float" office:value="1" calcext:value-type="float">
            <text:p>1</text:p>
          </table:table-cell>
          <table:table-cell table:style-name="ce215" table:formula="of:=COUNTIF([.C22:.K22];&quot;11-19&quot;) + COUNTIF([.C22:.K22];&quot;2&quot;)" office:value-type="float" office:value="1" calcext:value-type="float">
            <text:p>1</text:p>
          </table:table-cell>
          <table:table-cell table:style-name="ce215" table:formula="of:=COUNTIF([.C22:.K22];&quot;U&quot;)+COUNTIF([.C22:.K22];&quot;UL&quot;)" office:value-type="float" office:value="1" calcext:value-type="float">
            <text:p>1</text:p>
          </table:table-cell>
          <table:table-cell table:style-name="ce215" table:formula="of:=COUNTIF([.C22:.K22];&quot;KVIT&quot;)" office:value-type="float" office:value="2" calcext:value-type="float">
            <text:p>2</text:p>
          </table:table-cell>
          <table:table-cell table:style-name="ce216" table:formula="of:=COUNTBLANK([.C22:.K22])" office:value-type="float" office:value="1" calcext:value-type="float">
            <text:p>1</text:p>
          </table:table-cell>
          <table:table-cell table:style-name="ce218" table:formula="of:=COUNTIF([.C22:.K22];&quot;51&quot;) + COUNTIF([.C22:.K22];&quot;51L&quot;)+COUNTIF([.C22:.K22];&quot;2&quot;)+COUNTIF([.C22:.K22];&quot;52&quot;)+COUNTIF([.C22:.K22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22" calcext:value-type="date">
            <text:p>22. XII. 07</text:p>
          </table:table-cell>
          <table:table-cell table:style-name="ce206" table:formula="of:=TEXT([.A23];&quot;Ddd&quot;)" office:value-type="string" office:string-value="sob" calcext:value-type="string">
            <text:p>sob</text:p>
          </table:table-cell>
          <table:table-cell table:style-name="ce180" table:number-columns-repeated="3"/>
          <table:table-cell table:style-name="ce180">
            <office:annotation draw:style-name="gr20" draw:text-style-name="P2" svg:width="2.833cm" svg:height="1.389cm" svg:x="9.181cm" svg:y="13.527cm" draw:caption-point-x="-0.243cm" draw:caption-point-y="1.888cm">
              <dc:date>2022-03-21T00:00:00</dc:date>
              <text:p text:style-name="P1">vikend dezurnih v decembru prosim ne</text:p>
            </office:annotation>
          </table:table-cell>
          <table:table-cell table:style-name="ce181" table:number-columns-repeated="3"/>
          <table:table-cell table:style-name="ce180"/>
          <table:table-cell table:style-name="ce209" office:value-type="string" calcext:value-type="string">
            <text:p>L</text:p>
          </table:table-cell>
          <table:table-cell table:style-name="ce166" office:value-type="string" calcext:value-type="string">
            <text:p>KOS</text:p>
          </table:table-cell>
          <table:table-cell table:style-name="ce215" table:formula="of:=COUNTIF([.C23:.K23];&quot;L&quot;) + COUNTIF([.C23:.K23];&quot;52L&quot;)+COUNTIF([.C23:.K23];&quot;51L&quot;)+COUNTIF([.C23:.K23];&quot;1L&quot;)+COUNTIF([.C23:.K23];&quot;KVITL&quot;)+COUNTIF([.C23:.K23];&quot;UL&quot;)" office:value-type="float" office:value="1" calcext:value-type="float">
            <text:p>1</text:p>
          </table:table-cell>
          <table:table-cell table:style-name="ce215" table:formula="of:=COUNTIF([.C23:.K23];&quot;51&quot;) + COUNTIF([.C23:.K23];&quot;51L&quot;)" office:value-type="float" office:value="0" calcext:value-type="float">
            <text:p>0</text:p>
          </table:table-cell>
          <table:table-cell table:style-name="ce215" table:formula="of:=COUNTIF([.C23:.K23];&quot;52&quot;) + COUNTIF([.C23:.K23];&quot;52L&quot;)" office:value-type="float" office:value="0" calcext:value-type="float">
            <text:p>0</text:p>
          </table:table-cell>
          <table:table-cell table:style-name="ce215" table:formula="of:=COUNTIF([.C23:.K23];&quot;11-19&quot;) + COUNTIF([.C23:.K23];&quot;2&quot;)" office:value-type="float" office:value="0" calcext:value-type="float">
            <text:p>0</text:p>
          </table:table-cell>
          <table:table-cell table:style-name="ce215" table:formula="of:=COUNTIF([.C23:.K23];&quot;U&quot;)+COUNTIF([.C23:.K23];&quot;UL&quot;)" office:value-type="float" office:value="0" calcext:value-type="float">
            <text:p>0</text:p>
          </table:table-cell>
          <table:table-cell table:style-name="ce215" table:formula="of:=COUNTIF([.C23:.K23];&quot;KVIT&quot;)" office:value-type="float" office:value="0" calcext:value-type="float">
            <text:p>0</text:p>
          </table:table-cell>
          <table:table-cell table:style-name="ce216" table:formula="of:=COUNTBLANK([.C23:.K23])" office:value-type="float" office:value="8" calcext:value-type="float">
            <text:p>8</text:p>
          </table:table-cell>
          <table:table-cell table:style-name="ce218" table:formula="of:=COUNTIF([.C23:.K23];&quot;51&quot;) + COUNTIF([.C23:.K23];&quot;51L&quot;)+COUNTIF([.C23:.K23];&quot;2&quot;)+COUNTIF([.C23:.K23];&quot;52&quot;)+COUNTIF([.C23:.K23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23" calcext:value-type="date">
            <text:p>23. XII. 07</text:p>
          </table:table-cell>
          <table:table-cell table:style-name="ce206" table:formula="of:=TEXT([.A24];&quot;Ddd&quot;)" office:value-type="string" office:string-value="ned" calcext:value-type="string">
            <text:p>ned</text:p>
          </table:table-cell>
          <table:table-cell table:style-name="ce181" table:number-columns-repeated="2"/>
          <table:table-cell table:style-name="ce181" office:value-type="string" calcext:value-type="string">
            <office:annotation draw:style-name="gr5" draw:text-style-name="P2" svg:width="2.843cm" svg:height="1.4cm" svg:x="7.78cm" svg:y="14.217cm" draw:caption-point-x="-0.243cm" draw:caption-point-y="1.899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209" office:value-type="string" calcext:value-type="string">
            <office:annotation draw:style-name="gr5" draw:text-style-name="P2" svg:width="2.833cm" svg:height="1.4cm" svg:x="9.181cm" svg:y="14.217cm" draw:caption-point-x="-0.243cm" draw:caption-point-y="1.899cm">
              <dc:date>2022-03-21T00:00:00</dc:date>
              <text:p text:style-name="P1">vikend dezurnih v decembru prosim ne</text:p>
            </office:annotation>
            <text:p>L</text:p>
          </table:table-cell>
          <table:table-cell table:style-name="ce181" table:number-columns-repeated="4"/>
          <table:table-cell table:style-name="ce180"/>
          <table:table-cell table:style-name="ce166" office:value-type="string" calcext:value-type="string">
            <text:p>KOS</text:p>
          </table:table-cell>
          <table:table-cell table:style-name="ce215" table:formula="of:=COUNTIF([.C24:.K24];&quot;L&quot;) + COUNTIF([.C24:.K24];&quot;52L&quot;)+COUNTIF([.C24:.K24];&quot;51L&quot;)+COUNTIF([.C24:.K24];&quot;1L&quot;)+COUNTIF([.C24:.K24];&quot;KVITL&quot;)+COUNTIF([.C24:.K24];&quot;UL&quot;)" office:value-type="float" office:value="1" calcext:value-type="float">
            <text:p>1</text:p>
          </table:table-cell>
          <table:table-cell table:style-name="ce215" table:formula="of:=COUNTIF([.C24:.K24];&quot;51&quot;) + COUNTIF([.C24:.K24];&quot;51L&quot;)" office:value-type="float" office:value="0" calcext:value-type="float">
            <text:p>0</text:p>
          </table:table-cell>
          <table:table-cell table:style-name="ce215" table:formula="of:=COUNTIF([.C24:.K24];&quot;52&quot;) + COUNTIF([.C24:.K24];&quot;52L&quot;)" office:value-type="float" office:value="0" calcext:value-type="float">
            <text:p>0</text:p>
          </table:table-cell>
          <table:table-cell table:style-name="ce215" table:formula="of:=COUNTIF([.C24:.K24];&quot;11-19&quot;) + COUNTIF([.C24:.K24];&quot;2&quot;)" office:value-type="float" office:value="0" calcext:value-type="float">
            <text:p>0</text:p>
          </table:table-cell>
          <table:table-cell table:style-name="ce215" table:formula="of:=COUNTIF([.C24:.K24];&quot;U&quot;)+COUNTIF([.C24:.K24];&quot;UL&quot;)" office:value-type="float" office:value="0" calcext:value-type="float">
            <text:p>0</text:p>
          </table:table-cell>
          <table:table-cell table:style-name="ce215" table:formula="of:=COUNTIF([.C24:.K24];&quot;KVIT&quot;)" office:value-type="float" office:value="0" calcext:value-type="float">
            <text:p>0</text:p>
          </table:table-cell>
          <table:table-cell table:style-name="ce216" table:formula="of:=COUNTBLANK([.C24:.K24])" office:value-type="float" office:value="7" calcext:value-type="float">
            <text:p>7</text:p>
          </table:table-cell>
          <table:table-cell table:style-name="ce218" table:formula="of:=COUNTIF([.C24:.K24];&quot;51&quot;) + COUNTIF([.C24:.K24];&quot;51L&quot;)+COUNTIF([.C24:.K24];&quot;2&quot;)+COUNTIF([.C24:.K24];&quot;52&quot;)+COUNTIF([.C24:.K24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24" calcext:value-type="date">
            <text:p>24. XII. 07</text:p>
          </table:table-cell>
          <table:table-cell table:style-name="ce207" table:formula="of:=TEXT([.A25];&quot;Ddd&quot;)" office:value-type="string" office:string-value="pon" calcext:value-type="string">
            <text:p>pon</text:p>
          </table:table-cell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office:annotation draw:style-name="gr7" draw:text-style-name="P2" svg:width="2.843cm" svg:height="1.401cm" svg:x="7.78cm" svg:y="14.917cm" draw:caption-point-x="-0.243cm" draw:caption-point-y="1.899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152" office:value-type="string" calcext:value-type="string">
            <office:annotation draw:style-name="gr11" draw:text-style-name="P2" svg:width="2.833cm" svg:height="1.242cm" svg:x="9.181cm" svg:y="14.917cm" draw:caption-point-x="-0.243cm" draw:caption-point-y="1.899cm">
              <dc:date>2022-03-21T00:00:00</dc:date>
              <text:p text:style-name="P1">24. prosim dopust</text:p>
            </office:annotation>
            <text:p>x</text:p>
          </table:table-cell>
          <table:table-cell table:style-name="ce151" office:value-type="string" calcext:value-type="string">
            <text:p>KVIT</text:p>
          </table:table-cell>
          <table:table-cell table:style-name="ce152" office:value-type="string" calcext:value-type="string">
            <text:p>D</text:p>
          </table:table-cell>
          <table:table-cell table:style-name="ce152"/>
          <table:table-cell table:style-name="ce213" office:value-type="string" calcext:value-type="string">
            <text:p><text:span text:style-name="T5">52</text:span><text:span text:style-name="T6">L</text:span></text:p>
          </table:table-cell>
          <table:table-cell table:style-name="ce151" office:value-type="float" office:value="51" calcext:value-type="float">
            <text:p>51</text:p>
          </table:table-cell>
          <table:table-cell table:style-name="ce166" office:value-type="string" calcext:value-type="string">
            <text:p>KOS</text:p>
          </table:table-cell>
          <table:table-cell table:style-name="ce215" table:formula="of:=COUNTIF([.C25:.K25];&quot;L&quot;) + COUNTIF([.C25:.K25];&quot;52L&quot;)+COUNTIF([.C25:.K25];&quot;51L&quot;)+COUNTIF([.C25:.K25];&quot;1L&quot;)+COUNTIF([.C25:.K25];&quot;KVITL&quot;)+COUNTIF([.C25:.K25];&quot;UL&quot;)" office:value-type="float" office:value="1" calcext:value-type="float">
            <text:p>1</text:p>
          </table:table-cell>
          <table:table-cell table:style-name="ce215" table:formula="of:=COUNTIF([.C25:.K25];&quot;51&quot;) + COUNTIF([.C25:.K25];&quot;51L&quot;)" office:value-type="float" office:value="1" calcext:value-type="float">
            <text:p>1</text:p>
          </table:table-cell>
          <table:table-cell table:style-name="ce215" table:formula="of:=COUNTIF([.C25:.K25];&quot;52&quot;) + COUNTIF([.C25:.K25];&quot;52L&quot;)" office:value-type="float" office:value="1" calcext:value-type="float">
            <text:p>1</text:p>
          </table:table-cell>
          <table:table-cell table:style-name="ce215" table:formula="of:=COUNTIF([.C25:.K25];&quot;11-19&quot;) + COUNTIF([.C25:.K25];&quot;2&quot;)" office:value-type="float" office:value="0" calcext:value-type="float">
            <text:p>0</text:p>
          </table:table-cell>
          <table:table-cell table:style-name="ce215" table:formula="of:=COUNTIF([.C25:.K25];&quot;U&quot;)+COUNTIF([.C25:.K25];&quot;UL&quot;)" office:value-type="float" office:value="0" calcext:value-type="float">
            <text:p>0</text:p>
          </table:table-cell>
          <table:table-cell table:style-name="ce215" table:formula="of:=COUNTIF([.C25:.K25];&quot;KVIT&quot;)" office:value-type="float" office:value="2" calcext:value-type="float">
            <text:p>2</text:p>
          </table:table-cell>
          <table:table-cell table:style-name="ce216" table:formula="of:=COUNTBLANK([.C25:.K25])" office:value-type="float" office:value="1" calcext:value-type="float">
            <text:p>1</text:p>
          </table:table-cell>
          <table:table-cell table:style-name="ce218" table:formula="of:=COUNTIF([.C25:.K25];&quot;51&quot;) + COUNTIF([.C25:.K25];&quot;51L&quot;)+COUNTIF([.C25:.K25];&quot;2&quot;)+COUNTIF([.C25:.K25];&quot;52&quot;)+COUNTIF([.C25:.K25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25" calcext:value-type="date">
            <text:p>25. XII. 07</text:p>
          </table:table-cell>
          <table:table-cell table:style-name="ce206" table:formula="of:=TEXT([.A26];&quot;Ddd&quot;)" office:value-type="string" office:string-value="tor" calcext:value-type="string">
            <text:p>tor</text:p>
          </table:table-cell>
          <table:table-cell table:style-name="ce181" table:number-columns-repeated="2"/>
          <table:table-cell table:style-name="ce181" office:value-type="string" calcext:value-type="string">
            <office:annotation draw:style-name="gr7" draw:text-style-name="P2" svg:width="2.843cm" svg:height="1.401cm" svg:x="7.78cm" svg:y="15.617cm" draw:caption-point-x="-0.243cm" draw:caption-point-y="1.899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181"/>
          <table:table-cell table:style-name="ce210" office:value-type="string" calcext:value-type="string">
            <text:p>L</text:p>
          </table:table-cell>
          <table:table-cell table:style-name="ce181" table:number-columns-repeated="2"/>
          <table:table-cell table:style-name="ce180"/>
          <table:table-cell table:style-name="ce181"/>
          <table:table-cell table:style-name="ce166" office:value-type="string" calcext:value-type="string">
            <text:p>KOS</text:p>
          </table:table-cell>
          <table:table-cell table:style-name="ce215" table:formula="of:=COUNTIF([.C26:.K26];&quot;L&quot;) + COUNTIF([.C26:.K26];&quot;52L&quot;)+COUNTIF([.C26:.K26];&quot;51L&quot;)+COUNTIF([.C26:.K26];&quot;1L&quot;)+COUNTIF([.C26:.K26];&quot;KVITL&quot;)+COUNTIF([.C26:.K26];&quot;UL&quot;)" office:value-type="float" office:value="1" calcext:value-type="float">
            <text:p>1</text:p>
          </table:table-cell>
          <table:table-cell table:style-name="ce215" table:formula="of:=COUNTIF([.C26:.K26];&quot;51&quot;) + COUNTIF([.C26:.K26];&quot;51L&quot;)" office:value-type="float" office:value="0" calcext:value-type="float">
            <text:p>0</text:p>
          </table:table-cell>
          <table:table-cell table:style-name="ce215" table:formula="of:=COUNTIF([.C26:.K26];&quot;52&quot;) + COUNTIF([.C26:.K26];&quot;52L&quot;)" office:value-type="float" office:value="0" calcext:value-type="float">
            <text:p>0</text:p>
          </table:table-cell>
          <table:table-cell table:style-name="ce215" table:formula="of:=COUNTIF([.C26:.K26];&quot;11-19&quot;) + COUNTIF([.C26:.K26];&quot;2&quot;)" office:value-type="float" office:value="0" calcext:value-type="float">
            <text:p>0</text:p>
          </table:table-cell>
          <table:table-cell table:style-name="ce215" table:formula="of:=COUNTIF([.C26:.K26];&quot;U&quot;)+COUNTIF([.C26:.K26];&quot;UL&quot;)" office:value-type="float" office:value="0" calcext:value-type="float">
            <text:p>0</text:p>
          </table:table-cell>
          <table:table-cell table:style-name="ce215" table:formula="of:=COUNTIF([.C26:.K26];&quot;KVIT&quot;)" office:value-type="float" office:value="0" calcext:value-type="float">
            <text:p>0</text:p>
          </table:table-cell>
          <table:table-cell table:style-name="ce216" table:formula="of:=COUNTBLANK([.C26:.K26])" office:value-type="float" office:value="7" calcext:value-type="float">
            <text:p>7</text:p>
          </table:table-cell>
          <table:table-cell table:style-name="ce218" table:formula="of:=COUNTIF([.C26:.K26];&quot;51&quot;) + COUNTIF([.C26:.K26];&quot;51L&quot;)+COUNTIF([.C26:.K26];&quot;2&quot;)+COUNTIF([.C26:.K26];&quot;52&quot;)+COUNTIF([.C26:.K26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26" calcext:value-type="date">
            <text:p>26. XII. 07</text:p>
          </table:table-cell>
          <table:table-cell table:style-name="ce206" table:formula="of:=TEXT([.A27];&quot;Ddd&quot;)" office:value-type="string" office:string-value="sre" calcext:value-type="string">
            <text:p>sre</text:p>
          </table:table-cell>
          <table:table-cell table:style-name="ce181" table:number-columns-repeated="2"/>
          <table:table-cell table:style-name="ce181" office:value-type="string" calcext:value-type="string">
            <office:annotation draw:style-name="gr5" draw:text-style-name="P2" svg:width="2.843cm" svg:height="1.4cm" svg:x="7.78cm" svg:y="16.318cm" draw:caption-point-x="-0.243cm" draw:caption-point-y="1.898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181"/>
          <table:table-cell table:style-name="ce210" office:value-type="string" calcext:value-type="string">
            <text:p>L</text:p>
          </table:table-cell>
          <table:table-cell table:style-name="ce181" table:number-columns-repeated="2"/>
          <table:table-cell table:style-name="ce180"/>
          <table:table-cell table:style-name="ce181"/>
          <table:table-cell table:style-name="ce166" office:value-type="string" calcext:value-type="string">
            <text:p>KOS</text:p>
          </table:table-cell>
          <table:table-cell table:style-name="ce215" table:formula="of:=COUNTIF([.C27:.K27];&quot;L&quot;) + COUNTIF([.C27:.K27];&quot;52L&quot;)+COUNTIF([.C27:.K27];&quot;51L&quot;)+COUNTIF([.C27:.K27];&quot;1L&quot;)+COUNTIF([.C27:.K27];&quot;KVITL&quot;)+COUNTIF([.C27:.K27];&quot;UL&quot;)" office:value-type="float" office:value="1" calcext:value-type="float">
            <text:p>1</text:p>
          </table:table-cell>
          <table:table-cell table:style-name="ce215" table:formula="of:=COUNTIF([.C27:.K27];&quot;51&quot;) + COUNTIF([.C27:.K27];&quot;51L&quot;)" office:value-type="float" office:value="0" calcext:value-type="float">
            <text:p>0</text:p>
          </table:table-cell>
          <table:table-cell table:style-name="ce215" table:formula="of:=COUNTIF([.C27:.K27];&quot;52&quot;) + COUNTIF([.C27:.K27];&quot;52L&quot;)" office:value-type="float" office:value="0" calcext:value-type="float">
            <text:p>0</text:p>
          </table:table-cell>
          <table:table-cell table:style-name="ce215" table:formula="of:=COUNTIF([.C27:.K27];&quot;11-19&quot;) + COUNTIF([.C27:.K27];&quot;2&quot;)" office:value-type="float" office:value="0" calcext:value-type="float">
            <text:p>0</text:p>
          </table:table-cell>
          <table:table-cell table:style-name="ce215" table:formula="of:=COUNTIF([.C27:.K27];&quot;U&quot;)+COUNTIF([.C27:.K27];&quot;UL&quot;)" office:value-type="float" office:value="0" calcext:value-type="float">
            <text:p>0</text:p>
          </table:table-cell>
          <table:table-cell table:style-name="ce215" table:formula="of:=COUNTIF([.C27:.K27];&quot;KVIT&quot;)" office:value-type="float" office:value="0" calcext:value-type="float">
            <text:p>0</text:p>
          </table:table-cell>
          <table:table-cell table:style-name="ce216" table:formula="of:=COUNTBLANK([.C27:.K27])" office:value-type="float" office:value="7" calcext:value-type="float">
            <text:p>7</text:p>
          </table:table-cell>
          <table:table-cell table:style-name="ce218" table:formula="of:=COUNTIF([.C27:.K27];&quot;51&quot;) + COUNTIF([.C27:.K27];&quot;51L&quot;)+COUNTIF([.C27:.K27];&quot;2&quot;)+COUNTIF([.C27:.K27];&quot;52&quot;)+COUNTIF([.C27:.K27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27" calcext:value-type="date">
            <text:p>27. XII. 07</text:p>
          </table:table-cell>
          <table:table-cell table:style-name="ce207" table:formula="of:=TEXT([.A28];&quot;Ddd&quot;)" office:value-type="string" office:string-value="čet" calcext:value-type="string">
            <text:p>čet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office:annotation draw:style-name="gr2" draw:text-style-name="P2" svg:width="2.843cm" svg:height="0.658cm" svg:x="6.38cm" svg:y="17.018cm" draw:caption-point-x="-0.243cm" draw:caption-point-y="1.899cm">
              <dc:date>2022-03-21T00:00:00</dc:date>
              <text:p text:style-name="P1">dopust 27. in 28</text:p>
            </office:annotation>
            <text:p>D</text:p>
          </table:table-cell>
          <table:table-cell table:style-name="ce152" office:value-type="string" calcext:value-type="string">
            <office:annotation draw:style-name="gr5" draw:text-style-name="P2" svg:width="2.843cm" svg:height="1.4cm" svg:x="7.78cm" svg:y="17.018cm" draw:caption-point-x="-0.243cm" draw:caption-point-y="1.899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151" office:value-type="float" office:value="51" calcext:value-type="float">
            <text:p>51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KVIT</text:p>
          </table:table-cell>
          <table:table-cell table:style-name="ce152"/>
          <table:table-cell table:style-name="ce152" office:value-type="float" office:value="52" calcext:value-type="float">
            <text:p>52</text:p>
          </table:table-cell>
          <table:table-cell table:style-name="ce208" office:value-type="string" calcext:value-type="string">
            <text:p><text:span text:style-name="T5">51</text:span><text:span text:style-name="T6">L</text:span></text:p>
          </table:table-cell>
          <table:table-cell table:style-name="ce166" office:value-type="string" calcext:value-type="string">
            <text:p>KOS</text:p>
          </table:table-cell>
          <table:table-cell table:style-name="ce215" table:formula="of:=COUNTIF([.C28:.K28];&quot;L&quot;) + COUNTIF([.C28:.K28];&quot;52L&quot;)+COUNTIF([.C28:.K28];&quot;51L&quot;)+COUNTIF([.C28:.K28];&quot;1L&quot;)+COUNTIF([.C28:.K28];&quot;KVITL&quot;)+COUNTIF([.C28:.K28];&quot;UL&quot;)" office:value-type="float" office:value="1" calcext:value-type="float">
            <text:p>1</text:p>
          </table:table-cell>
          <table:table-cell table:style-name="ce215" table:formula="of:=COUNTIF([.C28:.K28];&quot;51&quot;) + COUNTIF([.C28:.K28];&quot;51L&quot;)" office:value-type="float" office:value="2" calcext:value-type="float">
            <text:p>2</text:p>
          </table:table-cell>
          <table:table-cell table:style-name="ce215" table:formula="of:=COUNTIF([.C28:.K28];&quot;52&quot;) + COUNTIF([.C28:.K28];&quot;52L&quot;)" office:value-type="float" office:value="1" calcext:value-type="float">
            <text:p>1</text:p>
          </table:table-cell>
          <table:table-cell table:style-name="ce215" table:formula="of:=COUNTIF([.C28:.K28];&quot;11-19&quot;) + COUNTIF([.C28:.K28];&quot;2&quot;)" office:value-type="float" office:value="0" calcext:value-type="float">
            <text:p>0</text:p>
          </table:table-cell>
          <table:table-cell table:style-name="ce215" table:formula="of:=COUNTIF([.C28:.K28];&quot;U&quot;)+COUNTIF([.C28:.K28];&quot;UL&quot;)" office:value-type="float" office:value="0" calcext:value-type="float">
            <text:p>0</text:p>
          </table:table-cell>
          <table:table-cell table:style-name="ce215" table:formula="of:=COUNTIF([.C28:.K28];&quot;KVIT&quot;)" office:value-type="float" office:value="2" calcext:value-type="float">
            <text:p>2</text:p>
          </table:table-cell>
          <table:table-cell table:style-name="ce216" table:formula="of:=COUNTBLANK([.C28:.K28])" office:value-type="float" office:value="1" calcext:value-type="float">
            <text:p>1</text:p>
          </table:table-cell>
          <table:table-cell table:style-name="ce218" table:formula="of:=COUNTIF([.C28:.K28];&quot;51&quot;) + COUNTIF([.C28:.K28];&quot;51L&quot;)+COUNTIF([.C28:.K28];&quot;2&quot;)+COUNTIF([.C28:.K28];&quot;52&quot;)+COUNTIF([.C28:.K28];&quot;52L&quot;)" office:value-type="float" office:value="3" calcext:value-type="float">
            <text:p>3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28" calcext:value-type="date">
            <text:p>28. XII. 07</text:p>
          </table:table-cell>
          <table:table-cell table:style-name="ce207" table:formula="of:=TEXT([.A29];&quot;Ddd&quot;)" office:value-type="string" office:string-value="pet" calcext:value-type="string">
            <text:p>pet</text:p>
          </table:table-cell>
          <table:table-cell table:style-name="ce151" office:value-type="string" calcext:value-type="string">
            <text:p>KVIT</text:p>
          </table:table-cell>
          <table:table-cell table:style-name="ce151" office:value-type="string" calcext:value-type="string">
            <office:annotation draw:style-name="gr2" draw:text-style-name="P2" svg:width="2.843cm" svg:height="0.658cm" svg:x="6.38cm" svg:y="17.718cm" draw:caption-point-x="-0.243cm" draw:caption-point-y="1.899cm">
              <dc:date>2022-03-21T00:00:00</dc:date>
              <text:p text:style-name="P1">dopust 27. in 28</text:p>
            </office:annotation>
            <text:p>D</text:p>
          </table:table-cell>
          <table:table-cell table:style-name="ce152" office:value-type="string" calcext:value-type="string">
            <office:annotation draw:style-name="gr21" draw:text-style-name="P2" svg:width="2.843cm" svg:height="1.39cm" svg:x="7.78cm" svg:y="17.718cm" draw:caption-point-x="-0.243cm" draw:caption-point-y="1.899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208" office:value-type="string" calcext:value-type="string">
            <text:p><text:span text:style-name="T5">51</text:span><text:span text:style-name="T6">L</text:span></text:p>
          </table:table-cell>
          <table:table-cell table:style-name="ce151" office:value-type="string" calcext:value-type="string">
            <text:p>D</text:p>
          </table:table-cell>
          <table:table-cell table:style-name="ce152" office:value-type="float" office:value="52" calcext:value-type="float">
            <text:p>52</text:p>
          </table:table-cell>
          <table:table-cell table:style-name="ce152"/>
          <table:table-cell table:style-name="ce151" office:value-type="string" calcext:value-type="string">
            <office:annotation draw:style-name="gr21" draw:text-style-name="P2" svg:width="3.226cm" svg:height="1.39cm" svg:x="14.772cm" svg:y="17.718cm" draw:caption-point-x="-0.232cm" draw:caption-point-y="1.899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KOS</text:p>
          </table:table-cell>
          <table:table-cell table:style-name="ce215" table:formula="of:=COUNTIF([.C29:.K29];&quot;L&quot;) + COUNTIF([.C29:.K29];&quot;52L&quot;)+COUNTIF([.C29:.K29];&quot;51L&quot;)+COUNTIF([.C29:.K29];&quot;1L&quot;)+COUNTIF([.C29:.K29];&quot;KVITL&quot;)+COUNTIF([.C29:.K29];&quot;UL&quot;)" office:value-type="float" office:value="1" calcext:value-type="float">
            <text:p>1</text:p>
          </table:table-cell>
          <table:table-cell table:style-name="ce215" table:formula="of:=COUNTIF([.C29:.K29];&quot;51&quot;) + COUNTIF([.C29:.K29];&quot;51L&quot;)" office:value-type="float" office:value="1" calcext:value-type="float">
            <text:p>1</text:p>
          </table:table-cell>
          <table:table-cell table:style-name="ce215" table:formula="of:=COUNTIF([.C29:.K29];&quot;52&quot;) + COUNTIF([.C29:.K29];&quot;52L&quot;)" office:value-type="float" office:value="1" calcext:value-type="float">
            <text:p>1</text:p>
          </table:table-cell>
          <table:table-cell table:style-name="ce215" table:formula="of:=COUNTIF([.C29:.K29];&quot;11-19&quot;) + COUNTIF([.C29:.K29];&quot;2&quot;)" office:value-type="float" office:value="0" calcext:value-type="float">
            <text:p>0</text:p>
          </table:table-cell>
          <table:table-cell table:style-name="ce215" table:formula="of:=COUNTIF([.C29:.K29];&quot;U&quot;)+COUNTIF([.C29:.K29];&quot;UL&quot;)" office:value-type="float" office:value="0" calcext:value-type="float">
            <text:p>0</text:p>
          </table:table-cell>
          <table:table-cell table:style-name="ce215" table:formula="of:=COUNTIF([.C29:.K29];&quot;KVIT&quot;)" office:value-type="float" office:value="1" calcext:value-type="float">
            <text:p>1</text:p>
          </table:table-cell>
          <table:table-cell table:style-name="ce216" table:formula="of:=COUNTBLANK([.C29:.K29])" office:value-type="float" office:value="1" calcext:value-type="float">
            <text:p>1</text:p>
          </table:table-cell>
          <table:table-cell table:style-name="ce218" table:formula="of:=COUNTIF([.C29:.K29];&quot;51&quot;) + COUNTIF([.C29:.K29];&quot;51L&quot;)+COUNTIF([.C29:.K29];&quot;2&quot;)+COUNTIF([.C29:.K29];&quot;52&quot;)+COUNTIF([.C29:.K29];&quot;52L&quot;)" office:value-type="float" office:value="2" calcext:value-type="float">
            <text:p>2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29" calcext:value-type="date">
            <text:p>29. XII. 07</text:p>
          </table:table-cell>
          <table:table-cell table:style-name="ce206" table:formula="of:=TEXT([.A30];&quot;Ddd&quot;)" office:value-type="string" office:string-value="sob" calcext:value-type="string">
            <text:p>sob</text:p>
          </table:table-cell>
          <table:table-cell table:style-name="ce209" office:value-type="string" calcext:value-type="string">
            <office:annotation draw:style-name="gr12" draw:text-style-name="P2" svg:width="2.843cm" svg:height="1.232cm" svg:x="4.979cm" svg:y="18.418cm" draw:caption-point-x="-0.243cm" draw:caption-point-y="1.899cm">
              <dc:date>2022-03-21T00:00:00</dc:date>
              <text:p text:style-name="P1">dežurstvo 29. in 30. december</text:p>
            </office:annotation>
            <text:p>L</text:p>
          </table:table-cell>
          <table:table-cell table:style-name="ce180" office:value-type="string" calcext:value-type="string">
            <office:annotation draw:style-name="gr21" draw:text-style-name="P2" svg:width="2.843cm" svg:height="1.39cm" svg:x="6.38cm" svg:y="18.418cm" draw:caption-point-x="-0.243cm" draw:caption-point-y="1.899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181" office:value-type="string" calcext:value-type="string">
            <office:annotation draw:style-name="gr21" draw:text-style-name="P2" svg:width="2.843cm" svg:height="1.39cm" svg:x="7.78cm" svg:y="18.418cm" draw:caption-point-x="-0.243cm" draw:caption-point-y="1.899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180">
            <office:annotation draw:style-name="gr21" draw:text-style-name="P2" svg:width="2.833cm" svg:height="1.39cm" svg:x="9.181cm" svg:y="18.418cm" draw:caption-point-x="-0.243cm" draw:caption-point-y="1.899cm">
              <dc:date>2022-03-21T00:00:00</dc:date>
              <text:p text:style-name="P1">vikend dezurnih v decembru prosim ne</text:p>
            </office:annotation>
          </table:table-cell>
          <table:table-cell table:style-name="ce180" table:number-columns-repeated="2"/>
          <table:table-cell table:style-name="ce181"/>
          <table:table-cell table:style-name="ce181">
            <office:annotation draw:style-name="gr21" draw:text-style-name="P2" svg:width="3.226cm" svg:height="1.39cm" svg:x="14.772cm" svg:y="18.418cm" draw:caption-point-x="-0.232cm" draw:caption-point-y="1.899cm">
              <dc:date>2022-03-21T00:00:00</dc:date>
              <text:p text:style-name="P1">dopust od 28.12.2007 do 9.1.2008</text:p>
            </office:annotation>
          </table:table-cell>
          <table:table-cell table:style-name="ce180"/>
          <table:table-cell table:style-name="ce166" office:value-type="string" calcext:value-type="string">
            <text:p>MŠŠ</text:p>
          </table:table-cell>
          <table:table-cell table:style-name="ce215" table:formula="of:=COUNTIF([.C30:.K30];&quot;L&quot;) + COUNTIF([.C30:.K30];&quot;52L&quot;)+COUNTIF([.C30:.K30];&quot;51L&quot;)+COUNTIF([.C30:.K30];&quot;1L&quot;)+COUNTIF([.C30:.K30];&quot;KVITL&quot;)+COUNTIF([.C30:.K30];&quot;UL&quot;)" office:value-type="float" office:value="1" calcext:value-type="float">
            <text:p>1</text:p>
          </table:table-cell>
          <table:table-cell table:style-name="ce215" table:formula="of:=COUNTIF([.C30:.K30];&quot;51&quot;) + COUNTIF([.C30:.K30];&quot;51L&quot;)" office:value-type="float" office:value="0" calcext:value-type="float">
            <text:p>0</text:p>
          </table:table-cell>
          <table:table-cell table:style-name="ce215" table:formula="of:=COUNTIF([.C30:.K30];&quot;52&quot;) + COUNTIF([.C30:.K30];&quot;52L&quot;)" office:value-type="float" office:value="0" calcext:value-type="float">
            <text:p>0</text:p>
          </table:table-cell>
          <table:table-cell table:style-name="ce215" table:formula="of:=COUNTIF([.C30:.K30];&quot;11-19&quot;) + COUNTIF([.C30:.K30];&quot;2&quot;)" office:value-type="float" office:value="0" calcext:value-type="float">
            <text:p>0</text:p>
          </table:table-cell>
          <table:table-cell table:style-name="ce215" table:formula="of:=COUNTIF([.C30:.K30];&quot;U&quot;)+COUNTIF([.C30:.K30];&quot;UL&quot;)" office:value-type="float" office:value="0" calcext:value-type="float">
            <text:p>0</text:p>
          </table:table-cell>
          <table:table-cell table:style-name="ce215" table:formula="of:=COUNTIF([.C30:.K30];&quot;KVIT&quot;)" office:value-type="float" office:value="0" calcext:value-type="float">
            <text:p>0</text:p>
          </table:table-cell>
          <table:table-cell table:style-name="ce216" table:formula="of:=COUNTBLANK([.C30:.K30])" office:value-type="float" office:value="6" calcext:value-type="float">
            <text:p>6</text:p>
          </table:table-cell>
          <table:table-cell table:style-name="ce218" table:formula="of:=COUNTIF([.C30:.K30];&quot;51&quot;) + COUNTIF([.C30:.K30];&quot;51L&quot;)+COUNTIF([.C30:.K30];&quot;2&quot;)+COUNTIF([.C30:.K30];&quot;52&quot;)+COUNTIF([.C30:.K30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3" office:value-type="date" office:date-value="2007-12-30" calcext:value-type="date">
            <text:p>30. XII. 07</text:p>
          </table:table-cell>
          <table:table-cell table:style-name="ce206" table:formula="of:=TEXT([.A31];&quot;Ddd&quot;)" office:value-type="string" office:string-value="ned" calcext:value-type="string">
            <text:p>ned</text:p>
          </table:table-cell>
          <table:table-cell table:style-name="ce209" office:value-type="string" calcext:value-type="string">
            <office:annotation draw:style-name="gr15" draw:text-style-name="P2" svg:width="2.843cm" svg:height="1.231cm" svg:x="4.979cm" svg:y="19.119cm" draw:caption-point-x="-0.243cm" draw:caption-point-y="1.898cm">
              <dc:date>2022-03-21T00:00:00</dc:date>
              <text:p text:style-name="P1">dežurstvo 29. in 30. december</text:p>
            </office:annotation>
            <text:p>L</text:p>
          </table:table-cell>
          <table:table-cell table:style-name="ce180" office:value-type="string" calcext:value-type="string">
            <office:annotation draw:style-name="gr20" draw:text-style-name="P2" svg:width="2.843cm" svg:height="1.389cm" svg:x="6.38cm" svg:y="19.119cm" draw:caption-point-x="-0.243cm" draw:caption-point-y="1.898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181" office:value-type="string" calcext:value-type="string">
            <office:annotation draw:style-name="gr20" draw:text-style-name="P2" svg:width="2.843cm" svg:height="1.389cm" svg:x="7.78cm" svg:y="19.119cm" draw:caption-point-x="-0.243cm" draw:caption-point-y="1.898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180">
            <office:annotation draw:style-name="gr20" draw:text-style-name="P2" svg:width="2.833cm" svg:height="1.389cm" svg:x="9.181cm" svg:y="19.119cm" draw:caption-point-x="-0.243cm" draw:caption-point-y="1.898cm">
              <dc:date>2022-03-21T00:00:00</dc:date>
              <text:p text:style-name="P1">vikend dezurnih v decembru prosim ne</text:p>
            </office:annotation>
          </table:table-cell>
          <table:table-cell table:style-name="ce181" table:number-columns-repeated="3"/>
          <table:table-cell table:style-name="ce180">
            <office:annotation draw:style-name="gr20" draw:text-style-name="P2" svg:width="3.226cm" svg:height="1.389cm" svg:x="14.772cm" svg:y="19.119cm" draw:caption-point-x="-0.232cm" draw:caption-point-y="1.898cm">
              <dc:date>2022-03-21T00:00:00</dc:date>
              <text:p text:style-name="P1">dopust od 28.12.2007 do 9.1.2008</text:p>
            </office:annotation>
          </table:table-cell>
          <table:table-cell table:style-name="ce180"/>
          <table:table-cell table:style-name="ce166" office:value-type="string" calcext:value-type="string">
            <text:p>MŠŠ</text:p>
          </table:table-cell>
          <table:table-cell table:style-name="ce215" table:formula="of:=COUNTIF([.C31:.K31];&quot;L&quot;) + COUNTIF([.C31:.K31];&quot;52L&quot;)+COUNTIF([.C31:.K31];&quot;51L&quot;)+COUNTIF([.C31:.K31];&quot;1L&quot;)+COUNTIF([.C31:.K31];&quot;KVITL&quot;)+COUNTIF([.C31:.K31];&quot;UL&quot;)" office:value-type="float" office:value="1" calcext:value-type="float">
            <text:p>1</text:p>
          </table:table-cell>
          <table:table-cell table:style-name="ce215" table:formula="of:=COUNTIF([.C31:.K31];&quot;51&quot;) + COUNTIF([.C31:.K31];&quot;51L&quot;)" office:value-type="float" office:value="0" calcext:value-type="float">
            <text:p>0</text:p>
          </table:table-cell>
          <table:table-cell table:style-name="ce215" table:formula="of:=COUNTIF([.C31:.K31];&quot;52&quot;) + COUNTIF([.C31:.K31];&quot;52L&quot;)" office:value-type="float" office:value="0" calcext:value-type="float">
            <text:p>0</text:p>
          </table:table-cell>
          <table:table-cell table:style-name="ce215" table:formula="of:=COUNTIF([.C31:.K31];&quot;11-19&quot;) + COUNTIF([.C31:.K31];&quot;2&quot;)" office:value-type="float" office:value="0" calcext:value-type="float">
            <text:p>0</text:p>
          </table:table-cell>
          <table:table-cell table:style-name="ce215" table:formula="of:=COUNTIF([.C31:.K31];&quot;U&quot;)+COUNTIF([.C31:.K31];&quot;UL&quot;)" office:value-type="float" office:value="0" calcext:value-type="float">
            <text:p>0</text:p>
          </table:table-cell>
          <table:table-cell table:style-name="ce215" table:formula="of:=COUNTIF([.C31:.K31];&quot;KVIT&quot;)" office:value-type="float" office:value="0" calcext:value-type="float">
            <text:p>0</text:p>
          </table:table-cell>
          <table:table-cell table:style-name="ce216" table:formula="of:=COUNTBLANK([.C31:.K31])" office:value-type="float" office:value="6" calcext:value-type="float">
            <text:p>6</text:p>
          </table:table-cell>
          <table:table-cell table:style-name="ce218" table:formula="of:=COUNTIF([.C31:.K31];&quot;51&quot;) + COUNTIF([.C31:.K31];&quot;51L&quot;)+COUNTIF([.C31:.K31];&quot;2&quot;)+COUNTIF([.C31:.K31];&quot;52&quot;)+COUNTIF([.C31:.K31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144" office:value-type="date" office:date-value="2007-12-31" calcext:value-type="date">
            <text:p>31. XII. 07</text:p>
          </table:table-cell>
          <table:table-cell table:style-name="ce207" table:formula="of:=TEXT([.A32];&quot;Ddd&quot;)" office:value-type="string" office:string-value="pon" calcext:value-type="string">
            <text:p>pon</text:p>
          </table:table-cell>
          <table:table-cell table:style-name="ce152" office:value-type="string" calcext:value-type="string">
            <text:p>x</text:p>
          </table:table-cell>
          <table:table-cell table:style-name="ce151" office:value-type="string" calcext:value-type="string">
            <office:annotation draw:style-name="gr20" draw:text-style-name="P2" svg:width="2.843cm" svg:height="1.389cm" svg:x="6.38cm" svg:y="19.819cm" draw:caption-point-x="-0.243cm" draw:caption-point-y="1.899cm">
              <dc:date>2022-03-21T00:00:00</dc:date>
              <text:p text:style-name="P1">dopust 29. december do 6.1. 2008</text:p>
            </office:annotation>
            <text:p>D</text:p>
          </table:table-cell>
          <table:table-cell table:style-name="ce152" office:value-type="string" calcext:value-type="string">
            <office:annotation draw:style-name="gr20" draw:text-style-name="P2" svg:width="2.843cm" svg:height="1.389cm" svg:x="7.78cm" svg:y="19.819cm" draw:caption-point-x="-0.243cm" draw:caption-point-y="1.899cm">
              <dc:date>2022-03-21T00:00:00</dc:date>
              <text:p text:style-name="P1">dopust od 23. decembra do 3. januarja</text:p>
            </office:annotation>
            <text:p>D</text:p>
          </table:table-cell>
          <table:table-cell table:style-name="ce152" office:value-type="string" calcext:value-type="string">
            <office:annotation draw:style-name="gr2" draw:text-style-name="P2" svg:width="2.833cm" svg:height="0.658cm" svg:x="9.181cm" svg:y="19.819cm" draw:caption-point-x="-0.243cm" draw:caption-point-y="1.899cm">
              <dc:date>2022-03-21T00:00:00</dc:date>
              <text:p text:style-name="P1">31. dopust</text:p>
            </office:annotation>
            <text:p>D</text:p>
          </table:table-cell>
          <table:table-cell table:style-name="ce152" office:value-type="string" calcext:value-type="string">
            <text:p>D</text:p>
          </table:table-cell>
          <table:table-cell table:style-name="ce152" office:value-type="string" calcext:value-type="string">
            <text:p>KVIT</text:p>
          </table:table-cell>
          <table:table-cell table:style-name="ce152"/>
          <table:table-cell table:style-name="ce151" office:value-type="string" calcext:value-type="string">
            <office:annotation draw:style-name="gr20" draw:text-style-name="P2" svg:width="3.226cm" svg:height="1.389cm" svg:x="14.772cm" svg:y="19.819cm" draw:caption-point-x="-0.232cm" draw:caption-point-y="1.899cm">
              <dc:date>2022-03-21T00:00:00</dc:date>
              <text:p text:style-name="P1">dopust od 28.12.2007 do 9.1.2008</text:p>
            </office:annotation>
            <text:p>D</text:p>
          </table:table-cell>
          <table:table-cell table:style-name="ce214" office:value-type="string" calcext:value-type="string">
            <office:annotation draw:style-name="gr6" draw:text-style-name="P2" svg:width="3.14cm" svg:height="1.974cm" svg:x="16.172cm" svg:y="19.819cm" draw:caption-point-x="-0.232cm" draw:caption-point-y="1.899cm">
              <dc:date>2022-03-21T00:00:00</dc:date>
              <text:p text:style-name="P1">dežurstvo za silvestrovo, torej 31.12.-1.1.</text:p>
              <text:p text:style-name="P1">LP, Špela </text:p>
            </office:annotation>
            <text:p><text:span text:style-name="T5">KVIT</text:span><text:span text:style-name="T6">L</text:span></text:p>
          </table:table-cell>
          <table:table-cell table:style-name="ce166" office:value-type="string" calcext:value-type="string">
            <text:p>HOL</text:p>
          </table:table-cell>
          <table:table-cell table:style-name="ce215" table:formula="of:=COUNTIF([.C32:.K32];&quot;L&quot;) + COUNTIF([.C32:.K32];&quot;52L&quot;)+COUNTIF([.C32:.K32];&quot;51L&quot;)+COUNTIF([.C32:.K32];&quot;1L&quot;)+COUNTIF([.C32:.K32];&quot;KVITL&quot;)+COUNTIF([.C32:.K32];&quot;UL&quot;)" office:value-type="float" office:value="1" calcext:value-type="float">
            <text:p>1</text:p>
          </table:table-cell>
          <table:table-cell table:style-name="ce215" table:formula="of:=COUNTIF([.C32:.K32];&quot;51&quot;) + COUNTIF([.C32:.K32];&quot;51L&quot;)" office:value-type="float" office:value="0" calcext:value-type="float">
            <text:p>0</text:p>
          </table:table-cell>
          <table:table-cell table:style-name="ce215" table:formula="of:=COUNTIF([.C32:.K32];&quot;52&quot;) + COUNTIF([.C32:.K32];&quot;52L&quot;)" office:value-type="float" office:value="0" calcext:value-type="float">
            <text:p>0</text:p>
          </table:table-cell>
          <table:table-cell table:style-name="ce215" table:formula="of:=COUNTIF([.C32:.K32];&quot;11-19&quot;) + COUNTIF([.C32:.K32];&quot;2&quot;)" office:value-type="float" office:value="0" calcext:value-type="float">
            <text:p>0</text:p>
          </table:table-cell>
          <table:table-cell table:style-name="ce215" table:formula="of:=COUNTIF([.C32:.K32];&quot;U&quot;)+COUNTIF([.C32:.K32];&quot;UL&quot;)" office:value-type="float" office:value="0" calcext:value-type="float">
            <text:p>0</text:p>
          </table:table-cell>
          <table:table-cell table:style-name="ce215" table:formula="of:=COUNTIF([.C32:.K32];&quot;KVIT&quot;)" office:value-type="float" office:value="1" calcext:value-type="float">
            <text:p>1</text:p>
          </table:table-cell>
          <table:table-cell table:style-name="ce216" table:formula="of:=COUNTBLANK([.C32:.K32])" office:value-type="float" office:value="1" calcext:value-type="float">
            <text:p>1</text:p>
          </table:table-cell>
          <table:table-cell table:style-name="ce218" table:formula="of:=COUNTIF([.C32:.K32];&quot;51&quot;) + COUNTIF([.C32:.K32];&quot;51L&quot;)+COUNTIF([.C32:.K32];&quot;2&quot;)+COUNTIF([.C32:.K32];&quot;52&quot;)+COUNTIF([.C32:.K32];&quot;52L&quot;)" office:value-type="float" office:value="0" calcext:value-type="float">
            <text:p>0</text:p>
          </table:table-cell>
          <table:table-cell table:style-name="ce6" table:number-columns-repeated="236"/>
          <table:table-cell table:number-columns-repeated="768"/>
        </table:table-row>
        <table:table-row table:style-name="ro1">
          <table:table-cell table:style-name="ce5" table:number-columns-repeated="12"/>
          <table:table-cell table:style-name="ce35" table:number-columns-repeated="6"/>
          <table:table-cell table:style-name="ce21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5"/>
          <table:table-cell table:style-name="ce12" office:value-type="string" calcext:value-type="string">
            <text:p>L</text:p>
          </table:table-cell>
          <table:table-cell table:style-name="ce5" table:formula="of:=COUNTIF([.C2:.C32];&quot;L&quot;)+COUNTIF([.C2:.C32];&quot;51L&quot;)+COUNTIF([.C2:.C32];&quot;52L&quot;)+COUNTIF([.C2:.C32];&quot;1L&quot;)+COUNTIF([.C2:.C32];&quot;kvitL&quot;)+COUNTIF([.C2:.C32];&quot;UL&quot;)" office:value-type="float" office:value="4" calcext:value-type="float">
            <text:p>4</text:p>
          </table:table-cell>
          <table:table-cell table:style-name="ce5" table:formula="of:=COUNTIF([.D2:.D32];&quot;L&quot;)+COUNTIF([.D2:.D32];&quot;51L&quot;)+COUNTIF([.D2:.D32];&quot;52L&quot;)+COUNTIF([.D2:.D32];&quot;1L&quot;)+COUNTIF([.D2:.D32];&quot;kvitL&quot;)+COUNTIF([.D2:.D32];&quot;UL&quot;)" office:value-type="float" office:value="3" calcext:value-type="float">
            <text:p>3</text:p>
          </table:table-cell>
          <table:table-cell table:style-name="ce5" table:formula="of:=COUNTIF([.E2:.E32];&quot;L&quot;)+COUNTIF([.E2:.E32];&quot;51L&quot;)+COUNTIF([.E2:.E32];&quot;52L&quot;)+COUNTIF([.E2:.E32];&quot;1L&quot;)+COUNTIF([.E2:.E32];&quot;kvitL&quot;)+COUNTIF([.E2:.E32];&quot;UL&quot;)" office:value-type="float" office:value="3" calcext:value-type="float">
            <text:p>3</text:p>
          </table:table-cell>
          <table:table-cell table:style-name="ce5" table:formula="of:=COUNTIF([.F2:.F32];&quot;L&quot;)+COUNTIF([.F2:.F32];&quot;51L&quot;)+COUNTIF([.F2:.F32];&quot;52L&quot;)+COUNTIF([.F2:.F32];&quot;1L&quot;)+COUNTIF([.F2:.F32];&quot;kvitL&quot;)+COUNTIF([.F2:.F32];&quot;UL&quot;)" office:value-type="float" office:value="5" calcext:value-type="float">
            <text:p>5</text:p>
          </table:table-cell>
          <table:table-cell table:style-name="ce5" table:formula="of:=COUNTIF([.G2:.G32];&quot;L&quot;)+COUNTIF([.G2:.G32];&quot;51L&quot;)+COUNTIF([.G2:.G32];&quot;52L&quot;)+COUNTIF([.G2:.G32];&quot;1L&quot;)+COUNTIF([.G2:.G32];&quot;kvitL&quot;)+COUNTIF([.G2:.G32];&quot;UL&quot;)" office:value-type="float" office:value="4" calcext:value-type="float">
            <text:p>4</text:p>
          </table:table-cell>
          <table:table-cell table:style-name="ce5" table:formula="of:=COUNTIF([.H2:.H32];&quot;L&quot;)+COUNTIF([.H2:.H32];&quot;51L&quot;)+COUNTIF([.H2:.H32];&quot;52L&quot;)+COUNTIF([.H2:.H32];&quot;1L&quot;)+COUNTIF([.H2:.H32];&quot;kvitL&quot;)+COUNTIF([.H2:.H32];&quot;UL&quot;)" office:value-type="float" office:value="2" calcext:value-type="float">
            <text:p>2</text:p>
          </table:table-cell>
          <table:table-cell table:style-name="ce5" table:formula="of:=COUNTIF([.I2:.I32];&quot;L&quot;)+COUNTIF([.I2:.I32];&quot;51L&quot;)+COUNTIF([.I2:.I32];&quot;52L&quot;)+COUNTIF([.I2:.I32];&quot;1L&quot;)+COUNTIF([.I2:.I32];&quot;kvitL&quot;)+COUNTIF([.I2:.I32];&quot;UL&quot;)" office:value-type="float" office:value="0" calcext:value-type="float">
            <text:p>0</text:p>
          </table:table-cell>
          <table:table-cell table:style-name="ce5" table:formula="of:=COUNTIF([.J2:.J32];&quot;L&quot;)+COUNTIF([.J2:.J32];&quot;51L&quot;)+COUNTIF([.J2:.J32];&quot;52L&quot;)+COUNTIF([.J2:.J32];&quot;1L&quot;)+COUNTIF([.J2:.J32];&quot;kvitL&quot;)+COUNTIF([.J2:.J32];&quot;UL&quot;)" office:value-type="float" office:value="4" calcext:value-type="float">
            <text:p>4</text:p>
          </table:table-cell>
          <table:table-cell table:style-name="ce5" table:formula="of:=COUNTIF([.K2:.K32];&quot;L&quot;)+COUNTIF([.K2:.K32];&quot;51L&quot;)+COUNTIF([.K2:.K32];&quot;52L&quot;)+COUNTIF([.K2:.K32];&quot;1L&quot;)+COUNTIF([.K2:.K32];&quot;kvitL&quot;)+COUNTIF([.K2:.K32];&quot;UL&quot;)" office:value-type="float" office:value="6" calcext:value-type="float">
            <text:p>6</text:p>
          </table:table-cell>
          <table:table-cell/>
          <table:table-cell table:style-name="ce35" table:number-columns-repeated="2"/>
          <table:table-cell table:style-name="ce38"/>
          <table:table-cell table:style-name="ce35" table:number-columns-repeated="3"/>
          <table:table-cell table:style-name="ce38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/>
          <table:table-cell table:style-name="ce13" office:value-type="string" calcext:value-type="string">
            <text:p>KVIT</text:p>
          </table:table-cell>
          <table:table-cell table:style-name="ce5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5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5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5" table:formula="of:=COUNTIF([.F2:.F32];&quot;KVIT&quot;)+COUNTIF([.F2:.F32];&quot;51KVIT&quot;)+COUNTIF([.F2:.F32];&quot;52KVIT&quot;)+COUNTIF([.F2:.F32];&quot;1KVIT&quot;)" office:value-type="float" office:value="1" calcext:value-type="float">
            <text:p>1</text:p>
          </table:table-cell>
          <table:table-cell table:style-name="ce5" table:formula="of:=COUNTIF([.G2:.G32];&quot;KVIT&quot;)+COUNTIF([.G2:.G32];&quot;51KVIT&quot;)+COUNTIF([.G2:.G32];&quot;52KVIT&quot;)+COUNTIF([.G2:.G32];&quot;1KVIT&quot;)" office:value-type="float" office:value="3" calcext:value-type="float">
            <text:p>3</text:p>
          </table:table-cell>
          <table:table-cell table:style-name="ce5" table:formula="of:=COUNTIF([.H2:.H32];&quot;KVIT&quot;)+COUNTIF([.H2:.H32];&quot;51KVIT&quot;)+COUNTIF([.H2:.H32];&quot;52KVIT&quot;)+COUNTIF([.H2:.H32];&quot;1KVIT&quot;)" office:value-type="float" office:value="9" calcext:value-type="float">
            <text:p>9</text:p>
          </table:table-cell>
          <table:table-cell table:style-name="ce5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5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5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6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999">
          <table:table-cell table:style-name="ce6" table:number-columns-repeated="12"/>
          <table:table-cell table:style-name="ce38" table:number-columns-repeated="7"/>
          <table:table-cell table:style-name="ce6" table:number-columns-repeated="237"/>
          <table:table-cell table:number-columns-repeated="768"/>
        </table:table-row>
        <table:table-row table:style-name="ro1" table:number-rows-repeated="30965">
          <table:table-cell table:number-columns-repeated="1024"/>
        </table:table-row>
        <table:table-row table:style-name="ro2" table:number-rows-repeated="1016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uar.$A$1" table:cell-range-address="$december.$A$1:.$L$32" table:range-usable-as="print-range"/>
        </table:named-expressions>
        <calcext:conditional-formats>
          <calcext:conditional-format calcext:target-range-address="december.B2:december.B32 december.J25:december.J25">
            <calcext:condition calcext:apply-style-name="ConditionalStyle_1" calcext:value="=&quot;Sob&quot;" calcext:base-cell-address="december.B2"/>
            <calcext:condition calcext:apply-style-name="ConditionalStyle_1" calcext:value="=&quot;Ned&quot;" calcext:base-cell-address="december.B2"/>
          </calcext:conditional-format>
          <calcext:conditional-format calcext:target-range-address="december.M2:december.R32">
            <calcext:condition calcext:apply-style-name="ConditionalStyle_2" calcext:value="&lt;1" calcext:base-cell-address="december.M2"/>
            <calcext:condition calcext:apply-style-name="ConditionalStyle_3" calcext:value="&gt;1" calcext:base-cell-address="december.M2"/>
          </calcext:conditional-format>
          <calcext:conditional-format calcext:target-range-address="december.S2:december.S33">
            <calcext:condition calcext:apply-style-name="ConditionalStyle_4" calcext:value="!=0" calcext:base-cell-address="december.S2"/>
          </calcext:conditional-format>
          <calcext:conditional-format calcext:target-range-address="december.T2:december.T32">
            <calcext:condition calcext:apply-style-name="ConditionalStyle_2" calcext:value="&lt;2" calcext:base-cell-address="december.T2"/>
            <calcext:condition calcext:apply-style-name="ConditionalStyle_5" calcext:value="&gt;2" calcext:base-cell-address="december.T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/>
    <style:font-face style:name="Microsoft YaHei" svg:font-family="'Microsoft YaHei'" style:font-family-generic="system" style:font-pitch="variable"/>
    <style:font-face style:name="Wingdings" svg:font-family="Wingdings"/>
    <style:font-face style:name="Wingdings1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currency-symbol number:language="sl" number:country="SI">SIT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currency-symbol number:language="sl" number:country="SI">SIT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Luxi Sans" fo:font-family="'Luxi Sans'" style:font-family-generic="swiss" style:font-name-complex="Luxi Sans" style:font-family-complex="'Luxi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raznik" style:family="table-cell" style:parent-style-name="Default" style:data-style-name="N0">
      <style:table-cell-properties fo:background-color="#ccffff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Luxi Sans" fo:font-family="'Luxi Sans'" style:font-family-generic="swis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repovedano" style:family="table-cell" style:parent-style-name="Default" style:data-style-name="N0">
      <style:table-cell-properties fo:background-color="#ff6633"/>
      <style:text-properties style:use-window-font-color="true" style:text-outline="false" style:text-line-through-style="none" style:text-line-through-type="none" style:font-name="Luxi Sans" fo:font-family="'Luxi Sans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reveč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Result2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Luxi Sans" fo:font-family="'Luxi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UPID" style:family="table-cell" style:parent-style-name="Default" style:data-style-name="N0">
      <style:table-cell-properties fo:background-color="#000000"/>
      <style:text-properties fo:color="#ffff00" style:text-outline="false" style:text-line-through-style="none" style:text-line-through-type="none" style:font-name="Arial Black" fo:font-family="'Arial Black'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ccffff"/>
    </style:style>
    <style:style style:name="ConditionalStyle_5f_2" style:display-name="ConditionalStyle_2" style:family="table-cell" style:parent-style-name="Default">
      <style:table-cell-properties fo:background-color="#ff6633"/>
      <style:text-properties fo:font-size="15pt" fo:font-weight="bold" style:font-size-asian="15pt" style:font-weight-asian="bold" style:font-size-complex="15pt" style:font-weight-complex="bold"/>
    </style:style>
    <style:style style:name="ConditionalStyle_5f_3" style:display-name="ConditionalStyle_3" style:family="table-cell" style:parent-style-name="Default" style:data-style-name="N0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weight="bold" style:font-size-asian="11pt" style:font-weight-asian="bold" style:font-name-complex="Arial" style:font-family-complex="Arial" style:font-family-generic-complex="swiss" style:font-size-complex="11pt" style:font-weight-complex="bold"/>
    </style:style>
    <style:style style:name="ConditionalStyle_5f_4" style:display-name="ConditionalStyle_4" style:family="table-cell" style:parent-style-name="Default">
      <style:table-cell-properties fo:background-color="#00ffff"/>
      <style:text-properties fo:font-size="14pt" fo:font-weight="bold" style:font-size-asian="14pt" style:font-weight-asian="bold" style:font-size-complex="14pt" style:font-weight-complex="bold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00" style:font-name="Arial Black" fo:font-family="'Arial Black'" style:font-family-generic="swiss" fo:font-weight="bold" style:font-weight-asian="bold" style:font-weight-complex="bold"/>
    </style:style>
    <style:style style:name="ConditionalStyle_5f_6" style:display-name="ConditionalStyle_6" style:family="table-cell" style:parent-style-name="Default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251cm" fo:margin-bottom="2.251cm" fo:margin-left="0.801cm" fo:margin-right="0.7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bruar" style:display-name="PageStyle_febr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er" style:display-name="PageStyle_sept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ij" style:display-name="PageStyle_juni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er" style:display-name="PageStyle_dec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ktober" style:display-name="PageStyle_okto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uar" style:display-name="PageStyle_janu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j" style:display-name="PageStyle_ma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ec" style:display-name="PageStyle_mar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gust" style:display-name="PageStyle_avgu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lij" style:display-name="PageStyle_juli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er" style:display-name="PageStyle_novem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4-11-08T16:01:42</meta:creation-date>
    <meta:initial-creator>Jiří Hollan</meta:initial-creator>
    <dc:language>sl-SI</dc:language>
    <dc:creator>Jiri Hollan</dc:creator>
    <meta:print-date>2005-05-17T23:10:17</meta:print-date>
    <dc:date>2007-12-27T08:49:09</dc:date>
    <meta:editing-cycles>899</meta:editing-cycles>
    <meta:editing-duration>P4DT11H11M</meta:editing-duration>
    <meta:generator>LibreOffice/7.2.5.2$Windows_X86_64 LibreOffice_project/499f9727c189e6ef3471021d6132d4c694f357e5</meta:generator>
    <meta:document-statistic meta:table-count="12" meta:cell-count="6755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razpis" xlink:href=""/>
  </office:meta>
</office:document-meta>
</file>